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77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.4cm"/>
    </style:style>
    <style:style style:name="pr9" style:family="presentation" style:parent-style-name="Default-title">
      <style:graphic-properties draw:textarea-vertical-align="top" fo:min-height="14.372cm"/>
    </style:style>
    <style:style style:name="pr10" style:family="presentation" style:parent-style-name="Default-title">
      <style:graphic-properties draw:textarea-vertical-align="top" fo:min-height="14.574cm"/>
    </style:style>
    <style:style style:name="pr11" style:family="presentation" style:parent-style-name="Default-title">
      <style:graphic-properties draw:textarea-vertical-align="top" fo:min-height="14.572cm"/>
    </style:style>
    <style:style style:name="pr12" style:family="presentation" style:parent-style-name="Default-title">
      <style:graphic-properties fo:min-height="2.629cm"/>
    </style:style>
    <style:style style:name="pr13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597cm" style:use-optimal-column-width="false"/>
    </style:style>
    <style:style style:name="co9" style:family="table-column">
      <style:table-column-properties style:column-width="4.46cm" style:use-optimal-column-width="false"/>
    </style:style>
    <style:style style:name="co10" style:family="table-column">
      <style:table-column-properties style:column-width="6.615cm" style:use-optimal-column-width="false"/>
    </style:style>
    <style:style style:name="co11" style:family="table-column">
      <style:table-column-properties style:column-width="1.554cm" style:use-optimal-column-width="false"/>
    </style:style>
    <style:style style:name="co12" style:family="table-column">
      <style:table-column-properties style:column-width="5.103cm" style:use-optimal-column-width="false"/>
    </style:style>
    <style:style style:name="co13" style:family="table-column">
      <style:table-column-properties style:column-width="5.869cm" style:use-optimal-column-width="false"/>
    </style:style>
    <style:style style:name="co14" style:family="table-column">
      <style:table-column-properties style:column-width="2.161cm" style:use-optimal-column-width="false"/>
    </style:style>
    <style:style style:name="co15" style:family="table-column">
      <style:table-column-properties style:column-width="8.277cm" style:use-optimal-column-width="false"/>
    </style:style>
    <style:style style:name="co16" style:family="table-column">
      <style:table-column-properties style:column-width="11.162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802cm"/>
    </style:style>
    <style:style style:name="ro4" style:family="table-row">
      <style:table-row-properties style:row-height="1.805cm"/>
    </style:style>
    <style:style style:name="ro5" style:family="table-row">
      <style:table-row-properties style:row-height="2.114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3" style:family="table-cell">
      <loext:graphic-properties draw:fill="solid" draw:fill-color="#ffffff"/>
      <style:paragraph-properties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9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font-size="20pt" fo:font-style="italic" style:font-size-asian="20pt" style:font-size-complex="20pt"/>
    </style:style>
    <style:style style:name="P13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style:font-name="Liberation Serif1" fo:font-size="12pt" style:font-size-asian="12pt" style:font-size-complex="12pt"/>
    </style:style>
    <style:style style:name="T4" style:family="text">
      <style:text-properties style:font-name="Liberation Serif1" fo:font-size="32pt" style:font-size-asian="32pt" style:font-size-complex="32pt"/>
    </style:style>
    <style:style style:name="T5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italic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erif1" fo:font-size="36pt"/>
    </style:style>
    <style:style style:name="T21" style:family="text">
      <style:text-properties fo:color="#cf3834" style:font-name="Liberation Serif1" fo:font-size="36pt"/>
    </style:style>
    <style:style style:name="T22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6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5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66" draw:id="id66" draw:layer="layout" svg:width="25.797cm" svg:height="12.616cm" svg:x="1.2cm" svg:y="1.9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4"/>
            <table:table-column table:style-name="co11"/>
            <table:table-column table:style-name="co12"/>
            <table:table-column table:style-name="co13"/>
            <table:table-row table:style-name="ro3" table:default-cell-style-name="ce3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/>
              <table:table-cell/>
              <table:table-cell table:number-rows-spanned="2"/>
              <table:table-cell table:number-columns-spanned="2" table:number-rows-spanned="2"/>
              <table:covered-table-cell/>
            </table:table-row>
            <table:table-row table:style-name="ro3" table:default-cell-style-name="ce4">
              <table:table-cell table:style-name="ce2"/>
              <table:table-cell/>
              <table:table-cell table:number-columns-spanned="2"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4">
              <table:table-cell table:style-name="ce2"/>
              <table:table-cell/>
              <table:table-cell table:number-columns-spanned="2"/>
              <table:covered-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g xml:id="id70" draw:id="id70">
          <svg:title>TexMaths</svg:title>
          <svg:desc>26§display§22§svg§600§FALSE§</svg:desc>
          <draw:polygon draw:style-name="gr2" draw:text-style-name="P6" draw:layer="layout" svg:width="0.777cm" svg:height="0.516cm" svg:x="1.503cm" svg:y="4.467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1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3" draw:id="id73">
          <svg:title>TexMaths</svg:title>
          <svg:desc>26§display§23§svg§600§FALSE§</svg:desc>
          <draw:polygon draw:style-name="gr2" draw:text-style-name="P6" draw:layer="layout" svg:width="0.782cm" svg:height="0.537cm" svg:x="1.603cm" svg:y="6.267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1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6" draw:id="id76">
          <svg:title>TexMaths</svg:title>
          <svg:desc>26§display§24§svg§600§FALSE§</svg:desc>
          <draw:polygon draw:style-name="gr2" draw:text-style-name="P6" draw:layer="layout" svg:width="0.796cm" svg:height="0.527cm" svg:x="1.604cm" svg:y="7.969cm" svg:viewBox="0 0 797 528" draw:points="400,528 0,528 0,0 797,0 797,528">
            <text:p/>
          </draw:polygon>
          <draw:path draw:style-name="gr3" draw:text-style-name="P7" draw:layer="layout" svg:width="0.365cm" svg:height="0.61cm" svg:x="1.604cm" svg:y="7.933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7.9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79" draw:id="id79">
          <svg:title>TexMaths</svg:title>
          <svg:desc>26§display§25§svg§600§FALSE§</svg:desc>
          <draw:polygon draw:style-name="gr2" draw:text-style-name="P6" draw:layer="layout" svg:width="0.777cm" svg:height="0.537cm" svg:x="1.602cm" svg:y="9.871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82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825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2" draw:id="id82">
          <svg:title>TexMaths</svg:title>
          <svg:desc>26§display§26§svg§600§FALSE§</svg:desc>
          <draw:polygon draw:style-name="gr2" draw:text-style-name="P6" draw:layer="layout" svg:width="0.782cm" svg:height="0.537cm" svg:x="1.603cm" svg:y="11.572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526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526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7" draw:id="id67">
          <svg:title>TexMaths</svg:title>
          <svg:desc>26§display§21§svg§600§FALSE§</svg:desc>
          <draw:polygon draw:style-name="gr2" draw:text-style-name="P6" draw:layer="layout" svg:width="0.749cm" svg:height="0.516cm" svg:x="1.604cm" svg:y="2.67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4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4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5" draw:id="id85">
          <svg:title>TexMaths</svg:title>
          <svg:desc>26§display§27§svg§600§FALSE§</svg:desc>
          <draw:polygon draw:style-name="gr2" draw:text-style-name="P6" draw:layer="layout" svg:width="0.81cm" svg:height="0.548cm" svg:x="1.604cm" svg:y="13.273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235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227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1" draw:id="id91">
          <svg:title>TexMaths</svg:title>
          <svg:desc>26§display§29§svg§600§FALSE§</svg:desc>
          <draw:polygon draw:style-name="gr2" draw:text-style-name="P6" draw:layer="layout" svg:width="0.782cm" svg:height="0.537cm" svg:x="14.804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804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253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4" draw:id="id94">
          <svg:title>TexMaths</svg:title>
          <svg:desc>26§display§30§svg§600§FALSE§</svg:desc>
          <draw:polygon draw:style-name="gr2" draw:text-style-name="P6" draw:layer="layout" svg:width="0.787cm" svg:height="0.537cm" svg:x="14.911cm" svg:y="7.169cm" svg:viewBox="0 0 788 538" draw:points="393,538 0,538 0,0 788,0 788,538">
            <text:p/>
          </draw:polygon>
          <draw:path draw:style-name="gr3" draw:text-style-name="P7" draw:layer="layout" svg:width="0.379cm" svg:height="0.628cm" svg:x="14.903cm" svg:y="7.1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5.358cm" svg:y="7.1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7" draw:id="id97">
          <svg:title>TexMaths</svg:title>
          <svg:desc>26§display§31§svg§600§FALSE§</svg:desc>
          <draw:polygon draw:style-name="gr2" draw:text-style-name="P6" draw:layer="layout" svg:width="0.751cm" svg:height="0.537cm" svg:x="14.91cm" svg:y="10.774cm" svg:viewBox="0 0 752 538" draw:points="375,538 0,538 0,0 752,0 752,538">
            <text:p/>
          </draw:polygon>
          <draw:path draw:style-name="gr3" draw:text-style-name="P7" draw:layer="layout" svg:width="0.38cm" svg:height="0.628cm" svg:x="14.902cm" svg:y="10.7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404cm" svg:y="10.7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88" draw:id="id88">
          <svg:title>TexMaths</svg:title>
          <svg:desc>26§display§28§svg§600§FALSE§</svg:desc>
          <draw:polygon draw:style-name="gr2" draw:text-style-name="P6" draw:layer="layout" svg:width="0.782cm" svg:height="0.537cm" svg:x="14.905cm" svg:y="2.674cm" svg:viewBox="0 0 783 538" draw:points="393,538 0,538 0,0 783,0 783,538">
            <text:p/>
          </draw:polygon>
          <draw:path draw:style-name="gr3" draw:text-style-name="P7" draw:layer="layout" svg:width="0.365cm" svg:height="0.609cm" svg:x="14.905cm" svg:y="2.6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5.354cm" svg:y="2.6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68" draw:id="id68">
          <svg:title>TexMaths</svg:title>
          <svg:desc>24§display§\smallint a^{px + q \ dx§svg§600§FALSE§</svg:desc>
          <draw:polygon draw:style-name="gr2" draw:text-style-name="P6" draw:layer="layout" svg:width="3.504cm" svg:height="0.857cm" svg:x="2.915cm" svg:y="2.471cm" svg:viewBox="0 0 3505 858" draw:points="1751,858 0,858 0,0 3505,0 3505,858">
            <text:p/>
          </draw:polygon>
          <draw:path draw:style-name="gr3" draw:text-style-name="P7" draw:layer="layout" svg:width="0.352cm" svg:height="0.786cm" svg:x="2.919cm" svg:y="2.5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493cm" svg:y="2.8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3.904cm" svg:y="2.5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28cm" svg:y="2.5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676cm" svg:y="2.4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189cm" svg:y="2.5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801cm" svg:y="2.4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143cm" svg:y="2.5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69" draw:id="id69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151cm" svg:y="2.075cm" svg:viewBox="0 0 3068 1594" draw:points="1533,1594 0,1594 0,0 3068,0 3068,1594">
            <text:p/>
          </draw:polygon>
          <draw:path draw:style-name="gr3" draw:text-style-name="P7" draw:layer="layout" svg:width="0.322cm" svg:height="0.319cm" svg:x="8.239cm" svg:y="2.2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582cm" svg:y="2.1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8.897cm" svg:y="2.1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227cm" svg:y="2.0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9.654cm" svg:y="2.1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138cm" svg:y="2.885cm" svg:viewBox="0 0 1869 30" draw:points="935,30 0,30 0,0 1869,0 1869,30">
            <text:p/>
          </draw:polygon>
          <draw:path draw:style-name="gr3" draw:text-style-name="P7" draw:layer="layout" svg:width="0.367cm" svg:height="0.447cm" svg:x="8.116cm" svg:y="3.2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8.633cm" svg:y="3.0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8.825cm" svg:y="3.2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175cm" svg:y="3.2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9.663cm" svg:y="3.2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286cm" svg:y="2.6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0.979cm" svg:y="2.7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1" draw:id="id71">
          <svg:title>TexMaths</svg:title>
          <svg:desc>24§display§\smallint e^{ax + b} \ dx§svg§600§FALSE§</svg:desc>
          <draw:polygon draw:style-name="gr2" draw:text-style-name="P6" draw:layer="layout" svg:width="3.665cm" svg:height="0.857cm" svg:x="3.015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19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7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7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6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1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6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2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1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2" draw:id="id72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151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148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473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8.772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102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53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116cm" svg:y="4.824cm" svg:viewBox="0 0 1667 30" draw:points="834,30 0,30 0,0 1667,0 1667,30">
            <text:p/>
          </draw:polygon>
          <draw:path draw:style-name="gr3" draw:text-style-name="P7" draw:layer="layout" svg:width="0.322cm" svg:height="0.319cm" svg:x="8.791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06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0.753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4" draw:id="id74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4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29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2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6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8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5" draw:id="id75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7.551cm" svg:y="5.777cm" svg:viewBox="0 0 4564 1424" draw:points="2283,1424 0,1424 0,0 4564,0 4564,1424">
            <text:p/>
          </draw:polygon>
          <draw:path draw:style-name="gr3" draw:text-style-name="P7" draw:layer="layout" svg:width="0.157cm" svg:height="0.488cm" svg:x="7.538cm" svg:y="5.782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7.73cm" svg:y="5.95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082cm" svg:y="5.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49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8.725cm" svg:y="5.958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089cm" svg:y="5.9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9.666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0.362cm" svg:y="5.782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0.671cm" svg:y="5.7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7.516cm" svg:y="6.555cm" svg:viewBox="0 0 3390 30" draw:points="1694,30 0,30 0,0 3390,0 3390,30">
            <text:p/>
          </draw:polygon>
          <draw:path draw:style-name="gr3" draw:text-style-name="P7" draw:layer="layout" svg:width="0.322cm" svg:height="0.319cm" svg:x="9.052cm" svg:y="6.91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1.184cm" svg:y="6.33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877cm" svg:y="6.43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7" draw:id="id77">
          <svg:title>TexMaths</svg:title>
          <svg:desc>24§display§\smallint \tan x \ dx§svg§600§FALSE§</svg:desc>
          <draw:polygon draw:style-name="gr2" draw:text-style-name="P6" draw:layer="layout" svg:width="3.509cm" svg:height="0.702cm" svg:x="3.01cm" svg:y="8.067cm" svg:viewBox="0 0 3510 703" draw:points="1755,703 0,703 0,0 3510,0 3510,703">
            <text:p/>
          </draw:polygon>
          <draw:path draw:style-name="gr3" draw:text-style-name="P7" draw:layer="layout" svg:width="0.352cm" svg:height="0.786cm" svg:x="3.014cm" svg:y="8.025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569cm" svg:y="8.10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3.916cm" svg:y="8.252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331cm" svg:y="8.255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4.938cm" svg:y="8.25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71cm" svg:y="8.0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14cm" svg:y="8.25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78" draw:id="id78">
          <svg:title>TexMaths</svg:title>
          <svg:desc>22§display§\log (\sec x)  +  c§svg§600§FALSE§</svg:desc>
          <draw:polygon draw:style-name="gr2" draw:text-style-name="P6" draw:layer="layout" svg:width="4.364cm" svg:height="0.696cm" svg:x="7.625cm" svg:y="8.071cm" svg:viewBox="0 0 4365 697" draw:points="2183,697 0,697 0,0 4365,0 4365,697">
            <text:p/>
          </draw:polygon>
          <draw:path draw:style-name="gr3" draw:text-style-name="P7" draw:layer="layout" svg:width="0.173cm" svg:height="0.537cm" svg:x="7.611cm" svg:y="8.076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2cm" svg:y="8.2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09cm" svg:y="8.261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8.662cm" svg:y="8.03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8.912cm" svg:y="8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13cm" svg:y="8.2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561cm" svg:y="8.2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029cm" svg:y="8.2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492cm" svg:y="8.03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0.964cm" svg:y="8.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726cm" svg:y="8.26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0" draw:id="id80">
          <svg:title>TexMaths</svg:title>
          <svg:desc>24§display§\smallint \cot x \ dx§svg§600§FALSE§</svg:desc>
          <draw:polygon draw:style-name="gr2" draw:text-style-name="P6" draw:layer="layout" svg:width="3.415cm" svg:height="0.702cm" svg:x="3.011cm" svg:y="9.769cm" svg:viewBox="0 0 3416 703" draw:points="1707,703 0,703 0,0 3416,0 3416,703">
            <text:p/>
          </draw:polygon>
          <draw:path draw:style-name="gr3" draw:text-style-name="P7" draw:layer="layout" svg:width="0.352cm" svg:height="0.786cm" svg:x="3.015cm" svg:y="9.72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3cm" svg:y="9.954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4cm" svg:y="9.95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7cm" svg:y="9.81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5cm" svg:y="9.9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7cm" svg:y="9.74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7cm" svg:y="9.9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1" draw:id="id81">
          <svg:title>TexMaths</svg:title>
          <svg:desc>22§display§\log (\sin x)  +  c§svg§600§FALSE§</svg:desc>
          <draw:polygon draw:style-name="gr2" draw:text-style-name="P6" draw:layer="layout" svg:width="4.322cm" svg:height="0.696cm" svg:x="7.626cm" svg:y="9.772cm" svg:viewBox="0 0 4323 697" draw:points="2162,697 0,697 0,0 4323,0 4323,697">
            <text:p/>
          </draw:polygon>
          <draw:path draw:style-name="gr3" draw:text-style-name="P7" draw:layer="layout" svg:width="0.173cm" svg:height="0.537cm" svg:x="7.612cm" svg:y="9.7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7.823cm" svg:y="9.967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8.21cm" svg:y="9.9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8.663cm" svg:y="9.733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8.913cm" svg:y="9.96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17cm" svg:y="9.79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32cm" svg:y="9.97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9.988cm" svg:y="9.9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51cm" svg:y="9.733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0.923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1.685cm" svg:y="9.9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3" draw:id="id83">
          <svg:title>TexMaths</svg:title>
          <svg:desc>24§display§\smallint \sec x \ dx§svg§600§FALSE§</svg:desc>
          <draw:polygon draw:style-name="gr2" draw:text-style-name="P6" draw:layer="layout" svg:width="3.372cm" svg:height="0.702cm" svg:x="3.012cm" svg:y="11.571cm" svg:viewBox="0 0 3373 703" draw:points="1685,703 0,703 0,0 3373,0 3373,703">
            <text:p/>
          </draw:polygon>
          <draw:path draw:style-name="gr3" draw:text-style-name="P7" draw:layer="layout" svg:width="0.352cm" svg:height="0.786cm" svg:x="3.016cm" svg:y="11.529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584cm" svg:y="11.756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3.912cm" svg:y="11.756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292cm" svg:y="11.756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803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575cm" svg:y="11.548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005cm" svg:y="11.759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4" draw:id="id84">
          <svg:title>TexMaths</svg:title>
          <svg:desc>20§display§\log (\sec x + \tan x)  +  c§svg§600§FALSE§</svg:desc>
          <draw:polygon draw:style-name="gr2" draw:text-style-name="P6" draw:layer="layout" svg:width="6.361cm" svg:height="0.633cm" svg:x="7.627cm" svg:y="11.568cm" svg:viewBox="0 0 6362 634" draw:points="3181,634 0,634 0,0 6362,0 6362,634">
            <text:p/>
          </draw:polygon>
          <draw:path draw:style-name="gr3" draw:text-style-name="P7" draw:layer="layout" svg:width="0.157cm" svg:height="0.489cm" svg:x="7.614cm" svg:y="11.573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806cm" svg:y="11.74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8.158cm" svg:y="11.74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569cm" svg:y="11.5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796cm" svg:y="11.74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9.07cm" svg:y="11.746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387cm" svg:y="11.746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813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39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1.067cm" svg:y="11.627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357cm" svg:y="11.746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701cm" svg:y="11.74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206cm" svg:y="11.74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627cm" svg:y="11.5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3.056cm" svg:y="11.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749cm" svg:y="11.74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6" draw:id="id86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3cm" svg:y="13.27cm" svg:viewBox="0 0 3952 645" draw:points="1975,645 0,645 0,0 3952,0 3952,645">
            <text:p/>
          </draw:polygon>
          <draw:path draw:style-name="gr3" draw:text-style-name="P7" draw:layer="layout" svg:width="0.323cm" svg:height="0.721cm" svg:x="3.017cm" svg:y="13.2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8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7cm" svg:y="13.4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8cm" svg:y="13.4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69cm" svg:y="13.4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6cm" svg:y="13.4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5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2cm" svg:y="13.2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7cm" svg:y="13.4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7" draw:id="id87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627cm" svg:y="13.367cm" svg:viewBox="0 0 6358 571" draw:points="3180,571 0,571 0,0 6358,0 6358,571">
            <text:p/>
          </draw:polygon>
          <draw:path draw:style-name="gr3" draw:text-style-name="P7" draw:layer="layout" svg:width="0.142cm" svg:height="0.44cm" svg:x="7.615cm" svg:y="13.3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788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105cm" svg:y="13.5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475cm" svg:y="13.3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679cm" svg:y="13.5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957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277cm" svg:y="13.5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523cm" svg:y="13.5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808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296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834cm" svg:y="13.6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434cm" svg:y="13.5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712cm" svg:y="13.5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2.023cm" svg:y="13.4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38cm" svg:y="13.5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76cm" svg:y="13.3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146cm" svg:y="13.4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768cm" svg:y="13.5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89" draw:id="id89">
          <svg:title>TexMaths</svg:title>
          <svg:desc>20§display§\smallint \tan (ax+b) \ dx§svg§600§FALSE§</svg:desc>
          <draw:polygon draw:style-name="gr2" draw:text-style-name="P6" draw:layer="layout" svg:width="4.886cm" svg:height="0.633cm" svg:x="16.111cm" svg:y="2.663cm" svg:viewBox="0 0 4887 634" draw:points="2443,634 0,634 0,0 4887,0 4887,634">
            <text:p/>
          </draw:polygon>
          <draw:path draw:style-name="gr3" draw:text-style-name="P7" draw:layer="layout" svg:width="0.293cm" svg:height="0.655cm" svg:x="16.114cm" svg:y="2.652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577cm" svg:y="2.722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866cm" svg:y="2.841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7.212cm" svg:y="2.8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649cm" svg:y="2.62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81cm" svg:y="2.8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244cm" svg:y="2.8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822cm" svg:y="2.7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518cm" svg:y="2.668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827cm" svg:y="2.62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323cm" svg:y="2.66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681cm" svg:y="2.8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20§display§\smallint \cot (ax+b) \ dx§svg§600§FALSE§</svg:desc>
          <draw:polygon draw:style-name="gr2" draw:text-style-name="P6" draw:layer="layout" svg:width="4.808cm" svg:height="0.633cm" svg:x="16.111cm" svg:y="4.364cm" svg:viewBox="0 0 4809 634" draw:points="2404,634 0,634 0,0 4809,0 4809,634">
            <text:p/>
          </draw:polygon>
          <draw:path draw:style-name="gr3" draw:text-style-name="P7" draw:layer="layout" svg:width="0.293cm" svg:height="0.655cm" svg:x="16.114cm" svg:y="4.3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4.5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4.5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7.241cm" svg:y="4.4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57cm" svg:y="4.3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802cm" svg:y="4.5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67cm" svg:y="4.5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743cm" svg:y="4.4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41cm" svg:y="4.3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75cm" svg:y="4.3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44cm" svg:y="4.3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603cm" svg:y="4.5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0" draw:id="id90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49cm" svg:y="2.273cm" svg:viewBox="0 0 5272 1282" draw:points="2637,1282 0,1282 0,0 5272,0 5272,1282">
            <text:p/>
          </draw:polygon>
          <draw:path draw:style-name="gr3" draw:text-style-name="P7" draw:layer="layout" svg:width="0.142cm" svg:height="0.44cm" svg:x="21.437cm" svg:y="2.277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cm" svg:y="2.433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7cm" svg:y="2.428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8cm" svg:y="2.241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1cm" svg:y="2.433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7cm" svg:y="2.433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2cm" svg:y="2.433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5cm" svg:y="2.241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4cm" svg:y="2.43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1cm" svg:y="2.435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cm" svg:y="2.34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7cm" svg:y="2.277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5cm" svg:y="2.241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8cm" svg:y="2.241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7cm" svg:y="2.973cm" svg:viewBox="0 0 4215 27" draw:points="2107,27 0,27 0,0 4215,0 4215,27">
            <text:p/>
          </draw:polygon>
          <draw:path draw:style-name="gr3" draw:text-style-name="P7" draw:layer="layout" svg:width="0.29cm" svg:height="0.287cm" svg:x="23.381cm" svg:y="3.29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3cm" svg:y="2.775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6cm" svg:y="2.865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3" draw:id="id93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5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79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5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3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5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5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7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3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7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7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79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3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3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5cm" svg:viewBox="0 0 4179 27" draw:points="2090,27 0,27 0,0 4179,0 4179,27">
            <text:p/>
          </draw:polygon>
          <draw:path draw:style-name="gr3" draw:text-style-name="P7" draw:layer="layout" svg:width="0.29cm" svg:height="0.287cm" svg:x="23.365cm" svg:y="5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7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5" draw:id="id95">
          <svg:title>TexMaths</svg:title>
          <svg:desc>20§display§\smallint \sec (ax+b) \ dx§svg§600§FALSE§</svg:desc>
          <draw:polygon draw:style-name="gr2" draw:text-style-name="P6" draw:layer="layout" svg:width="4.772cm" svg:height="0.633cm" svg:x="16.611cm" svg:y="6.164cm" svg:viewBox="0 0 4773 634" draw:points="2386,634 0,634 0,0 4773,0 4773,634">
            <text:p/>
          </draw:polygon>
          <draw:path draw:style-name="gr3" draw:text-style-name="P7" draw:layer="layout" svg:width="0.293cm" svg:height="0.655cm" svg:x="16.614cm" svg:y="6.1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7.088cm" svg:y="6.3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361cm" svg:y="6.3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678cm" svg:y="6.342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035cm" svg:y="6.1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267cm" svg:y="6.3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632cm" svg:y="6.3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208cm" svg:y="6.2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905cm" svg:y="6.169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214cm" svg:y="6.1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709cm" svg:y="6.1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067cm" svg:y="6.3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6" draw:id="id96">
          <svg:title>TexMaths</svg:title>
          <svg:desc>20§display§= \frac{ \log [ \sec (ax+b) + \tan (ax+b) ]}{a}§svg§600§FALSE§</svg:desc>
          <draw:polygon draw:style-name="gr2" draw:text-style-name="P6" draw:layer="layout" svg:width="9.792cm" svg:height="1.423cm" svg:x="16.611cm" svg:y="7.263cm" svg:viewBox="0 0 9793 1424" draw:points="4897,1424 0,1424 0,0 9793,0 9793,1424">
            <text:p/>
          </draw:polygon>
          <draw:path draw:style-name="gr3" draw:text-style-name="P7" draw:layer="layout" svg:width="0.468cm" svg:height="0.165cm" svg:x="16.616cm" svg:y="7.9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7.425cm" svg:y="7.2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617cm" svg:y="7.4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968cm" svg:y="7.4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8.393cm" svg:y="7.228cm" svg:viewBox="0 0 98 704" draw:points="98,704 98,677 29,677 29,29 98,29 98,0 0,0 0,704">
            <text:p/>
          </draw:polygon>
          <draw:path draw:style-name="gr3" draw:text-style-name="P7" draw:layer="layout" svg:width="0.231cm" svg:height="0.324cm" svg:x="18.528cm" svg:y="7.4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803cm" svg:y="7.4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118cm" svg:y="7.44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476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9.708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073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0.649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345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1.654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2.083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2.761cm" svg:y="7.3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3.049cm" svg:y="7.441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3.394cm" svg:y="7.4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3.831cm" svg:y="7.2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063cm" svg:y="7.4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428cm" svg:y="7.4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004cm" svg:y="7.3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5.701cm" svg:y="7.2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009cm" svg:y="7.2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258cm" svg:y="7.228cm" svg:viewBox="0 0 98 704" draw:points="98,0 0,0 0,29 69,29 69,677 0,677 0,704 98,704">
            <text:p/>
          </draw:polygon>
          <draw:polygon draw:style-name="gr3" draw:text-style-name="P7" draw:layer="layout" svg:width="9.037cm" svg:height="0.029cm" svg:x="17.401cm" svg:y="8.041cm" svg:viewBox="0 0 9038 30" draw:points="4518,30 0,30 0,0 9038,0 9038,30">
            <text:p/>
          </draw:polygon>
          <draw:path draw:style-name="gr3" draw:text-style-name="P7" draw:layer="layout" svg:width="0.322cm" svg:height="0.319cm" svg:x="21.763cm" svg:y="8.40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</draw:g>
        <draw:g xml:id="id98" draw:id="id98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411cm" svg:y="9.665cm" svg:viewBox="0 0 5671 634" draw:points="2836,634 0,634 0,0 5671,0 5671,634">
            <text:p/>
          </draw:polygon>
          <draw:path draw:style-name="gr3" draw:text-style-name="P7" draw:layer="layout" svg:width="0.293cm" svg:height="0.655cm" svg:x="16.414cm" svg:y="9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888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197cm" svg:y="9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552cm" svg:y="9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826cm" svg:y="9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8.141cm" svg:y="9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735cm" svg:y="9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967cm" svg:y="9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33cm" svg:y="9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907cm" svg:y="9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604cm" svg:y="9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912cm" svg:y="9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409cm" svg:y="9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767cm" svg:y="9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9" draw:id="id99">
          <svg:title>TexMaths</svg:title>
          <svg:desc>20§display§= \frac{ \log [ \text {cosec }(ax+b) - \cot (ax+b) ]}{a}§svg§600§FALSE§</svg:desc>
          <draw:polygon draw:style-name="gr2" draw:text-style-name="P6" draw:layer="layout" svg:width="10.613cm" svg:height="1.423cm" svg:x="16.111cm" svg:y="10.863cm" svg:viewBox="0 0 10614 1424" draw:points="5307,1424 0,1424 0,0 10614,0 10614,1424">
            <text:p/>
          </draw:polygon>
          <draw:path draw:style-name="gr3" draw:text-style-name="P7" draw:layer="layout" svg:width="0.468cm" svg:height="0.165cm" svg:x="16.116cm" svg:y="11.57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925cm" svg:y="10.86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117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468cm" svg:y="11.03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893cm" svg:y="10.828cm" svg:viewBox="0 0 98 704" draw:points="98,704 98,677 29,677 29,29 98,29 98,0 0,0 0,704">
            <text:p/>
          </draw:polygon>
          <draw:path draw:style-name="gr3" draw:text-style-name="P7" draw:layer="layout" svg:width="0.268cm" svg:height="0.324cm" svg:x="18.02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8.338cm" svg:y="11.0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8.692cm" svg:y="11.04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8.965cm" svg:y="11.04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9.282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9.876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0.108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0.471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1.047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1.745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2.05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29cm" svg:height="0.029cm" svg:x="22.501cm" svg:y="11.166cm" svg:viewBox="0 0 430 30" svg:d="M406 30c12 0 24 0 24-16 0-14-12-14-24-14h-382c-11 0-24 0-24 14 0 16 13 16 24 16z">
            <text:p/>
          </draw:path>
          <draw:path draw:style-name="gr3" draw:text-style-name="P7" draw:layer="layout" svg:width="0.268cm" svg:height="0.324cm" svg:x="23.169cm" svg:y="11.04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23.477cm" svg:y="11.0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22cm" svg:height="0.44cm" svg:x="23.823cm" svg:y="10.922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164cm" svg:height="0.703cm" svg:x="24.153cm" svg:y="10.8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4.385cm" svg:y="11.04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4.748cm" svg:y="11.04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5.325cm" svg:y="10.9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6.021cm" svg:y="10.86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6.33cm" svg:y="10.82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6.578cm" svg:y="10.828cm" svg:viewBox="0 0 98 704" draw:points="98,0 0,0 0,29 69,29 69,677 0,677 0,704 98,704">
            <text:p/>
          </draw:polygon>
          <draw:polygon draw:style-name="gr3" draw:text-style-name="P7" draw:layer="layout" svg:width="9.857cm" svg:height="0.029cm" svg:x="16.901cm" svg:y="11.641cm" svg:viewBox="0 0 9858 30" draw:points="4930,30 0,30 0,0 9858,0 9858,30">
            <text:p/>
          </draw:polygon>
          <draw:path draw:style-name="gr3" draw:text-style-name="P7" draw:layer="layout" svg:width="0.322cm" svg:height="0.319cm" svg:x="21.673cm" svg:y="12.00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7 0-46-38-46-66 0-35 22-123 40-155 20-41 52-67 81-67 47 0 56 58 56 62s-1 8-3 12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7" smil:attributeName="visibility" smil:to="visible"/>
                  <anim:animate smil:dur="0.5s" smil:fill="hold" smil:targetElement="id67" smil:attributeName="width" smil:values="width*0.05;width" smil:keyTimes="0;1"/>
                  <anim:animate smil:dur="0.5s" smil:fill="hold" smil:targetElement="id67" smil:attributeName="height" smil:values="height;height" smil:keyTimes="0;1"/>
                  <anim:animate smil:dur="0.5s" smil:fill="hold" smil:targetElement="id67" smil:attributeName="x" smil:values="x-.2;x" smil:keyTimes="0;1"/>
                  <anim:animate smil:dur="0.5s" smil:fill="hold" smil:targetElement="id67" smil:attributeName="y" smil:values="y;y" smil:keyTimes="0;1"/>
                  <anim:transitionFilter smil:dur="0.5s" smil:targetElement="id67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0" smil:attributeName="visibility" smil:to="visible"/>
                  <anim:animate smil:dur="0.5s" smil:fill="hold" smil:targetElement="id70" smil:attributeName="width" smil:values="width*0.05;width" smil:keyTimes="0;1"/>
                  <anim:animate smil:dur="0.5s" smil:fill="hold" smil:targetElement="id70" smil:attributeName="height" smil:values="height;height" smil:keyTimes="0;1"/>
                  <anim:animate smil:dur="0.5s" smil:fill="hold" smil:targetElement="id70" smil:attributeName="x" smil:values="x-.2;x" smil:keyTimes="0;1"/>
                  <anim:animate smil:dur="0.5s" smil:fill="hold" smil:targetElement="id70" smil:attributeName="y" smil:values="y;y" smil:keyTimes="0;1"/>
                  <anim:transitionFilter smil:dur="0.5s" smil:targetElement="id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8" draw:layer="layout" svg:width="26.4cm" svg:height="14.773cm" svg:x="0.8cm" svg:y="0.627cm" presentation:class="title" presentation:user-transformed="true">
          <draw:text-box>
            <text:p text:style-name="P4"><text:span text:style-name="T3"><text:tab/></text:span><text:span text:style-name="T3"><text:tab/></text:span><text:span text:style-name="T4"><text:line-break/></text:span><text:span text:style-name="T4"> <text:s text:c="7"/></text:span><text:span text:style-name="T4"><text:line-break/></text:span><text:span text:style-name="T3"><text:tab/></text:span><text:span text:style-name="T3"><text:tab/></text:span><text:span text:style-name="T4"><text:line-break/></text:span><text:span text:style-name="T4"><text:tab/></text:span><text:span text:style-name="T4"><text:tab/></text:span></text:p>
          </draw:text-box>
        </draw:frame>
        <draw:frame draw:style-name="standard" xml:id="id101" draw:id="id101" draw:layer="layout" svg:width="21.599cm" svg:height="12.683cm" svg:x="4cm" svg:y="1.981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5" table:default-cell-style-name="ce3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  <table:table-row table:style-name="ro5" table:default-cell-style-name="ce4">
              <table:table-cell table:style-name="ce2"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04" draw:id="id104">
          <svg:title>TexMaths</svg:title>
          <svg:desc>22§display§\frac{1}{a}\tan^{-1}\left( \frac{x}{a} \right) \ + \ c §svg§600§FALSE§</svg:desc>
          <draw:polygon draw:style-name="gr2" draw:text-style-name="P6" draw:layer="layout" svg:width="5.974cm" svg:height="1.501cm" svg:x="15.331cm" svg:y="2.289cm" svg:viewBox="0 0 5975 1502" draw:points="2986,1502 0,1502 0,0 5975,0 5975,1502">
            <text:p/>
          </draw:polygon>
          <draw:path draw:style-name="gr3" draw:text-style-name="P7" draw:layer="layout" svg:width="0.256cm" svg:height="0.517cm" svg:x="15.371cm" svg:y="2.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09cm" svg:height="0.032cm" svg:x="15.292cm" svg:y="3.08cm" svg:viewBox="0 0 410 33" draw:points="206,33 0,33 0,0 410,0 410,33">
            <text:p/>
          </draw:polygon>
          <draw:path draw:style-name="gr3" draw:text-style-name="P7" draw:layer="layout" svg:width="0.354cm" svg:height="0.351cm" svg:x="15.324cm" svg:y="3.478cm" svg:viewBox="0 0 355 352" svg:d="M259 49c-14-28-37-49-72-49-90 0-187 114-187 227 0 74 42 125 104 125 16 0 54-3 100-58 7 32 34 58 71 58 28 0 45-17 58-42 12-28 22-76 22-77 0-8-7-8-8-8-7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4cm" svg:height="0.485cm" svg:x="15.938cm" svg:y="2.814cm" svg:viewBox="0 0 245 486" svg:d="M120 167h111v-24h-111v-143h-20c0 63-24 146-100 150v17h67v213c0 97 72 106 100 106 55 0 78-54 78-106v-44h-22v44c0 57-22 87-51 87-52 0-52-71-52-85z">
            <text:p/>
          </draw:path>
          <draw:path draw:style-name="gr3" draw:text-style-name="P7" draw:layer="layout" svg:width="0.349cm" svg:height="0.357cm" svg:x="16.255cm" svg:y="2.942cm" svg:viewBox="0 0 350 358" svg:d="M225 289c4 32 25 63 62 63 16 0 63-10 63-74v-42h-19v42c0 46-20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2cm" svg:x="16.635cm" svg:y="2.94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098cm" svg:y="2.821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7.582cm" svg:y="2.60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18.138cm" svg:y="2.4cm" svg:viewBox="0 0 296 1393" svg:d="M260 1386c2 0 9 7 9 7h18c2 0 9 0 9-7 0-3-2-5-4-7-28-28-70-70-118-155-84-150-114-342-114-526 0-344 97-547 234-684 2-2 2-5 2-7 0-7-6-7-14-7-11 0-13 0-20 7-74 63-156 171-211 335-33 102-51 225-51 354 0 185 33 393 155 572 21 30 51 62 51 62 7 10 17 23 25 28z">
            <text:p/>
          </draw:path>
          <draw:path draw:style-name="gr3" draw:text-style-name="P7" draw:layer="layout" svg:width="0.386cm" svg:height="0.351cm" svg:x="18.574cm" svg:y="2.42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8-8-9-8-7 0-9 2-11 8-24 84-79 102-104 102-30 0-42-25-42-51 0-18 5-34 14-69z">
            <text:p/>
          </draw:path>
          <draw:polygon draw:style-name="gr3" draw:text-style-name="P7" draw:layer="layout" svg:width="0.442cm" svg:height="0.032cm" svg:x="18.553cm" svg:y="3.08cm" svg:viewBox="0 0 443 33" draw:points="222,33 0,33 0,0 443,0 443,33">
            <text:p/>
          </draw:polygon>
          <draw:path draw:style-name="gr3" draw:text-style-name="P7" draw:layer="layout" svg:width="0.354cm" svg:height="0.351cm" svg:x="18.6cm" svg:y="3.478cm" svg:viewBox="0 0 355 352" svg:d="M259 49c-14-28-37-49-72-49-90 0-187 114-187 227 0 74 42 125 104 125 16 0 54-3 100-58 7 32 34 58 71 58 28 0 45-17 58-42 12-28 22-76 22-77 0-8-7-8-8-8-9 0-9 2-11 15-14 49-28 95-60 95-21 0-23-20-23-36 0-17 2-22 11-58 9-31 9-40 16-68l28-110c5-22 5-22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5cm" svg:height="1.392cm" svg:x="19.114cm" svg:y="2.4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515cm" svg:height="0.517cm" svg:x="20.022cm" svg:y="2.83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1.041cm" svg:y="2.948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03" draw:id="id103">
          <svg:title>TexMaths</svg:title>
          <svg:desc>22§display§\int \frac{1}{x^2 + a^2 } \ dx §svg§600§FALSE§</svg:desc>
          <draw:polygon draw:style-name="gr2" draw:text-style-name="P6" draw:layer="layout" svg:width="4.567cm" svg:height="1.642cm" svg:x="6.893cm" svg:y="2.288cm" svg:viewBox="0 0 4568 1643" draw:points="2284,1643 0,1643 0,0 4568,0 4568,1643">
            <text:p/>
          </draw:polygon>
          <draw:path draw:style-name="gr3" draw:text-style-name="P7" draw:layer="layout" svg:width="0.687cm" svg:height="1.719cm" svg:x="6.898cm" svg:y="2.249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69cm" svg:y="2.26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49cm" svg:y="3.092cm" svg:viewBox="0 0 2490 33" draw:points="1246,33 0,33 0,0 2490,0 2490,33">
            <text:p/>
          </draw:polygon>
          <draw:path draw:style-name="gr3" draw:text-style-name="P7" draw:layer="layout" svg:width="0.386cm" svg:height="0.351cm" svg:x="7.871cm" svg:y="3.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853cm" svg:y="3.3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4cm" svg:height="0.351cm" svg:x="9.614cm" svg:y="3.49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5cm" svg:y="3.24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19cm" svg:y="2.76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3cm" svg:y="2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00" draw:id="id100">
          <svg:title>TexMaths</svg:title>
          <svg:desc>26§display§\text {Integrations of special functions}§svg§600§FALSE§</svg:desc>
          <draw:polygon draw:style-name="gr2" draw:text-style-name="P6" draw:layer="layout" svg:width="12.613cm" svg:height="0.742cm" svg:x="8.041cm" svg:y="0.75cm" svg:viewBox="0 0 12614 743" draw:points="6307,743 0,743 0,0 12614,0 12614,743">
            <text:p/>
          </draw:polygon>
          <draw:path draw:style-name="gr3" draw:text-style-name="P7" draw:layer="layout" svg:width="0.28cm" svg:height="0.626cm" svg:x="8.02cm" svg:y="0.725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7" draw:layer="layout" svg:width="0.461cm" svg:height="0.405cm" svg:x="8.355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288cm" svg:height="0.574cm" svg:x="8.825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9.189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419cm" svg:height="0.605cm" svg:x="9.595cm" svg:y="0.935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309cm" svg:height="0.405cm" svg:x="10.052cm" svg:y="0.946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13cm" svg:height="0.422cm" svg:x="10.423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10.857cm" svg:y="0.787cm" svg:viewBox="0 0 289 575" svg:d="M141 198h132v-29h-132v-169h-22c0 75-30 173-119 177v21h79v252c0 114 85 125 119 125 64 0 91-65 91-125v-52h-25v52c0 66-27 102-60 102-63 0-63-84-63-100z">
            <text:p/>
          </draw:path>
          <draw:path draw:style-name="gr3" draw:text-style-name="P7" draw:layer="layout" svg:width="0.197cm" svg:height="0.613cm" svg:x="11.22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1.475cm" svg:y="0.939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61cm" svg:height="0.405cm" svg:x="11.937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12.44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07cm" svg:height="0.422cm" svg:x="13.106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96cm" svg:height="0.647cm" svg:x="13.568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301cm" svg:height="0.422cm" svg:x="14.15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7" draw:layer="layout" svg:width="0.452cm" svg:height="0.582cm" svg:x="14.506cm" svg:y="0.946cm" svg:viewBox="0 0 453 583" svg:d="M133 60v-60l-133 10v30c64 0 71 4 71 45v429c0 42-9 42-71 42v27c31 0 79-2 102-2 25 0 73 2 104 2v-27c-60 0-71 0-71-42v-154-8c4 14 44 64 113 64 110 0 205-89 205-208 0-116-89-208-193-208-71 0-110 40-127 60zM135 302v-206c27-46 71-73 119-73 66 0 123 81 123 185 0 111-65 188-134 188-35 0-70-19-95-57-13-18-13-20-13-37z">
            <text:p/>
          </draw:path>
          <draw:path draw:style-name="gr3" draw:text-style-name="P7" draw:layer="layout" svg:width="0.355cm" svg:height="0.422cm" svg:x="15.041cm" svg:y="0.939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348cm" svg:height="0.422cm" svg:x="15.45cm" svg:y="0.939cm" svg:viewBox="0 0 349 423" svg:d="M77 212c0-150 75-189 123-189 8 0 66 0 100 33-40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197cm" svg:height="0.613cm" svg:x="15.856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13cm" svg:height="0.422cm" svg:x="16.118cm" svg:y="0.939cm" svg:viewBox="0 0 414 423" svg:d="M266 341c4 38 29 75 73 75 19 0 75-12 75-87v-50h-23v50c0 54-23 60-33 60-29 0-33-41-33-45v-186c0-37 0-73-34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16.568cm" svg:y="0.714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96cm" svg:height="0.647cm" svg:x="17.125cm" svg:y="0.704cm" svg:viewBox="0 0 297 648" svg:d="M131 252v-106c0-81 44-125 85-125 2 0 15 0 29 6-10 4-27 15-27 38 0 20 15 39 40 39 27 0 39-19 39-39 0-34-33-65-81-65-64 0-143 48-143 146v106h-73v27h73v298c0 41-11 41-73 41v30c37-3 79-5 106-5 38 0 79 0 117 5v-30h-19c-69 0-71-10-71-43v-296h106v-27z">
            <text:p/>
          </draw:path>
          <draw:path draw:style-name="gr3" draw:text-style-name="P7" draw:layer="layout" svg:width="0.461cm" svg:height="0.415cm" svg:x="17.404cm" svg:y="0.946cm" svg:viewBox="0 0 462 416" svg:d="M329 333v83l133-10v-29c-65 0-71-6-71-50v-327l-135 10v30c64 0 71 6 71 50v164c0 79-44 142-111 142-77 0-81-42-81-90v-306l-135 10v30c71 0 71 2 71 83v137c0 73 0 156 139 156 52 0 94-25 119-83z">
            <text:p/>
          </draw:path>
          <draw:path draw:style-name="gr3" draw:text-style-name="P7" draw:layer="layout" svg:width="0.461cm" svg:height="0.405cm" svg:x="17.911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48cm" svg:height="0.422cm" svg:x="18.421cm" svg:y="0.939cm" svg:viewBox="0 0 349 423" svg:d="M77 212c0-150 75-189 123-189 8 0 66 0 100 33-38 4-44 31-44 44 0 23 17 42 41 42 25 0 44-17 44-44 0-63-71-98-141-98-115 0-200 100-200 212 0 119 92 211 198 211 122 0 151-111 151-121 0-8-8-8-10-8-8 0-10 4-12 8-27 85-88 98-121 98-48 0-129-40-129-188z">
            <text:p/>
          </draw:path>
          <draw:path draw:style-name="gr3" draw:text-style-name="P7" draw:layer="layout" svg:width="0.286cm" svg:height="0.574cm" svg:x="18.814cm" svg:y="0.787cm" svg:viewBox="0 0 287 575" svg:d="M141 198h132v-29h-132v-169h-22c0 75-30 173-119 177v21h79v252c0 114 85 125 119 125 64 0 89-65 89-125v-52h-23v52c0 66-27 102-60 102-63 0-63-84-63-100z">
            <text:p/>
          </draw:path>
          <draw:path draw:style-name="gr3" draw:text-style-name="P7" draw:layer="layout" svg:width="0.197cm" svg:height="0.613cm" svg:x="19.182cm" svg:y="0.737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07cm" svg:height="0.422cm" svg:x="19.432cm" svg:y="0.939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461cm" svg:height="0.405cm" svg:x="19.892cm" svg:y="0.946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301cm" svg:height="0.422cm" svg:x="20.401cm" svg:y="0.939cm" svg:viewBox="0 0 302 423" svg:d="M160 233c21 4 96 19 96 86 0 45-31 83-104 83-77 0-110-52-127-131-2-11-4-15-13-15-12 0-12 6-12 23v121c0 16 0 23 10 23 5 0 7-2 23-19 2-2 2-4 19-21 40 38 81 40 100 40 106 0 150-63 150-129 0-48-29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102" draw:id="id102">
          <svg:title>TexMaths</svg:title>
          <svg:desc>28§display§32§svg§600§FALSE§</svg:desc>
          <draw:polygon draw:style-name="gr2" draw:text-style-name="P6" draw:layer="layout" svg:width="0.837cm" svg:height="0.579cm" svg:x="4.5cm" svg:y="2.794cm" svg:viewBox="0 0 838 580" draw:points="419,580 0,580 0,0 838,0 838,580">
            <text:p/>
          </draw:polygon>
          <draw:path draw:style-name="gr3" draw:text-style-name="P7" draw:layer="layout" svg:width="0.409cm" svg:height="0.677cm" svg:x="4.491cm" svg:y="2.745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57cm" svg:x="4.993cm" svg:y="2.745cm" svg:viewBox="0 0 394 658" svg:d="M76 582l105-103c155-137 213-188 213-287 0-114-87-192-208-192-112 0-186 92-186 179 0 54 49 54 52 54 17 0 51-11 51-52 0-24-18-51-51-51-9 0-9 0-14 2 22-65 76-101 134-101 90 0 133 79 133 161 0 79-50 157-103 217l-191 211c-11 11-11 13-11 38h367l27-172h-24c-5 29-12 73-21 87-9 9-73 9-94 9z">
            <text:p/>
          </draw:path>
        </draw:g>
        <draw:g xml:id="id105" draw:id="id105">
          <svg:title>TexMaths</svg:title>
          <svg:desc>28§display§33§svg§600§FALSE§</svg:desc>
          <draw:polygon draw:style-name="gr2" draw:text-style-name="P6" draw:layer="layout" svg:width="0.843cm" svg:height="0.579cm" svg:x="4.501cm" svg:y="4.895cm" svg:viewBox="0 0 844 580" draw:points="423,580 0,580 0,0 844,0 844,580">
            <text:p/>
          </draw:polygon>
          <draw:path draw:style-name="gr3" draw:text-style-name="P7" draw:layer="layout" svg:width="0.409cm" svg:height="0.677cm" svg:x="4.492cm" svg:y="4.846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4.984cm" svg:y="4.846cm" svg:viewBox="0 0 410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</draw:g>
        <draw:g xml:id="id108" draw:id="id108">
          <svg:title>TexMaths</svg:title>
          <svg:desc>28§display§34§svg§600§FALSE§</svg:desc>
          <draw:polygon draw:style-name="gr2" draw:text-style-name="P6" draw:layer="layout" svg:width="0.857cm" svg:height="0.59cm" svg:x="4.502cm" svg:y="6.896cm" svg:viewBox="0 0 858 591" draw:points="430,591 0,591 0,0 858,0 858,591">
            <text:p/>
          </draw:polygon>
          <draw:path draw:style-name="gr3" draw:text-style-name="P7" draw:layer="layout" svg:width="0.409cm" svg:height="0.677cm" svg:x="4.493cm" svg:y="6.858cm" svg:viewBox="0 0 410 678" svg:d="M246 309c81-25 137-94 137-173 0-80-85-136-181-136-101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  <draw:path draw:style-name="gr3" draw:text-style-name="P7" draw:layer="layout" svg:width="0.438cm" svg:height="0.666cm" svg:x="4.972cm" svg:y="6.847cm" svg:viewBox="0 0 439 667" svg:d="M262 506v85c0 35 0 47-74 47h-20v29c40-3 92-3 132-3 43 0 94 0 134 3v-29h-20c-74 0-76-12-76-47v-85h101v-32h-101v-449c0-18 0-25-16-25-9 0-11 0-17 11l-305 463v32zM269 474h-242l242-367z">
            <text:p/>
          </draw:path>
        </draw:g>
        <draw:g xml:id="id111" draw:id="id111">
          <svg:title>TexMaths</svg:title>
          <svg:desc>28§display§35§svg§600§FALSE§</svg:desc>
          <draw:polygon draw:style-name="gr2" draw:text-style-name="P6" draw:layer="layout" svg:width="0.837cm" svg:height="0.579cm" svg:x="4.603cm" svg:y="8.996cm" svg:viewBox="0 0 838 580" draw:points="419,580 0,580 0,0 838,0 838,580">
            <text:p/>
          </draw:polygon>
          <draw:path draw:style-name="gr3" draw:text-style-name="P7" draw:layer="layout" svg:width="0.409cm" svg:height="0.677cm" svg:x="4.594cm" svg:y="8.947cm" svg:viewBox="0 0 410 678" svg:d="M246 309c81-25 137-94 137-173 0-80-85-136-181-136-101 0-175 58-175 134 0 32 22 52 49 52 32 0 52-23 52-52 0-49-47-49-61-49 29-47 94-60 130-60 40 0 96 22 96 109 0 14-2 70-29 114-29 47-62 50-87 52-7 0-31 2-38 2-9 0-16 2-16 11 0 11 7 11 25 11h42c81 0 119 68 119 164 0 134-69 163-112 163-42 0-116-18-152-76 36 7 65-16 65-54 0-35-25-56-54-56-25 0-56 16-56 59 0 89 92 154 199 154 121 0 211-90 211-190 0-81-63-157-164-179z">
            <text:p/>
          </draw:path>
          <draw:path draw:style-name="gr3" draw:text-style-name="P7" draw:layer="layout" svg:width="0.393cm" svg:height="0.677cm" svg:x="5.096cm" svg:y="8.947cm" svg:viewBox="0 0 394 678" svg:d="M394 459c0-117-80-217-188-217-47 0-90 15-125 51v-192c20 6 53 13 85 13 121 0 190-89 190-103 0-7-2-11-9-11-2 0-4 0-9 2-20 9-67 29-134 29-40 0-85-6-132-27-7-4-9-4-12-4-8 0-8 9-8 25v291c0 17 0 26 13 26 7 0 9-2 11-9 11-15 49-69 128-69 51 0 76 45 85 63 16 38 18 76 18 125 0 34 0 94-25 134-22 38-60 65-105 65-72 0-128-51-146-109 3 0 7 0 18 0 32 0 50-25 50-47 0-25-18-50-50-50-15 0-49 7-49 54 0 83 67 179 179 179 114 0 215-94 215-219z">
            <text:p/>
          </draw:path>
        </draw:g>
        <draw:g xml:id="id114" draw:id="id114">
          <svg:title>TexMaths</svg:title>
          <svg:desc>28§display§36§svg§600§FALSE§</svg:desc>
          <draw:polygon draw:style-name="gr2" draw:text-style-name="P6" draw:layer="layout" svg:width="0.843cm" svg:height="0.579cm" svg:x="4.605cm" svg:y="11.197cm" svg:viewBox="0 0 844 580" draw:points="423,580 0,580 0,0 844,0 844,580">
            <text:p/>
          </draw:polygon>
          <draw:path draw:style-name="gr3" draw:text-style-name="P7" draw:layer="layout" svg:width="0.409cm" svg:height="0.677cm" svg:x="4.596cm" svg:y="11.148cm" svg:viewBox="0 0 410 678" svg:d="M246 309c81-25 137-94 137-173 0-80-85-136-182-136-100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1-90 211-190 0-81-63-157-164-179z">
            <text:p/>
          </draw:path>
          <draw:path draw:style-name="gr3" draw:text-style-name="P7" draw:layer="layout" svg:width="0.409cm" svg:height="0.677cm" svg:x="5.088cm" svg:y="11.148cm" svg:viewBox="0 0 410 678" svg:d="M90 333v-24c0-249 123-284 172-284 24 0 65 6 87 40-16 0-54 0-54 42 0 32 23 47 45 47 16 0 45-9 45-47 0-60-43-107-125-107-126 0-260 128-260 345 0 264 114 333 206 333 110 0 204-92 204-222 0-125-88-221-197-221-68 0-103 51-123 98zM206 651c-63 0-92-60-96-74-18-47-18-125-18-143 0-76 31-177 121-177 15 0 60 0 91 63 18 36 18 87 18 134s0 96-18 132c-29 61-76 65-98 65z">
            <text:p/>
          </draw:path>
        </draw:g>
        <draw:g xml:id="id117" draw:id="id117">
          <svg:title>TexMaths</svg:title>
          <svg:desc>28§display§37§svg§600§FALSE§</svg:desc>
          <draw:polygon draw:style-name="gr2" draw:text-style-name="P6" draw:layer="layout" svg:width="0.873cm" svg:height="0.59cm" svg:x="4.603cm" svg:y="13.297cm" svg:viewBox="0 0 874 591" draw:points="437,591 0,591 0,0 874,0 874,591">
            <text:p/>
          </draw:polygon>
          <draw:path draw:style-name="gr3" draw:text-style-name="P7" draw:layer="layout" svg:width="0.409cm" svg:height="0.677cm" svg:x="4.594cm" svg:y="13.257cm" svg:viewBox="0 0 410 678" svg:d="M247 309c80-25 136-94 136-173 0-80-85-136-181-136-101 0-175 58-175 134 0 32 22 52 49 52 32 0 52-23 52-52 0-49-47-49-61-49 29-47 94-60 130-60 41 0 97 22 97 109 0 14-3 70-30 114-29 47-62 50-87 52-7 0-31 2-38 2-9 0-16 2-16 11 0 11 7 11 25 11h42c81 0 119 67 119 164 0 134-69 163-112 163-42 0-116-18-152-76 36 7 65-16 65-54 0-36-25-56-54-56-25 0-56 16-56 58 0 90 92 155 199 155 121 0 211-90 211-190 0-81-63-157-163-179z">
            <text:p/>
          </draw:path>
          <draw:path draw:style-name="gr3" draw:text-style-name="P7" draw:layer="layout" svg:width="0.423cm" svg:height="0.688cm" svg:x="5.1cm" svg:y="13.248cm" svg:viewBox="0 0 424 689" svg:d="M415 67c9-13 9-16 9-36h-240c-121 0-123-13-126-31h-24l-34 204h25c2-16 11-79 24-90 7-7 85-7 97-7h206c-11 16-90 123-112 157-88 132-121 268-121 369 0 11 0 56 45 56 47 0 47-45 47-56v-49c0-54 2-110 9-161 4-23 18-108 62-170z">
            <text:p/>
          </draw:path>
        </draw:g>
        <draw:g xml:id="id107" draw:id="id107">
          <svg:title>TexMaths</svg:title>
          <svg:desc>22§display§\frac{1}{2a} \log \left( \frac{x - a}{x + a} \right) \ + \ c §svg§600§FALSE§</svg:desc>
          <draw:polygon draw:style-name="gr2" draw:text-style-name="P6" draw:layer="layout" svg:width="6.982cm" svg:height="1.779cm" svg:x="15.032cm" svg:y="4.291cm" svg:viewBox="0 0 6983 1780" draw:points="3490,1780 0,1780 0,0 6983,0 6983,1780">
            <text:p/>
          </draw:polygon>
          <draw:path draw:style-name="gr3" draw:text-style-name="P7" draw:layer="layout" svg:width="0.256cm" svg:height="0.516cm" svg:x="15.266cm" svg:y="4.3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6cm" svg:height="0.032cm" svg:x="14.993cm" svg:y="5.164cm" svg:viewBox="0 0 797 33" draw:points="398,33 0,33 0,0 797,0 797,33">
            <text:p/>
          </draw:polygon>
          <draw:path draw:style-name="gr3" draw:text-style-name="P7" draw:layer="layout" svg:width="0.309cm" svg:height="0.516cm" svg:x="15.032cm" svg:y="5.3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cm" svg:y="5.562cm" svg:viewBox="0 0 356 352" svg:d="M259 49c-14-28-37-49-72-49-90 0-187 114-187 227 0 74 42 125 104 125 16 0 54-3 100-58 7 32 34 58 71 58 28 0 45-18 58-42 12-28 23-76 23-78 0-7-7-7-9-7-9 0-9 2-11 14-14 50-28 95-60 95-21 0-23-19-23-35 0-17 2-23 11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173cm" svg:height="0.538cm" svg:x="16.035cm" svg:y="4.8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246cm" svg:y="5.02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633cm" svg:y="5.0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1-21-86-21-134-21-19 0-53 0-58 0-25-4-42-28-42-53zM172 493c-79 0-132-39-132-79 0-37 30-65 64-67h46c66 0 155 0 155 67 0 40-57 79-133 79z">
            <text:p/>
          </draw:path>
          <draw:path draw:style-name="gr3" draw:text-style-name="P7" draw:layer="layout" svg:width="0.381cm" svg:height="1.856cm" svg:x="17.299cm" svg:y="4.25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7.822cm" svg:y="4.5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478cm" svg:y="4.6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9.217cm" svg:y="4.509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olygon draw:style-name="gr3" draw:text-style-name="P7" draw:layer="layout" svg:width="1.796cm" svg:height="0.032cm" svg:x="17.8cm" svg:y="5.164cm" svg:viewBox="0 0 1797 33" draw:points="899,33 0,33 0,0 1797,0 1797,33">
            <text:p/>
          </draw:polygon>
          <draw:path draw:style-name="gr3" draw:text-style-name="P7" draw:layer="layout" svg:width="0.386cm" svg:height="0.351cm" svg:x="17.822cm" svg:y="5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8.457cm" svg:y="5.4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9.217cm" svg:y="5.562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19.716cm" svg:y="4.25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731cm" svg:y="4.9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75cm" svg:y="5.0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06" draw:id="id106">
          <svg:title>TexMaths</svg:title>
          <svg:desc>22§display§\int \frac{1}{x^2 - a^2 } \ dx §svg§600§FALSE§</svg:desc>
          <draw:polygon draw:style-name="gr2" draw:text-style-name="P6" draw:layer="layout" svg:width="4.567cm" svg:height="1.642cm" svg:x="6.894cm" svg:y="4.39cm" svg:viewBox="0 0 4568 1643" draw:points="2284,1643 0,1643 0,0 4568,0 4568,1643">
            <text:p/>
          </draw:polygon>
          <draw:path draw:style-name="gr3" draw:text-style-name="P7" draw:layer="layout" svg:width="0.687cm" svg:height="1.719cm" svg:x="6.899cm" svg:y="4.351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cm" svg:y="4.3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cm" svg:y="5.194cm" svg:viewBox="0 0 2490 33" draw:points="1246,33 0,33 0,0 2490,0 2490,33">
            <text:p/>
          </draw:polygon>
          <draw:path draw:style-name="gr3" draw:text-style-name="P7" draw:layer="layout" svg:width="0.386cm" svg:height="0.351cm" svg:x="7.872cm" svg:y="5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3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75cm" svg:y="5.726cm" svg:viewBox="0 0 473 33" svg:d="M447 33c12 0 26 0 26-17 0-16-14-16-26-16h-421c-12 0-26 0-26 16 0 17 14 17 26 17z">
            <text:p/>
          </draw:path>
          <draw:path draw:style-name="gr3" draw:text-style-name="P7" draw:layer="layout" svg:width="0.354cm" svg:height="0.351cm" svg:x="9.615cm" svg:y="5.592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0.026cm" svg:y="5.3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cm" svg:y="4.867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4cm" svg:y="5.0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0" draw:id="id110">
          <svg:title>TexMaths</svg:title>
          <svg:desc>24§display§\frac{1}{2a} \log \left( \frac{a + x}{a - x} \right) \ + \ c §svg§600§FALSE§</svg:desc>
          <draw:polygon draw:style-name="gr2" draw:text-style-name="P6" draw:layer="layout" svg:width="7.617cm" svg:height="1.941cm" svg:x="15.036cm" svg:y="6.393cm" svg:viewBox="0 0 7618 1942" draw:points="3808,1942 0,1942 0,0 7618,0 7618,1942">
            <text:p/>
          </draw:polygon>
          <draw:path draw:style-name="gr3" draw:text-style-name="P7" draw:layer="layout" svg:width="0.279cm" svg:height="0.564cm" svg:x="15.292cm" svg:y="6.441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869cm" svg:height="0.035cm" svg:x="14.994cm" svg:y="7.346cm" svg:viewBox="0 0 870 36" draw:points="434,36 0,36 0,0 870,0 870,36">
            <text:p/>
          </draw:polygon>
          <draw:path draw:style-name="gr3" draw:text-style-name="P7" draw:layer="layout" svg:width="0.337cm" svg:height="0.564cm" svg:x="15.036cm" svg:y="7.59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387cm" svg:height="0.383cm" svg:x="15.44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189cm" svg:height="0.587cm" svg:x="16.131cm" svg:y="6.989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6.361cm" svg:y="7.19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16.784cm" svg:y="7.192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4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16cm" svg:height="2.025cm" svg:x="17.509cm" svg:y="6.351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387cm" svg:height="0.383cm" svg:x="18.089cm" svg:y="6.631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62cm" svg:height="0.564cm" svg:x="18.737cm" svg:y="6.51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421cm" svg:height="0.383cm" svg:x="19.558cm" svg:y="6.631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7" draw:layer="layout" svg:width="1.96cm" svg:height="0.035cm" svg:x="18.057cm" svg:y="7.346cm" svg:viewBox="0 0 1961 36" draw:points="981,36 0,36 0,0 1961,0 1961,36">
            <text:p/>
          </draw:polygon>
          <draw:path draw:style-name="gr3" draw:text-style-name="P7" draw:layer="layout" svg:width="0.387cm" svg:height="0.383cm" svg:x="18.089cm" svg:y="7.78cm" svg:viewBox="0 0 388 384" svg:d="M282 54c-15-31-40-54-78-54-98 0-204 125-204 248 0 80 46 136 113 136 18 0 60-4 110-63 7 34 36 63 77 63 30 0 49-19 63-46 13-31 25-83 25-85 0-7-8-7-10-7-9 0-9 2-11 15-16 54-31 104-66 104-23 0-24-21-24-39 0-19 1-25 11-63 10-34 10-44 17-75l31-119c6-25 6-25 6-29 0-15-10-23-23-23-21 0-35 19-37 37zM227 275c-4 15-4 15-18 30-36 46-71 60-94 60-42 0-55-46-55-79 0-42 26-148 48-186 24-50 63-81 97-81 56 0 68 69 68 75 0 4-2 10-4 14z">
            <text:p/>
          </draw:path>
          <draw:path draw:style-name="gr3" draw:text-style-name="P7" draw:layer="layout" svg:width="0.516cm" svg:height="0.035cm" svg:x="18.76cm" svg:y="7.926cm" svg:viewBox="0 0 517 36" svg:d="M488 36c13 0 29 0 29-19 0-17-16-17-29-17h-459c-14 0-29 0-29 17 0 19 15 19 29 19z">
            <text:p/>
          </draw:path>
          <draw:path draw:style-name="gr3" draw:text-style-name="P7" draw:layer="layout" svg:width="0.421cm" svg:height="0.383cm" svg:x="19.558cm" svg:y="7.78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7" draw:layer="layout" svg:width="0.416cm" svg:height="2.025cm" svg:x="20.146cm" svg:y="6.35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21.254cm" svg:y="7.08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2.366cm" svg:y="7.202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109" draw:id="id109">
          <svg:title>TexMaths</svg:title>
          <svg:desc>22§display§\int \frac{1}{a^2 - x^2 } \ dx§svg§600§FALSE§</svg:desc>
          <draw:polygon draw:style-name="gr2" draw:text-style-name="P6" draw:layer="layout" svg:width="4.567cm" svg:height="1.642cm" svg:x="6.895cm" svg:y="6.489cm" svg:viewBox="0 0 4568 1643" draw:points="2284,1643 0,1643 0,0 4568,0 4568,1643">
            <text:p/>
          </draw:polygon>
          <draw:path draw:style-name="gr3" draw:text-style-name="P7" draw:layer="layout" svg:width="0.687cm" svg:height="1.719cm" svg:x="6.9cm" svg:y="6.4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71cm" svg:y="6.46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489cm" svg:height="0.032cm" svg:x="7.851cm" svg:y="7.293cm" svg:viewBox="0 0 2490 33" draw:points="1246,33 0,33 0,0 2490,0 2490,33">
            <text:p/>
          </draw:polygon>
          <draw:path draw:style-name="gr3" draw:text-style-name="P7" draw:layer="layout" svg:width="0.354cm" svg:height="0.351cm" svg:x="7.882cm" svg:y="7.691cm" svg:viewBox="0 0 355 352" svg:d="M259 49c-14-28-37-49-72-49-90 0-187 114-187 227 0 74 42 125 104 125 16 0 54-3 100-58 7 32 34 58 71 58 28 0 45-18 58-42 12-28 22-76 22-78 0-7-7-7-8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294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43cm" svg:y="7.8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573cm" svg:y="7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0.027cm" svg:y="7.4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721cm" svg:y="6.96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115cm" svg:y="7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 xml:id="id112" draw:id="id112">
          <svg:title>TexMaths</svg:title>
          <svg:desc>22§display§\int \frac{1}{(px \pm q)^2 + a^2 } \ dx§svg§600§FALSE§</svg:desc>
          <draw:polygon draw:style-name="gr2" draw:text-style-name="P6" draw:layer="layout" svg:width="6.877cm" svg:height="1.7cm" svg:x="6.795cm" svg:y="8.59cm" svg:viewBox="0 0 6878 1701" draw:points="3439,1701 0,1701 0,0 6878,0 6878,1701">
            <text:p/>
          </draw:polygon>
          <draw:path draw:style-name="gr3" draw:text-style-name="P7" draw:layer="layout" svg:width="0.687cm" svg:height="1.719cm" svg:x="6.8cm" svg:y="8.5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6cm" svg:y="8.5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1cm" svg:y="9.394cm" svg:viewBox="0 0 4800 33" draw:points="2399,33 0,33 0,0 4800,0 4800,33">
            <text:p/>
          </draw:polygon>
          <draw:path draw:style-name="gr3" draw:text-style-name="P7" draw:layer="layout" svg:width="0.18cm" svg:height="0.774cm" svg:x="7.828cm" svg:y="9.5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7cm" svg:y="9.79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4cm" svg:y="9.7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7cm" svg:y="9.6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59cm" svg:y="9.7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5cm" svg:y="9.5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5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063cm" svg:y="9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1.825cm" svg:y="9.7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7cm" svg:y="9.5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1cm" svg:y="9.0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5cm" svg:y="9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5" draw:id="id115">
          <svg:title>TexMaths</svg:title>
          <svg:desc>22§display§\int \frac{1}{(px \pm q)^2 - a^2 } \ dx§svg§600§FALSE§</svg:desc>
          <draw:polygon draw:style-name="gr2" draw:text-style-name="P6" draw:layer="layout" svg:width="6.877cm" svg:height="1.7cm" svg:x="6.796cm" svg:y="10.692cm" svg:viewBox="0 0 6878 1701" draw:points="3439,1701 0,1701 0,0 6878,0 6878,1701">
            <text:p/>
          </draw:polygon>
          <draw:path draw:style-name="gr3" draw:text-style-name="P7" draw:layer="layout" svg:width="0.687cm" svg:height="1.719cm" svg:x="6.801cm" svg:y="10.653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7cm" svg:y="10.66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2cm" svg:y="11.496cm" svg:viewBox="0 0 4800 33" draw:points="2399,33 0,33 0,0 4800,0 4800,33">
            <text:p/>
          </draw:polygon>
          <draw:path draw:style-name="gr3" draw:text-style-name="P7" draw:layer="layout" svg:width="0.18cm" svg:height="0.774cm" svg:x="7.829cm" svg:y="11.656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8.028cm" svg:y="11.89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8.465cm" svg:y="11.8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9.098cm" svg:y="11.72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9.86cm" svg:y="11.894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0.246cm" svg:y="11.656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0.536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085cm" svg:y="12.02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1.826cm" svg:y="11.894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238cm" svg:y="11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2cm" svg:y="11.169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6cm" svg:y="11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8" draw:id="id118">
          <svg:title>TexMaths</svg:title>
          <svg:desc>22§display§\int \frac{1}{ a^2 - ( px \pm q )^2 } \ dx§svg§600§FALSE§</svg:desc>
          <draw:polygon draw:style-name="gr2" draw:text-style-name="P6" draw:layer="layout" svg:width="6.877cm" svg:height="1.7cm" svg:x="6.797cm" svg:y="12.89cm" svg:viewBox="0 0 6878 1701" draw:points="3439,1701 0,1701 0,0 6878,0 6878,1701">
            <text:p/>
          </draw:polygon>
          <draw:path draw:style-name="gr3" draw:text-style-name="P7" draw:layer="layout" svg:width="0.687cm" svg:height="1.719cm" svg:x="6.802cm" svg:y="12.8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56cm" svg:height="0.517cm" svg:x="10.028cm" svg:y="12.86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799cm" svg:height="0.032cm" svg:x="7.753cm" svg:y="13.694cm" svg:viewBox="0 0 4800 33" draw:points="2399,33 0,33 0,0 4800,0 4800,33">
            <text:p/>
          </draw:polygon>
          <draw:path draw:style-name="gr3" draw:text-style-name="P7" draw:layer="layout" svg:width="0.355cm" svg:height="0.351cm" svg:x="7.784cm" svg:y="14.092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8.196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45cm" svg:y="14.22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9.53cm" svg:y="13.854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04cm" svg:height="0.492cm" svg:x="9.729cm" svg:y="14.092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0.166cm" svg:y="14.0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6cm" svg:height="0.517cm" svg:x="10.799cm" svg:y="13.92cm" svg:viewBox="0 0 517 518" svg:d="M275 275h216c12 0 26 0 26-16s-14-16-26-16h-216v-215c0-12 0-28-16-28s-16 14-16 26v217h-217c-12 0-26 0-26 16s14 16 26 16h217v211h-217c-12 0-26 0-26 16s14 16 26 16h465c12 0 26 0 26-16s-14-16-26-16h-216z">
            <text:p/>
          </draw:path>
          <draw:path draw:style-name="gr3" draw:text-style-name="P7" draw:layer="layout" svg:width="0.319cm" svg:height="0.492cm" svg:x="11.561cm" svg:y="14.092cm" svg:viewBox="0 0 320 493" svg:d="M320 9c0-4-1-9-7-9-9 0-40 32-53 55-17-43-47-55-73-55-92 0-187 114-187 227 0 76 46 125 102 125 34 0 65-19 92-47-7 28-32 132-34 139-7 23-14 24-56 26-11 0-18 0-18 16 0 0 0 7 9 7 25 0 53-2 77-2 29 0 55 2 81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4cm" svg:x="11.947cm" svg:y="13.854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12.239cm" svg:y="13.85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933cm" svg:y="13.3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3.327cm" svg:y="13.5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13" draw:id="id113">
          <svg:title>TexMaths</svg:title>
          <svg:desc>22§display§\frac{1}{ap}\tan^{-1}\left( \frac{px \pm q}{a} \right) \ + \ c  §svg§600§FALSE§</svg:desc>
          <draw:polygon draw:style-name="gr2" draw:text-style-name="P6" draw:layer="layout" svg:width="8.284cm" svg:height="1.779cm" svg:x="15.132cm" svg:y="8.59cm" svg:viewBox="0 0 8285 1780" draw:points="4143,1780 0,1780 0,0 8285,0 8285,1780">
            <text:p/>
          </draw:polygon>
          <draw:path draw:style-name="gr3" draw:text-style-name="P7" draw:layer="layout" svg:width="0.256cm" svg:height="0.516cm" svg:x="15.368cm" svg:y="8.6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98cm" svg:height="0.032cm" svg:x="15.093cm" svg:y="9.463cm" svg:viewBox="0 0 799 33" draw:points="400,33 0,33 0,0 799,0 799,33">
            <text:p/>
          </draw:polygon>
          <draw:path draw:style-name="gr3" draw:text-style-name="P7" draw:layer="layout" svg:width="0.355cm" svg:height="0.351cm" svg:x="15.125cm" svg:y="9.861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477cm" svg:y="9.86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244cm" svg:height="0.485cm" svg:x="16.128cm" svg:y="9.19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6.445cm" svg:y="9.32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25cm" svg:y="9.33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288cm" svg:y="9.20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772cm" svg:y="8.99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349cm" svg:y="8.55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826cm" svg:y="8.80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7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9.263cm" svg:y="8.8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6cm" svg:height="0.516cm" svg:x="19.896cm" svg:y="8.634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0.657cm" svg:y="8.808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olygon draw:style-name="gr3" draw:text-style-name="P7" draw:layer="layout" svg:width="2.15cm" svg:height="0.032cm" svg:x="18.851cm" svg:y="9.463cm" svg:viewBox="0 0 2151 33" draw:points="1075,33 0,33 0,0 2151,0 2151,33">
            <text:p/>
          </draw:polygon>
          <draw:path draw:style-name="gr3" draw:text-style-name="P7" draw:layer="layout" svg:width="0.355cm" svg:height="0.351cm" svg:x="19.752cm" svg:y="9.861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381cm" svg:height="1.856cm" svg:x="21.12cm" svg:y="8.551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135cm" svg:y="9.2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154cm" svg:y="9.33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6" draw:id="id116">
          <svg:title>TexMaths</svg:title>
          <svg:desc>22§display§\frac{1}{2ap}\log \left( \frac{px \pm q - a}{px \pm q + a} \right) \ + \ c§svg§600§FALSE§</svg:desc>
          <draw:polygon draw:style-name="gr2" draw:text-style-name="P6" draw:layer="layout" svg:width="9.078cm" svg:height="1.779cm" svg:x="15.033cm" svg:y="10.691cm" svg:viewBox="0 0 9079 1780" draw:points="4539,1780 0,1780 0,0 9079,0 9079,1780">
            <text:p/>
          </draw:polygon>
          <draw:path draw:style-name="gr3" draw:text-style-name="P7" draw:layer="layout" svg:width="0.256cm" svg:height="0.516cm" svg:x="15.462cm" svg:y="10.7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4cm" svg:y="11.564cm" svg:viewBox="0 0 1186 33" draw:points="593,33 0,33 0,0 1186,0 1186,33">
            <text:p/>
          </draw:polygon>
          <draw:path draw:style-name="gr3" draw:text-style-name="P7" draw:layer="layout" svg:width="0.309cm" svg:height="0.516cm" svg:x="15.033cm" svg:y="11.78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5cm" svg:height="0.351cm" svg:x="15.411cm" svg:y="11.962cm" svg:viewBox="0 0 356 352" svg:d="M259 49c-14-28-37-49-72-49-90 0-187 114-187 227 0 74 42 125 104 125 16 0 54-3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5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5cm" svg:y="11.23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6cm" svg:y="11.42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7.023cm" svg:y="11.42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0.65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404cm" svg:height="0.492cm" svg:x="18.166cm" svg:y="10.90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0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0.735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0.909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472cm" svg:height="0.032cm" svg:x="20.575cm" svg:y="11.041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1.314cm" svg:y="10.909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olygon draw:style-name="gr3" draw:text-style-name="P7" draw:layer="layout" svg:width="3.503cm" svg:height="0.032cm" svg:x="18.19cm" svg:y="11.564cm" svg:viewBox="0 0 3504 33" draw:points="1753,33 0,33 0,0 3504,0 3504,33">
            <text:p/>
          </draw:polygon>
          <draw:path draw:style-name="gr3" draw:text-style-name="P7" draw:layer="layout" svg:width="0.404cm" svg:height="0.492cm" svg:x="18.166cm" svg:y="11.962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8.6cm" svg:y="11.9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6cm" svg:height="0.516cm" svg:x="19.236cm" svg:y="11.789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19.996cm" svg:y="11.962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515cm" svg:height="0.516cm" svg:x="20.554cm" svg:y="11.8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21.314cm" svg:y="11.962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1cm" svg:height="1.856cm" svg:x="21.813cm" svg:y="10.65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2.828cm" svg:y="11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3.847cm" svg:y="11.432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119" draw:id="id119">
          <svg:title>TexMaths</svg:title>
          <svg:desc>22§display§\frac{1}{2ap}\log \left( \frac{ a +  ( px \pm q ) }{ a - ( px \pm q ) } \right) \ + \ c§svg§600§FALSE§</svg:desc>
          <draw:polygon draw:style-name="gr2" draw:text-style-name="P6" draw:layer="layout" svg:width="9.677cm" svg:height="1.779cm" svg:x="15.034cm" svg:y="12.793cm" svg:viewBox="0 0 9678 1780" draw:points="4840,1780 0,1780 0,0 9678,0 9678,1780">
            <text:p/>
          </draw:polygon>
          <draw:path draw:style-name="gr3" draw:text-style-name="P7" draw:layer="layout" svg:width="0.256cm" svg:height="0.516cm" svg:x="15.463cm" svg:y="12.8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185cm" svg:height="0.032cm" svg:x="14.995cm" svg:y="13.666cm" svg:viewBox="0 0 1186 33" draw:points="593,33 0,33 0,0 1186,0 1186,33">
            <text:p/>
          </draw:polygon>
          <draw:path draw:style-name="gr3" draw:text-style-name="P7" draw:layer="layout" svg:width="0.309cm" svg:height="0.516cm" svg:x="15.034cm" svg:y="13.8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54cm" svg:height="0.351cm" svg:x="15.412cm" svg:y="14.064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04cm" svg:height="0.492cm" svg:x="15.766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6.426cm" svg:y="13.33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637cm" svg:y="13.52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17.024cm" svg:y="13.525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7.689cm" svg:y="12.754cm" svg:viewBox="0 0 382 1857" svg:d="M382 1850c0-4-2-5-4-7-28-30-81-81-132-166-125-198-181-450-181-748 0-209 27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54cm" svg:height="0.351cm" svg:x="18.221cm" svg:y="13.011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8.814cm" svg:y="12.9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62cm" svg:y="12.77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3.011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3.0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2.837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3.011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2.772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4.105cm" svg:height="0.032cm" svg:x="18.191cm" svg:y="13.666cm" svg:viewBox="0 0 4106 33" draw:points="2052,33 0,33 0,0 4106,0 4106,33">
            <text:p/>
          </draw:polygon>
          <draw:path draw:style-name="gr3" draw:text-style-name="P7" draw:layer="layout" svg:width="0.354cm" svg:height="0.351cm" svg:x="18.221cm" svg:y="14.064cm" svg:viewBox="0 0 355 352" svg:d="M259 49c-14-28-37-49-72-49-90 0-187 114-187 227 0 74 42 125 104 125 16 0 54-3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8.835cm" svg:y="14.19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9.62cm" svg:y="13.8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9.821cm" svg:y="14.064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255cm" svg:y="14.0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6cm" svg:height="0.516cm" svg:x="20.891cm" svg:y="13.891cm" svg:viewBox="0 0 517 517" svg:d="M275 275h216c12 0 26 0 26-16s-14-16-26-16h-216v-215c0-12 0-28-16-28s-16 14-16 26v217h-217c-12 0-26 0-26 16s14 16 26 16h217v211h-217c-12 0-26 0-26 16 0 15 14 15 26 15h465c12 0 26 0 26-15 0-16-14-16-26-16h-216z">
            <text:p/>
          </draw:path>
          <draw:path draw:style-name="gr3" draw:text-style-name="P7" draw:layer="layout" svg:width="0.319cm" svg:height="0.492cm" svg:x="21.651cm" svg:y="14.064cm" svg:viewBox="0 0 320 493" svg:d="M320 9c0-4-1-9-7-9-9 0-40 32-53 55-17-43-47-55-73-55-92 0-187 114-187 227 0 76 46 125 102 125 34 0 65-19 92-47-7 28-32 132-34 139-7 22-14 24-56 26-11 0-18 0-18 16 0 0 0 7 9 7 25 0 53-2 79-2 27 0 53 2 79 2 4 0 15 0 15-14 0-9-8-9-22-9-37 0-37-5-37-12 0-6 2-11 4-18zM106 334c-48 0-51-59-51-72 0-38 22-123 37-155 22-58 63-89 95-89 51 0 61 61 61 66 0 6-42 177-44 178-12 23-56 72-98 72z">
            <text:p/>
          </draw:path>
          <draw:path draw:style-name="gr3" draw:text-style-name="P7" draw:layer="layout" svg:width="0.18cm" svg:height="0.773cm" svg:x="22.038cm" svg:y="13.8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22.415cm" svg:y="12.754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3.428cm" svg:y="13.42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4.447cm" svg:y="13.53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0" smil:attributeName="visibility" smil:to="visible"/>
                  <anim:animate smil:begin="0s" smil:dur="0.5s" smil:fill="hold" smil:decelerate="0.5" smil:targetElement="id100" smil:attributeName="rotate" smil:values="-90;0" smil:keyTimes="0;1"/>
                  <anim:animate smil:begin="0s" smil:dur="0.5s" smil:fill="hold" smil:decelerate="0.5" smil:targetElement="id100" smil:attributeName="width" smil:values="width;width*.05" smil:keyTimes="0;1"/>
                  <anim:animate smil:begin="0.5s" smil:dur="0.5s" smil:fill="hold" smil:accelerate="0.5" smil:targetElement="id100" smil:attributeName="width" smil:values="width*.05;width" smil:keyTimes="0;1"/>
                  <anim:animate smil:dur="1s" smil:fill="hold" smil:targetElement="id100" smil:attributeName="height" smil:values="height;height" smil:keyTimes="0;1"/>
                  <anim:animate smil:begin="0s" smil:dur="0.5s" smil:fill="hold" smil:decelerate="0.5" smil:targetElement="id100" smil:attributeName="x" smil:values="x+.4;x" smil:keyTimes="0;1"/>
                  <anim:animate smil:begin="0s" smil:dur="0.5s" smil:fill="hold" smil:decelerate="0.5" smil:targetElement="id100" smil:attributeName="y" smil:values="y-.2;y+.1" smil:keyTimes="0;1"/>
                  <anim:animate smil:begin="0.5s" smil:dur="0.5s" smil:fill="hold" smil:accelerate="0.5" smil:targetElement="id100" smil:attributeName="y" smil:values="y+.1;y" smil:keyTimes="0;1"/>
                  <anim:transitionFilter smil:begin="0s" smil:dur="1s" smil:decelerate="0.5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width*0.05;width" smil:keyTimes="0;1"/>
                  <anim:animate smil:dur="0.5s" smil:fill="hold" smil:targetElement="id117" smil:attributeName="height" smil:values="height;height" smil:keyTimes="0;1"/>
                  <anim:animate smil:dur="0.5s" smil:fill="hold" smil:targetElement="id117" smil:attributeName="x" smil:values="x-.2;x" smil:keyTimes="0;1"/>
                  <anim:animate smil:dur="0.5s" smil:fill="hold" smil:targetElement="id117" smil:attributeName="y" smil:values="y;y" smil:keyTimes="0;1"/>
                  <anim:transitionFilter smil:dur="0.5s" smil:targetElement="id117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7cm" presentation:class="title" presentation:user-transformed="true">
          <draw:text-box>
            <text:p xml:id="id120" text:id="id120"><text:span text:style-name="T5"><text:s/></text:span><text:span text:style-name="T5">Special Integrals </text:span></text:p>
          </draw:text-box>
        </draw:frame>
        <draw:frame presentation:style-name="pr8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22" draw:id="id122">
          <svg:title>TexMaths</svg:title>
          <svg:desc>22§display§\int \frac{1}{\sqrt{x^2 + a^2 }} \ dx = \log \left[ x + \sqrt{x^2 + a^2 } \right] \ + \ c §svg§600§FALSE§</svg:desc>
          <draw:polygon draw:style-name="gr2" draw:text-style-name="P6" draw:layer="layout" svg:width="14.579cm" svg:height="1.695cm" svg:x="4.122cm" svg:y="2.343cm" svg:viewBox="0 0 14580 1696" draw:points="7290,1696 0,1696 0,0 14580,0 14580,1696">
            <text:p/>
          </draw:polygon>
          <draw:path draw:style-name="gr3" draw:text-style-name="P7" draw:layer="layout" svg:width="0.687cm" svg:height="1.719cm" svg:x="4.127cm" svg:y="2.304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521cm" svg:y="2.3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078cm" svg:y="3.147cm" svg:viewBox="0 0 3136 33" draw:points="1568,33 0,33 0,0 3136,0 3136,33">
            <text:p/>
          </draw:polygon>
          <draw:path draw:style-name="gr3" draw:text-style-name="P7" draw:layer="layout" svg:width="0.604cm" svg:height="0.774cm" svg:x="5.134cm" svg:y="3.302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89cm" svg:height="0.032cm" svg:x="5.722cm" svg:y="3.302cm" svg:viewBox="0 0 2490 33" draw:points="1246,33 0,33 0,0 2490,0 2490,33">
            <text:p/>
          </draw:polygon>
          <draw:path draw:style-name="gr3" draw:text-style-name="P7" draw:layer="layout" svg:width="0.386cm" svg:height="0.351cm" svg:x="5.745cm" svg:y="3.6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6.199cm" svg:y="3.3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6.727cm" svg:y="3.5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7.487cm" svg:y="3.637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7.899cm" svg:y="3.3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8.594cm" svg:y="2.82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8.987cm" svg:y="3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182cm" svg:x="9.664cm" svg:y="3.0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0.463cm" svg:y="2.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675cm" svg:y="3.0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06cm" svg:y="3.00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1.74cm" svg:y="2.468cm" svg:viewBox="0 0 178 1393" draw:points="0,1393 178,1393 178,1357 37,1357 37,37 178,37 178,0 0,0">
            <text:p/>
          </draw:polygon>
          <draw:path draw:style-name="gr3" draw:text-style-name="P7" draw:layer="layout" svg:width="0.386cm" svg:height="0.351cm" svg:x="11.952cm" svg:y="3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2.588cm" svg:y="2.9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3.403cm" svg:y="2.566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2.489cm" svg:height="0.032cm" svg:x="14.091cm" svg:y="2.566cm" svg:viewBox="0 0 2490 33" draw:points="1246,33 0,33 0,0 2490,0 2490,33">
            <text:p/>
          </draw:polygon>
          <draw:path draw:style-name="gr3" draw:text-style-name="P7" draw:layer="layout" svg:width="0.386cm" svg:height="0.351cm" svg:x="14.114cm" svg:y="3.0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14.566cm" svg:y="2.7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5.094cm" svg:y="2.9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5.856cm" svg:y="3.015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6.268cm" svg:y="2.7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6.594cm" svg:y="2.468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17.419cm" svg:y="2.9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438cm" svg:y="3.01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121" draw:id="id121">
          <svg:title>TexMaths</svg:title>
          <svg:desc>24§display§\text {(1)}§svg§600§FALSE§</svg:desc>
          <draw:polygon draw:style-name="gr2" draw:text-style-name="P6" draw:layer="layout" svg:width="0.91cm" svg:height="0.759cm" svg:x="2.517cm" svg:y="2.744cm" svg:viewBox="0 0 911 760" draw:points="455,760 0,760 0,0 911,0 911,760">
            <text:p/>
          </draw:polygon>
          <draw:path draw:style-name="gr3" draw:text-style-name="P7" draw:layer="layout" svg:width="0.197cm" svg:height="0.844cm" svg:x="2.557cm" svg:y="2.70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2.878cm" svg:y="2.77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3.274cm" svg:y="2.7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4" draw:id="id124">
          <svg:title>TexMaths</svg:title>
          <svg:desc>22§display§\int \frac{1}{\sqrt{x^2 - a^2 }} \ dx = \log \left[ x + \sqrt{x^2 - a^2 } \right] \ + \ c §svg§600§FALSE§</svg:desc>
          <draw:polygon draw:style-name="gr2" draw:text-style-name="P6" draw:layer="layout" svg:width="14.579cm" svg:height="1.695cm" svg:x="4.124cm" svg:y="4.444cm" svg:viewBox="0 0 14580 1696" draw:points="7290,1696 0,1696 0,0 14580,0 14580,1696">
            <text:p/>
          </draw:polygon>
          <draw:path draw:style-name="gr3" draw:text-style-name="P7" draw:layer="layout" svg:width="0.687cm" svg:height="1.719cm" svg:x="4.129cm" svg:y="4.405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523cm" svg:y="4.4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08cm" svg:y="5.248cm" svg:viewBox="0 0 3136 33" draw:points="1568,33 0,33 0,0 3136,0 3136,33">
            <text:p/>
          </draw:polygon>
          <draw:path draw:style-name="gr3" draw:text-style-name="P7" draw:layer="layout" svg:width="0.604cm" svg:height="0.774cm" svg:x="5.136cm" svg:y="5.403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89cm" svg:height="0.032cm" svg:x="5.724cm" svg:y="5.403cm" svg:viewBox="0 0 2490 33" draw:points="1246,33 0,33 0,0 2490,0 2490,33">
            <text:p/>
          </draw:polygon>
          <draw:path draw:style-name="gr3" draw:text-style-name="P7" draw:layer="layout" svg:width="0.386cm" svg:height="0.351cm" svg:x="5.747cm" svg:y="5.7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6.201cm" svg:y="5.4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75cm" svg:y="5.8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7.489cm" svg:y="5.738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6-135 44-170 22-46 58-74 89-74 51 0 62 63 62 68 0 4-2 9-4 13z">
            <text:p/>
          </draw:path>
          <draw:path draw:style-name="gr3" draw:text-style-name="P7" draw:layer="layout" svg:width="0.24cm" svg:height="0.36cm" svg:x="7.901cm" svg:y="5.4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8.596cm" svg:y="4.921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8.989cm" svg:y="5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182cm" svg:x="9.666cm" svg:y="5.1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0.465cm" svg:y="4.92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677cm" svg:y="5.11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062cm" svg:y="5.10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1.742cm" svg:y="4.569cm" svg:viewBox="0 0 178 1393" draw:points="0,1393 178,1393 178,1357 37,1357 37,37 178,37 178,0 0,0">
            <text:p/>
          </draw:polygon>
          <draw:path draw:style-name="gr3" draw:text-style-name="P7" draw:layer="layout" svg:width="0.386cm" svg:height="0.351cm" svg:x="11.954cm" svg:y="5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2.59cm" svg:y="5.0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3.405cm" svg:y="4.667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2.489cm" svg:height="0.032cm" svg:x="14.093cm" svg:y="4.667cm" svg:viewBox="0 0 2490 33" draw:points="1246,33 0,33 0,0 2490,0 2490,33">
            <text:p/>
          </draw:polygon>
          <draw:path draw:style-name="gr3" draw:text-style-name="P7" draw:layer="layout" svg:width="0.386cm" svg:height="0.351cm" svg:x="14.116cm" svg:y="5.1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14.568cm" svg:y="4.87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117cm" svg:y="5.24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5.858cm" svg:y="5.116cm" svg:viewBox="0 0 356 352" svg:d="M259 49c-14-28-37-49-72-49-90 0-187 114-187 227 0 74 42 125 104 125 16 0 54-3 100-58 7 32 34 58 71 58 28 0 45-17 58-42 12-28 23-76 23-78 0-7-8-7-9-7-7 0-9 2-11 14-14 50-28 96-60 96-21 0-23-20-23-36 0-17 2-23 11-58 9-31 9-40 16-68l28-110c5-23 5-23 5-26 0-14-9-21-21-21-19 0-32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6.27cm" svg:y="4.87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6.596cm" svg:y="4.569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17.421cm" svg:y="5.0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44cm" svg:y="5.116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123" draw:id="id123">
          <svg:title>TexMaths</svg:title>
          <svg:desc>24§display§\text {(2)}§svg§600§FALSE§</svg:desc>
          <draw:polygon draw:style-name="gr2" draw:text-style-name="P6" draw:layer="layout" svg:width="0.91cm" svg:height="0.759cm" svg:x="2.519cm" svg:y="4.8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4.8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2.848cm" svg:y="4.874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3.276cm" svg:y="4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6" draw:id="id126">
          <svg:title>TexMaths</svg:title>
          <svg:desc>22§display§\int \frac{1}{ \sqrt{a^2 - x^2} } \ dx = \sin^{-1}\left( \frac{x}{a} \right) \ + \ c §svg§600§FALSE§</svg:desc>
          <draw:polygon draw:style-name="gr2" draw:text-style-name="P6" draw:layer="layout" svg:width="11.53cm" svg:height="1.695cm" svg:x="4.124cm" svg:y="6.544cm" svg:viewBox="0 0 11531 1696" draw:points="5766,1696 0,1696 0,0 11531,0 11531,1696">
            <text:p/>
          </draw:polygon>
          <draw:path draw:style-name="gr3" draw:text-style-name="P7" draw:layer="layout" svg:width="0.687cm" svg:height="1.719cm" svg:x="4.129cm" svg:y="6.505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6.523cm" svg:y="6.5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35cm" svg:height="0.032cm" svg:x="5.08cm" svg:y="7.348cm" svg:viewBox="0 0 3136 33" draw:points="1568,33 0,33 0,0 3136,0 3136,33">
            <text:p/>
          </draw:polygon>
          <draw:path draw:style-name="gr3" draw:text-style-name="P7" draw:layer="layout" svg:width="0.604cm" svg:height="0.774cm" svg:x="5.136cm" svg:y="7.503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89cm" svg:height="0.032cm" svg:x="5.724cm" svg:y="7.503cm" svg:viewBox="0 0 2490 33" draw:points="1246,33 0,33 0,0 2490,0 2490,33">
            <text:p/>
          </draw:polygon>
          <draw:path draw:style-name="gr3" draw:text-style-name="P7" draw:layer="layout" svg:width="0.355cm" svg:height="0.351cm" svg:x="5.755cm" svg:y="7.838cm" svg:viewBox="0 0 356 352" svg:d="M259 49c-14-28-37-49-72-49-90 0-187 114-187 227 0 74 42 125 104 125 16 0 54-3 100-58 7 32 34 58 71 58 28 0 45-17 58-42 12-28 23-76 23-78 0-7-8-7-9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4cm" svg:height="0.36cm" svg:x="6.167cm" svg:y="7.5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716cm" svg:y="7.9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7.447cm" svg:y="7.8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7.901cm" svg:y="7.5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8.596cm" svg:y="7.021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8.989cm" svg:y="7.2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182cm" svg:x="9.666cm" svg:y="7.2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0.465cm" svg:y="7.21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77cm" svg:y="7.04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984cm" svg:y="7.21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1.447cm" svg:y="7.08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1.931cm" svg:y="6.87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12.487cm" svg:y="6.669cm" svg:viewBox="0 0 296 1393" svg:d="M260 1386c2 0 9 7 9 7h18c2 0 9 0 9-7 0-4-2-6-4-7-28-29-70-71-118-155-84-150-114-342-114-527 0-343 97-546 234-683 2-2 2-5 2-7 0-7-6-7-14-7-11 0-13 0-20 7-74 63-156 171-211 335-33 102-51 225-51 353 0 185 33 393 155 573 21 30 51 61 51 61 7 11 18 23 25 28z">
            <text:p/>
          </draw:path>
          <draw:path draw:style-name="gr3" draw:text-style-name="P7" draw:layer="layout" svg:width="0.386cm" svg:height="0.351cm" svg:x="12.926cm" svg:y="6.6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olygon draw:style-name="gr3" draw:text-style-name="P7" draw:layer="layout" svg:width="0.443cm" svg:height="0.032cm" svg:x="12.903cm" svg:y="7.348cm" svg:viewBox="0 0 444 33" draw:points="222,33 0,33 0,0 444,0 444,33">
            <text:p/>
          </draw:polygon>
          <draw:path draw:style-name="gr3" draw:text-style-name="P7" draw:layer="layout" svg:width="0.355cm" svg:height="0.351cm" svg:x="12.95cm" svg:y="7.746cm" svg:viewBox="0 0 356 352" svg:d="M259 49c-14-28-37-49-72-49-90 0-187 114-187 227 0 74 42 125 104 125 16 0 54-3 100-58 7 32 34 58 71 58 28 0 45-17 58-42 12-28 23-76 23-78 0-7-8-7-9-7-9 0-9 2-11 14-14 50-28 96-60 96-21 0-23-20-23-36 0-17 2-23 11-58 9-31 9-40 16-68l28-110c5-23 5-23 5-26 0-14-9-21-21-21-19 0-32 17-33 33zM208 252c-4 14-4 14-16 28-34 42-65 55-86 55-39 0-51-43-51-73 0-38 24-135 44-170 22-46 58-74 89-74 51 0 62 63 62 68 0 4-2 9-4 13z">
            <text:p/>
          </draw:path>
          <draw:path draw:style-name="gr3" draw:text-style-name="P7" draw:layer="layout" svg:width="0.295cm" svg:height="1.392cm" svg:x="13.464cm" svg:y="6.669cm" svg:viewBox="0 0 296 1393" svg:d="M296 695c0-221-53-457-206-632-11-12-39-42-58-58-6-5-7-5-18-5-7 0-14 0-14 7 0 4 4 7 5 9 27 26 69 69 116 155 85 148 115 340 115 524 0 337-93 543-232 684-2 1-4 5-4 7 0 7 7 7 14 7 11 0 12 0 19-6 74-63 157-170 212-334 33-106 51-233 51-358z">
            <text:p/>
          </draw:path>
          <draw:path draw:style-name="gr3" draw:text-style-name="P7" draw:layer="layout" svg:width="0.515cm" svg:height="0.517cm" svg:x="14.372cm" svg:y="7.10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5.391cm" svg:y="7.216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5" draw:id="id125">
          <svg:title>TexMaths</svg:title>
          <svg:desc>24§display§\text {(3)}§svg§600§FALSE§</svg:desc>
          <draw:polygon draw:style-name="gr2" draw:text-style-name="P6" draw:layer="layout" svg:width="0.91cm" svg:height="0.759cm" svg:x="2.519cm" svg:y="6.9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6.9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84cm" svg:y="6.974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3.276cm" svg:y="6.9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7" draw:id="id127">
          <svg:title>TexMaths</svg:title>
          <svg:desc>24§display§\text { Ex. (1)}§svg§600§FALSE§</svg:desc>
          <draw:polygon draw:style-name="gr2" draw:text-style-name="P6" draw:layer="layout" svg:width="2.538cm" svg:height="0.759cm" svg:x="2.635cm" svg:y="9.447cm" svg:viewBox="0 0 2539 760" draw:points="1269,760 0,760 0,0 2539,0 2539,760">
            <text:p/>
          </draw:polygon>
          <draw:path draw:style-name="gr3" draw:text-style-name="P7" draw:layer="layout" svg:width="0.523cm" svg:height="0.575cm" svg:x="2.62cm" svg:y="9.465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7cm" svg:y="9.674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5cm" svg:y="9.94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5cm" svg:y="9.405cm" svg:viewBox="0 0 198 845" svg:d="M198 837c0-2 0-4-16-19-105-106-132-265-132-395 0-146 33-294 136-400 12-10 12-11 12-15 0-6-4-8-10-8-8 0-84 58-134 165-44 92-54 186-54 258 0 67 10 168 56 265 51 103 124 157 132 157 6 0 10-2 10-8z">
            <text:p/>
          </draw:path>
          <draw:path draw:style-name="gr3" draw:text-style-name="P7" draw:layer="layout" svg:width="0.279cm" svg:height="0.564cm" svg:x="4.624cm" svg:y="9.47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5.019cm" svg:y="9.4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28" draw:id="id128">
          <svg:title>TexMaths</svg:title>
          <svg:desc>22§display§\int \frac{1}{\sqrt{x^2 + 16 }} \ dx = \int \frac{1}{\sqrt{x^2 + 4^2}} \ dx = \log \left[ x + \sqrt{x^2 + 16} \right] \ + \ c §svg§600§FALSE§</svg:desc>
          <draw:polygon draw:style-name="gr2" draw:text-style-name="P6" draw:layer="layout" svg:width="20.945cm" svg:height="1.695cm" svg:x="5.723cm" svg:y="8.943cm" svg:viewBox="0 0 20946 1696" draw:points="10474,1696 0,1696 0,0 20946,0 20946,1696">
            <text:p/>
          </draw:polygon>
          <draw:path draw:style-name="gr3" draw:text-style-name="P7" draw:layer="layout" svg:width="0.687cm" svg:height="1.719cm" svg:x="5.728cm" svg:y="8.904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131cm" svg:y="8.9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6.679cm" svg:y="9.747cm" svg:viewBox="0 0 3154 33" draw:points="1577,33 0,33 0,0 3154,0 3154,33">
            <text:p/>
          </draw:polygon>
          <draw:path draw:style-name="gr3" draw:text-style-name="P7" draw:layer="layout" svg:width="0.604cm" svg:height="0.774cm" svg:x="6.735cm" svg:y="9.902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7.323cm" svg:y="9.902cm" svg:viewBox="0 0 2508 33" draw:points="1255,33 0,33 0,0 2508,0 2508,33">
            <text:p/>
          </draw:polygon>
          <draw:path draw:style-name="gr3" draw:text-style-name="P7" draw:layer="layout" svg:width="0.386cm" svg:height="0.351cm" svg:x="7.346cm" svg:y="10.2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7.8cm" svg:y="9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8.328cm" svg:y="10.1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9.127cm" svg:y="10.06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477cm" svg:y="10.063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369cm" svg:height="0.547cm" svg:x="10.213cm" svg:y="9.42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0.605cm" svg:y="9.6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182cm" svg:x="11.283cm" svg:y="9.6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2.099cm" svg:y="8.904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7" draw:layer="layout" svg:width="0.256cm" svg:height="0.517cm" svg:x="14.482cm" svg:y="8.9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12cm" svg:height="0.032cm" svg:x="13.052cm" svg:y="9.747cm" svg:viewBox="0 0 3113 33" draw:points="1556,33 0,33 0,0 3113,0 3113,33">
            <text:p/>
          </draw:polygon>
          <draw:path draw:style-name="gr3" draw:text-style-name="P7" draw:layer="layout" svg:width="0.604cm" svg:height="0.774cm" svg:x="13.108cm" svg:y="9.902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68cm" svg:height="0.032cm" svg:x="13.696cm" svg:y="9.902cm" svg:viewBox="0 0 2469 33" draw:points="1234,33 0,33 0,0 2469,0 2469,33">
            <text:p/>
          </draw:polygon>
          <draw:path draw:style-name="gr3" draw:text-style-name="P7" draw:layer="layout" svg:width="0.386cm" svg:height="0.351cm" svg:x="13.719cm" svg:y="10.2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14.171cm" svg:y="9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4.699cm" svg:y="10.1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5.45cm" svg:y="10.05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4cm" svg:height="0.36cm" svg:x="15.85cm" svg:y="9.9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543cm" svg:y="9.42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6.938cm" svg:y="9.6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515cm" svg:height="0.182cm" svg:x="17.615cm" svg:y="9.6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8.414cm" svg:y="9.4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625cm" svg:y="9.6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9.011cm" svg:y="9.60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9.69cm" svg:y="9.068cm" svg:viewBox="0 0 178 1393" draw:points="0,1393 178,1393 178,1357 37,1357 37,37 178,37 178,0 0,0">
            <text:p/>
          </draw:polygon>
          <draw:path draw:style-name="gr3" draw:text-style-name="P7" draw:layer="layout" svg:width="0.386cm" svg:height="0.351cm" svg:x="19.903cm" svg:y="9.6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20.539cm" svg:y="9.5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21.353cm" svg:y="9.16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2.507cm" svg:height="0.032cm" svg:x="22.042cm" svg:y="9.166cm" svg:viewBox="0 0 2508 33" draw:points="1255,33 0,33 0,0 2508,0 2508,33">
            <text:p/>
          </draw:polygon>
          <draw:path draw:style-name="gr3" draw:text-style-name="P7" draw:layer="layout" svg:width="0.386cm" svg:height="0.351cm" svg:x="22.064cm" svg:y="9.6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cm" svg:height="0.36cm" svg:x="22.517cm" svg:y="9.37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3.045cm" svg:y="9.5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3.844cm" svg:y="9.44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24.194cm" svg:y="9.44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olygon draw:style-name="gr3" draw:text-style-name="P7" draw:layer="layout" svg:width="0.177cm" svg:height="1.392cm" svg:x="24.562cm" svg:y="9.068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385cm" svg:y="9.50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06cm" svg:y="9.615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29" draw:id="id129">
          <svg:title>TexMaths</svg:title>
          <svg:desc>24§display§\text { Ex. (2)}§svg§600§FALSE§</svg:desc>
          <draw:polygon draw:style-name="gr2" draw:text-style-name="P6" draw:layer="layout" svg:width="2.538cm" svg:height="0.76cm" svg:x="2.637cm" svg:y="11.547cm" svg:viewBox="0 0 2539 761" draw:points="1269,761 0,761 0,0 2539,0 2539,761">
            <text:p/>
          </draw:polygon>
          <draw:path draw:style-name="gr3" draw:text-style-name="P7" draw:layer="layout" svg:width="0.523cm" svg:height="0.575cm" svg:x="2.622cm" svg:y="11.565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9cm" svg:y="11.774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7cm" svg:y="12.048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7cm" svg:y="11.505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337cm" svg:height="0.564cm" svg:x="4.593cm" svg:y="11.576cm" svg:viewBox="0 0 338 565" svg:d="M65 499l90-88c133-117 183-161 183-246 0-98-75-165-179-165-96 0-159 79-159 154 0 46 42 46 44 46 16 0 44-10 44-44 0-22-15-45-44-45-8 0-8 0-11 2 19-55 65-86 115-86 77 0 113 67 113 138 0 67-42 135-88 186l-163 181c-10 10-10 11-10 33h315l23-148h-21c-4 25-10 63-18 75-7 7-63 7-80 7z">
            <text:p/>
          </draw:path>
          <draw:path draw:style-name="gr3" draw:text-style-name="P7" draw:layer="layout" svg:width="0.197cm" svg:height="0.844cm" svg:x="5.021cm" svg:y="11.5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0" draw:id="id130">
          <svg:title>TexMaths</svg:title>
          <svg:desc>22§display§\int \frac{1}{\sqrt{x^2 - 25}} \ dx = \int \frac{1}{\sqrt{x^2 - 5^2 }} \ dx = \log \left[ x + \sqrt{x^2 - 25} \right] \ + \ c §svg§600§FALSE§</svg:desc>
          <draw:polygon draw:style-name="gr2" draw:text-style-name="P6" draw:layer="layout" svg:width="20.945cm" svg:height="1.695cm" svg:x="5.727cm" svg:y="11.145cm" svg:viewBox="0 0 20946 1696" draw:points="10474,1696 0,1696 0,0 20946,0 20946,1696">
            <text:p/>
          </draw:polygon>
          <draw:path draw:style-name="gr3" draw:text-style-name="P7" draw:layer="layout" svg:width="0.687cm" svg:height="1.719cm" svg:x="5.732cm" svg:y="11.106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135cm" svg:y="11.1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6.683cm" svg:y="11.949cm" svg:viewBox="0 0 3154 33" draw:points="1577,33 0,33 0,0 3154,0 3154,33">
            <text:p/>
          </draw:polygon>
          <draw:path draw:style-name="gr3" draw:text-style-name="P7" draw:layer="layout" svg:width="0.604cm" svg:height="0.774cm" svg:x="6.739cm" svg:y="12.104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7.327cm" svg:y="12.104cm" svg:viewBox="0 0 2508 33" draw:points="1255,33 0,33 0,0 2508,0 2508,33">
            <text:p/>
          </draw:polygon>
          <draw:path draw:style-name="gr3" draw:text-style-name="P7" draw:layer="layout" svg:width="0.386cm" svg:height="0.351cm" svg:x="7.35cm" svg:y="12.4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7.804cm" svg:y="12.1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353cm" svg:y="12.5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9.099cm" svg:y="12.26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09cm" svg:height="0.532cm" svg:x="9.486cm" svg:y="12.265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369cm" svg:height="0.547cm" svg:x="10.217cm" svg:y="11.622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0.609cm" svg:y="11.8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182cm" svg:x="11.287cm" svg:y="11.8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2.103cm" svg:y="11.106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4 85-146 243-2 7-108 396-192 903-21 118-44 248-69 356-14 56-49 202-113 202-28 0-45-19-47-19z">
            <text:p/>
          </draw:path>
          <draw:path draw:style-name="gr3" draw:text-style-name="P7" draw:layer="layout" svg:width="0.256cm" svg:height="0.517cm" svg:x="14.486cm" svg:y="11.1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12cm" svg:height="0.032cm" svg:x="13.056cm" svg:y="11.949cm" svg:viewBox="0 0 3113 33" draw:points="1556,33 0,33 0,0 3113,0 3113,33">
            <text:p/>
          </draw:polygon>
          <draw:path draw:style-name="gr3" draw:text-style-name="P7" draw:layer="layout" svg:width="0.604cm" svg:height="0.774cm" svg:x="13.112cm" svg:y="12.104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68cm" svg:height="0.032cm" svg:x="13.7cm" svg:y="12.104cm" svg:viewBox="0 0 2469 33" draw:points="1234,33 0,33 0,0 2469,0 2469,33">
            <text:p/>
          </draw:polygon>
          <draw:path draw:style-name="gr3" draw:text-style-name="P7" draw:layer="layout" svg:width="0.386cm" svg:height="0.351cm" svg:x="13.723cm" svg:y="12.4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14.175cm" svg:y="12.1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724cm" svg:y="12.57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5.472cm" svg:y="12.265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24cm" svg:height="0.36cm" svg:x="15.854cm" svg:y="12.1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547cm" svg:y="11.622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6.942cm" svg:y="11.8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515cm" svg:height="0.182cm" svg:x="17.619cm" svg:y="11.8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8.418cm" svg:y="11.62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629cm" svg:y="11.812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9.015cm" svg:y="11.80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9.694cm" svg:y="11.27cm" svg:viewBox="0 0 178 1393" draw:points="0,1393 178,1393 178,1357 37,1357 37,37 178,37 178,0 0,0">
            <text:p/>
          </draw:polygon>
          <draw:path draw:style-name="gr3" draw:text-style-name="P7" draw:layer="layout" svg:width="0.386cm" svg:height="0.351cm" svg:x="19.907cm" svg:y="11.8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20.543cm" svg:y="11.7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21.357cm" svg:y="11.36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2.507cm" svg:height="0.032cm" svg:x="22.046cm" svg:y="11.368cm" svg:viewBox="0 0 2508 33" draw:points="1255,33 0,33 0,0 2508,0 2508,33">
            <text:p/>
          </draw:polygon>
          <draw:path draw:style-name="gr3" draw:text-style-name="P7" draw:layer="layout" svg:width="0.386cm" svg:height="0.351cm" svg:x="22.068cm" svg:y="11.8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cm" svg:height="0.36cm" svg:x="22.521cm" svg:y="11.57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07cm" svg:y="11.94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3.818cm" svg:y="11.643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09cm" svg:height="0.532cm" svg:x="24.205cm" svg:y="11.643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7 53 140 141 140 90 0 169-73 169-172z">
            <text:p/>
          </draw:path>
          <draw:polygon draw:style-name="gr3" draw:text-style-name="P7" draw:layer="layout" svg:width="0.177cm" svg:height="1.392cm" svg:x="24.566cm" svg:y="11.27cm" svg:viewBox="0 0 178 1393" draw:points="141,1357 0,1357 0,1393 178,1393 178,0 0,0 0,37 141,37">
            <text:p/>
          </draw:polygon>
          <draw:path draw:style-name="gr3" draw:text-style-name="P7" draw:layer="layout" svg:width="0.515cm" svg:height="0.517cm" svg:x="25.389cm" svg:y="11.70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41cm" svg:y="11.817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131" draw:id="id131">
          <svg:title>TexMaths</svg:title>
          <svg:desc>24§display§\text { Ex. (3)}§svg§600§FALSE§</svg:desc>
          <draw:polygon draw:style-name="gr2" draw:text-style-name="P6" draw:layer="layout" svg:width="2.538cm" svg:height="0.76cm" svg:x="2.637cm" svg:y="13.749cm" svg:viewBox="0 0 2539 761" draw:points="1269,761 0,761 0,0 2539,0 2539,761">
            <text:p/>
          </draw:polygon>
          <draw:path draw:style-name="gr3" draw:text-style-name="P7" draw:layer="layout" svg:width="0.523cm" svg:height="0.575cm" svg:x="2.622cm" svg:y="13.767cm" svg:viewBox="0 0 524 576" svg:d="M86 509c0 31 0 40-65 40h-21v27h488l36-219h-21c-21 131-40 192-186 192h-114c-38 0-40-6-40-34v-225h75c83 0 92 27 92 98h21v-223h-21c0 71-9 98-92 98h-75v-203c0-27 2-33 40-33h110c130 0 153 46 167 163h21l-25-190h-476v27h21c65 0 65 9 65 38z">
            <text:p/>
          </draw:path>
          <draw:path draw:style-name="gr3" draw:text-style-name="P7" draw:layer="layout" svg:width="0.425cm" svg:height="0.364cm" svg:x="3.179cm" svg:y="13.976cm" svg:viewBox="0 0 426 365" svg:d="M232 167c27-33 58-75 79-96 27-31 61-44 100-44v-27c-21 2-46 2-69 2-25 0-69-2-81-2v27c17 2 25 11 25 25 0 13-10 25-13 31l-52 65-67-85c-8-9-8-11-8-15 0-13 13-21 31-21v-27c-23 0-79 2-93 2-17 0-57 0-80-2v27c59 0 61 0 100 52l84 109-81 100c-40 50-90 52-107 52v25c21-2 48-2 71-2s60 2 81 2v-25c-20-4-25-14-25-27 0-19 25-46 75-108l65 85c7 10 17 23 17 29 0 7-8 19-31 21v25c27 0 73-2 92-2 24 0 56 0 81 2v-25c-44 0-59-2-81-27z">
            <text:p/>
          </draw:path>
          <draw:path draw:style-name="gr3" draw:text-style-name="P7" draw:layer="layout" svg:width="0.091cm" svg:height="0.091cm" svg:x="3.687cm" svg:y="14.25cm" svg:viewBox="0 0 92 92" svg:d="M92 46c0-25-21-46-46-46s-46 21-46 46 21 46 46 46 46-21 46-46z">
            <text:p/>
          </draw:path>
          <draw:path draw:style-name="gr3" draw:text-style-name="P7" draw:layer="layout" svg:width="0.197cm" svg:height="0.844cm" svg:x="4.307cm" svg:y="13.707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35cm" svg:height="0.581cm" svg:x="4.586cm" svg:y="13.778cm" svg:viewBox="0 0 351 582" svg:d="M211 265c69-21 117-81 117-148 0-69-73-117-155-117-85 0-150 50-150 115 0 27 19 44 42 44 27 0 44-19 44-44 0-42-40-42-51-42 25-40 80-52 111-52 34 0 82 19 82 94 0 12-1 60-25 98-24 40-53 42-74 44-6 0-27 2-33 2-8 0-13 2-13 10 0 9 5 9 21 9h36c69 0 102 58 102 141 0 115-60 140-96 140-37 0-100-16-131-65 31 5 56-14 56-47 0-30-21-48-46-48-21 0-48 14-48 50 0 77 79 133 171 133 103 0 180-77 180-163 0-69-53-135-140-154z">
            <text:p/>
          </draw:path>
          <draw:path draw:style-name="gr3" draw:text-style-name="P7" draw:layer="layout" svg:width="0.197cm" svg:height="0.844cm" svg:x="5.021cm" svg:y="13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2" draw:id="id132">
          <svg:title>TexMaths</svg:title>
          <svg:desc>22§display§\int \frac{1}{\sqrt{9 - x^2}} \ dx = \int \frac{1}{\sqrt{3^2 - x^2 }} \ dx = \sin^{-1}\left( \frac{x}{3} \right) \ + \ c §svg§600§FALSE§</svg:desc>
          <draw:polygon draw:style-name="gr2" draw:text-style-name="P6" draw:layer="layout" svg:width="17.494cm" svg:height="1.695cm" svg:x="5.726cm" svg:y="13.348cm" svg:viewBox="0 0 17495 1696" draw:points="8748,1696 0,1696 0,0 17495,0 17495,1696">
            <text:p/>
          </draw:polygon>
          <draw:path draw:style-name="gr3" draw:text-style-name="P7" draw:layer="layout" svg:width="0.687cm" svg:height="1.719cm" svg:x="5.731cm" svg:y="13.309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7.94cm" svg:y="13.3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766cm" svg:height="0.032cm" svg:x="6.682cm" svg:y="14.152cm" svg:viewBox="0 0 2767 33" draw:points="1383,33 0,33 0,0 2767,0 2767,33">
            <text:p/>
          </draw:polygon>
          <draw:path draw:style-name="gr3" draw:text-style-name="P7" draw:layer="layout" svg:width="0.604cm" svg:height="0.774cm" svg:x="6.738cm" svg:y="14.30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122cm" svg:height="0.032cm" svg:x="7.326cm" svg:y="14.307cm" svg:viewBox="0 0 2123 33" draw:points="1061,33 0,33 0,0 2123,0 2123,33">
            <text:p/>
          </draw:polygon>
          <draw:path draw:style-name="gr3" draw:text-style-name="P7" draw:layer="layout" svg:width="0.321cm" svg:height="0.532cm" svg:x="7.359cm" svg:y="14.468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7.949cm" svg:y="14.77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681cm" svg:y="14.6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4cm" svg:height="0.36cm" svg:x="9.134cm" svg:y="14.4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9.829cm" svg:y="13.825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0.223cm" svg:y="14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182cm" svg:x="10.901cm" svg:y="14.0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1.716cm" svg:y="13.309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4.099cm" svg:y="13.32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113cm" svg:height="0.032cm" svg:x="12.668cm" svg:y="14.152cm" svg:viewBox="0 0 3114 33" draw:points="1556,33 0,33 0,0 3114,0 3114,33">
            <text:p/>
          </draw:polygon>
          <draw:path draw:style-name="gr3" draw:text-style-name="P7" draw:layer="layout" svg:width="0.604cm" svg:height="0.774cm" svg:x="12.724cm" svg:y="14.30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468cm" svg:height="0.032cm" svg:x="13.312cm" svg:y="14.307cm" svg:viewBox="0 0 2469 33" draw:points="1234,33 0,33 0,0 2469,0 2469,33">
            <text:p/>
          </draw:polygon>
          <draw:path draw:style-name="gr3" draw:text-style-name="P7" draw:layer="layout" svg:width="0.321cm" svg:height="0.532cm" svg:x="13.345cm" svg:y="14.468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4cm" svg:height="0.36cm" svg:x="13.733cm" svg:y="14.4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282cm" svg:y="14.77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5.014cm" svg:y="14.6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15.466cm" svg:y="14.40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162cm" svg:y="13.825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16.556cm" svg:y="14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182cm" svg:x="17.233cm" svg:y="14.0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8.031cm" svg:y="14.01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337cm" svg:y="13.844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8.55cm" svg:y="14.02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9.013cm" svg:y="13.88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497cm" svg:y="13.677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95cm" svg:height="1.392cm" svg:x="20.053cm" svg:y="13.473cm" svg:viewBox="0 0 296 1393" svg:d="M260 1386c2 0 9 7 9 7h18c2 0 9 0 9-7 0-4-2-6-4-7-28-29-70-71-118-155-84-150-114-342-114-527 0-343 97-546 234-683 2-2 2-5 2-7 0-7-6-7-14-7-11 0-13 0-20 7-74 63-156 171-211 335-33 102-51 225-51 353 0 185 33 393 155 573 21 30 51 61 51 61 7 11 18 23 25 28z">
            <text:p/>
          </draw:path>
          <draw:path draw:style-name="gr3" draw:text-style-name="P7" draw:layer="layout" svg:width="0.386cm" svg:height="0.351cm" svg:x="20.491cm" svg:y="13.49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olygon draw:style-name="gr3" draw:text-style-name="P7" draw:layer="layout" svg:width="0.443cm" svg:height="0.032cm" svg:x="20.468cm" svg:y="14.152cm" svg:viewBox="0 0 444 33" draw:points="222,33 0,33 0,0 444,0 444,33">
            <text:p/>
          </draw:polygon>
          <draw:path draw:style-name="gr3" draw:text-style-name="P7" draw:layer="layout" svg:width="0.321cm" svg:height="0.532cm" svg:x="20.528cm" svg:y="14.37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95cm" svg:height="1.392cm" svg:x="21.032cm" svg:y="13.473cm" svg:viewBox="0 0 296 1393" svg:d="M296 695c0-221-53-457-206-632-11-12-39-42-58-58-6-5-7-5-18-5-7 0-14 0-14 7 0 4 4 7 5 9 27 26 69 69 116 155 85 148 115 340 115 524 0 337-93 543-232 684-2 1-4 5-4 7 0 7 7 7 14 7 11 0 12 0 19-6 74-63 157-170 212-334 33-106 51-233 51-358z">
            <text:p/>
          </draw:path>
          <draw:path draw:style-name="gr3" draw:text-style-name="P7" draw:layer="layout" svg:width="0.515cm" svg:height="0.517cm" svg:x="21.938cm" svg:y="13.91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957cm" svg:y="14.02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0" anim:sub-item="text" smil:attributeName="visibility" smil:to="visible"/>
                  <anim:animate smil:begin="0s" smil:dur="0.5s" smil:fill="hold" smil:decelerate="0.5" smil:targetElement="id120" anim:sub-item="text" smil:attributeName="rotate" smil:values="-90;0" smil:keyTimes="0;1"/>
                  <anim:animate smil:begin="0s" smil:dur="0.5s" smil:fill="hold" smil:decelerate="0.5" smil:targetElement="id120" anim:sub-item="text" smil:attributeName="width" smil:values="width;width*.05" smil:keyTimes="0;1"/>
                  <anim:animate smil:begin="0.5s" smil:dur="0.5s" smil:fill="hold" smil:accelerate="0.5" smil:targetElement="id120" anim:sub-item="text" smil:attributeName="width" smil:values="width*.05;width" smil:keyTimes="0;1"/>
                  <anim:animate smil:dur="1s" smil:fill="hold" smil:targetElement="id120" anim:sub-item="text" smil:attributeName="height" smil:values="height;height" smil:keyTimes="0;1"/>
                  <anim:animate smil:begin="0s" smil:dur="0.5s" smil:fill="hold" smil:decelerate="0.5" smil:targetElement="id120" anim:sub-item="text" smil:attributeName="x" smil:values="x+.4;x" smil:keyTimes="0;1"/>
                  <anim:animate smil:begin="0s" smil:dur="0.5s" smil:fill="hold" smil:decelerate="0.5" smil:targetElement="id120" anim:sub-item="text" smil:attributeName="y" smil:values="y-.2;y+.1" smil:keyTimes="0;1"/>
                  <anim:animate smil:begin="0.5s" smil:dur="0.5s" smil:fill="hold" smil:accelerate="0.5" smil:targetElement="id120" anim:sub-item="text" smil:attributeName="y" smil:values="y+.1;y" smil:keyTimes="0;1"/>
                  <anim:transitionFilter smil:begin="0s" smil:dur="1s" smil:decelerate="0.5" smil:targetElement="id1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1" smil:attributeName="visibility" smil:to="visible"/>
                  <anim:animate smil:dur="0.5s" smil:fill="hold" smil:targetElement="id121" smil:attributeName="width" smil:values="width*0.05;width" smil:keyTimes="0;1"/>
                  <anim:animate smil:dur="0.5s" smil:fill="hold" smil:targetElement="id121" smil:attributeName="height" smil:values="height;height" smil:keyTimes="0;1"/>
                  <anim:animate smil:dur="0.5s" smil:fill="hold" smil:targetElement="id121" smil:attributeName="x" smil:values="x-.2;x" smil:keyTimes="0;1"/>
                  <anim:animate smil:dur="0.5s" smil:fill="hold" smil:targetElement="id121" smil:attributeName="y" smil:values="y;y" smil:keyTimes="0;1"/>
                  <anim:transitionFilter smil:dur="0.5s" smil:targetElement="id12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3" smil:attributeName="visibility" smil:to="visible"/>
                  <anim:animate smil:dur="0.5s" smil:fill="hold" smil:targetElement="id123" smil:attributeName="width" smil:values="width*0.05;width" smil:keyTimes="0;1"/>
                  <anim:animate smil:dur="0.5s" smil:fill="hold" smil:targetElement="id123" smil:attributeName="height" smil:values="height;height" smil:keyTimes="0;1"/>
                  <anim:animate smil:dur="0.5s" smil:fill="hold" smil:targetElement="id123" smil:attributeName="x" smil:values="x-.2;x" smil:keyTimes="0;1"/>
                  <anim:animate smil:dur="0.5s" smil:fill="hold" smil:targetElement="id123" smil:attributeName="y" smil:values="y;y" smil:keyTimes="0;1"/>
                  <anim:transitionFilter smil:dur="0.5s" smil:targetElement="id12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9" smil:attributeName="visibility" smil:to="visible"/>
                  <anim:animate smil:dur="0.5s" smil:fill="hold" smil:targetElement="id129" smil:attributeName="width" smil:values="width*0.05;width" smil:keyTimes="0;1"/>
                  <anim:animate smil:dur="0.5s" smil:fill="hold" smil:targetElement="id129" smil:attributeName="height" smil:values="height;height" smil:keyTimes="0;1"/>
                  <anim:animate smil:dur="0.5s" smil:fill="hold" smil:targetElement="id129" smil:attributeName="x" smil:values="x-.2;x" smil:keyTimes="0;1"/>
                  <anim:animate smil:dur="0.5s" smil:fill="hold" smil:targetElement="id129" smil:attributeName="y" smil:values="y;y" smil:keyTimes="0;1"/>
                  <anim:transitionFilter smil:dur="0.5s" smil:targetElement="id12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31" smil:attributeName="visibility" smil:to="visible"/>
                  <anim:animate smil:dur="0.25s" smil:fill="hold" smil:targetElement="id131" smil:attributeName="width" smil:values="width*0.05;width" smil:keyTimes="0;1"/>
                  <anim:animate smil:dur="0.25s" smil:fill="hold" smil:targetElement="id131" smil:attributeName="height" smil:values="height;height" smil:keyTimes="0;1"/>
                  <anim:animate smil:dur="0.25s" smil:fill="hold" smil:targetElement="id131" smil:attributeName="x" smil:values="x-.2;x" smil:keyTimes="0;1"/>
                  <anim:animate smil:dur="0.25s" smil:fill="hold" smil:targetElement="id131" smil:attributeName="y" smil:values="y;y" smil:keyTimes="0;1"/>
                  <anim:transitionFilter smil:dur="0.25s" smil:targetElement="id13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7cm" presentation:class="title" presentation:user-transformed="true">
          <draw:text-box>
            <text:p xml:id="id133" text:id="id133"><text:span text:style-name="T5"><text:s/></text:span><text:span text:style-name="T5">Special Integrals </text:span></text:p>
          </draw:text-box>
        </draw:frame>
        <draw:frame presentation:style-name="pr8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35" draw:id="id135">
          <svg:title>TexMaths</svg:title>
          <svg:desc>22§display§\int \frac{1}{\sqrt{(px + q)^2 + a^2 }} \ dx = \log \left[ (px + q) + \sqrt{(px + q)^2 + a^2 } \right] \left( \frac{1}{p} \right) \ + \ c §svg§600§FALSE§</svg:desc>
          <draw:polygon draw:style-name="gr2" draw:text-style-name="P6" draw:layer="layout" svg:width="23.474cm" svg:height="1.917cm" svg:x="3.722cm" svg:y="2.245cm" svg:viewBox="0 0 23475 1918" draw:points="11738,1918 0,1918 0,0 23475,0 23475,1918">
            <text:p/>
          </draw:polygon>
          <draw:path draw:style-name="gr3" draw:text-style-name="P7" draw:layer="layout" svg:width="0.687cm" svg:height="1.718cm" svg:x="3.727cm" svg:y="2.275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7.339cm" svg:y="2.2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4.678cm" svg:y="3.117cm" svg:viewBox="0 0 5572 33" draw:points="2786,33 0,33 0,0 5572,0 5572,33">
            <text:p/>
          </draw:polygon>
          <draw:path draw:style-name="gr3" draw:text-style-name="P7" draw:layer="layout" svg:width="0.705cm" svg:height="0.928cm" svg:x="4.764cm" svg:y="3.272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5.452cm" svg:y="3.272cm" svg:viewBox="0 0 4800 33" draw:points="2399,33 0,33 0,0 4800,0 4800,33">
            <text:p/>
          </draw:polygon>
          <draw:path draw:style-name="gr3" draw:text-style-name="P7" draw:layer="layout" svg:width="0.18cm" svg:height="0.773cm" svg:x="5.528cm" svg:y="3.38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5.727cm" svg:y="3.622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6.163cm" svg:y="3.6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6.799cm" svg:y="3.5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7.559cm" svg:y="3.622cm" svg:viewBox="0 0 320 493" svg:d="M320 9c0-4-1-9-7-9-9 0-40 32-53 55-17-43-47-55-73-55-92 0-187 114-187 227 0 76 46 125 102 125 34 0 65-19 92-48-7 29-32 132-34 139-7 23-14 25-56 27-11 0-18 0-18 16 0 0 0 7 9 7 26 0 53-2 79-2 27 0 53 2 79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7.944cm" svg:y="3.38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8.236cm" svg:y="3.38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764cm" svg:y="3.5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5cm" svg:height="0.351cm" svg:x="9.525cm" svg:y="3.622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6-135 44-171 22-45 58-73 89-73 51 0 62 63 62 68 0 4-2 9-4 13z">
            <text:p/>
          </draw:path>
          <draw:path draw:style-name="gr3" draw:text-style-name="P7" draw:layer="layout" svg:width="0.24cm" svg:height="0.36cm" svg:x="9.937cm" svg:y="3.38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63cm" svg:y="2.79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1.024cm" svg:y="2.9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1.702cm" svg:y="3.0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7cm" svg:x="12.501cm" svg:y="2.7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2.712cm" svg:y="2.9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3.098cm" svg:y="2.977cm" svg:viewBox="0 0 356 512" svg:d="M151 218c-68 0-68-77-68-95 0-21 1-46 12-65 7-10 25-32 56-32 67 0 67 78 67 95 0 21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77cm" svg:height="1.391cm" svg:x="13.777cm" svg:y="2.438cm" svg:viewBox="0 0 178 1392" draw:points="0,1392 178,1392 178,1356 37,1356 37,37 178,37 178,0 0,0">
            <text:p/>
          </draw:polygon>
          <draw:path draw:style-name="gr3" draw:text-style-name="P7" draw:layer="layout" svg:width="0.18cm" svg:height="0.773cm" svg:x="14.045cm" svg:y="2.74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4.243cm" svg:y="2.985cm" svg:viewBox="0 0 405 493" svg:d="M60 438c-7 26-7 32-42 32-9 0-18 0-18 14 0 7 4 9 11 9 21 0 42-2 65-2 24 0 51 2 75 2 6 0 14 0 14-14 0-9-7-9-17-9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4.68cm" svg:y="2.98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5.315cm" svg:y="2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16.076cm" svg:y="2.985cm" svg:viewBox="0 0 320 493" svg:d="M320 9c0-4-1-9-7-9-9 0-40 32-53 55-17-43-47-55-73-55-92 0-187 114-187 227 0 76 46 125 102 125 34 0 65-19 92-48-7 29-32 132-34 139-7 23-14 25-56 27-11 0-18 0-18 16 0 0 0 7 9 7 25 0 53-2 77-2 29 0 55 2 81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6.461cm" svg:y="2.74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6.933cm" svg:y="2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7.748cm" svg:y="2.597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18.436cm" svg:y="2.597cm" svg:viewBox="0 0 4800 33" draw:points="2399,33 0,33 0,0 4800,0 4800,33">
            <text:p/>
          </draw:polygon>
          <draw:path draw:style-name="gr3" draw:text-style-name="P7" draw:layer="layout" svg:width="0.18cm" svg:height="0.773cm" svg:x="18.513cm" svg:y="2.74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8.712cm" svg:y="2.985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9.149cm" svg:y="2.9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9.784cm" svg:y="2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20.544cm" svg:y="2.985cm" svg:viewBox="0 0 320 493" svg:d="M320 9c0-4-1-9-7-9-9 0-40 32-53 55-17-43-47-55-73-55-92 0-187 114-187 227 0 76 46 125 102 125 34 0 65-19 92-48-7 29-32 132-34 139-7 23-14 25-56 27-11 0-18 0-18 16 0 0 0 7 9 7 26 0 53-2 79-2 27 0 53 2 79 2 4 0 15 0 15-14 0-9-8-9-20-9-39 0-39-6-39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0.93cm" svg:y="2.74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21.22cm" svg:y="2.74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1.748cm" svg:y="2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5cm" svg:height="0.351cm" svg:x="22.51cm" svg:y="2.985cm" svg:viewBox="0 0 356 352" svg:d="M259 49c-14-28-37-49-72-49-90 0-187 114-187 227 0 74 42 125 104 125 16 0 54-4 100-58 7 31 34 58 71 58 28 0 45-18 58-42 12-29 23-76 23-78 0-7-8-7-9-7-9 0-9 2-11 14-14 50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24cm" svg:height="0.36cm" svg:x="22.922cm" svg:y="2.74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77cm" svg:height="1.391cm" svg:x="23.248cm" svg:y="2.438cm" svg:viewBox="0 0 178 1392" draw:points="141,1356 0,1356 0,1392 178,1392 178,0 0,0 0,37 141,37">
            <text:p/>
          </draw:polygon>
          <draw:path draw:style-name="gr3" draw:text-style-name="P7" draw:layer="layout" svg:width="0.381cm" svg:height="1.855cm" svg:x="23.888cm" svg:y="2.206cm" svg:viewBox="0 0 382 1856" svg:d="M382 1849c0-4-2-5-4-7-28-30-81-81-132-165-125-199-181-451-181-748 0-209 27-477 155-707 62-111 125-175 160-208 2-2 2-3 2-7 0-7-5-7-16-7-10 0-12 0-25 12-260 236-341 590-341 915 0 304 70 611 268 843 15 17 44 49 77 77 9 9 11 9 21 9 11 0 16 0 16-7z">
            <text:p/>
          </draw:path>
          <draw:path draw:style-name="gr3" draw:text-style-name="P7" draw:layer="layout" svg:width="0.256cm" svg:height="0.516cm" svg:x="24.46cm" svg:y="2.28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24.39cm" svg:y="3.117cm" svg:viewBox="0 0 391 33" draw:points="195,33 0,33 0,0 391,0 391,33">
            <text:p/>
          </draw:polygon>
          <draw:path draw:style-name="gr3" draw:text-style-name="P7" draw:layer="layout" svg:width="0.404cm" svg:height="0.492cm" svg:x="24.365cm" svg:y="3.515cm" svg:viewBox="0 0 405 493" svg:d="M60 438c-7 26-7 32-42 32-9 0-18 0-18 14 0 7 4 9 11 9 21 0 42-2 65-2 24 0 51 2 75 2 6 0 14 0 14-14 0-9-7-9-17-9-39 0-39-6-39-13 0-10 32-135 37-154 11 21 32 49 72 49 90 0 187-114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1cm" svg:height="1.855cm" svg:x="24.899cm" svg:y="2.206cm" svg:viewBox="0 0 382 1856" svg:d="M382 929c0-304-70-611-268-843-15-17-44-49-75-77-11-9-13-9-23-9-9 0-16 0-16 7 0 4 4 7 5 9 27 28 79 79 131 163 124 199 183 451 183 748 0 209-29 477-157 707-62 111-127 175-158 208-2 2-4 3-4 7 0 7 7 7 16 7 10 0 12 0 24-12 261-236 342-590 342-915z">
            <text:p/>
          </draw:path>
          <draw:path draw:style-name="gr3" draw:text-style-name="P7" draw:layer="layout" svg:width="0.515cm" svg:height="0.516cm" svg:x="25.914cm" svg:y="2.8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6.933cm" svg:y="2.985cm" svg:viewBox="0 0 303 352" svg:d="M276 48c-12 0-23-1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34" draw:id="id134">
          <svg:title>TexMaths</svg:title>
          <svg:desc>24§display§\text {(4)}§svg§600§FALSE§</svg:desc>
          <draw:polygon draw:style-name="gr2" draw:text-style-name="P6" draw:layer="layout" svg:width="0.91cm" svg:height="0.76cm" svg:x="2.517cm" svg:y="2.745cm" svg:viewBox="0 0 911 761" draw:points="455,761 0,761 0,0 911,0 911,761">
            <text:p/>
          </draw:polygon>
          <draw:path draw:style-name="gr3" draw:text-style-name="P7" draw:layer="layout" svg:width="0.197cm" svg:height="0.844cm" svg:x="2.557cm" svg:y="2.7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2.826cm" svg:y="2.76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3.274cm" svg:y="2.7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7" draw:id="id137">
          <svg:title>TexMaths</svg:title>
          <svg:desc>22§display§\int \frac{1}{\sqrt{(px + q)^2 + a^2 }} \ dx =  \frac{1}{p} \log \left[ (px + q) + \sqrt{(px + q)^2 + a^2 } \right]  \right) \ + \ c §svg§600§FALSE§</svg:desc>
          <draw:polygon draw:style-name="gr2" draw:text-style-name="P6" draw:layer="layout" svg:width="22.334cm" svg:height="1.849cm" svg:x="4.624cm" svg:y="4.347cm" svg:viewBox="0 0 22335 1850" draw:points="11169,1850 0,1850 0,0 22335,0 22335,1850">
            <text:p/>
          </draw:polygon>
          <draw:path draw:style-name="gr3" draw:text-style-name="P7" draw:layer="layout" svg:width="0.687cm" svg:height="1.718cm" svg:x="4.629cm" svg:y="4.30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241cm" svg:y="4.32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58cm" svg:y="5.151cm" svg:viewBox="0 0 5572 33" draw:points="2786,33 0,33 0,0 5572,0 5572,33">
            <text:p/>
          </draw:polygon>
          <draw:path draw:style-name="gr3" draw:text-style-name="P7" draw:layer="layout" svg:width="0.705cm" svg:height="0.928cm" svg:x="5.666cm" svg:y="5.306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354cm" svg:y="5.306cm" svg:viewBox="0 0 4799 33" draw:points="2399,33 0,33 0,0 4799,0 4799,33">
            <text:p/>
          </draw:polygon>
          <draw:path draw:style-name="gr3" draw:text-style-name="P7" draw:layer="layout" svg:width="0.18cm" svg:height="0.773cm" svg:x="6.43cm" svg:y="5.41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629cm" svg:y="5.656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7.065cm" svg:y="5.6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7.7cm" svg:y="5.54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461cm" svg:y="5.656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8.846cm" svg:y="5.41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138cm" svg:y="5.41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666cm" svg:y="5.54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10.426cm" svg:y="5.65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0.838cm" svg:y="5.41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532cm" svg:y="4.82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1.926cm" svg:y="5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2.604cm" svg:y="5.0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54cm" svg:y="4.3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469cm" svg:y="5.151cm" svg:viewBox="0 0 391 33" draw:points="195,33 0,33 0,0 391,0 391,33">
            <text:p/>
          </draw:polygon>
          <draw:path draw:style-name="gr3" draw:text-style-name="P7" draw:layer="layout" svg:width="0.404cm" svg:height="0.492cm" svg:x="13.445cm" svg:y="5.549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4.105cm" svg:y="4.82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316cm" svg:y="5.01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703cm" svg:y="5.0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77cm" svg:height="1.391cm" svg:x="15.382cm" svg:y="4.472cm" svg:viewBox="0 0 178 1392" draw:points="0,1392 178,1392 178,1357 37,1357 37,37 178,37 178,0 0,0">
            <text:p/>
          </draw:polygon>
          <draw:path draw:style-name="gr3" draw:text-style-name="P7" draw:layer="layout" svg:width="0.18cm" svg:height="0.773cm" svg:x="15.65cm" svg:y="4.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5.849cm" svg:y="5.019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285cm" svg:y="5.0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919cm" svg:y="4.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17.681cm" svg:y="5.019cm" svg:viewBox="0 0 320 493" svg:d="M320 9c0-4-1-9-7-9-9 0-40 32-53 55-17-43-47-55-73-55-92 0-187 114-187 227 0 76 46 125 102 125 34 0 65-19 92-48-7 29-32 132-34 139-7 23-14 25-56 27-11 0-18 0-18 16 0 0 0 7 9 7 25 0 53-2 77-2 29 0 55 2 81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8.066cm" svg:y="4.7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8.538cm" svg:y="4.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9.353cm" svg:y="4.63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20.041cm" svg:y="4.63cm" svg:viewBox="0 0 4799 33" draw:points="2399,33 0,33 0,0 4799,0 4799,33">
            <text:p/>
          </draw:polygon>
          <draw:path draw:style-name="gr3" draw:text-style-name="P7" draw:layer="layout" svg:width="0.18cm" svg:height="0.773cm" svg:x="20.118cm" svg:y="4.7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20.317cm" svg:y="5.019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754cm" svg:y="5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1.387cm" svg:y="4.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22.148cm" svg:y="5.019cm" svg:viewBox="0 0 320 493" svg:d="M320 9c0-4-1-9-7-9-9 0-40 32-53 55-17-43-47-55-73-55-92 0-187 114-187 227 0 76 46 125 102 125 34 0 65-19 92-48-7 29-32 132-34 139-7 23-14 25-56 27-11 0-18 0-18 16 0 0 0 7 9 7 25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2.535cm" svg:y="4.7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2.825cm" svg:y="4.77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3.353cm" svg:y="4.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55cm" svg:height="0.351cm" svg:x="24.113cm" svg:y="5.019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24.525cm" svg:y="4.77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77cm" svg:height="1.391cm" svg:x="24.853cm" svg:y="4.472cm" svg:viewBox="0 0 178 1392" draw:points="141,1357 0,1357 0,1392 178,1392 178,0 0,0 0,37 141,37">
            <text:p/>
          </draw:polygon>
          <draw:path draw:style-name="gr3" draw:text-style-name="P7" draw:layer="layout" svg:width="0.515cm" svg:height="0.516cm" svg:x="25.676cm" svg:y="4.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6.695cm" svg:y="5.01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39" draw:id="id139">
          <svg:title>TexMaths</svg:title>
          <svg:desc>22§display§\int \frac{1}{\sqrt{(px + q)^2 - a^2 }} \ dx = \log \left[ (px + q) + \sqrt{(px + q)^2 - a^2 } \right] \left( \frac{1}{p} \right) \ + \ c §svg§600§FALSE§</svg:desc>
          <draw:polygon draw:style-name="gr2" draw:text-style-name="P6" draw:layer="layout" svg:width="23.474cm" svg:height="1.917cm" svg:x="3.726cm" svg:y="6.546cm" svg:viewBox="0 0 23475 1918" draw:points="11738,1918 0,1918 0,0 23475,0 23475,1918">
            <text:p/>
          </draw:polygon>
          <draw:path draw:style-name="gr3" draw:text-style-name="P7" draw:layer="layout" svg:width="0.687cm" svg:height="1.718cm" svg:x="3.731cm" svg:y="6.576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7.343cm" svg:y="6.5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4.682cm" svg:y="7.418cm" svg:viewBox="0 0 5572 33" draw:points="2786,33 0,33 0,0 5572,0 5572,33">
            <text:p/>
          </draw:polygon>
          <draw:path draw:style-name="gr3" draw:text-style-name="P7" draw:layer="layout" svg:width="0.705cm" svg:height="0.928cm" svg:x="4.768cm" svg:y="7.573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5.456cm" svg:y="7.573cm" svg:viewBox="0 0 4800 33" draw:points="2399,33 0,33 0,0 4800,0 4800,33">
            <text:p/>
          </draw:polygon>
          <draw:path draw:style-name="gr3" draw:text-style-name="P7" draw:layer="layout" svg:width="0.18cm" svg:height="0.773cm" svg:x="5.532cm" svg:y="7.68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5.731cm" svg:y="7.923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6.167cm" svg:y="7.9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6.803cm" svg:y="7.8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7.563cm" svg:y="7.923cm" svg:viewBox="0 0 320 493" svg:d="M320 9c0-4-1-9-7-9-9 0-40 32-53 55-17-43-47-55-73-55-92 0-187 114-187 227 0 76 46 125 102 125 34 0 65-19 92-48-7 29-32 132-34 139-7 23-14 25-56 27-11 0-18 0-18 16 0 0 0 7 9 7 26 0 53-2 79-2 27 0 53 2 79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7.948cm" svg:y="7.68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8.24cm" svg:y="7.68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88cm" svg:y="8.057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9.529cm" svg:y="7.923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6-135 44-171 22-45 58-73 89-73 51 0 62 63 62 68 0 4-2 9-4 13z">
            <text:p/>
          </draw:path>
          <draw:path draw:style-name="gr3" draw:text-style-name="P7" draw:layer="layout" svg:width="0.24cm" svg:height="0.36cm" svg:x="9.941cm" svg:y="7.68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634cm" svg:y="7.09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1.028cm" svg:y="7.2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1.706cm" svg:y="7.3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7cm" svg:x="12.505cm" svg:y="7.09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2.716cm" svg:y="7.28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3.102cm" svg:y="7.278cm" svg:viewBox="0 0 356 512" svg:d="M151 218c-68 0-68-77-68-95 0-21 1-46 12-65 7-11 25-32 56-32 67 0 67 78 67 95 0 21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77cm" svg:height="1.391cm" svg:x="13.781cm" svg:y="6.739cm" svg:viewBox="0 0 178 1392" draw:points="0,1392 178,1392 178,1356 37,1356 37,37 178,37 178,0 0,0">
            <text:p/>
          </draw:polygon>
          <draw:path draw:style-name="gr3" draw:text-style-name="P7" draw:layer="layout" svg:width="0.18cm" svg:height="0.773cm" svg:x="14.049cm" svg:y="7.04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4.247cm" svg:y="7.286cm" svg:viewBox="0 0 405 493" svg:d="M60 438c-7 26-7 32-42 32-9 0-18 0-18 14 0 7 4 9 11 9 21 0 42-2 65-2 24 0 51 2 75 2 6 0 14 0 14-14 0-9-7-9-17-9-39 0-39-6-39-13 0-10 32-135 37-154 11 21 32 49 72 49 90 0 187-115 187-227 0-74-44-125-102-125-39 0-78 28-102 58-9-42-43-58-71-58-35 0-51 30-58 44-12 26-23 74-23 76 0 7 7 7 9 7 7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4.684cm" svg:y="7.28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5.319cm" svg:y="7.1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16.08cm" svg:y="7.286cm" svg:viewBox="0 0 320 493" svg:d="M320 9c0-4-1-9-7-9-9 0-40 32-53 55-17-43-47-55-73-55-92 0-187 114-187 227 0 76 46 125 102 125 34 0 65-20 92-48-7 28-32 132-34 139-7 23-14 25-56 27-11 0-18 0-18 16 0 0 0 7 9 7 25 0 53-2 77-2 29 0 55 2 81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6.465cm" svg:y="7.04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6.937cm" svg:y="7.1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7.752cm" svg:y="6.898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18.44cm" svg:y="6.898cm" svg:viewBox="0 0 4800 33" draw:points="2399,33 0,33 0,0 4800,0 4800,33">
            <text:p/>
          </draw:polygon>
          <draw:path draw:style-name="gr3" draw:text-style-name="P7" draw:layer="layout" svg:width="0.18cm" svg:height="0.773cm" svg:x="18.517cm" svg:y="7.04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18.716cm" svg:y="7.286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9.153cm" svg:y="7.2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9.788cm" svg:y="7.1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20.548cm" svg:y="7.286cm" svg:viewBox="0 0 320 493" svg:d="M320 9c0-4-1-9-7-9-9 0-40 32-53 55-17-43-47-55-73-55-92 0-187 114-187 227 0 76 46 125 102 125 34 0 65-20 92-48-7 28-32 132-34 139-7 23-14 25-56 27-11 0-18 0-18 16 0 0 0 7 9 7 26 0 53-2 79-2 27 0 53 2 79 2 4 0 15 0 15-14 0-9-8-9-20-9-39 0-39-6-39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0.934cm" svg:y="7.04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21.224cm" svg:y="7.04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1.773cm" svg:y="7.418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2.514cm" svg:y="7.286cm" svg:viewBox="0 0 356 352" svg:d="M259 49c-14-28-37-49-72-49-90 0-187 114-187 227 0 74 42 125 104 125 16 0 54-4 100-58 7 31 34 58 71 58 28 0 45-18 58-42 12-29 23-76 23-78 0-7-8-7-9-7-9 0-9 2-11 14-14 50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24cm" svg:height="0.36cm" svg:x="22.926cm" svg:y="7.04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77cm" svg:height="1.391cm" svg:x="23.252cm" svg:y="6.739cm" svg:viewBox="0 0 178 1392" draw:points="141,1356 0,1356 0,1392 178,1392 178,0 0,0 0,37 141,37">
            <text:p/>
          </draw:polygon>
          <draw:path draw:style-name="gr3" draw:text-style-name="P7" draw:layer="layout" svg:width="0.381cm" svg:height="1.855cm" svg:x="23.892cm" svg:y="6.507cm" svg:viewBox="0 0 382 1856" svg:d="M382 1849c0-4-2-5-4-7-28-30-81-81-132-165-125-199-181-451-181-748 0-209 27-477 155-707 62-111 125-174 160-208 2-2 2-3 2-7 0-7-5-7-16-7-10 0-12 0-25 12-260 236-341 590-341 915 0 304 70 611 268 843 15 17 44 49 77 77 9 9 11 9 21 9 11 0 16 0 16-7z">
            <text:p/>
          </draw:path>
          <draw:path draw:style-name="gr3" draw:text-style-name="P7" draw:layer="layout" svg:width="0.256cm" svg:height="0.516cm" svg:x="24.464cm" svg:y="6.5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24.394cm" svg:y="7.418cm" svg:viewBox="0 0 391 33" draw:points="195,33 0,33 0,0 391,0 391,33">
            <text:p/>
          </draw:polygon>
          <draw:path draw:style-name="gr3" draw:text-style-name="P7" draw:layer="layout" svg:width="0.404cm" svg:height="0.492cm" svg:x="24.369cm" svg:y="7.816cm" svg:viewBox="0 0 405 493" svg:d="M60 438c-7 26-7 32-42 32-9 0-18 0-18 14 0 7 4 9 11 9 21 0 42-2 65-2 24 0 51 2 75 2 6 0 14 0 14-14 0-9-7-9-17-9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1cm" svg:height="1.855cm" svg:x="24.903cm" svg:y="6.507cm" svg:viewBox="0 0 382 1856" svg:d="M382 929c0-304-70-611-268-843-15-17-44-49-75-77-11-9-13-9-23-9-9 0-16 0-16 7 0 4 4 7 5 9 27 28 79 79 131 163 124 199 183 451 183 748 0 209-29 477-157 707-62 111-127 175-158 208-2 2-4 3-4 7 0 7 7 7 16 7 10 0 12 0 24-12 261-236 342-590 342-915z">
            <text:p/>
          </draw:path>
          <draw:path draw:style-name="gr3" draw:text-style-name="P7" draw:layer="layout" svg:width="0.515cm" svg:height="0.516cm" svg:x="25.918cm" svg:y="7.1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6.937cm" svg:y="7.286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38" draw:id="id138">
          <svg:title>TexMaths</svg:title>
          <svg:desc>24§display§\text {(5)}§svg§600§FALSE§</svg:desc>
          <draw:polygon draw:style-name="gr2" draw:text-style-name="P6" draw:layer="layout" svg:width="0.91cm" svg:height="0.76cm" svg:x="2.519cm" svg:y="7.046cm" svg:viewBox="0 0 911 761" draw:points="455,761 0,761 0,0 911,0 911,761">
            <text:p/>
          </draw:polygon>
          <draw:path draw:style-name="gr3" draw:text-style-name="P7" draw:layer="layout" svg:width="0.197cm" svg:height="0.844cm" svg:x="2.559cm" svg:y="7.00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2.848cm" svg:y="7.075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3.276cm" svg:y="7.0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1" draw:id="id141">
          <svg:title>TexMaths</svg:title>
          <svg:desc>22§display§\int \frac{1}{\sqrt{(px + q)^2 - a^2 }} \ dx =  \frac{1}{p} \log \left[ (px + q) + \sqrt{(px + q)^2 - a^2 } \right]  \right) \ + \ c §svg§600§FALSE§</svg:desc>
          <draw:polygon draw:style-name="gr2" draw:text-style-name="P6" draw:layer="layout" svg:width="22.334cm" svg:height="1.849cm" svg:x="4.522cm" svg:y="8.746cm" svg:viewBox="0 0 22335 1850" draw:points="11169,1850 0,1850 0,0 22335,0 22335,1850">
            <text:p/>
          </draw:polygon>
          <draw:path draw:style-name="gr3" draw:text-style-name="P7" draw:layer="layout" svg:width="0.687cm" svg:height="1.718cm" svg:x="4.527cm" svg:y="8.70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8.139cm" svg:y="8.72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478cm" svg:y="9.55cm" svg:viewBox="0 0 5572 33" draw:points="2786,33 0,33 0,0 5572,0 5572,33">
            <text:p/>
          </draw:polygon>
          <draw:path draw:style-name="gr3" draw:text-style-name="P7" draw:layer="layout" svg:width="0.705cm" svg:height="0.928cm" svg:x="5.564cm" svg:y="9.70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6.252cm" svg:y="9.705cm" svg:viewBox="0 0 4799 33" draw:points="2399,33 0,33 0,0 4799,0 4799,33">
            <text:p/>
          </draw:polygon>
          <draw:path draw:style-name="gr3" draw:text-style-name="P7" draw:layer="layout" svg:width="0.18cm" svg:height="0.773cm" svg:x="6.328cm" svg:y="9.81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6.527cm" svg:y="10.055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6.963cm" svg:y="10.0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7.598cm" svg:y="9.94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8.359cm" svg:y="10.055cm" svg:viewBox="0 0 320 493" svg:d="M320 9c0-4-1-9-7-9-9 0-40 32-53 55-17-43-47-55-73-55-92 0-187 114-187 227 0 76 46 125 102 125 34 0 65-19 92-48-7 29-32 132-34 139-7 23-14 25-56 27-11 0-18 0-18 16 0 0 0 7 9 7 26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8.744cm" svg:y="9.81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036cm" svg:y="9.8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584cm" svg:y="10.189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0.324cm" svg:y="10.055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10.736cm" svg:y="9.8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43cm" svg:y="9.22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1.824cm" svg:y="9.4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2.502cm" svg:y="9.4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438cm" svg:y="8.72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367cm" svg:y="9.55cm" svg:viewBox="0 0 391 33" draw:points="195,33 0,33 0,0 391,0 391,33">
            <text:p/>
          </draw:polygon>
          <draw:path draw:style-name="gr3" draw:text-style-name="P7" draw:layer="layout" svg:width="0.404cm" svg:height="0.492cm" svg:x="13.343cm" svg:y="9.948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173cm" svg:height="0.538cm" svg:x="14.003cm" svg:y="9.22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214cm" svg:y="9.41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601cm" svg:y="9.40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77cm" svg:height="1.391cm" svg:x="15.28cm" svg:y="8.871cm" svg:viewBox="0 0 178 1392" draw:points="0,1392 178,1392 178,1357 37,1357 37,37 178,37 178,0 0,0">
            <text:p/>
          </draw:polygon>
          <draw:path draw:style-name="gr3" draw:text-style-name="P7" draw:layer="layout" svg:width="0.18cm" svg:height="0.773cm" svg:x="15.548cm" svg:y="9.1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15.747cm" svg:y="9.418cm" svg:viewBox="0 0 405 493" svg:d="M60 438c-7 27-7 32-42 32-9 0-18 0-18 14 0 7 4 9 11 9 21 0 42-2 65-2 24 0 51 2 75 2 6 0 14 0 14-14 0-9-7-9-17-9-39 0-39-5-39-12 0-11 32-136 37-155 11 21 34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16.183cm" svg:y="9.4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817cm" svg:y="9.30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17.579cm" svg:y="9.418cm" svg:viewBox="0 0 320 493" svg:d="M320 9c0-4-1-9-7-9-9 0-40 32-53 55-17-43-47-55-73-55-92 0-187 114-187 227 0 76 46 125 102 125 34 0 65-19 92-48-7 29-32 132-34 139-7 23-14 25-56 27-11 0-18 0-18 16 0 0 0 7 9 7 25 0 53-2 77-2 29 0 55 2 81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7.964cm" svg:y="9.17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8.436cm" svg:y="9.30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9.251cm" svg:y="9.029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798cm" svg:height="0.032cm" svg:x="19.939cm" svg:y="9.029cm" svg:viewBox="0 0 4799 33" draw:points="2399,33 0,33 0,0 4799,0 4799,33">
            <text:p/>
          </draw:polygon>
          <draw:path draw:style-name="gr3" draw:text-style-name="P7" draw:layer="layout" svg:width="0.18cm" svg:height="0.773cm" svg:x="20.016cm" svg:y="9.17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04cm" svg:height="0.492cm" svg:x="20.215cm" svg:y="9.418cm" svg:viewBox="0 0 405 493" svg:d="M60 438c-7 27-7 32-42 32-9 0-18 0-18 14 0 7 4 9 11 9 21 0 42-2 65-2 24 0 51 2 75 2 6 0 14 0 14-14 0-9-7-9-17-9-39 0-39-5-39-12 0-11 32-136 37-155 11 21 32 49 72 49 90 0 187-114 187-227 0-74-44-125-102-125-39 0-78 28-102 58-9-42-43-58-71-58-35 0-51 30-58 44-12 26-23 74-23 76 0 7 7 7 9 7 9 0 9 0 14-18 12-54 28-91 56-91 13 0 23 5 23 35 0 17-1 26-5 39zM197 100c5-21 27-42 41-54 26-23 49-28 61-28 32 0 51 26 51 72s-26 135-40 165c-27 53-64 79-92 79-53 0-61-65-61-68 0-2 0-4 1-13z">
            <text:p/>
          </draw:path>
          <draw:path draw:style-name="gr3" draw:text-style-name="P7" draw:layer="layout" svg:width="0.386cm" svg:height="0.351cm" svg:x="20.652cm" svg:y="9.4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1.285cm" svg:y="9.30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19cm" svg:height="0.492cm" svg:x="22.046cm" svg:y="9.418cm" svg:viewBox="0 0 320 493" svg:d="M320 9c0-4-1-9-7-9-9 0-40 32-53 55-17-43-47-55-73-55-92 0-187 114-187 227 0 76 46 125 102 125 34 0 65-19 92-48-7 29-32 132-34 139-7 23-14 25-56 27-11 0-18 0-18 16 0 0 0 7 9 7 25 0 53-2 79-2 27 0 53 2 79 2 4 0 15 0 15-14 0-9-8-9-22-9-37 0-37-5-37-12 0-6 2-11 4-18zM106 334c-48 0-51-59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22.433cm" svg:y="9.17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2.723cm" svg:y="9.17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272cm" svg:y="9.55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4.011cm" svg:y="9.418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6-135 44-170 22-46 58-74 89-74 51 0 62 63 62 68 0 4-2 9-4 13z">
            <text:p/>
          </draw:path>
          <draw:path draw:style-name="gr3" draw:text-style-name="P7" draw:layer="layout" svg:width="0.24cm" svg:height="0.36cm" svg:x="24.423cm" svg:y="9.17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77cm" svg:height="1.391cm" svg:x="24.751cm" svg:y="8.871cm" svg:viewBox="0 0 178 1392" draw:points="141,1357 0,1357 0,1392 178,1392 178,0 0,0 0,37 141,37">
            <text:p/>
          </draw:polygon>
          <draw:path draw:style-name="gr3" draw:text-style-name="P7" draw:layer="layout" svg:width="0.515cm" svg:height="0.516cm" svg:x="25.574cm" svg:y="9.30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6.593cm" svg:y="9.418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43" draw:id="id143">
          <svg:title>TexMaths</svg:title>
          <svg:desc>22§display§\int \frac{1}{ \sqrt{a^2 - ( px \pm q )^2} } \ dx = \sin^{-1}\left( \frac{px + q}{a} \right) \frac{1}{p} \ + \ c§svg§600§FALSE§</svg:desc>
          <draw:polygon draw:style-name="gr2" draw:text-style-name="P6" draw:layer="layout" svg:width="16.592cm" svg:height="1.917cm" svg:x="4.026cm" svg:y="11.048cm" svg:viewBox="0 0 16593 1918" draw:points="8297,1918 0,1918 0,0 16593,0 16593,1918">
            <text:p/>
          </draw:polygon>
          <draw:path draw:style-name="gr3" draw:text-style-name="P7" draw:layer="layout" svg:width="0.687cm" svg:height="1.718cm" svg:x="4.031cm" svg:y="11.07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7.643cm" svg:y="11.09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4.982cm" svg:y="11.92cm" svg:viewBox="0 0 5572 33" draw:points="2786,33 0,33 0,0 5572,0 5572,33">
            <text:p/>
          </draw:polygon>
          <draw:path draw:style-name="gr3" draw:text-style-name="P7" draw:layer="layout" svg:width="0.705cm" svg:height="0.928cm" svg:x="5.068cm" svg:y="12.075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5.756cm" svg:y="12.075cm" svg:viewBox="0 0 4800 33" draw:points="2399,33 0,33 0,0 4800,0 4800,33">
            <text:p/>
          </draw:polygon>
          <draw:path draw:style-name="gr3" draw:text-style-name="P7" draw:layer="layout" svg:width="0.355cm" svg:height="0.351cm" svg:x="5.786cm" svg:y="12.425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24cm" svg:height="0.36cm" svg:x="6.198cm" svg:y="12.1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6.747cm" svg:y="12.55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532cm" svg:y="12.18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7.733cm" svg:y="12.425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8.167cm" svg:y="12.4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6cm" svg:height="0.516cm" svg:x="8.803cm" svg:y="12.253cm" svg:viewBox="0 0 517 517" svg:d="M275 274h216c12 0 26 0 26-15 0-16-14-16-26-16h-216v-215c0-12 0-28-16-28s-16 14-16 26v217h-217c-12 0-26 0-26 16 0 15 14 15 26 15h217v212h-217c-12 0-26 0-26 15 0 16 14 16 26 16h465c12 0 26 0 26-16 0-15-14-15-26-15h-216z">
            <text:p/>
          </draw:path>
          <draw:path draw:style-name="gr3" draw:text-style-name="P7" draw:layer="layout" svg:width="0.319cm" svg:height="0.492cm" svg:x="9.563cm" svg:y="12.425cm" svg:viewBox="0 0 320 493" svg:d="M320 9c0-4-1-9-7-9-9 0-40 32-53 55-17-43-47-55-73-55-92 0-187 114-187 227 0 76 46 125 102 125 34 0 65-20 92-48-7 28-32 132-34 139-7 23-14 25-56 27-11 0-18 0-18 16 0 0 0 7 9 7 26 0 53-2 79-2 27 0 53 2 79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9.95cm" svg:y="12.18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0.241cm" svg:y="12.1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934cm" svg:y="11.59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1.328cm" svg:y="11.7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2.006cm" svg:y="11.8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2.805cm" svg:y="11.78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109cm" svg:y="11.61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324cm" svg:y="11.78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3.787cm" svg:y="11.65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271cm" svg:y="11.44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5cm" svg:x="14.848cm" svg:y="11.009cm" svg:viewBox="0 0 382 1856" svg:d="M382 1849c0-4-2-5-4-7-28-30-81-81-132-165-125-199-181-451-181-748 0-209 28-477 155-707 62-111 125-174 160-208 2-2 2-3 2-7 0-7-5-7-16-7-10 0-12 0-25 12-260 236-341 590-341 915 0 304 70 611 268 843 15 17 44 49 77 77 9 9 11 9 21 9 11 0 16 0 16-7z">
            <text:p/>
          </draw:path>
          <draw:path draw:style-name="gr3" draw:text-style-name="P7" draw:layer="layout" svg:width="0.404cm" svg:height="0.492cm" svg:x="15.325cm" svg:y="11.266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5.76cm" svg:y="11.2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6.395cm" svg:y="11.15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17.156cm" svg:y="11.266cm" svg:viewBox="0 0 320 493" svg:d="M320 9c0-4-1-9-7-9-9 0-40 32-53 55-17-43-47-55-73-55-92 0-187 114-187 227 0 76 46 125 102 125 34 0 65-20 92-48-7 28-32 132-34 139-7 23-14 25-56 27-11 0-18 0-18 16 0 0 0 7 9 7 26 0 53-2 79-2 27 0 53 2 79 2 4 0 15 0 15-14 0-9-8-9-20-9-39 0-39-6-39-13 0-5 2-10 4-17zM106 334c-48 0-51-60-51-72 0-39 22-123 37-155 22-58 63-89 95-89 51 0 61 61 61 66 0 6-42 176-44 178-12 23-56 72-98 72z">
            <text:p/>
          </draw:path>
          <draw:polygon draw:style-name="gr3" draw:text-style-name="P7" draw:layer="layout" svg:width="2.15cm" svg:height="0.032cm" svg:x="15.35cm" svg:y="11.92cm" svg:viewBox="0 0 2151 33" draw:points="1075,33 0,33 0,0 2151,0 2151,33">
            <text:p/>
          </draw:polygon>
          <draw:path draw:style-name="gr3" draw:text-style-name="P7" draw:layer="layout" svg:width="0.355cm" svg:height="0.351cm" svg:x="16.251cm" svg:y="12.318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6-135 44-171 22-45 58-73 89-73 51 0 62 63 62 68 0 4-2 9-4 13z">
            <text:p/>
          </draw:path>
          <draw:path draw:style-name="gr3" draw:text-style-name="P7" draw:layer="layout" svg:width="0.381cm" svg:height="1.855cm" svg:x="17.618cm" svg:y="11.009cm" svg:viewBox="0 0 382 1856" svg:d="M382 929c0-304-70-611-268-843-15-17-44-49-75-77-11-9-13-9-23-9-9 0-16 0-16 7 0 4 4 7 5 9 27 28 79 79 131 163 124 199 183 451 183 748 0 209-29 477-157 707-62 111-127 175-158 208-2 2-4 3-4 7 0 7 7 7 16 7 10 0 12 0 24-12 261-236 342-590 342-915z">
            <text:p/>
          </draw:path>
          <draw:path draw:style-name="gr3" draw:text-style-name="P7" draw:layer="layout" svg:width="0.256cm" svg:height="0.516cm" svg:x="18.451cm" svg:y="11.09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8.382cm" svg:y="11.92cm" svg:viewBox="0 0 391 33" draw:points="195,33 0,33 0,0 391,0 391,33">
            <text:p/>
          </draw:polygon>
          <draw:path draw:style-name="gr3" draw:text-style-name="P7" draw:layer="layout" svg:width="0.404cm" svg:height="0.492cm" svg:x="18.358cm" svg:y="12.318cm" svg:viewBox="0 0 405 493" svg:d="M60 438c-7 26-7 32-42 32-9 0-18 0-18 14 0 7 4 9 11 9 21 0 42-2 65-2 24 0 51 2 75 2 6 0 14 0 14-14 0-9-7-9-17-9-39 0-39-6-39-13 0-10 32-135 37-154 11 21 32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515cm" svg:height="0.516cm" svg:x="19.336cm" svg:y="11.6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0.355cm" svg:y="11.788cm" svg:viewBox="0 0 303 352" svg:d="M276 48c-12 0-23-1-35 12-12 10-14 24-14 30 0 17 14 26 30 26 23 0 44-17 44-49 0-39-37-67-93-67-104 0-208 111-208 220 0 70 46 132 127 132 111 0 176-83 176-92 0-5-6-10-9-10-5 0-7 2-11 9-61 75-146 75-156 75-48 0-69-37-69-84 0-32 16-108 42-155 23-44 67-77 109-77 27 0 57 8 67 30z">
            <text:p/>
          </draw:path>
        </draw:g>
        <draw:g xml:id="id142" draw:id="id142">
          <svg:title>TexMaths</svg:title>
          <svg:desc>24§display§\text {(6)}§svg§600§FALSE§</svg:desc>
          <draw:polygon draw:style-name="gr2" draw:text-style-name="P6" draw:layer="layout" svg:width="0.91cm" svg:height="0.759cm" svg:x="2.519cm" svg:y="11.545cm" svg:viewBox="0 0 911 760" draw:points="455,760 0,760 0,0 911,0 911,760">
            <text:p/>
          </draw:polygon>
          <draw:path draw:style-name="gr3" draw:text-style-name="P7" draw:layer="layout" svg:width="0.197cm" svg:height="0.844cm" svg:x="2.559cm" svg:y="11.5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.84cm" svg:y="11.574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3.276cm" svg:y="11.5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5" draw:id="id145">
          <svg:title>TexMaths</svg:title>
          <svg:desc>22§display§\int \frac{1}{ \sqrt{a^2 - ( px \pm q )^2} } \ dx = \frac{1}{p} \sin^{-1}\left( \frac{px + q}{a} \right)  \ + \ c§svg§600§FALSE§</svg:desc>
          <draw:polygon draw:style-name="gr2" draw:text-style-name="P6" draw:layer="layout" svg:width="16.592cm" svg:height="1.917cm" svg:x="4.425cm" svg:y="13.244cm" svg:viewBox="0 0 16593 1918" draw:points="8297,1918 0,1918 0,0 16593,0 16593,1918">
            <text:p/>
          </draw:polygon>
          <draw:path draw:style-name="gr3" draw:text-style-name="P7" draw:layer="layout" svg:width="0.687cm" svg:height="1.718cm" svg:x="4.43cm" svg:y="13.27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8.042cm" svg:y="13.28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571cm" svg:height="0.032cm" svg:x="5.381cm" svg:y="14.116cm" svg:viewBox="0 0 5572 33" draw:points="2786,33 0,33 0,0 5572,0 5572,33">
            <text:p/>
          </draw:polygon>
          <draw:path draw:style-name="gr3" draw:text-style-name="P7" draw:layer="layout" svg:width="0.705cm" svg:height="0.928cm" svg:x="5.467cm" svg:y="14.271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4.799cm" svg:height="0.032cm" svg:x="6.155cm" svg:y="14.271cm" svg:viewBox="0 0 4800 33" draw:points="2399,33 0,33 0,0 4800,0 4800,33">
            <text:p/>
          </draw:polygon>
          <draw:path draw:style-name="gr3" draw:text-style-name="P7" draw:layer="layout" svg:width="0.355cm" svg:height="0.351cm" svg:x="6.185cm" svg:y="14.621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24cm" svg:height="0.36cm" svg:x="6.597cm" svg:y="14.3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146cm" svg:y="14.75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931cm" svg:y="14.38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04cm" svg:height="0.492cm" svg:x="8.132cm" svg:y="14.621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8.566cm" svg:y="14.6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6cm" svg:height="0.516cm" svg:x="9.202cm" svg:y="14.449cm" svg:viewBox="0 0 517 517" svg:d="M275 274h216c12 0 26 0 26-15 0-16-14-16-26-16h-216v-215c0-12 0-28-16-28s-16 14-16 26v217h-217c-12 0-26 0-26 16 0 15 14 15 26 15h217v212h-217c-12 0-26 0-26 15 0 16 14 16 26 16h465c12 0 26 0 26-16 0-15-14-15-26-15h-216z">
            <text:p/>
          </draw:path>
          <draw:path draw:style-name="gr3" draw:text-style-name="P7" draw:layer="layout" svg:width="0.319cm" svg:height="0.492cm" svg:x="9.962cm" svg:y="14.621cm" svg:viewBox="0 0 320 493" svg:d="M320 9c0-4-1-9-7-9-9 0-40 32-53 55-17-43-47-55-73-55-92 0-187 114-187 227 0 76 46 125 102 125 34 0 65-20 92-48-7 28-32 132-34 139-7 23-14 25-56 27-11 0-18 0-18 16 0 0 0 7 9 7 26 0 53-2 79-2 27 0 53 2 79 2 4 0 15 0 15-14 0-9-8-9-22-9-37 0-37-6-37-13 0-5 2-10 4-17zM106 334c-48 0-51-60-51-72 0-39 22-123 37-155 22-58 63-89 95-89 51 0 61 61 61 66 0 6-42 176-44 178-12 23-56 72-98 72z">
            <text:p/>
          </draw:path>
          <draw:path draw:style-name="gr3" draw:text-style-name="P7" draw:layer="layout" svg:width="0.18cm" svg:height="0.773cm" svg:x="10.349cm" svg:y="14.38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0.64cm" svg:y="14.3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333cm" svg:y="13.78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1.727cm" svg:y="13.9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2.405cm" svg:y="14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3.341cm" svg:y="13.28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9cm" svg:height="0.032cm" svg:x="13.271cm" svg:y="14.116cm" svg:viewBox="0 0 391 33" draw:points="195,33 0,33 0,0 391,0 391,33">
            <text:p/>
          </draw:polygon>
          <draw:path draw:style-name="gr3" draw:text-style-name="P7" draw:layer="layout" svg:width="0.404cm" svg:height="0.492cm" svg:x="13.246cm" svg:y="14.514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254cm" svg:height="0.356cm" svg:x="13.906cm" svg:y="13.97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212cm" svg:y="13.80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4.425cm" svg:y="13.98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4.89cm" svg:y="13.85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5.372cm" svg:y="13.64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5cm" svg:x="15.951cm" svg:y="13.205cm" svg:viewBox="0 0 382 1856" svg:d="M382 1849c0-4-2-5-4-7-28-30-81-81-132-165-125-199-181-451-181-748 0-209 28-477 155-707 62-111 125-174 160-208 2-2 2-3 2-7 0-7-5-7-16-7-10 0-12 0-25 12-260 236-341 590-341 915 0 304 70 611 268 843 15 17 44 49 77 77 9 9 11 9 21 9 11 0 16 0 16-7z">
            <text:p/>
          </draw:path>
          <draw:path draw:style-name="gr3" draw:text-style-name="P7" draw:layer="layout" svg:width="0.404cm" svg:height="0.492cm" svg:x="16.426cm" svg:y="13.462cm" svg:viewBox="0 0 405 493" svg:d="M60 438c-7 26-7 32-42 32-9 0-18 0-18 14 0 7 4 9 11 9 21 0 42-2 65-2 24 0 51 2 75 2 6 0 14 0 14-14 0-9-7-9-17-9-39 0-39-6-39-13 0-10 32-135 37-154 11 21 34 49 72 49 90 0 187-115 187-227 0-74-44-125-102-125-39 0-78 28-102 58-9-42-43-58-71-58-35 0-51 30-58 44-12 26-23 74-23 76 0 7 7 7 9 7 9 0 9 0 14-18 12-54 28-91 56-91 13 0 23 5 23 35 0 17-1 26-5 38zM197 100c5-21 27-42 41-54 26-23 49-28 61-28 32 0 51 26 51 72 0 45-26 135-40 165-27 53-64 79-92 79-53 0-61-65-61-68 0-2 0-4 1-13z">
            <text:p/>
          </draw:path>
          <draw:path draw:style-name="gr3" draw:text-style-name="P7" draw:layer="layout" svg:width="0.386cm" svg:height="0.351cm" svg:x="16.863cm" svg:y="13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7.498cm" svg:y="13.3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19cm" svg:height="0.492cm" svg:x="18.259cm" svg:y="13.462cm" svg:viewBox="0 0 320 493" svg:d="M320 9c0-4-1-9-7-9-9 0-40 32-53 55-17-43-47-55-73-55-92 0-187 114-187 227 0 76 46 125 102 125 34 0 65-20 92-48-7 28-32 132-34 139-7 23-14 25-56 27-11 0-18 0-18 16 0 0 0 7 9 7 26 0 53-2 79-2 27 0 53 2 79 2 4 0 15 0 15-14 0-9-8-9-22-9-37 0-37-6-37-13 0-5 2-10 4-17zM106 334c-48 0-51-60-51-72 0-39 22-123 37-155 22-58 63-89 95-89 51 0 61 61 61 66 0 6-42 176-44 178-12 23-56 72-98 72z">
            <text:p/>
          </draw:path>
          <draw:polygon draw:style-name="gr3" draw:text-style-name="P7" draw:layer="layout" svg:width="2.15cm" svg:height="0.032cm" svg:x="16.451cm" svg:y="14.116cm" svg:viewBox="0 0 2151 33" draw:points="1075,33 0,33 0,0 2151,0 2151,33">
            <text:p/>
          </draw:polygon>
          <draw:path draw:style-name="gr3" draw:text-style-name="P7" draw:layer="layout" svg:width="0.355cm" svg:height="0.351cm" svg:x="17.352cm" svg:y="14.514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381cm" svg:height="1.855cm" svg:x="18.72cm" svg:y="13.205cm" svg:viewBox="0 0 382 1856" svg:d="M382 929c0-304-70-611-268-843-15-17-44-49-75-77-11-9-13-9-23-9-9 0-16 0-16 7 0 4 4 7 5 9 27 28 79 79 131 163 124 199 183 451 183 748 0 209-29 477-157 707-62 111-127 175-158 208-2 2-4 3-4 7 0 7 7 7 16 7 10 0 12 0 24-12 261-236 342-590 342-915z">
            <text:p/>
          </draw:path>
          <draw:path draw:style-name="gr3" draw:text-style-name="P7" draw:layer="layout" svg:width="0.515cm" svg:height="0.516cm" svg:x="19.735cm" svg:y="13.8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0.754cm" svg:y="13.984cm" svg:viewBox="0 0 303 352" svg:d="M276 48c-12 0-23-1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36" draw:id="id136">
          <svg:title>TexMaths</svg:title>
          <svg:desc>28§display§\therefore§svg§600§FALSE§</svg:desc>
          <draw:polygon draw:style-name="gr2" draw:text-style-name="P6" draw:layer="layout" svg:width="0.528cm" svg:height="0.433cm" svg:x="3.301cm" svg:y="4.919cm" svg:viewBox="0 0 529 434" draw:points="265,434 0,434 0,0 529,0 529,434">
            <text:p/>
          </draw:polygon>
          <draw:path draw:style-name="gr3" draw:text-style-name="P7" draw:layer="layout" svg:width="0.598cm" svg:height="0.531cm" svg:x="3.281cm" svg:y="4.8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40" draw:id="id140">
          <svg:title>TexMaths</svg:title>
          <svg:desc>28§display§\therefore§svg§600§FALSE§</svg:desc>
          <draw:polygon draw:style-name="gr2" draw:text-style-name="P6" draw:layer="layout" svg:width="0.528cm" svg:height="0.433cm" svg:x="3.302cm" svg:y="9.419cm" svg:viewBox="0 0 529 434" draw:points="265,434 0,434 0,0 529,0 529,434">
            <text:p/>
          </draw:polygon>
          <draw:path draw:style-name="gr3" draw:text-style-name="P7" draw:layer="layout" svg:width="0.598cm" svg:height="0.531cm" svg:x="3.282cm" svg:y="9.3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44" draw:id="id144">
          <svg:title>TexMaths</svg:title>
          <svg:desc>28§display§\therefore§svg§600§FALSE§</svg:desc>
          <draw:polygon draw:style-name="gr2" draw:text-style-name="P6" draw:layer="layout" svg:width="0.528cm" svg:height="0.433cm" svg:x="3.303cm" svg:y="13.82cm" svg:viewBox="0 0 529 434" draw:points="265,434 0,434 0,0 529,0 529,434">
            <text:p/>
          </draw:polygon>
          <draw:path draw:style-name="gr3" draw:text-style-name="P7" draw:layer="layout" svg:width="0.598cm" svg:height="0.531cm" svg:x="3.283cm" svg:y="13.77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33" anim:sub-item="text" smil:attributeName="visibility" smil:to="visible"/>
                  <anim:animate smil:begin="0s" smil:dur="0.5s" smil:fill="hold" smil:decelerate="0.5" smil:targetElement="id133" anim:sub-item="text" smil:attributeName="rotate" smil:values="-90;0" smil:keyTimes="0;1"/>
                  <anim:animate smil:begin="0s" smil:dur="0.5s" smil:fill="hold" smil:decelerate="0.5" smil:targetElement="id133" anim:sub-item="text" smil:attributeName="width" smil:values="width;width*.05" smil:keyTimes="0;1"/>
                  <anim:animate smil:begin="0.5s" smil:dur="0.5s" smil:fill="hold" smil:accelerate="0.5" smil:targetElement="id133" anim:sub-item="text" smil:attributeName="width" smil:values="width*.05;width" smil:keyTimes="0;1"/>
                  <anim:animate smil:dur="1s" smil:fill="hold" smil:targetElement="id133" anim:sub-item="text" smil:attributeName="height" smil:values="height;height" smil:keyTimes="0;1"/>
                  <anim:animate smil:begin="0s" smil:dur="0.5s" smil:fill="hold" smil:decelerate="0.5" smil:targetElement="id133" anim:sub-item="text" smil:attributeName="x" smil:values="x+.4;x" smil:keyTimes="0;1"/>
                  <anim:animate smil:begin="0s" smil:dur="0.5s" smil:fill="hold" smil:decelerate="0.5" smil:targetElement="id133" anim:sub-item="text" smil:attributeName="y" smil:values="y-.2;y+.1" smil:keyTimes="0;1"/>
                  <anim:animate smil:begin="0.5s" smil:dur="0.5s" smil:fill="hold" smil:accelerate="0.5" smil:targetElement="id133" anim:sub-item="text" smil:attributeName="y" smil:values="y+.1;y" smil:keyTimes="0;1"/>
                  <anim:transitionFilter smil:begin="0s" smil:dur="1s" smil:decelerate="0.5" smil:targetElement="id1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8" smil:attributeName="visibility" smil:to="visible"/>
                  <anim:animate smil:dur="0.5s" smil:fill="hold" smil:targetElement="id138" smil:attributeName="width" smil:values="width*0.05;width" smil:keyTimes="0;1"/>
                  <anim:animate smil:dur="0.5s" smil:fill="hold" smil:targetElement="id138" smil:attributeName="height" smil:values="height;height" smil:keyTimes="0;1"/>
                  <anim:animate smil:dur="0.5s" smil:fill="hold" smil:targetElement="id138" smil:attributeName="x" smil:values="x-.2;x" smil:keyTimes="0;1"/>
                  <anim:animate smil:dur="0.5s" smil:fill="hold" smil:targetElement="id138" smil:attributeName="y" smil:values="y;y" smil:keyTimes="0;1"/>
                  <anim:transitionFilter smil:dur="0.5s" smil:targetElement="id13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0" smil:attributeName="visibility" smil:to="visible"/>
                  <anim:animate smil:dur="0.5s" smil:fill="hold" smil:targetElement="id140" smil:attributeName="width" smil:values="width*0.05;width" smil:keyTimes="0;1"/>
                  <anim:animate smil:dur="0.5s" smil:fill="hold" smil:targetElement="id140" smil:attributeName="height" smil:values="height;height" smil:keyTimes="0;1"/>
                  <anim:animate smil:dur="0.5s" smil:fill="hold" smil:targetElement="id140" smil:attributeName="x" smil:values="x-.2;x" smil:keyTimes="0;1"/>
                  <anim:animate smil:dur="0.5s" smil:fill="hold" smil:targetElement="id140" smil:attributeName="y" smil:values="y;y" smil:keyTimes="0;1"/>
                  <anim:transitionFilter smil:dur="0.5s" smil:targetElement="id14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7cm" presentation:class="title" presentation:user-transformed="true">
          <draw:text-box>
            <text:p xml:id="id146" text:id="id146"><text:span text:style-name="T5"><text:s/></text:span><text:span text:style-name="T5">Examples </text:span></text:p>
          </draw:text-box>
        </draw:frame>
        <draw:frame presentation:style-name="pr8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6"/></text:p>
            <text:p text:style-name="P4"><text:span text:style-name="T7"><text:s text:c="4"/></text:span><text:span text:style-name="T8"><text:s/></text:span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  <text:p text:style-name="P4"><text:span text:style-name="T9"/></text:p>
          </draw:text-box>
        </draw:frame>
        <draw:g xml:id="id148" draw:id="id148">
          <svg:title>TexMaths</svg:title>
          <svg:desc>24§display§\text {(1)}§svg§600§FALSE§</svg:desc>
          <draw:polygon draw:style-name="gr2" draw:text-style-name="P6" draw:layer="layout" svg:width="0.91cm" svg:height="0.76cm" svg:x="1.514cm" svg:y="3.942cm" svg:viewBox="0 0 911 761" draw:points="455,761 0,761 0,0 911,0 911,761">
            <text:p/>
          </draw:polygon>
          <draw:path draw:style-name="gr3" draw:text-style-name="P7" draw:layer="layout" svg:width="0.197cm" svg:height="0.844cm" svg:x="1.554cm" svg:y="3.9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1.875cm" svg:y="3.971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271cm" svg:y="3.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47" draw:id="id147">
          <svg:title>TexMaths</svg:title>
          <svg:desc>26§display§\text { (I) Evaluate the following.}§svg§600§FALSE§</svg:desc>
          <draw:polygon draw:style-name="gr2" draw:text-style-name="P6" draw:layer="layout" svg:width="10.353cm" svg:height="0.823cm" svg:x="1.417cm" svg:y="2.145cm" svg:viewBox="0 0 10354 824" draw:points="5177,824 0,824 0,0 10354,0 10354,824">
            <text:p/>
          </draw:polygon>
          <draw:path draw:style-name="gr3" draw:text-style-name="P7" draw:layer="layout" svg:width="0.213cm" svg:height="0.914cm" svg:x="1.461cm" svg:y="2.099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28cm" svg:height="0.625cm" svg:x="1.752cm" svg:y="2.159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13cm" svg:height="0.914cm" svg:x="2.11cm" svg:y="2.0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567cm" svg:height="0.623cm" svg:x="2.746cm" svg:y="2.163cm" svg:viewBox="0 0 568 624" svg:d="M94 551c0 33 0 44-71 44h-23v29h528l40-237h-23c-23 141-44 208-202 208h-123c-41 0-43-6-43-38v-243h81c89 0 100 29 100 106h23v-241h-23c0 77-11 106-100 106h-81v-221c0-29 2-35 43-35h119c141 0 166 50 181 177h23l-27-206h-516v29h23c71 0 71 11 71 42z">
            <text:p/>
          </draw:path>
          <draw:path draw:style-name="gr3" draw:text-style-name="P7" draw:layer="layout" svg:width="0.448cm" svg:height="0.405cm" svg:x="3.356cm" svg:y="2.39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413cm" svg:height="0.421cm" svg:x="3.809cm" svg:y="2.37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05cm" svg:height="0.635cm" svg:x="4.256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61cm" svg:height="0.415cm" svg:x="4.51cm" svg:y="2.38cm" svg:viewBox="0 0 462 416" svg:d="M329 333v83l133-10v-30c-65 0-71-6-71-50v-326l-135 10v30c64 0 71 6 71 49v165c0 79-44 141-111 141-77 0-81-41-81-89v-306l-135 10v30c71 0 71 2 71 83v137c0 73 0 156 139 156 52 0 94-25 119-83z">
            <text:p/>
          </draw:path>
          <draw:path draw:style-name="gr3" draw:text-style-name="P7" draw:layer="layout" svg:width="0.413cm" svg:height="0.421cm" svg:x="5.026cm" svg:y="2.37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288cm" svg:height="0.573cm" svg:x="5.463cm" svg:y="2.22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355cm" svg:height="0.421cm" svg:x="5.827cm" svg:y="2.37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88cm" svg:height="0.573cm" svg:x="6.53cm" svg:y="2.222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61cm" svg:height="0.635cm" svg:x="6.896cm" svg:y="2.151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7" draw:layer="layout" svg:width="0.355cm" svg:height="0.421cm" svg:x="7.399cm" svg:y="2.376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8.115cm" svg:y="2.141cm" svg:viewBox="0 0 297 647" svg:d="M131 252v-106c0-82 44-125 85-125 2 0 15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8.389cm" svg:y="2.37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05cm" svg:height="0.635cm" svg:x="8.851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205cm" svg:height="0.635cm" svg:x="9.105cm" svg:y="2.151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07cm" svg:height="0.421cm" svg:x="9.354cm" svg:y="2.37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627cm" svg:height="0.405cm" svg:x="9.777cm" svg:y="2.39cm" svg:viewBox="0 0 628 406" svg:d="M551 87c17-45 46-58 77-58v-29c-21 2-48 2-66 2-27 0-69-2-86-2v29c34 0 52 17 52 44 0 6 0 6-4 18l-83 235-92-255c-2-11-4-13-4-17 0-25 36-25 54-25v-29c-27 0-72 2-95 2-27 0-54 0-81-2v29c33 0 47 2 58 13 4 6 14 33 21 52l-79 220-88-243c-4-13-4-15-4-17 0-25 35-25 54-25v-29c-27 0-79 2-100 2-4 0-52 0-85-2v29c46 0 56 2 69 31l114 325c4 14 8 21 19 21 12 0 14-5 18-19l94-260 94 262c4 10 6 17 18 17 11 0 15-9 17-17z">
            <text:p/>
          </draw:path>
          <draw:path draw:style-name="gr3" draw:text-style-name="P7" draw:layer="layout" svg:width="0.197cm" svg:height="0.612cm" svg:x="10.45cm" svg:y="2.17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0.704cm" svg:y="2.3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19cm" svg:height="0.604cm" svg:x="11.208cm" svg:y="2.369cm" svg:viewBox="0 0 420 605" svg:d="M179 258c-81 0-81-92-81-112 0-25 2-54 14-77 9-13 29-38 67-38 79 0 79 92 79 112 0 25 0 55-15 77-8 13-29 38-64 38zM71 293c0-4 0-25 16-43 36 27 73 29 92 29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6-50-25-102-25-158-25-23 0-62 0-68 0-29-5-50-34-50-63zM204 582c-94 0-156-45-156-93 0-44 35-77 75-79h54c79 0 183 0 183 79 0 48-67 93-156 93z">
            <text:p/>
          </draw:path>
          <draw:path draw:style-name="gr3" draw:text-style-name="P7" draw:layer="layout" svg:width="0.099cm" svg:height="0.099cm" svg:x="11.717cm" svg:y="2.688cm" svg:viewBox="0 0 100 100" svg:d="M100 50c0-27-23-50-50-50s-50 23-50 50 23 50 50 50 50-23 50-50z">
            <text:p/>
          </draw:path>
        </draw:g>
        <draw:g xml:id="id149" draw:id="id149">
          <svg:title>TexMaths</svg:title>
          <svg:desc>22§display§\int \frac{1}{\sqrt{4x^2 + 9}}\ dx§svg§600§FALSE§</svg:desc>
          <draw:polygon draw:style-name="gr2" draw:text-style-name="P6" draw:layer="layout" svg:width="5.229cm" svg:height="1.695cm" svg:x="2.72cm" svg:y="3.443cm" svg:viewBox="0 0 5230 1696" draw:points="2615,1696 0,1696 0,0 5230,0 5230,1696">
            <text:p/>
          </draw:polygon>
          <draw:path draw:style-name="gr3" draw:text-style-name="P7" draw:layer="layout" svg:width="0.687cm" svg:height="1.719cm" svg:x="2.725cm" svg:y="3.404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127cm" svg:y="3.418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3.676cm" svg:y="4.247cm" svg:viewBox="0 0 3154 33" draw:points="1577,33 0,33 0,0 3154,0 3154,33">
            <text:p/>
          </draw:polygon>
          <draw:path draw:style-name="gr3" draw:text-style-name="P7" draw:layer="layout" svg:width="0.604cm" svg:height="0.774cm" svg:x="3.732cm" svg:y="4.402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4.32cm" svg:y="4.402cm" svg:viewBox="0 0 2508 33" draw:points="1255,33 0,33 0,0 2508,0 2508,33">
            <text:p/>
          </draw:polygon>
          <draw:path draw:style-name="gr3" draw:text-style-name="P7" draw:layer="layout" svg:width="0.344cm" svg:height="0.524cm" svg:x="4.343cm" svg:y="4.554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4.73cm" svg:y="4.7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cm" svg:height="0.36cm" svg:x="5.184cm" svg:y="4.4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5.71cm" svg:y="4.6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6.474cm" svg:y="4.563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7.209cm" svg:y="3.92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7.602cm" svg:y="4.1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0" draw:id="id150">
          <svg:title>TexMaths</svg:title>
          <svg:desc>24§display§\text {(2)}§svg§600§FALSE§</svg:desc>
          <draw:polygon draw:style-name="gr2" draw:text-style-name="P6" draw:layer="layout" svg:width="0.91cm" svg:height="0.76cm" svg:x="10.014cm" svg:y="3.943cm" svg:viewBox="0 0 911 761" draw:points="455,761 0,761 0,0 911,0 911,761">
            <text:p/>
          </draw:polygon>
          <draw:path draw:style-name="gr3" draw:text-style-name="P7" draw:layer="layout" svg:width="0.197cm" svg:height="0.844cm" svg:x="10.054cm" svg:y="3.90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0.343cm" svg:y="3.972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0.771cm" svg:y="3.9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1" draw:id="id151">
          <svg:title>TexMaths</svg:title>
          <svg:desc>22§display§\int \frac{ 1 }{ \sqrt{4x^2 - 9} }\ dx§svg§600§FALSE§</svg:desc>
          <draw:polygon draw:style-name="gr2" draw:text-style-name="P6" draw:layer="layout" svg:width="5.229cm" svg:height="1.695cm" svg:x="11.117cm" svg:y="3.44cm" svg:viewBox="0 0 5230 1696" draw:points="2615,1696 0,1696 0,0 5230,0 5230,1696">
            <text:p/>
          </draw:polygon>
          <draw:path draw:style-name="gr3" draw:text-style-name="P7" draw:layer="layout" svg:width="0.687cm" svg:height="1.719cm" svg:x="11.122cm" svg:y="3.401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3.524cm" svg:y="3.4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12.073cm" svg:y="4.244cm" svg:viewBox="0 0 3154 33" draw:points="1577,33 0,33 0,0 3154,0 3154,33">
            <text:p/>
          </draw:polygon>
          <draw:path draw:style-name="gr3" draw:text-style-name="P7" draw:layer="layout" svg:width="0.604cm" svg:height="0.774cm" svg:x="12.129cm" svg:y="4.39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12.717cm" svg:y="4.399cm" svg:viewBox="0 0 2508 33" draw:points="1255,33 0,33 0,0 2508,0 2508,33">
            <text:p/>
          </draw:polygon>
          <draw:path draw:style-name="gr3" draw:text-style-name="P7" draw:layer="layout" svg:width="0.344cm" svg:height="0.524cm" svg:x="12.74cm" svg:y="4.551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3.127cm" svg:y="4.7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cm" svg:height="0.36cm" svg:x="13.581cm" svg:y="4.4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128cm" svg:y="4.86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4.871cm" svg:y="4.56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5.606cm" svg:y="3.91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5.999cm" svg:y="4.1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2" draw:id="id152">
          <svg:title>TexMaths</svg:title>
          <svg:desc>24§display§\text {(3)}§svg§600§FALSE§</svg:desc>
          <draw:polygon draw:style-name="gr2" draw:text-style-name="P6" draw:layer="layout" svg:width="0.91cm" svg:height="0.76cm" svg:x="18.815cm" svg:y="3.944cm" svg:viewBox="0 0 911 761" draw:points="455,761 0,761 0,0 911,0 911,761">
            <text:p/>
          </draw:polygon>
          <draw:path draw:style-name="gr3" draw:text-style-name="P7" draw:layer="layout" svg:width="0.197cm" svg:height="0.844cm" svg:x="18.855cm" svg:y="3.9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9.136cm" svg:y="3.973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9.572cm" svg:y="3.9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3" draw:id="id153">
          <svg:title>TexMaths</svg:title>
          <svg:desc>22§display§\int \frac{ 1 }{ \sqrt{ 9 - 4x^2 } }\ dx§svg§600§FALSE§</svg:desc>
          <draw:polygon draw:style-name="gr2" draw:text-style-name="P6" draw:layer="layout" svg:width="5.229cm" svg:height="1.695cm" svg:x="20.42cm" svg:y="3.44cm" svg:viewBox="0 0 5230 1696" draw:points="2615,1696 0,1696 0,0 5230,0 5230,1696">
            <text:p/>
          </draw:polygon>
          <draw:path draw:style-name="gr3" draw:text-style-name="P7" draw:layer="layout" svg:width="0.687cm" svg:height="1.719cm" svg:x="20.425cm" svg:y="3.401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2.827cm" svg:y="3.4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21.376cm" svg:y="4.244cm" svg:viewBox="0 0 3154 33" draw:points="1577,33 0,33 0,0 3154,0 3154,33">
            <text:p/>
          </draw:polygon>
          <draw:path draw:style-name="gr3" draw:text-style-name="P7" draw:layer="layout" svg:width="0.604cm" svg:height="0.774cm" svg:x="21.432cm" svg:y="4.39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22.02cm" svg:y="4.399cm" svg:viewBox="0 0 2508 33" draw:points="1255,33 0,33 0,0 2508,0 2508,33">
            <text:p/>
          </draw:polygon>
          <draw:path draw:style-name="gr3" draw:text-style-name="P7" draw:layer="layout" svg:width="0.321cm" svg:height="0.532cm" svg:x="22.053cm" svg:y="4.56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22.643cm" svg:y="4.86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23.373cm" svg:y="4.551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3.76cm" svg:y="4.7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24.214cm" svg:y="4.4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4.909cm" svg:y="3.91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25.302cm" svg:y="4.1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4" draw:id="id154">
          <svg:title>TexMaths</svg:title>
          <svg:desc>24§display§\text {(4)}§svg§600§FALSE§</svg:desc>
          <draw:polygon draw:style-name="gr2" draw:text-style-name="P6" draw:layer="layout" svg:width="0.91cm" svg:height="0.759cm" svg:x="1.416cm" svg:y="6.145cm" svg:viewBox="0 0 911 760" draw:points="455,760 0,760 0,0 911,0 911,760">
            <text:p/>
          </draw:polygon>
          <draw:path draw:style-name="gr3" draw:text-style-name="P7" draw:layer="layout" svg:width="0.197cm" svg:height="0.844cm" svg:x="1.456cm" svg:y="6.10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1.725cm" svg:y="6.16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173cm" svg:y="6.1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5" draw:id="id155">
          <svg:title>TexMaths</svg:title>
          <svg:desc>22§display§\int \frac{ 1 }{ \sqrt{3x^2 + 4} }\ dx§svg§600§FALSE§</svg:desc>
          <draw:polygon draw:style-name="gr2" draw:text-style-name="P6" draw:layer="layout" svg:width="5.229cm" svg:height="1.695cm" svg:x="3.219cm" svg:y="5.64cm" svg:viewBox="0 0 5230 1696" draw:points="2615,1696 0,1696 0,0 5230,0 5230,1696">
            <text:p/>
          </draw:polygon>
          <draw:path draw:style-name="gr3" draw:text-style-name="P7" draw:layer="layout" svg:width="0.687cm" svg:height="1.719cm" svg:x="3.224cm" svg:y="5.601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5.626cm" svg:y="5.61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4.175cm" svg:y="6.444cm" svg:viewBox="0 0 3154 33" draw:points="1577,33 0,33 0,0 3154,0 3154,33">
            <text:p/>
          </draw:polygon>
          <draw:path draw:style-name="gr3" draw:text-style-name="P7" draw:layer="layout" svg:width="0.604cm" svg:height="0.774cm" svg:x="4.231cm" svg:y="6.59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4.819cm" svg:y="6.599cm" svg:viewBox="0 0 2508 33" draw:points="1255,33 0,33 0,0 2508,0 2508,33">
            <text:p/>
          </draw:polygon>
          <draw:path draw:style-name="gr3" draw:text-style-name="P7" draw:layer="layout" svg:width="0.321cm" svg:height="0.532cm" svg:x="4.852cm" svg:y="6.7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5.229cm" svg:y="6.9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cm" svg:height="0.36cm" svg:x="5.683cm" svg:y="6.6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6.209cm" svg:y="6.8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6.96cm" svg:y="6.751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7.708cm" svg:y="6.117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8.101cm" svg:y="6.3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6" draw:id="id156">
          <svg:title>TexMaths</svg:title>
          <svg:desc>24§display§\text {(5)}§svg§600§FALSE§</svg:desc>
          <draw:polygon draw:style-name="gr2" draw:text-style-name="P6" draw:layer="layout" svg:width="0.91cm" svg:height="0.759cm" svg:x="10.016cm" svg:y="6.146cm" svg:viewBox="0 0 911 760" draw:points="455,760 0,760 0,0 911,0 911,760">
            <text:p/>
          </draw:polygon>
          <draw:path draw:style-name="gr3" draw:text-style-name="P7" draw:layer="layout" svg:width="0.197cm" svg:height="0.844cm" svg:x="10.056cm" svg:y="6.10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10.345cm" svg:y="6.175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10.773cm" svg:y="6.1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7" draw:id="id157">
          <svg:title>TexMaths</svg:title>
          <svg:desc>22§display§\int \frac{ 1 }{ \sqrt{4x^2 - 5} }\ dx§svg§600§FALSE§</svg:desc>
          <draw:polygon draw:style-name="gr2" draw:text-style-name="P6" draw:layer="layout" svg:width="5.229cm" svg:height="1.695cm" svg:x="11.518cm" svg:y="5.641cm" svg:viewBox="0 0 5230 1696" draw:points="2615,1696 0,1696 0,0 5230,0 5230,1696">
            <text:p/>
          </draw:polygon>
          <draw:path draw:style-name="gr3" draw:text-style-name="P7" draw:layer="layout" svg:width="0.687cm" svg:height="1.719cm" svg:x="11.523cm" svg:y="5.602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3.925cm" svg:y="5.61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12.474cm" svg:y="6.445cm" svg:viewBox="0 0 3154 33" draw:points="1577,33 0,33 0,0 3154,0 3154,33">
            <text:p/>
          </draw:polygon>
          <draw:path draw:style-name="gr3" draw:text-style-name="P7" draw:layer="layout" svg:width="0.604cm" svg:height="0.774cm" svg:x="12.53cm" svg:y="6.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13.118cm" svg:y="6.6cm" svg:viewBox="0 0 2508 33" draw:points="1255,33 0,33 0,0 2508,0 2508,33">
            <text:p/>
          </draw:polygon>
          <draw:path draw:style-name="gr3" draw:text-style-name="P7" draw:layer="layout" svg:width="0.344cm" svg:height="0.524cm" svg:x="13.141cm" svg:y="6.752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3.528cm" svg:y="6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cm" svg:height="0.36cm" svg:x="13.982cm" svg:y="6.69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529cm" svg:y="7.06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5.277cm" svg:y="6.761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369cm" svg:height="0.547cm" svg:x="16.007cm" svg:y="6.118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6.4cm" svg:y="6.3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9" draw:id="id159">
          <svg:title>TexMaths</svg:title>
          <svg:desc>22§display§\int \frac{ 1 }{ \sqrt{5 - 2x^2} }\ dx§svg§600§FALSE§</svg:desc>
          <draw:polygon draw:style-name="gr2" draw:text-style-name="P6" draw:layer="layout" svg:width="5.229cm" svg:height="1.695cm" svg:x="20.321cm" svg:y="5.642cm" svg:viewBox="0 0 5230 1696" draw:points="2615,1696 0,1696 0,0 5230,0 5230,1696">
            <text:p/>
          </draw:polygon>
          <draw:path draw:style-name="gr3" draw:text-style-name="P7" draw:layer="layout" svg:width="0.687cm" svg:height="1.719cm" svg:x="20.326cm" svg:y="5.603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22.728cm" svg:y="5.6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153cm" svg:height="0.032cm" svg:x="21.277cm" svg:y="6.446cm" svg:viewBox="0 0 3154 33" draw:points="1577,33 0,33 0,0 3154,0 3154,33">
            <text:p/>
          </draw:polygon>
          <draw:path draw:style-name="gr3" draw:text-style-name="P7" draw:layer="layout" svg:width="0.604cm" svg:height="0.774cm" svg:x="21.333cm" svg:y="6.601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507cm" svg:height="0.032cm" svg:x="21.921cm" svg:y="6.601cm" svg:viewBox="0 0 2508 33" draw:points="1255,33 0,33 0,0 2508,0 2508,33">
            <text:p/>
          </draw:polygon>
          <draw:path draw:style-name="gr3" draw:text-style-name="P7" draw:layer="layout" svg:width="0.309cm" svg:height="0.532cm" svg:x="21.959cm" svg:y="6.762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7 53 140 141 140 90 0 169-73 169-172z">
            <text:p/>
          </draw:path>
          <draw:path draw:style-name="gr3" draw:text-style-name="P7" draw:layer="layout" svg:width="0.472cm" svg:height="0.032cm" svg:x="22.544cm" svg:y="7.06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3.292cm" svg:y="6.76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386cm" svg:height="0.351cm" svg:x="23.661cm" svg:y="6.9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24.115cm" svg:y="6.6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4.81cm" svg:y="6.119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25.203cm" svg:y="6.3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158" draw:id="id158">
          <svg:title>TexMaths</svg:title>
          <svg:desc>24§display§\text {(6)}§svg§600§FALSE§</svg:desc>
          <draw:polygon draw:style-name="gr2" draw:text-style-name="P6" draw:layer="layout" svg:width="0.91cm" svg:height="0.759cm" svg:x="18.917cm" svg:y="6.148cm" svg:viewBox="0 0 911 760" draw:points="455,760 0,760 0,0 911,0 911,760">
            <text:p/>
          </draw:polygon>
          <draw:path draw:style-name="gr3" draw:text-style-name="P7" draw:layer="layout" svg:width="0.197cm" svg:height="0.844cm" svg:x="18.957cm" svg:y="6.1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9.238cm" svg:y="6.177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19.674cm" svg:y="6.1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1" draw:id="id161">
          <svg:title>TexMaths</svg:title>
          <svg:desc>20§display§\int \frac{ 1 }{ \sqrt{x^2 + 6x + 13} }\ dx§svg§600§FALSE§</svg:desc>
          <draw:polygon draw:style-name="gr2" draw:text-style-name="P6" draw:layer="layout" svg:width="6.368cm" svg:height="1.541cm" svg:x="2.819cm" svg:y="8.037cm" svg:viewBox="0 0 6369 1542" draw:points="3184,1542 0,1542 0,0 6369,0 6369,1542">
            <text:p/>
          </draw:polygon>
          <draw:path draw:style-name="gr3" draw:text-style-name="P7" draw:layer="layout" svg:width="0.625cm" svg:height="1.563cm" svg:x="2.824cm" svg:y="8.0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5.815cm" svg:y="8.015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3.688cm" svg:y="8.769cm" svg:viewBox="0 0 4479 30" draw:points="2240,30 0,30 0,0 4479,0 4479,30">
            <text:p/>
          </draw:polygon>
          <draw:path draw:style-name="gr3" draw:text-style-name="P7" draw:layer="layout" svg:width="0.549cm" svg:height="0.703cm" svg:x="3.739cm" svg:y="8.9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4.274cm" svg:y="8.91cm" svg:viewBox="0 0 3893 30" draw:points="1947,30 0,30 0,0 3893,0 3893,30">
            <text:p/>
          </draw:polygon>
          <draw:path draw:style-name="gr3" draw:text-style-name="P7" draw:layer="layout" svg:width="0.351cm" svg:height="0.319cm" svg:x="4.294cm" svg:y="9.21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  <draw:path draw:style-name="gr3" draw:text-style-name="P7" draw:layer="layout" svg:width="0.218cm" svg:height="0.327cm" svg:x="4.707cm" svg:y="8.994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5.187cm" svg:y="9.11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5.88cm" svg:y="9.055cm" svg:viewBox="0 0 293 485" svg:d="M64 239v-18c0-178 88-203 123-203 18 0 47 4 63 28-12 0-39 0-39 31 0 22 16 33 32 33 11 0 32-6 32-33 0-43-30-77-89-77-90 0-186 91-186 247 0 188 82 238 147 238 79 0 146-66 146-158 0-90-63-159-141-159-48 0-74 37-88 71zM147 466c-43 0-65-43-69-53-12-34-12-90-12-102 0-55 22-127 86-127 11 0 43 0 66 45 12 26 12 62 12 96s0 69-12 94c-21 44-53 47-71 47z">
            <text:p/>
          </draw:path>
          <draw:path draw:style-name="gr3" draw:text-style-name="P7" draw:layer="layout" svg:width="0.351cm" svg:height="0.319cm" svg:x="6.223cm" svg:y="9.21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6.799cm" svg:y="9.11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7.525cm" svg:y="9.055cm" svg:viewBox="0 0 234 471" svg:d="M146 18c0-16 0-18-16-18-45 45-108 45-130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7.844cm" svg:y="9.055cm" svg:viewBox="0 0 293 485" svg:d="M176 221c58-18 98-67 98-123 0-58-61-98-130-98-70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35cm" svg:height="0.497cm" svg:x="8.513cm" svg:y="8.4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8.871cm" svg:y="8.64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60" draw:id="id160">
          <svg:title>TexMaths</svg:title>
          <svg:desc>24§display§\text {(7)}§svg§600§FALSE§</svg:desc>
          <draw:polygon draw:style-name="gr2" draw:text-style-name="P6" draw:layer="layout" svg:width="0.91cm" svg:height="0.76cm" svg:x="1.418cm" svg:y="8.444cm" svg:viewBox="0 0 911 761" draw:points="455,761 0,761 0,0 911,0 911,761">
            <text:p/>
          </draw:polygon>
          <draw:path draw:style-name="gr3" draw:text-style-name="P7" draw:layer="layout" svg:width="0.197cm" svg:height="0.844cm" svg:x="1.458cm" svg:y="8.4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cm" svg:x="1.75cm" svg:y="8.465cm" svg:viewBox="0 0 363 591" svg:d="M355 58c8-12 8-14 8-31h-205c-104 0-106-12-108-27h-21l-29 175h21c2-14 10-67 21-77 6-6 73-6 83-6h177c-10 14-77 106-96 135-75 113-104 230-104 316 0 10 0 48 38 48 41 0 41-38 41-48v-42c0-46 2-94 7-138 4-19 16-92 54-146z">
            <text:p/>
          </draw:path>
          <draw:path draw:style-name="gr3" draw:text-style-name="P7" draw:layer="layout" svg:width="0.197cm" svg:height="0.844cm" svg:x="2.175cm" svg:y="8.4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2" draw:id="id162">
          <svg:title>TexMaths</svg:title>
          <svg:desc>24§display§\text {(8)}§svg§600§FALSE§</svg:desc>
          <draw:polygon draw:style-name="gr2" draw:text-style-name="P6" draw:layer="layout" svg:width="0.91cm" svg:height="0.759cm" svg:x="10.017cm" svg:y="8.449cm" svg:viewBox="0 0 911 760" draw:points="455,760 0,760 0,0 911,0 911,760">
            <text:p/>
          </draw:polygon>
          <draw:path draw:style-name="gr3" draw:text-style-name="P7" draw:layer="layout" svg:width="0.197cm" svg:height="0.844cm" svg:x="10.057cm" svg:y="8.4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0.338cm" svg:y="8.478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60 0-30-10-69-41-105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10.774cm" svg:y="8.4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3" draw:id="id163">
          <svg:title>TexMaths</svg:title>
          <svg:desc>20§display§\int \frac{ 1 }{ \sqrt{9x^2 - 12x + 20} }\ dx§svg§600§FALSE§</svg:desc>
          <draw:polygon draw:style-name="gr2" draw:text-style-name="P6" draw:layer="layout" svg:width="7.07cm" svg:height="1.541cm" svg:x="11.12cm" svg:y="8.139cm" svg:viewBox="0 0 7071 1542" draw:points="3536,1542 0,1542 0,0 7071,0 7071,1542">
            <text:p/>
          </draw:polygon>
          <draw:path draw:style-name="gr3" draw:text-style-name="P7" draw:layer="layout" svg:width="0.625cm" svg:height="1.563cm" svg:x="11.125cm" svg:y="8.104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14.466cm" svg:y="8.117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5.182cm" svg:height="0.029cm" svg:x="11.989cm" svg:y="8.871cm" svg:viewBox="0 0 5183 30" draw:points="2591,30 0,30 0,0 5183,0 5183,30">
            <text:p/>
          </draw:polygon>
          <draw:path draw:style-name="gr3" draw:text-style-name="P7" draw:layer="layout" svg:width="0.549cm" svg:height="0.703cm" svg:x="12.04cm" svg:y="9.012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4.594cm" svg:height="0.029cm" svg:x="12.574cm" svg:y="9.012cm" svg:viewBox="0 0 4595 30" draw:points="2298,30 0,30 0,0 4595,0 4595,30">
            <text:p/>
          </draw:polygon>
          <draw:path draw:style-name="gr3" draw:text-style-name="P7" draw:layer="layout" svg:width="0.292cm" svg:height="0.484cm" svg:x="12.605cm" svg:y="9.157cm" svg:viewBox="0 0 293 485" svg:d="M230 245v22c0 167-73 199-115 199-13 0-49-2-69-26 31 0 37-21 37-32 0-22-17-33-33-33-12 0-32 6-32 35 0 46 38 75 97 75 91 0 178-96 178-246 0-191-80-239-144-239-39 0-74 13-104 45-29 32-45 61-45 113 0 89 62 157 141 157 43 0 72-28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51cm" svg:height="0.319cm" svg:x="12.947cm" svg:y="9.31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3.36cm" svg:y="9.096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3.858cm" svg:y="9.43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4.565cm" svg:y="9.157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81cm" svg:height="0.47cm" svg:x="14.89cm" svg:y="9.157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15.226cm" svg:y="9.31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15.803cm" svg:y="9.21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6.501cm" svg:y="9.157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297cm" svg:height="0.484cm" svg:x="16.845cm" svg:y="9.157cm" svg:viewBox="0 0 298 485" svg:d="M298 245c0-58-4-114-29-167-32-67-90-78-120-78-42 0-95 18-123 83-23 50-26 104-26 162 0 53 3 115 32 170 30 56 82 70 117 70 38 0 91-14 123-82 22-48 26-104 26-158zM149 471c-27 0-71-18-82-87-8-41-8-107-8-149 0-45 0-91 5-129 14-84 67-90 85-90 22 0 70 13 83 82 6 40 6 92 6 137 0 53 0 101-8 146-9 67-49 90-81 90z">
            <text:p/>
          </draw:path>
          <draw:path draw:style-name="gr3" draw:text-style-name="P7" draw:layer="layout" svg:width="0.335cm" svg:height="0.497cm" svg:x="17.517cm" svg:y="8.573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7.874cm" svg:y="8.751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165" draw:id="id165">
          <svg:title>TexMaths</svg:title>
          <svg:desc>20§display§\int \frac{ 1 }{ \sqrt{2x^2 - 6x + 5} }\ dx§svg§600§FALSE§</svg:desc>
          <draw:polygon draw:style-name="gr2" draw:text-style-name="P6" draw:layer="layout" svg:width="6.368cm" svg:height="1.541cm" svg:x="20.119cm" svg:y="8.138cm" svg:viewBox="0 0 6369 1542" draw:points="3184,1542 0,1542 0,0 6369,0 6369,1542">
            <text:p/>
          </draw:polygon>
          <draw:path draw:style-name="gr3" draw:text-style-name="P7" draw:layer="layout" svg:width="0.625cm" svg:height="1.563cm" svg:x="20.124cm" svg:y="8.103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23.115cm" svg:y="8.116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20.988cm" svg:y="8.87cm" svg:viewBox="0 0 4479 30" draw:points="2240,30 0,30 0,0 4479,0 4479,30">
            <text:p/>
          </draw:polygon>
          <draw:path draw:style-name="gr3" draw:text-style-name="P7" draw:layer="layout" svg:width="0.549cm" svg:height="0.703cm" svg:x="21.039cm" svg:y="9.01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21.574cm" svg:y="9.011cm" svg:viewBox="0 0 3893 30" draw:points="1947,30 0,30 0,0 3893,0 3893,30">
            <text:p/>
          </draw:polygon>
          <draw:path draw:style-name="gr3" draw:text-style-name="P7" draw:layer="layout" svg:width="0.281cm" svg:height="0.47cm" svg:x="21.609cm" svg:y="9.156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21.946cm" svg:y="9.31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22.359cm" svg:y="9.09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2.857cm" svg:y="9.43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3.532cm" svg:y="9.156cm" svg:viewBox="0 0 293 485" svg:d="M64 239v-18c0-178 88-203 123-203 18 0 47 4 63 28-12 0-39 0-39 31 0 22 16 33 32 33 11 0 32-6 32-33 0-43-30-77-89-77-90 0-186 91-186 247 0 188 82 238 147 238 79 0 146-66 146-158 0-90-63-159-141-159-48 0-74 37-88 71zM147 466c-45 0-65-43-69-53-12-34-12-90-12-102 0-55 22-127 86-127 11 0 43 0 66 45 12 26 12 62 12 96s0 69-12 94c-21 44-55 47-71 47z">
            <text:p/>
          </draw:path>
          <draw:path draw:style-name="gr3" draw:text-style-name="P7" draw:layer="layout" svg:width="0.351cm" svg:height="0.319cm" svg:x="23.875cm" svg:y="9.31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24.451cm" svg:y="9.21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84cm" svg:x="25.15cm" svg:y="9.156cm" svg:viewBox="0 0 282 485" svg:d="M282 328c0-83-58-155-135-155-33 0-64 11-89 37v-138c14 5 38 10 60 10 87 0 136-64 136-74 0-5-1-8-6-8-2 0-3 0-6 2-15 6-48 20-96 20-29 0-61-4-95-19-5-3-6-3-8-3-6 0-6 6-6 18v208c0 13 0 19 9 19 5 0 7-2 8-6 8-12 36-50 92-50 36 0 56 32 60 45 12 27 13 54 13 89 0 24 0 68-17 96-16 28-44 47-76 47-51 0-91-37-104-79 2 0 5 0 13 0 23 0 35-17 35-33 0-18-12-35-35-35-11 0-35 4-35 38 0 61 50 128 128 128 82 0 154-67 154-157z">
            <text:p/>
          </draw:path>
          <draw:path draw:style-name="gr3" draw:text-style-name="P7" draw:layer="layout" svg:width="0.335cm" svg:height="0.497cm" svg:x="25.813cm" svg:y="8.572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6.171cm" svg:y="8.7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64" draw:id="id164">
          <svg:title>TexMaths</svg:title>
          <svg:desc>24§display§\text {(9)}§svg§600§FALSE§</svg:desc>
          <draw:polygon draw:style-name="gr2" draw:text-style-name="P6" draw:layer="layout" svg:width="0.91cm" svg:height="0.759cm" svg:x="18.919cm" svg:y="8.449cm" svg:viewBox="0 0 911 760" draw:points="455,760 0,760 0,0 911,0 911,760">
            <text:p/>
          </draw:polygon>
          <draw:path draw:style-name="gr3" draw:text-style-name="P7" draw:layer="layout" svg:width="0.197cm" svg:height="0.844cm" svg:x="18.959cm" svg:y="8.4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9.24cm" svg:y="8.478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9.676cm" svg:y="8.4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7" draw:id="id167">
          <svg:title>TexMaths</svg:title>
          <svg:desc>20§display§\int \frac{ 1 }{ \sqrt{x^2 - 10x + 9 } }\ dx§svg§600§FALSE§</svg:desc>
          <draw:polygon draw:style-name="gr2" draw:text-style-name="P6" draw:layer="layout" svg:width="6.368cm" svg:height="1.541cm" svg:x="2.719cm" svg:y="10.338cm" svg:viewBox="0 0 6369 1542" draw:points="3184,1542 0,1542 0,0 6369,0 6369,1542">
            <text:p/>
          </draw:polygon>
          <draw:path draw:style-name="gr3" draw:text-style-name="P7" draw:layer="layout" svg:width="0.625cm" svg:height="1.563cm" svg:x="2.724cm" svg:y="10.303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5.715cm" svg:y="10.316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3.588cm" svg:y="11.07cm" svg:viewBox="0 0 4479 30" draw:points="2240,30 0,30 0,0 4479,0 4479,30">
            <text:p/>
          </draw:polygon>
          <draw:path draw:style-name="gr3" draw:text-style-name="P7" draw:layer="layout" svg:width="0.549cm" svg:height="0.703cm" svg:x="3.639cm" svg:y="11.21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4.174cm" svg:y="11.211cm" svg:viewBox="0 0 3893 30" draw:points="1947,30 0,30 0,0 3893,0 3893,30">
            <text:p/>
          </draw:polygon>
          <draw:path draw:style-name="gr3" draw:text-style-name="P7" draw:layer="layout" svg:width="0.351cm" svg:height="0.319cm" svg:x="4.194cm" svg:y="11.51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  <draw:path draw:style-name="gr3" draw:text-style-name="P7" draw:layer="layout" svg:width="0.218cm" svg:height="0.327cm" svg:x="4.607cm" svg:y="11.29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5.106cm" svg:y="11.635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5.814cm" svg:y="11.356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97cm" svg:height="0.484cm" svg:x="6.129cm" svg:y="11.356cm" svg:viewBox="0 0 298 485" svg:d="M298 245c0-58-4-114-29-167-32-67-90-78-120-78-42 0-95 18-123 83-23 50-26 104-26 162 0 53 3 115 32 170 30 56 82 70 117 70 38 0 91-14 123-82 22-48 26-104 26-158zM149 471c-27 0-71-18-83-87-7-41-7-107-7-149 0-45 0-91 5-129 14-84 67-90 85-90 22 0 69 13 83 82 6 40 6 92 6 137 0 53 0 101-8 146-9 67-49 90-81 90z">
            <text:p/>
          </draw:path>
          <draw:path draw:style-name="gr3" draw:text-style-name="P7" draw:layer="layout" svg:width="0.351cm" svg:height="0.319cm" svg:x="6.475cm" svg:y="11.51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7.051cm" svg:y="11.416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7.744cm" svg:y="11.356cm" svg:viewBox="0 0 293 485" svg:d="M230 245v22c0 167-73 199-115 199-11 0-49-2-69-26 31 0 37-21 37-32 0-22-17-33-33-33-12 0-32 6-32 35 0 46 38 75 97 75 91 0 178-96 178-246 0-191-80-239-144-239-39 0-74 13-104 45-29 32-45 61-45 113 0 89 62 157 141 157 43 0 72-28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35cm" svg:height="0.497cm" svg:x="8.413cm" svg:y="10.772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8.771cm" svg:y="10.9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66" draw:id="id166">
          <svg:title>TexMaths</svg:title>
          <svg:desc>24§display§\text {(10)}§svg§600§FALSE§</svg:desc>
          <draw:polygon draw:style-name="gr2" draw:text-style-name="P6" draw:layer="layout" svg:width="1.332cm" svg:height="0.759cm" svg:x="1.117cm" svg:y="10.744cm" svg:viewBox="0 0 1333 760" draw:points="666,760 0,760 0,0 1333,0 1333,760">
            <text:p/>
          </draw:polygon>
          <draw:path draw:style-name="gr3" draw:text-style-name="P7" draw:layer="layout" svg:width="0.197cm" svg:height="0.844cm" svg:x="1.157cm" svg:y="10.702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478cm" svg:y="10.77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.858cm" svg:y="10.773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2.294cm" svg:y="10.7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8" draw:id="id168">
          <svg:title>TexMaths</svg:title>
          <svg:desc>24§display§\text {(11)}§svg§600§FALSE§</svg:desc>
          <draw:polygon draw:style-name="gr2" draw:text-style-name="P6" draw:layer="layout" svg:width="1.332cm" svg:height="0.76cm" svg:x="9.618cm" svg:y="10.747cm" svg:viewBox="0 0 1333 761" draw:points="666,761 0,761 0,0 1333,0 1333,761">
            <text:p/>
          </draw:polygon>
          <draw:path draw:style-name="gr3" draw:text-style-name="P7" draw:layer="layout" svg:width="0.197cm" svg:height="0.844cm" svg:x="9.658cm" svg:y="10.70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9.979cm" svg:y="10.77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0.402cm" svg:y="10.77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0.795cm" svg:y="10.7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9" draw:id="id169">
          <svg:title>TexMaths</svg:title>
          <svg:desc>20§display§\int \frac{ 1 }{ \sqrt{4x^2 +28x + 13} }\ dx§svg§600§FALSE§</svg:desc>
          <draw:polygon draw:style-name="gr2" draw:text-style-name="P6" draw:layer="layout" svg:width="7.07cm" svg:height="1.541cm" svg:x="11.12cm" svg:y="10.336cm" svg:viewBox="0 0 7071 1542" draw:points="3536,1542 0,1542 0,0 7071,0 7071,1542">
            <text:p/>
          </draw:polygon>
          <draw:path draw:style-name="gr3" draw:text-style-name="P7" draw:layer="layout" svg:width="0.625cm" svg:height="1.563cm" svg:x="11.125cm" svg:y="10.30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14.466cm" svg:y="10.314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5.182cm" svg:height="0.029cm" svg:x="11.989cm" svg:y="11.068cm" svg:viewBox="0 0 5183 30" draw:points="2591,30 0,30 0,0 5183,0 5183,30">
            <text:p/>
          </draw:polygon>
          <draw:path draw:style-name="gr3" draw:text-style-name="P7" draw:layer="layout" svg:width="0.549cm" svg:height="0.703cm" svg:x="12.04cm" svg:y="11.209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4.594cm" svg:height="0.029cm" svg:x="12.574cm" svg:y="11.209cm" svg:viewBox="0 0 4595 30" draw:points="2298,30 0,30 0,0 4595,0 4595,30">
            <text:p/>
          </draw:polygon>
          <draw:path draw:style-name="gr3" draw:text-style-name="P7" draw:layer="layout" svg:width="0.313cm" svg:height="0.476cm" svg:x="12.595cm" svg:y="11.346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2.947cm" svg:y="11.51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3.36cm" svg:y="11.29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3.839cm" svg:y="11.41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4.538cm" svg:y="11.354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292cm" svg:height="0.484cm" svg:x="14.883cm" svg:y="11.354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351cm" svg:height="0.319cm" svg:x="15.226cm" svg:y="11.51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15.803cm" svg:y="11.41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6.53cm" svg:y="11.354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16.848cm" svg:y="11.354cm" svg:viewBox="0 0 293 485" svg:d="M176 221c58-18 98-67 98-123 0-58-61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35cm" svg:height="0.497cm" svg:x="17.517cm" svg:y="10.77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7.874cm" svg:y="10.948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171" draw:id="id171">
          <svg:title>TexMaths</svg:title>
          <svg:desc>20§display§\int \frac{ 1 }{ \sqrt{2x^2 + 5x - 7} }\ dx§svg§600§FALSE§</svg:desc>
          <draw:polygon draw:style-name="gr2" draw:text-style-name="P6" draw:layer="layout" svg:width="6.368cm" svg:height="1.541cm" svg:x="20.219cm" svg:y="10.437cm" svg:viewBox="0 0 6369 1542" draw:points="3184,1542 0,1542 0,0 6369,0 6369,1542">
            <text:p/>
          </draw:polygon>
          <draw:path draw:style-name="gr3" draw:text-style-name="P7" draw:layer="layout" svg:width="0.625cm" svg:height="1.563cm" svg:x="20.224cm" svg:y="10.4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23.215cm" svg:y="10.415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21.088cm" svg:y="11.169cm" svg:viewBox="0 0 4479 30" draw:points="2240,30 0,30 0,0 4479,0 4479,30">
            <text:p/>
          </draw:polygon>
          <draw:path draw:style-name="gr3" draw:text-style-name="P7" draw:layer="layout" svg:width="0.549cm" svg:height="0.703cm" svg:x="21.139cm" svg:y="11.3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21.674cm" svg:y="11.31cm" svg:viewBox="0 0 3893 30" draw:points="1947,30 0,30 0,0 3893,0 3893,30">
            <text:p/>
          </draw:polygon>
          <draw:path draw:style-name="gr3" draw:text-style-name="P7" draw:layer="layout" svg:width="0.281cm" svg:height="0.47cm" svg:x="21.709cm" svg:y="11.455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22.046cm" svg:y="11.61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22.459cm" svg:y="11.394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22.938cm" svg:y="11.51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84cm" svg:x="23.637cm" svg:y="11.455cm" svg:viewBox="0 0 282 485" svg:d="M282 328c0-83-58-155-135-155-33 0-64 11-89 37v-138c14 5 38 10 60 10 87 0 136-64 136-74 0-5-1-8-6-8-2 0-3 0-6 2-15 6-48 20-96 20-29 0-61-4-95-19-5-3-6-3-8-3-6 0-6 6-6 18v208c0 13 0 19 9 19 5 0 7-2 8-6 8-12 36-50 92-50 36 0 56 32 60 45 12 27 13 54 13 89 0 24 0 68-17 96-16 28-44 47-76 47-51 0-91-37-104-79 2 0 5 0 13 0 23 0 35-17 35-33 0-18-12-35-35-35-11 0-35 4-35 38 0 61 50 128 128 128 82 0 154-67 154-157z">
            <text:p/>
          </draw:path>
          <draw:path draw:style-name="gr3" draw:text-style-name="P7" draw:layer="layout" svg:width="0.351cm" svg:height="0.319cm" svg:x="23.975cm" svg:y="11.61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29cm" svg:height="0.029cm" svg:x="24.57cm" svg:y="11.734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25.253cm" svg:y="11.449cm" svg:viewBox="0 0 302 493" svg:d="M296 48c6-10 6-11 6-26h-171c-86 0-88-9-89-22h-18l-24 146h18c1-12 8-56 17-64 5-5 61-5 69-5h147c-8 11-64 88-80 112-62 94-86 192-86 264 0 8 0 40 32 40 33 0 33-32 33-40v-35c0-39 2-79 8-115 2-16 12-77 44-122z">
            <text:p/>
          </draw:path>
          <draw:path draw:style-name="gr3" draw:text-style-name="P7" draw:layer="layout" svg:width="0.335cm" svg:height="0.497cm" svg:x="25.913cm" svg:y="10.8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6.271cm" svg:y="11.04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70" draw:id="id170">
          <svg:title>TexMaths</svg:title>
          <svg:desc>24§display§\text {(12)}§svg§600§FALSE§</svg:desc>
          <draw:polygon draw:style-name="gr2" draw:text-style-name="P6" draw:layer="layout" svg:width="1.332cm" svg:height="0.76cm" svg:x="18.619cm" svg:y="10.749cm" svg:viewBox="0 0 1333 761" draw:points="666,761 0,761 0,0 1333,0 1333,761">
            <text:p/>
          </draw:polygon>
          <draw:path draw:style-name="gr3" draw:text-style-name="P7" draw:layer="layout" svg:width="0.197cm" svg:height="0.844cm" svg:x="18.659cm" svg:y="10.707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8.98cm" svg:y="10.77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9.368cm" svg:y="10.77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9.796cm" svg:y="10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3" draw:id="id173">
          <svg:title>TexMaths</svg:title>
          <svg:desc>20§display§\int \frac{ 1 }{ \sqrt{16 + 6x -  x^2} }\ dx§svg§600§FALSE§</svg:desc>
          <draw:polygon draw:style-name="gr2" draw:text-style-name="P6" draw:layer="layout" svg:width="6.368cm" svg:height="1.541cm" svg:x="2.821cm" svg:y="12.636cm" svg:viewBox="0 0 6369 1542" draw:points="3184,1542 0,1542 0,0 6369,0 6369,1542">
            <text:p/>
          </draw:polygon>
          <draw:path draw:style-name="gr3" draw:text-style-name="P7" draw:layer="layout" svg:width="0.625cm" svg:height="1.563cm" svg:x="2.826cm" svg:y="12.60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5.817cm" svg:y="12.614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3.69cm" svg:y="13.368cm" svg:viewBox="0 0 4479 30" draw:points="2240,30 0,30 0,0 4479,0 4479,30">
            <text:p/>
          </draw:polygon>
          <draw:path draw:style-name="gr3" draw:text-style-name="P7" draw:layer="layout" svg:width="0.549cm" svg:height="0.703cm" svg:x="3.741cm" svg:y="13.509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4.276cm" svg:y="13.509cm" svg:viewBox="0 0 3893 30" draw:points="1947,30 0,30 0,0 3893,0 3893,30">
            <text:p/>
          </draw:polygon>
          <draw:path draw:style-name="gr3" draw:text-style-name="P7" draw:layer="layout" svg:width="0.233cm" svg:height="0.47cm" svg:x="4.338cm" svg:y="13.654cm" svg:viewBox="0 0 234 471" svg:d="M146 18c0-16 0-18-16-18-45 45-108 45-130 45v22c14 0 56 0 93-19v367c0 25-2 33-66 33h-22v23c24-4 86-4 113-4 29 0 92 0 116 4v-23h-23c-64 0-65-8-65-33z">
            <text:p/>
          </draw:path>
          <draw:path draw:style-name="gr3" draw:text-style-name="P7" draw:layer="layout" svg:width="0.292cm" svg:height="0.484cm" svg:x="4.656cm" svg:y="13.654cm" svg:viewBox="0 0 293 485" svg:d="M64 239v-18c0-178 88-203 123-203 18 0 47 4 63 28-12 0-39 0-39 31 0 22 16 33 32 33 11 0 32-6 32-33 0-43-30-77-89-77-90 0-186 91-186 247 0 188 82 238 147 238 79 0 146-66 146-158 0-90-63-159-141-159-48 0-74 37-88 71zM147 466c-45 0-65-43-69-53-12-34-12-90-12-102 0-55 22-127 86-127 11 0 43 0 66 45 12 26 12 62 12 96s0 69-12 94c-21 44-55 47-71 47z">
            <text:p/>
          </draw:path>
          <draw:path draw:style-name="gr3" draw:text-style-name="P7" draw:layer="layout" svg:width="0.468cm" svg:height="0.47cm" svg:x="5.175cm" svg:y="13.71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5.868cm" svg:y="13.654cm" svg:viewBox="0 0 293 485" svg:d="M64 239v-18c0-178 88-203 123-203 18 0 47 4 63 28-12 0-39 0-39 31 0 22 16 33 32 33 11 0 32-6 32-33 0-43-30-77-89-77-90 0-186 91-186 247 0 188 82 238 147 238 79 0 146-66 146-158 0-90-63-159-141-159-48 0-74 37-88 71zM147 466c-45 0-65-43-69-53-12-34-12-90-12-102 0-55 22-127 86-127 11 0 43 0 66 45 12 26 12 62 12 96s0 69-12 94c-21 44-55 47-71 47z">
            <text:p/>
          </draw:path>
          <draw:path draw:style-name="gr3" draw:text-style-name="P7" draw:layer="layout" svg:width="0.351cm" svg:height="0.319cm" svg:x="6.21cm" svg:y="13.813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429cm" svg:height="0.029cm" svg:x="6.805cm" svg:y="13.933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7.471cm" svg:y="13.81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218cm" svg:height="0.327cm" svg:x="7.884cm" svg:y="13.59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8.515cm" svg:y="13.07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8.873cm" svg:y="13.24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72" draw:id="id172">
          <svg:title>TexMaths</svg:title>
          <svg:desc>24§display§\text {(13)}§svg§600§FALSE§</svg:desc>
          <draw:polygon draw:style-name="gr2" draw:text-style-name="P6" draw:layer="layout" svg:width="1.332cm" svg:height="0.76cm" svg:x="1.117cm" svg:y="13.044cm" svg:viewBox="0 0 1333 761" draw:points="666,761 0,761 0,0 1333,0 1333,761">
            <text:p/>
          </draw:polygon>
          <draw:path draw:style-name="gr3" draw:text-style-name="P7" draw:layer="layout" svg:width="0.197cm" svg:height="0.844cm" svg:x="1.157cm" svg:y="13.002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.478cm" svg:y="13.073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1.86cm" svg:y="13.07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2.294cm" svg:y="13.0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4" draw:id="id174">
          <svg:title>TexMaths</svg:title>
          <svg:desc>24§display§\text {(14)}§svg§600§FALSE§</svg:desc>
          <draw:polygon draw:style-name="gr2" draw:text-style-name="P6" draw:layer="layout" svg:width="1.332cm" svg:height="0.76cm" svg:x="9.718cm" svg:y="13.048cm" svg:viewBox="0 0 1333 761" draw:points="666,761 0,761 0,0 1333,0 1333,761">
            <text:p/>
          </draw:polygon>
          <draw:path draw:style-name="gr3" draw:text-style-name="P7" draw:layer="layout" svg:width="0.197cm" svg:height="0.844cm" svg:x="9.758cm" svg:y="13.006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0.079cm" svg:y="13.07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75cm" svg:height="0.571cm" svg:x="10.45cm" svg:y="13.067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7" draw:layer="layout" svg:width="0.197cm" svg:height="0.844cm" svg:x="10.895cm" svg:y="13.0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5" draw:id="id175">
          <svg:title>TexMaths</svg:title>
          <svg:desc>20§display§\int \frac{ 1 }{ \sqrt{15 + 6x  - 9x^2} }\ dx§svg§600§FALSE§</svg:desc>
          <draw:polygon draw:style-name="gr2" draw:text-style-name="P6" draw:layer="layout" svg:width="6.718cm" svg:height="1.541cm" svg:x="11.12cm" svg:y="12.737cm" svg:viewBox="0 0 6719 1542" draw:points="3360,1542 0,1542 0,0 6719,0 6719,1542">
            <text:p/>
          </draw:polygon>
          <draw:path draw:style-name="gr3" draw:text-style-name="P7" draw:layer="layout" svg:width="0.625cm" svg:height="1.563cm" svg:x="11.125cm" svg:y="12.7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14.29cm" svg:y="12.715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83cm" svg:height="0.029cm" svg:x="11.989cm" svg:y="13.469cm" svg:viewBox="0 0 4831 30" draw:points="2415,30 0,30 0,0 4831,0 4831,30">
            <text:p/>
          </draw:polygon>
          <draw:path draw:style-name="gr3" draw:text-style-name="P7" draw:layer="layout" svg:width="0.549cm" svg:height="0.703cm" svg:x="12.04cm" svg:y="13.6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4.244cm" svg:height="0.029cm" svg:x="12.575cm" svg:y="13.61cm" svg:viewBox="0 0 4245 30" draw:points="2122,30 0,30 0,0 4245,0 4245,30">
            <text:p/>
          </draw:polygon>
          <draw:path draw:style-name="gr3" draw:text-style-name="P7" draw:layer="layout" svg:width="0.233cm" svg:height="0.47cm" svg:x="12.637cm" svg:y="13.755cm" svg:viewBox="0 0 234 471" svg:d="M146 18c0-16 0-18-16-18-45 45-108 45-130 45v22c14 0 56 0 93-19v367c0 25-2 33-66 33h-22v23c24-4 86-4 113-4 29 0 92 0 116 4v-23h-23c-64 0-65-8-65-33z">
            <text:p/>
          </draw:path>
          <draw:path draw:style-name="gr3" draw:text-style-name="P7" draw:layer="layout" svg:width="0.281cm" svg:height="0.484cm" svg:x="12.962cm" svg:y="13.755cm" svg:viewBox="0 0 282 485" svg:d="M282 328c0-83-58-155-135-155-33 0-64 11-89 37v-138c14 5 38 10 60 10 87 0 136-64 136-74 0-5-1-8-6-8-2 0-3 0-6 2-15 6-48 20-96 20-29 0-61-4-95-19-5-3-6-3-8-3-6 0-6 6-6 18v208c0 13 0 19 9 19 5 0 7-2 8-6 8-12 36-50 92-50 36 0 54 32 60 45 12 27 13 54 13 89 0 24 0 68-17 96-16 28-44 47-76 47-51 0-91-37-104-79 2 0 5 0 13 0 23 0 35-17 35-33 0-18-12-35-35-35-11 0-35 4-35 38 0 61 48 128 128 128 82 0 154-67 154-157z">
            <text:p/>
          </draw:path>
          <draw:path draw:style-name="gr3" draw:text-style-name="P7" draw:layer="layout" svg:width="0.468cm" svg:height="0.47cm" svg:x="13.474cm" svg:y="13.81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4.167cm" svg:y="13.755cm" svg:viewBox="0 0 293 485" svg:d="M64 239v-18c0-178 88-203 123-203 18 0 47 4 63 28-12 0-39 0-39 31 0 22 16 33 32 33 11 0 32-6 32-33 0-43-30-77-89-77-90 0-186 91-186 247 0 188 82 238 147 238 79 0 146-66 146-158 0-90-63-159-141-159-48 0-74 37-88 71zM147 466c-45 0-65-43-69-53-12-34-12-90-12-102 0-55 22-127 86-127 11 0 43 0 66 45 12 26 12 62 12 96s0 69-12 94c-21 44-55 47-71 47z">
            <text:p/>
          </draw:path>
          <draw:path draw:style-name="gr3" draw:text-style-name="P7" draw:layer="layout" svg:width="0.351cm" svg:height="0.319cm" svg:x="14.509cm" svg:y="13.914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429cm" svg:height="0.029cm" svg:x="15.104cm" svg:y="14.034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5.78cm" svg:y="13.755cm" svg:viewBox="0 0 293 485" svg:d="M230 245v22c0 167-73 199-115 199-11 0-49-2-69-26 31 0 37-21 37-32 0-22-17-33-33-33-12 0-32 6-32 35 0 46 38 75 97 75 91 0 178-96 178-246 0-191-80-239-144-239-39 0-74 13-104 45-29 32-45 61-45 113 0 89 62 157 141 157 43 0 72-28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51cm" svg:height="0.319cm" svg:x="16.122cm" svg:y="13.91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6.533cm" svg:y="13.694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7.166cm" svg:y="13.1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7.524cm" svg:y="13.34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177" draw:id="id177">
          <svg:title>TexMaths</svg:title>
          <svg:desc>20§display§\int \frac{ 1 }{ \sqrt{2 + 3x - 2x^2} }\ dx§svg§600§FALSE§</svg:desc>
          <draw:polygon draw:style-name="gr2" draw:text-style-name="P6" draw:layer="layout" svg:width="6.368cm" svg:height="1.541cm" svg:x="20.319cm" svg:y="12.836cm" svg:viewBox="0 0 6369 1542" draw:points="3184,1542 0,1542 0,0 6369,0 6369,1542">
            <text:p/>
          </draw:polygon>
          <draw:path draw:style-name="gr3" draw:text-style-name="P7" draw:layer="layout" svg:width="0.625cm" svg:height="1.563cm" svg:x="20.324cm" svg:y="12.801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23.315cm" svg:y="12.814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4.478cm" svg:height="0.029cm" svg:x="21.188cm" svg:y="13.568cm" svg:viewBox="0 0 4479 30" draw:points="2240,30 0,30 0,0 4479,0 4479,30">
            <text:p/>
          </draw:polygon>
          <draw:path draw:style-name="gr3" draw:text-style-name="P7" draw:layer="layout" svg:width="0.549cm" svg:height="0.703cm" svg:x="21.239cm" svg:y="13.709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3.892cm" svg:height="0.029cm" svg:x="21.774cm" svg:y="13.709cm" svg:viewBox="0 0 3893 30" draw:points="1947,30 0,30 0,0 3893,0 3893,30">
            <text:p/>
          </draw:polygon>
          <draw:path draw:style-name="gr3" draw:text-style-name="P7" draw:layer="layout" svg:width="0.281cm" svg:height="0.47cm" svg:x="21.809cm" svg:y="13.854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468cm" svg:height="0.47cm" svg:x="22.321cm" svg:y="13.91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23.014cm" svg:y="13.854cm" svg:viewBox="0 0 293 485" svg:d="M176 221c58-18 98-67 98-123 0-58-61-98-130-98-70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51cm" svg:height="0.319cm" svg:x="23.356cm" svg:y="14.01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29cm" svg:height="0.029cm" svg:x="23.953cm" svg:y="14.13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7cm" svg:x="24.633cm" svg:y="13.854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24.969cm" svg:y="14.01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218cm" svg:height="0.327cm" svg:x="25.382cm" svg:y="13.79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26.013cm" svg:y="13.27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6.371cm" svg:y="13.448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176" draw:id="id176">
          <svg:title>TexMaths</svg:title>
          <svg:desc>24§display§\text {(15)}§svg§600§FALSE§</svg:desc>
          <draw:polygon draw:style-name="gr2" draw:text-style-name="P6" draw:layer="layout" svg:width="1.332cm" svg:height="0.759cm" svg:x="18.621cm" svg:y="13.051cm" svg:viewBox="0 0 1333 760" draw:points="666,760 0,760 0,0 1333,0 1333,760">
            <text:p/>
          </draw:polygon>
          <draw:path draw:style-name="gr3" draw:text-style-name="P7" draw:layer="layout" svg:width="0.197cm" svg:height="0.844cm" svg:x="18.661cm" svg:y="13.009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8.982cm" svg:y="13.0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81cm" svg:x="19.37cm" svg:y="13.0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7" draw:layer="layout" svg:width="0.197cm" svg:height="0.844cm" svg:x="19.798cm" svg:y="13.0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6" anim:sub-item="text" smil:attributeName="visibility" smil:to="visible"/>
                  <anim:animate smil:begin="0s" smil:dur="0.5s" smil:fill="hold" smil:decelerate="0.5" smil:targetElement="id146" anim:sub-item="text" smil:attributeName="rotate" smil:values="-90;0" smil:keyTimes="0;1"/>
                  <anim:animate smil:begin="0s" smil:dur="0.5s" smil:fill="hold" smil:decelerate="0.5" smil:targetElement="id146" anim:sub-item="text" smil:attributeName="width" smil:values="width;width*.05" smil:keyTimes="0;1"/>
                  <anim:animate smil:begin="0.5s" smil:dur="0.5s" smil:fill="hold" smil:accelerate="0.5" smil:targetElement="id146" anim:sub-item="text" smil:attributeName="width" smil:values="width*.05;width" smil:keyTimes="0;1"/>
                  <anim:animate smil:dur="1s" smil:fill="hold" smil:targetElement="id146" anim:sub-item="text" smil:attributeName="height" smil:values="height;height" smil:keyTimes="0;1"/>
                  <anim:animate smil:begin="0s" smil:dur="0.5s" smil:fill="hold" smil:decelerate="0.5" smil:targetElement="id146" anim:sub-item="text" smil:attributeName="x" smil:values="x+.4;x" smil:keyTimes="0;1"/>
                  <anim:animate smil:begin="0s" smil:dur="0.5s" smil:fill="hold" smil:decelerate="0.5" smil:targetElement="id146" anim:sub-item="text" smil:attributeName="y" smil:values="y-.2;y+.1" smil:keyTimes="0;1"/>
                  <anim:animate smil:begin="0.5s" smil:dur="0.5s" smil:fill="hold" smil:accelerate="0.5" smil:targetElement="id146" anim:sub-item="text" smil:attributeName="y" smil:values="y+.1;y" smil:keyTimes="0;1"/>
                  <anim:transitionFilter smil:begin="0s" smil:dur="1s" smil:decelerate="0.5" smil:targetElement="id1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0" smil:attributeName="visibility" smil:to="visible"/>
                  <anim:animate smil:dur="0.5s" smil:fill="hold" smil:targetElement="id150" smil:attributeName="width" smil:values="width*0.05;width" smil:keyTimes="0;1"/>
                  <anim:animate smil:dur="0.5s" smil:fill="hold" smil:targetElement="id150" smil:attributeName="height" smil:values="height;height" smil:keyTimes="0;1"/>
                  <anim:animate smil:dur="0.5s" smil:fill="hold" smil:targetElement="id150" smil:attributeName="x" smil:values="x-.2;x" smil:keyTimes="0;1"/>
                  <anim:animate smil:dur="0.5s" smil:fill="hold" smil:targetElement="id150" smil:attributeName="y" smil:values="y;y" smil:keyTimes="0;1"/>
                  <anim:transitionFilter smil:dur="0.5s" smil:targetElement="id15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width*0.05;width" smil:keyTimes="0;1"/>
                  <anim:animate smil:dur="0.5s" smil:fill="hold" smil:targetElement="id156" smil:attributeName="height" smil:values="height;height" smil:keyTimes="0;1"/>
                  <anim:animate smil:dur="0.5s" smil:fill="hold" smil:targetElement="id156" smil:attributeName="x" smil:values="x-.2;x" smil:keyTimes="0;1"/>
                  <anim:animate smil:dur="0.5s" smil:fill="hold" smil:targetElement="id156" smil:attributeName="y" smil:values="y;y" smil:keyTimes="0;1"/>
                  <anim:transitionFilter smil:dur="0.5s" smil:targetElement="id156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6.4cm" svg:height="14.7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1"> <text:s text:c="3"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g xml:id="id179" draw:id="id179">
          <svg:title>TexMaths</svg:title>
          <svg:desc>26§display§(1)§svg§600§FALSE§</svg:desc>
          <draw:polygon draw:style-name="gr2" draw:text-style-name="P6" draw:layer="layout" svg:width="0.986cm" svg:height="0.823cm" svg:x="1.712cm" svg:y="1.844cm" svg:viewBox="0 0 987 824" draw:points="494,824 0,824 0,0 987,0 987,824">
            <text:p/>
          </draw:polygon>
          <draw:path draw:style-name="gr3" draw:text-style-name="P7" draw:layer="layout" svg:width="0.213cm" svg:height="0.914cm" svg:x="1.756cm" svg:y="1.798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104cm" svg:y="1.875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533cm" svg:y="1.79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78" draw:id="id178">
          <svg:title>TexMaths</svg:title>
          <svg:desc>28§display§\text {Solutions :}§svg§600§FALSE§</svg:desc>
          <draw:polygon draw:style-name="gr2" draw:text-style-name="P6" draw:layer="layout" svg:width="4.36cm" svg:height="0.617cm" svg:x="1.812cm" svg:y="0.544cm" svg:viewBox="0 0 4361 618" draw:points="2182,618 0,618 0,0 4361,0 4361,618">
            <text:p/>
          </draw:polygon>
          <draw:path draw:style-name="gr3" draw:text-style-name="P7" draw:layer="layout" svg:width="0.438cm" svg:height="0.716cm" svg:x="1.819cm" svg:y="0.495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2.336cm" svg:y="0.74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833cm" svg:y="0.506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3.107cm" svg:y="0.755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3.64cm" svg:y="0.585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4.036cm" svg:y="0.53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4.305cm" svg:y="0.74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8cm" svg:y="0.75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5.349cm" svg:y="0.748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6.117cm" svg:y="0.764cm" svg:viewBox="0 0 108 426" svg:d="M108 52c0-27-25-52-54-52s-54 25-54 52c0 29 25 53 54 53s54-24 54-53zM108 374c0-29-25-51-54-51s-54 22-54 51 25 52 54 52 54-23 54-52z">
            <text:p/>
          </draw:path>
        </draw:g>
        <draw:g xml:id="id184" draw:id="id184">
          <svg:title>TexMaths</svg:title>
          <svg:desc>26§display§\therefore§svg§600§FALSE§</svg:desc>
          <draw:polygon draw:style-name="gr2" draw:text-style-name="P6" draw:layer="layout" svg:width="0.49cm" svg:height="0.402cm" svg:x="3.332cm" svg:y="4.343cm" svg:viewBox="0 0 491 403" draw:points="246,403 0,403 0,0 491,0 491,403">
            <text:p/>
          </draw:polygon>
          <draw:path draw:style-name="gr3" draw:text-style-name="P7" draw:layer="layout" svg:width="0.555cm" svg:height="0.493cm" svg:x="3.313cm" svg:y="4.29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0" draw:id="id180">
          <svg:title>TexMaths</svg:title>
          <svg:desc>24§display§\text {Let,}§svg§600§FALSE§</svg:desc>
          <draw:polygon draw:style-name="gr2" draw:text-style-name="P6" draw:layer="layout" svg:width="1.318cm" svg:height="0.655cm" svg:x="3.237cm" svg:y="1.947cm" svg:viewBox="0 0 1319 656" draw:points="659,656 0,656 0,0 1319,0 1319,656">
            <text:p/>
          </draw:polygon>
          <draw:path draw:style-name="gr3" draw:text-style-name="P7" draw:layer="layout" svg:width="0.464cm" svg:height="0.577cm" svg:x="3.222cm" svg:y="1.9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6cm" svg:y="2.1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3cm" svg:y="1.9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7cm" svg:y="2.3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1" draw:id="id181">
          <svg:title>TexMaths</svg:title>
          <svg:desc>24§display§\text {I}§svg§600§FALSE§</svg:desc>
          <draw:polygon draw:style-name="gr2" draw:text-style-name="P6" draw:layer="layout" svg:width="0.197cm" svg:height="0.493cm" svg:x="5.043cm" svg:y="1.947cm" svg:viewBox="0 0 198 494" draw:points="100,494 0,494 0,0 198,0 198,494">
            <text:p/>
          </draw:polygon>
          <draw:path draw:style-name="gr3" draw:text-style-name="P7" draw:layer="layout" svg:width="0.258cm" svg:height="0.577cm" svg:x="5.024cm" svg:y="1.9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2" draw:id="id182">
          <svg:title>TexMaths</svg:title>
          <svg:desc>20§display§= \int \frac{ 1 }{ \sqrt{4x^2 + 9} }\ dx§svg§600§FALSE§</svg:desc>
          <draw:polygon draw:style-name="gr2" draw:text-style-name="P6" draw:layer="layout" svg:width="5.496cm" svg:height="1.541cm" svg:x="5.729cm" svg:y="1.45cm" svg:viewBox="0 0 5497 1542" draw:points="2748,1542 0,1542 0,0 5497,0 5497,1542">
            <text:p/>
          </draw:polygon>
          <draw:path draw:style-name="gr3" draw:text-style-name="P7" draw:layer="layout" svg:width="0.468cm" svg:height="0.165cm" svg:x="5.734cm" svg:y="2.1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6.474cm" svg:y="1.415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66cm" svg:y="1.4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2.866cm" svg:height="0.029cm" svg:x="7.34cm" svg:y="2.182cm" svg:viewBox="0 0 2867 30" draw:points="1433,30 0,30 0,0 2867,0 2867,30">
            <text:p/>
          </draw:polygon>
          <draw:path draw:style-name="gr3" draw:text-style-name="P7" draw:layer="layout" svg:width="0.549cm" svg:height="0.703cm" svg:x="7.391cm" svg:y="2.323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2.279cm" svg:height="0.029cm" svg:x="7.925cm" svg:y="2.323cm" svg:viewBox="0 0 2280 30" draw:points="1141,30 0,30 0,0 2280,0 2280,30">
            <text:p/>
          </draw:polygon>
          <draw:path draw:style-name="gr3" draw:text-style-name="P7" draw:layer="layout" svg:width="0.313cm" svg:height="0.476cm" svg:x="7.945cm" svg:y="2.46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8.297cm" svg:y="2.62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8.709cm" svg:y="2.407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9.189cm" svg:y="2.52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9.882cm" svg:y="2.468cm" svg:viewBox="0 0 293 485" svg:d="M230 245v22c0 167-73 199-115 199-13 0-49-2-69-26 31 0 37-21 37-32 0-22-17-33-33-33-12 0-32 6-32 35 0 46 38 75 97 75 91 0 178-96 178-246 0-191-80-239-144-239-39 0-74 13-104 45-29 32-45 61-45 113 0 89 62 157 141 157 43 0 72-28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35cm" svg:height="0.497cm" svg:x="10.551cm" svg:y="1.8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0.909cm" svg:y="2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183" draw:id="id183">
          <svg:title>TexMaths</svg:title>
          <svg:desc>20§display§= \int \frac{ 1 }{ \sqrt{(2x)^2 + 3^2} }\ dx§svg§600§FALSE§</svg:desc>
          <draw:polygon draw:style-name="gr2" draw:text-style-name="P6" draw:layer="layout" svg:width="6.476cm" svg:height="1.681cm" svg:x="11.931cm" svg:y="1.451cm" svg:viewBox="0 0 6477 1682" draw:points="3238,1682 0,1682 0,0 6477,0 6477,1682">
            <text:p/>
          </draw:polygon>
          <draw:path draw:style-name="gr3" draw:text-style-name="P7" draw:layer="layout" svg:width="0.468cm" svg:height="0.165cm" svg:x="11.936cm" svg:y="2.1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2.677cm" svg:y="1.41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5.352cm" svg:y="1.42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3.845cm" svg:height="0.029cm" svg:x="13.542cm" svg:y="2.182cm" svg:viewBox="0 0 3846 30" draw:points="1923,30 0,30 0,0 3846,0 3846,30">
            <text:p/>
          </draw:polygon>
          <draw:path draw:style-name="gr3" draw:text-style-name="P7" draw:layer="layout" svg:width="0.641cm" svg:height="0.844cm" svg:x="13.619cm" svg:y="2.323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3.141cm" svg:height="0.029cm" svg:x="14.245cm" svg:y="2.323cm" svg:viewBox="0 0 3142 30" draw:points="1571,30 0,30 0,0 3142,0 3142,30">
            <text:p/>
          </draw:polygon>
          <draw:path draw:style-name="gr3" draw:text-style-name="P7" draw:layer="layout" svg:width="0.164cm" svg:height="0.703cm" svg:x="14.315cm" svg:y="2.426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4.553cm" svg:y="2.48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891cm" svg:y="2.64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5.312cm" svg:y="2.426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5.576cm" svg:y="2.42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6.056cm" svg:y="2.54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6.749cm" svg:y="2.48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18cm" svg:height="0.327cm" svg:x="17.102cm" svg:y="2.42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7.733cm" svg:y="1.88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8.091cm" svg:y="2.06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 xml:id="id186" draw:id="id186">
          <svg:title>TexMaths</svg:title>
          <svg:desc>20§display§= \log \left[ 2x + \sqrt{(2x)^2 + 3^2} \right] \left( \frac{1}{2} \right) \ + \ c§svg§600§FALSE§</svg:desc>
          <draw:polygon draw:style-name="gr2" draw:text-style-name="P6" draw:layer="layout" svg:width="11.118cm" svg:height="1.617cm" svg:x="5.73cm" svg:y="3.654cm" svg:viewBox="0 0 11119 1618" draw:points="5560,1618 0,1618 0,0 11119,0 11119,1618">
            <text:p/>
          </draw:polygon>
          <draw:path draw:style-name="gr3" draw:text-style-name="P7" draw:layer="layout" svg:width="0.468cm" svg:height="0.165cm" svg:x="5.735cm" svg:y="4.38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9cm" svg:x="6.46cm" svg:y="4.15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652cm" svg:y="4.32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004cm" svg:y="4.3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61cm" svg:height="1.265cm" svg:x="7.621cm" svg:y="3.83cm" svg:viewBox="0 0 162 1266" draw:points="0,1266 162,1266 162,1234 34,1234 34,34 162,34 162,0 0,0">
            <text:p/>
          </draw:polygon>
          <draw:path draw:style-name="gr3" draw:text-style-name="P7" draw:layer="layout" svg:width="0.281cm" svg:height="0.469cm" svg:x="7.829cm" svg:y="4.1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165cm" svg:y="4.3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8.743cm" svg:y="4.22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9.483cm" svg:y="3.974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141cm" svg:height="0.029cm" svg:x="10.109cm" svg:y="3.974cm" svg:viewBox="0 0 3142 30" draw:points="1571,30 0,30 0,0 3142,0 3142,30">
            <text:p/>
          </draw:polygon>
          <draw:path draw:style-name="gr3" draw:text-style-name="P7" draw:layer="layout" svg:width="0.164cm" svg:height="0.703cm" svg:x="10.178cm" svg:y="4.11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0.418cm" svg:y="4.1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0.754cm" svg:y="4.3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11.176cm" svg:y="4.11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1.44cm" svg:y="4.1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1.92cm" svg:y="4.22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2.613cm" svg:y="4.169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18cm" svg:height="0.327cm" svg:x="12.965cm" svg:y="4.1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61cm" svg:height="1.265cm" svg:x="13.262cm" svg:y="3.83cm" svg:viewBox="0 0 162 1266" draw:points="128,1234 0,1234 0,1266 162,1266 162,0 0,0 0,34 128,34">
            <text:p/>
          </draw:polygon>
          <draw:path draw:style-name="gr3" draw:text-style-name="P7" draw:layer="layout" svg:width="0.346cm" svg:height="1.687cm" svg:x="13.845cm" svg:y="3.619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4.363cm" svg:y="3.694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4.301cm" svg:y="4.448cm" svg:viewBox="0 0 354 30" draw:points="176,30 0,30 0,0 354,0 354,30">
            <text:p/>
          </draw:polygon>
          <draw:path draw:style-name="gr3" draw:text-style-name="P7" draw:layer="layout" svg:width="0.281cm" svg:height="0.469cm" svg:x="14.336cm" svg:y="4.6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4.761cm" svg:y="3.619cm" svg:viewBox="0 0 347 1688" svg:d="M347 845c0-277-64-555-243-767-13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5.683cm" svg:y="4.22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6.611cm" svg:y="4.32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5" draw:id="id185">
          <svg:title>TexMaths</svg:title>
          <svg:desc>24§display§\text {I}§svg§600§FALSE§</svg:desc>
          <draw:polygon draw:style-name="gr2" draw:text-style-name="P6" draw:layer="layout" svg:width="0.197cm" svg:height="0.493cm" svg:x="5.044cm" svg:y="4.247cm" svg:viewBox="0 0 198 494" draw:points="100,494 0,494 0,0 198,0 198,494">
            <text:p/>
          </draw:polygon>
          <draw:path draw:style-name="gr3" draw:text-style-name="P7" draw:layer="layout" svg:width="0.258cm" svg:height="0.577cm" svg:x="5.025cm" svg:y="4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7" draw:id="id187">
          <svg:title>TexMaths</svg:title>
          <svg:desc>20§display§=  \frac{1}{2} \log \left[ 2x + \sqrt{4x^2 + 9} \right]  \ + \ c§svg§600§FALSE§</svg:desc>
          <draw:polygon draw:style-name="gr2" draw:text-style-name="P6" draw:layer="layout" svg:width="9.224cm" svg:height="1.355cm" svg:x="17.331cm" svg:y="3.756cm" svg:viewBox="0 0 9225 1356" draw:points="4612,1356 0,1356 0,0 9225,0 9225,1356">
            <text:p/>
          </draw:polygon>
          <draw:path draw:style-name="gr3" draw:text-style-name="P7" draw:layer="layout" svg:width="0.468cm" svg:height="0.165cm" svg:x="17.336cm" svg:y="4.40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8.185cm" svg:y="3.72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8.121cm" svg:y="4.474cm" svg:viewBox="0 0 354 30" draw:points="176,30 0,30 0,0 354,0 354,30">
            <text:p/>
          </draw:polygon>
          <draw:path draw:style-name="gr3" draw:text-style-name="P7" draw:layer="layout" svg:width="0.281cm" svg:height="0.469cm" svg:x="18.157cm" svg:y="4.679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157cm" svg:height="0.488cm" svg:x="18.699cm" svg:y="4.177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8.89cm" svg:y="4.349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19.242cm" svg:y="4.346cm" svg:viewBox="0 0 323 465" svg:d="M138 198c-63 0-63-70-63-86 0-19 2-42 11-59 7-10 23-29 52-29 60 0 60 70 60 86 0 20 0 42-11 60-6 9-22 28-49 28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6 157-91 0-25-12-61-47-81-38-20-78-20-121-20-18 0-48 0-53 0-23-3-39-25-39-48zM157 448c-72 0-120-35-120-72 0-34 27-59 57-61h42c61 0 141 0 141 61 0 37-51 72-120 72z">
            <text:p/>
          </draw:path>
          <draw:polygon draw:style-name="gr3" draw:text-style-name="P7" draw:layer="layout" svg:width="0.161cm" svg:height="1.264cm" svg:x="19.859cm" svg:y="3.857cm" svg:viewBox="0 0 162 1265" draw:points="0,1265 162,1265 162,1233 34,1233 34,34 162,34 162,0 0,0">
            <text:p/>
          </draw:polygon>
          <draw:path draw:style-name="gr3" draw:text-style-name="P7" draw:layer="layout" svg:width="0.281cm" svg:height="0.469cm" svg:x="20.067cm" svg:y="4.196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351cm" svg:height="0.319cm" svg:x="20.405cm" svg:y="4.3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20.981cm" svg:y="4.255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641cm" svg:height="0.843cm" svg:x="21.722cm" svg:y="3.946cm" svg:viewBox="0 0 642 844" svg:d="M221 844c22 0 22 0 30-14l386-803c5-9 5-11 5-13 0-8-7-14-15-14-9 0-11 6-16 14l-363 757-150-349-98 75 11 12 50-39z">
            <text:p/>
          </draw:path>
          <draw:polygon draw:style-name="gr3" draw:text-style-name="P7" draw:layer="layout" svg:width="2.279cm" svg:height="0.029cm" svg:x="22.347cm" svg:y="3.946cm" svg:viewBox="0 0 2280 30" draw:points="1141,30 0,30 0,0 2280,0 2280,30">
            <text:p/>
          </draw:polygon>
          <draw:path draw:style-name="gr3" draw:text-style-name="P7" draw:layer="layout" svg:width="0.313cm" svg:height="0.476cm" svg:x="22.368cm" svg:y="4.188cm" svg:viewBox="0 0 314 477" svg:d="M187 361v61c0 26 0 34-53 34h-14v21c29-2 66-2 94-2 31 0 68 0 96 2v-21h-14c-53 0-54-8-54-34v-61h72v-22h-72v-321c0-13 0-18-12-18-6 0-8 0-12 8l-218 331v22zM192 339h-173l173-262z">
            <text:p/>
          </draw:path>
          <draw:path draw:style-name="gr3" draw:text-style-name="P7" draw:layer="layout" svg:width="0.351cm" svg:height="0.319cm" svg:x="22.72cm" svg:y="4.3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218cm" svg:height="0.327cm" svg:x="23.132cm" svg:y="4.135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468cm" svg:height="0.469cm" svg:x="23.612cm" svg:y="4.255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92cm" svg:height="0.484cm" svg:x="24.304cm" svg:y="4.196cm" svg:viewBox="0 0 293 485" svg:d="M230 245v22c0 166-73 198-115 198-13 0-49-1-69-25 31 0 37-21 37-32 0-23-17-34-33-34-12 0-32 7-32 35 0 47 38 76 97 76 91 0 178-96 178-247 0-190-82-238-144-238-39 0-74 13-104 45-29 32-45 61-45 113 0 88 62 157 141 157 43 0 72-29 89-70zM142 299c-11 0-44 0-65-43-13-27-13-63-13-96 0-38 0-72 14-98 20-35 47-44 71-44 33 0 56 24 69 56 8 22 11 67 11 99 0 59-24 126-87 126z">
            <text:p/>
          </draw:path>
          <draw:polygon draw:style-name="gr3" draw:text-style-name="P7" draw:layer="layout" svg:width="0.161cm" svg:height="1.264cm" svg:x="24.64cm" svg:y="3.857cm" svg:viewBox="0 0 162 1265" draw:points="128,1233 0,1233 0,1265 162,1265 162,0 0,0 0,34 128,34">
            <text:p/>
          </draw:polygon>
          <draw:path draw:style-name="gr3" draw:text-style-name="P7" draw:layer="layout" svg:width="0.468cm" svg:height="0.469cm" svg:x="25.389cm" svg:y="4.255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26.316cm" svg:y="4.35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8" draw:id="id188">
          <svg:title>TexMaths</svg:title>
          <svg:desc>26§display§(2)§svg§600§FALSE§</svg:desc>
          <draw:polygon draw:style-name="gr2" draw:text-style-name="P6" draw:layer="layout" svg:width="0.986cm" svg:height="0.823cm" svg:x="1.714cm" svg:y="6.646cm" svg:viewBox="0 0 987 824" draw:points="494,824 0,824 0,0 987,0 987,824">
            <text:p/>
          </draw:polygon>
          <draw:path draw:style-name="gr3" draw:text-style-name="P7" draw:layer="layout" svg:width="0.213cm" svg:height="0.914cm" svg:x="1.758cm" svg:y="6.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1cm" svg:x="2.07cm" svg:y="6.677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2.535cm" svg:y="6.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193" draw:id="id193">
          <svg:title>TexMaths</svg:title>
          <svg:desc>26§display§\therefore§svg§600§FALSE§</svg:desc>
          <draw:polygon draw:style-name="gr2" draw:text-style-name="P6" draw:layer="layout" svg:width="0.49cm" svg:height="0.402cm" svg:x="3.633cm" svg:y="9.244cm" svg:viewBox="0 0 491 403" draw:points="246,403 0,403 0,0 491,0 491,403">
            <text:p/>
          </draw:polygon>
          <draw:path draw:style-name="gr3" draw:text-style-name="P7" draw:layer="layout" svg:width="0.555cm" svg:height="0.493cm" svg:x="3.614cm" svg:y="9.1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89" draw:id="id189">
          <svg:title>TexMaths</svg:title>
          <svg:desc>24§display§\text {Let,}§svg§600§FALSE§</svg:desc>
          <draw:polygon draw:style-name="gr2" draw:text-style-name="P6" draw:layer="layout" svg:width="1.318cm" svg:height="0.655cm" svg:x="3.238cm" svg:y="6.648cm" svg:viewBox="0 0 1319 656" draw:points="659,656 0,656 0,0 1319,0 1319,656">
            <text:p/>
          </draw:polygon>
          <draw:path draw:style-name="gr3" draw:text-style-name="P7" draw:layer="layout" svg:width="0.464cm" svg:height="0.577cm" svg:x="3.223cm" svg:y="6.6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7cm" svg:y="6.8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4cm" svg:y="6.6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8cm" svg:y="7.0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90" draw:id="id190">
          <svg:title>TexMaths</svg:title>
          <svg:desc>24§display§\text {I}§svg§600§FALSE§</svg:desc>
          <draw:polygon draw:style-name="gr2" draw:text-style-name="P6" draw:layer="layout" svg:width="0.197cm" svg:height="0.493cm" svg:x="5.044cm" svg:y="6.748cm" svg:viewBox="0 0 198 494" draw:points="100,494 0,494 0,0 198,0 198,494">
            <text:p/>
          </draw:polygon>
          <draw:path draw:style-name="gr3" draw:text-style-name="P7" draw:layer="layout" svg:width="0.258cm" svg:height="0.577cm" svg:x="5.025cm" svg:y="6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1" draw:id="id191">
          <svg:title>TexMaths</svg:title>
          <svg:desc>20§display§= \int \frac{ 1 }{ \sqrt{4x^2 - 9} }\ dx§svg§600§FALSE§</svg:desc>
          <draw:polygon draw:style-name="gr2" draw:text-style-name="P6" draw:layer="layout" svg:width="5.496cm" svg:height="1.541cm" svg:x="5.731cm" svg:y="6.253cm" svg:viewBox="0 0 5497 1542" draw:points="2748,1542 0,1542 0,0 5497,0 5497,1542">
            <text:p/>
          </draw:polygon>
          <draw:path draw:style-name="gr3" draw:text-style-name="P7" draw:layer="layout" svg:width="0.468cm" svg:height="0.165cm" svg:x="5.736cm" svg:y="6.91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6.476cm" svg:y="6.218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662cm" svg:y="6.231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2.866cm" svg:height="0.029cm" svg:x="7.342cm" svg:y="6.985cm" svg:viewBox="0 0 2867 30" draw:points="1433,30 0,30 0,0 2867,0 2867,30">
            <text:p/>
          </draw:polygon>
          <draw:path draw:style-name="gr3" draw:text-style-name="P7" draw:layer="layout" svg:width="0.549cm" svg:height="0.703cm" svg:x="7.393cm" svg:y="7.126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2.279cm" svg:height="0.029cm" svg:x="7.927cm" svg:y="7.126cm" svg:viewBox="0 0 2280 30" draw:points="1141,30 0,30 0,0 2280,0 2280,30">
            <text:p/>
          </draw:polygon>
          <draw:path draw:style-name="gr3" draw:text-style-name="P7" draw:layer="layout" svg:width="0.313cm" svg:height="0.476cm" svg:x="7.947cm" svg:y="7.263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8.299cm" svg:y="7.4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8.711cm" svg:y="7.21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9.21cm" svg:y="7.5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9.884cm" svg:y="7.271cm" svg:viewBox="0 0 293 485" svg:d="M230 245v22c0 167-73 199-115 199-13 0-49-2-69-26 31 0 37-21 37-32 0-22-17-33-33-33-12 0-32 6-32 35 0 46 38 75 97 75 91 0 178-96 178-246 0-191-80-239-144-239-39 0-74 13-104 45-29 32-45 61-45 113 0 89 62 157 141 157 43 0 72-28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35cm" svg:height="0.497cm" svg:x="10.553cm" svg:y="6.687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0.911cm" svg:y="6.86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192" draw:id="id192">
          <svg:title>TexMaths</svg:title>
          <svg:desc>20§display§= \int \frac{ 1 }{ \sqrt{(2x)^2 - 3^2} }\ dx§svg§600§FALSE§</svg:desc>
          <draw:polygon draw:style-name="gr2" draw:text-style-name="P6" draw:layer="layout" svg:width="6.476cm" svg:height="1.681cm" svg:x="12.033cm" svg:y="6.355cm" svg:viewBox="0 0 6477 1682" draw:points="3238,1682 0,1682 0,0 6477,0 6477,1682">
            <text:p/>
          </draw:polygon>
          <draw:path draw:style-name="gr3" draw:text-style-name="P7" draw:layer="layout" svg:width="0.468cm" svg:height="0.165cm" svg:x="12.038cm" svg:y="7.01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2.779cm" svg:y="6.32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5.454cm" svg:y="6.33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3.845cm" svg:height="0.029cm" svg:x="13.644cm" svg:y="7.086cm" svg:viewBox="0 0 3846 30" draw:points="1923,30 0,30 0,0 3846,0 3846,30">
            <text:p/>
          </draw:polygon>
          <draw:path draw:style-name="gr3" draw:text-style-name="P7" draw:layer="layout" svg:width="0.641cm" svg:height="0.844cm" svg:x="13.721cm" svg:y="7.227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3.141cm" svg:height="0.029cm" svg:x="14.347cm" svg:y="7.227cm" svg:viewBox="0 0 3142 30" draw:points="1571,30 0,30 0,0 3142,0 3142,30">
            <text:p/>
          </draw:polygon>
          <draw:path draw:style-name="gr3" draw:text-style-name="P7" draw:layer="layout" svg:width="0.164cm" svg:height="0.703cm" svg:x="14.417cm" svg:y="7.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4.655cm" svg:y="7.3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993cm" svg:y="7.5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5.414cm" svg:y="7.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5.678cm" svg:y="7.3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6.177cm" svg:y="7.667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6.851cm" svg:y="7.38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18cm" svg:height="0.327cm" svg:x="17.204cm" svg:y="7.3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7.835cm" svg:y="6.78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8.193cm" svg:y="6.96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 xml:id="id197" draw:id="id197">
          <svg:title>TexMaths</svg:title>
          <svg:desc>26§display§(3)§svg§600§FALSE§</svg:desc>
          <draw:polygon draw:style-name="gr2" draw:text-style-name="P6" draw:layer="layout" svg:width="0.986cm" svg:height="0.823cm" svg:x="1.714cm" svg:y="11.347cm" svg:viewBox="0 0 987 824" draw:points="494,824 0,824 0,0 987,0 987,824">
            <text:p/>
          </draw:polygon>
          <draw:path draw:style-name="gr3" draw:text-style-name="P7" draw:layer="layout" svg:width="0.213cm" svg:height="0.914cm" svg:x="1.758cm" svg:y="11.301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2.062cm" svg:y="11.378cm" svg:viewBox="0 0 381 630" svg:d="M229 287c75-23 127-87 127-160 0-75-79-127-169-127-91 0-162 54-162 125 0 29 21 48 46 48 29 0 48-21 48-48 0-46-44-46-57-46 28-44 88-56 121-56 38 0 90 21 90 102 0 12-2 64-27 106-27 43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535cm" svg:y="11.30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02" draw:id="id202">
          <svg:title>TexMaths</svg:title>
          <svg:desc>26§display§\therefore§svg§600§FALSE§</svg:desc>
          <draw:polygon draw:style-name="gr2" draw:text-style-name="P6" draw:layer="layout" svg:width="0.49cm" svg:height="0.402cm" svg:x="3.934cm" svg:y="13.845cm" svg:viewBox="0 0 491 403" draw:points="246,403 0,403 0,0 491,0 491,403">
            <text:p/>
          </draw:polygon>
          <draw:path draw:style-name="gr3" draw:text-style-name="P7" draw:layer="layout" svg:width="0.555cm" svg:height="0.493cm" svg:x="3.915cm" svg:y="13.799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98" draw:id="id198">
          <svg:title>TexMaths</svg:title>
          <svg:desc>24§display§\text {Let,}§svg§600§FALSE§</svg:desc>
          <draw:polygon draw:style-name="gr2" draw:text-style-name="P6" draw:layer="layout" svg:width="1.318cm" svg:height="0.655cm" svg:x="3.239cm" svg:y="11.449cm" svg:viewBox="0 0 1319 656" draw:points="659,656 0,656 0,0 1319,0 1319,656">
            <text:p/>
          </draw:polygon>
          <draw:path draw:style-name="gr3" draw:text-style-name="P7" draw:layer="layout" svg:width="0.464cm" svg:height="0.577cm" svg:x="3.224cm" svg:y="11.407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8cm" svg:y="11.60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5cm" svg:y="11.465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9cm" svg:y="11.893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99" draw:id="id199">
          <svg:title>TexMaths</svg:title>
          <svg:desc>24§display§\text {I}§svg§600§FALSE§</svg:desc>
          <draw:polygon draw:style-name="gr2" draw:text-style-name="P6" draw:layer="layout" svg:width="0.197cm" svg:height="0.493cm" svg:x="5.045cm" svg:y="11.449cm" svg:viewBox="0 0 198 494" draw:points="100,494 0,494 0,0 198,0 198,494">
            <text:p/>
          </draw:polygon>
          <draw:path draw:style-name="gr3" draw:text-style-name="P7" draw:layer="layout" svg:width="0.258cm" svg:height="0.577cm" svg:x="5.026cm" svg:y="11.4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0" draw:id="id200">
          <svg:title>TexMaths</svg:title>
          <svg:desc>22§display§= \int \frac{ 1 }{ \sqrt{9 - 4x^2} }\ dx§svg§600§FALSE§</svg:desc>
          <draw:polygon draw:style-name="gr2" draw:text-style-name="P6" draw:layer="layout" svg:width="6.045cm" svg:height="1.695cm" svg:x="5.732cm" svg:y="10.857cm" svg:viewBox="0 0 6046 1696" draw:points="3023,1696 0,1696 0,0 6046,0 6046,1696">
            <text:p/>
          </draw:polygon>
          <draw:path draw:style-name="gr3" draw:text-style-name="P7" draw:layer="layout" svg:width="0.515cm" svg:height="0.182cm" svg:x="5.737cm" svg:y="11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552cm" svg:y="10.818cm" svg:viewBox="0 0 688 1720" svg:d="M37 1685c25 0 39-18 39-37 0-26-20-39-37-39-20 0-39 13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956cm" svg:y="10.832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3.152cm" svg:height="0.032cm" svg:x="7.504cm" svg:y="11.661cm" svg:viewBox="0 0 3153 33" draw:points="1577,33 0,33 0,0 3153,0 3153,33">
            <text:p/>
          </draw:polygon>
          <draw:path draw:style-name="gr3" draw:text-style-name="P7" draw:layer="layout" svg:width="0.604cm" svg:height="0.774cm" svg:x="7.56cm" svg:y="11.816cm" svg:viewBox="0 0 605 775" svg:d="M245 694l-136-301c-5-13-10-13-12-13 0 0-5 0-13 6l-73 56c-11 7-11 10-11 12 0 4 2 9 7 9s19-11 26-18c6-3 18-12 25-17l153 334c5 13 11 13 18 13 10 0 12-4 19-14l352-729c5-13 5-14 5-16 0-9-7-16-16-16-7 0-12 4-17 16z">
            <text:p/>
          </draw:path>
          <draw:polygon draw:style-name="gr3" draw:text-style-name="P7" draw:layer="layout" svg:width="2.507cm" svg:height="0.032cm" svg:x="8.148cm" svg:y="11.816cm" svg:viewBox="0 0 2508 33" draw:points="1255,33 0,33 0,0 2508,0 2508,33">
            <text:p/>
          </draw:polygon>
          <draw:path draw:style-name="gr3" draw:text-style-name="P7" draw:layer="layout" svg:width="0.321cm" svg:height="0.532cm" svg:x="8.181cm" svg:y="11.977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771cm" svg:y="12.28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501cm" svg:y="11.96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888cm" svg:y="12.151cm" svg:viewBox="0 0 387 352" svg:d="M238 109c3-21 21-91 75-91 6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3-100 123-120 0-7-7-7-8-7-7 0-9 2-11 7-24 85-77 103-104 103-30 0-42-25-42-52 0-17 5-33 14-68z">
            <text:p/>
          </draw:path>
          <draw:path draw:style-name="gr3" draw:text-style-name="P7" draw:layer="layout" svg:width="0.24cm" svg:height="0.36cm" svg:x="10.342cm" svg:y="11.9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1.036cm" svg:y="11.334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11.43cm" svg:y="11.529cm" svg:viewBox="0 0 387 352" svg:d="M238 109c3-21 21-91 75-91 6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80 0 123-100 123-120 0-7-7-7-8-7-7 0-9 2-11 7-24 85-77 103-104 103-30 0-42-25-42-52 0-17 5-33 14-68z">
            <text:p/>
          </draw:path>
        </draw:g>
        <draw:g xml:id="id201" draw:id="id201">
          <svg:title>TexMaths</svg:title>
          <svg:desc>20§display§= \int \frac{ 1 }{ \sqrt{3^2 - (2x)^2} }\ dx§svg§600§FALSE§</svg:desc>
          <draw:polygon draw:style-name="gr2" draw:text-style-name="P6" draw:layer="layout" svg:width="6.476cm" svg:height="1.681cm" svg:x="12.333cm" svg:y="10.855cm" svg:viewBox="0 0 6477 1682" draw:points="3238,1682 0,1682 0,0 6477,0 6477,1682">
            <text:p/>
          </draw:polygon>
          <draw:path draw:style-name="gr3" draw:text-style-name="P7" draw:layer="layout" svg:width="0.468cm" svg:height="0.165cm" svg:x="12.338cm" svg:y="11.51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3.079cm" svg:y="10.82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5.754cm" svg:y="10.83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3.845cm" svg:height="0.029cm" svg:x="13.944cm" svg:y="11.586cm" svg:viewBox="0 0 3846 30" draw:points="1923,30 0,30 0,0 3846,0 3846,30">
            <text:p/>
          </draw:polygon>
          <draw:path draw:style-name="gr3" draw:text-style-name="P7" draw:layer="layout" svg:width="0.641cm" svg:height="0.844cm" svg:x="14.021cm" svg:y="11.727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3.141cm" svg:height="0.029cm" svg:x="14.647cm" svg:y="11.727cm" svg:viewBox="0 0 3142 30" draw:points="1571,30 0,30 0,0 3142,0 3142,30">
            <text:p/>
          </draw:polygon>
          <draw:path draw:style-name="gr3" draw:text-style-name="P7" draw:layer="layout" svg:width="0.292cm" svg:height="0.484cm" svg:x="14.677cm" svg:y="11.88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18cm" svg:height="0.327cm" svg:x="15.029cm" svg:y="11.8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528cm" svg:y="12.167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6.243cm" svg:y="11.8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6.482cm" svg:y="11.8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6.818cm" svg:y="12.0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7.24cm" svg:y="11.8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7.504cm" svg:y="11.8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8.135cm" svg:y="11.28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8.493cm" svg:y="11.46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 xml:id="id204" draw:id="id204">
          <svg:title>TexMaths</svg:title>
          <svg:desc>20§display§= \sin^{-1}\left( \frac{2x}{3} \right) \times \left( \frac{1}{2} \right) \ + \ c§svg§600§FALSE§</svg:desc>
          <draw:polygon draw:style-name="gr2" draw:text-style-name="P6" draw:layer="layout" svg:width="8.406cm" svg:height="1.617cm" svg:x="5.832cm" svg:y="13.155cm" svg:viewBox="0 0 8407 1618" draw:points="4204,1618 0,1618 0,0 8407,0 8407,1618">
            <text:p/>
          </draw:polygon>
          <draw:path draw:style-name="gr3" draw:text-style-name="P7" draw:layer="layout" svg:width="0.468cm" svg:height="0.165cm" svg:x="5.837cm" svg:y="13.88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1cm" svg:height="0.324cm" svg:x="6.562cm" svg:y="13.824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6.84cm" svg:y="13.669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7.033cm" svg:y="13.829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7.454cm" svg:y="13.709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7.894cm" svg:y="13.517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8.419cm" svg:y="13.12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81cm" svg:height="0.469cm" svg:x="8.91cm" svg:y="13.19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9.248cm" svg:y="13.3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olygon draw:style-name="gr3" draw:text-style-name="P7" draw:layer="layout" svg:width="0.754cm" svg:height="0.029cm" svg:x="8.875cm" svg:y="13.949cm" svg:viewBox="0 0 755 30" draw:points="378,30 0,30 0,0 755,0 755,30">
            <text:p/>
          </draw:polygon>
          <draw:path draw:style-name="gr3" draw:text-style-name="P7" draw:layer="layout" svg:width="0.292cm" svg:height="0.484cm" svg:x="9.105cm" svg:y="14.15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9.737cm" svg:y="13.12cm" svg:viewBox="0 0 347 1688" svg:d="M347 845c0-277-64-555-243-767-13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34cm" svg:height="0.34cm" svg:x="10.489cm" svg:y="13.794cm" svg:viewBox="0 0 341 341" svg:d="M171 150l-141-140c-9-8-11-10-16-10-8 0-14 6-14 14 0 5 2 7 10 15l140 141-140 142c-8 8-10 10-10 14 0 8 6 15 14 15 5 0 7-2 16-10l140-141 147 146c1 2 6 5 9 5 10 0 15-7 15-15 0-1 0-4-2-8-1-1-113-112-149-148l130-128c3-5 14-15 18-18 0-2 3-5 3-10 0-8-5-14-15-14-4 0-8 3-16 11z">
            <text:p/>
          </draw:path>
          <draw:path draw:style-name="gr3" draw:text-style-name="P7" draw:layer="layout" svg:width="0.346cm" svg:height="1.687cm" svg:x="11.235cm" svg:y="13.12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1.753cm" svg:y="13.19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1.691cm" svg:y="13.949cm" svg:viewBox="0 0 354 30" draw:points="176,30 0,30 0,0 354,0 354,30">
            <text:p/>
          </draw:polygon>
          <draw:path draw:style-name="gr3" draw:text-style-name="P7" draw:layer="layout" svg:width="0.281cm" svg:height="0.469cm" svg:x="11.726cm" svg:y="14.15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2.151cm" svg:y="13.12cm" svg:viewBox="0 0 347 1688" svg:d="M347 845c0-277-64-555-243-767-14-16-40-44-69-70-9-8-11-8-21-8-8 0-14 0-14 6 0 4 3 7 5 8 24 26 72 72 118 149 114 181 165 410 165 680 0 191-24 434-141 643-56 101-115 159-144 189-1 2-3 3-3 7 0 6 6 6 14 6 10 0 12 0 23-11 237-215 310-536 310-832z">
            <text:p/>
          </draw:path>
          <draw:path draw:style-name="gr3" draw:text-style-name="P7" draw:layer="layout" svg:width="0.468cm" svg:height="0.469cm" svg:x="13.073cm" svg:y="13.7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4.001cm" svg:y="13.82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03" draw:id="id203">
          <svg:title>TexMaths</svg:title>
          <svg:desc>24§display§\text {I}§svg§600§FALSE§</svg:desc>
          <draw:polygon draw:style-name="gr2" draw:text-style-name="P6" draw:layer="layout" svg:width="0.197cm" svg:height="0.493cm" svg:x="5.146cm" svg:y="13.749cm" svg:viewBox="0 0 198 494" draw:points="100,494 0,494 0,0 198,0 198,494">
            <text:p/>
          </draw:polygon>
          <draw:path draw:style-name="gr3" draw:text-style-name="P7" draw:layer="layout" svg:width="0.258cm" svg:height="0.577cm" svg:x="5.127cm" svg:y="13.7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5" draw:id="id195">
          <svg:title>TexMaths</svg:title>
          <svg:desc>20§display§= \log \left[ 2x + \sqrt{(2x)^2 - 3^2} \right] \left( \frac{1}{2} \right) \ + \ c§svg§600§FALSE§</svg:desc>
          <draw:polygon draw:style-name="gr2" draw:text-style-name="P6" draw:layer="layout" svg:width="11.118cm" svg:height="1.617cm" svg:x="5.73cm" svg:y="8.554cm" svg:viewBox="0 0 11119 1618" draw:points="5560,1618 0,1618 0,0 11119,0 11119,1618">
            <text:p/>
          </draw:polygon>
          <draw:path draw:style-name="gr3" draw:text-style-name="P7" draw:layer="layout" svg:width="0.468cm" svg:height="0.165cm" svg:x="5.735cm" svg:y="9.28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9cm" svg:x="6.46cm" svg:y="9.05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6.652cm" svg:y="9.22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004cm" svg:y="9.2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61cm" svg:height="1.265cm" svg:x="7.621cm" svg:y="8.73cm" svg:viewBox="0 0 162 1266" draw:points="0,1266 162,1266 162,1234 34,1234 34,34 162,34 162,0 0,0">
            <text:p/>
          </draw:polygon>
          <draw:path draw:style-name="gr3" draw:text-style-name="P7" draw:layer="layout" svg:width="0.281cm" svg:height="0.469cm" svg:x="7.829cm" svg:y="9.0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165cm" svg:y="9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8.743cm" svg:y="9.12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9.483cm" svg:y="8.874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141cm" svg:height="0.029cm" svg:x="10.109cm" svg:y="8.874cm" svg:viewBox="0 0 3142 30" draw:points="1571,30 0,30 0,0 3142,0 3142,30">
            <text:p/>
          </draw:polygon>
          <draw:path draw:style-name="gr3" draw:text-style-name="P7" draw:layer="layout" svg:width="0.164cm" svg:height="0.703cm" svg:x="10.178cm" svg:y="9.01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0.418cm" svg:y="9.0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0.754cm" svg:y="9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11.176cm" svg:y="9.01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1.44cm" svg:y="9.0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1.939cm" svg:y="9.348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2.613cm" svg:y="9.069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218cm" svg:height="0.327cm" svg:x="12.965cm" svg:y="9.0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61cm" svg:height="1.265cm" svg:x="13.262cm" svg:y="8.73cm" svg:viewBox="0 0 162 1266" draw:points="128,1234 0,1234 0,1266 162,1266 162,0 0,0 0,34 128,34">
            <text:p/>
          </draw:polygon>
          <draw:path draw:style-name="gr3" draw:text-style-name="P7" draw:layer="layout" svg:width="0.346cm" svg:height="1.687cm" svg:x="13.845cm" svg:y="8.519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4.363cm" svg:y="8.594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4.301cm" svg:y="9.348cm" svg:viewBox="0 0 354 30" draw:points="176,30 0,30 0,0 354,0 354,30">
            <text:p/>
          </draw:polygon>
          <draw:path draw:style-name="gr3" draw:text-style-name="P7" draw:layer="layout" svg:width="0.281cm" svg:height="0.469cm" svg:x="14.336cm" svg:y="9.5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4.761cm" svg:y="8.519cm" svg:viewBox="0 0 347 1688" svg:d="M347 845c0-277-64-555-243-767-13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5.683cm" svg:y="9.12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6.611cm" svg:y="9.22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94" draw:id="id194">
          <svg:title>TexMaths</svg:title>
          <svg:desc>24§display§\text {I}§svg§600§FALSE§</svg:desc>
          <draw:polygon draw:style-name="gr2" draw:text-style-name="P6" draw:layer="layout" svg:width="0.197cm" svg:height="0.493cm" svg:x="5.044cm" svg:y="9.147cm" svg:viewBox="0 0 198 494" draw:points="100,494 0,494 0,0 198,0 198,494">
            <text:p/>
          </draw:polygon>
          <draw:path draw:style-name="gr3" draw:text-style-name="P7" draw:layer="layout" svg:width="0.258cm" svg:height="0.577cm" svg:x="5.025cm" svg:y="9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6" draw:id="id196">
          <svg:title>TexMaths</svg:title>
          <svg:desc>20§display§=  \frac{1}{2} \log \left[ 2x + \sqrt{4x^2 - 9} \right]  \ + \ c§svg§600§FALSE§</svg:desc>
          <draw:polygon draw:style-name="gr2" draw:text-style-name="P6" draw:layer="layout" svg:width="9.224cm" svg:height="1.355cm" svg:x="17.331cm" svg:y="8.655cm" svg:viewBox="0 0 9225 1356" draw:points="4612,1356 0,1356 0,0 9225,0 9225,1356">
            <text:p/>
          </draw:polygon>
          <draw:path draw:style-name="gr3" draw:text-style-name="P7" draw:layer="layout" svg:width="0.468cm" svg:height="0.165cm" svg:x="17.336cm" svg:y="9.30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8.185cm" svg:y="8.62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8.121cm" svg:y="9.373cm" svg:viewBox="0 0 354 30" draw:points="176,30 0,30 0,0 354,0 354,30">
            <text:p/>
          </draw:polygon>
          <draw:path draw:style-name="gr3" draw:text-style-name="P7" draw:layer="layout" svg:width="0.281cm" svg:height="0.469cm" svg:x="18.157cm" svg:y="9.578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157cm" svg:height="0.488cm" svg:x="18.699cm" svg:y="9.076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8.89cm" svg:y="9.248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19.242cm" svg:y="9.245cm" svg:viewBox="0 0 323 465" svg:d="M138 198c-63 0-63-70-63-86 0-19 2-42 11-59 7-10 23-29 52-29 60 0 60 70 60 86 0 20 0 42-11 60-6 9-22 28-49 28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6 157-91 0-25-12-61-47-81-38-20-78-20-121-20-18 0-48 0-53 0-23-3-39-25-39-48zM157 448c-72 0-120-35-120-72 0-34 27-59 57-61h42c61 0 141 0 141 61 0 37-51 72-120 72z">
            <text:p/>
          </draw:path>
          <draw:polygon draw:style-name="gr3" draw:text-style-name="P7" draw:layer="layout" svg:width="0.161cm" svg:height="1.264cm" svg:x="19.859cm" svg:y="8.756cm" svg:viewBox="0 0 162 1265" draw:points="0,1265 162,1265 162,1233 34,1233 34,34 162,34 162,0 0,0">
            <text:p/>
          </draw:polygon>
          <draw:path draw:style-name="gr3" draw:text-style-name="P7" draw:layer="layout" svg:width="0.281cm" svg:height="0.469cm" svg:x="20.067cm" svg:y="9.095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351cm" svg:height="0.319cm" svg:x="20.405cm" svg:y="9.25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20.981cm" svg:y="9.15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641cm" svg:height="0.843cm" svg:x="21.722cm" svg:y="8.845cm" svg:viewBox="0 0 642 844" svg:d="M221 844c22 0 22 0 30-14l386-803c5-9 5-11 5-13 0-8-7-14-15-14-9 0-11 6-16 14l-363 757-150-349-98 75 11 12 50-39z">
            <text:p/>
          </draw:path>
          <draw:polygon draw:style-name="gr3" draw:text-style-name="P7" draw:layer="layout" svg:width="2.279cm" svg:height="0.029cm" svg:x="22.347cm" svg:y="8.845cm" svg:viewBox="0 0 2280 30" draw:points="1141,30 0,30 0,0 2280,0 2280,30">
            <text:p/>
          </draw:polygon>
          <draw:path draw:style-name="gr3" draw:text-style-name="P7" draw:layer="layout" svg:width="0.313cm" svg:height="0.476cm" svg:x="22.368cm" svg:y="9.087cm" svg:viewBox="0 0 314 477" svg:d="M187 361v61c0 26 0 34-53 34h-14v21c29-2 66-2 94-2 31 0 68 0 96 2v-21h-14c-53 0-54-8-54-34v-61h72v-22h-72v-321c0-13 0-18-12-18-6 0-8 0-12 8l-218 331v22zM192 339h-173l173-262z">
            <text:p/>
          </draw:path>
          <draw:path draw:style-name="gr3" draw:text-style-name="P7" draw:layer="layout" svg:width="0.351cm" svg:height="0.319cm" svg:x="22.72cm" svg:y="9.25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218cm" svg:height="0.327cm" svg:x="23.132cm" svg:y="9.034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429cm" svg:height="0.029cm" svg:x="23.631cm" svg:y="9.373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4.304cm" svg:y="9.095cm" svg:viewBox="0 0 293 485" svg:d="M230 245v22c0 166-73 198-115 198-13 0-49-1-69-25 31 0 37-21 37-32 0-23-17-34-33-34-12 0-32 7-32 35 0 47 38 76 97 76 91 0 178-96 178-247 0-190-82-238-144-238-39 0-74 13-104 45-29 32-45 61-45 113 0 88 62 157 141 157 43 0 72-29 89-70zM142 299c-11 0-44 0-65-43-13-27-13-63-13-96 0-38 0-72 14-98 20-35 47-44 71-44 33 0 56 24 69 56 8 22 11 67 11 99 0 59-24 126-87 126z">
            <text:p/>
          </draw:path>
          <draw:polygon draw:style-name="gr3" draw:text-style-name="P7" draw:layer="layout" svg:width="0.161cm" svg:height="1.264cm" svg:x="24.64cm" svg:y="8.756cm" svg:viewBox="0 0 162 1265" draw:points="128,1233 0,1233 0,1265 162,1265 162,0 0,0 0,34 128,34">
            <text:p/>
          </draw:polygon>
          <draw:path draw:style-name="gr3" draw:text-style-name="P7" draw:layer="layout" svg:width="0.468cm" svg:height="0.469cm" svg:x="25.389cm" svg:y="9.15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26.316cm" svg:y="9.25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05" draw:id="id205">
          <svg:title>TexMaths</svg:title>
          <svg:desc>20§display§= \frac{1}{2} \sin^{-1}\left( \frac{2x}{3} \right) \ + \ c§svg§600§FALSE§</svg:desc>
          <draw:polygon draw:style-name="gr2" draw:text-style-name="P6" draw:layer="layout" svg:width="6.632cm" svg:height="1.617cm" svg:x="14.732cm" svg:y="13.158cm" svg:viewBox="0 0 6633 1618" draw:points="3316,1618 0,1618 0,0 6633,0 6633,1618">
            <text:p/>
          </draw:polygon>
          <draw:path draw:style-name="gr3" draw:text-style-name="P7" draw:layer="layout" svg:width="0.468cm" svg:height="0.165cm" svg:x="14.737cm" svg:y="13.88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5.587cm" svg:y="13.19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5.522cm" svg:y="13.952cm" svg:viewBox="0 0 354 30" draw:points="176,30 0,30 0,0 354,0 354,30">
            <text:p/>
          </draw:polygon>
          <draw:path draw:style-name="gr3" draw:text-style-name="P7" draw:layer="layout" svg:width="0.281cm" svg:height="0.469cm" svg:x="15.558cm" svg:y="14.15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1cm" svg:height="0.324cm" svg:x="16.1cm" svg:y="13.82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6.377cm" svg:y="13.67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6.571cm" svg:y="13.83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6.993cm" svg:y="13.71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7.433cm" svg:y="13.5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17.958cm" svg:y="13.123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81cm" svg:height="0.469cm" svg:x="18.448cm" svg:y="13.1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8.785cm" svg:y="13.35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olygon draw:style-name="gr3" draw:text-style-name="P7" draw:layer="layout" svg:width="0.754cm" svg:height="0.029cm" svg:x="18.412cm" svg:y="13.952cm" svg:viewBox="0 0 755 30" draw:points="378,30 0,30 0,0 755,0 755,30">
            <text:p/>
          </draw:polygon>
          <draw:path draw:style-name="gr3" draw:text-style-name="P7" draw:layer="layout" svg:width="0.292cm" svg:height="0.484cm" svg:x="18.643cm" svg:y="14.15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19.275cm" svg:y="13.123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20.198cm" svg:y="13.73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125cm" svg:y="13.83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0" smil:attributeName="visibility" smil:to="visible"/>
                  <anim:animate smil:dur="0.5s" smil:fill="hold" smil:targetElement="id190" smil:attributeName="width" smil:values="width*0.05;width" smil:keyTimes="0;1"/>
                  <anim:animate smil:dur="0.5s" smil:fill="hold" smil:targetElement="id190" smil:attributeName="height" smil:values="height;height" smil:keyTimes="0;1"/>
                  <anim:animate smil:dur="0.5s" smil:fill="hold" smil:targetElement="id190" smil:attributeName="x" smil:values="x-.2;x" smil:keyTimes="0;1"/>
                  <anim:animate smil:dur="0.5s" smil:fill="hold" smil:targetElement="id190" smil:attributeName="y" smil:values="y;y" smil:keyTimes="0;1"/>
                  <anim:transitionFilter smil:dur="0.5s" smil:targetElement="id19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8" smil:attributeName="visibility" smil:to="visible"/>
                  <anim:animate smil:dur="0.5s" smil:fill="hold" smil:targetElement="id198" smil:attributeName="width" smil:values="width*0.05;width" smil:keyTimes="0;1"/>
                  <anim:animate smil:dur="0.5s" smil:fill="hold" smil:targetElement="id198" smil:attributeName="height" smil:values="height;height" smil:keyTimes="0;1"/>
                  <anim:animate smil:dur="0.5s" smil:fill="hold" smil:targetElement="id198" smil:attributeName="x" smil:values="x-.2;x" smil:keyTimes="0;1"/>
                  <anim:animate smil:dur="0.5s" smil:fill="hold" smil:targetElement="id198" smil:attributeName="y" smil:values="y;y" smil:keyTimes="0;1"/>
                  <anim:transitionFilter smil:dur="0.5s" smil:targetElement="id19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9" smil:attributeName="visibility" smil:to="visible"/>
                  <anim:animate smil:dur="0.5s" smil:fill="hold" smil:targetElement="id199" smil:attributeName="width" smil:values="width*0.05;width" smil:keyTimes="0;1"/>
                  <anim:animate smil:dur="0.5s" smil:fill="hold" smil:targetElement="id199" smil:attributeName="height" smil:values="height;height" smil:keyTimes="0;1"/>
                  <anim:animate smil:dur="0.5s" smil:fill="hold" smil:targetElement="id199" smil:attributeName="x" smil:values="x-.2;x" smil:keyTimes="0;1"/>
                  <anim:animate smil:dur="0.5s" smil:fill="hold" smil:targetElement="id199" smil:attributeName="y" smil:values="y;y" smil:keyTimes="0;1"/>
                  <anim:transitionFilter smil:dur="0.5s" smil:targetElement="id19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4" draw:text-style-name="P11" draw:layer="layout" svg:width="26.4cm" svg:height="14.7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1"> <text:s text:c="3"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</draw:text-box>
        </draw:frame>
        <draw:g xml:id="id206" draw:id="id206">
          <svg:title>TexMaths</svg:title>
          <svg:desc>26§display§(4)§svg§600§FALSE§</svg:desc>
          <draw:polygon draw:style-name="gr2" draw:text-style-name="P6" draw:layer="layout" svg:width="0.986cm" svg:height="0.823cm" svg:x="1.113cm" svg:y="1.445cm" svg:viewBox="0 0 987 824" draw:points="494,824 0,824 0,0 987,0 987,824">
            <text:p/>
          </draw:polygon>
          <draw:path draw:style-name="gr3" draw:text-style-name="P7" draw:layer="layout" svg:width="0.213cm" svg:height="0.914cm" svg:x="1.157cm" svg:y="1.399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407cm" svg:height="0.619cm" svg:x="1.448cm" svg:y="1.466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1.934cm" svg:y="1.39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11" draw:id="id211">
          <svg:title>TexMaths</svg:title>
          <svg:desc>26§display§\therefore§svg§600§FALSE§</svg:desc>
          <draw:polygon draw:style-name="gr2" draw:text-style-name="P6" draw:layer="layout" svg:width="0.49cm" svg:height="0.402cm" svg:x="1.732cm" svg:y="4.143cm" svg:viewBox="0 0 491 403" draw:points="246,403 0,403 0,0 491,0 491,403">
            <text:p/>
          </draw:polygon>
          <draw:path draw:style-name="gr3" draw:text-style-name="P7" draw:layer="layout" svg:width="0.555cm" svg:height="0.493cm" svg:x="1.713cm" svg:y="4.09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07" draw:id="id207">
          <svg:title>TexMaths</svg:title>
          <svg:desc>24§display§\text {Let,}§svg§600§FALSE§</svg:desc>
          <draw:polygon draw:style-name="gr2" draw:text-style-name="P6" draw:layer="layout" svg:width="1.318cm" svg:height="0.655cm" svg:x="2.637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2.622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146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513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897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08" draw:id="id208">
          <svg:title>TexMaths</svg:title>
          <svg:desc>24§display§\text {I}§svg§600§FALSE§</svg:desc>
          <draw:polygon draw:style-name="gr2" draw:text-style-name="P6" draw:layer="layout" svg:width="0.197cm" svg:height="0.493cm" svg:x="4.443cm" svg:y="1.547cm" svg:viewBox="0 0 198 494" draw:points="100,494 0,494 0,0 198,0 198,494">
            <text:p/>
          </draw:polygon>
          <draw:path draw:style-name="gr3" draw:text-style-name="P7" draw:layer="layout" svg:width="0.258cm" svg:height="0.577cm" svg:x="4.424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9" draw:id="id209">
          <svg:title>TexMaths</svg:title>
          <svg:desc>20§display§= \int \frac{ 1 }{ \sqrt{3x^2 + 4} }\ dx§svg§600§FALSE§</svg:desc>
          <draw:polygon draw:style-name="gr2" draw:text-style-name="P6" draw:layer="layout" svg:width="5.496cm" svg:height="1.541cm" svg:x="5.129cm" svg:y="1.05cm" svg:viewBox="0 0 5497 1542" draw:points="2748,1542 0,1542 0,0 5497,0 5497,1542">
            <text:p/>
          </draw:polygon>
          <draw:path draw:style-name="gr3" draw:text-style-name="P7" draw:layer="layout" svg:width="0.468cm" svg:height="0.165cm" svg:x="5.134cm" svg:y="1.7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5.874cm" svg:y="1.015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06cm" svg:y="1.0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2.866cm" svg:height="0.029cm" svg:x="6.74cm" svg:y="1.782cm" svg:viewBox="0 0 2867 30" draw:points="1433,30 0,30 0,0 2867,0 2867,30">
            <text:p/>
          </draw:polygon>
          <draw:path draw:style-name="gr3" draw:text-style-name="P7" draw:layer="layout" svg:width="0.549cm" svg:height="0.703cm" svg:x="6.791cm" svg:y="1.923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2.279cm" svg:height="0.029cm" svg:x="7.325cm" svg:y="1.923cm" svg:viewBox="0 0 2280 30" draw:points="1141,30 0,30 0,0 2280,0 2280,30">
            <text:p/>
          </draw:polygon>
          <draw:path draw:style-name="gr3" draw:text-style-name="P7" draw:layer="layout" svg:width="0.292cm" svg:height="0.484cm" svg:x="7.356cm" svg:y="2.068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51cm" svg:height="0.319cm" svg:x="7.697cm" svg:y="2.22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8.109cm" svg:y="2.007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8.589cm" svg:y="2.12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9.272cm" svg:y="2.06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35cm" svg:height="0.497cm" svg:x="9.951cm" svg:y="1.4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0.309cm" svg:y="1.6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210" draw:id="id210">
          <svg:title>TexMaths</svg:title>
          <svg:desc>20§display§= \int \frac{ 1 }{  \sqrt{ ( \sqrt{3} x)^2 + (2)^2 } }\ dx§svg§600§FALSE§</svg:desc>
          <draw:polygon draw:style-name="gr2" draw:text-style-name="P6" draw:layer="layout" svg:width="7.608cm" svg:height="2.103cm" svg:x="11.132cm" svg:y="0.953cm" svg:viewBox="0 0 7609 2104" draw:points="3804,2104 0,2104 0,0 7609,0 7609,2104">
            <text:p/>
          </draw:polygon>
          <draw:path draw:style-name="gr3" draw:text-style-name="P7" draw:layer="layout" svg:width="0.468cm" svg:height="0.165cm" svg:x="11.137cm" svg:y="1.61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1.878cm" svg:y="0.918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233cm" svg:height="0.469cm" svg:x="15.117cm" svg:y="0.93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4.976cm" svg:height="0.029cm" svg:x="12.743cm" svg:y="1.684cm" svg:viewBox="0 0 4977 30" draw:points="2489,30 0,30 0,0 4977,0 4977,30">
            <text:p/>
          </draw:polygon>
          <draw:path draw:style-name="gr3" draw:text-style-name="P7" draw:layer="layout" svg:width="0.641cm" svg:height="1.266cm" svg:x="12.82cm" svg:y="1.825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274cm" svg:height="0.029cm" svg:x="13.445cm" svg:y="1.825cm" svg:viewBox="0 0 4275 30" draw:points="2137,30 0,30 0,0 4275,0 4275,30">
            <text:p/>
          </draw:polygon>
          <draw:path draw:style-name="gr3" draw:text-style-name="P7" draw:layer="layout" svg:width="0.164cm" svg:height="0.703cm" svg:x="13.516cm" svg:y="2.19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3.77cm" svg:y="2.11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4.304cm" svg:y="2.111cm" svg:viewBox="0 0 354 30" draw:points="176,30 0,30 0,0 354,0 354,30">
            <text:p/>
          </draw:polygon>
          <draw:path draw:style-name="gr3" draw:text-style-name="P7" draw:layer="layout" svg:width="0.292cm" svg:height="0.484cm" svg:x="14.335cm" svg:y="2.252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4.677cm" svg:y="2.41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5.098cm" svg:y="2.19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5.362cm" svg:y="2.19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5.842cm" svg:y="2.31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6.575cm" svg:y="2.19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6.815cm" svg:y="2.2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7.17cm" svg:y="2.19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7.435cm" svg:y="2.19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8.066cm" svg:y="1.38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8.424cm" svg:y="1.5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 xml:id="id212" draw:id="id212">
          <svg:title>TexMaths</svg:title>
          <svg:desc>24§display§\text {I}§svg§600§FALSE§</svg:desc>
          <draw:polygon draw:style-name="gr2" draw:text-style-name="P6" draw:layer="layout" svg:width="0.197cm" svg:height="0.493cm" svg:x="2.944cm" svg:y="4.047cm" svg:viewBox="0 0 198 494" draw:points="100,494 0,494 0,0 198,0 198,494">
            <text:p/>
          </draw:polygon>
          <draw:path draw:style-name="gr3" draw:text-style-name="P7" draw:layer="layout" svg:width="0.258cm" svg:height="0.577cm" svg:x="2.925cm" svg:y="4.0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5" draw:id="id215">
          <svg:title>TexMaths</svg:title>
          <svg:desc>26§display§(5)§svg§600§FALSE§</svg:desc>
          <draw:polygon draw:style-name="gr2" draw:text-style-name="P6" draw:layer="layout" svg:width="0.986cm" svg:height="0.822cm" svg:x="1.114cm" svg:y="6.247cm" svg:viewBox="0 0 987 823" draw:points="494,823 0,823 0,0 987,0 987,823">
            <text:p/>
          </draw:polygon>
          <draw:path draw:style-name="gr3" draw:text-style-name="P7" draw:layer="layout" svg:width="0.213cm" svg:height="0.914cm" svg:x="1.158cm" svg:y="6.201cm" svg:viewBox="0 0 214 915" svg:d="M214 907c0-2 0-4-16-21-115-114-144-287-144-429 0-158 36-318 148-432 12-10 12-13 12-17 0-6-4-8-10-8-8 0-92 62-146 179-48 100-58 202-58 278 0 73 10 183 60 287 57 113 136 171 144 171 6 0 10-2 10-8z">
            <text:p/>
          </draw:path>
          <draw:path draw:style-name="gr3" draw:text-style-name="P7" draw:layer="layout" svg:width="0.366cm" svg:height="0.629cm" svg:x="1.47cm" svg:y="6.278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1.935cm" svg:y="6.201cm" svg:viewBox="0 0 214 915" svg:d="M214 457c0-70-10-180-60-284-56-113-135-173-146-173-4 0-8 4-8 8s0 7 17 23c91 90 143 235 143 426 0 156-33 319-148 433-12 13-12 15-12 17 0 6 4 8 8 8 11 0 94-62 148-179 48-100 58-202 58-279z">
            <text:p/>
          </draw:path>
        </draw:g>
        <draw:g xml:id="id216" draw:id="id216">
          <svg:title>TexMaths</svg:title>
          <svg:desc>24§display§\text {Let,}§svg§600§FALSE§</svg:desc>
          <draw:polygon draw:style-name="gr2" draw:text-style-name="P6" draw:layer="layout" svg:width="1.318cm" svg:height="0.655cm" svg:x="2.638cm" svg:y="6.348cm" svg:viewBox="0 0 1319 656" draw:points="659,656 0,656 0,0 1319,0 1319,656">
            <text:p/>
          </draw:polygon>
          <draw:path draw:style-name="gr3" draw:text-style-name="P7" draw:layer="layout" svg:width="0.464cm" svg:height="0.577cm" svg:x="2.623cm" svg:y="6.3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147cm" svg:y="6.5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514cm" svg:y="6.3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898cm" svg:y="6.7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17" draw:id="id217">
          <svg:title>TexMaths</svg:title>
          <svg:desc>24§display§\text {I}§svg§600§FALSE§</svg:desc>
          <draw:polygon draw:style-name="gr2" draw:text-style-name="P6" draw:layer="layout" svg:width="0.197cm" svg:height="0.493cm" svg:x="4.444cm" svg:y="6.348cm" svg:viewBox="0 0 198 494" draw:points="100,494 0,494 0,0 198,0 198,494">
            <text:p/>
          </draw:polygon>
          <draw:path draw:style-name="gr3" draw:text-style-name="P7" draw:layer="layout" svg:width="0.258cm" svg:height="0.577cm" svg:x="4.425cm" svg:y="6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18" draw:id="id218">
          <svg:title>TexMaths</svg:title>
          <svg:desc>20§display§= \int \frac{ 1 }{ \sqrt{4x^2 - 5} }\ dx§svg§600§FALSE§</svg:desc>
          <draw:polygon draw:style-name="gr2" draw:text-style-name="P6" draw:layer="layout" svg:width="5.496cm" svg:height="1.541cm" svg:x="5.132cm" svg:y="5.854cm" svg:viewBox="0 0 5497 1542" draw:points="2748,1542 0,1542 0,0 5497,0 5497,1542">
            <text:p/>
          </draw:polygon>
          <draw:path draw:style-name="gr3" draw:text-style-name="P7" draw:layer="layout" svg:width="0.468cm" svg:height="0.165cm" svg:x="5.137cm" svg:y="6.51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5.877cm" svg:y="5.819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063cm" svg:y="5.832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2.866cm" svg:height="0.029cm" svg:x="6.743cm" svg:y="6.586cm" svg:viewBox="0 0 2867 30" draw:points="1433,30 0,30 0,0 2867,0 2867,30">
            <text:p/>
          </draw:polygon>
          <draw:path draw:style-name="gr3" draw:text-style-name="P7" draw:layer="layout" svg:width="0.549cm" svg:height="0.703cm" svg:x="6.794cm" svg:y="6.727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2.279cm" svg:height="0.029cm" svg:x="7.328cm" svg:y="6.727cm" svg:viewBox="0 0 2280 30" draw:points="1141,30 0,30 0,0 2280,0 2280,30">
            <text:p/>
          </draw:polygon>
          <draw:path draw:style-name="gr3" draw:text-style-name="P7" draw:layer="layout" svg:width="0.313cm" svg:height="0.476cm" svg:x="7.348cm" svg:y="6.864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7.7cm" svg:y="7.0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8.112cm" svg:y="6.811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8.611cm" svg:y="7.15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9.291cm" svg:y="6.872cm" svg:viewBox="0 0 282 485" svg:d="M282 328c0-83-58-155-135-155-33 0-64 11-89 37v-138c14 5 38 10 60 10 87 0 136-64 136-74 0-5-1-8-6-8-2 0-3 0-6 2-15 6-48 20-96 20-29 0-61-4-95-19-5-3-6-3-8-3-6 0-6 6-6 18v208c0 13 0 19 9 19 5 0 7-2 10-6 6-12 34-50 90-50 36 0 56 32 60 45 12 27 13 54 13 89 0 24 0 68-17 96-16 28-44 47-76 47-51 0-91-37-104-79 2 0 5 0 13 0 23 0 35-17 35-33 0-18-12-35-35-35-11 0-35 4-35 38 0 61 50 128 128 128 82 0 154-67 154-157z">
            <text:p/>
          </draw:path>
          <draw:path draw:style-name="gr3" draw:text-style-name="P7" draw:layer="layout" svg:width="0.335cm" svg:height="0.497cm" svg:x="9.954cm" svg:y="6.288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0.312cm" svg:y="6.466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219" draw:id="id219">
          <svg:title>TexMaths</svg:title>
          <svg:desc>20§display§= \int \frac{ 1 }{ \sqrt{(2x)^2 - ( \sqrt{5} )^2} }\ dx§svg§600§FALSE§</svg:desc>
          <draw:polygon draw:style-name="gr2" draw:text-style-name="P6" draw:layer="layout" svg:width="7.608cm" svg:height="2.103cm" svg:x="11.832cm" svg:y="5.854cm" svg:viewBox="0 0 7609 2104" draw:points="3804,2104 0,2104 0,0 7609,0 7609,2104">
            <text:p/>
          </draw:polygon>
          <draw:path draw:style-name="gr3" draw:text-style-name="P7" draw:layer="layout" svg:width="0.468cm" svg:height="0.165cm" svg:x="11.837cm" svg:y="6.51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2.578cm" svg:y="5.819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233cm" svg:height="0.469cm" svg:x="15.817cm" svg:y="5.832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4.976cm" svg:height="0.029cm" svg:x="13.443cm" svg:y="6.585cm" svg:viewBox="0 0 4977 30" draw:points="2489,30 0,30 0,0 4977,0 4977,30">
            <text:p/>
          </draw:polygon>
          <draw:path draw:style-name="gr3" draw:text-style-name="P7" draw:layer="layout" svg:width="0.641cm" svg:height="1.266cm" svg:x="13.52cm" svg:y="6.726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274cm" svg:height="0.029cm" svg:x="14.145cm" svg:y="6.726cm" svg:viewBox="0 0 4275 30" draw:points="2137,30 0,30 0,0 4275,0 4275,30">
            <text:p/>
          </draw:polygon>
          <draw:path draw:style-name="gr3" draw:text-style-name="P7" draw:layer="layout" svg:width="0.164cm" svg:height="0.703cm" svg:x="14.216cm" svg:y="7.0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4.454cm" svg:y="7.1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4.792cm" svg:y="7.3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5.212cm" svg:y="7.09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5.476cm" svg:y="7.09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976cm" svg:y="7.432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6.689cm" svg:y="7.0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6.945cm" svg:y="7.01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7.479cm" svg:y="7.012cm" svg:viewBox="0 0 354 30" draw:points="176,30 0,30 0,0 354,0 354,30">
            <text:p/>
          </draw:polygon>
          <draw:path draw:style-name="gr3" draw:text-style-name="P7" draw:layer="layout" svg:width="0.281cm" svg:height="0.484cm" svg:x="17.515cm" svg:y="7.153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7.87cm" svg:y="7.09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8.135cm" svg:y="7.09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8.766cm" svg:y="6.288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9.124cm" svg:y="6.4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</draw:g>
        <draw:g xml:id="id224" draw:id="id224">
          <svg:title>TexMaths</svg:title>
          <svg:desc>26§display§(6)§svg§600§FALSE§</svg:desc>
          <draw:polygon draw:style-name="gr2" draw:text-style-name="P6" draw:layer="layout" svg:width="0.986cm" svg:height="0.823cm" svg:x="1.114cm" svg:y="11.148cm" svg:viewBox="0 0 987 824" draw:points="494,824 0,824 0,0 987,0 987,824">
            <text:p/>
          </draw:polygon>
          <draw:path draw:style-name="gr3" draw:text-style-name="P7" draw:layer="layout" svg:width="0.213cm" svg:height="0.914cm" svg:x="1.158cm" svg:y="11.10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.462cm" svg:y="11.179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1.935cm" svg:y="11.1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29" draw:id="id229">
          <svg:title>TexMaths</svg:title>
          <svg:desc>26§display§\therefore§svg§600§FALSE§</svg:desc>
          <draw:polygon draw:style-name="gr2" draw:text-style-name="P6" draw:layer="layout" svg:width="0.49cm" svg:height="0.402cm" svg:x="2.434cm" svg:y="13.945cm" svg:viewBox="0 0 491 403" draw:points="246,403 0,403 0,0 491,0 491,403">
            <text:p/>
          </draw:polygon>
          <draw:path draw:style-name="gr3" draw:text-style-name="P7" draw:layer="layout" svg:width="0.555cm" svg:height="0.493cm" svg:x="2.415cm" svg:y="13.899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25" draw:id="id225">
          <svg:title>TexMaths</svg:title>
          <svg:desc>24§display§\text {Let,}§svg§600§FALSE§</svg:desc>
          <draw:polygon draw:style-name="gr2" draw:text-style-name="P6" draw:layer="layout" svg:width="1.318cm" svg:height="0.655cm" svg:x="2.639cm" svg:y="11.249cm" svg:viewBox="0 0 1319 656" draw:points="659,656 0,656 0,0 1319,0 1319,656">
            <text:p/>
          </draw:polygon>
          <draw:path draw:style-name="gr3" draw:text-style-name="P7" draw:layer="layout" svg:width="0.464cm" svg:height="0.577cm" svg:x="2.624cm" svg:y="11.207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148cm" svg:y="11.405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515cm" svg:y="11.265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899cm" svg:y="11.693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26" draw:id="id226">
          <svg:title>TexMaths</svg:title>
          <svg:desc>24§display§\text {I}§svg§600§FALSE§</svg:desc>
          <draw:polygon draw:style-name="gr2" draw:text-style-name="P6" draw:layer="layout" svg:width="0.197cm" svg:height="0.493cm" svg:x="4.445cm" svg:y="11.249cm" svg:viewBox="0 0 198 494" draw:points="100,494 0,494 0,0 198,0 198,494">
            <text:p/>
          </draw:polygon>
          <draw:path draw:style-name="gr3" draw:text-style-name="P7" draw:layer="layout" svg:width="0.258cm" svg:height="0.577cm" svg:x="4.426cm" svg:y="11.2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7" draw:id="id227">
          <svg:title>TexMaths</svg:title>
          <svg:desc>20§display§= \int \frac{ 1 }{ \sqrt{5 - 2x^2} }\ dx§svg§600§FALSE§</svg:desc>
          <draw:polygon draw:style-name="gr2" draw:text-style-name="P6" draw:layer="layout" svg:width="5.496cm" svg:height="1.541cm" svg:x="5.132cm" svg:y="10.752cm" svg:viewBox="0 0 5497 1542" draw:points="2748,1542 0,1542 0,0 5497,0 5497,1542">
            <text:p/>
          </draw:polygon>
          <draw:path draw:style-name="gr3" draw:text-style-name="P7" draw:layer="layout" svg:width="0.468cm" svg:height="0.165cm" svg:x="5.137cm" svg:y="11.41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3cm" svg:x="5.877cm" svg:y="10.717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8.063cm" svg:y="10.73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2.866cm" svg:height="0.029cm" svg:x="6.743cm" svg:y="11.484cm" svg:viewBox="0 0 2867 30" draw:points="1433,30 0,30 0,0 2867,0 2867,30">
            <text:p/>
          </draw:polygon>
          <draw:path draw:style-name="gr3" draw:text-style-name="P7" draw:layer="layout" svg:width="0.549cm" svg:height="0.703cm" svg:x="6.794cm" svg:y="11.625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2.279cm" svg:height="0.029cm" svg:x="7.328cm" svg:y="11.625cm" svg:viewBox="0 0 2280 30" draw:points="1141,30 0,30 0,0 2280,0 2280,30">
            <text:p/>
          </draw:polygon>
          <draw:path draw:style-name="gr3" draw:text-style-name="P7" draw:layer="layout" svg:width="0.281cm" svg:height="0.484cm" svg:x="7.364cm" svg:y="11.77cm" svg:viewBox="0 0 282 485" svg:d="M282 328c0-83-58-155-135-155-33 0-64 11-89 37v-138c14 5 38 10 60 10 87 0 136-64 136-74 0-5-1-8-6-8-2 0-3 0-6 2-15 6-48 20-96 20-29 0-61-4-95-19-5-3-6-3-8-3-6 0-6 6-6 18v208c0 13 0 19 9 19 5 0 7-2 8-6 8-12 36-50 92-50 36 0 56 32 60 45 12 27 13 54 13 89 0 24 0 68-17 96-16 28-44 47-76 47-51 0-91-37-104-79 2 0 5 0 13 0 23 0 35-17 35-33 0-18-12-35-35-35-11 0-35 4-35 38 0 61 50 128 128 128 82 0 154-67 154-157z">
            <text:p/>
          </draw:path>
          <draw:path draw:style-name="gr3" draw:text-style-name="P7" draw:layer="layout" svg:width="0.429cm" svg:height="0.029cm" svg:x="7.895cm" svg:y="12.04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7cm" svg:x="8.575cm" svg:y="11.77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351cm" svg:height="0.319cm" svg:x="8.911cm" svg:y="11.92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9.323cm" svg:y="11.709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9.954cm" svg:y="11.186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10.312cm" svg:y="11.36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</draw:g>
        <draw:g xml:id="id228" draw:id="id228">
          <svg:title>TexMaths</svg:title>
          <svg:desc>20§display§= \int \frac{ 1 }{ \sqrt{( \sqrt{5} )^2 - ( \sqrt{2}x )^2} }\ dx§svg§600§FALSE§</svg:desc>
          <draw:polygon draw:style-name="gr2" draw:text-style-name="P6" draw:layer="layout" svg:width="8.194cm" svg:height="2.103cm" svg:x="11.234cm" svg:y="10.755cm" svg:viewBox="0 0 8195 2104" draw:points="4097,2104 0,2104 0,0 8195,0 8195,2104">
            <text:p/>
          </draw:polygon>
          <draw:path draw:style-name="gr3" draw:text-style-name="P7" draw:layer="layout" svg:width="0.468cm" svg:height="0.165cm" svg:x="11.239cm" svg:y="11.41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1.98cm" svg:y="10.72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233cm" svg:height="0.469cm" svg:x="15.512cm" svg:y="10.733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5.562cm" svg:height="0.029cm" svg:x="12.845cm" svg:y="11.486cm" svg:viewBox="0 0 5563 30" draw:points="2782,30 0,30 0,0 5563,0 5563,30">
            <text:p/>
          </draw:polygon>
          <draw:path draw:style-name="gr3" draw:text-style-name="P7" draw:layer="layout" svg:width="0.641cm" svg:height="1.266cm" svg:x="12.922cm" svg:y="11.627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86cm" svg:height="0.029cm" svg:x="13.547cm" svg:y="11.627cm" svg:viewBox="0 0 4861 30" draw:points="2430,30 0,30 0,0 4861,0 4861,30">
            <text:p/>
          </draw:polygon>
          <draw:path draw:style-name="gr3" draw:text-style-name="P7" draw:layer="layout" svg:width="0.164cm" svg:height="0.703cm" svg:x="13.618cm" svg:y="11.99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3.872cm" svg:y="11.913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4.407cm" svg:y="11.913cm" svg:viewBox="0 0 354 30" draw:points="176,30 0,30 0,0 354,0 354,30">
            <text:p/>
          </draw:polygon>
          <draw:path draw:style-name="gr3" draw:text-style-name="P7" draw:layer="layout" svg:width="0.281cm" svg:height="0.484cm" svg:x="14.442cm" svg:y="12.05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4.799cm" svg:y="11.99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5.063cm" svg:y="11.99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562cm" svg:y="12.33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6.275cm" svg:y="11.99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6.531cm" svg:y="11.913cm" svg:viewBox="0 0 550 704" svg:d="M222 630l-123-273c-5-11-9-11-11-11 0 0-5 0-11 4l-67 52c-10 6-10 9-10 11 0 3 2 8 6 8 5 0 18-10 24-16 5-3 16-11 24-16l138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7.066cm" svg:y="11.913cm" svg:viewBox="0 0 354 30" draw:points="176,30 0,30 0,0 354,0 354,30">
            <text:p/>
          </draw:polygon>
          <draw:path draw:style-name="gr3" draw:text-style-name="P7" draw:layer="layout" svg:width="0.281cm" svg:height="0.469cm" svg:x="17.101cm" svg:y="12.05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351cm" svg:height="0.319cm" svg:x="17.437cm" svg:y="12.21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17.859cm" svg:y="11.99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8.123cm" svg:y="11.99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8.754cm" svg:y="11.189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9.112cm" svg:y="11.36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</draw:g>
        <draw:g xml:id="id231" draw:id="id231">
          <svg:title>TexMaths</svg:title>
          <svg:desc>20§display§= \sin^{-1}\left( \frac{ \sqrt{2} x }{ \sqrt{5} } \right) \left( \frac{1}{\sqrt{2}} \right) \ + \ c§svg§600§FALSE§</svg:desc>
          <draw:polygon draw:style-name="gr2" draw:text-style-name="P6" draw:layer="layout" svg:width="8.916cm" svg:height="2.037cm" svg:x="4.432cm" svg:y="13.055cm" svg:viewBox="0 0 8917 2038" draw:points="4458,2038 0,2038 0,0 8917,0 8917,2038">
            <text:p/>
          </draw:polygon>
          <draw:path draw:style-name="gr3" draw:text-style-name="P7" draw:layer="layout" svg:width="0.468cm" svg:height="0.165cm" svg:x="4.437cm" svg:y="13.99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1cm" svg:height="0.324cm" svg:x="5.162cm" svg:y="13.935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5.44cm" svg:y="13.78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5.634cm" svg:y="13.9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6.054cm" svg:y="13.818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6.494cm" svg:y="13.628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67cm" svg:height="2.109cm" svg:x="7.04cm" svg:y="13.02cm" svg:viewBox="0 0 368 2110" svg:d="M368 2102c0-2 0-3-5-8-67-82-123-171-165-270-92-215-129-466-129-770 0-299 33-561 139-792 40-89 94-172 157-249 1-2 3-3 3-7 0-6-5-6-16-6-10 0-11 0-13 2-1 0-45 43-99 120-123 172-186 379-218 588-16 114-22 229-22 344 0 263 34 531 146 773 51 107 118 203 187 277 6 4 8 6 19 6s16 0 16-8z">
            <text:p/>
          </draw:path>
          <draw:path draw:style-name="gr3" draw:text-style-name="P7" draw:layer="layout" svg:width="0.549cm" svg:height="0.703cm" svg:x="7.566cm" svg:y="13.16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8.101cm" svg:y="13.166cm" svg:viewBox="0 0 354 30" draw:points="176,30 0,30 0,0 354,0 354,30">
            <text:p/>
          </draw:polygon>
          <draw:path draw:style-name="gr3" draw:text-style-name="P7" draw:layer="layout" svg:width="0.281cm" svg:height="0.469cm" svg:x="8.136cm" svg:y="13.30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472cm" svg:y="13.4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olygon draw:style-name="gr3" draw:text-style-name="P7" draw:layer="layout" svg:width="1.34cm" svg:height="0.029cm" svg:x="7.515cm" svg:y="14.06cm" svg:viewBox="0 0 1341 30" draw:points="670,30 0,30 0,0 1341,0 1341,30">
            <text:p/>
          </draw:polygon>
          <draw:path draw:style-name="gr3" draw:text-style-name="P7" draw:layer="layout" svg:width="0.549cm" svg:height="0.703cm" svg:x="7.766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8.301cm" svg:y="14.201cm" svg:viewBox="0 0 354 30" draw:points="176,30 0,30 0,0 354,0 354,30">
            <text:p/>
          </draw:polygon>
          <draw:path draw:style-name="gr3" draw:text-style-name="P7" draw:layer="layout" svg:width="0.281cm" svg:height="0.484cm" svg:x="8.336cm" svg:y="14.341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367cm" svg:height="2.109cm" svg:x="8.962cm" svg:y="13.02cm" svg:viewBox="0 0 368 2110" svg:d="M368 1054c0-262-34-531-146-771-51-107-118-203-187-277-6-6-8-6-19-6-10 0-16 0-16 6 0 4 3 7 5 10 67 82 123 171 165 269 92 216 129 467 129 769 0 299-35 563-139 794-40 89-94 172-157 248-1 1-3 4-3 6 0 8 6 8 16 8s11 0 13-2c1-1 45-43 99-121 123-173 186-379 218-589 16-113 22-229 22-344z">
            <text:p/>
          </draw:path>
          <draw:path draw:style-name="gr3" draw:text-style-name="P7" draw:layer="layout" svg:width="0.346cm" svg:height="1.687cm" svg:x="9.757cm" svg:y="13.231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33cm" svg:height="0.469cm" svg:x="10.568cm" svg:y="13.306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10.213cm" svg:y="14.06cm" svg:viewBox="0 0 939 30" draw:points="469,30 0,30 0,0 939,0 939,30">
            <text:p/>
          </draw:polygon>
          <draw:path draw:style-name="gr3" draw:text-style-name="P7" draw:layer="layout" svg:width="0.549cm" svg:height="0.703cm" svg:x="10.264cm" svg:y="14.201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0.798cm" svg:y="14.201cm" svg:viewBox="0 0 354 30" draw:points="176,30 0,30 0,0 354,0 354,30">
            <text:p/>
          </draw:polygon>
          <draw:path draw:style-name="gr3" draw:text-style-name="P7" draw:layer="layout" svg:width="0.281cm" svg:height="0.469cm" svg:x="10.834cm" svg:y="14.34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1.259cm" svg:y="13.231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12.182cm" svg:y="13.8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109cm" svg:y="13.94cm" svg:viewBox="0 0 275 320" svg:d="M251 43c-11 0-21 0-32 11-11 10-11 23-11 28 0 16 11 24 26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230" draw:id="id230">
          <svg:title>TexMaths</svg:title>
          <svg:desc>24§display§\text {I}§svg§600§FALSE§</svg:desc>
          <draw:polygon draw:style-name="gr2" draw:text-style-name="P6" draw:layer="layout" svg:width="0.197cm" svg:height="0.493cm" svg:x="3.646cm" svg:y="13.849cm" svg:viewBox="0 0 198 494" draw:points="100,494 0,494 0,0 198,0 198,494">
            <text:p/>
          </draw:polygon>
          <draw:path draw:style-name="gr3" draw:text-style-name="P7" draw:layer="layout" svg:width="0.258cm" svg:height="0.577cm" svg:x="3.627cm" svg:y="13.8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2" draw:id="id232">
          <svg:title>TexMaths</svg:title>
          <svg:desc>20§display§= \frac{1}{\sqrt{2}} \sin^{-1}\left( \frac{ \sqrt{2} x }{ \sqrt{5} } \right)  \ + \ c§svg§600§FALSE§</svg:desc>
          <draw:polygon draw:style-name="gr2" draw:text-style-name="P6" draw:layer="layout" svg:width="7.88cm" svg:height="2.037cm" svg:x="13.834cm" svg:y="13.059cm" svg:viewBox="0 0 7881 2038" draw:points="3940,2038 0,2038 0,0 7881,0 7881,2038">
            <text:p/>
          </draw:polygon>
          <draw:path draw:style-name="gr3" draw:text-style-name="P7" draw:layer="layout" svg:width="0.468cm" svg:height="0.165cm" svg:x="13.839cm" svg:y="13.99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4.981cm" svg:y="13.3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14.624cm" svg:y="14.064cm" svg:viewBox="0 0 939 30" draw:points="469,30 0,30 0,0 939,0 939,30">
            <text:p/>
          </draw:polygon>
          <draw:path draw:style-name="gr3" draw:text-style-name="P7" draw:layer="layout" svg:width="0.549cm" svg:height="0.703cm" svg:x="14.677cm" svg:y="14.20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5.211cm" svg:y="14.205cm" svg:viewBox="0 0 354 30" draw:points="176,30 0,30 0,0 354,0 354,30">
            <text:p/>
          </draw:polygon>
          <draw:path draw:style-name="gr3" draw:text-style-name="P7" draw:layer="layout" svg:width="0.281cm" svg:height="0.469cm" svg:x="15.247cm" svg:y="14.3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1cm" svg:height="0.324cm" svg:x="15.787cm" svg:y="13.939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6.064cm" svg:y="13.784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6.259cm" svg:y="13.9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6.68cm" svg:y="13.82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7.12cm" svg:y="13.63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67cm" svg:height="2.109cm" svg:x="17.664cm" svg:y="13.024cm" svg:viewBox="0 0 368 2110" svg:d="M368 2102c0-2 0-3-5-8-67-82-123-171-165-270-92-215-129-466-129-770 0-299 33-561 139-792 40-89 94-172 157-249 1-2 3-3 3-7 0-6-5-6-16-6-10 0-11 0-13 2-1 0-45 43-99 120-123 172-186 379-218 588-16 114-22 229-22 344 0 263 34 531 146 773 51 107 118 203 187 277 6 4 8 6 19 6s16 0 16-8z">
            <text:p/>
          </draw:path>
          <draw:path draw:style-name="gr3" draw:text-style-name="P7" draw:layer="layout" svg:width="0.549cm" svg:height="0.703cm" svg:x="18.19cm" svg:y="13.1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8.725cm" svg:y="13.17cm" svg:viewBox="0 0 354 30" draw:points="176,30 0,30 0,0 354,0 354,30">
            <text:p/>
          </draw:polygon>
          <draw:path draw:style-name="gr3" draw:text-style-name="P7" draw:layer="layout" svg:width="0.281cm" svg:height="0.469cm" svg:x="18.76cm" svg:y="13.3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9.096cm" svg:y="13.46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olygon draw:style-name="gr3" draw:text-style-name="P7" draw:layer="layout" svg:width="1.34cm" svg:height="0.029cm" svg:x="18.139cm" svg:y="14.064cm" svg:viewBox="0 0 1341 30" draw:points="670,30 0,30 0,0 1341,0 1341,30">
            <text:p/>
          </draw:polygon>
          <draw:path draw:style-name="gr3" draw:text-style-name="P7" draw:layer="layout" svg:width="0.549cm" svg:height="0.703cm" svg:x="18.392cm" svg:y="14.205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8.926cm" svg:y="14.205cm" svg:viewBox="0 0 354 30" draw:points="176,30 0,30 0,0 354,0 354,30">
            <text:p/>
          </draw:polygon>
          <draw:path draw:style-name="gr3" draw:text-style-name="P7" draw:layer="layout" svg:width="0.281cm" svg:height="0.484cm" svg:x="18.961cm" svg:y="14.34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367cm" svg:height="2.109cm" svg:x="19.585cm" svg:y="13.024cm" svg:viewBox="0 0 368 2110" svg:d="M368 1054c0-262-34-531-146-771-51-107-118-203-187-277-6-6-8-6-19-6-10 0-16 0-16 6 0 4 3 7 5 10 67 82 123 171 165 269 92 216 129 467 129 769 0 299-35 563-139 794-40 89-94 172-157 248-1 1-3 4-3 6 0 8 6 8 16 8s11 0 13-2c1-1 45-43 99-121 123-173 186-379 218-589 16-113 22-229 22-344z">
            <text:p/>
          </draw:path>
          <draw:path draw:style-name="gr3" draw:text-style-name="P7" draw:layer="layout" svg:width="0.468cm" svg:height="0.469cm" svg:x="20.549cm" svg:y="13.8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475cm" svg:y="13.94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13" draw:id="id213">
          <svg:title>TexMaths</svg:title>
          <svg:desc>20§display§= \log \left[ \sqrt{3}x + \sqrt{(\sqrt{3}x)^2 + 2^2} \right] \left( \frac{1}{\sqrt{3}} \right)  +  c§svg§600§FALSE§</svg:desc>
          <draw:polygon draw:style-name="gr2" draw:text-style-name="P6" draw:layer="layout" svg:width="12.488cm" svg:height="1.617cm" svg:x="3.63cm" svg:y="3.555cm" svg:viewBox="0 0 12489 1618" draw:points="6244,1618 0,1618 0,0 12489,0 12489,1618">
            <text:p/>
          </draw:polygon>
          <draw:path draw:style-name="gr3" draw:text-style-name="P7" draw:layer="layout" svg:width="0.468cm" svg:height="0.165cm" svg:x="3.635cm" svg:y="4.28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9cm" svg:x="4.36cm" svg:y="4.051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4.552cm" svg:y="4.224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4.904cm" svg:y="4.221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86cm" svg:height="1.687cm" svg:x="5.537cm" svg:y="3.52cm" svg:viewBox="0 0 187 1688" draw:points="0,1688 187,1688 187,1650 38,1650 38,38 187,38 187,0 0,0">
            <text:p/>
          </draw:polygon>
          <draw:path draw:style-name="gr3" draw:text-style-name="P7" draw:layer="layout" svg:width="0.549cm" svg:height="0.703cm" svg:x="5.784cm" svg:y="3.89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318cm" svg:y="3.896cm" svg:viewBox="0 0 354 30" draw:points="176,30 0,30 0,0 354,0 354,30">
            <text:p/>
          </draw:polygon>
          <draw:path draw:style-name="gr3" draw:text-style-name="P7" draw:layer="layout" svg:width="0.292cm" svg:height="0.484cm" svg:x="6.349cm" svg:y="4.0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6.691cm" svg:y="4.22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7.267cm" svg:y="4.1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1.266cm" svg:x="8.008cm" svg:y="3.592cm" svg:viewBox="0 0 642 1267" svg:d="M250 1162l-152-528-98 115 11 9 48-56 162 565c24 0 24 0 30-17l387-1221c4-11 4-15 4-15 0-8-7-14-15-14-11 0-13 10-16 18z">
            <text:p/>
          </draw:path>
          <draw:polygon draw:style-name="gr3" draw:text-style-name="P7" draw:layer="layout" svg:width="3.727cm" svg:height="0.029cm" svg:x="8.634cm" svg:y="3.592cm" svg:viewBox="0 0 3728 30" draw:points="1864,30 0,30 0,0 3728,0 3728,30">
            <text:p/>
          </draw:polygon>
          <draw:path draw:style-name="gr3" draw:text-style-name="P7" draw:layer="layout" svg:width="0.164cm" svg:height="0.703cm" svg:x="8.704cm" svg:y="4.01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549cm" svg:height="0.703cm" svg:x="8.958cm" svg:y="3.89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9.493cm" svg:y="3.896cm" svg:viewBox="0 0 354 30" draw:points="176,30 0,30 0,0 354,0 354,30">
            <text:p/>
          </draw:polygon>
          <draw:path draw:style-name="gr3" draw:text-style-name="P7" draw:layer="layout" svg:width="0.292cm" svg:height="0.484cm" svg:x="9.523cm" svg:y="4.0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9.866cm" svg:y="4.22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10.286cm" svg:y="4.01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0.55cm" svg:y="4.0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1.03cm" svg:y="4.1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1.73cm" svg:y="4.0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8cm" svg:height="0.327cm" svg:x="12.077cm" svg:y="4.0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12.371cm" svg:y="3.52cm" svg:viewBox="0 0 187 1688" draw:points="147,1650 0,1650 0,1688 187,1688 187,0 0,0 0,38 147,38">
            <text:p/>
          </draw:polygon>
          <draw:path draw:style-name="gr3" draw:text-style-name="P7" draw:layer="layout" svg:width="0.346cm" svg:height="1.687cm" svg:x="12.995cm" svg:y="3.52cm" svg:viewBox="0 0 347 1688" svg:d="M347 1682c0-4-1-5-3-7-26-27-74-73-120-150-114-181-165-410-165-680 0-191 26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3.807cm" svg:y="3.595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13.451cm" svg:y="4.349cm" svg:viewBox="0 0 939 30" draw:points="469,30 0,30 0,0 939,0 939,30">
            <text:p/>
          </draw:polygon>
          <draw:path draw:style-name="gr3" draw:text-style-name="P7" draw:layer="layout" svg:width="0.549cm" svg:height="0.703cm" svg:x="13.503cm" svg:y="4.49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4.037cm" svg:y="4.49cm" svg:viewBox="0 0 354 30" draw:points="176,30 0,30 0,0 354,0 354,30">
            <text:p/>
          </draw:polygon>
          <draw:path draw:style-name="gr3" draw:text-style-name="P7" draw:layer="layout" svg:width="0.292cm" svg:height="0.484cm" svg:x="14.066cm" svg:y="4.63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46cm" svg:height="1.687cm" svg:x="14.498cm" svg:y="3.52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5.186cm" svg:y="4.1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5.879cm" svg:y="4.22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14" draw:id="id214">
          <svg:title>TexMaths</svg:title>
          <svg:desc>20§display§=  \frac{1}{\sqrt{3}} \log \left[ \sqrt{3}x + \sqrt{3x^2 - 4} \right]  \ + \ c§svg§600§FALSE§</svg:desc>
          <draw:polygon draw:style-name="gr2" draw:text-style-name="P6" draw:layer="layout" svg:width="10.394cm" svg:height="1.527cm" svg:x="16.43cm" svg:y="3.656cm" svg:viewBox="0 0 10395 1528" draw:points="5197,1528 0,1528 0,0 10395,0 10395,1528">
            <text:p/>
          </draw:polygon>
          <draw:path draw:style-name="gr3" draw:text-style-name="P7" draw:layer="layout" svg:width="0.468cm" svg:height="0.165cm" svg:x="16.435cm" svg:y="4.30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7.577cm" svg:y="3.62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17.22cm" svg:y="4.374cm" svg:viewBox="0 0 939 30" draw:points="469,30 0,30 0,0 939,0 939,30">
            <text:p/>
          </draw:polygon>
          <draw:path draw:style-name="gr3" draw:text-style-name="P7" draw:layer="layout" svg:width="0.549cm" svg:height="0.703cm" svg:x="17.273cm" svg:y="4.515cm" svg:viewBox="0 0 550 704" svg:d="M222 630l-123-273c-5-11-9-11-11-11 0 0-5 0-11 4l-67 51c-10 7-10 10-10 12 0 3 2 8 6 8 5 0 18-10 24-16 5-4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7.808cm" svg:y="4.515cm" svg:viewBox="0 0 354 30" draw:points="176,30 0,30 0,0 354,0 354,30">
            <text:p/>
          </draw:polygon>
          <draw:path draw:style-name="gr3" draw:text-style-name="P7" draw:layer="layout" svg:width="0.292cm" svg:height="0.484cm" svg:x="17.836cm" svg:y="4.65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57cm" svg:height="0.488cm" svg:x="18.384cm" svg:y="4.077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8.576cm" svg:y="4.2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8.926cm" svg:y="4.24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61cm" svg:height="1.264cm" svg:x="19.543cm" svg:y="3.757cm" svg:viewBox="0 0 162 1265" draw:points="0,1265 162,1265 162,1233 34,1233 34,34 162,34 162,0 0,0">
            <text:p/>
          </draw:polygon>
          <draw:path draw:style-name="gr3" draw:text-style-name="P7" draw:layer="layout" svg:width="0.549cm" svg:height="0.703cm" svg:x="19.767cm" svg:y="3.92cm" svg:viewBox="0 0 550 704" svg:d="M222 630l-123-273c-5-11-9-11-11-11 0 0-5 0-11 4l-67 51c-10 7-10 10-10 12 0 3 2 8 6 8 5 0 18-10 24-16 5-4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0.302cm" svg:y="3.92cm" svg:viewBox="0 0 354 30" draw:points="176,30 0,30 0,0 354,0 354,30">
            <text:p/>
          </draw:polygon>
          <draw:path draw:style-name="gr3" draw:text-style-name="P7" draw:layer="layout" svg:width="0.292cm" svg:height="0.484cm" svg:x="20.332cm" svg:y="4.096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0.675cm" svg:y="4.2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21.251cm" svg:y="4.1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21.991cm" svg:y="3.847cm" svg:viewBox="0 0 642 845" svg:d="M221 845c22 0 22 0 30-15l386-803c5-9 5-11 5-13 0-8-7-14-15-14-9 0-13 6-16 14l-363 757-150-349-98 75 11 12 50-39z">
            <text:p/>
          </draw:path>
          <draw:polygon draw:style-name="gr3" draw:text-style-name="P7" draw:layer="layout" svg:width="2.279cm" svg:height="0.029cm" svg:x="22.617cm" svg:y="3.847cm" svg:viewBox="0 0 2280 30" draw:points="1141,30 0,30 0,0 2280,0 2280,30">
            <text:p/>
          </draw:polygon>
          <draw:path draw:style-name="gr3" draw:text-style-name="P7" draw:layer="layout" svg:width="0.292cm" svg:height="0.484cm" svg:x="22.647cm" svg:y="4.09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2.99cm" svg:y="4.25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23.403cm" svg:y="4.0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3.9cm" svg:y="4.374cm" svg:viewBox="0 0 430 30" svg:d="M406 30c12 0 24 0 24-16 0-14-12-14-24-14h-382c-11 0-24 0-24 14 0 16 13 16 24 16z">
            <text:p/>
          </draw:path>
          <draw:path draw:style-name="gr3" draw:text-style-name="P7" draw:layer="layout" svg:width="0.313cm" svg:height="0.476cm" svg:x="24.566cm" svg:y="4.088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161cm" svg:height="1.264cm" svg:x="24.91cm" svg:y="3.757cm" svg:viewBox="0 0 162 1265" draw:points="128,1233 0,1233 0,1265 162,1265 162,0 0,0 0,34 128,34">
            <text:p/>
          </draw:polygon>
          <draw:path draw:style-name="gr3" draw:text-style-name="P7" draw:layer="layout" svg:width="0.468cm" svg:height="0.469cm" svg:x="25.658cm" svg:y="4.1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585cm" svg:y="4.25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20" draw:id="id220">
          <svg:title>TexMaths</svg:title>
          <svg:desc>26§display§\therefore§svg§600§FALSE§</svg:desc>
          <draw:polygon draw:style-name="gr2" draw:text-style-name="P6" draw:layer="layout" svg:width="0.49cm" svg:height="0.402cm" svg:x="1.733cm" svg:y="9.144cm" svg:viewBox="0 0 491 403" draw:points="246,403 0,403 0,0 491,0 491,403">
            <text:p/>
          </draw:polygon>
          <draw:path draw:style-name="gr3" draw:text-style-name="P7" draw:layer="layout" svg:width="0.555cm" svg:height="0.493cm" svg:x="1.714cm" svg:y="9.0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21" draw:id="id221">
          <svg:title>TexMaths</svg:title>
          <svg:desc>24§display§\text {I}§svg§600§FALSE§</svg:desc>
          <draw:polygon draw:style-name="gr2" draw:text-style-name="P6" draw:layer="layout" svg:width="0.197cm" svg:height="0.493cm" svg:x="2.945cm" svg:y="9.048cm" svg:viewBox="0 0 198 494" draw:points="100,494 0,494 0,0 198,0 198,494">
            <text:p/>
          </draw:polygon>
          <draw:path draw:style-name="gr3" draw:text-style-name="P7" draw:layer="layout" svg:width="0.258cm" svg:height="0.577cm" svg:x="2.926cm" svg:y="9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2" draw:id="id222">
          <svg:title>TexMaths</svg:title>
          <svg:desc>20§display§= \log \left[ 2x + \sqrt{(2x)^2 - ( \sqrt{5} )^2} \right] \left( \frac{1}{2} \right)  +  c§svg§600§FALSE§</svg:desc>
          <draw:polygon draw:style-name="gr2" draw:text-style-name="P6" draw:layer="layout" svg:width="11.862cm" svg:height="1.617cm" svg:x="3.631cm" svg:y="8.456cm" svg:viewBox="0 0 11863 1618" draw:points="5931,1618 0,1618 0,0 11863,0 11863,1618">
            <text:p/>
          </draw:polygon>
          <draw:path draw:style-name="gr3" draw:text-style-name="P7" draw:layer="layout" svg:width="0.468cm" svg:height="0.165cm" svg:x="3.636cm" svg:y="9.18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9cm" svg:x="4.361cm" svg:y="8.952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4.553cm" svg:y="9.12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4.905cm" svg:y="9.12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86cm" svg:height="1.687cm" svg:x="5.538cm" svg:y="8.421cm" svg:viewBox="0 0 187 1688" draw:points="0,1688 187,1688 187,1650 38,1650 38,38 187,38 187,0 0,0">
            <text:p/>
          </draw:polygon>
          <draw:path draw:style-name="gr3" draw:text-style-name="P7" draw:layer="layout" svg:width="0.281cm" svg:height="0.469cm" svg:x="5.769cm" svg:y="8.97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6.106cm" svg:y="9.1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6.682cm" svg:y="9.03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1.266cm" svg:x="7.423cm" svg:y="8.493cm" svg:viewBox="0 0 642 1267" svg:d="M250 1162l-152-528-98 115 11 9 48-56 162 565c24 0 24 0 30-17l387-1221c4-11 4-15 4-15 0-8-7-14-15-14-11 0-13 10-16 18z">
            <text:p/>
          </draw:path>
          <draw:polygon draw:style-name="gr3" draw:text-style-name="P7" draw:layer="layout" svg:width="4.274cm" svg:height="0.029cm" svg:x="8.049cm" svg:y="8.493cm" svg:viewBox="0 0 4275 30" draw:points="2138,30 0,30 0,0 4275,0 4275,30">
            <text:p/>
          </draw:polygon>
          <draw:path draw:style-name="gr3" draw:text-style-name="P7" draw:layer="layout" svg:width="0.164cm" svg:height="0.703cm" svg:x="8.119cm" svg:y="8.91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8.358cm" svg:y="8.97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695cm" svg:y="9.1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9.116cm" svg:y="8.91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9.38cm" svg:y="8.9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9.879cm" svg:y="9.25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0.593cm" svg:y="8.91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549cm" svg:height="0.703cm" svg:x="10.849cm" svg:y="8.797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1.383cm" svg:y="8.797cm" svg:viewBox="0 0 354 30" draw:points="176,30 0,30 0,0 354,0 354,30">
            <text:p/>
          </draw:polygon>
          <draw:path draw:style-name="gr3" draw:text-style-name="P7" draw:layer="layout" svg:width="0.281cm" svg:height="0.484cm" svg:x="11.418cm" svg:y="8.971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1.774cm" svg:y="8.91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12.039cm" svg:y="8.9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186cm" svg:height="1.687cm" svg:x="12.334cm" svg:y="8.421cm" svg:viewBox="0 0 187 1688" draw:points="147,1650 0,1650 0,1688 187,1688 187,0 0,0 0,38 147,38">
            <text:p/>
          </draw:polygon>
          <draw:path draw:style-name="gr3" draw:text-style-name="P7" draw:layer="layout" svg:width="0.346cm" svg:height="1.687cm" svg:x="12.958cm" svg:y="8.421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3" draw:text-style-name="P7" draw:layer="layout" svg:width="0.233cm" svg:height="0.469cm" svg:x="13.476cm" svg:y="8.496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3.414cm" svg:y="9.25cm" svg:viewBox="0 0 354 30" draw:points="176,30 0,30 0,0 354,0 354,30">
            <text:p/>
          </draw:polygon>
          <draw:path draw:style-name="gr3" draw:text-style-name="P7" draw:layer="layout" svg:width="0.281cm" svg:height="0.469cm" svg:x="13.449cm" svg:y="9.45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3.873cm" svg:y="8.421cm" svg:viewBox="0 0 347 1688" svg:d="M347 845c0-277-64-555-243-767-13-16-40-44-69-70-9-8-11-8-21-8-8 0-14 0-14 6 0 4 3 7 5 8 24 26 72 72 118 149 114 181 167 410 167 680 0 191-26 434-143 643-56 101-115 159-144 189-1 2-3 3-3 7 0 6 6 6 14 6 10 0 12 0 23-11 237-215 310-536 310-832z">
            <text:p/>
          </draw:path>
          <draw:path draw:style-name="gr3" draw:text-style-name="P7" draw:layer="layout" svg:width="0.468cm" svg:height="0.469cm" svg:x="14.563cm" svg:y="9.03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5.254cm" svg:y="9.1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23" draw:id="id223">
          <svg:title>TexMaths</svg:title>
          <svg:desc>20§display§= \frac{1}{2} \log \left[ 2x + \sqrt{4x^2 - 5}} \right]   +  c§svg§600§FALSE§</svg:desc>
          <draw:polygon draw:style-name="gr2" draw:text-style-name="P6" draw:layer="layout" svg:width="8.754cm" svg:height="1.355cm" svg:x="16.232cm" svg:y="8.558cm" svg:viewBox="0 0 8755 1356" draw:points="4377,1356 0,1356 0,0 8755,0 8755,1356">
            <text:p/>
          </draw:polygon>
          <draw:path draw:style-name="gr3" draw:text-style-name="P7" draw:layer="layout" svg:width="0.468cm" svg:height="0.165cm" svg:x="16.237cm" svg:y="9.209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17.086cm" svg:y="8.523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7.022cm" svg:y="9.276cm" svg:viewBox="0 0 354 30" draw:points="176,30 0,30 0,0 354,0 354,30">
            <text:p/>
          </draw:polygon>
          <draw:path draw:style-name="gr3" draw:text-style-name="P7" draw:layer="layout" svg:width="0.281cm" svg:height="0.469cm" svg:x="17.058cm" svg:y="9.481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157cm" svg:height="0.488cm" svg:x="17.6cm" svg:y="8.979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7.79cm" svg:y="9.151cm" svg:viewBox="0 0 314 325" svg:d="M314 165c0-90-72-165-157-165-88 0-157 77-157 165 0 91 74 160 157 160 85 0 157-71 157-160zM157 307c-31 0-61-16-80-48-18-30-18-74-18-99 0-27 0-66 16-98 19-32 53-46 82-46 30 0 61 14 78 45 19 30 19 72 19 99 0 25 0 64-16 94-14 32-46 53-81 53z">
            <text:p/>
          </draw:path>
          <draw:path draw:style-name="gr3" draw:text-style-name="P7" draw:layer="layout" svg:width="0.322cm" svg:height="0.464cm" svg:x="18.142cm" svg:y="9.148cm" svg:viewBox="0 0 323 465" svg:d="M138 198c-63 0-63-70-63-86 0-19 2-42 11-59 7-10 23-29 52-29 60 0 60 70 60 86 0 20 0 42-11 60-6 9-22 28-49 28zM54 225c0-3 0-19 13-33 27 21 56 22 71 22 65 0 113-48 113-102 0-27-11-53-29-69 26-24 52-27 64-27 2 0 5 0 7 0-8 3-11 11-11 19 0 13 9 21 20 21 7 0 21-5 21-21 0-13-9-35-37-35-14 0-44 5-75 34-29-24-59-26-73-26-66 0-116 48-116 102 0 32 16 58 34 74-10 9-22 33-22 57 0 23 9 50 32 63-44 13-66 43-66 72 0 49 70 89 157 89 83 0 157-36 157-91 0-25-12-61-47-81-38-20-78-20-121-20-18 0-48 0-53 0-23-3-39-25-39-48zM157 448c-72 0-120-35-120-72 0-34 27-59 57-61h42c61 0 141 0 141 61 0 37-51 72-120 72z">
            <text:p/>
          </draw:path>
          <draw:polygon draw:style-name="gr3" draw:text-style-name="P7" draw:layer="layout" svg:width="0.161cm" svg:height="1.264cm" svg:x="18.76cm" svg:y="8.659cm" svg:viewBox="0 0 162 1265" draw:points="0,1265 162,1265 162,1233 34,1233 34,34 162,34 162,0 0,0">
            <text:p/>
          </draw:polygon>
          <draw:path draw:style-name="gr3" draw:text-style-name="P7" draw:layer="layout" svg:width="0.281cm" svg:height="0.469cm" svg:x="18.968cm" svg:y="8.998cm" svg:viewBox="0 0 282 470" svg:d="M54 416l76-74c110-97 152-134 152-204 0-82-63-138-149-138-80 0-133 66-133 128 0 38 35 38 37 38 13 0 37-8 37-36 0-18-13-37-37-37-7 0-7 0-10 1 16-46 55-72 96-72 64 0 95 56 95 116 0 55-36 111-74 155l-136 150c-8 8-8 10-8 27h262l20-123h-18c-3 21-8 53-14 62-7 7-53 7-68 7z">
            <text:p/>
          </draw:path>
          <draw:path draw:style-name="gr3" draw:text-style-name="P7" draw:layer="layout" svg:width="0.351cm" svg:height="0.319cm" svg:x="19.305cm" svg:y="9.15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19.881cm" svg:y="9.05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641cm" svg:height="0.843cm" svg:x="20.622cm" svg:y="8.748cm" svg:viewBox="0 0 642 844" svg:d="M221 844c22 0 22 0 30-14l386-803c5-9 5-11 5-13 0-8-7-14-15-14-9 0-11 6-16 14l-363 757-150-349-98 75 11 12 50-39z">
            <text:p/>
          </draw:path>
          <draw:polygon draw:style-name="gr3" draw:text-style-name="P7" draw:layer="layout" svg:width="2.279cm" svg:height="0.029cm" svg:x="21.248cm" svg:y="8.748cm" svg:viewBox="0 0 2280 30" draw:points="1141,30 0,30 0,0 2280,0 2280,30">
            <text:p/>
          </draw:polygon>
          <draw:path draw:style-name="gr3" draw:text-style-name="P7" draw:layer="layout" svg:width="0.313cm" svg:height="0.476cm" svg:x="21.269cm" svg:y="8.99cm" svg:viewBox="0 0 314 477" svg:d="M187 361v61c0 26 0 34-53 34h-14v21c29-2 66-2 94-2 31 0 68 0 96 2v-21h-14c-53 0-54-8-54-34v-61h72v-22h-72v-321c0-13 0-18-12-18-6 0-8 0-12 8l-218 331v22zM192 339h-173l173-262z">
            <text:p/>
          </draw:path>
          <draw:path draw:style-name="gr3" draw:text-style-name="P7" draw:layer="layout" svg:width="0.351cm" svg:height="0.319cm" svg:x="21.621cm" svg:y="9.15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218cm" svg:height="0.327cm" svg:x="22.032cm" svg:y="8.937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429cm" svg:height="0.029cm" svg:x="22.531cm" svg:y="9.27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3.211cm" svg:y="8.998cm" svg:viewBox="0 0 282 485" svg:d="M282 328c0-83-58-155-135-155-33 0-64 11-89 36v-137c14 5 38 10 60 10 87 0 136-64 136-74 0-5-1-8-6-8-2 0-3 0-6 2-15 6-48 20-96 20-29 0-61-4-95-19-5-3-6-3-8-3-6 0-6 6-6 18v207c0 13 0 20 9 20 5 0 7-2 8-7 8-11 36-49 92-49 36 0 56 32 60 44 12 28 13 55 13 90 0 24 0 67-17 96-16 27-44 46-76 46-51 0-91-36-104-78 2 0 5 0 13 0 23 0 35-18 35-34 0-17-12-35-35-35-11 0-35 5-35 39 0 60 50 128 128 128 82 0 154-68 154-157z">
            <text:p/>
          </draw:path>
          <draw:polygon draw:style-name="gr3" draw:text-style-name="P7" draw:layer="layout" svg:width="0.161cm" svg:height="1.264cm" svg:x="23.54cm" svg:y="8.659cm" svg:viewBox="0 0 162 1265" draw:points="128,1233 0,1233 0,1265 162,1265 162,0 0,0 0,34 128,34">
            <text:p/>
          </draw:polygon>
          <draw:path draw:style-name="gr3" draw:text-style-name="P7" draw:layer="layout" svg:width="0.468cm" svg:height="0.469cm" svg:x="24.054cm" svg:y="9.05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24.747cm" svg:y="9.15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6" smil:attributeName="visibility" smil:to="visible"/>
                  <anim:animate smil:dur="0.5s" smil:fill="hold" smil:targetElement="id216" smil:attributeName="width" smil:values="width*0.05;width" smil:keyTimes="0;1"/>
                  <anim:animate smil:dur="0.5s" smil:fill="hold" smil:targetElement="id216" smil:attributeName="height" smil:values="height;height" smil:keyTimes="0;1"/>
                  <anim:animate smil:dur="0.5s" smil:fill="hold" smil:targetElement="id216" smil:attributeName="x" smil:values="x-.2;x" smil:keyTimes="0;1"/>
                  <anim:animate smil:dur="0.5s" smil:fill="hold" smil:targetElement="id216" smil:attributeName="y" smil:values="y;y" smil:keyTimes="0;1"/>
                  <anim:transitionFilter smil:dur="0.5s" smil:targetElement="id21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7" smil:attributeName="visibility" smil:to="visible"/>
                  <anim:animate smil:dur="0.5s" smil:fill="hold" smil:targetElement="id217" smil:attributeName="width" smil:values="width*0.05;width" smil:keyTimes="0;1"/>
                  <anim:animate smil:dur="0.5s" smil:fill="hold" smil:targetElement="id217" smil:attributeName="height" smil:values="height;height" smil:keyTimes="0;1"/>
                  <anim:animate smil:dur="0.5s" smil:fill="hold" smil:targetElement="id217" smil:attributeName="x" smil:values="x-.2;x" smil:keyTimes="0;1"/>
                  <anim:animate smil:dur="0.5s" smil:fill="hold" smil:targetElement="id217" smil:attributeName="y" smil:values="y;y" smil:keyTimes="0;1"/>
                  <anim:transitionFilter smil:dur="0.5s" smil:targetElement="id21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4" smil:attributeName="visibility" smil:to="visible"/>
                  <anim:animate smil:dur="0.5s" smil:fill="hold" smil:targetElement="id224" smil:attributeName="width" smil:values="width*0.05;width" smil:keyTimes="0;1"/>
                  <anim:animate smil:dur="0.5s" smil:fill="hold" smil:targetElement="id224" smil:attributeName="height" smil:values="height;height" smil:keyTimes="0;1"/>
                  <anim:animate smil:dur="0.5s" smil:fill="hold" smil:targetElement="id224" smil:attributeName="x" smil:values="x-.2;x" smil:keyTimes="0;1"/>
                  <anim:animate smil:dur="0.5s" smil:fill="hold" smil:targetElement="id224" smil:attributeName="y" smil:values="y;y" smil:keyTimes="0;1"/>
                  <anim:transitionFilter smil:dur="0.5s" smil:targetElement="id2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5" smil:attributeName="visibility" smil:to="visible"/>
                  <anim:animate smil:dur="0.5s" smil:fill="hold" smil:targetElement="id225" smil:attributeName="width" smil:values="width*0.05;width" smil:keyTimes="0;1"/>
                  <anim:animate smil:dur="0.5s" smil:fill="hold" smil:targetElement="id225" smil:attributeName="height" smil:values="height;height" smil:keyTimes="0;1"/>
                  <anim:animate smil:dur="0.5s" smil:fill="hold" smil:targetElement="id225" smil:attributeName="x" smil:values="x-.2;x" smil:keyTimes="0;1"/>
                  <anim:animate smil:dur="0.5s" smil:fill="hold" smil:targetElement="id225" smil:attributeName="y" smil:values="y;y" smil:keyTimes="0;1"/>
                  <anim:transitionFilter smil:dur="0.5s" smil:targetElement="id2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33" draw:id="id233">
          <svg:title>TexMaths</svg:title>
          <svg:desc>26§display§(7)§svg§600§FALSE§</svg:desc>
          <draw:polygon draw:style-name="gr2" draw:text-style-name="P6" draw:layer="layout" svg:width="0.986cm" svg:height="0.823cm" svg:x="1.614cm" svg:y="1.446cm" svg:viewBox="0 0 987 824" draw:points="494,824 0,824 0,0 987,0 987,824">
            <text:p/>
          </draw:polygon>
          <draw:path draw:style-name="gr3" draw:text-style-name="P7" draw:layer="layout" svg:width="0.213cm" svg:height="0.914cm" svg:x="1.658cm" svg:y="1.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93cm" svg:height="0.64cm" svg:x="1.974cm" svg:y="1.469cm" svg:viewBox="0 0 394 641" svg:d="M385 62c9-12 9-14 9-33h-223c-113 0-115-12-117-29h-23l-31 189h23c2-14 10-73 23-83 6-6 79-6 89-6h192c-10 14-83 114-104 145-81 123-113 250-113 344 0 10 0 52 42 52 44 0 44-42 44-52v-46c0-50 2-102 8-150 4-21 17-100 58-158z">
            <text:p/>
          </draw:path>
          <draw:path draw:style-name="gr3" draw:text-style-name="P7" draw:layer="layout" svg:width="0.213cm" svg:height="0.914cm" svg:x="2.435cm" svg:y="1.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34" draw:id="id234">
          <svg:title>TexMaths</svg:title>
          <svg:desc>24§display§\text {Let,}§svg§600§FALSE§</svg:desc>
          <draw:polygon draw:style-name="gr2" draw:text-style-name="P6" draw:layer="layout" svg:width="1.318cm" svg:height="0.655cm" svg:x="3.138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3.123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647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014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98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35" draw:id="id235">
          <svg:title>TexMaths</svg:title>
          <svg:desc>24§display§\text {I}§svg§600§FALSE§</svg:desc>
          <draw:polygon draw:style-name="gr2" draw:text-style-name="P6" draw:layer="layout" svg:width="0.197cm" svg:height="0.493cm" svg:x="4.9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4.9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36" draw:id="id236">
          <svg:title>TexMaths</svg:title>
          <svg:desc>22§display§= \int \frac{ 1 }{ \sqrt{x^2 + 6x + 13} }\ dx§svg§600§FALSE§</svg:desc>
          <draw:polygon draw:style-name="gr2" draw:text-style-name="P6" draw:layer="layout" svg:width="7.82cm" svg:height="1.695cm" svg:x="5.631cm" svg:y="0.955cm" svg:viewBox="0 0 7821 1696" draw:points="3911,1696 0,1696 0,0 7821,0 7821,1696">
            <text:p/>
          </draw:polygon>
          <draw:path draw:style-name="gr3" draw:text-style-name="P7" draw:layer="layout" svg:width="0.515cm" svg:height="0.182cm" svg:x="5.636cm" svg:y="1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1cm" svg:y="0.916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741cm" svg:y="0.9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7.404cm" svg:y="1.759cm" svg:viewBox="0 0 4927 33" draw:points="2464,33 0,33 0,0 4927,0 4927,33">
            <text:p/>
          </draw:polygon>
          <draw:path draw:style-name="gr3" draw:text-style-name="P7" draw:layer="layout" svg:width="0.605cm" svg:height="0.774cm" svg:x="7.46cm" svg:y="1.914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048cm" svg:y="1.914cm" svg:viewBox="0 0 4283 33" draw:points="2142,33 0,33 0,0 4283,0 4283,33">
            <text:p/>
          </draw:polygon>
          <draw:path draw:style-name="gr3" draw:text-style-name="P7" draw:layer="layout" svg:width="0.386cm" svg:height="0.351cm" svg:x="8.071cm" svg:y="2.2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8.525cm" svg:y="2.0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051cm" svg:y="2.1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815cm" svg:y="2.075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2 48-58 51-77 51z">
            <text:p/>
          </draw:path>
          <draw:path draw:style-name="gr3" draw:text-style-name="P7" draw:layer="layout" svg:width="0.386cm" svg:height="0.351cm" svg:x="10.192cm" svg:y="2.2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10.825cm" svg:y="2.1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624cm" svg:y="2.07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1.975cm" svg:y="2.07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71cm" svg:y="1.432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105cm" svg:y="1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37" draw:id="id237">
          <svg:title>TexMaths</svg:title>
          <svg:desc>22§display§= \int \frac{ 1 }{ \sqrt{x^2 + 2(x)(3) + 9 + 4} }\ dx§svg§600§FALSE§</svg:desc>
          <draw:polygon draw:style-name="gr2" draw:text-style-name="P6" draw:layer="layout" svg:width="10.483cm" svg:height="1.849cm" svg:x="5.632cm" svg:y="3.056cm" svg:viewBox="0 0 10484 1850" draw:points="5241,1850 0,1850 0,0 10484,0 10484,1850">
            <text:p/>
          </draw:polygon>
          <draw:path draw:style-name="gr3" draw:text-style-name="P7" draw:layer="layout" svg:width="0.515cm" svg:height="0.182cm" svg:x="5.637cm" svg:y="3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52cm" svg:y="3.01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1.074cm" svg:y="3.0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7.588cm" svg:height="0.032cm" svg:x="7.404cm" svg:y="3.86cm" svg:viewBox="0 0 7589 33" draw:points="3795,33 0,33 0,0 7589,0 7589,33">
            <text:p/>
          </draw:polygon>
          <draw:path draw:style-name="gr3" draw:text-style-name="P7" draw:layer="layout" svg:width="0.705cm" svg:height="0.928cm" svg:x="7.489cm" svg:y="4.01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6.815cm" svg:height="0.032cm" svg:x="8.177cm" svg:y="4.015cm" svg:viewBox="0 0 6816 33" draw:points="3409,33 0,33 0,0 6816,0 6816,33">
            <text:p/>
          </draw:polygon>
          <draw:path draw:style-name="gr3" draw:text-style-name="P7" draw:layer="layout" svg:width="0.386cm" svg:height="0.351cm" svg:x="8.2cm" svg:y="4.36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8.654cm" svg:y="4.1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182cm" svg:y="4.2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9.949cm" svg:y="4.1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0.375cm" svg:y="4.1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622cm" svg:y="4.3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084cm" svg:y="4.1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1.417cm" svg:y="4.1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1.674cm" svg:y="4.1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2.072cm" svg:y="4.1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2.543cm" svg:y="4.2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307cm" svg:y="4.193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6cm" svg:x="13.876cm" svg:y="4.2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4.627cm" svg:y="4.18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15.374cm" svg:y="3.5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768cm" svg:y="3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238" draw:id="id238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836cm" svg:y="3.448cm" svg:viewBox="0 0 10080 571" draw:points="5040,571 0,571 0,0 10080,0 10080,571">
            <text:p/>
          </draw:polygon>
          <draw:polygon draw:style-name="gr3" draw:text-style-name="P7" draw:layer="layout" svg:width="0.087cm" svg:height="0.633cm" svg:x="16.879cm" svg:y="3.416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002cm" svg:y="3.458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419cm" svg:y="3.608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727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969cm" svg:y="3.501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432cm" svg:y="3.608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751cm" svg:y="3.445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157cm" svg:y="3.458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635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919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268cm" svg:y="3.608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587cm" svg:y="3.611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114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29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647cm" svg:y="3.608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95cm" svg:y="3.501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202cm" svg:y="3.608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517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979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155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613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884cm" svg:y="3.618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228cm" svg:y="3.611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579cm" svg:y="3.61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827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111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361cm" svg:y="3.608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607cm" svg:y="3.608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892cm" svg:y="3.452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454cm" svg:y="3.468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628cm" svg:y="3.611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39" draw:id="id239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357cm" svg:y="4.248cm" svg:viewBox="0 0 10019 715" draw:points="5010,715 0,715 0,0 10019,0 10019,715">
            <text:p/>
          </draw:polygon>
          <draw:path draw:style-name="gr3" draw:text-style-name="P7" draw:layer="layout" svg:width="0.199cm" svg:height="0.397cm" svg:x="17.337cm" svg:y="4.38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592cm" svg:y="4.333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94cm" svg:y="4.488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436cm" svg:y="4.325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626cm" svg:y="4.488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943cm" svg:y="4.491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9.193cm" svg:y="4.491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927cm" svg:y="4.488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0.247cm" svg:y="4.325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656cm" svg:y="4.491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993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425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2.054cm" svg:y="4.35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364cm" svg:y="4.491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702cm" svg:y="4.333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3.12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748cm" svg:y="4.333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4.017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483cm" svg:y="4.53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5.179cm" svg:y="4.297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388cm" svg:y="4.491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873cm" svg:y="4.402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499cm" svg:y="4.333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777cm" svg:y="4.297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7.015cm" svg:y="4.216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7.286cm" svg:y="4.233cm" svg:viewBox="0 0 122 761" draw:points="122,761 122,0 0,0 0,26 98,26 98,735 0,735 0,761">
            <text:p/>
          </draw:polygon>
        </draw:g>
        <draw:g xml:id="id240" draw:id="id240">
          <svg:title>TexMaths</svg:title>
          <svg:desc>22§display§= \int \frac{ 1 }{ \sqrt{( x + 3 )^2 + (2)^2} }\ dx§svg§600§FALSE§</svg:desc>
          <draw:polygon draw:style-name="gr2" draw:text-style-name="P6" draw:layer="layout" svg:width="8.669cm" svg:height="1.849cm" svg:x="5.633cm" svg:y="5.256cm" svg:viewBox="0 0 8670 1850" draw:points="4335,1850 0,1850 0,0 8670,0 8670,1850">
            <text:p/>
          </draw:polygon>
          <draw:path draw:style-name="gr3" draw:text-style-name="P7" draw:layer="layout" svg:width="0.515cm" svg:height="0.182cm" svg:x="5.638cm" svg:y="5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53cm" svg:y="5.21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68cm" svg:y="5.2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7.405cm" svg:y="6.06cm" svg:viewBox="0 0 5776 33" draw:points="2888,33 0,33 0,0 5776,0 5776,33">
            <text:p/>
          </draw:polygon>
          <draw:path draw:style-name="gr3" draw:text-style-name="P7" draw:layer="layout" svg:width="0.705cm" svg:height="0.928cm" svg:x="7.49cm" svg:y="6.215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8.178cm" svg:y="6.215cm" svg:viewBox="0 0 5004 33" draw:points="2501,33 0,33 0,0 5004,0 5004,33">
            <text:p/>
          </draw:polygon>
          <draw:path draw:style-name="gr3" draw:text-style-name="P7" draw:layer="layout" svg:width="0.18cm" svg:height="0.773cm" svg:x="8.255cm" svg:y="6.3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8.502cm" svg:y="6.5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9.135cm" svg:y="6.4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9.899cm" svg:y="6.3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297cm" svg:y="6.3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587cm" svg:y="6.3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115cm" svg:y="6.4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1.921cm" svg:y="6.3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2.185cm" svg:y="6.3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2.576cm" svg:y="6.3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866cm" svg:y="6.3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562cm" svg:y="5.73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3.956cm" svg:y="5.9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43" draw:id="id243">
          <svg:title>TexMaths</svg:title>
          <svg:desc>24§display§\text {I}§svg§600§FALSE§</svg:desc>
          <draw:polygon draw:style-name="gr2" draw:text-style-name="P6" draw:layer="layout" svg:width="0.197cm" svg:height="0.493cm" svg:x="4.745cm" svg:y="9.747cm" svg:viewBox="0 0 198 494" draw:points="100,494 0,494 0,0 198,0 198,494">
            <text:p/>
          </draw:polygon>
          <draw:path draw:style-name="gr3" draw:text-style-name="P7" draw:layer="layout" svg:width="0.258cm" svg:height="0.577cm" svg:x="4.726cm" svg:y="9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1" draw:id="id241">
          <svg:title>TexMaths</svg:title>
          <svg:desc>22§display§= \log \left[ (x + 3) + \sqrt{(x + 3)^2 + 2^2} \right] \ + \ c §svg§600§FALSE§</svg:desc>
          <draw:polygon draw:style-name="gr2" draw:text-style-name="P6" draw:layer="layout" svg:width="12.883cm" svg:height="1.315cm" svg:x="5.626cm" svg:y="7.646cm" svg:viewBox="0 0 12884 1316" draw:points="6441,1316 0,1316 0,0 12884,0 12884,1316">
            <text:p/>
          </draw:polygon>
          <draw:path draw:style-name="gr3" draw:text-style-name="P7" draw:layer="layout" svg:width="0.515cm" svg:height="0.182cm" svg:x="5.631cm" svg:y="8.2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429cm" svg:y="7.95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64cm" svg:y="8.149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027cm" svg:y="8.146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7.706cm" svg:y="7.607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7.972cm" svg:y="7.91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8.218cm" svg:y="8.15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517cm" svg:x="8.854cm" svg:y="8.0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9.616cm" svg:y="7.982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0.013cm" svg:y="7.91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0.485cm" svg:y="8.0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1.302cm" svg:y="7.767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401cm" svg:height="0.032cm" svg:x="11.99cm" svg:y="7.767cm" svg:viewBox="0 0 4402 33" draw:points="2202,33 0,33 0,0 4402,0 4402,33">
            <text:p/>
          </draw:polygon>
          <draw:path draw:style-name="gr3" draw:text-style-name="P7" draw:layer="layout" svg:width="0.18cm" svg:height="0.774cm" svg:x="12.066cm" svg:y="7.91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2.312cm" svg:y="8.15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12.947cm" svg:y="8.0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3.709cm" svg:y="7.982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4.107cm" svg:y="7.91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4.397cm" svg:y="7.913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4.925cm" svg:y="8.0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5.694cm" svg:y="7.98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4cm" svg:height="0.36cm" svg:x="16.076cm" svg:y="7.913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6.404cm" svg:y="7.607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7.227cm" svg:y="8.0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246cm" svg:y="8.15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42" draw:id="id242">
          <svg:title>TexMaths</svg:title>
          <svg:desc>26§display§\therefore§svg§600§FALSE§</svg:desc>
          <draw:polygon draw:style-name="gr2" draw:text-style-name="P6" draw:layer="layout" svg:width="0.49cm" svg:height="0.402cm" svg:x="3.233cm" svg:y="9.844cm" svg:viewBox="0 0 491 403" draw:points="246,403 0,403 0,0 491,0 491,403">
            <text:p/>
          </draw:polygon>
          <draw:path draw:style-name="gr3" draw:text-style-name="P7" draw:layer="layout" svg:width="0.555cm" svg:height="0.493cm" svg:x="3.214cm" svg:y="9.79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45" draw:id="id245">
          <svg:title>TexMaths</svg:title>
          <svg:desc>26§display§(8)§svg§600§FALSE§</svg:desc>
          <draw:polygon draw:style-name="gr2" draw:text-style-name="P6" draw:layer="layout" svg:width="0.986cm" svg:height="0.822cm" svg:x="1.614cm" svg:y="11.348cm" svg:viewBox="0 0 987 823" draw:points="494,823 0,823 0,0 987,0 987,823">
            <text:p/>
          </draw:polygon>
          <draw:path draw:style-name="gr3" draw:text-style-name="P7" draw:layer="layout" svg:width="0.213cm" svg:height="0.914cm" svg:x="1.658cm" svg:y="11.302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.962cm" svg:y="11.379cm" svg:viewBox="0 0 381 630" svg:d="M110 191c-41-27-45-58-45-75 0-54 60-93 125-93 68 0 127 48 127 114 0 52-36 96-92 127zM246 279c66-34 110-81 110-142 0-85-81-137-164-137-92 0-167 69-167 154 0 17 2 56 40 100 10 10 45 33 68 50-54 27-133 77-133 168 0 98 94 158 190 158 104 0 191-75 191-172 0-34-10-75-44-115-18-19-33-27-91-64zM154 318l113 71c25 17 68 44 68 100 0 68-68 116-143 116-80 0-146-56-146-133 0-54 29-112 108-154z">
            <text:p/>
          </draw:path>
          <draw:path draw:style-name="gr3" draw:text-style-name="P7" draw:layer="layout" svg:width="0.213cm" svg:height="0.914cm" svg:x="2.435cm" svg:y="11.30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46" draw:id="id246">
          <svg:title>TexMaths</svg:title>
          <svg:desc>24§display§\text {Let,}§svg§600§FALSE§</svg:desc>
          <draw:polygon draw:style-name="gr2" draw:text-style-name="P6" draw:layer="layout" svg:width="1.318cm" svg:height="0.655cm" svg:x="3.138cm" svg:y="11.448cm" svg:viewBox="0 0 1319 656" draw:points="659,656 0,656 0,0 1319,0 1319,656">
            <text:p/>
          </draw:polygon>
          <draw:path draw:style-name="gr3" draw:text-style-name="P7" draw:layer="layout" svg:width="0.464cm" svg:height="0.577cm" svg:x="3.123cm" svg:y="11.4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647cm" svg:y="11.6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014cm" svg:y="11.4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98cm" svg:y="11.8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47" draw:id="id247">
          <svg:title>TexMaths</svg:title>
          <svg:desc>24§display§\text {I}§svg§600§FALSE§</svg:desc>
          <draw:polygon draw:style-name="gr2" draw:text-style-name="P6" draw:layer="layout" svg:width="0.197cm" svg:height="0.493cm" svg:x="4.944cm" svg:y="11.448cm" svg:viewBox="0 0 198 494" draw:points="100,494 0,494 0,0 198,0 198,494">
            <text:p/>
          </draw:polygon>
          <draw:path draw:style-name="gr3" draw:text-style-name="P7" draw:layer="layout" svg:width="0.258cm" svg:height="0.577cm" svg:x="4.925cm" svg:y="1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8" draw:id="id248">
          <svg:title>TexMaths</svg:title>
          <svg:desc>22§display§= \int \frac{ 1 }{ \sqrt{9x^2 - 12x + 20} }\ dx§svg§600§FALSE§</svg:desc>
          <draw:polygon draw:style-name="gr2" draw:text-style-name="P6" draw:layer="layout" svg:width="8.593cm" svg:height="1.695cm" svg:x="5.633cm" svg:y="10.855cm" svg:viewBox="0 0 8594 1696" draw:points="4296,1696 0,1696 0,0 8594,0 8594,1696">
            <text:p/>
          </draw:polygon>
          <draw:path draw:style-name="gr3" draw:text-style-name="P7" draw:layer="layout" svg:width="0.515cm" svg:height="0.182cm" svg:x="5.638cm" svg:y="11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453cm" svg:y="10.816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13cm" svg:y="10.8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7cm" svg:height="0.032cm" svg:x="7.405cm" svg:y="11.659cm" svg:viewBox="0 0 5701 33" draw:points="2850,33 0,33 0,0 5701,0 5701,33">
            <text:p/>
          </draw:polygon>
          <draw:path draw:style-name="gr3" draw:text-style-name="P7" draw:layer="layout" svg:width="0.604cm" svg:height="0.774cm" svg:x="7.462cm" svg:y="11.814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5.054cm" svg:height="0.032cm" svg:x="8.05cm" svg:y="11.814cm" svg:viewBox="0 0 5055 33" draw:points="2527,33 0,33 0,0 5055,0 5055,33">
            <text:p/>
          </draw:polygon>
          <draw:path draw:style-name="gr3" draw:text-style-name="P7" draw:layer="layout" svg:width="0.321cm" svg:height="0.532cm" svg:x="8.083cm" svg:y="11.975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8.458cm" svg:y="12.1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8.912cm" svg:y="11.9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461cm" svg:y="12.28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0.239cm" svg:y="11.97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09cm" svg:height="0.517cm" svg:x="10.596cm" svg:y="11.97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966cm" svg:y="12.1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1.601cm" svg:y="12.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369cm" svg:y="11.97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26cm" svg:height="0.532cm" svg:x="12.747cm" svg:y="11.975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69cm" svg:height="0.547cm" svg:x="13.485cm" svg:y="11.332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3.879cm" svg:y="11.5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249" draw:id="id249">
          <svg:title>TexMaths</svg:title>
          <svg:desc>22§display§= \int \frac{ 1 }{ \sqrt{(3x)^2 - 2(3x)(2) + 4 + 16} }\ dx§svg§600§FALSE§</svg:desc>
          <draw:polygon draw:style-name="gr2" draw:text-style-name="P6" draw:layer="layout" svg:width="12.244cm" svg:height="1.849cm" svg:x="6.334cm" svg:y="12.957cm" svg:viewBox="0 0 12245 1850" draw:points="6123,1850 0,1850 0,0 12245,0 12245,1850">
            <text:p/>
          </draw:polygon>
          <draw:path draw:style-name="gr3" draw:text-style-name="P7" draw:layer="layout" svg:width="0.515cm" svg:height="0.182cm" svg:x="6.339cm" svg:y="13.6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4cm" svg:y="12.91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2.656cm" svg:y="12.9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9.35cm" svg:height="0.032cm" svg:x="8.106cm" svg:y="13.761cm" svg:viewBox="0 0 9351 33" draw:points="4676,33 0,33 0,0 9351,0 9351,33">
            <text:p/>
          </draw:polygon>
          <draw:path draw:style-name="gr3" draw:text-style-name="P7" draw:layer="layout" svg:width="0.705cm" svg:height="0.928cm" svg:x="8.191cm" svg:y="13.916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8.577cm" svg:height="0.032cm" svg:x="8.879cm" svg:y="13.916cm" svg:viewBox="0 0 8578 33" draw:points="4289,33 0,33 0,0 8578,0 8578,33">
            <text:p/>
          </draw:polygon>
          <draw:path draw:style-name="gr3" draw:text-style-name="P7" draw:layer="layout" svg:width="0.18cm" svg:height="0.773cm" svg:x="8.956cm" svg:y="14.0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9.213cm" svg:y="14.09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9.59cm" svg:y="14.2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053cm" svg:y="14.0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343cm" svg:y="14.0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892cm" svg:y="14.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64cm" svg:y="14.0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2.065cm" svg:y="14.0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2.322cm" svg:y="14.094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2.698cm" svg:y="14.2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3.161cm" svg:y="14.0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3.494cm" svg:y="14.0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3.758cm" svg:y="14.0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4.149cm" svg:y="14.0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4.622cm" svg:y="14.1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5.374cm" svg:y="14.08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15.953cm" svg:y="14.1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6.752cm" svg:y="14.0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7.102cm" svg:y="14.094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9 51-77 51z">
            <text:p/>
          </draw:path>
          <draw:path draw:style-name="gr3" draw:text-style-name="P7" draw:layer="layout" svg:width="0.369cm" svg:height="0.546cm" svg:x="17.838cm" svg:y="13.4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8.232cm" svg:y="13.6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50" draw:id="id250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836cm" svg:y="11.349cm" svg:viewBox="0 0 10080 571" draw:points="5040,571 0,571 0,0 10080,0 10080,571">
            <text:p/>
          </draw:polygon>
          <draw:polygon draw:style-name="gr3" draw:text-style-name="P7" draw:layer="layout" svg:width="0.087cm" svg:height="0.633cm" svg:x="16.879cm" svg:y="11.3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002cm" svg:y="11.3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419cm" svg:y="11.5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727cm" svg:y="11.5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969cm" svg:y="11.4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432cm" svg:y="11.5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751cm" svg:y="11.3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157cm" svg:y="11.3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635cm" svg:y="11.5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919cm" svg:y="11.5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268cm" svg:y="11.5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587cm" svg:y="11.5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114cm" svg:y="11.3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29cm" svg:y="11.5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647cm" svg:y="11.5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95cm" svg:y="11.4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202cm" svg:y="11.5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517cm" svg:y="11.5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979cm" svg:y="11.3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155cm" svg:y="11.5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613cm" svg:y="11.5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884cm" svg:y="11.5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228cm" svg:y="11.5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579cm" svg:y="11.5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827cm" svg:y="11.5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111cm" svg:y="11.5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361cm" svg:y="11.5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607cm" svg:y="11.5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892cm" svg:y="11.3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454cm" svg:y="11.3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628cm" svg:y="11.5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51" draw:id="id251">
          <svg:title>TexMaths</svg:title>
          <svg:desc>18§display§\left  \text {the form of } a^2 - 2ab + b^2 = (a - b)^2 \right]§svg§600§FALSE§</svg:desc>
          <draw:polygon draw:style-name="gr2" draw:text-style-name="P6" draw:layer="layout" svg:width="10.018cm" svg:height="0.714cm" svg:x="17.358cm" svg:y="12.049cm" svg:viewBox="0 0 10019 715" draw:points="5010,715 0,715 0,0 10019,0 10019,715">
            <text:p/>
          </draw:polygon>
          <draw:path draw:style-name="gr3" draw:text-style-name="P7" draw:layer="layout" svg:width="0.199cm" svg:height="0.397cm" svg:x="17.338cm" svg:y="12.1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593cm" svg:y="12.1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941cm" svg:y="12.2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437cm" svg:y="12.1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627cm" svg:y="12.2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944cm" svg:y="12.2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9.194cm" svg:y="12.2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928cm" svg:y="12.2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0.248cm" svg:y="12.1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657cm" svg:y="12.2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994cm" svg:y="12.0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21.443cm" svg:y="12.402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3cm" svg:x="22.055cm" svg:y="12.1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365cm" svg:y="12.2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703cm" svg:y="12.1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3.121cm" svg:y="12.2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749cm" svg:y="12.1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4.018cm" svg:y="12.0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484cm" svg:y="12.3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5.18cm" svg:y="12.0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389cm" svg:y="12.2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386cm" svg:height="0.026cm" svg:x="25.891cm" svg:y="12.402cm" svg:viewBox="0 0 387 27" svg:d="M366 27c10 0 21 0 21-14 0-13-11-13-21-13h-344c-10 0-22 0-22 13 0 14 12 14 22 14z">
            <text:p/>
          </draw:path>
          <draw:path draw:style-name="gr3" draw:text-style-name="P7" draw:layer="layout" svg:width="0.234cm" svg:height="0.447cm" svg:x="26.5cm" svg:y="12.1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778cm" svg:y="12.0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7.016cm" svg:y="12.0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7.287cm" svg:y="12.034cm" svg:viewBox="0 0 122 761" draw:points="122,761 122,0 0,0 0,26 98,26 98,735 0,735 0,761">
            <text:p/>
          </draw:polygon>
        </draw:g>
        <draw:g xml:id="id244" draw:id="id244">
          <svg:title>TexMaths</svg:title>
          <svg:desc>22§display§= \log \left[ (x + 3) + \sqrt{x^2 + 6x + 13} \right] \ + \ c §svg§600§FALSE§</svg:desc>
          <draw:polygon draw:style-name="gr2" draw:text-style-name="P6" draw:layer="layout" svg:width="12.764cm" svg:height="1.315cm" svg:x="5.627cm" svg:y="9.348cm" svg:viewBox="0 0 12765 1316" draw:points="6382,1316 0,1316 0,0 12765,0 12765,1316">
            <text:p/>
          </draw:polygon>
          <draw:path draw:style-name="gr3" draw:text-style-name="P7" draw:layer="layout" svg:width="0.515cm" svg:height="0.182cm" svg:x="5.632cm" svg:y="9.91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43cm" svg:y="9.66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641cm" svg:y="9.851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028cm" svg:y="9.848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7.707cm" svg:y="9.309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7.973cm" svg:y="9.619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8.219cm" svg:y="9.85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515cm" svg:height="0.517cm" svg:x="8.855cm" svg:y="9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9.617cm" svg:y="9.68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0.015cm" svg:y="9.619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0.486cm" svg:y="9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1.303cm" svg:y="9.40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11.991cm" svg:y="9.408cm" svg:viewBox="0 0 4282 33" draw:points="2142,33 0,33 0,0 4282,0 4282,33">
            <text:p/>
          </draw:polygon>
          <draw:path draw:style-name="gr3" draw:text-style-name="P7" draw:layer="layout" svg:width="0.386cm" svg:height="0.351cm" svg:x="12.012cm" svg:y="9.85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12.466cm" svg:y="9.61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994cm" svg:y="9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3.756cm" svg:y="9.684cm" svg:viewBox="0 0 322 534" svg:d="M70 262v-19c0-195 97-224 136-224 19 0 51 6 69 32-13 0-43 0-43 34 0 24 18 37 36 37 12 0 35-8 35-37 0-48-34-85-99-85-98 0-204 100-204 271 0 208 90 263 162 263 86 0 160-73 160-175 0-98-69-174-155-174-53 0-81 40-97 77zM162 512c-49 0-72-47-76-58-14-37-14-98-14-112 0-60 25-139 95-139 13 0 48 0 72 49 14 28 14 69 14 105 0 37 0 76-14 104-23 48-59 51-77 51z">
            <text:p/>
          </draw:path>
          <draw:path draw:style-name="gr3" draw:text-style-name="P7" draw:layer="layout" svg:width="0.386cm" svg:height="0.351cm" svg:x="14.133cm" svg:y="9.85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4.768cm" svg:y="9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566cm" svg:y="9.68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5.916cm" svg:y="9.684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olygon draw:style-name="gr3" draw:text-style-name="P7" draw:layer="layout" svg:width="0.177cm" svg:height="1.392cm" svg:x="16.286cm" svg:y="9.309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7.109cm" svg:y="9.7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128cm" svg:y="9.857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3" smil:attributeName="visibility" smil:to="visible"/>
                  <anim:animate smil:dur="0.5s" smil:fill="hold" smil:targetElement="id233" smil:attributeName="width" smil:values="width*0.05;width" smil:keyTimes="0;1"/>
                  <anim:animate smil:dur="0.5s" smil:fill="hold" smil:targetElement="id233" smil:attributeName="height" smil:values="height;height" smil:keyTimes="0;1"/>
                  <anim:animate smil:dur="0.5s" smil:fill="hold" smil:targetElement="id233" smil:attributeName="x" smil:values="x-.2;x" smil:keyTimes="0;1"/>
                  <anim:animate smil:dur="0.5s" smil:fill="hold" smil:targetElement="id233" smil:attributeName="y" smil:values="y;y" smil:keyTimes="0;1"/>
                  <anim:transitionFilter smil:dur="0.5s" smil:targetElement="id23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4" smil:attributeName="visibility" smil:to="visible"/>
                  <anim:animate smil:dur="0.5s" smil:fill="hold" smil:targetElement="id234" smil:attributeName="width" smil:values="width*0.05;width" smil:keyTimes="0;1"/>
                  <anim:animate smil:dur="0.5s" smil:fill="hold" smil:targetElement="id234" smil:attributeName="height" smil:values="height;height" smil:keyTimes="0;1"/>
                  <anim:animate smil:dur="0.5s" smil:fill="hold" smil:targetElement="id234" smil:attributeName="x" smil:values="x-.2;x" smil:keyTimes="0;1"/>
                  <anim:animate smil:dur="0.5s" smil:fill="hold" smil:targetElement="id234" smil:attributeName="y" smil:values="y;y" smil:keyTimes="0;1"/>
                  <anim:transitionFilter smil:dur="0.5s" smil:targetElement="id23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5" smil:attributeName="visibility" smil:to="visible"/>
                  <anim:animate smil:dur="0.5s" smil:fill="hold" smil:targetElement="id235" smil:attributeName="width" smil:values="width*0.05;width" smil:keyTimes="0;1"/>
                  <anim:animate smil:dur="0.5s" smil:fill="hold" smil:targetElement="id235" smil:attributeName="height" smil:values="height;height" smil:keyTimes="0;1"/>
                  <anim:animate smil:dur="0.5s" smil:fill="hold" smil:targetElement="id235" smil:attributeName="x" smil:values="x-.2;x" smil:keyTimes="0;1"/>
                  <anim:animate smil:dur="0.5s" smil:fill="hold" smil:targetElement="id235" smil:attributeName="y" smil:values="y;y" smil:keyTimes="0;1"/>
                  <anim:transitionFilter smil:dur="0.5s" smil:targetElement="id23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38" smil:attributeName="visibility" smil:to="visible"/>
                  <anim:animate smil:dur="5s" smil:fill="hold" smil:targetElement="id238" smil:attributeName="x" smil:values="1+width/2;x" smil:keyTimes="0;1"/>
                  <anim:animate smil:dur="5s" smil:fill="hold" smil:targetElement="id23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9" smil:attributeName="visibility" smil:to="visible"/>
                  <anim:animate smil:dur="5s" smil:fill="hold" smil:targetElement="id239" smil:attributeName="x" smil:values="1+width/2;x" smil:keyTimes="0;1"/>
                  <anim:animate smil:dur="5s" smil:fill="hold" smil:targetElement="id239" smil:attributeName="y" smil:values="y;y" smil:keyTimes="0;1"/>
                </anim:par>
              </anim:par>
              <anim:par smil:begin="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38" smil:attributeName="visibility" smil:to="visible"/>
                  <anim:animate smil:dur="5s" smil:fill="hold" smil:targetElement="id238" smil:attributeName="x" smil:values="1+width/2;x" smil:keyTimes="0;1"/>
                  <anim:animate smil:dur="5s" smil:fill="hold" smil:targetElement="id23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39" smil:attributeName="visibility" smil:to="visible"/>
                  <anim:animate smil:dur="5s" smil:fill="hold" smil:targetElement="id239" smil:attributeName="x" smil:values="1+width/2;x" smil:keyTimes="0;1"/>
                  <anim:animate smil:dur="5s" smil:fill="hold" smil:targetElement="id23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5" smil:attributeName="visibility" smil:to="visible"/>
                  <anim:animate smil:dur="0.5s" smil:fill="hold" smil:targetElement="id245" smil:attributeName="width" smil:values="width*0.05;width" smil:keyTimes="0;1"/>
                  <anim:animate smil:dur="0.5s" smil:fill="hold" smil:targetElement="id245" smil:attributeName="height" smil:values="height;height" smil:keyTimes="0;1"/>
                  <anim:animate smil:dur="0.5s" smil:fill="hold" smil:targetElement="id245" smil:attributeName="x" smil:values="x-.2;x" smil:keyTimes="0;1"/>
                  <anim:animate smil:dur="0.5s" smil:fill="hold" smil:targetElement="id245" smil:attributeName="y" smil:values="y;y" smil:keyTimes="0;1"/>
                  <anim:transitionFilter smil:dur="0.5s" smil:targetElement="id24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6" smil:attributeName="visibility" smil:to="visible"/>
                  <anim:animate smil:dur="0.5s" smil:fill="hold" smil:targetElement="id246" smil:attributeName="width" smil:values="width*0.05;width" smil:keyTimes="0;1"/>
                  <anim:animate smil:dur="0.5s" smil:fill="hold" smil:targetElement="id246" smil:attributeName="height" smil:values="height;height" smil:keyTimes="0;1"/>
                  <anim:animate smil:dur="0.5s" smil:fill="hold" smil:targetElement="id246" smil:attributeName="x" smil:values="x-.2;x" smil:keyTimes="0;1"/>
                  <anim:animate smil:dur="0.5s" smil:fill="hold" smil:targetElement="id246" smil:attributeName="y" smil:values="y;y" smil:keyTimes="0;1"/>
                  <anim:transitionFilter smil:dur="0.5s" smil:targetElement="id24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7" smil:attributeName="visibility" smil:to="visible"/>
                  <anim:animate smil:dur="0.5s" smil:fill="hold" smil:targetElement="id247" smil:attributeName="width" smil:values="width*0.05;width" smil:keyTimes="0;1"/>
                  <anim:animate smil:dur="0.5s" smil:fill="hold" smil:targetElement="id247" smil:attributeName="height" smil:values="height;height" smil:keyTimes="0;1"/>
                  <anim:animate smil:dur="0.5s" smil:fill="hold" smil:targetElement="id247" smil:attributeName="x" smil:values="x-.2;x" smil:keyTimes="0;1"/>
                  <anim:animate smil:dur="0.5s" smil:fill="hold" smil:targetElement="id247" smil:attributeName="y" smil:values="y;y" smil:keyTimes="0;1"/>
                  <anim:transitionFilter smil:dur="0.5s" smil:targetElement="id24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50" smil:attributeName="visibility" smil:to="visible"/>
                  <anim:animate smil:dur="5s" smil:fill="hold" smil:targetElement="id250" smil:attributeName="x" smil:values="1+width/2;x" smil:keyTimes="0;1"/>
                  <anim:animate smil:dur="5s" smil:fill="hold" smil:targetElement="id250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51" smil:attributeName="visibility" smil:to="visible"/>
                  <anim:animate smil:dur="5s" smil:fill="hold" smil:targetElement="id251" smil:attributeName="x" smil:values="1+width/2;x" smil:keyTimes="0;1"/>
                  <anim:animate smil:dur="5s" smil:fill="hold" smil:targetElement="id25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58" draw:id="id258">
          <svg:title>TexMaths</svg:title>
          <svg:desc>26§display§\text {(9)}§svg§600§FALSE§</svg:desc>
          <draw:polygon draw:style-name="gr2" draw:text-style-name="P6" draw:layer="layout" svg:width="0.986cm" svg:height="0.823cm" svg:x="1.419cm" svg:y="8.251cm" svg:viewBox="0 0 987 824" draw:points="494,824 0,824 0,0 987,0 987,824">
            <text:p/>
          </draw:polygon>
          <draw:path draw:style-name="gr3" draw:text-style-name="P7" draw:layer="layout" svg:width="0.213cm" svg:height="0.914cm" svg:x="1.463cm" svg:y="8.205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8cm" svg:height="0.629cm" svg:x="1.767cm" svg:y="8.282cm" svg:viewBox="0 0 381 630" svg:d="M300 318v29c0 217-96 258-150 258-17 0-65-2-90-33 40 0 48-27 48-42 0-29-23-43-43-43-15 0-42 8-42 45 0 61 50 98 127 98 119 0 231-125 231-320 0-248-104-310-187-310-50 0-96 17-136 58-37 42-58 79-58 148 0 114 81 204 183 204 56 0 94-38 117-92zM185 389c-14 0-58 0-85-56-17-36-17-81-17-125 0-50 0-94 19-127 25-46 60-58 92-58 43 0 73 31 89 73 11 29 15 87 15 129 0 77-31 164-113 164z">
            <text:p/>
          </draw:path>
          <draw:path draw:style-name="gr3" draw:text-style-name="P7" draw:layer="layout" svg:width="0.213cm" svg:height="0.914cm" svg:x="2.24cm" svg:y="8.20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9" draw:id="id259">
          <svg:title>TexMaths</svg:title>
          <svg:desc>24§display§\text {Let,}§svg§600§FALSE§</svg:desc>
          <draw:polygon draw:style-name="gr2" draw:text-style-name="P6" draw:layer="layout" svg:width="1.318cm" svg:height="0.655cm" svg:x="2.736cm" svg:y="8.346cm" svg:viewBox="0 0 1319 656" draw:points="659,656 0,656 0,0 1319,0 1319,656">
            <text:p/>
          </draw:polygon>
          <draw:path draw:style-name="gr3" draw:text-style-name="P7" draw:layer="layout" svg:width="0.464cm" svg:height="0.577cm" svg:x="2.721cm" svg:y="8.30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245cm" svg:y="8.50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12cm" svg:y="8.36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996cm" svg:y="8.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60" draw:id="id260">
          <svg:title>TexMaths</svg:title>
          <svg:desc>24§display§\text {I}§svg§600§FALSE§</svg:desc>
          <draw:polygon draw:style-name="gr2" draw:text-style-name="P6" draw:layer="layout" svg:width="0.197cm" svg:height="0.493cm" svg:x="4.542cm" svg:y="8.346cm" svg:viewBox="0 0 198 494" draw:points="100,494 0,494 0,0 198,0 198,494">
            <text:p/>
          </draw:polygon>
          <draw:path draw:style-name="gr3" draw:text-style-name="P7" draw:layer="layout" svg:width="0.258cm" svg:height="0.577cm" svg:x="4.523cm" svg:y="8.3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1" draw:id="id261">
          <svg:title>TexMaths</svg:title>
          <svg:desc>22§display§= \int \frac{ 1 }{ \sqrt{2x^2 - 6x + 5} }\ dx§svg§600§FALSE§</svg:desc>
          <draw:polygon draw:style-name="gr2" draw:text-style-name="P6" draw:layer="layout" svg:width="7.82cm" svg:height="1.695cm" svg:x="5.126cm" svg:y="7.65cm" svg:viewBox="0 0 7821 1696" draw:points="3911,1696 0,1696 0,0 7821,0 7821,1696">
            <text:p/>
          </draw:polygon>
          <draw:path draw:style-name="gr3" draw:text-style-name="P7" draw:layer="layout" svg:width="0.515cm" svg:height="0.182cm" svg:x="5.131cm" svg:y="8.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946cm" svg:y="7.611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236cm" svg:y="7.62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6.899cm" svg:y="8.454cm" svg:viewBox="0 0 4927 33" draw:points="2464,33 0,33 0,0 4927,0 4927,33">
            <text:p/>
          </draw:polygon>
          <draw:path draw:style-name="gr3" draw:text-style-name="P7" draw:layer="layout" svg:width="0.605cm" svg:height="0.774cm" svg:x="6.955cm" svg:y="8.609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7.543cm" svg:y="8.609cm" svg:viewBox="0 0 4283 33" draw:points="2142,33 0,33 0,0 4283,0 4283,33">
            <text:p/>
          </draw:polygon>
          <draw:path draw:style-name="gr3" draw:text-style-name="P7" draw:layer="layout" svg:width="0.309cm" svg:height="0.517cm" svg:x="7.581cm" svg:y="8.7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7.951cm" svg:y="8.9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8.405cm" svg:y="8.70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954cm" svg:y="9.07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9.695cm" svg:y="8.77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2 48-59 51-77 51z">
            <text:p/>
          </draw:path>
          <draw:path draw:style-name="gr3" draw:text-style-name="P7" draw:layer="layout" svg:width="0.386cm" svg:height="0.351cm" svg:x="10.072cm" svg:y="8.9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515cm" svg:height="0.517cm" svg:x="10.708cm" svg:y="8.83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1.477cm" svg:y="8.7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369cm" svg:height="0.547cm" svg:x="12.205cm" svg:y="8.127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2.6cm" svg:y="8.3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52" draw:id="id252">
          <svg:title>TexMaths</svg:title>
          <svg:desc>24§display§\text {I}§svg§600§FALSE§</svg:desc>
          <draw:polygon draw:style-name="gr2" draw:text-style-name="P6" draw:layer="layout" svg:width="0.197cm" svg:height="0.493cm" svg:x="4.444cm" svg:y="1.446cm" svg:viewBox="0 0 198 494" draw:points="100,494 0,494 0,0 198,0 198,494">
            <text:p/>
          </draw:polygon>
          <draw:path draw:style-name="gr3" draw:text-style-name="P7" draw:layer="layout" svg:width="0.258cm" svg:height="0.577cm" svg:x="4.425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3" draw:id="id253">
          <svg:title>TexMaths</svg:title>
          <svg:desc>24§display§= \int \frac{ 1 }{ \sqrt{( 3x - 2 )^2 + (4)^2} }\ dx§svg§600§FALSE§</svg:desc>
          <draw:polygon draw:style-name="gr2" draw:text-style-name="P6" draw:layer="layout" svg:width="9.879cm" svg:height="2.017cm" svg:x="5.036cm" svg:y="0.756cm" svg:viewBox="0 0 9880 2018" draw:points="4940,2018 0,2018 0,0 9880,0 9880,2018">
            <text:p/>
          </draw:polygon>
          <draw:path draw:style-name="gr3" draw:text-style-name="P7" draw:layer="layout" svg:width="0.562cm" svg:height="0.199cm" svg:x="5.042cm" svg:y="1.5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5.931cm" svg:y="0.714cm" svg:viewBox="0 0 751 1875" svg:d="M40 1837c27 0 43-19 43-40 0-29-22-42-41-42-21 0-42 13-42 42 0 44 42 78 94 78 129 0 177-197 236-441 65-267 121-538 167-808 31-179 62-348 90-457 10-42 39-150 73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7" draw:layer="layout" svg:width="0.279cm" svg:height="0.563cm" svg:x="10.195cm" svg:y="0.729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7" draw:layer="layout" svg:width="6.722cm" svg:height="0.035cm" svg:x="6.969cm" svg:y="1.634cm" svg:viewBox="0 0 6723 36" draw:points="3362,36 0,36 0,0 6723,0 6723,36">
            <text:p/>
          </draw:polygon>
          <draw:path draw:style-name="gr3" draw:text-style-name="P7" draw:layer="layout" svg:width="0.769cm" svg:height="1.013cm" svg:x="7.061cm" svg:y="1.802cm" svg:viewBox="0 0 770 1014" svg:d="M265 1014c27 0 27 0 36-18l463-963c6-12 6-14 6-16 0-9-8-17-17-17-12 0-16 8-20 17l-435 908-181-418-117 90 13 13 60-46z">
            <text:p/>
          </draw:path>
          <draw:polygon draw:style-name="gr3" draw:text-style-name="P7" draw:layer="layout" svg:width="5.88cm" svg:height="0.035cm" svg:x="7.812cm" svg:y="1.802cm" svg:viewBox="0 0 5881 36" draw:points="2939,36 0,36 0,0 5881,0 5881,36">
            <text:p/>
          </draw:polygon>
          <draw:path draw:style-name="gr3" draw:text-style-name="P7" draw:layer="layout" svg:width="0.197cm" svg:height="0.844cm" svg:x="7.897cm" svg:y="1.92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8.177cm" svg:y="1.996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421cm" svg:height="0.383cm" svg:x="8.588cm" svg:y="2.184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4-109 134-131 0-7-7-7-9-7-8 0-10 2-12 7-26 93-84 112-113 112-33 0-46-27-46-56 0-19 6-36 15-75z">
            <text:p/>
          </draw:path>
          <draw:path draw:style-name="gr3" draw:text-style-name="P7" draw:layer="layout" svg:width="0.515cm" svg:height="0.035cm" svg:x="9.302cm" svg:y="2.33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3cm" svg:x="10.118cm" svg:y="1.99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197cm" svg:height="0.844cm" svg:x="10.546cm" svg:y="1.92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0.863cm" svg:y="1.921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7" draw:layer="layout" svg:width="0.562cm" svg:height="0.563cm" svg:x="11.439cm" svg:y="2.06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197cm" svg:height="0.844cm" svg:x="12.318cm" svg:y="1.92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75cm" svg:height="0.571cm" svg:x="12.587cm" svg:y="1.987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7" draw:layer="layout" svg:width="0.197cm" svg:height="0.844cm" svg:x="13.032cm" svg:y="1.92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62cm" svg:height="0.393cm" svg:x="13.349cm" svg:y="1.921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7" draw:layer="layout" svg:width="0.402cm" svg:height="0.596cm" svg:x="14.107cm" svg:y="1.27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4.536cm" svg:y="1.49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4-109 134-131 0-7-7-7-9-7-8 0-10 2-12 7-26 93-84 112-113 112-33 0-46-27-46-56 0-19 6-36 15-75z">
            <text:p/>
          </draw:path>
        </draw:g>
        <draw:g xml:id="id256" draw:id="id256">
          <svg:title>TexMaths</svg:title>
          <svg:desc>24§display§\text {I}§svg§600§FALSE§</svg:desc>
          <draw:polygon draw:style-name="gr2" draw:text-style-name="P6" draw:layer="layout" svg:width="0.197cm" svg:height="0.493cm" svg:x="4.345cm" svg:y="6.146cm" svg:viewBox="0 0 198 494" draw:points="100,494 0,494 0,0 198,0 198,494">
            <text:p/>
          </draw:polygon>
          <draw:path draw:style-name="gr3" draw:text-style-name="P7" draw:layer="layout" svg:width="0.258cm" svg:height="0.577cm" svg:x="4.326cm" svg:y="6.1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5" draw:id="id255">
          <svg:title>TexMaths</svg:title>
          <svg:desc>26§display§\therefore§svg§600§FALSE§</svg:desc>
          <draw:polygon draw:style-name="gr2" draw:text-style-name="P6" draw:layer="layout" svg:width="0.49cm" svg:height="0.402cm" svg:x="3.205cm" svg:y="6.22cm" svg:viewBox="0 0 491 403" draw:points="246,403 0,403 0,0 491,0 491,403">
            <text:p/>
          </draw:polygon>
          <draw:path draw:style-name="gr3" draw:text-style-name="P7" draw:layer="layout" svg:width="0.555cm" svg:height="0.493cm" svg:x="3.186cm" svg:y="6.1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54" draw:id="id254">
          <svg:title>TexMaths</svg:title>
          <svg:desc>24§display§= \log \left[ (3x - 2) + \sqrt{(3x - 2)^2 + 4^2} \right] \left( \frac{1}{3} \right) \ + \ c §svg§600§FALSE§</svg:desc>
          <draw:polygon draw:style-name="gr2" draw:text-style-name="P6" draw:layer="layout" svg:width="16.906cm" svg:height="1.941cm" svg:x="5.039cm" svg:y="3.158cm" svg:viewBox="0 0 16907 1942" draw:points="8454,1942 0,1942 0,0 16907,0 16907,1942">
            <text:p/>
          </draw:polygon>
          <draw:path draw:style-name="gr3" draw:text-style-name="P7" draw:layer="layout" svg:width="0.562cm" svg:height="0.199cm" svg:x="5.045cm" svg:y="4.0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189cm" svg:height="0.587cm" svg:x="5.915cm" svg:y="3.75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6.145cm" svg:y="3.96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6.567cm" svg:y="3.957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olygon draw:style-name="gr3" draw:text-style-name="P7" draw:layer="layout" svg:width="0.193cm" svg:height="1.518cm" svg:x="7.309cm" svg:y="3.369cm" svg:viewBox="0 0 194 1519" draw:points="0,1519 194,1519 194,1481 40,1481 40,40 194,40 194,0 0,0">
            <text:p/>
          </draw:polygon>
          <draw:path draw:style-name="gr3" draw:text-style-name="P7" draw:layer="layout" svg:width="0.197cm" svg:height="0.844cm" svg:x="7.599cm" svg:y="3.70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7.879cm" svg:y="3.777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8.29cm" svg:y="3.96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6cm" svg:height="0.035cm" svg:x="9.006cm" svg:y="4.111cm" svg:viewBox="0 0 517 36" svg:d="M488 36c13 0 29 0 29-19 0-17-16-17-29-17h-459c-14 0-29 0-29 17 0 19 15 19 29 19z">
            <text:p/>
          </draw:path>
          <draw:path draw:style-name="gr3" draw:text-style-name="P7" draw:layer="layout" svg:width="0.337cm" svg:height="0.564cm" svg:x="9.82cm" svg:y="3.77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0.248cm" svg:y="3.70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562cm" svg:height="0.564cm" svg:x="10.763cm" svg:y="3.84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769cm" svg:height="1.013cm" svg:x="11.652cm" svg:y="3.542cm" svg:viewBox="0 0 770 1014" svg:d="M265 1014c27 0 27 0 36-17l463-964c6-12 6-14 6-16 0-9-8-17-17-17-12 0-16 8-20 17l-435 909-181-419-117 90 13 14 60-46z">
            <text:p/>
          </draw:path>
          <draw:polygon draw:style-name="gr3" draw:text-style-name="P7" draw:layer="layout" svg:width="5.224cm" svg:height="0.035cm" svg:x="12.403cm" svg:y="3.542cm" svg:viewBox="0 0 5225 36" draw:points="2611,36 0,36 0,0 5225,0 5225,36">
            <text:p/>
          </draw:polygon>
          <draw:path draw:style-name="gr3" draw:text-style-name="P7" draw:layer="layout" svg:width="0.197cm" svg:height="0.844cm" svg:x="12.487cm" svg:y="3.70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2.768cm" svg:y="3.777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3.177cm" svg:y="3.96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7" draw:layer="layout" svg:width="0.516cm" svg:height="0.035cm" svg:x="13.893cm" svg:y="4.111cm" svg:viewBox="0 0 517 36" svg:d="M488 36c13 0 29 0 29-19 0-17-16-17-29-17h-459c-14 0-29 0-29 17 0 19 15 19 29 19z">
            <text:p/>
          </draw:path>
          <draw:path draw:style-name="gr3" draw:text-style-name="P7" draw:layer="layout" svg:width="0.337cm" svg:height="0.564cm" svg:x="14.709cm" svg:y="3.77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5.135cm" svg:y="3.70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7" draw:layer="layout" svg:width="0.262cm" svg:height="0.393cm" svg:x="15.454cm" svg:y="3.70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4cm" svg:x="16.03cm" svg:y="3.84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75cm" svg:height="0.571cm" svg:x="16.85cm" svg:y="3.769cm" svg:viewBox="0 0 376 572" svg:d="M225 434v73c0 31 0 40-64 40h-17v25c35-2 79-2 113-2 37 0 81 0 116 2v-25h-18c-63 0-65-9-65-40v-73h86v-27h-86v-386c0-15 0-21-14-21-7 0-9 0-15 10l-261 397v27zM230 407h-207l207-315z">
            <text:p/>
          </draw:path>
          <draw:path draw:style-name="gr3" draw:text-style-name="P7" draw:layer="layout" svg:width="0.262cm" svg:height="0.393cm" svg:x="17.284cm" svg:y="3.70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7" draw:layer="layout" svg:width="0.193cm" svg:height="1.518cm" svg:x="17.641cm" svg:y="3.369cm" svg:viewBox="0 0 194 1519" draw:points="154,1481 0,1481 0,1519 194,1519 194,0 0,0 0,40 154,40">
            <text:p/>
          </draw:polygon>
          <draw:path draw:style-name="gr3" draw:text-style-name="P7" draw:layer="layout" svg:width="0.416cm" svg:height="2.025cm" svg:x="18.34cm" svg:y="3.116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279cm" svg:height="0.564cm" svg:x="18.962cm" svg:y="3.206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18.887cm" svg:y="4.111cm" svg:viewBox="0 0 424 36" draw:points="211,36 0,36 0,0 424,0 424,36">
            <text:p/>
          </draw:polygon>
          <draw:path draw:style-name="gr3" draw:text-style-name="P7" draw:layer="layout" svg:width="0.35cm" svg:height="0.581cm" svg:x="18.922cm" svg:y="4.357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9.44cm" svg:y="3.116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20.546cm" svg:y="3.84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21.658cm" svg:y="3.967cm" svg:viewBox="0 0 330 384" svg:d="M301 52c-13 0-25 0-38 13-13 12-13 27-13 33 0 19 13 29 30 29 25 0 48-19 48-54 0-42-40-73-101-73-114 0-227 121-227 240 0 77 50 144 138 144 121 0 192-90 192-100 0-6-5-11-9-11-6 0-6 2-12 9-67 83-159 83-171 83-52 0-75-40-75-92 0-35 18-117 46-169 25-48 73-85 119-85 29 0 62 10 73 33z">
            <text:p/>
          </draw:path>
        </draw:g>
        <draw:g xml:id="id257" draw:id="id257">
          <svg:title>TexMaths</svg:title>
          <svg:desc>24§display§= \frac{1}{3} \log \left[ (3x - 2) + \sqrt{ 9x^2 - 12x + 20} \right]  \ + \ c §svg§600§FALSE§</svg:desc>
          <draw:polygon draw:style-name="gr2" draw:text-style-name="P6" draw:layer="layout" svg:width="15.955cm" svg:height="1.647cm" svg:x="5.038cm" svg:y="5.461cm" svg:viewBox="0 0 15956 1648" draw:points="7978,1648 0,1648 0,0 15956,0 15956,1648">
            <text:p/>
          </draw:polygon>
          <draw:path draw:style-name="gr3" draw:text-style-name="P7" draw:layer="layout" svg:width="0.562cm" svg:height="0.199cm" svg:x="5.044cm" svg:y="6.24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79cm" svg:height="0.564cm" svg:x="6.063cm" svg:y="5.419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7" draw:layer="layout" svg:width="0.423cm" svg:height="0.036cm" svg:x="5.987cm" svg:y="6.324cm" svg:viewBox="0 0 424 37" draw:points="211,37 0,37 0,0 424,0 424,37">
            <text:p/>
          </draw:polygon>
          <draw:path draw:style-name="gr3" draw:text-style-name="P7" draw:layer="layout" svg:width="0.35cm" svg:height="0.581cm" svg:x="6.023cm" svg:y="6.5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189cm" svg:height="0.587cm" svg:x="6.68cm" svg:y="5.96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6.908cm" svg:y="6.174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7" draw:layer="layout" svg:width="0.387cm" svg:height="0.558cm" svg:x="7.331cm" svg:y="6.17cm" svg:viewBox="0 0 388 559" svg:d="M165 238c-75 0-75-84-75-104 0-23 2-49 14-71 7-11 27-34 61-34 73 0 73 84 73 104 0 23 0 50-13 71-8 11-27 34-60 34zM65 271c0-4 0-23 16-40 32 25 67 26 84 26 79 0 136-57 136-123 0-32-13-63-34-82 31-29 61-33 77-33 2 0 5 0 7 0-9 4-13 14-13 23 0 16 11 25 25 25 8 0 25-6 25-25 0-15-12-42-44-42-18 0-54 6-91 40-34-28-71-30-88-30-79 0-138 57-138 123 0 38 19 69 40 88-11 11-27 40-27 69 0 27 12 60 39 75-52 15-79 52-79 87 0 59 84 107 188 107 100 0 188-44 188-109 0-31-13-73-55-98-46-23-94-23-146-23-21 0-58 0-64 0-27-4-46-31-46-58zM188 538c-86 0-144-42-144-86 0-41 33-72 69-74h50c73 0 169 0 169 74 0 44-61 86-144 86z">
            <text:p/>
          </draw:path>
          <draw:polygon draw:style-name="gr3" draw:text-style-name="P7" draw:layer="layout" svg:width="0.193cm" svg:height="1.519cm" svg:x="8.072cm" svg:y="5.582cm" svg:viewBox="0 0 194 1520" draw:points="0,1520 194,1520 194,1481 40,1481 40,40 194,40 194,0 0,0">
            <text:p/>
          </draw:polygon>
          <draw:path draw:style-name="gr3" draw:text-style-name="P7" draw:layer="layout" svg:width="0.197cm" svg:height="0.844cm" svg:x="8.364cm" svg:y="5.919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7" draw:layer="layout" svg:width="0.35cm" svg:height="0.581cm" svg:x="8.642cm" svg:y="5.99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421cm" svg:height="0.383cm" svg:x="9.053cm" svg:y="6.1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15cm" svg:height="0.036cm" svg:x="9.769cm" svg:y="6.324cm" svg:viewBox="0 0 516 37" svg:d="M488 37c13 0 28 0 28-20 0-17-15-17-28-17h-459c-14 0-29 0-29 17 0 20 15 20 29 20z">
            <text:p/>
          </draw:path>
          <draw:path draw:style-name="gr3" draw:text-style-name="P7" draw:layer="layout" svg:width="0.337cm" svg:height="0.564cm" svg:x="10.585cm" svg:y="5.9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197cm" svg:height="0.844cm" svg:x="11.011cm" svg:y="5.91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7" draw:layer="layout" svg:width="0.562cm" svg:height="0.564cm" svg:x="11.526cm" svg:y="6.06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769cm" svg:height="1.013cm" svg:x="12.417cm" svg:y="5.69cm" svg:viewBox="0 0 770 1014" svg:d="M265 1014c27 0 27 0 36-17l463-964c6-12 6-14 6-16 0-9-8-17-17-17-12 0-16 8-20 17l-435 909-181-419-117 91 13 13 60-46z">
            <text:p/>
          </draw:path>
          <draw:polygon draw:style-name="gr3" draw:text-style-name="P7" draw:layer="layout" svg:width="5.513cm" svg:height="0.036cm" svg:x="13.168cm" svg:y="5.69cm" svg:viewBox="0 0 5514 37" draw:points="2757,37 0,37 0,0 5514,0 5514,37">
            <text:p/>
          </draw:polygon>
          <draw:path draw:style-name="gr3" draw:text-style-name="P7" draw:layer="layout" svg:width="0.35cm" svg:height="0.581cm" svg:x="13.202cm" svg:y="5.99cm" svg:viewBox="0 0 351 582" svg:d="M276 294v27c0 200-88 238-138 238-13 0-59-2-82-31 36 0 44-25 44-38 0-27-21-40-40-40-14 0-39 7-39 42 0 56 46 90 117 90 110 0 213-115 213-296 0-228-96-286-172-286-47 0-89 15-125 54-35 38-54 73-54 136 0 106 75 188 169 188 52 0 86-34 107-84zM171 359c-14 0-54 0-79-52-15-32-15-75-15-115 0-46 0-86 17-117 23-42 56-54 85-54 40 0 67 29 82 67 10 27 14 81 14 119 0 72-29 152-104 152z">
            <text:p/>
          </draw:path>
          <draw:path draw:style-name="gr3" draw:text-style-name="P7" draw:layer="layout" svg:width="0.421cm" svg:height="0.383cm" svg:x="13.613cm" svg:y="6.1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62cm" svg:height="0.393cm" svg:x="14.108cm" svg:y="5.917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515cm" svg:height="0.036cm" svg:x="14.706cm" svg:y="6.324cm" svg:viewBox="0 0 516 37" svg:d="M488 37c13 0 28 0 28-20 0-17-15-17-28-17h-459c-14 0-29 0-29 17 0 20 15 20 29 20z">
            <text:p/>
          </draw:path>
          <draw:path draw:style-name="gr3" draw:text-style-name="P7" draw:layer="layout" svg:width="0.279cm" svg:height="0.564cm" svg:x="15.554cm" svg:y="5.99cm" svg:viewBox="0 0 280 565" svg:d="M175 21c0-19 0-21-19-21-54 54-129 54-156 54v27c17 0 67 0 111-23v440c0 30-2 40-78 40h-27v27c29-4 103-4 136-4 35 0 108 0 138 4v-27h-27c-76 0-78-10-78-40z">
            <text:p/>
          </draw:path>
          <draw:path draw:style-name="gr3" draw:text-style-name="P7" draw:layer="layout" svg:width="0.337cm" svg:height="0.564cm" svg:x="15.944cm" svg:y="5.9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421cm" svg:height="0.383cm" svg:x="16.347cm" svg:y="6.1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564cm" svg:x="17.04cm" svg:y="6.06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37cm" svg:height="0.564cm" svg:x="17.879cm" svg:y="5.9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7" draw:layer="layout" svg:width="0.356cm" svg:height="0.581cm" svg:x="18.29cm" svg:y="5.99cm" svg:viewBox="0 0 357 582" svg:d="M357 294c0-69-4-136-34-200-39-81-108-94-144-94-50 0-114 21-148 100-27 59-31 125-31 194 0 63 4 138 38 204 37 67 98 84 141 84 46 0 109-17 147-98 27-57 31-125 31-190zM179 565c-33 0-85-21-100-104-8-50-8-129-8-179 0-53 0-109 6-155 17-100 80-108 102-108 26 0 82 16 99 98 8 48 8 112 8 165 0 64 0 121-10 175-11 81-59 108-97 108z">
            <text:p/>
          </draw:path>
          <draw:polygon draw:style-name="gr3" draw:text-style-name="P7" draw:layer="layout" svg:width="0.193cm" svg:height="1.519cm" svg:x="18.695cm" svg:y="5.582cm" svg:viewBox="0 0 194 1520" draw:points="154,1481 0,1481 0,1520 194,1520 194,0 0,0 0,40 154,40">
            <text:p/>
          </draw:polygon>
          <draw:path draw:style-name="gr3" draw:text-style-name="P7" draw:layer="layout" svg:width="0.562cm" svg:height="0.564cm" svg:x="19.594cm" svg:y="6.06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0.706cm" svg:y="6.18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262" draw:id="id262">
          <svg:title>TexMaths</svg:title>
          <svg:desc>22§display§= \int \frac{ 1 }{ \sqrt{2 \left(  x^2 - 3x + \frac{5}{2} \right) } }\ dx§svg§600§FALSE§</svg:desc>
          <draw:polygon draw:style-name="gr2" draw:text-style-name="P6" draw:layer="layout" svg:width="8.894cm" svg:height="2.313cm" svg:x="13.428cm" svg:y="7.651cm" svg:viewBox="0 0 8895 2314" draw:points="4448,2314 0,2314 0,0 8895,0 8895,2314">
            <text:p/>
          </draw:polygon>
          <draw:path draw:style-name="gr3" draw:text-style-name="P7" draw:layer="layout" svg:width="0.515cm" svg:height="0.182cm" svg:x="13.433cm" svg:y="8.3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248cm" svg:y="7.61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8.075cm" svg:y="7.62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999cm" svg:height="0.032cm" svg:x="15.2cm" svg:y="8.455cm" svg:viewBox="0 0 6000 33" draw:points="3001,33 0,33 0,0 6000,0 6000,33">
            <text:p/>
          </draw:polygon>
          <draw:path draw:style-name="gr3" draw:text-style-name="P7" draw:layer="layout" svg:width="0.705cm" svg:height="1.392cm" svg:x="15.285cm" svg:y="8.61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226cm" svg:height="0.032cm" svg:x="15.973cm" svg:y="8.61cm" svg:viewBox="0 0 5227 33" draw:points="2614,33 0,33 0,0 5227,0 5227,33">
            <text:p/>
          </draw:polygon>
          <draw:path draw:style-name="gr3" draw:text-style-name="P7" draw:layer="layout" svg:width="0.309cm" svg:height="0.516cm" svg:x="16.012cm" svg:y="9.0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03cm" svg:height="0.928cm" svg:x="16.607cm" svg:y="8.877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386cm" svg:height="0.351cm" svg:x="16.865cm" svg:y="9.1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7.319cm" svg:y="8.95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869cm" svg:y="9.32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61cm" svg:y="9.0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8.986cm" svg:y="9.1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9.622cm" svg:y="9.0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20.477cm" svg:y="8.87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20.444cm" svg:y="9.326cm" svg:viewBox="0 0 310 33" draw:points="155,33 0,33 0,0 310,0 310,33">
            <text:p/>
          </draw:polygon>
          <draw:path draw:style-name="gr3" draw:text-style-name="P7" draw:layer="layout" svg:width="0.24cm" svg:height="0.36cm" svg:x="20.477cm" svg:y="9.44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0.878cm" svg:y="8.877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21.581cm" svg:y="8.12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21.975cm" svg:y="8.3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63" draw:id="id263">
          <svg:title>TexMaths</svg:title>
          <svg:desc>22§display§= \int \frac{ 1 }{ \sqrt{2} \sqrt{   x^2 - 2(x) \frac{3}{2} + \frac{9}{4} + \frac{5}{2} - \frac{9}{4}  } }\ dx§svg§600§FALSE§</svg:desc>
          <draw:polygon draw:style-name="gr2" draw:text-style-name="P6" draw:layer="layout" svg:width="12.672cm" svg:height="2.313cm" svg:x="5.126cm" svg:y="10.055cm" svg:viewBox="0 0 12673 2314" draw:points="6336,2314 0,2314 0,0 12673,0 12673,2314">
            <text:p/>
          </draw:polygon>
          <draw:path draw:style-name="gr3" draw:text-style-name="P7" draw:layer="layout" svg:width="0.515cm" svg:height="0.182cm" svg:x="5.131cm" svg:y="10.7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946cm" svg:y="10.016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1.662cm" svg:y="10.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779cm" svg:height="0.032cm" svg:x="6.898cm" svg:y="10.859cm" svg:viewBox="0 0 9780 33" draw:points="4889,33 0,33 0,0 9780,0 9780,33">
            <text:p/>
          </draw:polygon>
          <draw:path draw:style-name="gr3" draw:text-style-name="P7" draw:layer="layout" svg:width="0.604cm" svg:height="0.773cm" svg:x="6.955cm" svg:y="11.267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542cm" svg:y="11.267cm" svg:viewBox="0 0 389 33" draw:points="194,33 0,33 0,0 389,0 389,33">
            <text:p/>
          </draw:polygon>
          <draw:path draw:style-name="gr3" draw:text-style-name="P7" draw:layer="layout" svg:width="0.309cm" svg:height="0.516cm" svg:x="7.581cm" svg:y="11.42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705cm" svg:height="1.392cm" svg:x="8.014cm" svg:y="11.014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7.975cm" svg:height="0.032cm" svg:x="8.702cm" svg:y="11.014cm" svg:viewBox="0 0 7976 33" draw:points="3988,33 0,33 0,0 7976,0 7976,33">
            <text:p/>
          </draw:polygon>
          <draw:path draw:style-name="gr3" draw:text-style-name="P7" draw:layer="layout" svg:width="0.386cm" svg:height="0.351cm" svg:x="8.725cm" svg:y="11.5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179cm" svg:y="11.35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726cm" svg:y="11.7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474cm" svg:y="11.42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0.899cm" svg:y="11.35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1.145cm" svg:y="11.59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1.61cm" svg:y="11.35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9cm" svg:height="0.37cm" svg:x="11.988cm" svg:y="11.27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1.958cm" svg:y="11.73cm" svg:viewBox="0 0 310 33" draw:points="155,33 0,33 0,0 310,0 310,33">
            <text:p/>
          </draw:polygon>
          <draw:path draw:style-name="gr3" draw:text-style-name="P7" draw:layer="layout" svg:width="0.24cm" svg:height="0.36cm" svg:x="11.993cm" svg:y="11.84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574cm" svg:y="11.4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3.426cm" svg:y="11.274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13.398cm" svg:y="11.73cm" svg:viewBox="0 0 310 33" draw:points="155,33 0,33 0,0 310,0 310,33">
            <text:p/>
          </draw:polygon>
          <draw:path draw:style-name="gr3" draw:text-style-name="P7" draw:layer="layout" svg:width="0.267cm" svg:height="0.365cm" svg:x="13.419cm" svg:y="11.839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515cm" svg:height="0.516cm" svg:x="14.014cm" svg:y="11.4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4.871cm" svg:y="11.274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4.836cm" svg:y="11.73cm" svg:viewBox="0 0 310 33" draw:points="155,33 0,33 0,0 310,0 310,33">
            <text:p/>
          </draw:polygon>
          <draw:path draw:style-name="gr3" draw:text-style-name="P7" draw:layer="layout" svg:width="0.24cm" svg:height="0.36cm" svg:x="14.871cm" svg:y="11.84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473cm" svg:y="11.73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6.303cm" svg:y="11.274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4 32c14 22 16 59 16 79 0 70-40 100-76 100z">
            <text:p/>
          </draw:path>
          <draw:polygon draw:style-name="gr3" draw:text-style-name="P7" draw:layer="layout" svg:width="0.309cm" svg:height="0.032cm" svg:x="16.275cm" svg:y="11.73cm" svg:viewBox="0 0 310 33" draw:points="155,33 0,33 0,0 310,0 310,33">
            <text:p/>
          </draw:polygon>
          <draw:path draw:style-name="gr3" draw:text-style-name="P7" draw:layer="layout" svg:width="0.267cm" svg:height="0.365cm" svg:x="16.296cm" svg:y="11.839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69cm" svg:height="0.546cm" svg:x="17.057cm" svg:y="10.53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7.451cm" svg:y="10.7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264" draw:id="id264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7.137cm" svg:y="11.949cm" svg:viewBox="0 0 10080 571" draw:points="5040,571 0,571 0,0 10080,0 10080,571">
            <text:p/>
          </draw:polygon>
          <draw:polygon draw:style-name="gr3" draw:text-style-name="P7" draw:layer="layout" svg:width="0.087cm" svg:height="0.633cm" svg:x="17.18cm" svg:y="11.9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7.303cm" svg:y="11.9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72cm" svg:y="12.1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8.02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8.27cm" svg:y="12.0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733cm" svg:y="12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9.052cm" svg:y="11.9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9.458cm" svg:y="11.9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936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20.22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20.569cm" svg:y="12.1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888cm" svg:y="12.1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1.415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1.591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948cm" svg:y="12.1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2.251cm" svg:y="12.0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2.503cm" svg:y="12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81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3.28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3.456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914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4.185cm" svg:y="12.1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4.529cm" svg:y="12.1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88cm" svg:y="12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5.128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5.412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662cm" svg:y="12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908cm" svg:y="12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6.193cm" svg:y="11.9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755cm" svg:y="11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929cm" svg:y="12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65" draw:id="id265">
          <svg:title>TexMaths</svg:title>
          <svg:desc>18§display§\left  \text {the form of } a^2 - 2ab + b^2 = (a - b)^2 \right]§svg§600§FALSE§</svg:desc>
          <draw:polygon draw:style-name="gr2" draw:text-style-name="P6" draw:layer="layout" svg:width="10.018cm" svg:height="0.714cm" svg:x="17.259cm" svg:y="12.649cm" svg:viewBox="0 0 10019 715" draw:points="5010,715 0,715 0,0 10019,0 10019,715">
            <text:p/>
          </draw:polygon>
          <draw:path draw:style-name="gr3" draw:text-style-name="P7" draw:layer="layout" svg:width="0.199cm" svg:height="0.397cm" svg:x="17.239cm" svg:y="12.7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494cm" svg:y="12.7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842cm" svg:y="12.8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338cm" svg:y="12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528cm" svg:y="12.8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845cm" svg:y="12.8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9.095cm" svg:y="12.8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829cm" svg:y="12.8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20.149cm" svg:y="12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558cm" svg:y="12.8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895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21.344cm" svg:y="13.002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3cm" svg:x="21.956cm" svg:y="12.7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266cm" svg:y="12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604cm" svg:y="12.7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3.022cm" svg:y="12.8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65cm" svg:y="12.7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919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385cm" svg:y="12.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5.081cm" svg:y="12.6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29cm" svg:y="12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386cm" svg:height="0.026cm" svg:x="25.792cm" svg:y="13.002cm" svg:viewBox="0 0 387 27" svg:d="M366 27c10 0 21 0 21-14 0-13-11-13-21-13h-344c-10 0-22 0-22 13 0 14 12 14 22 14z">
            <text:p/>
          </draw:path>
          <draw:path draw:style-name="gr3" draw:text-style-name="P7" draw:layer="layout" svg:width="0.234cm" svg:height="0.447cm" svg:x="26.401cm" svg:y="12.7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679cm" svg:y="12.6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917cm" svg:y="12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7.188cm" svg:y="12.634cm" svg:viewBox="0 0 122 761" draw:points="122,761 122,0 0,0 0,26 98,26 98,735 0,735 0,761">
            <text:p/>
          </draw:polygon>
        </draw:g>
        <draw:g xml:id="id266" draw:id="id266">
          <svg:title>TexMaths</svg:title>
          <svg:desc>22§display§= \frac{1}{\sqrt{2}} \int \frac{ 1 }{  \sqrt{   \left( x - \frac{3}{2} \right)^2 - \frac{10 - 9}{4}  } }\ dx§svg§600§FALSE§</svg:desc>
          <draw:polygon draw:style-name="gr2" draw:text-style-name="P6" draw:layer="layout" svg:width="10.489cm" svg:height="2.313cm" svg:x="5.128cm" svg:y="12.653cm" svg:viewBox="0 0 10490 2314" draw:points="5245,2314 0,2314 0,0 10490,0 10490,2314">
            <text:p/>
          </draw:polygon>
          <draw:path draw:style-name="gr3" draw:text-style-name="P7" draw:layer="layout" svg:width="0.515cm" svg:height="0.182cm" svg:x="5.133cm" svg:y="13.3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39cm" svg:y="12.62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5.997cm" svg:y="13.457cm" svg:viewBox="0 0 1033 33" draw:points="516,33 0,33 0,0 1033,0 1033,33">
            <text:p/>
          </draw:polygon>
          <draw:path draw:style-name="gr3" draw:text-style-name="P7" draw:layer="layout" svg:width="0.604cm" svg:height="0.773cm" svg:x="6.056cm" svg:y="13.612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6.643cm" svg:y="13.612cm" svg:viewBox="0 0 389 33" draw:points="194,33 0,33 0,0 389,0 389,33">
            <text:p/>
          </draw:polygon>
          <draw:path draw:style-name="gr3" draw:text-style-name="P7" draw:layer="layout" svg:width="0.309cm" svg:height="0.516cm" svg:x="6.682cm" svg:y="13.76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7.295cm" svg:y="12.614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1.246cm" svg:y="12.62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249cm" svg:height="0.032cm" svg:x="8.245cm" svg:y="13.457cm" svg:viewBox="0 0 6250 33" draw:points="3126,33 0,33 0,0 6250,0 6250,33">
            <text:p/>
          </draw:polygon>
          <draw:path draw:style-name="gr3" draw:text-style-name="P7" draw:layer="layout" svg:width="0.705cm" svg:height="1.392cm" svg:x="8.331cm" svg:y="13.612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476cm" svg:height="0.032cm" svg:x="9.02cm" svg:y="13.612cm" svg:viewBox="0 0 5477 33" draw:points="2739,33 0,33 0,0 5477,0 5477,33">
            <text:p/>
          </draw:polygon>
          <draw:path draw:style-name="gr3" draw:text-style-name="P7" draw:layer="layout" svg:width="0.203cm" svg:height="0.928cm" svg:x="9.138cm" svg:y="13.958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9.396cm" svg:y="14.2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051cm" svg:y="14.405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0.882cm" svg:y="13.951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0.854cm" svg:y="14.405cm" svg:viewBox="0 0 310 33" draw:points="155,33 0,33 0,0 310,0 310,33">
            <text:p/>
          </draw:polygon>
          <draw:path draw:style-name="gr3" draw:text-style-name="P7" draw:layer="layout" svg:width="0.24cm" svg:height="0.36cm" svg:x="10.887cm" svg:y="14.5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1.288cm" svg:y="13.958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1.642cm" svg:y="13.78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191cm" svg:y="14.405cm" svg:viewBox="0 0 473 33" svg:d="M447 33c12 0 26 0 26-17 0-16-14-16-26-16h-421c-12 0-26 0-26 16 0 17 14 17 26 17z">
            <text:p/>
          </draw:path>
          <draw:path draw:style-name="gr3" draw:text-style-name="P7" draw:layer="layout" svg:width="0.198cm" svg:height="0.36cm" svg:x="13.052cm" svg:y="13.95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3.33cm" svg:y="13.951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7" draw:layer="layout" svg:width="0.367cm" svg:height="0.027cm" svg:x="13.668cm" svg:y="14.16cm" svg:viewBox="0 0 368 28" svg:d="M347 28c7 0 21 0 21-14s-12-14-21-14h-326c-9 0-21 0-21 14s12 14 21 14z">
            <text:p/>
          </draw:path>
          <draw:path draw:style-name="gr3" draw:text-style-name="P7" draw:layer="layout" svg:width="0.249cm" svg:height="0.37cm" svg:x="14.122cm" svg:y="13.951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1.409cm" svg:height="0.032cm" svg:x="12.994cm" svg:y="14.405cm" svg:viewBox="0 0 1410 33" draw:points="704,33 0,33 0,0 1410,0 1410,33">
            <text:p/>
          </draw:polygon>
          <draw:path draw:style-name="gr3" draw:text-style-name="P7" draw:layer="layout" svg:width="0.267cm" svg:height="0.365cm" svg:x="13.564cm" svg:y="14.516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69cm" svg:height="0.546cm" svg:x="14.876cm" svg:y="13.129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5.27cm" svg:y="13.3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8" smil:attributeName="visibility" smil:to="visible"/>
                  <anim:animate smil:dur="0.5s" smil:fill="hold" smil:targetElement="id258" smil:attributeName="width" smil:values="width*0.05;width" smil:keyTimes="0;1"/>
                  <anim:animate smil:dur="0.5s" smil:fill="hold" smil:targetElement="id258" smil:attributeName="height" smil:values="height;height" smil:keyTimes="0;1"/>
                  <anim:animate smil:dur="0.5s" smil:fill="hold" smil:targetElement="id258" smil:attributeName="x" smil:values="x-.2;x" smil:keyTimes="0;1"/>
                  <anim:animate smil:dur="0.5s" smil:fill="hold" smil:targetElement="id258" smil:attributeName="y" smil:values="y;y" smil:keyTimes="0;1"/>
                  <anim:transitionFilter smil:dur="0.5s" smil:targetElement="id25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0" smil:attributeName="visibility" smil:to="visible"/>
                  <anim:animate smil:dur="0.5s" smil:fill="hold" smil:targetElement="id260" smil:attributeName="width" smil:values="width*0.05;width" smil:keyTimes="0;1"/>
                  <anim:animate smil:dur="0.5s" smil:fill="hold" smil:targetElement="id260" smil:attributeName="height" smil:values="height;height" smil:keyTimes="0;1"/>
                  <anim:animate smil:dur="0.5s" smil:fill="hold" smil:targetElement="id260" smil:attributeName="x" smil:values="x-.2;x" smil:keyTimes="0;1"/>
                  <anim:animate smil:dur="0.5s" smil:fill="hold" smil:targetElement="id260" smil:attributeName="y" smil:values="y;y" smil:keyTimes="0;1"/>
                  <anim:transitionFilter smil:dur="0.5s" smil:targetElement="id260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64" smil:attributeName="visibility" smil:to="visible"/>
                  <anim:animate smil:dur="5s" smil:fill="hold" smil:targetElement="id264" smil:attributeName="x" smil:values="1+width/2;x" smil:keyTimes="0;1"/>
                  <anim:animate smil:dur="5s" smil:fill="hold" smil:targetElement="id264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65" smil:attributeName="visibility" smil:to="visible"/>
                  <anim:animate smil:dur="5s" smil:fill="hold" smil:targetElement="id265" smil:attributeName="x" smil:values="1+width/2;x" smil:keyTimes="0;1"/>
                  <anim:animate smil:dur="5s" smil:fill="hold" smil:targetElement="id26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73" draw:id="id273">
          <svg:title>TexMaths</svg:title>
          <svg:desc>26§display§\text {(10)}§svg§600§FALSE§</svg:desc>
          <draw:polygon draw:style-name="gr2" draw:text-style-name="P6" draw:layer="layout" svg:width="1.443cm" svg:height="0.823cm" svg:x="1.219cm" svg:y="9.552cm" svg:viewBox="0 0 1444 824" draw:points="722,824 0,824 0,0 1444,0 1444,824">
            <text:p/>
          </draw:polygon>
          <draw:path draw:style-name="gr3" draw:text-style-name="P7" draw:layer="layout" svg:width="0.213cm" svg:height="0.914cm" svg:x="1.263cm" svg:y="9.506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61cm" svg:y="9.583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86cm" svg:height="0.629cm" svg:x="2.022cm" svg:y="9.583cm" svg:viewBox="0 0 387 630" svg:d="M387 318c0-75-4-147-37-216-42-87-117-102-156-102-55 0-123 23-161 108-29 65-33 135-33 210 0 69 4 150 42 221 39 72 106 91 152 91 49 0 118-19 160-106 29-62 33-135 33-206zM194 611c-36 0-92-22-107-112-10-54-10-139-10-193 0-59 0-119 6-169 19-108 88-116 111-116 29 0 89 16 108 106 8 52 8 120 8 179 0 68 0 131-10 189-13 87-65 116-106 116z">
            <text:p/>
          </draw:path>
          <draw:path draw:style-name="gr3" draw:text-style-name="P7" draw:layer="layout" svg:width="0.213cm" svg:height="0.914cm" svg:x="2.495cm" svg:y="9.5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74" draw:id="id274">
          <svg:title>TexMaths</svg:title>
          <svg:desc>24§display§\text {Let,}§svg§600§FALSE§</svg:desc>
          <draw:polygon draw:style-name="gr2" draw:text-style-name="P6" draw:layer="layout" svg:width="1.318cm" svg:height="0.655cm" svg:x="2.936cm" svg:y="9.646cm" svg:viewBox="0 0 1319 656" draw:points="659,656 0,656 0,0 1319,0 1319,656">
            <text:p/>
          </draw:polygon>
          <draw:path draw:style-name="gr3" draw:text-style-name="P7" draw:layer="layout" svg:width="0.464cm" svg:height="0.577cm" svg:x="2.921cm" svg:y="9.60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5cm" svg:y="9.80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2cm" svg:y="9.66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6cm" svg:y="10.0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75" draw:id="id275">
          <svg:title>TexMaths</svg:title>
          <svg:desc>24§display§\text {I}§svg§600§FALSE§</svg:desc>
          <draw:polygon draw:style-name="gr2" draw:text-style-name="P6" draw:layer="layout" svg:width="0.197cm" svg:height="0.493cm" svg:x="4.742cm" svg:y="9.646cm" svg:viewBox="0 0 198 494" draw:points="100,494 0,494 0,0 198,0 198,494">
            <text:p/>
          </draw:polygon>
          <draw:path draw:style-name="gr3" draw:text-style-name="P7" draw:layer="layout" svg:width="0.258cm" svg:height="0.577cm" svg:x="4.723cm" svg:y="9.6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6" draw:id="id276">
          <svg:title>TexMaths</svg:title>
          <svg:desc>22§display§= \int \frac{ 1 }{ \sqrt{x^2 - 10x + 9 } }\ dx§svg§600§FALSE§</svg:desc>
          <draw:polygon draw:style-name="gr2" draw:text-style-name="P6" draw:layer="layout" svg:width="7.82cm" svg:height="1.695cm" svg:x="5.328cm" svg:y="9.056cm" svg:viewBox="0 0 7821 1696" draw:points="3911,1696 0,1696 0,0 7821,0 7821,1696">
            <text:p/>
          </draw:polygon>
          <draw:path draw:style-name="gr3" draw:text-style-name="P7" draw:layer="layout" svg:width="0.515cm" svg:height="0.182cm" svg:x="5.333cm" svg:y="9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8cm" svg:y="9.017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438cm" svg:y="9.0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7.101cm" svg:y="9.86cm" svg:viewBox="0 0 4927 33" draw:points="2464,33 0,33 0,0 4927,0 4927,33">
            <text:p/>
          </draw:polygon>
          <draw:path draw:style-name="gr3" draw:text-style-name="P7" draw:layer="layout" svg:width="0.605cm" svg:height="0.774cm" svg:x="7.157cm" svg:y="10.015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7.745cm" svg:y="10.015cm" svg:viewBox="0 0 4283 33" draw:points="2142,33 0,33 0,0 4283,0 4283,33">
            <text:p/>
          </draw:polygon>
          <draw:path draw:style-name="gr3" draw:text-style-name="P7" draw:layer="layout" svg:width="0.386cm" svg:height="0.351cm" svg:x="7.768cm" svg:y="10.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8.222cm" svg:y="10.1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769cm" svg:y="10.48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547cm" svg:y="10.1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9.896cm" svg:y="10.176cm" svg:viewBox="0 0 327 533" svg:d="M327 269c0-63-3-125-31-183-35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  <draw:path draw:style-name="gr3" draw:text-style-name="P7" draw:layer="layout" svg:width="0.386cm" svg:height="0.351cm" svg:x="10.274cm" svg:y="10.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515cm" svg:height="0.517cm" svg:x="10.91cm" svg:y="10.2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672cm" svg:y="10.176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2.407cm" svg:y="9.533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2.802cm" svg:y="9.7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267" draw:id="id267">
          <svg:title>TexMaths</svg:title>
          <svg:desc>24§display§\text {I}§svg§600§FALSE§</svg:desc>
          <draw:polygon draw:style-name="gr2" draw:text-style-name="P6" draw:layer="layout" svg:width="0.197cm" svg:height="0.493cm" svg:x="4.446cm" svg:y="1.246cm" svg:viewBox="0 0 198 494" draw:points="100,494 0,494 0,0 198,0 198,494">
            <text:p/>
          </draw:polygon>
          <draw:path draw:style-name="gr3" draw:text-style-name="P7" draw:layer="layout" svg:width="0.258cm" svg:height="0.577cm" svg:x="4.427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8" draw:id="id268">
          <svg:title>TexMaths</svg:title>
          <svg:desc>24§display§= \frac{1}{\sqrt{2}} \int \frac{ 1 }{  \sqrt{   \left( x - \frac{3}{2} \right)^2 -  \left( \frac{1}{2} \right)^2  } }\ dx§svg§600§FALSE§</svg:desc>
          <draw:polygon draw:style-name="gr2" draw:text-style-name="P6" draw:layer="layout" svg:width="11.395cm" svg:height="2.524cm" svg:x="5.131cm" svg:y="0.659cm" svg:viewBox="0 0 11396 2525" draw:points="5697,2525 0,2525 0,0 11396,0 11396,2525">
            <text:p/>
          </draw:polygon>
          <draw:path draw:style-name="gr3" draw:text-style-name="P7" draw:layer="layout" svg:width="0.562cm" svg:height="0.199cm" svg:x="5.137cm" svg:y="1.4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6.508cm" svg:y="0.632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1.126cm" svg:height="0.035cm" svg:x="6.08cm" svg:y="1.537cm" svg:viewBox="0 0 1127 36" draw:points="563,36 0,36 0,0 1127,0 1127,36">
            <text:p/>
          </draw:polygon>
          <draw:path draw:style-name="gr3" draw:text-style-name="P7" draw:layer="layout" svg:width="0.66cm" svg:height="0.844cm" svg:x="6.143cm" svg:y="1.706cm" svg:viewBox="0 0 661 845" svg:d="M267 756l-148-328c-6-13-11-13-13-13 0 0-6 0-14 5l-80 62c-12 8-12 11-12 13 0 4 2 10 8 10 5 0 21-12 28-19 6-4 20-14 27-19l167 364c6 14 12 14 20 14 11 0 13-4 21-16l384-794c6-14 6-16 6-18 0-9-8-17-18-17-7 0-13 4-19 17z">
            <text:p/>
          </draw:path>
          <draw:polygon draw:style-name="gr3" draw:text-style-name="P7" draw:layer="layout" svg:width="0.423cm" svg:height="0.035cm" svg:x="6.784cm" svg:y="1.706cm" svg:viewBox="0 0 424 36" draw:points="211,36 0,36 0,0 424,0 424,36">
            <text:p/>
          </draw:polygon>
          <draw:path draw:style-name="gr3" draw:text-style-name="P7" draw:layer="layout" svg:width="0.337cm" svg:height="0.563cm" svg:x="6.826cm" svg:y="1.876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75cm" svg:height="1.875cm" svg:x="7.495cm" svg:y="0.617cm" svg:viewBox="0 0 751 1876" svg:d="M40 1837c27 0 43-19 43-40 0-29-22-42-41-42-21 0-42 13-42 42 0 44 42 79 94 79 129 0 177-198 236-442 66-267 121-537 167-808 31-179 62-348 91-457 9-42 38-150 73-150 24 0 46 16 49 19-28 2-42 20-42 41 0 29 21 42 41 42 21 0 42-13 42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1.78cm" svg:y="0.632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6.769cm" svg:height="0.035cm" svg:x="8.531cm" svg:y="1.537cm" svg:viewBox="0 0 6770 36" draw:points="3385,36 0,36 0,0 6770,0 6770,36">
            <text:p/>
          </draw:polygon>
          <draw:path draw:style-name="gr3" draw:text-style-name="P7" draw:layer="layout" svg:width="0.769cm" svg:height="1.519cm" svg:x="8.626cm" svg:y="1.706cm" svg:viewBox="0 0 770 1520" svg:d="M300 1394l-183-634-117 138 13 12 58-67 194 677c29 0 29 0 36-21l465-1464c4-14 4-18 4-18 0-9-8-17-17-17-14 0-16 12-20 21z">
            <text:p/>
          </draw:path>
          <draw:polygon draw:style-name="gr3" draw:text-style-name="P7" draw:layer="layout" svg:width="5.926cm" svg:height="0.035cm" svg:x="9.376cm" svg:y="1.706cm" svg:viewBox="0 0 5927 36" draw:points="2963,36 0,36 0,0 5927,0 5927,36">
            <text:p/>
          </draw:polygon>
          <draw:path draw:style-name="gr3" draw:text-style-name="P7" draw:layer="layout" svg:width="0.222cm" svg:height="1.013cm" svg:x="9.505cm" svg:y="2.084cm" svg:viewBox="0 0 223 1014" svg:d="M223 1004c0-2-2-4-4-8-40-40-98-109-133-247-19-77-26-163-26-242 0-223 51-378 155-488 8-7 8-9 8-11 0-8-8-8-12-8-11 0-57 50-69 63-86 102-142 256-142 444 0 119 21 290 132 432 10 9 64 75 79 75 4 0 12 0 12-10z">
            <text:p/>
          </draw:path>
          <draw:path draw:style-name="gr3" draw:text-style-name="P7" draw:layer="layout" svg:width="0.421cm" svg:height="0.383cm" svg:x="9.787cm" svg:y="2.4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7" draw:layer="layout" svg:width="0.516cm" svg:height="0.035cm" svg:x="10.502cm" svg:y="2.571cm" svg:viewBox="0 0 517 36" svg:d="M488 36c13 0 29 0 29-19 0-17-16-17-29-17h-459c-14 0-29 0-29 17 0 19 15 19 29 19z">
            <text:p/>
          </draw:path>
          <draw:path draw:style-name="gr3" draw:text-style-name="P7" draw:layer="layout" svg:width="0.272cm" svg:height="0.404cm" svg:x="11.408cm" svg:y="2.076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olygon draw:style-name="gr3" draw:text-style-name="P7" draw:layer="layout" svg:width="0.337cm" svg:height="0.035cm" svg:x="11.377cm" svg:y="2.571cm" svg:viewBox="0 0 338 36" draw:points="169,36 0,36 0,0 338,0 338,36">
            <text:p/>
          </draw:polygon>
          <draw:path draw:style-name="gr3" draw:text-style-name="P7" draw:layer="layout" svg:width="0.262cm" svg:height="0.393cm" svg:x="11.414cm" svg:y="2.698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22cm" svg:height="1.013cm" svg:x="11.851cm" svg:y="2.084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262cm" svg:height="0.393cm" svg:x="12.237cm" svg:y="1.899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6cm" svg:height="0.035cm" svg:x="12.836cm" svg:y="2.571cm" svg:viewBox="0 0 517 36" svg:d="M488 36c13 0 29 0 29-19 0-17-16-17-29-17h-459c-14 0-29 0-29 17 0 19 15 19 29 19z">
            <text:p/>
          </draw:path>
          <draw:path draw:style-name="gr3" draw:text-style-name="P7" draw:layer="layout" svg:width="0.222cm" svg:height="1.013cm" svg:x="13.739cm" svg:y="2.084cm" svg:viewBox="0 0 223 1014" svg:d="M223 1004c0-2-2-4-4-8-40-40-98-109-133-247-19-77-26-163-26-242 0-223 51-378 155-488 8-7 8-9 8-11 0-8-8-8-12-8-11 0-57 50-69 63-86 102-142 256-142 444 0 119 21 290 132 432 10 9 64 75 79 75 4 0 12 0 12-10z">
            <text:p/>
          </draw:path>
          <draw:path draw:style-name="gr3" draw:text-style-name="P7" draw:layer="layout" svg:width="0.216cm" svg:height="0.393cm" svg:x="14.163cm" svg:y="2.076cm" svg:viewBox="0 0 217 394" svg:d="M134 17c0-17 0-17-17-17-38 36-92 38-117 38v22c13 0 54 0 86-18v304c0 19 0 26-59 26h-23v22c11 0 84-2 105-2 20 0 95 2 108 2v-22h-23c-60 0-60-7-60-26z">
            <text:p/>
          </draw:path>
          <draw:polygon draw:style-name="gr3" draw:text-style-name="P7" draw:layer="layout" svg:width="0.337cm" svg:height="0.035cm" svg:x="14.098cm" svg:y="2.571cm" svg:viewBox="0 0 338 36" draw:points="169,36 0,36 0,0 338,0 338,36">
            <text:p/>
          </draw:polygon>
          <draw:path draw:style-name="gr3" draw:text-style-name="P7" draw:layer="layout" svg:width="0.262cm" svg:height="0.393cm" svg:x="14.136cm" svg:y="2.698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22cm" svg:height="1.013cm" svg:x="14.572cm" svg:y="2.084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262cm" svg:height="0.393cm" svg:x="14.96cm" svg:y="1.899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5.716cm" svg:y="1.179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7" draw:layer="layout" svg:width="0.421cm" svg:height="0.383cm" svg:x="16.147cm" svg:y="1.39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draw:g xml:id="id271" draw:id="id271">
          <svg:title>TexMaths</svg:title>
          <svg:desc>24§display§\text {I}§svg§600§FALSE§</svg:desc>
          <draw:polygon draw:style-name="gr2" draw:text-style-name="P6" draw:layer="layout" svg:width="0.197cm" svg:height="0.493cm" svg:x="4.447cm" svg:y="7.247cm" svg:viewBox="0 0 198 494" draw:points="100,494 0,494 0,0 198,0 198,494">
            <text:p/>
          </draw:polygon>
          <draw:path draw:style-name="gr3" draw:text-style-name="P7" draw:layer="layout" svg:width="0.258cm" svg:height="0.577cm" svg:x="4.428cm" svg:y="7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0" draw:id="id270">
          <svg:title>TexMaths</svg:title>
          <svg:desc>26§display§\therefore§svg§600§FALSE§</svg:desc>
          <draw:polygon draw:style-name="gr2" draw:text-style-name="P6" draw:layer="layout" svg:width="0.49cm" svg:height="0.402cm" svg:x="3.207cm" svg:y="7.32cm" svg:viewBox="0 0 491 403" draw:points="246,403 0,403 0,0 491,0 491,403">
            <text:p/>
          </draw:polygon>
          <draw:path draw:style-name="gr3" draw:text-style-name="P7" draw:layer="layout" svg:width="0.555cm" svg:height="0.493cm" svg:x="3.188cm" svg:y="7.2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69" draw:id="id269">
          <svg:title>TexMaths</svg:title>
          <svg:desc>20§display§= \frac{1}{\sqrt{2}} \log \left[ \left( x - \frac{3}{2} \right) + \sqrt{ \left( x - \frac{3}{2} \right)^2 + \left( \frac{1}{2} \right)^2 } \right] \ + \ c §svg§600§FALSE§</svg:desc>
          <draw:polygon draw:style-name="gr2" draw:text-style-name="P6" draw:layer="layout" svg:width="15.726cm" svg:height="2.46cm" svg:x="5.132cm" svg:y="3.653cm" svg:viewBox="0 0 15727 2461" draw:points="7864,2461 0,2461 0,0 15727,0 15727,2461">
            <text:p/>
          </draw:polygon>
          <draw:path draw:style-name="gr3" draw:text-style-name="P7" draw:layer="layout" svg:width="0.468cm" svg:height="0.165cm" svg:x="5.137cm" svg:y="4.80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6.279cm" svg:y="4.114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5.922cm" svg:y="4.869cm" svg:viewBox="0 0 939 30" draw:points="469,30 0,30 0,0 939,0 939,30">
            <text:p/>
          </draw:polygon>
          <draw:path draw:style-name="gr3" draw:text-style-name="P7" draw:layer="layout" svg:width="0.549cm" svg:height="0.703cm" svg:x="5.975cm" svg:y="5.009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51cm" svg:y="5.009cm" svg:viewBox="0 0 354 30" draw:points="176,30 0,30 0,0 354,0 354,30">
            <text:p/>
          </draw:polygon>
          <draw:path draw:style-name="gr3" draw:text-style-name="P7" draw:layer="layout" svg:width="0.281cm" svg:height="0.469cm" svg:x="6.545cm" svg:y="5.15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7.086cm" svg:y="4.5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278cm" svg:y="4.7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628cm" svg:y="4.7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234cm" svg:height="1.265cm" svg:x="8.316cm" svg:y="3.618cm" svg:viewBox="0 0 235 1266" draw:points="0,1266 50,1266 50,48 235,48 235,0 0,0">
            <text:p/>
          </draw:polygon>
          <draw:polygon draw:style-name="gr3" draw:text-style-name="P7" draw:layer="layout" svg:width="0.234cm" svg:height="1.265cm" svg:x="8.316cm" svg:y="4.882cm" svg:viewBox="0 0 235 1266" draw:points="0,1266 235,1266 235,1218 50,1218 50,0 0,0">
            <text:p/>
          </draw:polygon>
          <draw:path draw:style-name="gr3" draw:text-style-name="P7" draw:layer="layout" svg:width="0.346cm" svg:height="1.687cm" svg:x="8.702cm" svg:y="4.039cm" svg:viewBox="0 0 347 1688" svg:d="M347 1682c0-3-1-5-3-7-26-27-74-73-120-150-114-181-165-410-165-680 0-190 26-434 141-643 56-101 114-159 146-189 1-2 1-3 1-7 0-6-5-6-14-6-10 0-11 0-23 11-236 215-310 536-310 832 0 277 64 556 243 767 15 16 40 45 71 70 8 8 9 8 19 8 9 0 14 0 14-6z">
            <text:p/>
          </draw:path>
          <draw:path draw:style-name="gr3" draw:text-style-name="P7" draw:layer="layout" svg:width="0.351cm" svg:height="0.319cm" svg:x="9.094cm" svg:y="4.74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9.689cm" svg:y="4.869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0.447cm" svg:y="4.11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10.419cm" svg:y="4.869cm" svg:viewBox="0 0 354 30" draw:points="176,30 0,30 0,0 354,0 354,30">
            <text:p/>
          </draw:polygon>
          <draw:path draw:style-name="gr3" draw:text-style-name="P7" draw:layer="layout" svg:width="0.281cm" svg:height="0.469cm" svg:x="10.454cm" svg:y="5.0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0.879cm" svg:y="4.039cm" svg:viewBox="0 0 347 1688" svg:d="M347 845c0-277-64-555-243-767-14-16-40-44-69-70-9-8-11-8-21-8-8 0-14 0-14 6 0 4 3 7 5 8 24 26 72 72 118 149 114 181 167 410 167 680 0 191-26 434-143 644-56 100-115 158-144 188-1 2-3 4-3 7 0 6 6 6 14 6 10 0 12 0 23-11 237-214 310-536 310-832z">
            <text:p/>
          </draw:path>
          <draw:path draw:style-name="gr3" draw:text-style-name="P7" draw:layer="layout" svg:width="0.468cm" svg:height="0.469cm" svg:x="11.568cm" svg:y="4.6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39cm" svg:height="2.11cm" svg:x="12.308cm" svg:y="3.69cm" svg:viewBox="0 0 640 2111" svg:d="M98 1055l-93 184c-5 6-5 8-5 9 0 2 10 10 10 11l48-92 163 944c22 0 25 0 29-18l390-2079c0-8-5-14-13-14-11 0-14 10-16 21l-361 1917z">
            <text:p/>
          </draw:path>
          <draw:polygon draw:style-name="gr3" draw:text-style-name="P7" draw:layer="layout" svg:width="5.862cm" svg:height="0.029cm" svg:x="12.934cm" svg:y="3.69cm" svg:viewBox="0 0 5863 30" draw:points="2931,30 0,30 0,0 5863,0 5863,30">
            <text:p/>
          </draw:polygon>
          <draw:path draw:style-name="gr3" draw:text-style-name="P7" draw:layer="layout" svg:width="0.346cm" svg:height="1.687cm" svg:x="13.08cm" svg:y="4.039cm" svg:viewBox="0 0 347 1688" svg:d="M347 1682c0-3-1-5-3-7-26-27-74-73-120-150-114-181-165-410-165-680 0-190 26-434 141-643 56-101 114-159 146-189 1-2 1-3 1-7 0-6-5-6-14-6-10 0-11 0-23 11-236 215-310 536-310 832 0 277 64 556 243 767 15 16 40 45 71 70 8 8 9 8 19 8 9 0 14 0 14-6z">
            <text:p/>
          </draw:path>
          <draw:path draw:style-name="gr3" draw:text-style-name="P7" draw:layer="layout" svg:width="0.351cm" svg:height="0.319cm" svg:x="13.472cm" svg:y="4.74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4.068cm" svg:y="4.869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4.827cm" svg:y="4.11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0.353cm" svg:height="0.029cm" svg:x="14.796cm" svg:y="4.869cm" svg:viewBox="0 0 354 30" draw:points="176,30 0,30 0,0 354,0 354,30">
            <text:p/>
          </draw:polygon>
          <draw:path draw:style-name="gr3" draw:text-style-name="P7" draw:layer="layout" svg:width="0.281cm" svg:height="0.469cm" svg:x="14.832cm" svg:y="5.0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5.257cm" svg:y="4.039cm" svg:viewBox="0 0 347 1688" svg:d="M347 845c0-277-64-555-243-767-13-16-40-44-69-70-9-8-11-8-21-8-8 0-14 0-14 6 0 4 3 7 5 8 24 26 72 72 118 149 114 181 167 410 167 680 0 191-26 434-143 644-56 100-115 158-144 188-1 2-3 4-3 7 0 6 6 6 14 6 10 0 12 0 23-11 237-214 310-536 310-832z">
            <text:p/>
          </draw:path>
          <draw:path draw:style-name="gr3" draw:text-style-name="P7" draw:layer="layout" svg:width="0.218cm" svg:height="0.327cm" svg:x="15.781cm" svg:y="3.88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6.261cm" svg:y="4.6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46cm" svg:height="1.687cm" svg:x="17.07cm" svg:y="4.039cm" svg:viewBox="0 0 347 1688" svg:d="M347 1682c0-3-1-5-3-7-26-27-74-73-120-150-114-181-165-410-165-680 0-190 26-434 141-643 56-101 114-159 146-189 1-2 1-3 1-7 0-6-5-6-14-6-10 0-11 0-23 11-236 215-310 536-310 832 0 277 64 556 243 767 15 16 40 45 71 70 8 8 9 8 19 8 9 0 14 0 14-6z">
            <text:p/>
          </draw:path>
          <draw:path draw:style-name="gr3" draw:text-style-name="P7" draw:layer="layout" svg:width="0.233cm" svg:height="0.469cm" svg:x="17.589cm" svg:y="4.114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17.526cm" svg:y="4.869cm" svg:viewBox="0 0 354 30" draw:points="176,30 0,30 0,0 354,0 354,30">
            <text:p/>
          </draw:polygon>
          <draw:path draw:style-name="gr3" draw:text-style-name="P7" draw:layer="layout" svg:width="0.281cm" svg:height="0.469cm" svg:x="17.561cm" svg:y="5.0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7.987cm" svg:y="4.039cm" svg:viewBox="0 0 347 1688" svg:d="M347 845c0-277-64-555-243-767-14-16-40-44-69-70-9-8-11-8-21-8-8 0-14 0-14 6 0 4 3 7 5 8 24 26 72 72 118 149 114 181 165 410 165 680 0 191-24 434-141 644-56 100-115 158-144 188-1 2-3 4-3 7 0 6 6 6 14 6 10 0 12 0 23-11 237-214 310-536 310-832z">
            <text:p/>
          </draw:path>
          <draw:path draw:style-name="gr3" draw:text-style-name="P7" draw:layer="layout" svg:width="0.218cm" svg:height="0.327cm" svg:x="18.51cm" svg:y="3.88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234cm" svg:height="1.265cm" svg:x="18.8cm" svg:y="3.618cm" svg:viewBox="0 0 235 1266" draw:points="187,1266 235,1266 235,0 0,0 0,48 187,48">
            <text:p/>
          </draw:polygon>
          <draw:polygon draw:style-name="gr3" draw:text-style-name="P7" draw:layer="layout" svg:width="0.234cm" svg:height="1.265cm" svg:x="18.8cm" svg:y="4.882cm" svg:viewBox="0 0 235 1266" draw:points="187,1218 0,1218 0,1266 235,1266 235,0 187,0">
            <text:p/>
          </draw:polygon>
          <draw:path draw:style-name="gr3" draw:text-style-name="P7" draw:layer="layout" svg:width="0.468cm" svg:height="0.469cm" svg:x="19.693cm" svg:y="4.6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0.621cm" svg:y="4.74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72" draw:id="id272">
          <svg:title>TexMaths</svg:title>
          <svg:desc>20§display§= \frac{1}{\sqrt{2}} \log \left[ \frac{2x - 3}{2} + \sqrt{  x^2 - 3x + \frac{5}{2} } \right] \ + \ c §svg§600§FALSE§</svg:desc>
          <draw:polygon draw:style-name="gr2" draw:text-style-name="P6" draw:layer="layout" svg:width="12.774cm" svg:height="2.037cm" svg:x="5.136cm" svg:y="6.553cm" svg:viewBox="0 0 12775 2038" draw:points="6387,2038 0,2038 0,0 12775,0 12775,2038">
            <text:p/>
          </draw:polygon>
          <draw:path draw:style-name="gr3" draw:text-style-name="P7" draw:layer="layout" svg:width="0.468cm" svg:height="0.165cm" svg:x="5.141cm" svg:y="7.49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6.283cm" svg:y="6.804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5.926cm" svg:y="7.558cm" svg:viewBox="0 0 939 30" draw:points="469,30 0,30 0,0 939,0 939,30">
            <text:p/>
          </draw:polygon>
          <draw:path draw:style-name="gr3" draw:text-style-name="P7" draw:layer="layout" svg:width="0.549cm" svg:height="0.703cm" svg:x="5.979cm" svg:y="7.699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514cm" svg:y="7.699cm" svg:viewBox="0 0 354 30" draw:points="176,30 0,30 0,0 354,0 354,30">
            <text:p/>
          </draw:polygon>
          <draw:path draw:style-name="gr3" draw:text-style-name="P7" draw:layer="layout" svg:width="0.281cm" svg:height="0.469cm" svg:x="6.549cm" svg:y="7.83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7.09cm" svg:y="7.2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282cm" svg:y="7.43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632cm" svg:y="7.4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209cm" svg:height="2.109cm" svg:x="8.285cm" svg:y="6.518cm" svg:viewBox="0 0 210 2110" draw:points="0,2110 210,2110 210,2065 43,2065 43,43 210,43 210,0 0,0">
            <text:p/>
          </draw:polygon>
          <draw:path draw:style-name="gr3" draw:text-style-name="P7" draw:layer="layout" svg:width="0.281cm" svg:height="0.469cm" svg:x="8.621cm" svg:y="6.80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957cm" svg:y="6.96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9.554cm" svg:y="7.083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0.227cm" svg:y="6.80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1.964cm" svg:height="0.029cm" svg:x="8.586cm" svg:y="7.558cm" svg:viewBox="0 0 1965 30" draw:points="982,30 0,30 0,0 1965,0 1965,30">
            <text:p/>
          </draw:polygon>
          <draw:path draw:style-name="gr3" draw:text-style-name="P7" draw:layer="layout" svg:width="0.281cm" svg:height="0.469cm" svg:x="9.427cm" svg:y="7.76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0.829cm" svg:y="7.3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39cm" svg:height="1.687cm" svg:x="11.571cm" svg:y="6.616cm" svg:viewBox="0 0 640 1688" svg:d="M250 1549l-152-704-93 144c-5 6-5 8-5 9 0 2 10 10 10 11l48-75 163 754c22 0 25 0 29-18l388-1641c0-5 2-11 2-15 0-8-5-14-13-14-11 0-14 10-16 19z">
            <text:p/>
          </draw:path>
          <draw:polygon draw:style-name="gr3" draw:text-style-name="P7" draw:layer="layout" svg:width="3.71cm" svg:height="0.029cm" svg:x="12.195cm" svg:y="6.616cm" svg:viewBox="0 0 3711 30" draw:points="1854,30 0,30 0,0 3711,0 3711,30">
            <text:p/>
          </draw:polygon>
          <draw:path draw:style-name="gr3" draw:text-style-name="P7" draw:layer="layout" svg:width="0.351cm" svg:height="0.319cm" svg:x="12.216cm" svg:y="7.4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2.629cm" svg:y="7.21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3.127cm" svg:y="7.558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3.802cm" svg:y="7.27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4.144cm" svg:y="7.4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4.72cm" svg:y="7.3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84cm" svg:x="15.504cm" svg:y="6.80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olygon draw:style-name="gr3" draw:text-style-name="P7" draw:layer="layout" svg:width="0.353cm" svg:height="0.029cm" svg:x="15.469cm" svg:y="7.558cm" svg:viewBox="0 0 354 30" draw:points="176,30 0,30 0,0 354,0 354,30">
            <text:p/>
          </draw:polygon>
          <draw:path draw:style-name="gr3" draw:text-style-name="P7" draw:layer="layout" svg:width="0.281cm" svg:height="0.469cm" svg:x="15.504cm" svg:y="7.76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09cm" svg:height="2.109cm" svg:x="15.912cm" svg:y="6.518cm" svg:viewBox="0 0 210 2110" draw:points="166,2065 0,2065 0,2110 210,2110 210,0 0,0 0,43 166,43">
            <text:p/>
          </draw:polygon>
          <draw:path draw:style-name="gr3" draw:text-style-name="P7" draw:layer="layout" svg:width="0.468cm" svg:height="0.469cm" svg:x="16.744cm" svg:y="7.33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7.671cm" svg:y="7.43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77" draw:id="id277">
          <svg:title>TexMaths</svg:title>
          <svg:desc>22§display§= \int \frac{ 1 }{ \sqrt{x^2 - 2(x)(5) + 25 + 9 - 25 } }\ dx§svg§600§FALSE§</svg:desc>
          <draw:polygon draw:style-name="gr2" draw:text-style-name="P6" draw:layer="layout" svg:width="12.588cm" svg:height="1.849cm" svg:x="5.328cm" svg:y="11.257cm" svg:viewBox="0 0 12589 1850" draw:points="6294,1850 0,1850 0,0 12589,0 12589,1850">
            <text:p/>
          </draw:polygon>
          <draw:path draw:style-name="gr3" draw:text-style-name="P7" draw:layer="layout" svg:width="0.515cm" svg:height="0.182cm" svg:x="5.333cm" svg:y="11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8cm" svg:y="11.21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1.822cm" svg:y="11.2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693cm" svg:height="0.032cm" svg:x="7.1cm" svg:y="12.061cm" svg:viewBox="0 0 9694 33" draw:points="4847,33 0,33 0,0 9694,0 9694,33">
            <text:p/>
          </draw:polygon>
          <draw:path draw:style-name="gr3" draw:text-style-name="P7" draw:layer="layout" svg:width="0.705cm" svg:height="0.928cm" svg:x="7.185cm" svg:y="12.216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8.92cm" svg:height="0.032cm" svg:x="7.873cm" svg:y="12.216cm" svg:viewBox="0 0 8921 33" draw:points="4462,33 0,33 0,0 8921,0 8921,33">
            <text:p/>
          </draw:polygon>
          <draw:path draw:style-name="gr3" draw:text-style-name="P7" draw:layer="layout" svg:width="0.386cm" svg:height="0.351cm" svg:x="7.896cm" svg:y="12.5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8.35cm" svg:y="12.3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99cm" svg:y="12.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645cm" svg:y="12.3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0.071cm" svg:y="12.3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18cm" svg:y="12.5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0.78cm" svg:y="12.3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1.113cm" svg:y="12.3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11.377cm" svg:y="12.39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18cm" svg:height="0.773cm" svg:x="11.768cm" svg:y="12.3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2.24cm" svg:y="12.4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3.009cm" svg:y="12.3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09cm" svg:height="0.532cm" svg:x="13.396cm" svg:y="12.394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515cm" svg:height="0.516cm" svg:x="13.959cm" svg:y="12.4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4.721cm" svg:y="12.394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5.311cm" svg:y="12.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6.059cm" svg:y="12.3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09cm" svg:height="0.532cm" svg:x="16.446cm" svg:y="12.394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369cm" svg:height="0.546cm" svg:x="17.175cm" svg:y="11.73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7.569cm" svg:y="11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78" draw:id="id278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6cm" svg:y="9.949cm" svg:viewBox="0 0 10080 571" draw:points="5040,571 0,571 0,0 10080,0 10080,571">
            <text:p/>
          </draw:polygon>
          <draw:polygon draw:style-name="gr3" draw:text-style-name="P7" draw:layer="layout" svg:width="0.087cm" svg:height="0.633cm" svg:x="16.579cm" svg:y="9.917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2cm" svg:y="9.959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19cm" svg:y="10.109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7cm" svg:y="10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69cm" svg:y="10.00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2cm" svg:y="10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1cm" svg:y="9.946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7cm" svg:y="9.959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5cm" svg:y="10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19cm" svg:y="10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68cm" svg:y="10.10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7cm" svg:y="10.11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4cm" svg:y="9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cm" svg:y="10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7cm" svg:y="10.109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cm" svg:y="10.002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2cm" svg:y="10.10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7cm" svg:y="10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79cm" svg:y="9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5cm" svg:y="10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3cm" svg:y="10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4cm" svg:y="10.119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28cm" svg:y="10.112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79cm" svg:y="10.11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7cm" svg:y="10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1cm" svg:y="10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1cm" svg:y="10.109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7cm" svg:y="10.109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2cm" svg:y="9.953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4cm" svg:y="9.969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28cm" svg:y="10.112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79" draw:id="id279">
          <svg:title>TexMaths</svg:title>
          <svg:desc>18§display§\left  \text {the form of } a^2 - 2ab + b^2 = (a - b)^2 \right]§svg§600§FALSE§</svg:desc>
          <draw:polygon draw:style-name="gr2" draw:text-style-name="P6" draw:layer="layout" svg:width="10.018cm" svg:height="0.714cm" svg:x="17.058cm" svg:y="10.649cm" svg:viewBox="0 0 10019 715" draw:points="5010,715 0,715 0,0 10019,0 10019,715">
            <text:p/>
          </draw:polygon>
          <draw:path draw:style-name="gr3" draw:text-style-name="P7" draw:layer="layout" svg:width="0.199cm" svg:height="0.397cm" svg:x="17.038cm" svg:y="10.78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3cm" svg:y="10.734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1cm" svg:y="10.88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7cm" svg:y="10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7cm" svg:y="10.88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4cm" svg:y="10.892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4cm" svg:y="10.892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8cm" svg:y="10.88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8cm" svg:y="10.726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7cm" svg:y="10.892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4cm" svg:y="10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21.143cm" svg:y="11.002cm" svg:viewBox="0 0 387 27" svg:d="M366 27c10 0 21 0 21-14 0-13-11-13-21-13h-344c-10 0-22 0-22 13 0 14 12 14 22 14z">
            <text:p/>
          </draw:path>
          <draw:path draw:style-name="gr3" draw:text-style-name="P7" draw:layer="layout" svg:width="0.252cm" svg:height="0.423cm" svg:x="21.755cm" svg:y="10.751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5cm" svg:y="10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3cm" svg:y="10.734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1cm" svg:y="10.803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49cm" svg:y="10.734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8cm" svg:y="10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4cm" svg:y="10.94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cm" svg:y="10.69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89cm" svg:y="10.892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386cm" svg:height="0.026cm" svg:x="25.591cm" svg:y="11.002cm" svg:viewBox="0 0 387 27" svg:d="M366 27c10 0 21 0 21-14 0-13-11-13-21-13h-344c-10 0-22 0-22 13 0 14 12 14 22 14z">
            <text:p/>
          </draw:path>
          <draw:path draw:style-name="gr3" draw:text-style-name="P7" draw:layer="layout" svg:width="0.234cm" svg:height="0.447cm" svg:x="26.2cm" svg:y="10.734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8cm" svg:y="10.69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6cm" svg:y="10.617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7cm" svg:y="10.634cm" svg:viewBox="0 0 122 761" draw:points="122,761 122,0 0,0 0,26 98,26 98,735 0,735 0,761">
            <text:p/>
          </draw:polygon>
        </draw:g>
        <draw:g xml:id="id280" draw:id="id280">
          <svg:title>TexMaths</svg:title>
          <svg:desc>22§display§= \int \frac{ 1 }{ \sqrt{ ( x - 5 )^2 - 16 } }\ dx§svg§600§FALSE§</svg:desc>
          <draw:polygon draw:style-name="gr2" draw:text-style-name="P6" draw:layer="layout" svg:width="8.108cm" svg:height="1.849cm" svg:x="5.33cm" svg:y="13.458cm" svg:viewBox="0 0 8109 1850" draw:points="4055,1850 0,1850 0,0 8109,0 8109,1850">
            <text:p/>
          </draw:polygon>
          <draw:path draw:style-name="gr3" draw:text-style-name="P7" draw:layer="layout" svg:width="0.515cm" svg:height="0.182cm" svg:x="5.335cm" svg:y="14.1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cm" svg:y="13.4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584cm" svg:y="13.4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14cm" svg:height="0.032cm" svg:x="7.102cm" svg:y="14.262cm" svg:viewBox="0 0 5215 33" draw:points="2608,33 0,33 0,0 5215,0 5215,33">
            <text:p/>
          </draw:polygon>
          <draw:path draw:style-name="gr3" draw:text-style-name="P7" draw:layer="layout" svg:width="0.705cm" svg:height="0.928cm" svg:x="7.187cm" svg:y="14.4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441cm" svg:height="0.032cm" svg:x="7.875cm" svg:y="14.417cm" svg:viewBox="0 0 4442 33" draw:points="2221,33 0,33 0,0 4442,0 4442,33">
            <text:p/>
          </draw:polygon>
          <draw:path draw:style-name="gr3" draw:text-style-name="P7" draw:layer="layout" svg:width="0.18cm" svg:height="0.773cm" svg:x="7.952cm" svg:y="14.5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8.199cm" svg:y="14.7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8.854cm" svg:y="14.90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602cm" svg:y="14.59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18cm" svg:height="0.773cm" svg:x="9.994cm" svg:y="14.5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285cm" svg:y="14.5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834cm" svg:y="14.90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1.612cm" svg:y="14.5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962cm" svg:y="14.595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69cm" svg:height="0.546cm" svg:x="12.698cm" svg:y="13.9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3.092cm" svg:y="14.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4" smil:attributeName="visibility" smil:to="visible"/>
                  <anim:animate smil:dur="0.5s" smil:fill="hold" smil:targetElement="id274" smil:attributeName="width" smil:values="width*0.05;width" smil:keyTimes="0;1"/>
                  <anim:animate smil:dur="0.5s" smil:fill="hold" smil:targetElement="id274" smil:attributeName="height" smil:values="height;height" smil:keyTimes="0;1"/>
                  <anim:animate smil:dur="0.5s" smil:fill="hold" smil:targetElement="id274" smil:attributeName="x" smil:values="x-.2;x" smil:keyTimes="0;1"/>
                  <anim:animate smil:dur="0.5s" smil:fill="hold" smil:targetElement="id274" smil:attributeName="y" smil:values="y;y" smil:keyTimes="0;1"/>
                  <anim:transitionFilter smil:dur="0.5s" smil:targetElement="id27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5" smil:attributeName="visibility" smil:to="visible"/>
                  <anim:animate smil:dur="0.5s" smil:fill="hold" smil:targetElement="id275" smil:attributeName="width" smil:values="width*0.05;width" smil:keyTimes="0;1"/>
                  <anim:animate smil:dur="0.5s" smil:fill="hold" smil:targetElement="id275" smil:attributeName="height" smil:values="height;height" smil:keyTimes="0;1"/>
                  <anim:animate smil:dur="0.5s" smil:fill="hold" smil:targetElement="id275" smil:attributeName="x" smil:values="x-.2;x" smil:keyTimes="0;1"/>
                  <anim:animate smil:dur="0.5s" smil:fill="hold" smil:targetElement="id275" smil:attributeName="y" smil:values="y;y" smil:keyTimes="0;1"/>
                  <anim:transitionFilter smil:dur="0.5s" smil:targetElement="id27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78" smil:attributeName="visibility" smil:to="visible"/>
                  <anim:animate smil:dur="5s" smil:fill="hold" smil:targetElement="id278" smil:attributeName="x" smil:values="1+width/2;x" smil:keyTimes="0;1"/>
                  <anim:animate smil:dur="5s" smil:fill="hold" smil:targetElement="id278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79" smil:attributeName="visibility" smil:to="visible"/>
                  <anim:animate smil:dur="5s" smil:fill="hold" smil:targetElement="id279" smil:attributeName="x" smil:values="1+width/2;x" smil:keyTimes="0;1"/>
                  <anim:animate smil:dur="5s" smil:fill="hold" smil:targetElement="id27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81" draw:id="id281">
          <svg:title>TexMaths</svg:title>
          <svg:desc>24§display§\text {I}§svg§600§FALSE§</svg:desc>
          <draw:polygon draw:style-name="gr2" draw:text-style-name="P6" draw:layer="layout" svg:width="0.197cm" svg:height="0.493cm" svg:x="4.644cm" svg:y="1.347cm" svg:viewBox="0 0 198 494" draw:points="100,494 0,494 0,0 198,0 198,494">
            <text:p/>
          </draw:polygon>
          <draw:path draw:style-name="gr3" draw:text-style-name="P7" draw:layer="layout" svg:width="0.258cm" svg:height="0.577cm" svg:x="4.625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2" draw:id="id282">
          <svg:title>TexMaths</svg:title>
          <svg:desc>22§display§= \int \frac{ 1 }{ \sqrt{ ( x - 5 )^2 - 4^2 } }\ dx§svg§600§FALSE§</svg:desc>
          <draw:polygon draw:style-name="gr2" draw:text-style-name="P6" draw:layer="layout" svg:width="8.069cm" svg:height="1.849cm" svg:x="5.238cm" svg:y="0.756cm" svg:viewBox="0 0 8070 1850" draw:points="4034,1850 0,1850 0,0 8070,0 8070,1850">
            <text:p/>
          </draw:polygon>
          <draw:path draw:style-name="gr3" draw:text-style-name="P7" draw:layer="layout" svg:width="0.515cm" svg:height="0.182cm" svg:x="5.243cm" svg:y="1.4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058cm" svg:y="0.71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473cm" svg:y="0.7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176cm" svg:height="0.032cm" svg:x="7.01cm" svg:y="1.56cm" svg:viewBox="0 0 5177 33" draw:points="2587,33 0,33 0,0 5177,0 5177,33">
            <text:p/>
          </draw:polygon>
          <draw:path draw:style-name="gr3" draw:text-style-name="P7" draw:layer="layout" svg:width="0.705cm" svg:height="0.928cm" svg:x="7.095cm" svg:y="1.7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401cm" svg:height="0.032cm" svg:x="7.783cm" svg:y="1.715cm" svg:viewBox="0 0 4402 33" draw:points="2202,33 0,33 0,0 4402,0 4402,33">
            <text:p/>
          </draw:polygon>
          <draw:path draw:style-name="gr3" draw:text-style-name="P7" draw:layer="layout" svg:width="0.18cm" svg:height="0.773cm" svg:x="7.861cm" svg:y="1.8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8.107cm" svg:y="2.0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8.762cm" svg:y="2.19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51cm" svg:y="1.893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18cm" svg:height="0.773cm" svg:x="9.902cm" svg:y="1.8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193cm" svg:y="1.8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742cm" svg:y="2.19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1.472cm" svg:y="1.88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4cm" svg:height="0.36cm" svg:x="11.872cm" svg:y="1.8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565cm" svg:y="1.23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2.96cm" svg:y="1.4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85" draw:id="id285">
          <svg:title>TexMaths</svg:title>
          <svg:desc>24§display§\text {I}§svg§600§FALSE§</svg:desc>
          <draw:polygon draw:style-name="gr2" draw:text-style-name="P6" draw:layer="layout" svg:width="0.197cm" svg:height="0.493cm" svg:x="4.645cm" svg:y="3.546cm" svg:viewBox="0 0 198 494" draw:points="100,494 0,494 0,0 198,0 198,494">
            <text:p/>
          </draw:polygon>
          <draw:path draw:style-name="gr3" draw:text-style-name="P7" draw:layer="layout" svg:width="0.258cm" svg:height="0.577cm" svg:x="4.626cm" svg:y="3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4" draw:id="id284">
          <svg:title>TexMaths</svg:title>
          <svg:desc>26§display§\therefore§svg§600§FALSE§</svg:desc>
          <draw:polygon draw:style-name="gr2" draw:text-style-name="P6" draw:layer="layout" svg:width="0.49cm" svg:height="0.402cm" svg:x="3.507cm" svg:y="3.62cm" svg:viewBox="0 0 491 403" draw:points="246,403 0,403 0,0 491,0 491,403">
            <text:p/>
          </draw:polygon>
          <draw:path draw:style-name="gr3" draw:text-style-name="P7" draw:layer="layout" svg:width="0.555cm" svg:height="0.493cm" svg:x="3.488cm" svg:y="3.5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86" draw:id="id286">
          <svg:title>TexMaths</svg:title>
          <svg:desc>22§display§= \log \left[ (x - 5) + \sqrt{x^2 - 10x + 9} \right] \ + \ c §svg§600§FALSE§</svg:desc>
          <draw:polygon draw:style-name="gr2" draw:text-style-name="P6" draw:layer="layout" svg:width="12.764cm" svg:height="1.315cm" svg:x="5.237cm" svg:y="3.158cm" svg:viewBox="0 0 12765 1316" draw:points="6382,1316 0,1316 0,0 12765,0 12765,1316">
            <text:p/>
          </draw:polygon>
          <draw:path draw:style-name="gr3" draw:text-style-name="P7" draw:layer="layout" svg:width="0.515cm" svg:height="0.182cm" svg:x="5.242cm" svg:y="3.7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04cm" svg:y="3.4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251cm" svg:y="3.661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6.638cm" svg:y="3.658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7.317cm" svg:y="3.119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7.583cm" svg:y="3.429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7.829cm" svg:y="3.66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8.486cm" svg:y="3.80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9.234cm" svg:y="3.494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18cm" svg:height="0.774cm" svg:x="9.625cm" svg:y="3.429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0.096cm" svg:y="3.5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0.913cm" svg:y="3.21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281cm" svg:height="0.032cm" svg:x="11.601cm" svg:y="3.218cm" svg:viewBox="0 0 4282 33" draw:points="2142,33 0,33 0,0 4282,0 4282,33">
            <text:p/>
          </draw:polygon>
          <draw:path draw:style-name="gr3" draw:text-style-name="P7" draw:layer="layout" svg:width="0.386cm" svg:height="0.351cm" svg:x="11.622cm" svg:y="3.66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12.076cm" svg:y="3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625cm" svg:y="3.80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403cm" svg:y="3.49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3cm" svg:x="13.75cm" svg:y="3.494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7 14 91 89 7 44 7 103 7 152 0 58 0 111-9 160-10 74-54 99-89 99z">
            <text:p/>
          </draw:path>
          <draw:path draw:style-name="gr3" draw:text-style-name="P7" draw:layer="layout" svg:width="0.386cm" svg:height="0.351cm" svg:x="14.13cm" svg:y="3.66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14.764cm" svg:y="3.5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5.526cm" svg:y="3.494cm" svg:viewBox="0 0 322 534" svg:d="M253 269v25c0 183-81 218-126 218-14 0-55-1-76-28 33 0 41-23 41-35 0-25-20-37-37-37-13 0-36 7-36 39 0 51 43 83 108 83 100 0 195-106 195-272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177cm" svg:height="1.392cm" svg:x="15.896cm" svg:y="3.119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6.719cm" svg:y="3.55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7.738cm" svg:y="3.667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83" draw:id="id283">
          <svg:title>TexMaths</svg:title>
          <svg:desc>22§display§= \log \left[ (x - 5) + \sqrt{(x - 5)^2 - 4^2} \right] \ + \ c §svg§600§FALSE§</svg:desc>
          <draw:polygon draw:style-name="gr2" draw:text-style-name="P6" draw:layer="layout" svg:width="12.883cm" svg:height="1.315cm" svg:x="13.94cm" svg:y="1.059cm" svg:viewBox="0 0 12884 1316" draw:points="6441,1316 0,1316 0,0 12884,0 12884,1316">
            <text:p/>
          </draw:polygon>
          <draw:path draw:style-name="gr3" draw:text-style-name="P7" draw:layer="layout" svg:width="0.515cm" svg:height="0.182cm" svg:x="13.945cm" svg:y="1.6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4.743cm" svg:y="1.37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4.954cm" svg:y="1.562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15.341cm" svg:y="1.559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16.02cm" svg:y="1.0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16.286cm" svg:y="1.3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6.532cm" svg:y="1.56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7.189cm" svg:y="1.70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17.937cm" svg:y="1.395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18cm" svg:height="0.774cm" svg:x="18.327cm" svg:y="1.3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8.799cm" svg:y="1.4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9.616cm" svg:y="1.1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4.401cm" svg:height="0.032cm" svg:x="20.304cm" svg:y="1.18cm" svg:viewBox="0 0 4402 33" draw:points="2202,33 0,33 0,0 4402,0 4402,33">
            <text:p/>
          </draw:polygon>
          <draw:path draw:style-name="gr3" draw:text-style-name="P7" draw:layer="layout" svg:width="0.18cm" svg:height="0.774cm" svg:x="20.38cm" svg:y="1.33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20.626cm" svg:y="1.56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472cm" svg:height="0.032cm" svg:x="21.282cm" svg:y="1.70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22.029cm" svg:y="1.395cm" svg:viewBox="0 0 310 534" svg:d="M310 361c0-92-64-171-148-171-37 0-70 13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1 141 141 90 0 169-74 169-173z">
            <text:p/>
          </draw:path>
          <draw:path draw:style-name="gr3" draw:text-style-name="P7" draw:layer="layout" svg:width="0.18cm" svg:height="0.774cm" svg:x="22.421cm" svg:y="1.3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22.711cm" svg:y="1.3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3.26cm" svg:y="1.7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23.991cm" svg:y="1.38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4cm" svg:height="0.36cm" svg:x="24.39cm" svg:y="1.32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24.718cm" svg:y="1.0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5.541cm" svg:y="1.4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6.56cm" svg:y="1.56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287" draw:id="id287">
          <svg:title>TexMaths</svg:title>
          <svg:desc>26§display§\text {(11)}§svg§600§FALSE§</svg:desc>
          <draw:polygon draw:style-name="gr2" draw:text-style-name="P6" draw:layer="layout" svg:width="1.443cm" svg:height="0.823cm" svg:x="1.22cm" svg:y="5.554cm" svg:viewBox="0 0 1444 824" draw:points="722,824 0,824 0,0 1444,0 1444,824">
            <text:p/>
          </draw:polygon>
          <draw:path draw:style-name="gr3" draw:text-style-name="P7" draw:layer="layout" svg:width="0.213cm" svg:height="0.914cm" svg:x="1.264cm" svg:y="5.508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611cm" svg:y="5.585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03cm" svg:height="0.61cm" svg:x="2.069cm" svg:y="5.585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213cm" svg:height="0.914cm" svg:x="2.496cm" svg:y="5.5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88" draw:id="id288">
          <svg:title>TexMaths</svg:title>
          <svg:desc>24§display§\text {Let,}§svg§600§FALSE§</svg:desc>
          <draw:polygon draw:style-name="gr2" draw:text-style-name="P6" draw:layer="layout" svg:width="1.318cm" svg:height="0.655cm" svg:x="2.937cm" svg:y="5.647cm" svg:viewBox="0 0 1319 656" draw:points="659,656 0,656 0,0 1319,0 1319,656">
            <text:p/>
          </draw:polygon>
          <draw:path draw:style-name="gr3" draw:text-style-name="P7" draw:layer="layout" svg:width="0.464cm" svg:height="0.577cm" svg:x="2.922cm" svg:y="5.6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446cm" svg:y="5.8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813cm" svg:y="5.6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97cm" svg:y="6.0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89" draw:id="id289">
          <svg:title>TexMaths</svg:title>
          <svg:desc>24§display§\text {I}§svg§600§FALSE§</svg:desc>
          <draw:polygon draw:style-name="gr2" draw:text-style-name="P6" draw:layer="layout" svg:width="0.197cm" svg:height="0.493cm" svg:x="4.743cm" svg:y="5.647cm" svg:viewBox="0 0 198 494" draw:points="100,494 0,494 0,0 198,0 198,494">
            <text:p/>
          </draw:polygon>
          <draw:path draw:style-name="gr3" draw:text-style-name="P7" draw:layer="layout" svg:width="0.258cm" svg:height="0.577cm" svg:x="4.724cm" svg:y="5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0" draw:id="id290">
          <svg:title>TexMaths</svg:title>
          <svg:desc>22§display§= \int \frac{ 1 }{ \sqrt{4x^2 +28x + 13} }\ dx§svg§600§FALSE§</svg:desc>
          <draw:polygon draw:style-name="gr2" draw:text-style-name="P6" draw:layer="layout" svg:width="8.593cm" svg:height="1.695cm" svg:x="5.329cm" svg:y="5.057cm" svg:viewBox="0 0 8594 1696" draw:points="4296,1696 0,1696 0,0 8594,0 8594,1696">
            <text:p/>
          </draw:polygon>
          <draw:path draw:style-name="gr3" draw:text-style-name="P7" draw:layer="layout" svg:width="0.515cm" svg:height="0.182cm" svg:x="5.334cm" svg:y="5.7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9cm" svg:y="5.018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826cm" svg:y="5.0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5.7cm" svg:height="0.032cm" svg:x="7.101cm" svg:y="5.861cm" svg:viewBox="0 0 5701 33" draw:points="2850,33 0,33 0,0 5701,0 5701,33">
            <text:p/>
          </draw:polygon>
          <draw:path draw:style-name="gr3" draw:text-style-name="P7" draw:layer="layout" svg:width="0.604cm" svg:height="0.774cm" svg:x="7.158cm" svg:y="6.0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5.054cm" svg:height="0.032cm" svg:x="7.746cm" svg:y="6.016cm" svg:viewBox="0 0 5055 33" draw:points="2527,33 0,33 0,0 5055,0 5055,33">
            <text:p/>
          </draw:polygon>
          <draw:path draw:style-name="gr3" draw:text-style-name="P7" draw:layer="layout" svg:width="0.344cm" svg:height="0.524cm" svg:x="7.767cm" svg:y="6.16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8.154cm" svg:y="6.3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8.608cm" svg:y="6.1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136cm" svg:y="6.2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9.905cm" svg:y="6.17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1cm" svg:height="0.532cm" svg:x="10.285cm" svg:y="6.17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6-16-16-28-23-77-55zM130 269l95 60c21 14 58 37 58 85 0 58-58 98-121 98-67 0-123-47-123-112 0-46 24-95 91-131z">
            <text:p/>
          </draw:path>
          <draw:path draw:style-name="gr3" draw:text-style-name="P7" draw:layer="layout" svg:width="0.386cm" svg:height="0.351cm" svg:x="10.662cm" svg:y="6.3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1.297cm" svg:y="6.2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095cm" svg:y="6.17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445cm" svg:y="6.17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3.181cm" svg:y="5.534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3.575cm" svg:y="5.7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292" draw:id="id292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7cm" svg:y="5.75cm" svg:viewBox="0 0 10080 571" draw:points="5040,571 0,571 0,0 10080,0 10080,571">
            <text:p/>
          </draw:polygon>
          <draw:polygon draw:style-name="gr3" draw:text-style-name="P7" draw:layer="layout" svg:width="0.087cm" svg:height="0.633cm" svg:x="16.58cm" svg:y="5.718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3cm" svg:y="5.76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2cm" svg:y="5.9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8cm" svg:y="5.9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7cm" svg:y="5.803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3cm" svg:y="5.9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2cm" svg:y="5.747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8cm" svg:y="5.76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6cm" svg:y="5.9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2cm" svg:y="5.9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69cm" svg:y="5.9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8cm" svg:y="5.913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5cm" svg:y="5.7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1cm" svg:y="5.9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8cm" svg:y="5.9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1cm" svg:y="5.803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3cm" svg:y="5.9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8cm" svg:y="5.9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8cm" svg:y="5.7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6cm" svg:y="5.9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4cm" svg:y="5.9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5cm" svg:y="5.92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29cm" svg:y="5.913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8cm" svg:y="5.91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8cm" svg:y="5.9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2cm" svg:y="5.9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2cm" svg:y="5.9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8cm" svg:y="5.9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3cm" svg:y="5.754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5cm" svg:y="5.77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29cm" svg:y="5.913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293" draw:id="id293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058cm" svg:y="6.45cm" svg:viewBox="0 0 10019 715" draw:points="5010,715 0,715 0,0 10019,0 10019,715">
            <text:p/>
          </draw:polygon>
          <draw:path draw:style-name="gr3" draw:text-style-name="P7" draw:layer="layout" svg:width="0.199cm" svg:height="0.397cm" svg:x="17.038cm" svg:y="6.58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3cm" svg:y="6.535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1cm" svg:y="6.69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7cm" svg:y="6.527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7cm" svg:y="6.69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4cm" svg:y="6.693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4cm" svg:y="6.693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8cm" svg:y="6.69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8cm" svg:y="6.527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7cm" svg:y="6.693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4cm" svg:y="6.4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126cm" svg:y="6.6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1.755cm" svg:y="6.552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5cm" svg:y="6.693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3cm" svg:y="6.535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1cm" svg:y="6.6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49cm" svg:y="6.535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8cm" svg:y="6.4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4cm" svg:y="6.74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cm" svg:y="6.49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89cm" svg:y="6.693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574cm" svg:y="6.60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2cm" svg:y="6.535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8cm" svg:y="6.499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6cm" svg:y="6.418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7cm" svg:y="6.435cm" svg:viewBox="0 0 122 761" draw:points="122,761 122,0 0,0 0,26 98,26 98,735 0,735 0,761">
            <text:p/>
          </draw:polygon>
        </draw:g>
        <draw:g xml:id="id291" draw:id="id291">
          <svg:title>TexMaths</svg:title>
          <svg:desc>22§display§= \int \frac{ 1 }{ \sqrt{(2x)^2 +2(2x)(7) + 49 + 13 - 49} }\ dx§svg§600§FALSE§</svg:desc>
          <draw:polygon draw:style-name="gr2" draw:text-style-name="P6" draw:layer="layout" svg:width="14.349cm" svg:height="1.849cm" svg:x="5.33cm" svg:y="7.159cm" svg:viewBox="0 0 14350 1850" draw:points="7176,1850 0,1850 0,0 14350,0 14350,1850">
            <text:p/>
          </draw:polygon>
          <draw:path draw:style-name="gr3" draw:text-style-name="P7" draw:layer="layout" svg:width="0.515cm" svg:height="0.182cm" svg:x="5.335cm" svg:y="7.8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cm" svg:y="7.1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2.705cm" svg:y="7.1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1.455cm" svg:height="0.032cm" svg:x="7.102cm" svg:y="7.963cm" svg:viewBox="0 0 11456 33" draw:points="5729,33 0,33 0,0 11456,0 11456,33">
            <text:p/>
          </draw:polygon>
          <draw:path draw:style-name="gr3" draw:text-style-name="P7" draw:layer="layout" svg:width="0.705cm" svg:height="0.928cm" svg:x="7.187cm" svg:y="8.118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10.682cm" svg:height="0.032cm" svg:x="7.875cm" svg:y="8.118cm" svg:viewBox="0 0 10683 33" draw:points="5342,33 0,33 0,0 10683,0 10683,33">
            <text:p/>
          </draw:polygon>
          <draw:path draw:style-name="gr3" draw:text-style-name="P7" draw:layer="layout" svg:width="0.18cm" svg:height="0.773cm" svg:x="7.952cm" svg:y="8.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8.215cm" svg:y="8.29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8.586cm" svg:y="8.4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9.049cm" svg:y="8.2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339cm" svg:y="8.22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67cm" svg:y="8.3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636cm" svg:y="8.29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1.061cm" svg:y="8.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1.323cm" svg:y="8.29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1.694cm" svg:y="8.4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2.157cm" svg:y="8.2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2.49cm" svg:y="8.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32cm" svg:height="0.541cm" svg:x="12.757cm" svg:y="8.287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18cm" svg:height="0.773cm" svg:x="13.145cm" svg:y="8.2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3.618cm" svg:y="8.3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4.37cm" svg:y="8.28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14.766cm" svg:y="8.296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6cm" svg:x="15.336cm" svg:y="8.3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6.135cm" svg:y="8.2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6.485cm" svg:y="8.296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7.075cm" svg:y="8.6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7.805cm" svg:y="8.28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21cm" svg:height="0.532cm" svg:x="18.203cm" svg:y="8.296cm" svg:viewBox="0 0 322 533" svg:d="M253 269v25c0 183-81 218-126 218-14 0-55-2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18.939cm" svg:y="7.63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9.333cm" svg:y="7.8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94" draw:id="id294">
          <svg:title>TexMaths</svg:title>
          <svg:desc>22§display§= \int \frac{ 1 }{ \sqrt{( 2x + 7 )^2 - (6)^2 } }\ dx§svg§600§FALSE§</svg:desc>
          <draw:polygon draw:style-name="gr2" draw:text-style-name="P6" draw:layer="layout" svg:width="9.055cm" svg:height="1.849cm" svg:x="5.333cm" svg:y="9.461cm" svg:viewBox="0 0 9056 1850" draw:points="4528,1850 0,1850 0,0 9056,0 9056,1850">
            <text:p/>
          </draw:polygon>
          <draw:path draw:style-name="gr3" draw:text-style-name="P7" draw:layer="layout" svg:width="0.515cm" svg:height="0.182cm" svg:x="5.338cm" svg:y="10.1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53cm" svg:y="9.42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062cm" svg:y="9.43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162cm" svg:height="0.032cm" svg:x="7.105cm" svg:y="10.265cm" svg:viewBox="0 0 6163 33" draw:points="3082,33 0,33 0,0 6163,0 6163,33">
            <text:p/>
          </draw:polygon>
          <draw:path draw:style-name="gr3" draw:text-style-name="P7" draw:layer="layout" svg:width="0.705cm" svg:height="0.928cm" svg:x="7.19cm" svg:y="10.42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5.389cm" svg:height="0.032cm" svg:x="7.878cm" svg:y="10.42cm" svg:viewBox="0 0 5390 33" draw:points="2694,33 0,33 0,0 5390,0 5390,33">
            <text:p/>
          </draw:polygon>
          <draw:path draw:style-name="gr3" draw:text-style-name="P7" draw:layer="layout" svg:width="0.18cm" svg:height="0.773cm" svg:x="7.955cm" svg:y="10.53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8.217cm" svg:y="10.59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7" draw:layer="layout" svg:width="0.386cm" svg:height="0.351cm" svg:x="8.589cm" svg:y="10.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9.222cm" svg:y="10.66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9.995cm" svg:y="10.589cm" svg:viewBox="0 0 333 542" svg:d="M326 53c7-11 7-13 7-28h-189c-95 0-96-11-98-25h-20l-26 160h19c2-12 9-61 20-70 5-6 67-6 75-6h162c-8 13-70 97-88 124-68 103-95 211-95 290 0 9 0 44 35 44 37 0 37-35 37-44v-39c0-42 2-86 7-126 4-18 15-85 50-134z">
            <text:p/>
          </draw:path>
          <draw:path draw:style-name="gr3" draw:text-style-name="P7" draw:layer="layout" svg:width="0.18cm" svg:height="0.773cm" svg:x="10.384cm" svg:y="10.53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674cm" svg:y="10.5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223cm" svg:y="10.90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2.008cm" svg:y="10.53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2.265cm" svg:y="10.598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9 51-77 51z">
            <text:p/>
          </draw:path>
          <draw:path draw:style-name="gr3" draw:text-style-name="P7" draw:layer="layout" svg:width="0.18cm" svg:height="0.773cm" svg:x="12.663cm" svg:y="10.53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953cm" svg:y="10.5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648cm" svg:y="9.938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4.041cm" svg:y="10.1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97" draw:id="id297">
          <svg:title>TexMaths</svg:title>
          <svg:desc>24§display§\text {I}§svg§600§FALSE§</svg:desc>
          <draw:polygon draw:style-name="gr2" draw:text-style-name="P6" draw:layer="layout" svg:width="0.197cm" svg:height="0.493cm" svg:x="4.646cm" svg:y="14.046cm" svg:viewBox="0 0 198 494" draw:points="100,494 0,494 0,0 198,0 198,494">
            <text:p/>
          </draw:polygon>
          <draw:path draw:style-name="gr3" draw:text-style-name="P7" draw:layer="layout" svg:width="0.258cm" svg:height="0.577cm" svg:x="4.627cm" svg:y="14.0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6" draw:id="id296">
          <svg:title>TexMaths</svg:title>
          <svg:desc>26§display§\therefore§svg§600§FALSE§</svg:desc>
          <draw:polygon draw:style-name="gr2" draw:text-style-name="P6" draw:layer="layout" svg:width="0.49cm" svg:height="0.402cm" svg:x="3.508cm" svg:y="14.12cm" svg:viewBox="0 0 491 403" draw:points="246,403 0,403 0,0 491,0 491,403">
            <text:p/>
          </draw:polygon>
          <draw:path draw:style-name="gr3" draw:text-style-name="P7" draw:layer="layout" svg:width="0.555cm" svg:height="0.493cm" svg:x="3.489cm" svg:y="14.0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295" draw:id="id295">
          <svg:title>TexMaths</svg:title>
          <svg:desc>22§display§= \log \left[ (2x + 7) + \sqrt{(2x + 7)^2 - 6^2} \right] \left( \frac{1}{2} \right) \ + \ c §svg§600§FALSE§</svg:desc>
          <draw:polygon draw:style-name="gr2" draw:text-style-name="P6" draw:layer="layout" svg:width="15.496cm" svg:height="1.779cm" svg:x="5.334cm" svg:y="11.566cm" svg:viewBox="0 0 15497 1780" draw:points="7750,1780 0,1780 0,0 15497,0 15497,1780">
            <text:p/>
          </draw:polygon>
          <draw:path draw:style-name="gr3" draw:text-style-name="P7" draw:layer="layout" svg:width="0.515cm" svg:height="0.182cm" svg:x="5.339cm" svg:y="12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137cm" svg:y="12.11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348cm" svg:y="12.3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6.735cm" svg:y="12.29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177cm" svg:height="1.391cm" svg:x="7.414cm" svg:y="11.759cm" svg:viewBox="0 0 178 1392" draw:points="0,1392 178,1392 178,1357 37,1357 37,37 178,37 178,0 0,0">
            <text:p/>
          </draw:polygon>
          <draw:path draw:style-name="gr3" draw:text-style-name="P7" draw:layer="layout" svg:width="0.18cm" svg:height="0.773cm" svg:x="7.68cm" svg:y="12.0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7.944cm" svg:y="12.1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8.314cm" svg:y="12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8.949cm" svg:y="12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9.722cm" svg:y="12.125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18cm" svg:height="0.773cm" svg:x="10.109cm" svg:y="12.0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10.581cm" svg:y="12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1.396cm" svg:y="11.918cm" svg:viewBox="0 0 706 929" svg:d="M243 929c25 0 25 0 33-15l425-884c5-11 5-12 5-14 0-9-7-16-16-16-11 0-14 7-18 16l-399 832-166-383-107 82 12 13 55-43z">
            <text:p/>
          </draw:path>
          <draw:polygon draw:style-name="gr3" draw:text-style-name="P7" draw:layer="layout" svg:width="4.788cm" svg:height="0.032cm" svg:x="12.084cm" svg:y="11.918cm" svg:viewBox="0 0 4789 33" draw:points="2394,33 0,33 0,0 4789,0 4789,33">
            <text:p/>
          </draw:polygon>
          <draw:path draw:style-name="gr3" draw:text-style-name="P7" draw:layer="layout" svg:width="0.18cm" svg:height="0.773cm" svg:x="12.161cm" svg:y="12.0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2.423cm" svg:y="12.1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12.793cm" svg:y="12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3.428cm" svg:y="12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4.201cm" svg:y="12.125cm" svg:viewBox="0 0 333 542" svg:d="M326 53c7-11 7-13 7-28h-189c-95 0-96-11-98-25h-20l-26 160h19c2-12 9-61 20-70 5-6 67-6 75-6h162c-8 13-70 97-88 124-68 104-95 211-95 290 0 9 0 44 35 44 37 0 37-35 37-44v-39c0-42 2-86 7-126 4-18 15-85 50-134z">
            <text:p/>
          </draw:path>
          <draw:path draw:style-name="gr3" draw:text-style-name="P7" draw:layer="layout" svg:width="0.18cm" svg:height="0.773cm" svg:x="14.588cm" svg:y="12.0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4.881cm" svg:y="12.0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428cm" svg:y="12.43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6.171cm" svg:y="12.133cm" svg:viewBox="0 0 322 533" svg:d="M70 262v-19c0-195 97-224 136-224 19 0 51 6 69 32-13 0-43 0-43 33 0 25 18 37 36 37 12 0 35-7 35-37 0-47-34-84-99-84-98 0-204 100-204 271 0 208 90 262 162 262 86 0 160-72 160-174 0-98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24cm" svg:height="0.36cm" svg:x="16.558cm" svg:y="12.0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77cm" svg:height="1.391cm" svg:x="16.885cm" svg:y="11.759cm" svg:viewBox="0 0 178 1392" draw:points="141,1357 0,1357 0,1392 178,1392 178,0 0,0 0,37 141,37">
            <text:p/>
          </draw:polygon>
          <draw:path draw:style-name="gr3" draw:text-style-name="P7" draw:layer="layout" svg:width="0.381cm" svg:height="1.856cm" svg:x="17.526cm" svg:y="11.52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8.096cm" svg:y="11.6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8.028cm" svg:y="12.439cm" svg:viewBox="0 0 389 33" draw:points="194,33 0,33 0,0 389,0 389,33">
            <text:p/>
          </draw:polygon>
          <draw:path draw:style-name="gr3" draw:text-style-name="P7" draw:layer="layout" svg:width="0.309cm" svg:height="0.516cm" svg:x="18.066cm" svg:y="12.66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8.534cm" svg:y="11.527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548cm" svg:y="12.19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0.567cm" svg:y="12.307cm" svg:viewBox="0 0 303 352" svg:d="M276 48c-12 0-23 0-35 12-12 10-12 24-12 30 0 17 12 26 28 26 23 0 44-17 44-49 0-39-37-67-93-67-104 0-208 111-208 220 0 70 46 132 127 132 111 0 176-83 176-91 0-6-6-11-9-11-5 0-5 2-11 9-61 75-146 75-156 75-48 0-69-37-69-84 0-32 16-107 42-155 23-44 67-77 109-77 27 0 57 8 67 30z">
            <text:p/>
          </draw:path>
        </draw:g>
        <draw:g xml:id="id298" draw:id="id298">
          <svg:title>TexMaths</svg:title>
          <svg:desc>22§display§= \frac{1}{2} \log \left[ (2x + 7) + \sqrt{4x^2 +28x + 13} \right]  \ + \ c §svg§600§FALSE§</svg:desc>
          <draw:polygon draw:style-name="gr2" draw:text-style-name="P6" draw:layer="layout" svg:width="14.625cm" svg:height="1.491cm" svg:x="5.335cm" svg:y="13.468cm" svg:viewBox="0 0 14626 1492" draw:points="7313,1492 0,1492 0,0 14626,0 14626,1492">
            <text:p/>
          </draw:polygon>
          <draw:path draw:style-name="gr3" draw:text-style-name="P7" draw:layer="layout" svg:width="0.515cm" svg:height="0.182cm" svg:x="5.34cm" svg:y="14.1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275cm" svg:y="13.429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204cm" svg:y="14.258cm" svg:viewBox="0 0 389 33" draw:points="194,33 0,33 0,0 389,0 389,33">
            <text:p/>
          </draw:polygon>
          <draw:path draw:style-name="gr3" draw:text-style-name="P7" draw:layer="layout" svg:width="0.309cm" svg:height="0.516cm" svg:x="6.243cm" svg:y="14.48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6.84cm" svg:y="13.93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049cm" svg:y="14.1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437cm" svg:y="14.11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77cm" svg:height="1.391cm" svg:x="8.116cm" svg:y="13.579cm" svg:viewBox="0 0 178 1392" draw:points="0,1392 178,1392 178,1356 37,1356 37,37 178,37 178,0 0,0">
            <text:p/>
          </draw:polygon>
          <draw:path draw:style-name="gr3" draw:text-style-name="P7" draw:layer="layout" svg:width="0.18cm" svg:height="0.773cm" svg:x="8.383cm" svg:y="13.88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646cm" svg:y="13.95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9.015cm" svg:y="14.1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651cm" svg:y="14.0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32cm" svg:height="0.541cm" svg:x="10.423cm" svg:y="13.944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ath draw:style-name="gr3" draw:text-style-name="P7" draw:layer="layout" svg:width="0.18cm" svg:height="0.773cm" svg:x="10.811cm" svg:y="13.88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1.282cm" svg:y="14.0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2.099cm" svg:y="13.677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5.054cm" svg:height="0.032cm" svg:x="12.787cm" svg:y="13.677cm" svg:viewBox="0 0 5055 33" draw:points="2527,33 0,33 0,0 5055,0 5055,33">
            <text:p/>
          </draw:polygon>
          <draw:path draw:style-name="gr3" draw:text-style-name="P7" draw:layer="layout" svg:width="0.344cm" svg:height="0.523cm" svg:x="12.808cm" svg:y="13.943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3.196cm" svg:y="14.1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3.65cm" svg:y="13.885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4.178cm" svg:y="14.0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4.945cm" svg:y="13.95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1cm" svg:height="0.532cm" svg:x="15.325cm" svg:y="13.951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3 14 58 37 58 84 0 58-58 99-121 99-67 0-123-48-123-113 0-45 24-95 91-130z">
            <text:p/>
          </draw:path>
          <draw:path draw:style-name="gr3" draw:text-style-name="P7" draw:layer="layout" svg:width="0.386cm" svg:height="0.351cm" svg:x="15.702cm" svg:y="14.12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6.337cm" svg:y="14.0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136cm" svg:y="13.95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7.487cm" svg:y="13.951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177cm" svg:height="1.391cm" svg:x="17.854cm" svg:y="13.579cm" svg:viewBox="0 0 178 1392" draw:points="141,1356 0,1356 0,1392 178,1392 178,0 0,0 0,37 141,37">
            <text:p/>
          </draw:polygon>
          <draw:path draw:style-name="gr3" draw:text-style-name="P7" draw:layer="layout" svg:width="0.515cm" svg:height="0.516cm" svg:x="18.678cm" svg:y="14.0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9.697cm" svg:y="14.126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7" smil:attributeName="visibility" smil:to="visible"/>
                  <anim:animate smil:dur="0.5s" smil:fill="hold" smil:targetElement="id287" smil:attributeName="width" smil:values="width*0.05;width" smil:keyTimes="0;1"/>
                  <anim:animate smil:dur="0.5s" smil:fill="hold" smil:targetElement="id287" smil:attributeName="height" smil:values="height;height" smil:keyTimes="0;1"/>
                  <anim:animate smil:dur="0.5s" smil:fill="hold" smil:targetElement="id287" smil:attributeName="x" smil:values="x-.2;x" smil:keyTimes="0;1"/>
                  <anim:animate smil:dur="0.5s" smil:fill="hold" smil:targetElement="id287" smil:attributeName="y" smil:values="y;y" smil:keyTimes="0;1"/>
                  <anim:transitionFilter smil:dur="0.5s" smil:targetElement="id28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8" smil:attributeName="visibility" smil:to="visible"/>
                  <anim:animate smil:dur="0.5s" smil:fill="hold" smil:targetElement="id288" smil:attributeName="width" smil:values="width*0.05;width" smil:keyTimes="0;1"/>
                  <anim:animate smil:dur="0.5s" smil:fill="hold" smil:targetElement="id288" smil:attributeName="height" smil:values="height;height" smil:keyTimes="0;1"/>
                  <anim:animate smil:dur="0.5s" smil:fill="hold" smil:targetElement="id288" smil:attributeName="x" smil:values="x-.2;x" smil:keyTimes="0;1"/>
                  <anim:animate smil:dur="0.5s" smil:fill="hold" smil:targetElement="id288" smil:attributeName="y" smil:values="y;y" smil:keyTimes="0;1"/>
                  <anim:transitionFilter smil:dur="0.5s" smil:targetElement="id28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9" smil:attributeName="visibility" smil:to="visible"/>
                  <anim:animate smil:dur="0.5s" smil:fill="hold" smil:targetElement="id289" smil:attributeName="width" smil:values="width*0.05;width" smil:keyTimes="0;1"/>
                  <anim:animate smil:dur="0.5s" smil:fill="hold" smil:targetElement="id289" smil:attributeName="height" smil:values="height;height" smil:keyTimes="0;1"/>
                  <anim:animate smil:dur="0.5s" smil:fill="hold" smil:targetElement="id289" smil:attributeName="x" smil:values="x-.2;x" smil:keyTimes="0;1"/>
                  <anim:animate smil:dur="0.5s" smil:fill="hold" smil:targetElement="id289" smil:attributeName="y" smil:values="y;y" smil:keyTimes="0;1"/>
                  <anim:transitionFilter smil:dur="0.5s" smil:targetElement="id28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292" smil:attributeName="visibility" smil:to="visible"/>
                  <anim:animate smil:dur="5s" smil:fill="hold" smil:targetElement="id292" smil:attributeName="x" smil:values="1+width/2;x" smil:keyTimes="0;1"/>
                  <anim:animate smil:dur="5s" smil:fill="hold" smil:targetElement="id292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293" smil:attributeName="visibility" smil:to="visible"/>
                  <anim:animate smil:dur="5s" smil:fill="hold" smil:targetElement="id293" smil:attributeName="x" smil:values="1+width/2;x" smil:keyTimes="0;1"/>
                  <anim:animate smil:dur="5s" smil:fill="hold" smil:targetElement="id29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6.4cm" svg:height="14.3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299" draw:id="id299">
          <svg:title>TexMaths</svg:title>
          <svg:desc>26§display§(12)§svg§600§FALSE§</svg:desc>
          <draw:polygon draw:style-name="gr2" draw:text-style-name="P6" draw:layer="layout" svg:width="1.443cm" svg:height="0.823cm" svg:x="1.914cm" svg:y="1.446cm" svg:viewBox="0 0 1444 824" draw:points="722,824 0,824 0,0 1444,0 1444,824">
            <text:p/>
          </draw:polygon>
          <draw:path draw:style-name="gr3" draw:text-style-name="P7" draw:layer="layout" svg:width="0.213cm" svg:height="0.914cm" svg:x="1.958cm" svg:y="1.4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03cm" svg:height="0.61cm" svg:x="2.305cm" svg:y="1.477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65cm" svg:height="0.61cm" svg:x="2.726cm" svg:y="1.477cm" svg:viewBox="0 0 366 611" svg:d="M71 541l98-96c143-127 197-175 197-266 0-106-81-179-193-179-104 0-173 85-173 166 0 50 46 50 48 50 17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213cm" svg:height="0.914cm" svg:x="3.19cm" svg:y="1.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00" draw:id="id300">
          <svg:title>TexMaths</svg:title>
          <svg:desc>24§display§\text {Let,}§svg§600§FALSE§</svg:desc>
          <draw:polygon draw:style-name="gr2" draw:text-style-name="P6" draw:layer="layout" svg:width="1.318cm" svg:height="0.655cm" svg:x="3.738cm" svg:y="1.547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1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1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1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1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01" draw:id="id301">
          <svg:title>TexMaths</svg:title>
          <svg:desc>24§display§\text {I}§svg§600§FALSE§</svg:desc>
          <draw:polygon draw:style-name="gr2" draw:text-style-name="P6" draw:layer="layout" svg:width="0.197cm" svg:height="0.493cm" svg:x="5.644cm" svg:y="1.5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2" draw:id="id302">
          <svg:title>TexMaths</svg:title>
          <svg:desc>22§display§= \int \frac{ 1 }{ \sqrt{2x^2 + 5x - 7} }\ dx§svg§600§FALSE§</svg:desc>
          <draw:polygon draw:style-name="gr2" draw:text-style-name="P6" draw:layer="layout" svg:width="7.82cm" svg:height="1.695cm" svg:x="6.331cm" svg:y="0.955cm" svg:viewBox="0 0 7821 1696" draw:points="3911,1696 0,1696 0,0 7821,0 7821,1696">
            <text:p/>
          </draw:polygon>
          <draw:path draw:style-name="gr3" draw:text-style-name="P7" draw:layer="layout" svg:width="0.515cm" svg:height="0.182cm" svg:x="6.336cm" svg:y="1.6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1cm" svg:y="0.916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441cm" svg:y="0.9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926cm" svg:height="0.032cm" svg:x="8.104cm" svg:y="1.759cm" svg:viewBox="0 0 4927 33" draw:points="2464,33 0,33 0,0 4927,0 4927,33">
            <text:p/>
          </draw:polygon>
          <draw:path draw:style-name="gr3" draw:text-style-name="P7" draw:layer="layout" svg:width="0.605cm" svg:height="0.774cm" svg:x="8.16cm" svg:y="1.914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4.282cm" svg:height="0.032cm" svg:x="8.748cm" svg:y="1.914cm" svg:viewBox="0 0 4283 33" draw:points="2142,33 0,33 0,0 4283,0 4283,33">
            <text:p/>
          </draw:polygon>
          <draw:path draw:style-name="gr3" draw:text-style-name="P7" draw:layer="layout" svg:width="0.309cm" svg:height="0.517cm" svg:x="8.786cm" svg:y="2.07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9.156cm" svg:y="2.24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9.61cm" svg:y="2.0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138cm" svg:y="2.1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0.907cm" svg:y="2.075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386cm" svg:height="0.351cm" svg:x="11.277cm" svg:y="2.2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472cm" svg:height="0.032cm" svg:x="11.934cm" svg:y="2.381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2.685cm" svg:y="2.067cm" svg:viewBox="0 0 333 542" svg:d="M326 53c7-11 7-13 7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369cm" svg:height="0.547cm" svg:x="13.41cm" svg:y="1.432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805cm" svg:y="1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03" draw:id="id303">
          <svg:title>TexMaths</svg:title>
          <svg:desc>22§display§= \int \frac{ 1 }{ \sqrt{2 \left( x^2 + \frac{5x}{2} - \frac{7}{2} \right)} }\ dx§svg§600§FALSE§</svg:desc>
          <draw:polygon draw:style-name="gr2" draw:text-style-name="P6" draw:layer="layout" svg:width="8.91cm" svg:height="2.313cm" svg:x="6.333cm" svg:y="3.256cm" svg:viewBox="0 0 8911 2314" draw:points="4455,2314 0,2314 0,0 8911,0 8911,2314">
            <text:p/>
          </draw:polygon>
          <draw:path draw:style-name="gr3" draw:text-style-name="P7" draw:layer="layout" svg:width="0.515cm" svg:height="0.182cm" svg:x="6.338cm" svg:y="3.9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3cm" svg:y="3.217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0.988cm" svg:y="3.2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015cm" svg:height="0.032cm" svg:x="8.105cm" svg:y="4.06cm" svg:viewBox="0 0 6016 33" draw:points="3008,33 0,33 0,0 6016,0 6016,33">
            <text:p/>
          </draw:polygon>
          <draw:path draw:style-name="gr3" draw:text-style-name="P7" draw:layer="layout" svg:width="0.705cm" svg:height="1.392cm" svg:x="8.19cm" svg:y="4.215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242cm" svg:height="0.032cm" svg:x="8.878cm" svg:y="4.215cm" svg:viewBox="0 0 5243 33" draw:points="2623,33 0,33 0,0 5243,0 5243,33">
            <text:p/>
          </draw:polygon>
          <draw:path draw:style-name="gr3" draw:text-style-name="P7" draw:layer="layout" svg:width="0.309cm" svg:height="0.516cm" svg:x="8.917cm" svg:y="4.62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03cm" svg:height="0.928cm" svg:x="9.512cm" svg:y="4.482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386cm" svg:height="0.351cm" svg:x="9.77cm" svg:y="4.79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225cm" svg:y="4.55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753cm" svg:y="4.68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1.61cm" svg:y="4.475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ath draw:style-name="gr3" draw:text-style-name="P7" draw:layer="layout" svg:width="0.291cm" svg:height="0.245cm" svg:x="11.909cm" svg:y="4.596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1.575cm" svg:y="4.931cm" svg:viewBox="0 0 660 33" draw:points="331,33 0,33 0,0 660,0 660,33">
            <text:p/>
          </draw:polygon>
          <draw:path draw:style-name="gr3" draw:text-style-name="P7" draw:layer="layout" svg:width="0.24cm" svg:height="0.36cm" svg:x="11.784cm" svg:y="5.0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564cm" svg:y="4.931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13.403cm" svg:y="4.468cm" svg:viewBox="0 0 259 378" svg:d="M253 39c6-6 6-7 6-21h-143c-21 0-28 0-47-2-29-4-30-7-32-16h-18l-19 116h19c0-9 6-44 14-49 6-4 50-4 57-4h119c-17 23-45 57-56 72-72 94-79 180-79 212 0 7 0 31 26 31 27 0 27-24 27-31v-22c0-105 21-154 45-182z">
            <text:p/>
          </draw:path>
          <draw:polygon draw:style-name="gr3" draw:text-style-name="P7" draw:layer="layout" svg:width="0.309cm" svg:height="0.032cm" svg:x="13.365cm" svg:y="4.931cm" svg:viewBox="0 0 310 33" draw:points="155,33 0,33 0,0 310,0 310,33">
            <text:p/>
          </draw:polygon>
          <draw:path draw:style-name="gr3" draw:text-style-name="P7" draw:layer="layout" svg:width="0.24cm" svg:height="0.36cm" svg:x="13.4cm" svg:y="5.0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3.799cm" svg:y="4.482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14.502cm" svg:y="3.73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4.896cm" svg:y="3.9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305" draw:id="id305">
          <svg:title>TexMaths</svg:title>
          <svg:desc>18§display§\left[  \text {Part of Denominator is expressed in}§svg§600§FALSE§</svg:desc>
          <draw:polygon draw:style-name="gr2" draw:text-style-name="P6" draw:layer="layout" svg:width="10.079cm" svg:height="0.57cm" svg:x="16.538cm" svg:y="4.051cm" svg:viewBox="0 0 10080 571" draw:points="5040,571 0,571 0,0 10080,0 10080,571">
            <text:p/>
          </draw:polygon>
          <draw:polygon draw:style-name="gr3" draw:text-style-name="P7" draw:layer="layout" svg:width="0.087cm" svg:height="0.633cm" svg:x="16.581cm" svg:y="4.019cm" svg:viewBox="0 0 88 634" draw:points="88,634 88,610 26,610 26,26 88,26 88,0 0,0 0,634">
            <text:p/>
          </draw:polygon>
          <draw:path draw:style-name="gr3" draw:text-style-name="P7" draw:layer="layout" svg:width="0.373cm" svg:height="0.433cm" svg:x="16.704cm" svg:y="4.061cm" svg:viewBox="0 0 374 434" svg:d="M122 233h107c76 0 145-51 145-115 0-62-63-118-149-118h-225v20h16c49 0 49 7 49 29v336c0 23 0 29-49 29h-16v20c22-2 69-2 94-2 24 0 72 0 93 2v-20h-14c-49 0-51-6-51-29zM120 216v-171c0-21 1-25 31-25h56c101 0 101 66 101 98 0 30 0 98-101 98z">
            <text:p/>
          </draw:path>
          <draw:path draw:style-name="gr3" draw:text-style-name="P7" draw:layer="layout" svg:width="0.286cm" svg:height="0.292cm" svg:x="17.121cm" svg:y="4.211cm" svg:viewBox="0 0 287 293" svg:d="M184 236c3 26 20 52 51 52 13 0 52-8 52-60v-35h-16v35c0 37-16 41-23 41-20 0-23-28-23-31v-128c0-26 0-51-23-75-25-25-57-35-88-35-52 0-95 30-95 72 0 19 13 30 29 30 17 0 28-13 28-30 0-7-3-29-31-29 17-21 47-29 69-29 30 0 66 25 66 81v25c-32 1-76 2-117 21-47 22-63 55-63 84 0 52 62 68 102 68 42 0 71-26 82-57zM180 133v63c0 60-45 82-73 82-32 0-58-23-58-55 0-34 27-88 131-90z">
            <text:p/>
          </draw:path>
          <draw:path draw:style-name="gr3" draw:text-style-name="P7" draw:layer="layout" svg:width="0.214cm" svg:height="0.28cm" svg:x="17.429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99cm" svg:height="0.397cm" svg:x="17.671cm" svg:y="4.10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1cm" svg:height="0.292cm" svg:x="18.134cm" svg:y="4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5cm" svg:height="0.447cm" svg:x="18.453cm" svg:y="4.048cm" svg:viewBox="0 0 206 448" svg:d="M91 174v-73c0-56 30-87 59-87 1 0 10 0 20 5-7 3-19 10-19 26 0 14 10 27 28 27s27-13 27-27c0-23-23-45-56-45-45 0-100 33-100 101v73h-50v19h50v206c0 29-7 29-50 29v20c26-1 56-3 73-3 26 0 55 0 81 3v-20h-13c-47 0-49-7-49-30v-205h74v-19z">
            <text:p/>
          </draw:path>
          <draw:path draw:style-name="gr3" draw:text-style-name="P7" draw:layer="layout" svg:width="0.425cm" svg:height="0.433cm" svg:x="18.859cm" svg:y="4.061cm" svg:viewBox="0 0 426 434" svg:d="M0 0v20h16c49 0 49 7 49 29v336c0 23 0 29-49 29h-16v20h232c106 0 194-94 194-214 0-121-85-220-194-220zM151 414c-30 0-31-5-31-25v-344c0-21 1-25 31-25h64c38 0 83 13 115 59 27 38 33 92 33 141 0 71-12 109-35 140-13 18-49 54-113 54z">
            <text:p/>
          </draw:path>
          <draw:path draw:style-name="gr3" draw:text-style-name="P7" draw:layer="layout" svg:width="0.245cm" svg:height="0.292cm" svg:x="19.337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8cm" svg:x="19.621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1cm" svg:height="0.292cm" svg:x="19.97cm" svg:y="4.211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494cm" svg:height="0.28cm" svg:x="20.289cm" svg:y="4.21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136cm" svg:height="0.424cm" svg:x="20.816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0.992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  <draw:path draw:style-name="gr3" draw:text-style-name="P7" draw:layer="layout" svg:width="0.286cm" svg:height="0.292cm" svg:x="21.349cm" svg:y="4.211cm" svg:viewBox="0 0 287 293" svg:d="M186 236c1 26 18 52 49 52 13 0 52-8 52-60v-35h-16v35c0 37-16 41-23 41-20 0-23-28-23-31v-128c0-26 0-51-23-75-25-25-57-35-87-35-53 0-96 30-96 72 0 19 13 30 29 30 18 0 28-13 28-30 0-7-3-29-31-29 17-21 47-29 69-29 30 0 66 25 66 81v25c-32 1-76 2-117 21-47 22-63 55-63 84 0 52 62 68 102 68 42 0 71-26 84-57zM180 133v63c0 60-45 82-73 82-32 0-58-23-58-55 0-34 27-88 131-90z">
            <text:p/>
          </draw:path>
          <draw:path draw:style-name="gr3" draw:text-style-name="P7" draw:layer="layout" svg:width="0.198cm" svg:height="0.397cm" svg:x="21.652cm" svg:y="4.104cm" svg:viewBox="0 0 199 398" svg:d="M98 137h91v-20h-91v-117h-16c0 52-20 120-82 122v15h55v174c0 79 59 87 82 87 44 0 62-45 62-87v-36h-16v36c0 46-19 71-42 71-43 0-43-58-43-69z">
            <text:p/>
          </draw:path>
          <draw:path draw:style-name="gr3" draw:text-style-name="P7" draw:layer="layout" svg:width="0.281cm" svg:height="0.292cm" svg:x="21.904cm" svg:y="4.211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22.219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136cm" svg:height="0.424cm" svg:x="22.681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208cm" svg:height="0.292cm" svg:x="22.857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3.315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9cm" svg:height="0.273cm" svg:x="23.586cm" svg:y="4.221cm" svg:viewBox="0 0 320 274" svg:d="M174 125c20-24 43-56 59-72 20-23 46-33 75-33v-20c-16 1-34 1-52 1s-52-1-60-1v20c13 2 19 9 19 19s-8 19-11 23l-38 49-51-63c-6-8-6-9-6-12 0-10 11-16 23-16v-20c-17 0-59 1-69 1-13 0-43 0-60-1v20c45 0 46 0 75 39l63 82-59 75c-32 38-69 39-82 39v19c16-2 36-2 53-2 18 0 45 2 61 2v-19c-15-3-19-10-19-20 0-15 19-35 56-81l49 64c6 7 13 17 13 21 0 6-6 15-23 16v19c20 0 55-2 69-2 17 0 42 0 61 2v-19c-33 0-45-1-59-20z">
            <text:p/>
          </draw:path>
          <draw:path draw:style-name="gr3" draw:text-style-name="P7" draw:layer="layout" svg:width="0.313cm" svg:height="0.402cm" svg:x="23.93cm" svg:y="4.214cm" svg:viewBox="0 0 314 403" svg:d="M92 42v-42l-92 7v20c45 0 49 3 49 32v297c0 29-6 29-49 29v18c22 0 55-1 71-1 17 0 50 1 72 1v-18c-42 0-49 0-49-29v-107-5c2 10 30 44 77 44 77 0 143-62 143-144 0-81-62-144-134-144-49 0-76 27-88 42zM94 209v-143c18-31 49-50 82-50 46 0 85 56 85 128 0 76-45 130-93 130-24 0-48-13-66-39-8-13-8-15-8-26z">
            <text:p/>
          </draw:path>
          <draw:path draw:style-name="gr3" draw:text-style-name="P7" draw:layer="layout" svg:width="0.214cm" svg:height="0.28cm" svg:x="24.281cm" svg:y="4.21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245cm" svg:height="0.292cm" svg:x="24.529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08cm" svg:height="0.292cm" svg:x="24.813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08cm" svg:height="0.292cm" svg:x="25.063cm" svg:y="4.211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25.309cm" svg:y="4.211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313cm" svg:height="0.447cm" svg:x="25.594cm" svg:y="4.055cm" svg:viewBox="0 0 314 448" svg:d="M220 406v42l94-7v-20c-45 0-50-5-50-35v-386l-91 7v20c43 0 49 5 49 35v137c-19-22-46-39-81-39-75 0-141 62-141 144 0 81 62 144 135 144 41 0 69-21 85-42zM220 236v130c0 12 0 13-7 23-19 30-47 45-75 45-29 0-52-16-67-41-16-26-18-62-18-88 0-24 0-61 19-90 14-20 37-41 72-41 23 0 49 9 69 38 7 11 7 13 7 24z">
            <text:p/>
          </draw:path>
          <draw:path draw:style-name="gr3" draw:text-style-name="P7" draw:layer="layout" svg:width="0.136cm" svg:height="0.424cm" svg:x="26.156cm" svg:y="4.071cm" svg:viewBox="0 0 137 425" svg:d="M92 144l-89 7v20c42 0 47 3 47 35v170c0 29-7 29-50 29v20c20-1 55-1 71-1 21 0 44 0 66 1v-20c-42 0-45-3-45-27zM95 33c0-20-16-33-35-33-20 0-33 17-33 33 0 17 13 35 33 35 19 0 35-15 35-35z">
            <text:p/>
          </draw:path>
          <draw:path draw:style-name="gr3" draw:text-style-name="P7" draw:layer="layout" svg:width="0.319cm" svg:height="0.28cm" svg:x="26.33cm" svg:y="4.214cm" svg:viewBox="0 0 320 281" svg:d="M49 62v171c0 28-6 28-49 28v20c22 0 55-1 72-1 16 0 49 1 71 1v-20c-42 0-49 0-49-28v-118c0-66 44-101 85-101 40 0 47 35 47 71v148c0 28-7 28-49 28v20c22 0 55-1 72-1 16 0 49 1 71 1v-20c-33 0-49 0-49-19v-121c0-55 0-75-20-98-9-10-31-23-67-23-47 0-76 27-95 66v-66l-89 7v20c45 0 49 5 49 35z">
            <text:p/>
          </draw:path>
        </draw:g>
        <draw:g xml:id="id306" draw:id="id306">
          <svg:title>TexMaths</svg:title>
          <svg:desc>18§display§\left  \text {the form of } a^2 + 2ab + b^2 = (a + b)^2 \right]§svg§600§FALSE§</svg:desc>
          <draw:polygon draw:style-name="gr2" draw:text-style-name="P6" draw:layer="layout" svg:width="10.018cm" svg:height="0.714cm" svg:x="17.059cm" svg:y="4.751cm" svg:viewBox="0 0 10019 715" draw:points="5010,715 0,715 0,0 10019,0 10019,715">
            <text:p/>
          </draw:polygon>
          <draw:path draw:style-name="gr3" draw:text-style-name="P7" draw:layer="layout" svg:width="0.199cm" svg:height="0.397cm" svg:x="17.039cm" svg:y="4.885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9cm" svg:height="0.44cm" svg:x="17.294cm" svg:y="4.836cm" svg:viewBox="0 0 320 441" svg:d="M49 392c0 29-6 29-49 29v20c22-2 55-2 72-2 16 0 49 0 71 2v-20c-42 0-49 0-49-29v-117c0-66 44-101 85-101 40 0 47 35 47 71v147c0 29-7 29-49 29v20c22-2 55-2 72-2 16 0 49 0 71 2v-20c-33 0-49 0-49-19v-121c0-55 0-75-20-98-9-10-31-23-67-23-54 0-82 39-92 62v-222l-92 7v20c45 0 49 5 49 35z">
            <text:p/>
          </draw:path>
          <draw:path draw:style-name="gr3" draw:text-style-name="P7" draw:layer="layout" svg:width="0.245cm" svg:height="0.291cm" svg:x="17.642cm" svg:y="4.991cm" svg:viewBox="0 0 246 292" svg:d="M53 125c5-95 58-111 79-111 65 0 72 85 72 111zM53 138h177c15 0 16 0 16-13 0-63-34-125-114-125-73 0-132 65-132 146 0 85 66 146 140 146 77 0 106-70 106-83 0-6-6-7-8-7-6 0-8 4-8 8-23 67-80 67-86 67-32 0-58-21-72-44-19-30-19-72-19-95z">
            <text:p/>
          </draw:path>
          <draw:path draw:style-name="gr3" draw:text-style-name="P7" draw:layer="layout" svg:width="0.205cm" svg:height="0.447cm" svg:x="18.138cm" svg:y="4.82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81cm" svg:height="0.291cm" svg:x="18.328cm" svg:y="4.991cm" svg:viewBox="0 0 282 292" svg:d="M282 148c0-80-65-148-141-148-79 0-141 69-141 148 0 83 66 144 141 144 76 0 141-63 141-144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14cm" svg:height="0.28cm" svg:x="18.645cm" svg:y="4.994cm" svg:viewBox="0 0 215 281" svg:d="M88 71v-71l-88 7v20c45 0 49 5 49 35v171c0 28-6 28-49 28v20c24 0 55-1 72-1 26 0 56 0 82 1v-20h-14c-46 0-48-6-48-29v-98c0-63 26-120 75-120 4 0 6 0 7 0-3 2-14 9-14 25 0 19 13 27 27 27 12 0 28-7 28-27s-21-39-48-39c-46 0-69 43-79 71z">
            <text:p/>
          </draw:path>
          <draw:path draw:style-name="gr3" draw:text-style-name="P7" draw:layer="layout" svg:width="0.494cm" svg:height="0.28cm" svg:x="18.895cm" svg:y="4.994cm" svg:viewBox="0 0 495 281" svg:d="M49 62v171c0 28-6 28-49 28v20c22 0 55-1 72-1 16 0 49 1 71 1v-20c-42 0-49 0-49-28v-118c0-66 44-101 85-101 40 0 47 35 47 71v148c0 28-7 28-49 28v20c22 0 53-1 71-1 17 0 50 1 72 1v-20c-44 0-51 0-51-28v-118c0-66 46-101 87-101 40 0 46 35 46 71v148c0 28-6 28-49 28v20c21 0 55-1 72-1 16 0 49 1 70 1v-20c-33 0-49 0-49-19v-121c0-55 0-75-20-98-8-10-30-23-66-23-53 0-82 37-92 62-9-55-56-62-85-62-46 0-76 27-94 66v-66l-89 7v20c45 0 49 5 49 35z">
            <text:p/>
          </draw:path>
          <draw:path draw:style-name="gr3" draw:text-style-name="P7" draw:layer="layout" svg:width="0.281cm" svg:height="0.291cm" svg:x="19.629cm" svg:y="4.991cm" svg:viewBox="0 0 282 292" svg:d="M282 148c0-80-65-148-141-148-79 0-141 69-141 148 0 83 66 144 141 144 76 0 141-63 141-144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05cm" svg:height="0.447cm" svg:x="19.949cm" svg:y="4.828cm" svg:viewBox="0 0 206 448" svg:d="M91 174v-73c0-56 30-87 59-87 1 0 10 0 20 5-7 3-19 10-19 26 0 14 10 27 28 27s27-13 27-27c0-23-23-45-56-45-45 0-100 33-100 101v73h-50v19h50v206c0 29-7 29-50 29v20c26-1 55-3 73-3 26 0 55 0 81 3v-20h-13c-47 0-49-7-49-30v-205h74v-19z">
            <text:p/>
          </draw:path>
          <draw:path draw:style-name="gr3" draw:text-style-name="P7" draw:layer="layout" svg:width="0.29cm" svg:height="0.287cm" svg:x="20.358cm" svg:y="4.994cm" svg:viewBox="0 0 291 288" svg:d="M212 40c-12-23-31-40-59-40-74 0-153 94-153 186 0 60 35 102 85 102 13 0 45-3 82-47 6 26 27 47 58 47 23 0 37-14 47-34 10-23 19-62 19-64 0-6-6-6-7-6-6 0-8 2-9 12-11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20.695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21.127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52cm" svg:height="0.423cm" svg:x="21.756cm" svg:y="4.853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3" draw:text-style-name="P7" draw:layer="layout" svg:width="0.29cm" svg:height="0.287cm" svg:x="22.066cm" svg:y="4.994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234cm" svg:height="0.447cm" svg:x="22.404cm" svg:y="4.836cm" svg:viewBox="0 0 235 448" svg:d="M122 7c0-1 0-7-8-7-15 0-61 6-78 6-4 1-12 1-12 13 0 8 6 8 15 8 32 0 33 5 33 10s-6 26-10 39l-52 208c-7 32-10 42-10 65 0 59 33 99 81 99 75 0 154-95 154-186 0-59-35-102-85-102-29 0-56 19-75 39zM62 246c4-13 4-14 10-21 32-42 60-51 76-51 23 0 41 19 41 59 0 38-22 111-33 136-21 42-51 65-75 65-22 0-42-18-42-64 0-13 0-24 10-65z">
            <text:p/>
          </draw:path>
          <draw:path draw:style-name="gr3" draw:text-style-name="P7" draw:layer="layout" svg:width="0.421cm" svg:height="0.423cm" svg:x="22.822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3.45cm" svg:y="4.836cm" svg:viewBox="0 0 235 448" svg:d="M122 7c0-1 0-7-8-7-15 0-61 6-78 6-4 1-12 1-12 13 0 8 6 8 15 8 32 0 32 5 32 10s-5 26-9 39l-52 208c-7 32-10 42-10 65 0 59 33 99 81 99 75 0 154-95 154-186 0-59-35-102-85-102-29 0-56 19-75 39zM62 246c4-13 4-14 10-21 32-42 59-51 76-51 23 0 41 19 41 59 0 38-22 111-33 136-21 42-51 65-75 65-22 0-44-18-44-64 0-13 0-24 12-65z">
            <text:p/>
          </draw:path>
          <draw:path draw:style-name="gr3" draw:text-style-name="P7" draw:layer="layout" svg:width="0.196cm" svg:height="0.294cm" svg:x="23.719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149cm" svg:x="24.185cm" svg:y="5.0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7cm" svg:height="0.633cm" svg:x="24.881cm" svg:y="4.8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ath draw:style-name="gr3" draw:text-style-name="P7" draw:layer="layout" svg:width="0.29cm" svg:height="0.287cm" svg:x="25.09cm" svg:y="4.994cm" svg:viewBox="0 0 291 288" svg:d="M212 40c-12-23-31-40-59-40-74 0-153 94-153 186 0 60 35 102 85 102 13 0 45-3 82-47 6 26 27 47 58 47 23 0 37-14 47-34 10-23 19-62 19-64 0-6-6-6-7-6-8 0-8 2-9 12-11 40-23 78-49 78-17 0-19-16-19-29 0-14 2-19 9-48 7-26 7-33 13-56l23-89c4-19 4-19 4-22 0-11-7-17-17-17-16 0-26 14-27 27zM170 206c-3 12-3 12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3cm" svg:x="25.575cm" svg:y="4.905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34cm" svg:height="0.447cm" svg:x="26.201cm" svg:y="4.836cm" svg:viewBox="0 0 235 448" svg:d="M122 7c0-1 0-7-8-7-15 0-61 6-78 6-4 1-12 1-12 13 0 8 6 8 15 8 32 0 33 5 33 10s-6 26-10 39l-52 208c-7 32-10 42-10 65 0 59 33 99 81 99 75 0 154-95 154-186 0-59-35-102-85-102-29 0-56 19-75 39zM62 246c4-13 4-14 10-21 32-42 59-51 76-51 23 0 41 19 41 59 0 38-22 111-33 136-21 42-51 65-75 65-22 0-42-18-42-64 0-13 0-24 10-65z">
            <text:p/>
          </draw:path>
          <draw:path draw:style-name="gr3" draw:text-style-name="P7" draw:layer="layout" svg:width="0.147cm" svg:height="0.633cm" svg:x="26.479cm" svg:y="4.8cm" svg:viewBox="0 0 148 634" svg:d="M148 317c0-49-7-125-41-197-39-78-94-120-101-120-3 0-6 3-6 6s0 4 12 16c63 62 99 162 99 295 0 108-23 220-102 300-9 8-9 10-9 11 0 4 3 6 6 6 7 0 65-43 102-124 33-69 40-140 40-193z">
            <text:p/>
          </draw:path>
          <draw:path draw:style-name="gr3" draw:text-style-name="P7" draw:layer="layout" svg:width="0.196cm" svg:height="0.294cm" svg:x="26.717cm" svg:y="4.719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olygon draw:style-name="gr3" draw:text-style-name="P7" draw:layer="layout" svg:width="0.121cm" svg:height="0.76cm" svg:x="26.988cm" svg:y="4.736cm" svg:viewBox="0 0 122 761" draw:points="122,761 122,0 0,0 0,26 98,26 98,735 0,735 0,761">
            <text:p/>
          </draw:polygon>
        </draw:g>
        <draw:g xml:id="id304" draw:id="id304">
          <svg:title>TexMaths</svg:title>
          <svg:desc>22§display§=  \int \frac{ 1 }{ \sqrt{2} \sqrt{ x^2 + 2(x)\left( \frac{5}{4} \right) + \frac{25}{16} - \frac{7}{2} - \frac{25}{16} } }\ dx§svg§600§FALSE§</svg:desc>
          <draw:polygon draw:style-name="gr2" draw:text-style-name="P6" draw:layer="layout" svg:width="14.126cm" svg:height="2.313cm" svg:x="6.332cm" svg:y="6.157cm" svg:viewBox="0 0 14127 2314" draw:points="7065,2314 0,2314 0,0 14127,0 14127,2314">
            <text:p/>
          </draw:polygon>
          <draw:path draw:style-name="gr3" draw:text-style-name="P7" draw:layer="layout" svg:width="0.515cm" svg:height="0.182cm" svg:x="6.337cm" svg:y="6.8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2cm" svg:y="6.11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3.595cm" svg:y="6.1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1.233cm" svg:height="0.032cm" svg:x="8.104cm" svg:y="6.961cm" svg:viewBox="0 0 11234 33" draw:points="5616,33 0,33 0,0 11234,0 11234,33">
            <text:p/>
          </draw:polygon>
          <draw:path draw:style-name="gr3" draw:text-style-name="P7" draw:layer="layout" svg:width="0.604cm" svg:height="0.773cm" svg:x="8.161cm" svg:y="7.369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8.748cm" svg:y="7.369cm" svg:viewBox="0 0 389 33" draw:points="194,33 0,33 0,0 389,0 389,33">
            <text:p/>
          </draw:polygon>
          <draw:path draw:style-name="gr3" draw:text-style-name="P7" draw:layer="layout" svg:width="0.309cm" svg:height="0.516cm" svg:x="8.787cm" svg:y="7.52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705cm" svg:height="1.392cm" svg:x="9.22cm" svg:y="7.116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9.429cm" svg:height="0.032cm" svg:x="9.908cm" svg:y="7.116cm" svg:viewBox="0 0 9430 33" draw:points="4715,33 0,33 0,0 9430,0 9430,33">
            <text:p/>
          </draw:polygon>
          <draw:path draw:style-name="gr3" draw:text-style-name="P7" draw:layer="layout" svg:width="0.386cm" svg:height="0.351cm" svg:x="9.931cm" svg:y="7.6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385cm" svg:y="7.45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911cm" svg:y="7.5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1.681cm" svg:y="7.52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2.105cm" svg:y="7.4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351cm" svg:y="7.6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816cm" svg:y="7.4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03cm" svg:height="0.928cm" svg:x="13.319cm" svg:y="7.383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24cm" svg:height="0.37cm" svg:x="13.682cm" svg:y="7.376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3.648cm" svg:y="7.832cm" svg:viewBox="0 0 310 33" draw:points="155,33 0,33 0,0 310,0 310,33">
            <text:p/>
          </draw:polygon>
          <draw:path draw:style-name="gr3" draw:text-style-name="P7" draw:layer="layout" svg:width="0.267cm" svg:height="0.365cm" svg:x="13.669cm" svg:y="7.941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4.083cm" svg:y="7.383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515cm" svg:height="0.516cm" svg:x="14.618cm" svg:y="7.5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6cm" svg:x="15.475cm" svg:y="7.37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5.783cm" svg:y="7.376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617cm" svg:height="0.032cm" svg:x="15.442cm" svg:y="7.832cm" svg:viewBox="0 0 618 33" draw:points="310,33 0,33 0,0 618,0 618,33">
            <text:p/>
          </draw:polygon>
          <draw:path draw:style-name="gr3" draw:text-style-name="P7" draw:layer="layout" svg:width="0.198cm" svg:height="0.36cm" svg:x="15.5cm" svg:y="7.94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5.78cm" svg:y="7.94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472cm" svg:height="0.032cm" svg:x="16.387cm" svg:y="7.832cm" svg:viewBox="0 0 473 33" svg:d="M447 33c12 0 26 0 26-17 0-16-14-16-26-16h-421c-12 0-26 0-26 16 0 17 14 17 26 17z">
            <text:p/>
          </draw:path>
          <draw:path draw:style-name="gr3" draw:text-style-name="P7" draw:layer="layout" svg:width="0.258cm" svg:height="0.377cm" svg:x="17.226cm" svg:y="7.369cm" svg:viewBox="0 0 259 378" svg:d="M253 39c6-6 6-7 6-21h-143c-21 0-28 0-47-2-29-4-30-7-32-16h-18l-19 116h19c0-9 6-44 14-49 6-4 50-4 57-4h119c-17 23-45 57-56 72-72 94-79 180-79 212 0 7 0 31 26 31 27 0 27-24 27-31v-22c0-105 21-154 45-182z">
            <text:p/>
          </draw:path>
          <draw:polygon draw:style-name="gr3" draw:text-style-name="P7" draw:layer="layout" svg:width="0.309cm" svg:height="0.032cm" svg:x="17.187cm" svg:y="7.832cm" svg:viewBox="0 0 310 33" draw:points="155,33 0,33 0,0 310,0 310,33">
            <text:p/>
          </draw:polygon>
          <draw:path draw:style-name="gr3" draw:text-style-name="P7" draw:layer="layout" svg:width="0.24cm" svg:height="0.36cm" svg:x="17.223cm" svg:y="7.94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825cm" svg:y="7.832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6cm" svg:x="18.661cm" svg:y="7.37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8.969cm" svg:y="7.376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617cm" svg:height="0.032cm" svg:x="18.627cm" svg:y="7.832cm" svg:viewBox="0 0 618 33" draw:points="310,33 0,33 0,0 618,0 618,33">
            <text:p/>
          </draw:polygon>
          <draw:path draw:style-name="gr3" draw:text-style-name="P7" draw:layer="layout" svg:width="0.198cm" svg:height="0.36cm" svg:x="18.685cm" svg:y="7.94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8.965cm" svg:y="7.94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369cm" svg:height="0.546cm" svg:x="19.718cm" svg:y="6.6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20.111cm" svg:y="6.8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07" draw:id="id307">
          <svg:title>TexMaths</svg:title>
          <svg:desc>22§display§= \frac{1}{\sqrt{2}} \int \frac{ 1 }{ \sqrt{  x^2 + 2(x)\left( \frac{5}{4} \right) + \left( \frac{5}{4} \right)^2 - \frac{56 + 25}{16}  } }\ dx§svg§600§FALSE§</svg:desc>
          <draw:polygon draw:style-name="gr2" draw:text-style-name="P6" draw:layer="layout" svg:width="14.841cm" svg:height="2.313cm" svg:x="6.336cm" svg:y="9.06cm" svg:viewBox="0 0 14842 2314" draw:points="7420,2314 0,2314 0,0 14842,0 14842,2314">
            <text:p/>
          </draw:polygon>
          <draw:path draw:style-name="gr3" draw:text-style-name="P7" draw:layer="layout" svg:width="0.515cm" svg:height="0.182cm" svg:x="6.341cm" svg:y="9.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8cm" svg:y="9.03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5cm" svg:y="9.864cm" svg:viewBox="0 0 1033 33" draw:points="516,33 0,33 0,0 1033,0 1033,33">
            <text:p/>
          </draw:polygon>
          <draw:path draw:style-name="gr3" draw:text-style-name="P7" draw:layer="layout" svg:width="0.604cm" svg:height="0.773cm" svg:x="7.264cm" svg:y="10.019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51cm" svg:y="10.019cm" svg:viewBox="0 0 389 33" draw:points="194,33 0,33 0,0 389,0 389,33">
            <text:p/>
          </draw:polygon>
          <draw:path draw:style-name="gr3" draw:text-style-name="P7" draw:layer="layout" svg:width="0.309cm" svg:height="0.516cm" svg:x="7.89cm" svg:y="10.17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503cm" svg:y="9.02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4.629cm" svg:y="9.03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0.601cm" svg:height="0.032cm" svg:x="9.453cm" svg:y="9.864cm" svg:viewBox="0 0 10602 33" draw:points="5301,33 0,33 0,0 10602,0 10602,33">
            <text:p/>
          </draw:polygon>
          <draw:path draw:style-name="gr3" draw:text-style-name="P7" draw:layer="layout" svg:width="0.705cm" svg:height="1.392cm" svg:x="9.539cm" svg:y="10.019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9.829cm" svg:height="0.032cm" svg:x="10.227cm" svg:y="10.019cm" svg:viewBox="0 0 9830 33" draw:points="4914,33 0,33 0,0 9830,0 9830,33">
            <text:p/>
          </draw:polygon>
          <draw:path draw:style-name="gr3" draw:text-style-name="P7" draw:layer="layout" svg:width="0.386cm" svg:height="0.351cm" svg:x="10.25cm" svg:y="10.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703cm" svg:y="10.43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231cm" svg:y="10.57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2cm" svg:y="10.50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12.424cm" svg:y="10.44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2.67cm" svg:y="10.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3.135cm" svg:y="10.44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03cm" svg:height="0.928cm" svg:x="13.637cm" svg:y="10.365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4cm" svg:height="0.37cm" svg:x="14.001cm" svg:y="10.358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3.967cm" svg:y="10.812cm" svg:viewBox="0 0 310 33" draw:points="155,33 0,33 0,0 310,0 310,33">
            <text:p/>
          </draw:polygon>
          <draw:path draw:style-name="gr3" draw:text-style-name="P7" draw:layer="layout" svg:width="0.267cm" svg:height="0.365cm" svg:x="13.989cm" svg:y="10.92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4.402cm" svg:y="10.36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515cm" svg:height="0.516cm" svg:x="14.937cm" svg:y="10.57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03cm" svg:height="0.928cm" svg:x="15.786cm" svg:y="10.365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4cm" svg:height="0.37cm" svg:x="16.148cm" svg:y="10.358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6.115cm" svg:y="10.812cm" svg:viewBox="0 0 310 33" draw:points="155,33 0,33 0,0 310,0 310,33">
            <text:p/>
          </draw:polygon>
          <draw:path draw:style-name="gr3" draw:text-style-name="P7" draw:layer="layout" svg:width="0.267cm" svg:height="0.365cm" svg:x="16.136cm" svg:y="10.92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6.549cm" svg:y="10.36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6.903cm" svg:y="10.19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452cm" svg:y="10.812cm" svg:viewBox="0 0 473 33" svg:d="M447 33c12 0 26 0 26-17 0-16-14-16-26-16h-421c-12 0-26 0-26 16 0 17 14 17 26 17z">
            <text:p/>
          </draw:path>
          <draw:path draw:style-name="gr3" draw:text-style-name="P7" draw:layer="layout" svg:width="0.24cm" svg:height="0.37cm" svg:x="18.288cm" svg:y="10.358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ath draw:style-name="gr3" draw:text-style-name="P7" draw:layer="layout" svg:width="0.249cm" svg:height="0.37cm" svg:x="18.593cm" svg:y="10.35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399cm" svg:height="0.4cm" svg:x="18.91cm" svg:y="10.383cm" svg:viewBox="0 0 400 401" svg:d="M213 213h167c7 0 20 0 20-12 0-15-13-15-20-15h-167v-167c0-7 0-19-12-19-14 0-14 12-14 19v167h-168c-7 0-19 0-19 15 0 12 12 12 19 12h168v167c0 7 0 21 14 21 12 0 12-12 12-21z">
            <text:p/>
          </draw:path>
          <draw:path draw:style-name="gr3" draw:text-style-name="P7" draw:layer="layout" svg:width="0.24cm" svg:height="0.36cm" svg:x="19.38cm" svg:y="10.35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9.688cm" svg:y="10.358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1.708cm" svg:height="0.032cm" svg:x="18.255cm" svg:y="10.812cm" svg:viewBox="0 0 1709 33" draw:points="855,33 0,33 0,0 1709,0 1709,33">
            <text:p/>
          </draw:polygon>
          <draw:path draw:style-name="gr3" draw:text-style-name="P7" draw:layer="layout" svg:width="0.198cm" svg:height="0.36cm" svg:x="18.859cm" svg:y="10.92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9.137cm" svg:y="10.92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369cm" svg:height="0.546cm" svg:x="20.436cm" svg:y="9.53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20.83cm" svg:y="9.7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08" draw:id="id308">
          <svg:title>TexMaths</svg:title>
          <svg:desc>22§display§= \frac{1}{\sqrt{2}} \int \frac{ 1 }{ \sqrt{ \left( x + \frac{5}{4} \right)^2 -  \left( \frac{9}{4} \right)^2  } }\ dx§svg§600§FALSE§</svg:desc>
          <draw:polygon draw:style-name="gr2" draw:text-style-name="P6" draw:layer="layout" svg:width="10.445cm" svg:height="2.313cm" svg:x="6.337cm" svg:y="12.061cm" svg:viewBox="0 0 10446 2314" draw:points="5222,2314 0,2314 0,0 10446,0 10446,2314">
            <text:p/>
          </draw:polygon>
          <draw:path draw:style-name="gr3" draw:text-style-name="P7" draw:layer="layout" svg:width="0.515cm" svg:height="0.182cm" svg:x="6.342cm" svg:y="12.7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9cm" svg:y="12.03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6cm" svg:y="12.865cm" svg:viewBox="0 0 1033 33" draw:points="516,33 0,33 0,0 1033,0 1033,33">
            <text:p/>
          </draw:polygon>
          <draw:path draw:style-name="gr3" draw:text-style-name="P7" draw:layer="layout" svg:width="0.604cm" svg:height="0.773cm" svg:x="7.265cm" svg:y="13.02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52cm" svg:y="13.02cm" svg:viewBox="0 0 389 33" draw:points="194,33 0,33 0,0 389,0 389,33">
            <text:p/>
          </draw:polygon>
          <draw:path draw:style-name="gr3" draw:text-style-name="P7" draw:layer="layout" svg:width="0.309cm" svg:height="0.516cm" svg:x="7.891cm" svg:y="13.176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504cm" svg:y="12.022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2.432cm" svg:y="12.03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205cm" svg:height="0.032cm" svg:x="9.454cm" svg:y="12.865cm" svg:viewBox="0 0 6206 33" draw:points="3103,33 0,33 0,0 6206,0 6206,33">
            <text:p/>
          </draw:polygon>
          <draw:path draw:style-name="gr3" draw:text-style-name="P7" draw:layer="layout" svg:width="0.705cm" svg:height="1.392cm" svg:x="9.54cm" svg:y="13.02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432cm" svg:height="0.032cm" svg:x="10.229cm" svg:y="13.02cm" svg:viewBox="0 0 5433 33" draw:points="2716,33 0,33 0,0 5433,0 5433,33">
            <text:p/>
          </draw:polygon>
          <draw:path draw:style-name="gr3" draw:text-style-name="P7" draw:layer="layout" svg:width="0.203cm" svg:height="0.928cm" svg:x="10.347cm" svg:y="13.366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0.605cm" svg:y="13.6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239cm" svg:y="13.57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cm" svg:height="0.37cm" svg:x="12.096cm" svg:y="13.359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2.063cm" svg:y="13.813cm" svg:viewBox="0 0 310 33" draw:points="155,33 0,33 0,0 310,0 310,33">
            <text:p/>
          </draw:polygon>
          <draw:path draw:style-name="gr3" draw:text-style-name="P7" draw:layer="layout" svg:width="0.267cm" svg:height="0.365cm" svg:x="12.084cm" svg:y="13.92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2.497cm" svg:y="13.366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2.851cm" svg:y="13.19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4cm" svg:y="13.813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4.228cm" svg:y="13.366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49cm" svg:height="0.37cm" svg:x="14.587cm" svg:y="13.359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309cm" svg:height="0.032cm" svg:x="14.557cm" svg:y="13.813cm" svg:viewBox="0 0 310 33" draw:points="155,33 0,33 0,0 310,0 310,33">
            <text:p/>
          </draw:polygon>
          <draw:path draw:style-name="gr3" draw:text-style-name="P7" draw:layer="layout" svg:width="0.267cm" svg:height="0.365cm" svg:x="14.578cm" svg:y="13.924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4.991cm" svg:y="13.366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5.347cm" svg:y="13.19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6.041cm" svg:y="12.537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6.435cm" svg:y="12.7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99" smil:attributeName="visibility" smil:to="visible"/>
                  <anim:animate smil:dur="0.5s" smil:fill="hold" smil:targetElement="id299" smil:attributeName="width" smil:values="width*0.05;width" smil:keyTimes="0;1"/>
                  <anim:animate smil:dur="0.5s" smil:fill="hold" smil:targetElement="id299" smil:attributeName="height" smil:values="height;height" smil:keyTimes="0;1"/>
                  <anim:animate smil:dur="0.5s" smil:fill="hold" smil:targetElement="id299" smil:attributeName="x" smil:values="x-.2;x" smil:keyTimes="0;1"/>
                  <anim:animate smil:dur="0.5s" smil:fill="hold" smil:targetElement="id299" smil:attributeName="y" smil:values="y;y" smil:keyTimes="0;1"/>
                  <anim:transitionFilter smil:dur="0.5s" smil:targetElement="id29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00" smil:attributeName="visibility" smil:to="visible"/>
                  <anim:animate smil:dur="0.5s" smil:fill="hold" smil:targetElement="id300" smil:attributeName="width" smil:values="width*0.05;width" smil:keyTimes="0;1"/>
                  <anim:animate smil:dur="0.5s" smil:fill="hold" smil:targetElement="id300" smil:attributeName="height" smil:values="height;height" smil:keyTimes="0;1"/>
                  <anim:animate smil:dur="0.5s" smil:fill="hold" smil:targetElement="id300" smil:attributeName="x" smil:values="x-.2;x" smil:keyTimes="0;1"/>
                  <anim:animate smil:dur="0.5s" smil:fill="hold" smil:targetElement="id300" smil:attributeName="y" smil:values="y;y" smil:keyTimes="0;1"/>
                  <anim:transitionFilter smil:dur="0.5s" smil:targetElement="id300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1s" smil:fill="hold" smil:targetElement="id305" smil:attributeName="visibility" smil:to="visible"/>
                  <anim:animate smil:dur="5s" smil:fill="hold" smil:targetElement="id305" smil:attributeName="x" smil:values="1+width/2;x" smil:keyTimes="0;1"/>
                  <anim:animate smil:dur="5s" smil:fill="hold" smil:targetElement="id305" smil:attributeName="y" smil:values="y;y" smil:keyTimes="0;1"/>
                </anim:par>
                <anim:par smil:begin="0s" smil:fill="hold" presentation:preset-property="Direction" presentation:node-type="with-previous" presentation:preset-class="entrance" presentation:preset-id="ooo-entrance-fly-in-slow" presentation:preset-sub-type="from-right">
                  <anim:set smil:begin="0s" smil:dur="0.001s" smil:fill="hold" smil:targetElement="id306" smil:attributeName="visibility" smil:to="visible"/>
                  <anim:animate smil:dur="5s" smil:fill="hold" smil:targetElement="id306" smil:attributeName="x" smil:values="1+width/2;x" smil:keyTimes="0;1"/>
                  <anim:animate smil:dur="5s" smil:fill="hold" smil:targetElement="id30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14" draw:id="id314">
          <svg:title>TexMaths</svg:title>
          <svg:desc>26§display§\text {(13)}§svg§600§FALSE§</svg:desc>
          <draw:polygon draw:style-name="gr2" draw:text-style-name="P6" draw:layer="layout" svg:width="1.443cm" svg:height="0.823cm" svg:x="1.419cm" svg:y="7.753cm" svg:viewBox="0 0 1444 824" draw:points="722,824 0,824 0,0 1444,0 1444,824">
            <text:p/>
          </draw:polygon>
          <draw:path draw:style-name="gr3" draw:text-style-name="P7" draw:layer="layout" svg:width="0.213cm" svg:height="0.914cm" svg:x="1.463cm" svg:y="7.707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1cm" svg:y="7.784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8cm" svg:height="0.629cm" svg:x="2.224cm" svg:y="7.784cm" svg:viewBox="0 0 381 630" svg:d="M229 287c75-23 127-87 127-160 0-75-79-127-169-127-93 0-162 54-162 125 0 29 21 48 46 48 29 0 48-21 48-48 0-46-44-46-57-46 27-44 88-56 121-56 38 0 90 21 90 102 0 12-2 64-27 106-27 43-59 46-82 48-6 0-29 2-35 2-8 0-15 2-15 10 0 11 7 11 23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695cm" svg:y="7.7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15" draw:id="id315">
          <svg:title>TexMaths</svg:title>
          <svg:desc>24§display§\text {Let,}§svg§600§FALSE§</svg:desc>
          <draw:polygon draw:style-name="gr2" draw:text-style-name="P6" draw:layer="layout" svg:width="1.318cm" svg:height="0.655cm" svg:x="3.236cm" svg:y="7.847cm" svg:viewBox="0 0 1319 656" draw:points="659,656 0,656 0,0 1319,0 1319,656">
            <text:p/>
          </draw:polygon>
          <draw:path draw:style-name="gr3" draw:text-style-name="P7" draw:layer="layout" svg:width="0.464cm" svg:height="0.577cm" svg:x="3.221cm" svg:y="7.8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5cm" svg:y="8.0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2cm" svg:y="7.8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6cm" svg:y="8.2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16" draw:id="id316">
          <svg:title>TexMaths</svg:title>
          <svg:desc>24§display§\text {I}§svg§600§FALSE§</svg:desc>
          <draw:polygon draw:style-name="gr2" draw:text-style-name="P6" draw:layer="layout" svg:width="0.197cm" svg:height="0.493cm" svg:x="4.942cm" svg:y="7.847cm" svg:viewBox="0 0 198 494" draw:points="100,494 0,494 0,0 198,0 198,494">
            <text:p/>
          </draw:polygon>
          <draw:path draw:style-name="gr3" draw:text-style-name="P7" draw:layer="layout" svg:width="0.258cm" svg:height="0.577cm" svg:x="4.923cm" svg:y="7.8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09" draw:id="id309">
          <svg:title>TexMaths</svg:title>
          <svg:desc>24§display§\text {I}§svg§600§FALSE§</svg:desc>
          <draw:polygon draw:style-name="gr2" draw:text-style-name="P6" draw:layer="layout" svg:width="0.197cm" svg:height="0.493cm" svg:x="4.844cm" svg:y="2.0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2.0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0" draw:id="id310">
          <svg:title>TexMaths</svg:title>
          <svg:desc>22§display§= \frac{1}{\sqrt{2}} \times \log \left[ x + \frac{5}{4} + \sqrt{ \left( \ x + \frac{5}{4} \right)^2 - \left( \frac{9}{4} \right)^2 } \right]§svg§600§FALSE§</svg:desc>
          <draw:polygon draw:style-name="gr2" draw:text-style-name="P6" draw:layer="layout" svg:width="15.19cm" svg:height="2.706cm" svg:x="5.54cm" svg:y="0.957cm" svg:viewBox="0 0 15191 2707" draw:points="7595,2707 0,2707 0,0 15191,0 15191,2707">
            <text:p/>
          </draw:polygon>
          <draw:path draw:style-name="gr3" draw:text-style-name="P7" draw:layer="layout" svg:width="0.515cm" svg:height="0.182cm" svg:x="5.545cm" svg:y="2.2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6.802cm" svg:y="1.464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1.032cm" svg:height="0.032cm" svg:x="6.409cm" svg:y="2.295cm" svg:viewBox="0 0 1033 33" draw:points="516,33 0,33 0,0 1033,0 1033,33">
            <text:p/>
          </draw:polygon>
          <draw:path draw:style-name="gr3" draw:text-style-name="P7" draw:layer="layout" svg:width="0.604cm" svg:height="0.774cm" svg:x="6.468cm" svg:y="2.448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0.388cm" svg:height="0.032cm" svg:x="7.055cm" svg:y="2.448cm" svg:viewBox="0 0 389 33" draw:points="194,33 0,33 0,0 389,0 389,33">
            <text:p/>
          </draw:polygon>
          <draw:path draw:style-name="gr3" draw:text-style-name="P7" draw:layer="layout" svg:width="0.309cm" svg:height="0.517cm" svg:x="7.094cm" svg:y="2.60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74cm" svg:height="0.374cm" svg:x="7.819cm" svg:y="2.122cm" svg:viewBox="0 0 375 375" svg:d="M188 165l-155-154c-10-9-12-11-17-11-9 0-16 7-16 16 0 5 2 7 11 16l154 155-154 156c-9 9-11 11-11 16 0 9 7 16 16 16 5 0 7-2 17-11l154-155 161 161c2 1 8 5 11 5 11 0 16-7 16-16 0-2 0-5-2-9-2-1-125-123-164-163l143-141c4-6 16-16 19-20 0-1 4-5 4-10 0-9-5-16-16-16-5 0-9 4-18 12z">
            <text:p/>
          </draw:path>
          <draw:path draw:style-name="gr3" draw:text-style-name="P7" draw:layer="layout" svg:width="0.173cm" svg:height="0.538cm" svg:x="8.504cm" svg:y="1.96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715cm" svg:y="2.1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102cm" svg:y="2.15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58cm" svg:height="1.391cm" svg:x="9.859cm" svg:y="0.918cm" svg:viewBox="0 0 259 1392" draw:points="0,1392 55,1392 55,53 259,53 259,0 0,0">
            <text:p/>
          </draw:polygon>
          <draw:polygon draw:style-name="gr3" draw:text-style-name="P7" draw:layer="layout" svg:width="0.258cm" svg:height="1.391cm" svg:x="9.859cm" svg:y="2.309cm" svg:viewBox="0 0 259 1392" draw:points="0,1392 259,1392 259,1340 55,1340 55,0 0,0">
            <text:p/>
          </draw:polygon>
          <draw:path draw:style-name="gr3" draw:text-style-name="P7" draw:layer="layout" svg:width="0.386cm" svg:height="0.351cm" svg:x="10.144cm" svg:y="2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0.78cm" svg:y="2.0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1.64cm" svg:y="1.464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  <draw:polygon draw:style-name="gr3" draw:text-style-name="P7" draw:layer="layout" svg:width="0.388cm" svg:height="0.032cm" svg:x="11.602cm" svg:y="2.295cm" svg:viewBox="0 0 389 33" draw:points="194,33 0,33 0,0 389,0 389,33">
            <text:p/>
          </draw:polygon>
          <draw:path draw:style-name="gr3" draw:text-style-name="P7" draw:layer="layout" svg:width="0.344cm" svg:height="0.524cm" svg:x="11.625cm" svg:y="2.50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515cm" svg:height="0.517cm" svg:x="12.297cm" svg:y="2.0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3cm" svg:height="2.321cm" svg:x="13.112cm" svg:y="0.997cm" svg:viewBox="0 0 704 2322" svg:d="M107 1160l-102 202c-5 7-5 9-5 11s11 11 11 12l52-102 180 1039c23 0 28 0 32-20l429-2286c0-9-5-16-14-16-12 0-16 11-18 23l-397 2109z">
            <text:p/>
          </draw:path>
          <draw:polygon draw:style-name="gr3" draw:text-style-name="P7" draw:layer="layout" svg:width="6.705cm" svg:height="0.032cm" svg:x="13.8cm" svg:y="0.997cm" svg:viewBox="0 0 6706 33" draw:points="3353,33 0,33 0,0 6706,0 6706,33">
            <text:p/>
          </draw:polygon>
          <draw:path draw:style-name="gr3" draw:text-style-name="P7" draw:layer="layout" svg:width="0.381cm" svg:height="1.856cm" svg:x="13.96cm" svg:y="1.381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4.648cm" svg:y="2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5.284cm" svg:y="2.0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6.144cm" svg:y="1.46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0.388cm" svg:height="0.032cm" svg:x="16.106cm" svg:y="2.295cm" svg:viewBox="0 0 389 33" draw:points="194,33 0,33 0,0 389,0 389,33">
            <text:p/>
          </draw:polygon>
          <draw:path draw:style-name="gr3" draw:text-style-name="P7" draw:layer="layout" svg:width="0.344cm" svg:height="0.524cm" svg:x="16.128cm" svg:y="2.50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6.613cm" svg:y="1.381cm" svg:viewBox="0 0 382 1857" svg:d="M382 929c0-304-70-610-268-843-15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17.19cm" svg:y="1.21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737cm" svg:y="2.295cm" svg:viewBox="0 0 473 33" svg:d="M447 33c12 0 26 0 26-17 0-16-14-16-26-16h-421c-12 0-26 0-26 16 0 17 14 17 26 17z">
            <text:p/>
          </draw:path>
          <draw:path draw:style-name="gr3" draw:text-style-name="P7" draw:layer="layout" svg:width="0.381cm" svg:height="1.856cm" svg:x="18.608cm" svg:y="1.381cm" svg:viewBox="0 0 382 1857" svg:d="M382 1850c0-3-2-5-4-7-28-30-81-81-132-165-125-199-181-451-181-749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9.142cm" svg:y="1.464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388cm" svg:height="0.032cm" svg:x="19.108cm" svg:y="2.295cm" svg:viewBox="0 0 389 33" draw:points="194,33 0,33 0,0 389,0 389,33">
            <text:p/>
          </draw:polygon>
          <draw:path draw:style-name="gr3" draw:text-style-name="P7" draw:layer="layout" svg:width="0.344cm" svg:height="0.524cm" svg:x="19.131cm" svg:y="2.509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9.615cm" svg:y="1.381cm" svg:viewBox="0 0 382 1857" svg:d="M382 929c0-304-70-610-268-843-14-17-44-49-75-77-11-9-13-9-23-9-9 0-16 0-16 7 0 4 4 7 5 9 27 28 79 79 131 164 124 198 183 450 183 748 0 209-29 477-157 707-62 111-127 175-158 208-2 2-4 4-4 7 0 7 7 7 16 7 10 0 12 0 24-12 261-236 342-590 342-916z">
            <text:p/>
          </draw:path>
          <draw:path draw:style-name="gr3" draw:text-style-name="P7" draw:layer="layout" svg:width="0.24cm" svg:height="0.36cm" svg:x="20.192cm" svg:y="1.21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58cm" svg:height="1.391cm" svg:x="20.509cm" svg:y="0.918cm" svg:viewBox="0 0 259 1392" draw:points="206,1392 259,1392 259,0 0,0 0,53 206,53">
            <text:p/>
          </draw:polygon>
          <draw:polygon draw:style-name="gr3" draw:text-style-name="P7" draw:layer="layout" svg:width="0.258cm" svg:height="1.391cm" svg:x="20.509cm" svg:y="2.309cm" svg:viewBox="0 0 259 1392" draw:points="206,1340 0,1340 0,1392 259,1392 259,0 206,0">
            <text:p/>
          </draw:polygon>
        </draw:g>
        <draw:g xml:id="id317" draw:id="id317">
          <svg:title>TexMaths</svg:title>
          <svg:desc>24§display§= \int \frac{ 1 }{ \sqrt{16 + 6x -  x^2} }\ dx§svg§600§FALSE§</svg:desc>
          <draw:polygon draw:style-name="gr2" draw:text-style-name="P6" draw:layer="layout" svg:width="8.53cm" svg:height="1.848cm" svg:x="5.638cm" svg:y="7.158cm" svg:viewBox="0 0 8531 1849" draw:points="4266,1849 0,1849 0,0 8531,0 8531,1849">
            <text:p/>
          </draw:polygon>
          <draw:path draw:style-name="gr3" draw:text-style-name="P7" draw:layer="layout" svg:width="0.562cm" svg:height="0.199cm" svg:x="5.644cm" svg:y="7.9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3cm" svg:y="7.116cm" svg:viewBox="0 0 751 1876" svg:d="M40 1838c27 0 43-19 43-40 0-29-22-43-41-43-21 0-42 14-42 43 0 44 42 78 94 78 129 0 177-197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0.121cm" svg:y="7.13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5.373cm" svg:height="0.035cm" svg:x="7.572cm" svg:y="8.036cm" svg:viewBox="0 0 5374 36" draw:points="2688,36 0,36 0,0 5374,0 5374,36">
            <text:p/>
          </draw:polygon>
          <draw:path draw:style-name="gr3" draw:text-style-name="P7" draw:layer="layout" svg:width="0.66cm" svg:height="0.844cm" svg:x="7.633cm" svg:y="8.205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7" draw:layer="layout" svg:width="4.671cm" svg:height="0.035cm" svg:x="8.274cm" svg:y="8.205cm" svg:viewBox="0 0 4672 36" draw:points="2337,36 0,36 0,0 4672,0 4672,36">
            <text:p/>
          </draw:polygon>
          <draw:path draw:style-name="gr3" draw:text-style-name="P7" draw:layer="layout" svg:width="0.279cm" svg:height="0.564cm" svg:x="8.349cm" svg:y="8.3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8.731cm" svg:y="8.38cm" svg:viewBox="0 0 351 582" svg:d="M77 286v-21c0-213 105-244 148-244 21 0 55 6 75 35-14 0-47 0-47 36 0 27 20 41 39 41 13 0 38-8 38-41 0-52-36-92-107-92-108 0-223 109-223 296 0 226 98 286 177 286 94 0 174-79 174-190 0-108-75-190-169-190-57 0-88 44-105 84zM177 559c-52 0-79-52-83-63-15-41-15-108-15-123 0-66 27-152 103-152 14 0 52 0 79 54 15 30 15 75 15 115s0 82-15 113c-25 52-65 56-84 56z">
            <text:p/>
          </draw:path>
          <draw:path draw:style-name="gr3" draw:text-style-name="P7" draw:layer="layout" svg:width="0.562cm" svg:height="0.564cm" svg:x="9.353cm" svg:y="8.4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0.185cm" svg:y="8.38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3-15-41-15-108-15-123 0-66 27-152 103-152 14 0 52 0 79 54 15 30 15 75 15 115s0 82-15 113c-25 52-65 56-84 56z">
            <text:p/>
          </draw:path>
          <draw:path draw:style-name="gr3" draw:text-style-name="P7" draw:layer="layout" svg:width="0.421cm" svg:height="0.383cm" svg:x="10.596cm" svg:y="8.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15cm" svg:height="0.035cm" svg:x="11.31cm" svg:y="8.714cm" svg:viewBox="0 0 516 36" svg:d="M488 36c13 0 28 0 28-19 0-17-15-17-28-17h-459c-14 0-29 0-29 17 0 19 15 19 29 19z">
            <text:p/>
          </draw:path>
          <draw:path draw:style-name="gr3" draw:text-style-name="P7" draw:layer="layout" svg:width="0.421cm" svg:height="0.383cm" svg:x="12.109cm" svg:y="8.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262cm" svg:height="0.393cm" svg:x="12.604cm" svg:y="8.3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3.36cm" svg:y="7.679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13.791cm" svg:y="7.89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</draw:g>
        <draw:g xml:id="id312" draw:id="id312">
          <svg:title>TexMaths</svg:title>
          <svg:desc>24§display§\text {I}§svg§600§FALSE§</svg:desc>
          <draw:polygon draw:style-name="gr2" draw:text-style-name="P6" draw:layer="layout" svg:width="0.197cm" svg:height="0.493cm" svg:x="4.846cm" svg:y="5.147cm" svg:viewBox="0 0 198 494" draw:points="100,494 0,494 0,0 198,0 198,494">
            <text:p/>
          </draw:polygon>
          <draw:path draw:style-name="gr3" draw:text-style-name="P7" draw:layer="layout" svg:width="0.258cm" svg:height="0.577cm" svg:x="4.827cm" svg:y="5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1" draw:id="id311">
          <svg:title>TexMaths</svg:title>
          <svg:desc>26§display§\therefore§svg§600§FALSE§</svg:desc>
          <draw:polygon draw:style-name="gr2" draw:text-style-name="P6" draw:layer="layout" svg:width="0.49cm" svg:height="0.402cm" svg:x="3.608cm" svg:y="5.221cm" svg:viewBox="0 0 491 403" draw:points="246,403 0,403 0,0 491,0 491,403">
            <text:p/>
          </draw:polygon>
          <draw:path draw:style-name="gr3" draw:text-style-name="P7" draw:layer="layout" svg:width="0.555cm" svg:height="0.493cm" svg:x="3.589cm" svg:y="5.1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18" draw:id="id318">
          <svg:title>TexMaths</svg:title>
          <svg:desc>24§display§=  \int \frac{ 1 }{ \sqrt{16 - ( x^2 - 6x ) } }\ dx§svg§600§FALSE§</svg:desc>
          <draw:polygon draw:style-name="gr2" draw:text-style-name="P6" draw:layer="layout" svg:width="9.327cm" svg:height="2.017cm" svg:x="5.639cm" svg:y="9.659cm" svg:viewBox="0 0 9328 2018" draw:points="4664,2018 0,2018 0,0 9328,0 9328,2018">
            <text:p/>
          </draw:polygon>
          <draw:path draw:style-name="gr3" draw:text-style-name="P7" draw:layer="layout" svg:width="0.562cm" svg:height="0.199cm" svg:x="5.645cm" svg:y="10.4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534cm" svg:y="9.617cm" svg:viewBox="0 0 751 1875" svg:d="M40 1837c27 0 43-19 43-40 0-29-22-42-41-42-21 0-42 13-42 42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7" draw:layer="layout" svg:width="0.279cm" svg:height="0.563cm" svg:x="10.522cm" svg:y="9.632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7" draw:layer="layout" svg:width="6.17cm" svg:height="0.035cm" svg:x="7.573cm" svg:y="10.537cm" svg:viewBox="0 0 6171 36" draw:points="3086,36 0,36 0,0 6171,0 6171,36">
            <text:p/>
          </draw:polygon>
          <draw:path draw:style-name="gr3" draw:text-style-name="P7" draw:layer="layout" svg:width="0.769cm" svg:height="1.013cm" svg:x="7.665cm" svg:y="10.705cm" svg:viewBox="0 0 770 1014" svg:d="M265 1014c27 0 27 0 36-18l463-963c6-12 6-14 6-16 0-9-8-17-17-17-12 0-16 8-20 17l-435 908-181-418-117 90 13 13 60-46z">
            <text:p/>
          </draw:path>
          <draw:polygon draw:style-name="gr3" draw:text-style-name="P7" draw:layer="layout" svg:width="5.327cm" svg:height="0.035cm" svg:x="8.415cm" svg:y="10.705cm" svg:viewBox="0 0 5328 36" draw:points="2663,36 0,36 0,0 5328,0 5328,36">
            <text:p/>
          </draw:polygon>
          <draw:path draw:style-name="gr3" draw:text-style-name="P7" draw:layer="layout" svg:width="0.279cm" svg:height="0.563cm" svg:x="8.49cm" svg:y="10.899cm" svg:viewBox="0 0 280 564" svg:d="M175 21c0-19 0-21-19-21-54 54-129 54-156 54v27c17 0 67 0 111-23v439c0 31-2 40-78 40h-27v27c29-3 103-3 136-3 35 0 108 0 138 3v-27h-27c-76 0-78-9-78-40z">
            <text:p/>
          </draw:path>
          <draw:path draw:style-name="gr3" draw:text-style-name="P7" draw:layer="layout" svg:width="0.35cm" svg:height="0.581cm" svg:x="8.872cm" svg:y="10.899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" draw:text-style-name="P7" draw:layer="layout" svg:width="0.516cm" svg:height="0.035cm" svg:x="9.518cm" svg:y="11.233cm" svg:viewBox="0 0 517 36" svg:d="M488 36c13 0 29 0 29-19 0-17-16-17-29-17h-459c-14 0-29 0-29 17 0 19 15 19 29 19z">
            <text:p/>
          </draw:path>
          <draw:path draw:style-name="gr3" draw:text-style-name="P7" draw:layer="layout" svg:width="0.197cm" svg:height="0.844cm" svg:x="10.374cm" svg:y="10.8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0.643cm" svg:y="11.08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7" draw:layer="layout" svg:width="0.262cm" svg:height="0.393cm" svg:x="11.138cm" svg:y="10.824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7" draw:layer="layout" svg:width="0.516cm" svg:height="0.035cm" svg:x="11.737cm" svg:y="11.233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12.546cm" svg:y="10.899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" draw:text-style-name="P7" draw:layer="layout" svg:width="0.421cm" svg:height="0.383cm" svg:x="12.956cm" svg:y="11.08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7" draw:layer="layout" svg:width="0.197cm" svg:height="0.844cm" svg:x="13.461cm" svg:y="10.8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402cm" svg:height="0.596cm" svg:x="14.158cm" svg:y="10.179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14.589cm" svg:y="10.39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draw:g xml:id="id313" draw:id="id313">
          <svg:title>TexMaths</svg:title>
          <svg:desc>22§display§= \frac{1}{\sqrt{2}} \log \left[\  \frac{4x + 5}{4} + \sqrt{ x^2 + \frac{5x}{2} - \frac{7}{2} }\ \right]§svg§600§FALSE§</svg:desc>
          <draw:polygon draw:style-name="gr2" draw:text-style-name="P6" draw:layer="layout" svg:width="12.744cm" svg:height="2.241cm" svg:x="5.54cm" svg:y="4.26cm" svg:viewBox="0 0 12745 2242" draw:points="6373,2242 0,2242 0,0 12745,0 12745,2242">
            <text:p/>
          </draw:polygon>
          <draw:path draw:style-name="gr3" draw:text-style-name="P7" draw:layer="layout" svg:width="0.515cm" svg:height="0.182cm" svg:x="5.545cm" svg:y="5.2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802cm" svg:y="4.53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6.409cm" svg:y="5.365cm" svg:viewBox="0 0 1033 33" draw:points="516,33 0,33 0,0 1033,0 1033,33">
            <text:p/>
          </draw:polygon>
          <draw:path draw:style-name="gr3" draw:text-style-name="P7" draw:layer="layout" svg:width="0.604cm" svg:height="0.773cm" svg:x="6.467cm" svg:y="5.52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055cm" svg:y="5.52cm" svg:viewBox="0 0 389 33" draw:points="194,33 0,33 0,0 389,0 389,33">
            <text:p/>
          </draw:polygon>
          <draw:path draw:style-name="gr3" draw:text-style-name="P7" draw:layer="layout" svg:width="0.309cm" svg:height="0.516cm" svg:x="7.094cm" svg:y="5.67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173cm" svg:height="0.537cm" svg:x="7.689cm" svg:y="5.03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9cm" svg:y="5.22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285cm" svg:y="5.22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3cm" svg:height="2.32cm" svg:x="9.004cm" svg:y="4.221cm" svg:viewBox="0 0 231 2321" draw:points="0,2321 231,2321 231,2272 48,2272 48,48 231,48 231,0 0,0">
            <text:p/>
          </draw:polygon>
          <draw:path draw:style-name="gr3" draw:text-style-name="P7" draw:layer="layout" svg:width="0.344cm" svg:height="0.523cm" svg:x="9.614cm" svg:y="4.527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0.001cm" svg:y="4.7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635cm" svg:y="4.5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1.404cm" svg:y="4.53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7 53 141 141 141 90 0 169-74 169-172z">
            <text:p/>
          </draw:path>
          <draw:polygon draw:style-name="gr3" draw:text-style-name="P7" draw:layer="layout" svg:width="2.16cm" svg:height="0.032cm" svg:x="9.591cm" svg:y="5.365cm" svg:viewBox="0 0 2161 33" draw:points="1081,33 0,33 0,0 2161,0 2161,33">
            <text:p/>
          </draw:polygon>
          <draw:path draw:style-name="gr3" draw:text-style-name="P7" draw:layer="layout" svg:width="0.344cm" svg:height="0.523cm" svg:x="10.499cm" svg:y="5.581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12.06cm" svg:y="5.1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3cm" svg:height="1.855cm" svg:x="12.875cm" svg:y="4.328cm" svg:viewBox="0 0 704 1856" svg:d="M275 1703l-168-774-102 158c-5 8-5 9-5 11s11 11 11 12l52-82 180 828c25 0 28 0 32-19l427-1805c0-6 2-13 2-16 0-9-5-16-14-16-14 0-16 11-18 21z">
            <text:p/>
          </draw:path>
          <draw:polygon draw:style-name="gr3" draw:text-style-name="P7" draw:layer="layout" svg:width="4.265cm" svg:height="0.032cm" svg:x="13.563cm" svg:y="4.328cm" svg:viewBox="0 0 4266 33" draw:points="2133,33 0,33 0,0 4266,0 4266,33">
            <text:p/>
          </draw:polygon>
          <draw:path draw:style-name="gr3" draw:text-style-name="P7" draw:layer="layout" svg:width="0.386cm" svg:height="0.351cm" svg:x="13.585cm" svg:y="5.2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4.039cm" svg:y="4.99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4.567cm" svg:y="5.1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5.427cm" svg:y="4.536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7 55 141 141 141 90 0 169-74 169-172z">
            <text:p/>
          </draw:path>
          <draw:path draw:style-name="gr3" draw:text-style-name="P7" draw:layer="layout" svg:width="0.386cm" svg:height="0.351cm" svg:x="15.799cm" svg:y="4.7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83cm" svg:height="0.032cm" svg:x="15.388cm" svg:y="5.365cm" svg:viewBox="0 0 831 33" draw:points="415,33 0,33 0,0 831,0 831,33">
            <text:p/>
          </draw:polygon>
          <draw:path draw:style-name="gr3" draw:text-style-name="P7" draw:layer="layout" svg:width="0.309cm" svg:height="0.516cm" svg:x="15.649cm" svg:y="5.5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472cm" svg:height="0.032cm" svg:x="16.546cm" svg:y="5.365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7.391cm" svg:y="4.529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olygon draw:style-name="gr3" draw:text-style-name="P7" draw:layer="layout" svg:width="0.388cm" svg:height="0.032cm" svg:x="17.349cm" svg:y="5.365cm" svg:viewBox="0 0 389 33" draw:points="194,33 0,33 0,0 389,0 389,33">
            <text:p/>
          </draw:polygon>
          <draw:path draw:style-name="gr3" draw:text-style-name="P7" draw:layer="layout" svg:width="0.309cm" svg:height="0.516cm" svg:x="17.388cm" svg:y="5.5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7" draw:layer="layout" svg:width="0.23cm" svg:height="2.32cm" svg:x="18.093cm" svg:y="4.221cm" svg:viewBox="0 0 231 2321" draw:points="183,2272 0,2272 0,2321 231,2321 231,0 0,0 0,48 183,48">
            <text:p/>
          </draw:polygon>
        </draw:g>
        <draw:g xml:id="id319" draw:id="id319">
          <svg:title>TexMaths</svg:title>
          <svg:desc>24§display§=  \int \frac{ 1 }{ \sqrt{16 - ( x^2 - 2(x)(3) + 9 - 9 ) } }\ dx§svg§600§FALSE§</svg:desc>
          <draw:polygon draw:style-name="gr2" draw:text-style-name="P6" draw:layer="layout" svg:width="13.968cm" svg:height="2.017cm" svg:x="5.641cm" svg:y="12.159cm" svg:viewBox="0 0 13969 2018" draw:points="6983,2018 0,2018 0,0 13969,0 13969,2018">
            <text:p/>
          </draw:polygon>
          <draw:path draw:style-name="gr3" draw:text-style-name="P7" draw:layer="layout" svg:width="0.562cm" svg:height="0.199cm" svg:x="5.647cm" svg:y="12.9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536cm" svg:y="12.117cm" svg:viewBox="0 0 751 1875" svg:d="M40 1837c27 0 43-19 43-40 0-29-22-42-41-42-21 0-42 13-42 42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7" draw:layer="layout" svg:width="0.279cm" svg:height="0.563cm" svg:x="12.843cm" svg:y="12.132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7" draw:layer="layout" svg:width="10.809cm" svg:height="0.035cm" svg:x="7.575cm" svg:y="13.037cm" svg:viewBox="0 0 10810 36" draw:points="5405,36 0,36 0,0 10810,0 10810,36">
            <text:p/>
          </draw:polygon>
          <draw:path draw:style-name="gr3" draw:text-style-name="P7" draw:layer="layout" svg:width="0.769cm" svg:height="1.013cm" svg:x="7.667cm" svg:y="13.205cm" svg:viewBox="0 0 770 1014" svg:d="M265 1014c27 0 27 0 36-18l463-963c6-12 6-14 6-16 0-9-8-17-17-17-12 0-16 8-20 17l-435 908-181-418-117 90 13 13 60-46z">
            <text:p/>
          </draw:path>
          <draw:polygon draw:style-name="gr3" draw:text-style-name="P7" draw:layer="layout" svg:width="9.966cm" svg:height="0.035cm" svg:x="8.417cm" svg:y="13.205cm" svg:viewBox="0 0 9967 36" draw:points="4985,36 0,36 0,0 9967,0 9967,36">
            <text:p/>
          </draw:polygon>
          <draw:path draw:style-name="gr3" draw:text-style-name="P7" draw:layer="layout" svg:width="0.279cm" svg:height="0.563cm" svg:x="8.492cm" svg:y="13.399cm" svg:viewBox="0 0 280 564" svg:d="M175 21c0-19 0-21-19-21-54 54-129 54-156 54v27c17 0 67 0 111-23v439c0 31-2 40-78 40h-27v27c29-3 103-3 136-3 35 0 108 0 138 3v-27h-27c-76 0-78-9-78-40z">
            <text:p/>
          </draw:path>
          <draw:path draw:style-name="gr3" draw:text-style-name="P7" draw:layer="layout" svg:width="0.35cm" svg:height="0.581cm" svg:x="8.874cm" svg:y="13.399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" draw:text-style-name="P7" draw:layer="layout" svg:width="0.516cm" svg:height="0.035cm" svg:x="9.52cm" svg:y="13.733cm" svg:viewBox="0 0 517 36" svg:d="M488 36c13 0 29 0 29-19 0-17-16-17-29-17h-459c-14 0-29 0-29 17 0 19 15 19 29 19z">
            <text:p/>
          </draw:path>
          <draw:path draw:style-name="gr3" draw:text-style-name="P7" draw:layer="layout" svg:width="0.197cm" svg:height="0.844cm" svg:x="10.376cm" svg:y="13.3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0.645cm" svg:y="13.58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  <draw:path draw:style-name="gr3" draw:text-style-name="P7" draw:layer="layout" svg:width="0.262cm" svg:height="0.393cm" svg:x="11.14cm" svg:y="13.324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7" draw:layer="layout" svg:width="0.516cm" svg:height="0.035cm" svg:x="11.739cm" svg:y="13.733cm" svg:viewBox="0 0 517 36" svg:d="M488 36c13 0 29 0 29-19 0-17-16-17-29-17h-459c-14 0-29 0-29 17 0 19 15 19 29 19z">
            <text:p/>
          </draw:path>
          <draw:path draw:style-name="gr3" draw:text-style-name="P7" draw:layer="layout" svg:width="0.337cm" svg:height="0.563cm" svg:x="12.555cm" svg:y="13.39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197cm" svg:height="0.844cm" svg:x="13.018cm" svg:y="13.3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3.287cm" svg:y="13.587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7" draw:layer="layout" svg:width="0.197cm" svg:height="0.844cm" svg:x="13.792cm" svg:y="13.3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197cm" svg:height="0.844cm" svg:x="14.155cm" svg:y="13.32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4.435cm" svg:y="13.39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7" draw:layer="layout" svg:width="0.197cm" svg:height="0.844cm" svg:x="14.871cm" svg:y="13.3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562cm" svg:height="0.563cm" svg:x="15.386cm" svg:y="13.46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35cm" svg:height="0.581cm" svg:x="16.217cm" svg:y="13.399cm" svg:viewBox="0 0 351 582" svg:d="M276 294v27c0 199-88 238-138 238-13 0-59-2-82-31 36 0 44-25 44-38 0-27-21-41-40-41-14 0-39 8-39 42 0 56 46 91 117 91 110 0 213-116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516cm" svg:height="0.035cm" svg:x="16.86cm" svg:y="13.733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17.669cm" svg:y="13.399cm" svg:viewBox="0 0 351 582" svg:d="M276 294v27c0 199-88 238-138 238-15 0-59-2-82-31 36 0 44-25 44-38 0-27-21-41-40-41-14 0-39 8-39 42 0 56 46 91 117 91 110 0 213-116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8.104cm" svg:y="13.32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402cm" svg:height="0.596cm" svg:x="18.799cm" svg:y="12.67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421cm" svg:height="0.383cm" svg:x="19.23cm" svg:y="12.893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4" smil:attributeName="visibility" smil:to="visible"/>
                  <anim:animate smil:dur="0.5s" smil:fill="hold" smil:targetElement="id314" smil:attributeName="width" smil:values="width*0.05;width" smil:keyTimes="0;1"/>
                  <anim:animate smil:dur="0.5s" smil:fill="hold" smil:targetElement="id314" smil:attributeName="height" smil:values="height;height" smil:keyTimes="0;1"/>
                  <anim:animate smil:dur="0.5s" smil:fill="hold" smil:targetElement="id314" smil:attributeName="x" smil:values="x-.2;x" smil:keyTimes="0;1"/>
                  <anim:animate smil:dur="0.5s" smil:fill="hold" smil:targetElement="id314" smil:attributeName="y" smil:values="y;y" smil:keyTimes="0;1"/>
                  <anim:transitionFilter smil:dur="0.5s" smil:targetElement="id3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5" smil:attributeName="visibility" smil:to="visible"/>
                  <anim:animate smil:dur="0.5s" smil:fill="hold" smil:targetElement="id315" smil:attributeName="width" smil:values="width*0.05;width" smil:keyTimes="0;1"/>
                  <anim:animate smil:dur="0.5s" smil:fill="hold" smil:targetElement="id315" smil:attributeName="height" smil:values="height;height" smil:keyTimes="0;1"/>
                  <anim:animate smil:dur="0.5s" smil:fill="hold" smil:targetElement="id315" smil:attributeName="x" smil:values="x-.2;x" smil:keyTimes="0;1"/>
                  <anim:animate smil:dur="0.5s" smil:fill="hold" smil:targetElement="id315" smil:attributeName="y" smil:values="y;y" smil:keyTimes="0;1"/>
                  <anim:transitionFilter smil:dur="0.5s" smil:targetElement="id31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16" smil:attributeName="visibility" smil:to="visible"/>
                  <anim:animate smil:dur="0.5s" smil:fill="hold" smil:targetElement="id316" smil:attributeName="width" smil:values="width*0.05;width" smil:keyTimes="0;1"/>
                  <anim:animate smil:dur="0.5s" smil:fill="hold" smil:targetElement="id316" smil:attributeName="height" smil:values="height;height" smil:keyTimes="0;1"/>
                  <anim:animate smil:dur="0.5s" smil:fill="hold" smil:targetElement="id316" smil:attributeName="x" smil:values="x-.2;x" smil:keyTimes="0;1"/>
                  <anim:animate smil:dur="0.5s" smil:fill="hold" smil:targetElement="id316" smil:attributeName="y" smil:values="y;y" smil:keyTimes="0;1"/>
                  <anim:transitionFilter smil:dur="0.5s" smil:targetElement="id31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20" draw:id="id320">
          <svg:title>TexMaths</svg:title>
          <svg:desc>24§display§\text {I}§svg§600§FALSE§</svg:desc>
          <draw:polygon draw:style-name="gr2" draw:text-style-name="P6" draw:layer="layout" svg:width="0.197cm" svg:height="0.493cm" svg:x="4.946cm" svg:y="1.346cm" svg:viewBox="0 0 198 494" draw:points="100,494 0,494 0,0 198,0 198,494">
            <text:p/>
          </draw:polygon>
          <draw:path draw:style-name="gr3" draw:text-style-name="P7" draw:layer="layout" svg:width="0.258cm" svg:height="0.577cm" svg:x="4.927cm" svg:y="1.3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1" draw:id="id321">
          <svg:title>TexMaths</svg:title>
          <svg:desc>22§display§=  \int \frac{ 1 }{ \sqrt{ 7 -  ( x - 3 )^2 + 9 } }\ dx §svg§600§FALSE§</svg:desc>
          <draw:polygon draw:style-name="gr2" draw:text-style-name="P6" draw:layer="layout" svg:width="9.054cm" svg:height="1.849cm" svg:x="5.643cm" svg:y="0.766cm" svg:viewBox="0 0 9055 1850" draw:points="4527,1850 0,1850 0,0 9055,0 9055,1850">
            <text:p/>
          </draw:polygon>
          <draw:path draw:style-name="gr3" draw:text-style-name="P7" draw:layer="layout" svg:width="0.515cm" svg:height="0.182cm" svg:x="5.648cm" svg:y="1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3cm" svg:y="0.727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371cm" svg:y="0.74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16cm" svg:height="0.032cm" svg:x="7.416cm" svg:y="1.57cm" svg:viewBox="0 0 6161 33" draw:points="3080,33 0,33 0,0 6161,0 6161,33">
            <text:p/>
          </draw:polygon>
          <draw:path draw:style-name="gr3" draw:text-style-name="P7" draw:layer="layout" svg:width="0.705cm" svg:height="0.928cm" svg:x="7.5cm" svg:y="1.72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5.387cm" svg:height="0.032cm" svg:x="8.188cm" svg:y="1.725cm" svg:viewBox="0 0 5388 33" draw:points="2693,33 0,33 0,0 5388,0 5388,33">
            <text:p/>
          </draw:polygon>
          <draw:path draw:style-name="gr3" draw:text-style-name="P7" draw:layer="layout" svg:width="0.332cm" svg:height="0.541cm" svg:x="8.232cm" svg:y="1.894cm" svg:viewBox="0 0 333 542" svg:d="M326 53c7-11 7-13 7-28h-189c-95 0-96-11-98-25h-20l-26 160h19c2-12 9-61 20-70 5-6 67-6 75-6h162c-8 13-70 97-88 124-68 103-95 211-95 290 0 9 0 44 35 44 37 0 37-35 37-44v-39c0-42 2-86 8-126 3-18 14-85 49-134z">
            <text:p/>
          </draw:path>
          <draw:path draw:style-name="gr3" draw:text-style-name="P7" draw:layer="layout" svg:width="0.472cm" svg:height="0.032cm" svg:x="8.811cm" svg:y="2.20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9.596cm" svg:y="1.837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386cm" svg:height="0.351cm" svg:x="9.845cm" svg:y="2.075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499cm" svg:y="2.20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24cm" svg:y="1.903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1.64cm" svg:y="1.837cm" svg:viewBox="0 0 181 774" svg:d="M181 387c0-60-8-153-51-241-47-95-114-146-123-146-3 0-7 4-7 7 0 4 0 5 14 19 78 76 122 199 122 361 0 132-29 269-125 366-11 11-11 13-11 14 0 6 4 7 7 7 9 0 79-52 125-151 41-84 49-171 49-236z">
            <text:p/>
          </draw:path>
          <draw:path draw:style-name="gr3" draw:text-style-name="P7" draw:layer="layout" svg:width="0.24cm" svg:height="0.36cm" svg:x="11.93cm" svg:y="1.83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459cm" svg:y="1.96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3.221cm" svg:y="1.903cm" svg:viewBox="0 0 322 533" svg:d="M253 269v25c0 183-80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13.956cm" svg:y="1.24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4.351cm" svg:y="1.43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322" draw:id="id322">
          <svg:title>TexMaths</svg:title>
          <svg:desc>22§display§=  \int \frac{ 1 }{ \sqrt{ 16 - ( x - 3 )^2 } }\ dx §svg§600§FALSE§</svg:desc>
          <draw:polygon draw:style-name="gr2" draw:text-style-name="P6" draw:layer="layout" svg:width="8.108cm" svg:height="1.849cm" svg:x="5.644cm" svg:y="2.868cm" svg:viewBox="0 0 8109 1850" draw:points="4055,1850 0,1850 0,0 8109,0 8109,1850">
            <text:p/>
          </draw:polygon>
          <draw:path draw:style-name="gr3" draw:text-style-name="P7" draw:layer="layout" svg:width="0.515cm" svg:height="0.182cm" svg:x="5.649cm" svg:y="3.5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2.82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9.898cm" svg:y="2.84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214cm" svg:height="0.032cm" svg:x="7.416cm" svg:y="3.672cm" svg:viewBox="0 0 5215 33" draw:points="2608,33 0,33 0,0 5215,0 5215,33">
            <text:p/>
          </draw:polygon>
          <draw:path draw:style-name="gr3" draw:text-style-name="P7" draw:layer="layout" svg:width="0.705cm" svg:height="0.928cm" svg:x="7.501cm" svg:y="3.82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441cm" svg:height="0.032cm" svg:x="8.189cm" svg:y="3.827cm" svg:viewBox="0 0 4442 33" draw:points="2221,33 0,33 0,0 4442,0 4442,33">
            <text:p/>
          </draw:polygon>
          <draw:path draw:style-name="gr3" draw:text-style-name="P7" draw:layer="layout" svg:width="0.256cm" svg:height="0.516cm" svg:x="8.258cm" svg:y="4.00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8.608cm" svg:y="4.005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ath draw:style-name="gr3" draw:text-style-name="P7" draw:layer="layout" svg:width="0.472cm" svg:height="0.032cm" svg:x="9.199cm" svg:y="4.31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9.984cm" svg:y="3.9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231cm" svg:y="4.1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0.887cm" svg:y="4.31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628cm" svg:y="4.00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2.026cm" svg:y="3.93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316cm" svg:y="3.93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012cm" svg:y="3.34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3.406cm" svg:y="3.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23" draw:id="id323">
          <svg:title>TexMaths</svg:title>
          <svg:desc>22§display§=  \int \frac{ 1 }{ \sqrt{ (4)^2 -  ( x - 3 )^2 } }\ dx §svg§600§FALSE§</svg:desc>
          <draw:polygon draw:style-name="gr2" draw:text-style-name="P6" draw:layer="layout" svg:width="8.669cm" svg:height="1.849cm" svg:x="5.644cm" svg:y="5.27cm" svg:viewBox="0 0 8670 1850" draw:points="4335,1850 0,1850 0,0 8670,0 8670,1850">
            <text:p/>
          </draw:polygon>
          <draw:path draw:style-name="gr3" draw:text-style-name="P7" draw:layer="layout" svg:width="0.515cm" svg:height="0.182cm" svg:x="5.649cm" svg:y="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464cm" svg:y="5.23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179cm" svg:y="5.24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75cm" svg:height="0.032cm" svg:x="7.416cm" svg:y="6.074cm" svg:viewBox="0 0 5776 33" draw:points="2888,33 0,33 0,0 5776,0 5776,33">
            <text:p/>
          </draw:polygon>
          <draw:path draw:style-name="gr3" draw:text-style-name="P7" draw:layer="layout" svg:width="0.705cm" svg:height="0.928cm" svg:x="7.501cm" svg:y="6.229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003cm" svg:height="0.032cm" svg:x="8.189cm" svg:y="6.229cm" svg:viewBox="0 0 5004 33" draw:points="2501,33 0,33 0,0 5004,0 5004,33">
            <text:p/>
          </draw:polygon>
          <draw:path draw:style-name="gr3" draw:text-style-name="P7" draw:layer="layout" svg:width="0.18cm" svg:height="0.773cm" svg:x="8.266cm" svg:y="6.3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3cm" svg:x="8.511cm" svg:y="6.398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8.921cm" svg:y="6.3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211cm" svg:y="6.33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761cm" svg:y="6.71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0.545cm" svg:y="6.3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792cm" svg:y="6.5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1.448cm" svg:y="6.71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89cm" svg:y="6.40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2.587cm" svg:y="6.3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877cm" svg:y="6.33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573cm" svg:y="5.74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3.967cm" svg:y="5.9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26" draw:id="id326">
          <svg:title>TexMaths</svg:title>
          <svg:desc>24§display§= \sin^{-1}\left( \frac{x - 3}{4} \right) \ + \ c§svg§600§FALSE§</svg:desc>
          <draw:polygon draw:style-name="gr2" draw:text-style-name="P6" draw:layer="layout" svg:width="8.225cm" svg:height="1.941cm" svg:x="5.649cm" svg:y="7.675cm" svg:viewBox="0 0 8226 1942" draw:points="4113,1942 0,1942 0,0 8226,0 8226,1942">
            <text:p/>
          </draw:polygon>
          <draw:path draw:style-name="gr3" draw:text-style-name="P7" draw:layer="layout" svg:width="0.562cm" svg:height="0.199cm" svg:x="5.655cm" svg:y="8.5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7cm" svg:height="0.389cm" svg:x="6.525cm" svg:y="8.4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6.859cm" svg:y="8.2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091cm" svg:y="8.4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7.596cm" svg:y="8.3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124cm" svg:y="8.109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8.754cm" svg:y="7.633cm" svg:viewBox="0 0 417 2026" svg:d="M417 2018c0-4-2-5-4-7-31-33-89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421cm" svg:height="0.383cm" svg:x="9.326cm" svg:y="7.91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7" draw:layer="layout" svg:width="0.516cm" svg:height="0.035cm" svg:x="10.04cm" svg:y="8.057cm" svg:viewBox="0 0 517 36" svg:d="M488 36c13 0 29 0 29-19 0-17-16-17-29-17h-459c-14 0-29 0-29 17 0 19 15 19 29 19z">
            <text:p/>
          </draw:path>
          <draw:path draw:style-name="gr3" draw:text-style-name="P7" draw:layer="layout" svg:width="0.35cm" svg:height="0.581cm" svg:x="10.851cm" svg:y="7.72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7" draw:layer="layout" svg:width="1.936cm" svg:height="0.035cm" svg:x="9.301cm" svg:y="8.628cm" svg:viewBox="0 0 1937 36" draw:points="968,36 0,36 0,0 1937,0 1937,36">
            <text:p/>
          </draw:polygon>
          <draw:path draw:style-name="gr3" draw:text-style-name="P7" draw:layer="layout" svg:width="0.375cm" svg:height="0.571cm" svg:x="10.081cm" svg:y="8.864cm" svg:viewBox="0 0 376 572" svg:d="M225 434v73c0 31 0 40-64 40h-17v25c35-2 79-2 113-2 37 0 81 0 116 2v-25h-18c-63 0-65-9-65-40v-73h86v-27h-86v-386c0-15 0-21-14-21-7 0-9 0-15 10l-261 397v27zM230 407h-207l207-315z">
            <text:p/>
          </draw:path>
          <draw:path draw:style-name="gr3" draw:text-style-name="P7" draw:layer="layout" svg:width="0.416cm" svg:height="2.025cm" svg:x="11.367cm" svg:y="7.63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2.475cm" svg:y="8.36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3.587cm" svg:y="8.484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324" draw:id="id324">
          <svg:title>TexMaths</svg:title>
          <svg:desc>26§display§\therefore§svg§600§FALSE§</svg:desc>
          <draw:polygon draw:style-name="gr2" draw:text-style-name="P6" draw:layer="layout" svg:width="0.49cm" svg:height="0.402cm" svg:x="3.408cm" svg:y="8.421cm" svg:viewBox="0 0 491 403" draw:points="246,403 0,403 0,0 491,0 491,403">
            <text:p/>
          </draw:polygon>
          <draw:path draw:style-name="gr3" draw:text-style-name="P7" draw:layer="layout" svg:width="0.555cm" svg:height="0.493cm" svg:x="3.389cm" svg:y="8.3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25" draw:id="id325">
          <svg:title>TexMaths</svg:title>
          <svg:desc>24§display§\text {I}§svg§600§FALSE§</svg:desc>
          <draw:polygon draw:style-name="gr2" draw:text-style-name="P6" draw:layer="layout" svg:width="0.197cm" svg:height="0.493cm" svg:x="4.947cm" svg:y="8.346cm" svg:viewBox="0 0 198 494" draw:points="100,494 0,494 0,0 198,0 198,494">
            <text:p/>
          </draw:polygon>
          <draw:path draw:style-name="gr3" draw:text-style-name="P7" draw:layer="layout" svg:width="0.258cm" svg:height="0.577cm" svg:x="4.928cm" svg:y="8.3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7" draw:id="id327">
          <svg:title>TexMaths</svg:title>
          <svg:desc>26§display§\text {(14)}§svg§600§FALSE§</svg:desc>
          <draw:polygon draw:style-name="gr2" draw:text-style-name="P6" draw:layer="layout" svg:width="1.443cm" svg:height="0.823cm" svg:x="1.42cm" svg:y="10.654cm" svg:viewBox="0 0 1444 824" draw:points="722,824 0,824 0,0 1444,0 1444,824">
            <text:p/>
          </draw:polygon>
          <draw:path draw:style-name="gr3" draw:text-style-name="P7" draw:layer="layout" svg:width="0.213cm" svg:height="0.914cm" svg:x="1.464cm" svg:y="10.608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11cm" svg:y="10.685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407cm" svg:height="0.619cm" svg:x="2.213cm" svg:y="10.675cm" svg:viewBox="0 0 408 620" svg:d="M243 470v79c0 33 0 44-68 44h-19v27c38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213cm" svg:height="0.914cm" svg:x="2.696cm" svg:y="10.6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28" draw:id="id328">
          <svg:title>TexMaths</svg:title>
          <svg:desc>24§display§\text {Let,}§svg§600§FALSE§</svg:desc>
          <draw:polygon draw:style-name="gr2" draw:text-style-name="P6" draw:layer="layout" svg:width="1.318cm" svg:height="0.655cm" svg:x="3.237cm" svg:y="10.747cm" svg:viewBox="0 0 1319 656" draw:points="659,656 0,656 0,0 1319,0 1319,656">
            <text:p/>
          </draw:polygon>
          <draw:path draw:style-name="gr3" draw:text-style-name="P7" draw:layer="layout" svg:width="0.464cm" svg:height="0.577cm" svg:x="3.222cm" svg:y="10.7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6cm" svg:y="10.9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3cm" svg:y="10.7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7cm" svg:y="11.1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9" draw:id="id329">
          <svg:title>TexMaths</svg:title>
          <svg:desc>24§display§\text {I}§svg§600§FALSE§</svg:desc>
          <draw:polygon draw:style-name="gr2" draw:text-style-name="P6" draw:layer="layout" svg:width="0.197cm" svg:height="0.493cm" svg:x="4.943cm" svg:y="10.747cm" svg:viewBox="0 0 198 494" draw:points="100,494 0,494 0,0 198,0 198,494">
            <text:p/>
          </draw:polygon>
          <draw:path draw:style-name="gr3" draw:text-style-name="P7" draw:layer="layout" svg:width="0.258cm" svg:height="0.577cm" svg:x="4.924cm" svg:y="10.7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0" draw:id="id330">
          <svg:title>TexMaths</svg:title>
          <svg:desc>24§display§= \int \frac{ 1 }{ \sqrt{15 + 6x  - 9x^2} }\ dx§svg§600§FALSE§</svg:desc>
          <draw:polygon draw:style-name="gr2" draw:text-style-name="P6" draw:layer="layout" svg:width="8.952cm" svg:height="1.848cm" svg:x="5.64cm" svg:y="10.058cm" svg:viewBox="0 0 8953 1849" draw:points="4477,1849 0,1849 0,0 8953,0 8953,1849">
            <text:p/>
          </draw:polygon>
          <draw:path draw:style-name="gr3" draw:text-style-name="P7" draw:layer="layout" svg:width="0.562cm" svg:height="0.199cm" svg:x="5.646cm" svg:y="10.8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5cm" svg:y="10.016cm" svg:viewBox="0 0 751 1876" svg:d="M40 1838c27 0 43-19 43-40 0-29-22-43-41-43-21 0-42 14-42 43 0 44 42 78 94 78 129 0 177-197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0.334cm" svg:y="10.03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5.795cm" svg:height="0.035cm" svg:x="7.573cm" svg:y="10.936cm" svg:viewBox="0 0 5796 36" draw:points="2897,36 0,36 0,0 5796,0 5796,36">
            <text:p/>
          </draw:polygon>
          <draw:path draw:style-name="gr3" draw:text-style-name="P7" draw:layer="layout" svg:width="0.659cm" svg:height="0.844cm" svg:x="7.635cm" svg:y="11.105cm" svg:viewBox="0 0 660 845" svg:d="M267 757l-148-329c-6-13-11-13-13-13 0 0-6 0-14 6l-80 61c-12 8-12 12-12 14 0 3 2 9 8 9 5 0 21-11 28-19 6-4 20-14 27-19l167 365c6 13 12 13 20 13 11 0 13-4 21-15l384-795c5-14 5-16 5-18 0-9-7-17-17-17-7 0-13 4-19 17z">
            <text:p/>
          </draw:path>
          <draw:polygon draw:style-name="gr3" draw:text-style-name="P7" draw:layer="layout" svg:width="5.093cm" svg:height="0.035cm" svg:x="8.276cm" svg:y="11.105cm" svg:viewBox="0 0 5094 36" draw:points="2546,36 0,36 0,0 5094,0 5094,36">
            <text:p/>
          </draw:polygon>
          <draw:path draw:style-name="gr3" draw:text-style-name="P7" draw:layer="layout" svg:width="0.279cm" svg:height="0.564cm" svg:x="8.351cm" svg:y="11.2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81cm" svg:x="8.741cm" svg:y="11.2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3 58 154 154 154 98 0 184-81 184-188z">
            <text:p/>
          </draw:path>
          <draw:path draw:style-name="gr3" draw:text-style-name="P7" draw:layer="layout" svg:width="0.562cm" svg:height="0.564cm" svg:x="9.355cm" svg:y="11.3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10.186cm" svg:y="11.28cm" svg:viewBox="0 0 351 582" svg:d="M77 286v-21c0-213 105-244 148-244 21 0 55 6 75 35-14 0-47 0-47 36 0 27 20 41 39 41 13 0 38-8 38-41 0-52-36-92-107-92-108 0-223 109-223 296 0 226 98 286 177 286 94 0 174-79 174-190 0-108-75-190-169-190-57 0-88 44-105 84zM177 559c-54 0-79-52-83-63-15-41-15-108-15-123 0-66 27-152 103-152 14 0 52 0 79 54 15 30 15 75 15 115s0 82-15 113c-25 52-65 56-84 56z">
            <text:p/>
          </draw:path>
          <draw:path draw:style-name="gr3" draw:text-style-name="P7" draw:layer="layout" svg:width="0.421cm" svg:height="0.383cm" svg:x="10.597cm" svg:y="11.4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8 92-86 111-113 111-33 0-46-27-46-56 0-19 6-36 15-75z">
            <text:p/>
          </draw:path>
          <draw:path draw:style-name="gr3" draw:text-style-name="P7" draw:layer="layout" svg:width="0.515cm" svg:height="0.035cm" svg:x="11.312cm" svg:y="11.614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2.122cm" svg:y="11.28cm" svg:viewBox="0 0 351 582" svg:d="M276 294v27c0 199-88 238-138 238-15 0-59-2-82-31 36 0 44-25 44-38 0-27-21-41-40-41-14 0-39 8-39 43 0 55 46 90 117 90 110 0 213-115 213-296 0-228-98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421cm" svg:height="0.383cm" svg:x="12.531cm" svg:y="11.4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262cm" svg:height="0.393cm" svg:x="13.026cm" svg:y="11.2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3.784cm" svg:y="10.57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421cm" svg:height="0.383cm" svg:x="14.213cm" svg:y="10.79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</draw:g>
        <draw:g xml:id="id331" draw:id="id331">
          <svg:title>TexMaths</svg:title>
          <svg:desc>24§display§= \int \frac{ 1 }{ \sqrt{15 - ( 9x^2 - 6x ) } }\ dx§svg§600§FALSE§</svg:desc>
          <draw:polygon draw:style-name="gr2" draw:text-style-name="P6" draw:layer="layout" svg:width="9.749cm" svg:height="2.017cm" svg:x="5.641cm" svg:y="12.458cm" svg:viewBox="0 0 9750 2018" draw:points="4875,2018 0,2018 0,0 9750,0 9750,2018">
            <text:p/>
          </draw:polygon>
          <draw:path draw:style-name="gr3" draw:text-style-name="P7" draw:layer="layout" svg:width="0.562cm" svg:height="0.199cm" svg:x="5.647cm" svg:y="13.2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4cm" svg:x="6.536cm" svg:y="12.416cm" svg:viewBox="0 0 751 1875" svg:d="M40 1837c27 0 43-19 43-40 0-29-22-42-41-42-21 0-42 13-42 42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7" draw:layer="layout" svg:width="0.279cm" svg:height="0.563cm" svg:x="10.735cm" svg:y="12.431cm" svg:viewBox="0 0 280 564" svg:d="M175 21c0-19 0-21-19-21-54 54-129 54-156 54v27c17 0 67 0 111-23v439c0 31-2 40-78 40h-27v27c29-3 103-3 136-3 35 0 108 0 138 3v-27h-27c-76 0-78-9-78-40z">
            <text:p/>
          </draw:path>
          <draw:polygon draw:style-name="gr3" draw:text-style-name="P7" draw:layer="layout" svg:width="6.592cm" svg:height="0.035cm" svg:x="7.574cm" svg:y="13.336cm" svg:viewBox="0 0 6593 36" draw:points="3297,36 0,36 0,0 6593,0 6593,36">
            <text:p/>
          </draw:polygon>
          <draw:path draw:style-name="gr3" draw:text-style-name="P7" draw:layer="layout" svg:width="0.769cm" svg:height="1.013cm" svg:x="7.667cm" svg:y="13.504cm" svg:viewBox="0 0 770 1014" svg:d="M265 1014c27 0 27 0 36-18l463-963c6-12 6-14 6-16 0-9-8-17-17-17-12 0-16 8-20 17l-435 908-181-418-117 90 13 13 60-46z">
            <text:p/>
          </draw:path>
          <draw:polygon draw:style-name="gr3" draw:text-style-name="P7" draw:layer="layout" svg:width="5.749cm" svg:height="0.035cm" svg:x="8.417cm" svg:y="13.504cm" svg:viewBox="0 0 5750 36" draw:points="2874,36 0,36 0,0 5750,0 5750,36">
            <text:p/>
          </draw:polygon>
          <draw:path draw:style-name="gr3" draw:text-style-name="P7" draw:layer="layout" svg:width="0.279cm" svg:height="0.563cm" svg:x="8.492cm" svg:y="13.698cm" svg:viewBox="0 0 280 564" svg:d="M175 21c0-19 0-21-19-21-54 54-129 54-156 54v27c17 0 67 0 111-23v439c0 31-2 40-78 40h-27v27c29-3 103-3 136-3 35 0 108 0 138 3v-27h-27c-76 0-78-9-78-40z">
            <text:p/>
          </draw:path>
          <draw:path draw:style-name="gr3" draw:text-style-name="P7" draw:layer="layout" svg:width="0.337cm" svg:height="0.581cm" svg:x="8.882cm" svg:y="13.698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3 60 154 154 154 98 0 184-81 184-188z">
            <text:p/>
          </draw:path>
          <draw:path draw:style-name="gr3" draw:text-style-name="P7" draw:layer="layout" svg:width="0.515cm" svg:height="0.035cm" svg:x="9.519cm" svg:y="14.032cm" svg:viewBox="0 0 516 36" svg:d="M488 36c13 0 28 0 28-19 0-17-15-17-28-17h-459c-14 0-29 0-29 17 0 19 15 19 29 19z">
            <text:p/>
          </draw:path>
          <draw:path draw:style-name="gr3" draw:text-style-name="P7" draw:layer="layout" svg:width="0.197cm" svg:height="0.844cm" svg:x="10.376cm" svg:y="13.62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35cm" svg:height="0.581cm" svg:x="10.656cm" svg:y="13.698cm" svg:viewBox="0 0 351 582" svg:d="M276 294v27c0 199-88 238-138 238-15 0-59-2-82-31 36 0 44-25 44-38 0-27-21-41-40-41-14 0-39 8-39 42 0 56 46 91 117 91 110 0 213-116 213-296 0-228-98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" draw:text-style-name="P7" draw:layer="layout" svg:width="0.421cm" svg:height="0.383cm" svg:x="11.067cm" svg:y="13.88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7" draw:layer="layout" svg:width="0.262cm" svg:height="0.393cm" svg:x="11.562cm" svg:y="13.62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7" draw:layer="layout" svg:width="0.515cm" svg:height="0.035cm" svg:x="12.159cm" svg:y="14.032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2.97cm" svg:y="13.698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ath draw:style-name="gr3" draw:text-style-name="P7" draw:layer="layout" svg:width="0.421cm" svg:height="0.383cm" svg:x="13.381cm" svg:y="13.88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7" draw:layer="layout" svg:width="0.197cm" svg:height="0.844cm" svg:x="13.885cm" svg:y="13.62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402cm" svg:height="0.596cm" svg:x="14.582cm" svg:y="12.97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421cm" svg:height="0.383cm" svg:x="15.011cm" svg:y="13.19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7" smil:attributeName="visibility" smil:to="visible"/>
                  <anim:animate smil:dur="0.5s" smil:fill="hold" smil:targetElement="id327" smil:attributeName="width" smil:values="width*0.05;width" smil:keyTimes="0;1"/>
                  <anim:animate smil:dur="0.5s" smil:fill="hold" smil:targetElement="id327" smil:attributeName="height" smil:values="height;height" smil:keyTimes="0;1"/>
                  <anim:animate smil:dur="0.5s" smil:fill="hold" smil:targetElement="id327" smil:attributeName="x" smil:values="x-.2;x" smil:keyTimes="0;1"/>
                  <anim:animate smil:dur="0.5s" smil:fill="hold" smil:targetElement="id327" smil:attributeName="y" smil:values="y;y" smil:keyTimes="0;1"/>
                  <anim:transitionFilter smil:dur="0.5s" smil:targetElement="id32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9" smil:attributeName="visibility" smil:to="visible"/>
                  <anim:animate smil:dur="0.5s" smil:fill="hold" smil:targetElement="id329" smil:attributeName="width" smil:values="width*0.05;width" smil:keyTimes="0;1"/>
                  <anim:animate smil:dur="0.5s" smil:fill="hold" smil:targetElement="id329" smil:attributeName="height" smil:values="height;height" smil:keyTimes="0;1"/>
                  <anim:animate smil:dur="0.5s" smil:fill="hold" smil:targetElement="id329" smil:attributeName="x" smil:values="x-.2;x" smil:keyTimes="0;1"/>
                  <anim:animate smil:dur="0.5s" smil:fill="hold" smil:targetElement="id329" smil:attributeName="y" smil:values="y;y" smil:keyTimes="0;1"/>
                  <anim:transitionFilter smil:dur="0.5s" smil:targetElement="id32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38" draw:id="id338">
          <svg:title>TexMaths</svg:title>
          <svg:desc>26§display§\therefore§svg§600§FALSE§</svg:desc>
          <draw:polygon draw:style-name="gr2" draw:text-style-name="P6" draw:layer="layout" svg:width="0.49cm" svg:height="0.402cm" svg:x="4.208cm" svg:y="10.722cm" svg:viewBox="0 0 491 403" draw:points="246,403 0,403 0,0 491,0 491,403">
            <text:p/>
          </draw:polygon>
          <draw:path draw:style-name="gr3" draw:text-style-name="P7" draw:layer="layout" svg:width="0.555cm" svg:height="0.493cm" svg:x="4.189cm" svg:y="10.6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39" draw:id="id339">
          <svg:title>TexMaths</svg:title>
          <svg:desc>24§display§\text {I}§svg§600§FALSE§</svg:desc>
          <draw:polygon draw:style-name="gr2" draw:text-style-name="P6" draw:layer="layout" svg:width="0.197cm" svg:height="0.493cm" svg:x="5.547cm" svg:y="10.647cm" svg:viewBox="0 0 198 494" draw:points="100,494 0,494 0,0 198,0 198,494">
            <text:p/>
          </draw:polygon>
          <draw:path draw:style-name="gr3" draw:text-style-name="P7" draw:layer="layout" svg:width="0.258cm" svg:height="0.577cm" svg:x="5.528cm" svg:y="10.6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2" draw:id="id332">
          <svg:title>TexMaths</svg:title>
          <svg:desc>24§display§\text {I}§svg§600§FALSE§</svg:desc>
          <draw:polygon draw:style-name="gr2" draw:text-style-name="P6" draw:layer="layout" svg:width="0.197cm" svg:height="0.493cm" svg:x="5.644cm" svg:y="1.247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33" draw:id="id333">
          <svg:title>TexMaths</svg:title>
          <svg:desc>22§display§= \int \frac{ 1 }{ \sqrt{15 - [\  (3x)^2 - 2(3x)(1) + 1 - 1 \  ]  } }\ dx§svg§600§FALSE§</svg:desc>
          <draw:polygon draw:style-name="gr2" draw:text-style-name="P6" draw:layer="layout" svg:width="14.52cm" svg:height="1.849cm" svg:x="6.332cm" svg:y="0.657cm" svg:viewBox="0 0 14521 1850" draw:points="7260,1850 0,1850 0,0 14521,0 14521,1850">
            <text:p/>
          </draw:polygon>
          <draw:path draw:style-name="gr3" draw:text-style-name="P7" draw:layer="layout" svg:width="0.515cm" svg:height="0.182cm" svg:x="6.337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2cm" svg:y="0.61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3.792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1.627cm" svg:height="0.032cm" svg:x="8.104cm" svg:y="1.461cm" svg:viewBox="0 0 11628 33" draw:points="5813,33 0,33 0,0 11628,0 11628,33">
            <text:p/>
          </draw:polygon>
          <draw:path draw:style-name="gr3" draw:text-style-name="P7" draw:layer="layout" svg:width="0.705cm" svg:height="0.928cm" svg:x="8.189cm" svg:y="1.616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10.853cm" svg:height="0.032cm" svg:x="8.877cm" svg:y="1.616cm" svg:viewBox="0 0 10854 33" draw:points="5428,33 0,33 0,0 10854,0 10854,33">
            <text:p/>
          </draw:polygon>
          <draw:path draw:style-name="gr3" draw:text-style-name="P7" draw:layer="layout" svg:width="0.256cm" svg:height="0.516cm" svg:x="8.946cm" svg:y="1.79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9.303cm" svg:y="1.79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472cm" svg:height="0.032cm" svg:x="9.887cm" svg:y="2.1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0.686cm" svg:y="1.728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1.145cm" svg:y="1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1.401cm" svg:y="1.79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777cm" svg:y="1.9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242cm" svg:y="1.7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532cm" svg:y="1.7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081cm" svg:y="2.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829cm" svg:y="1.79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4.253cm" svg:y="1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4.51cm" svg:y="1.79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4.885cm" svg:y="1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5.35cm" svg:y="1.7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5.683cm" svg:y="1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5.976cm" svg:y="1.79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337cm" svg:y="1.7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16.809cm" svg:y="1.85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7.608cm" svg:y="1.7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8.162cm" svg:y="2.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8.94cm" svg:y="1.79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106cm" svg:height="0.773cm" svg:x="19.532cm" svg:y="1.728cm" svg:viewBox="0 0 107 774" draw:points="107,0 0,0 0,32 76,32 76,744 0,744 0,774 107,774">
            <text:p/>
          </draw:polygon>
          <draw:path draw:style-name="gr3" draw:text-style-name="P7" draw:layer="layout" svg:width="0.369cm" svg:height="0.546cm" svg:x="20.111cm" svg:y="1.1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0.505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334" draw:id="id334">
          <svg:title>TexMaths</svg:title>
          <svg:desc>22§display§= \int \frac{ 1 }{ \sqrt{15 - ( 3x - 1 )^2+ 1  } }\ dx§svg§600§FALSE§</svg:desc>
          <draw:polygon draw:style-name="gr2" draw:text-style-name="P6" draw:layer="layout" svg:width="9.827cm" svg:height="1.849cm" svg:x="6.334cm" svg:y="2.956cm" svg:viewBox="0 0 9828 1850" draw:points="4914,1850 0,1850 0,0 9828,0 9828,1850">
            <text:p/>
          </draw:polygon>
          <draw:path draw:style-name="gr3" draw:text-style-name="P7" draw:layer="layout" svg:width="0.515cm" svg:height="0.182cm" svg:x="6.339cm" svg:y="3.6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4cm" svg:y="2.91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1.447cm" svg:y="2.9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932cm" svg:height="0.032cm" svg:x="8.106cm" svg:y="3.76cm" svg:viewBox="0 0 6933 33" draw:points="3467,33 0,33 0,0 6933,0 6933,33">
            <text:p/>
          </draw:polygon>
          <draw:path draw:style-name="gr3" draw:text-style-name="P7" draw:layer="layout" svg:width="0.705cm" svg:height="0.928cm" svg:x="8.191cm" svg:y="3.9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6.159cm" svg:height="0.032cm" svg:x="8.879cm" svg:y="3.915cm" svg:viewBox="0 0 6160 33" draw:points="3080,33 0,33 0,0 6160,0 6160,33">
            <text:p/>
          </draw:polygon>
          <draw:path draw:style-name="gr3" draw:text-style-name="P7" draw:layer="layout" svg:width="0.256cm" svg:height="0.516cm" svg:x="8.948cm" svg:y="4.0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9.305cm" svg:y="4.093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472cm" svg:height="0.032cm" svg:x="9.889cm" svg:y="4.39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0.674cm" svg:y="4.0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0.931cm" svg:y="4.093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308cm" svg:y="4.2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963cm" svg:y="4.39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741cm" svg:y="4.0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103cm" svg:y="4.0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3.394cm" svg:y="4.0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922cm" svg:y="4.1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721cm" svg:y="4.09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69cm" svg:height="0.546cm" svg:x="15.42cm" svg:y="3.4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5.814cm" svg:y="3.6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36" draw:id="id336">
          <svg:title>TexMaths</svg:title>
          <svg:desc>22§display§= \int \frac{ 1 }{ \sqrt{ (4)^2 - (3x - 1)^2 } }\ dx§svg§600§FALSE§</svg:desc>
          <draw:polygon draw:style-name="gr2" draw:text-style-name="P6" draw:layer="layout" svg:width="9.055cm" svg:height="1.849cm" svg:x="6.337cm" svg:y="5.356cm" svg:viewBox="0 0 9056 1850" draw:points="4528,1850 0,1850 0,0 9056,0 9056,1850">
            <text:p/>
          </draw:polygon>
          <draw:path draw:style-name="gr3" draw:text-style-name="P7" draw:layer="layout" svg:width="0.515cm" svg:height="0.182cm" svg:x="6.342cm" svg:y="6.0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7cm" svg:y="5.31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1.066cm" svg:y="5.3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162cm" svg:height="0.032cm" svg:x="8.109cm" svg:y="6.16cm" svg:viewBox="0 0 6163 33" draw:points="3082,33 0,33 0,0 6163,0 6163,33">
            <text:p/>
          </draw:polygon>
          <draw:path draw:style-name="gr3" draw:text-style-name="P7" draw:layer="layout" svg:width="0.705cm" svg:height="0.928cm" svg:x="8.194cm" svg:y="6.315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5.389cm" svg:height="0.032cm" svg:x="8.882cm" svg:y="6.315cm" svg:viewBox="0 0 5390 33" draw:points="2694,33 0,33 0,0 5390,0 5390,33">
            <text:p/>
          </draw:polygon>
          <draw:path draw:style-name="gr3" draw:text-style-name="P7" draw:layer="layout" svg:width="0.18cm" svg:height="0.773cm" svg:x="8.959cm" svg:y="6.4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3cm" svg:x="9.204cm" svg:y="6.484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9.614cm" svg:y="6.4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904cm" svg:y="6.4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453cm" svg:y="6.79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1.238cm" svg:y="6.4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1.495cm" svg:y="6.493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872cm" svg:y="6.6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2.526cm" svg:y="6.79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3.304cm" svg:y="6.49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3.667cm" svg:y="6.4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3.957cm" svg:y="6.4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652cm" svg:y="5.83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5.045cm" svg:y="6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340" draw:id="id340">
          <svg:title>TexMaths</svg:title>
          <svg:desc>22§display§= \frac{1}{3} \sin^{-1}\left( \frac{3x - 1}{4} \right) \ + \ c§svg§600§FALSE§</svg:desc>
          <draw:polygon draw:style-name="gr2" draw:text-style-name="P6" draw:layer="layout" svg:width="8.626cm" svg:height="1.779cm" svg:x="6.137cm" svg:y="10.059cm" svg:viewBox="0 0 8627 1780" draw:points="4314,1780 0,1780 0,0 8627,0 8627,1780">
            <text:p/>
          </draw:polygon>
          <draw:path draw:style-name="gr3" draw:text-style-name="P7" draw:layer="layout" svg:width="0.515cm" svg:height="0.182cm" svg:x="6.142cm" svg:y="10.8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077cm" svg:y="10.10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006cm" svg:y="10.932cm" svg:viewBox="0 0 389 33" draw:points="194,33 0,33 0,0 389,0 389,33">
            <text:p/>
          </draw:polygon>
          <draw:path draw:style-name="gr3" draw:text-style-name="P7" draw:layer="layout" svg:width="0.321cm" svg:height="0.532cm" svg:x="7.04cm" svg:y="11.15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4cm" svg:height="0.356cm" svg:x="7.642cm" svg:y="10.794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946cm" svg:y="10.62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159cm" svg:y="10.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624cm" svg:y="10.66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108cm" svg:y="10.45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685cm" svg:y="10.02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0.218cm" svg:y="10.10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6cm" svg:height="0.351cm" svg:x="10.595cm" svg:y="10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1.25cm" svg:y="10.40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028cm" svg:y="10.1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16cm" svg:height="0.032cm" svg:x="10.185cm" svg:y="10.932cm" svg:viewBox="0 0 2161 33" draw:points="1081,33 0,33 0,0 2161,0 2161,33">
            <text:p/>
          </draw:polygon>
          <draw:path draw:style-name="gr3" draw:text-style-name="P7" draw:layer="layout" svg:width="0.344cm" svg:height="0.524cm" svg:x="11.095cm" svg:y="11.14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2.466cm" svg:y="10.02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481cm" svg:y="10.6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5cm" svg:y="10.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35" draw:id="id335">
          <svg:title>TexMaths</svg:title>
          <svg:desc>22§display§= \int \frac{ 1 }{ \sqrt{16 - ( 3x - 1 )^2 } }\ dx§svg§600§FALSE§</svg:desc>
          <draw:polygon draw:style-name="gr2" draw:text-style-name="P6" draw:layer="layout" svg:width="8.494cm" svg:height="1.849cm" svg:x="16.635cm" svg:y="2.958cm" svg:viewBox="0 0 8495 1850" draw:points="4249,1850 0,1850 0,0 8495,0 8495,1850">
            <text:p/>
          </draw:polygon>
          <draw:path draw:style-name="gr3" draw:text-style-name="P7" draw:layer="layout" svg:width="0.515cm" svg:height="0.182cm" svg:x="16.64cm" svg:y="3.6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7.455cm" svg:y="2.9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21.082cm" svg:y="2.9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601cm" svg:height="0.032cm" svg:x="18.407cm" svg:y="3.762cm" svg:viewBox="0 0 5602 33" draw:points="2800,33 0,33 0,0 5602,0 5602,33">
            <text:p/>
          </draw:polygon>
          <draw:path draw:style-name="gr3" draw:text-style-name="P7" draw:layer="layout" svg:width="0.705cm" svg:height="0.928cm" svg:x="18.492cm" svg:y="3.9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827cm" svg:height="0.032cm" svg:x="19.18cm" svg:y="3.917cm" svg:viewBox="0 0 4828 33" draw:points="2415,33 0,33 0,0 4828,0 4828,33">
            <text:p/>
          </draw:polygon>
          <draw:path draw:style-name="gr3" draw:text-style-name="P7" draw:layer="layout" svg:width="0.256cm" svg:height="0.516cm" svg:x="19.249cm" svg:y="4.09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9.599cm" svg:y="4.095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9-14-113 0-59 25-139 95-139 13 0 48 0 72 50 14 28 14 68 14 105s0 76-14 104c-23 48-58 51-77 51z">
            <text:p/>
          </draw:path>
          <draw:path draw:style-name="gr3" draw:text-style-name="P7" draw:layer="layout" svg:width="0.472cm" svg:height="0.032cm" svg:x="20.19cm" svg:y="4.40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20.975cm" svg:y="4.0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21.232cm" svg:y="4.095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21.609cm" svg:y="4.2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2.263cm" svg:y="4.40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041cm" svg:y="4.09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404cm" svg:y="4.0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23.694cm" svg:y="4.0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388cm" svg:y="3.4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24.782cm" svg:y="3.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37" draw:id="id337">
          <svg:title>TexMaths</svg:title>
          <svg:desc>24§display§= \sin^{-1}\left( \frac{3x - 1}{4} \right) \left( \frac{1}{3} \right) \ + \ c§svg§600§FALSE§</svg:desc>
          <draw:polygon draw:style-name="gr2" draw:text-style-name="P6" draw:layer="layout" svg:width="10.652cm" svg:height="1.941cm" svg:x="6.25cm" svg:y="7.675cm" svg:viewBox="0 0 10653 1942" draw:points="5326,1942 0,1942 0,0 10653,0 10653,1942">
            <text:p/>
          </draw:polygon>
          <draw:path draw:style-name="gr3" draw:text-style-name="P7" draw:layer="layout" svg:width="0.562cm" svg:height="0.199cm" svg:x="6.256cm" svg:y="8.54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7cm" svg:height="0.389cm" svg:x="7.126cm" svg:y="8.47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46cm" svg:y="8.29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692cm" svg:y="8.48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8.197cm" svg:y="8.3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725cm" svg:y="8.109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9.355cm" svg:y="7.633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35cm" svg:height="0.581cm" svg:x="9.939cm" svg:y="7.723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0.349cm" svg:y="7.91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7" draw:layer="layout" svg:width="0.516cm" svg:height="0.035cm" svg:x="11.064cm" svg:y="8.057cm" svg:viewBox="0 0 517 36" svg:d="M488 36c13 0 29 0 29-19 0-17-16-17-29-17h-459c-14 0-29 0-29 17 0 19 15 19 29 19z">
            <text:p/>
          </draw:path>
          <draw:path draw:style-name="gr3" draw:text-style-name="P7" draw:layer="layout" svg:width="0.279cm" svg:height="0.564cm" svg:x="11.912cm" svg:y="7.72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2.357cm" svg:height="0.035cm" svg:x="9.902cm" svg:y="8.628cm" svg:viewBox="0 0 2358 36" draw:points="1179,36 0,36 0,0 2358,0 2358,36">
            <text:p/>
          </draw:polygon>
          <draw:path draw:style-name="gr3" draw:text-style-name="P7" draw:layer="layout" svg:width="0.375cm" svg:height="0.571cm" svg:x="10.893cm" svg:y="8.864cm" svg:viewBox="0 0 376 572" svg:d="M225 434v73c0 31 0 40-64 40h-17v25c35-2 79-2 113-2 37 0 81 0 116 2v-25h-18c-63 0-65-9-65-40v-73h86v-27h-86v-386c0-15 0-21-14-21-7 0-9 0-15 10l-261 397v27zM230 407h-207l207-315z">
            <text:p/>
          </draw:path>
          <draw:path draw:style-name="gr3" draw:text-style-name="P7" draw:layer="layout" svg:width="0.416cm" svg:height="2.025cm" svg:x="12.391cm" svg:y="7.63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416cm" svg:height="2.025cm" svg:x="13.297cm" svg:y="7.633cm" svg:viewBox="0 0 417 2026" svg:d="M417 2018c0-4-2-5-4-7-31-33-88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7" draw:layer="layout" svg:width="0.279cm" svg:height="0.564cm" svg:x="13.919cm" svg:y="7.723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0.423cm" svg:height="0.035cm" svg:x="13.844cm" svg:y="8.628cm" svg:viewBox="0 0 424 36" draw:points="211,36 0,36 0,0 424,0 424,36">
            <text:p/>
          </draw:polygon>
          <draw:path draw:style-name="gr3" draw:text-style-name="P7" draw:layer="layout" svg:width="0.35cm" svg:height="0.581cm" svg:x="13.879cm" svg:y="8.87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7" draw:layer="layout" svg:width="0.416cm" svg:height="2.025cm" svg:x="14.397cm" svg:y="7.63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7" draw:layer="layout" svg:width="0.562cm" svg:height="0.564cm" svg:x="15.503cm" svg:y="8.36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29cm" svg:height="0.383cm" svg:x="16.617cm" svg:y="8.484cm" svg:viewBox="0 0 330 384" svg:d="M301 52c-13 0-25 0-38 13-13 12-15 27-15 33 0 19 15 29 32 29 25 0 48-19 48-54 0-42-40-73-101-73-114 0-227 121-227 240 0 77 50 144 138 144 121 0 192-90 192-100 0-6-5-11-9-11-6 0-8 2-12 9-67 83-159 83-171 83-52 0-75-40-75-92 0-35 18-117 46-169 25-48 73-85 119-85 29 0 62 10 73 33z">
            <text:p/>
          </draw:path>
        </draw:g>
        <draw:g xml:id="id341" draw:id="id341">
          <svg:title>TexMaths</svg:title>
          <svg:desc>26§display§\text {(15)}§svg§600§FALSE§</svg:desc>
          <draw:polygon draw:style-name="gr2" draw:text-style-name="P6" draw:layer="layout" svg:width="1.443cm" svg:height="0.823cm" svg:x="1.421cm" svg:y="13.055cm" svg:viewBox="0 0 1444 824" draw:points="722,824 0,824 0,0 1444,0 1444,824">
            <text:p/>
          </draw:polygon>
          <draw:path draw:style-name="gr3" draw:text-style-name="P7" draw:layer="layout" svg:width="0.213cm" svg:height="0.914cm" svg:x="1.465cm" svg:y="13.009cm" svg:viewBox="0 0 214 915" svg:d="M214 907c0-2 0-4-16-21-115-114-144-287-144-428 0-159 35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812cm" svg:y="13.086cm" svg:viewBox="0 0 304 611" svg:d="M189 23c0-21 0-23-20-23-59 58-140 58-169 58v29c19 0 73 0 121-25v477c0 33-2 43-86 43h-29v29c31-4 113-4 148-4 37 0 117 0 150 4v-29h-29c-84 0-86-10-86-43z">
            <text:p/>
          </draw:path>
          <draw:path draw:style-name="gr3" draw:text-style-name="P7" draw:layer="layout" svg:width="0.365cm" svg:height="0.629cm" svg:x="2.233cm" svg:y="13.086cm" svg:viewBox="0 0 366 630" svg:d="M366 426c0-108-75-201-175-201-43 0-83 14-116 47v-178c19 6 50 12 79 12 112 0 177-83 177-96 0-6-2-10-8-10-3 0-5 0-9 2-18 8-62 27-125 27-37 0-79-6-122-25-7-4-9-4-11-4-8 0-8 8-8 23v270c0 17 0 25 12 25 7 0 9-2 11-8 10-15 46-65 118-65 48 0 71 42 79 59 15 35 17 70 17 116 0 31 0 87-23 125-21 35-56 60-98 60-66 0-118-48-135-102 2 0 6 0 17 0 29 0 46-23 46-43 0-23-17-46-46-46-15 0-46 6-46 50 0 77 62 166 166 166 107 0 200-87 200-204z">
            <text:p/>
          </draw:path>
          <draw:path draw:style-name="gr3" draw:text-style-name="P7" draw:layer="layout" svg:width="0.213cm" svg:height="0.914cm" svg:x="2.697cm" svg:y="13.0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42" draw:id="id342">
          <svg:title>TexMaths</svg:title>
          <svg:desc>24§display§\text {Let,}§svg§600§FALSE§</svg:desc>
          <draw:polygon draw:style-name="gr2" draw:text-style-name="P6" draw:layer="layout" svg:width="1.318cm" svg:height="0.655cm" svg:x="3.238cm" svg:y="13.147cm" svg:viewBox="0 0 1319 656" draw:points="659,656 0,656 0,0 1319,0 1319,656">
            <text:p/>
          </draw:polygon>
          <draw:path draw:style-name="gr3" draw:text-style-name="P7" draw:layer="layout" svg:width="0.464cm" svg:height="0.577cm" svg:x="3.223cm" svg:y="13.1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47cm" svg:y="13.3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4cm" svg:y="13.1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98cm" svg:y="13.5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43" draw:id="id343">
          <svg:title>TexMaths</svg:title>
          <svg:desc>24§display§\text {I}§svg§600§FALSE§</svg:desc>
          <draw:polygon draw:style-name="gr2" draw:text-style-name="P6" draw:layer="layout" svg:width="0.197cm" svg:height="0.493cm" svg:x="4.944cm" svg:y="13.147cm" svg:viewBox="0 0 198 494" draw:points="100,494 0,494 0,0 198,0 198,494">
            <text:p/>
          </draw:polygon>
          <draw:path draw:style-name="gr3" draw:text-style-name="P7" draw:layer="layout" svg:width="0.258cm" svg:height="0.577cm" svg:x="4.925cm" svg:y="13.1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4" draw:id="id344">
          <svg:title>TexMaths</svg:title>
          <svg:desc>24§display§= \int \frac{ 1 }{ \sqrt{2 + 3x - 2x^2} }\ dx§svg§600§FALSE§</svg:desc>
          <draw:polygon draw:style-name="gr2" draw:text-style-name="P6" draw:layer="layout" svg:width="8.53cm" svg:height="1.848cm" svg:x="5.642cm" svg:y="12.458cm" svg:viewBox="0 0 8531 1849" draw:points="4266,1849 0,1849 0,0 8531,0 8531,1849">
            <text:p/>
          </draw:polygon>
          <draw:path draw:style-name="gr3" draw:text-style-name="P7" draw:layer="layout" svg:width="0.562cm" svg:height="0.199cm" svg:x="5.648cm" svg:y="13.2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6.537cm" svg:y="12.416cm" svg:viewBox="0 0 751 1876" svg:d="M40 1838c27 0 43-19 43-40 0-29-22-43-41-43-21 0-42 14-42 43 0 44 42 78 94 78 129 0 177-197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0.125cm" svg:y="12.431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5.373cm" svg:height="0.035cm" svg:x="7.576cm" svg:y="13.336cm" svg:viewBox="0 0 5374 36" draw:points="2688,36 0,36 0,0 5374,0 5374,36">
            <text:p/>
          </draw:polygon>
          <draw:path draw:style-name="gr3" draw:text-style-name="P7" draw:layer="layout" svg:width="0.66cm" svg:height="0.844cm" svg:x="7.637cm" svg:y="13.505cm" svg:viewBox="0 0 661 845" svg:d="M267 757l-148-329c-6-13-11-13-13-13 0 0-6 0-14 6l-80 61c-12 8-12 12-12 14 0 3 2 9 8 9 5 0 21-11 28-19 6-4 20-14 27-19l167 365c6 13 12 13 20 13 11 0 13-4 21-15l384-795c6-14 6-16 6-18 0-9-8-17-18-17-7 0-13 4-19 17z">
            <text:p/>
          </draw:path>
          <draw:polygon draw:style-name="gr3" draw:text-style-name="P7" draw:layer="layout" svg:width="4.671cm" svg:height="0.035cm" svg:x="8.278cm" svg:y="13.505cm" svg:viewBox="0 0 4672 36" draw:points="2337,36 0,36 0,0 4672,0 4672,36">
            <text:p/>
          </draw:polygon>
          <draw:path draw:style-name="gr3" draw:text-style-name="P7" draw:layer="layout" svg:width="0.337cm" svg:height="0.564cm" svg:x="8.32cm" svg:y="13.68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7 75-8 7-64 7-81 7z">
            <text:p/>
          </draw:path>
          <draw:path draw:style-name="gr3" draw:text-style-name="P7" draw:layer="layout" svg:width="0.562cm" svg:height="0.564cm" svg:x="8.935cm" svg:y="13.751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35cm" svg:height="0.581cm" svg:x="9.766cm" svg:y="13.68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-37 0-100-15-131-65 31 5 56-14 56-47 0-30-21-48-46-48-21 0-48 14-48 50 0 77 79 133 171 133 104 0 180-77 180-163 0-69-53-135-140-154z">
            <text:p/>
          </draw:path>
          <draw:path draw:style-name="gr3" draw:text-style-name="P7" draw:layer="layout" svg:width="0.421cm" svg:height="0.383cm" svg:x="10.177cm" svg:y="13.8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7" draw:layer="layout" svg:width="0.515cm" svg:height="0.035cm" svg:x="10.893cm" svg:y="14.014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4cm" svg:x="11.707cm" svg:y="13.68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7 75-8 7-64 7-81 7z">
            <text:p/>
          </draw:path>
          <draw:path draw:style-name="gr3" draw:text-style-name="P7" draw:layer="layout" svg:width="0.421cm" svg:height="0.383cm" svg:x="12.113cm" svg:y="13.8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7" draw:layer="layout" svg:width="0.262cm" svg:height="0.393cm" svg:x="12.608cm" svg:y="13.607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3.364cm" svg:y="12.979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7" draw:layer="layout" svg:width="0.421cm" svg:height="0.383cm" svg:x="13.795cm" svg:y="13.19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</draw:g>
        <draw:g xml:id="id345" draw:id="id345">
          <svg:title>TexMaths</svg:title>
          <svg:desc>24§display§= \int \frac{ 1 }{ \sqrt{ 2 \left( 1 + \frac{3x}{2} - x^2  \right) } }\ dx§svg§600§FALSE§</svg:desc>
          <draw:polygon draw:style-name="gr2" draw:text-style-name="P6" draw:layer="layout" svg:width="9.603cm" svg:height="2.524cm" svg:x="14.743cm" svg:y="12.559cm" svg:viewBox="0 0 9604 2525" draw:points="4802,2525 0,2525 0,0 9604,0 9604,2525">
            <text:p/>
          </draw:polygon>
          <draw:path draw:style-name="gr3" draw:text-style-name="P7" draw:layer="layout" svg:width="0.562cm" svg:height="0.199cm" svg:x="14.749cm" svg:y="13.3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75cm" svg:height="1.875cm" svg:x="15.638cm" svg:y="12.517cm" svg:viewBox="0 0 751 1876" svg:d="M40 1837c27 0 43-19 43-40 0-29-22-42-41-42-21 0-42 13-42 42 0 44 42 79 94 79 129 0 177-198 236-442 66-267 121-537 167-808 31-179 62-348 91-457 9-42 38-150 72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9.762cm" svg:y="12.532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6.444cm" svg:height="0.035cm" svg:x="16.676cm" svg:y="13.437cm" svg:viewBox="0 0 6445 36" draw:points="3224,36 0,36 0,0 6445,0 6445,36">
            <text:p/>
          </draw:polygon>
          <draw:path draw:style-name="gr3" draw:text-style-name="P7" draw:layer="layout" svg:width="0.769cm" svg:height="1.519cm" svg:x="16.769cm" svg:y="13.606cm" svg:viewBox="0 0 770 1520" svg:d="M300 1394l-183-634-117 138 13 12 58-67 194 677c29 0 29 0 36-21l465-1464c4-14 4-18 4-18 0-9-8-17-17-17-14 0-16 12-20 21z">
            <text:p/>
          </draw:path>
          <draw:polygon draw:style-name="gr3" draw:text-style-name="P7" draw:layer="layout" svg:width="5.602cm" svg:height="0.035cm" svg:x="17.519cm" svg:y="13.606cm" svg:viewBox="0 0 5603 36" draw:points="2801,36 0,36 0,0 5603,0 5603,36">
            <text:p/>
          </draw:polygon>
          <draw:path draw:style-name="gr3" draw:text-style-name="P7" draw:layer="layout" svg:width="0.337cm" svg:height="0.563cm" svg:x="17.562cm" svg:y="14.053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222cm" svg:height="1.013cm" svg:x="18.21cm" svg:y="13.897cm" svg:viewBox="0 0 223 1014" svg:d="M223 1004c0-2-2-4-4-8-40-40-98-109-133-247-19-77-26-163-26-242 0-223 51-378 155-488 8-7 8-9 8-11 0-8-8-8-12-8-11 0-57 50-69 63-86 102-142 254-142 444 0 119 21 290 132 432 10 9 64 75 79 75 4 0 12 0 12-10z">
            <text:p/>
          </draw:path>
          <draw:path draw:style-name="gr3" draw:text-style-name="P7" draw:layer="layout" svg:width="0.279cm" svg:height="0.563cm" svg:x="18.545cm" svg:y="14.053cm" svg:viewBox="0 0 280 564" svg:d="M175 21c0-19 0-21-21-21-52 54-127 54-154 54v27c17 0 67 0 111-23v439c0 31-2 41-78 41h-27v26c29-3 103-3 136-3 35 0 108 0 138 3v-26h-27c-76 0-78-10-78-41z">
            <text:p/>
          </draw:path>
          <draw:path draw:style-name="gr3" draw:text-style-name="P7" draw:layer="layout" svg:width="0.562cm" svg:height="0.563cm" svg:x="19.124cm" svg:y="14.122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72cm" svg:height="0.404cm" svg:x="20.056cm" svg:y="13.89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ath draw:style-name="gr3" draw:text-style-name="P7" draw:layer="layout" svg:width="0.318cm" svg:height="0.268cm" svg:x="20.388cm" svg:y="14.022cm" svg:viewBox="0 0 319 269" svg:d="M119 200c-6 19-25 51-56 51-2 0-19 0-32-7 25-8 27-29 27-33 0-13-10-23-23-23-18 0-35 15-35 37 0 30 33 44 61 44 29 0 52-18 68-42 15 30 48 42 71 42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7" draw:layer="layout" svg:width="0.719cm" svg:height="0.035cm" svg:x="20.023cm" svg:y="14.387cm" svg:viewBox="0 0 720 36" draw:points="361,36 0,36 0,0 720,0 720,36">
            <text:p/>
          </draw:polygon>
          <draw:path draw:style-name="gr3" draw:text-style-name="P7" draw:layer="layout" svg:width="0.262cm" svg:height="0.393cm" svg:x="20.251cm" svg:y="14.514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21.1cm" svg:y="14.387cm" svg:viewBox="0 0 516 36" svg:d="M488 36c13 0 28 0 28-19 0-17-15-17-28-17h-459c-14 0-29 0-29 17 0 19 15 19 29 19z">
            <text:p/>
          </draw:path>
          <draw:path draw:style-name="gr3" draw:text-style-name="P7" draw:layer="layout" svg:width="0.421cm" svg:height="0.383cm" svg:x="21.899cm" svg:y="14.24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7" draw:layer="layout" svg:width="0.262cm" svg:height="0.393cm" svg:x="22.392cm" svg:y="13.978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22cm" svg:height="1.013cm" svg:x="22.77cm" svg:y="13.897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402cm" svg:height="0.596cm" svg:x="23.537cm" svg:y="13.079cm" svg:viewBox="0 0 403 597" svg:d="M403 10c0-2 0-10-11-10-12 0-92 8-108 10-6 0-11 3-11 15 0 11 7 11 21 11 40 0 42 6 42 14l-2 17-52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7" draw:layer="layout" svg:width="0.421cm" svg:height="0.383cm" svg:x="23.967cm" svg:y="13.29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2" smil:attributeName="visibility" smil:to="visible"/>
                  <anim:animate smil:dur="0.5s" smil:fill="hold" smil:targetElement="id332" smil:attributeName="width" smil:values="width*0.05;width" smil:keyTimes="0;1"/>
                  <anim:animate smil:dur="0.5s" smil:fill="hold" smil:targetElement="id332" smil:attributeName="height" smil:values="height;height" smil:keyTimes="0;1"/>
                  <anim:animate smil:dur="0.5s" smil:fill="hold" smil:targetElement="id332" smil:attributeName="x" smil:values="x-.2;x" smil:keyTimes="0;1"/>
                  <anim:animate smil:dur="0.5s" smil:fill="hold" smil:targetElement="id332" smil:attributeName="y" smil:values="y;y" smil:keyTimes="0;1"/>
                  <anim:transitionFilter smil:dur="0.5s" smil:targetElement="id33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x;x" smil:keyTimes="0;1"/>
                  <anim:animate smil:dur="0.5s" smil:fill="hold" smil:targetElement="id3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1" smil:attributeName="visibility" smil:to="visible"/>
                  <anim:animate smil:dur="0.5s" smil:fill="hold" smil:targetElement="id341" smil:attributeName="width" smil:values="width*0.05;width" smil:keyTimes="0;1"/>
                  <anim:animate smil:dur="0.5s" smil:fill="hold" smil:targetElement="id341" smil:attributeName="height" smil:values="height;height" smil:keyTimes="0;1"/>
                  <anim:animate smil:dur="0.5s" smil:fill="hold" smil:targetElement="id341" smil:attributeName="x" smil:values="x-.2;x" smil:keyTimes="0;1"/>
                  <anim:animate smil:dur="0.5s" smil:fill="hold" smil:targetElement="id341" smil:attributeName="y" smil:values="y;y" smil:keyTimes="0;1"/>
                  <anim:transitionFilter smil:dur="0.5s" smil:targetElement="id34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2" smil:attributeName="visibility" smil:to="visible"/>
                  <anim:animate smil:dur="0.5s" smil:fill="hold" smil:targetElement="id342" smil:attributeName="width" smil:values="width*0.05;width" smil:keyTimes="0;1"/>
                  <anim:animate smil:dur="0.5s" smil:fill="hold" smil:targetElement="id342" smil:attributeName="height" smil:values="height;height" smil:keyTimes="0;1"/>
                  <anim:animate smil:dur="0.5s" smil:fill="hold" smil:targetElement="id342" smil:attributeName="x" smil:values="x-.2;x" smil:keyTimes="0;1"/>
                  <anim:animate smil:dur="0.5s" smil:fill="hold" smil:targetElement="id342" smil:attributeName="y" smil:values="y;y" smil:keyTimes="0;1"/>
                  <anim:transitionFilter smil:dur="0.5s" smil:targetElement="id34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3" smil:attributeName="visibility" smil:to="visible"/>
                  <anim:animate smil:dur="0.5s" smil:fill="hold" smil:targetElement="id343" smil:attributeName="width" smil:values="width*0.05;width" smil:keyTimes="0;1"/>
                  <anim:animate smil:dur="0.5s" smil:fill="hold" smil:targetElement="id343" smil:attributeName="height" smil:values="height;height" smil:keyTimes="0;1"/>
                  <anim:animate smil:dur="0.5s" smil:fill="hold" smil:targetElement="id343" smil:attributeName="x" smil:values="x-.2;x" smil:keyTimes="0;1"/>
                  <anim:animate smil:dur="0.5s" smil:fill="hold" smil:targetElement="id343" smil:attributeName="y" smil:values="y;y" smil:keyTimes="0;1"/>
                  <anim:transitionFilter smil:dur="0.5s" smil:targetElement="id343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46" draw:id="id346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7" draw:id="id347">
          <svg:title>TexMaths</svg:title>
          <svg:desc>22§display§= \int \frac{ 1 }{ \sqrt{2} \sqrt{ 1 + \frac{3x}{2} - x^2 } }\ dx§svg§600§FALSE§</svg:desc>
          <draw:polygon draw:style-name="gr2" draw:text-style-name="P6" draw:layer="layout" svg:width="8.608cm" svg:height="2.313cm" svg:x="6.331cm" svg:y="0.656cm" svg:viewBox="0 0 8609 2314" draw:points="4305,2314 0,2314 0,0 8609,0 8609,2314">
            <text:p/>
          </draw:polygon>
          <draw:path draw:style-name="gr3" draw:text-style-name="P7" draw:layer="layout" svg:width="0.515cm" svg:height="0.182cm" svg:x="6.336cm" svg:y="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1cm" svg:y="0.61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0.836cm" svg:y="0.6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715cm" svg:height="0.032cm" svg:x="8.103cm" svg:y="1.46cm" svg:viewBox="0 0 5716 33" draw:points="2858,33 0,33 0,0 5716,0 5716,33">
            <text:p/>
          </draw:polygon>
          <draw:path draw:style-name="gr3" draw:text-style-name="P7" draw:layer="layout" svg:width="0.604cm" svg:height="0.773cm" svg:x="8.16cm" svg:y="1.86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8.747cm" svg:y="1.868cm" svg:viewBox="0 0 389 33" draw:points="194,33 0,33 0,0 389,0 389,33">
            <text:p/>
          </draw:polygon>
          <draw:path draw:style-name="gr3" draw:text-style-name="P7" draw:layer="layout" svg:width="0.309cm" svg:height="0.516cm" svg:x="8.786cm" svg:y="2.02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705cm" svg:height="1.392cm" svg:x="9.219cm" svg:y="1.615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3.911cm" svg:height="0.032cm" svg:x="9.907cm" svg:y="1.615cm" svg:viewBox="0 0 3912 33" draw:points="1955,33 0,33 0,0 3912,0 3912,33">
            <text:p/>
          </draw:polygon>
          <draw:path draw:style-name="gr3" draw:text-style-name="P7" draw:layer="layout" svg:width="0.256cm" svg:height="0.516cm" svg:x="9.976cm" svg:y="2.02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509cm" svg:y="2.08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1.361cm" svg:y="1.87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291cm" svg:height="0.245cm" svg:x="11.665cm" svg:y="1.996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0.659cm" svg:height="0.032cm" svg:x="11.331cm" svg:y="2.331cm" svg:viewBox="0 0 660 33" draw:points="331,33 0,33 0,0 660,0 660,33">
            <text:p/>
          </draw:polygon>
          <draw:path draw:style-name="gr3" draw:text-style-name="P7" draw:layer="layout" svg:width="0.24cm" svg:height="0.36cm" svg:x="11.54cm" svg:y="2.44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32cm" svg:y="2.33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05cm" svg:y="2.1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cm" svg:height="0.36cm" svg:x="13.504cm" svg:y="1.95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198cm" svg:y="1.13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4.592cm" svg:y="1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348" draw:id="id348">
          <svg:title>TexMaths</svg:title>
          <svg:desc>22§display§= \frac{1}{\sqrt{2}} \int \frac{ 1 }{ \sqrt{ 1 - \left( x^2 -  \frac{3x}{2}  \right) } }\ dx§svg§600§FALSE§</svg:desc>
          <draw:polygon draw:style-name="gr2" draw:text-style-name="P6" draw:layer="layout" svg:width="9.632cm" svg:height="2.313cm" svg:x="6.333cm" svg:y="3.357cm" svg:viewBox="0 0 9633 2314" draw:points="4817,2314 0,2314 0,0 9633,0 9633,2314">
            <text:p/>
          </draw:polygon>
          <draw:path draw:style-name="gr3" draw:text-style-name="P7" draw:layer="layout" svg:width="0.515cm" svg:height="0.182cm" svg:x="6.338cm" svg:y="4.0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5cm" svg:y="3.3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2cm" svg:y="4.161cm" svg:viewBox="0 0 1033 33" draw:points="516,33 0,33 0,0 1033,0 1033,33">
            <text:p/>
          </draw:polygon>
          <draw:path draw:style-name="gr3" draw:text-style-name="P7" draw:layer="layout" svg:width="0.604cm" svg:height="0.773cm" svg:x="7.261cm" svg:y="4.316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48cm" svg:y="4.316cm" svg:viewBox="0 0 389 33" draw:points="194,33 0,33 0,0 389,0 389,33">
            <text:p/>
          </draw:polygon>
          <draw:path draw:style-name="gr3" draw:text-style-name="P7" draw:layer="layout" svg:width="0.309cm" svg:height="0.516cm" svg:x="7.887cm" svg:y="4.47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5cm" svg:y="3.31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2.021cm" svg:y="3.3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393cm" svg:height="0.032cm" svg:x="9.45cm" svg:y="4.161cm" svg:viewBox="0 0 5394 33" draw:points="2696,33 0,33 0,0 5394,0 5394,33">
            <text:p/>
          </draw:polygon>
          <draw:path draw:style-name="gr3" draw:text-style-name="P7" draw:layer="layout" svg:width="0.705cm" svg:height="1.392cm" svg:x="9.536cm" svg:y="4.316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619cm" svg:height="0.032cm" svg:x="10.224cm" svg:y="4.316cm" svg:viewBox="0 0 4620 33" draw:points="2311,33 0,33 0,0 4620,0 4620,33">
            <text:p/>
          </draw:polygon>
          <draw:path draw:style-name="gr3" draw:text-style-name="P7" draw:layer="layout" svg:width="0.256cm" svg:height="0.516cm" svg:x="10.293cm" svg:y="4.7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847cm" svg:y="5.032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1.673cm" svg:y="4.583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386cm" svg:height="0.351cm" svg:x="11.932cm" svg:y="4.8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386cm" svg:y="4.65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935cm" svg:y="5.032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3.766cm" svg:y="4.576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ath draw:style-name="gr3" draw:text-style-name="P7" draw:layer="layout" svg:width="0.291cm" svg:height="0.245cm" svg:x="14.07cm" svg:y="4.697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0.659cm" svg:height="0.032cm" svg:x="13.737cm" svg:y="5.032cm" svg:viewBox="0 0 660 33" draw:points="331,33 0,33 0,0 660,0 660,33">
            <text:p/>
          </draw:polygon>
          <draw:path draw:style-name="gr3" draw:text-style-name="P7" draw:layer="layout" svg:width="0.24cm" svg:height="0.36cm" svg:x="13.947cm" svg:y="5.14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14.522cm" svg:y="4.583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15.225cm" svg:y="3.8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5.619cm" svg:y="4.0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49" draw:id="id349">
          <svg:title>TexMaths</svg:title>
          <svg:desc>22§display§= \frac{1}{\sqrt{2}} \int \frac{ 1 }{ \sqrt{ 1 - \left[\ x^2 - 2(x) \left( \frac{3}{4} \right) + \frac{9}{16} - \frac{9}{16}  \ \right] } }\ dx§svg§600§FALSE§</svg:desc>
          <draw:polygon draw:style-name="gr2" draw:text-style-name="P6" draw:layer="layout" svg:width="15.494cm" svg:height="2.313cm" svg:x="6.334cm" svg:y="6.259cm" svg:viewBox="0 0 15495 2314" draw:points="7748,2314 0,2314 0,0 15495,0 15495,2314">
            <text:p/>
          </draw:polygon>
          <draw:path draw:style-name="gr3" draw:text-style-name="P7" draw:layer="layout" svg:width="0.515cm" svg:height="0.182cm" svg:x="6.339cm" svg:y="6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6cm" svg:y="6.2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3cm" svg:y="7.063cm" svg:viewBox="0 0 1033 33" draw:points="516,33 0,33 0,0 1033,0 1033,33">
            <text:p/>
          </draw:polygon>
          <draw:path draw:style-name="gr3" draw:text-style-name="P7" draw:layer="layout" svg:width="0.604cm" svg:height="0.773cm" svg:x="7.262cm" svg:y="7.218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49cm" svg:y="7.218cm" svg:viewBox="0 0 389 33" draw:points="194,33 0,33 0,0 389,0 389,33">
            <text:p/>
          </draw:polygon>
          <draw:path draw:style-name="gr3" draw:text-style-name="P7" draw:layer="layout" svg:width="0.309cm" svg:height="0.516cm" svg:x="7.888cm" svg:y="7.37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501cm" svg:y="6.2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4.955cm" svg:y="6.2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1.254cm" svg:height="0.032cm" svg:x="9.451cm" svg:y="7.063cm" svg:viewBox="0 0 11255 33" draw:points="5629,33 0,33 0,0 11255,0 11255,33">
            <text:p/>
          </draw:polygon>
          <draw:path draw:style-name="gr3" draw:text-style-name="P7" draw:layer="layout" svg:width="0.705cm" svg:height="1.392cm" svg:x="9.537cm" svg:y="7.2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10.482cm" svg:height="0.032cm" svg:x="10.225cm" svg:y="7.218cm" svg:viewBox="0 0 10483 33" draw:points="5241,33 0,33 0,0 10483,0 10483,33">
            <text:p/>
          </draw:polygon>
          <draw:path draw:style-name="gr3" draw:text-style-name="P7" draw:layer="layout" svg:width="0.256cm" svg:height="0.516cm" svg:x="10.294cm" svg:y="7.62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848cm" svg:y="7.934cm" svg:viewBox="0 0 473 33" svg:d="M447 33c12 0 26 0 26-17 0-16-14-16-26-16h-421c-12 0-26 0-26 16 0 17 14 17 26 17z">
            <text:p/>
          </draw:path>
          <draw:polygon draw:style-name="gr3" draw:text-style-name="P7" draw:layer="layout" svg:width="0.149cm" svg:height="0.928cm" svg:x="11.713cm" svg:y="7.485cm" svg:viewBox="0 0 150 929" draw:points="0,929 150,929 150,897 32,897 32,32 150,32 150,0 0,0">
            <text:p/>
          </draw:polygon>
          <draw:path draw:style-name="gr3" draw:text-style-name="P7" draw:layer="layout" svg:width="0.386cm" svg:height="0.351cm" svg:x="12.16cm" svg:y="7.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2.612cm" svg:y="7.55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161cm" svg:y="7.93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909cm" svg:y="7.62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4.333cm" svg:y="7.56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4.58cm" svg:y="7.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5.044cm" svg:y="7.56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03cm" svg:height="0.928cm" svg:x="15.546cm" svg:y="7.485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249cm" svg:height="0.37cm" svg:x="15.905cm" svg:y="7.478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5.877cm" svg:y="7.934cm" svg:viewBox="0 0 310 33" draw:points="155,33 0,33 0,0 310,0 310,33">
            <text:p/>
          </draw:polygon>
          <draw:path draw:style-name="gr3" draw:text-style-name="P7" draw:layer="layout" svg:width="0.267cm" svg:height="0.365cm" svg:x="15.898cm" svg:y="8.043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6.312cm" svg:y="7.48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515cm" svg:height="0.516cm" svg:x="16.847cm" svg:y="7.6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7.853cm" svg:y="7.4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7.67cm" svg:y="7.934cm" svg:viewBox="0 0 618 33" draw:points="310,33 0,33 0,0 618,0 618,33">
            <text:p/>
          </draw:polygon>
          <draw:path draw:style-name="gr3" draw:text-style-name="P7" draw:layer="layout" svg:width="0.198cm" svg:height="0.36cm" svg:x="17.728cm" svg:y="8.0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8.007cm" svg:y="8.0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472cm" svg:height="0.032cm" svg:x="18.615cm" svg:y="7.934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9.599cm" svg:y="7.478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9.416cm" svg:y="7.934cm" svg:viewBox="0 0 618 33" draw:points="310,33 0,33 0,0 618,0 618,33">
            <text:p/>
          </draw:polygon>
          <draw:path draw:style-name="gr3" draw:text-style-name="P7" draw:layer="layout" svg:width="0.198cm" svg:height="0.36cm" svg:x="19.476cm" svg:y="8.0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9.754cm" svg:y="8.0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olygon draw:style-name="gr3" draw:text-style-name="P7" draw:layer="layout" svg:width="0.149cm" svg:height="0.928cm" svg:x="20.4cm" svg:y="7.485cm" svg:viewBox="0 0 150 929" draw:points="150,929 150,0 0,0 0,32 120,32 120,897 0,897 0,929">
            <text:p/>
          </draw:polygon>
          <draw:path draw:style-name="gr3" draw:text-style-name="P7" draw:layer="layout" svg:width="0.369cm" svg:height="0.546cm" svg:x="21.087cm" svg:y="6.7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1.481cm" svg:y="6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350" draw:id="id350">
          <svg:title>TexMaths</svg:title>
          <svg:desc>22§display§= \frac{1}{\sqrt{2}} \int \frac{ 1 }{ \sqrt{ 1 -  \left( x - \frac{3}{4} \right)^2 + \frac{9}{16} } }\ dx§svg§600§FALSE§</svg:desc>
          <draw:polygon draw:style-name="gr2" draw:text-style-name="P6" draw:layer="layout" svg:width="11.028cm" svg:height="2.313cm" svg:x="6.333cm" svg:y="9.257cm" svg:viewBox="0 0 11029 2314" draw:points="5514,2314 0,2314 0,0 11029,0 11029,2314">
            <text:p/>
          </draw:polygon>
          <draw:path draw:style-name="gr3" draw:text-style-name="P7" draw:layer="layout" svg:width="0.515cm" svg:height="0.182cm" svg:x="6.338cm" svg:y="9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5cm" svg:y="9.2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2cm" svg:y="10.061cm" svg:viewBox="0 0 1033 33" draw:points="516,33 0,33 0,0 1033,0 1033,33">
            <text:p/>
          </draw:polygon>
          <draw:path draw:style-name="gr3" draw:text-style-name="P7" draw:layer="layout" svg:width="0.604cm" svg:height="0.773cm" svg:x="7.26cm" svg:y="10.216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48cm" svg:y="10.216cm" svg:viewBox="0 0 389 33" draw:points="194,33 0,33 0,0 389,0 389,33">
            <text:p/>
          </draw:polygon>
          <draw:path draw:style-name="gr3" draw:text-style-name="P7" draw:layer="layout" svg:width="0.309cm" svg:height="0.516cm" svg:x="7.887cm" svg:y="10.37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499cm" svg:y="9.21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2.72cm" svg:y="9.2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6.789cm" svg:height="0.032cm" svg:x="9.45cm" svg:y="10.061cm" svg:viewBox="0 0 6790 33" draw:points="3395,33 0,33 0,0 6790,0 6790,33">
            <text:p/>
          </draw:polygon>
          <draw:path draw:style-name="gr3" draw:text-style-name="P7" draw:layer="layout" svg:width="0.705cm" svg:height="1.392cm" svg:x="9.536cm" svg:y="10.216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6.016cm" svg:height="0.032cm" svg:x="10.224cm" svg:y="10.216cm" svg:viewBox="0 0 6017 33" draw:points="3008,33 0,33 0,0 6017,0 6017,33">
            <text:p/>
          </draw:polygon>
          <draw:path draw:style-name="gr3" draw:text-style-name="P7" draw:layer="layout" svg:width="0.256cm" svg:height="0.516cm" svg:x="10.293cm" svg:y="10.70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847cm" svg:y="11.009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1.673cm" svg:y="10.562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1.931cm" svg:y="10.8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2.588cm" svg:y="11.009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3.418cm" svg:y="10.55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3.388cm" svg:y="11.009cm" svg:viewBox="0 0 310 33" draw:points="155,33 0,33 0,0 310,0 310,33">
            <text:p/>
          </draw:polygon>
          <draw:path draw:style-name="gr3" draw:text-style-name="P7" draw:layer="layout" svg:width="0.267cm" svg:height="0.365cm" svg:x="13.41cm" svg:y="11.12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3.825cm" svg:y="10.562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4.179cm" svg:y="10.39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4.707cm" svg:y="10.7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5.713cm" svg:y="10.555cm" svg:viewBox="0 0 250 371" svg:d="M199 199c0 135-67 155-100 155-13 0-41 0-57-18 23-2 25-19 25-25 0-14-9-26-25-26-17 0-26 11-26 26 0 37 30 60 83 60 79 0 151-72 151-188 0-135-60-183-123-183-18 0-55 4-87 33-19 18-40 39-40 88 0 69 55 120 120 120 42 0 67-28 79-53zM121 227c-21 0-40-7-56-33-12-20-12-43-12-73 0-31 0-52 16-75 12-20 30-30 58-30s45 17 53 32c15 22 17 59 17 79 0 70-40 100-76 100z">
            <text:p/>
          </draw:path>
          <draw:polygon draw:style-name="gr3" draw:text-style-name="P7" draw:layer="layout" svg:width="0.617cm" svg:height="0.032cm" svg:x="15.528cm" svg:y="11.009cm" svg:viewBox="0 0 618 33" draw:points="310,33 0,33 0,0 618,0 618,33">
            <text:p/>
          </draw:polygon>
          <draw:path draw:style-name="gr3" draw:text-style-name="P7" draw:layer="layout" svg:width="0.198cm" svg:height="0.36cm" svg:x="15.588cm" svg:y="11.12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5.866cm" svg:y="11.125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369cm" svg:height="0.546cm" svg:x="16.62cm" svg:y="9.73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7.014cm" svg:y="9.9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351" draw:id="id351">
          <svg:title>TexMaths</svg:title>
          <svg:desc>22§display§= \frac{1}{\sqrt{2}} \int \frac{ 1 }{ \sqrt{ \frac{25}{16} -  \left( x - \frac{3}{4} \right)^2 } }\ dx§svg§600§FALSE§</svg:desc>
          <draw:polygon draw:style-name="gr2" draw:text-style-name="P6" draw:layer="layout" svg:width="9.697cm" svg:height="2.313cm" svg:x="6.339cm" svg:y="12.156cm" svg:viewBox="0 0 9698 2314" draw:points="4849,2314 0,2314 0,0 9698,0 9698,2314">
            <text:p/>
          </draw:polygon>
          <draw:path draw:style-name="gr3" draw:text-style-name="P7" draw:layer="layout" svg:width="0.515cm" svg:height="0.182cm" svg:x="6.344cm" svg:y="12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601cm" svg:y="12.1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9cm" svg:y="12.96cm" svg:viewBox="0 0 1033 33" draw:points="516,33 0,33 0,0 1033,0 1033,33">
            <text:p/>
          </draw:polygon>
          <draw:path draw:style-name="gr3" draw:text-style-name="P7" draw:layer="layout" svg:width="0.604cm" svg:height="0.773cm" svg:x="7.267cm" svg:y="13.115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54cm" svg:y="13.115cm" svg:viewBox="0 0 389 33" draw:points="194,33 0,33 0,0 389,0 389,33">
            <text:p/>
          </draw:polygon>
          <draw:path draw:style-name="gr3" draw:text-style-name="P7" draw:layer="layout" svg:width="0.309cm" svg:height="0.516cm" svg:x="7.893cm" svg:y="13.271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506cm" svg:y="12.117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2.061cm" svg:y="12.1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457cm" svg:height="0.032cm" svg:x="9.456cm" svg:y="12.96cm" svg:viewBox="0 0 5458 33" draw:points="2730,33 0,33 0,0 5458,0 5458,33">
            <text:p/>
          </draw:polygon>
          <draw:path draw:style-name="gr3" draw:text-style-name="P7" draw:layer="layout" svg:width="0.705cm" svg:height="1.392cm" svg:x="9.542cm" svg:y="13.115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684cm" svg:height="0.032cm" svg:x="10.231cm" svg:y="13.115cm" svg:viewBox="0 0 4685 33" draw:points="2343,33 0,33 0,0 4685,0 4685,33">
            <text:p/>
          </draw:polygon>
          <draw:path draw:style-name="gr3" draw:text-style-name="P7" draw:layer="layout" svg:width="0.24cm" svg:height="0.36cm" svg:x="10.357cm" svg:y="13.45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4cm" svg:height="0.37cm" svg:x="10.665cm" svg:y="13.454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617cm" svg:height="0.032cm" svg:x="10.322cm" svg:y="13.908cm" svg:viewBox="0 0 618 33" draw:points="310,33 0,33 0,0 618,0 618,33">
            <text:p/>
          </draw:polygon>
          <draw:path draw:style-name="gr3" draw:text-style-name="P7" draw:layer="layout" svg:width="0.198cm" svg:height="0.36cm" svg:x="10.382cm" svg:y="14.02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0.66cm" svg:y="14.024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3 31-93 73-93 27 0 43 9 57 28 12 21 14 44 14 76s0 54-16 75c-12 20-30 29-56 29z">
            <text:p/>
          </draw:path>
          <draw:path draw:style-name="gr3" draw:text-style-name="P7" draw:layer="layout" svg:width="0.472cm" svg:height="0.032cm" svg:x="11.269cm" svg:y="13.908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2.095cm" svg:y="13.461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2.353cm" svg:y="13.7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01cm" svg:y="13.908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3.841cm" svg:y="13.45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3.811cm" svg:y="13.908cm" svg:viewBox="0 0 310 33" draw:points="155,33 0,33 0,0 310,0 310,33">
            <text:p/>
          </draw:polygon>
          <draw:path draw:style-name="gr3" draw:text-style-name="P7" draw:layer="layout" svg:width="0.267cm" svg:height="0.365cm" svg:x="13.832cm" svg:y="14.019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8cm" svg:x="14.247cm" svg:y="13.461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4.601cm" svg:y="13.29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5.296cm" svg:y="12.632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5.689cm" svg:y="12.8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6" smil:attributeName="visibility" smil:to="visible"/>
                  <anim:animate smil:dur="0.5s" smil:fill="hold" smil:targetElement="id346" smil:attributeName="width" smil:values="width*0.05;width" smil:keyTimes="0;1"/>
                  <anim:animate smil:dur="0.5s" smil:fill="hold" smil:targetElement="id346" smil:attributeName="height" smil:values="height;height" smil:keyTimes="0;1"/>
                  <anim:animate smil:dur="0.5s" smil:fill="hold" smil:targetElement="id346" smil:attributeName="x" smil:values="x-.2;x" smil:keyTimes="0;1"/>
                  <anim:animate smil:dur="0.5s" smil:fill="hold" smil:targetElement="id346" smil:attributeName="y" smil:values="y;y" smil:keyTimes="0;1"/>
                  <anim:transitionFilter smil:dur="0.5s" smil:targetElement="id34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7" smil:attributeName="visibility" smil:to="visible"/>
                  <anim:animate smil:dur="0.5s" smil:fill="hold" smil:targetElement="id347" smil:attributeName="x" smil:values="x;x" smil:keyTimes="0;1"/>
                  <anim:animate smil:dur="0.5s" smil:fill="hold" smil:targetElement="id3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x;x" smil:keyTimes="0;1"/>
                  <anim:animate smil:dur="0.5s" smil:fill="hold" smil:targetElement="id3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x;x" smil:keyTimes="0;1"/>
                  <anim:animate smil:dur="0.5s" smil:fill="hold" smil:targetElement="id3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xml:id="id358" text:id="id358"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48"/></text:span><text:span text:style-name="T15"><text:line-break/></text:span><text:span text:style-name="T15"> <text:s text:c="4"/></text:span><text:span text:style-name="T16">(II) <text:s/>Method of Substitution <text:s text:c="19"/></text:span><text:span text:style-name="T16"><text:line-break/></text:span><text:span text:style-name="T16"> <text:s text:c="30"/></text:span><text:span text:style-name="T16"><text:line-break/></text:span><text:span text:style-name="T16"> <text:s text:c="24"/></text:span><text:span text:style-name="T15"><text:s text:c="18"/></text:span><text:span text:style-name="T15"><text:line-break/></text:span><text:span text:style-name="T15"><text:tab/></text:span><text:span text:style-name="T15"><text:tab/></text:span></text:p>
          </draw:text-box>
        </draw:frame>
        <draw:g xml:id="id352" draw:id="id352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53" draw:id="id353">
          <svg:title>TexMaths</svg:title>
          <svg:desc>22§display§= \frac{1}{\sqrt{2}} \int \frac{ 1 }{ \sqrt{ \left( \frac{5}{4} \right)^2 -  \left( x - \frac{3}{4} \right)^2 } }\ dx§svg§600§FALSE§</svg:desc>
          <draw:polygon draw:style-name="gr2" draw:text-style-name="P6" draw:layer="layout" svg:width="10.445cm" svg:height="2.313cm" svg:x="6.331cm" svg:y="0.657cm" svg:viewBox="0 0 10446 2314" draw:points="5222,2314 0,2314 0,0 10446,0 10446,2314">
            <text:p/>
          </draw:polygon>
          <draw:path draw:style-name="gr3" draw:text-style-name="P7" draw:layer="layout" svg:width="0.515cm" svg:height="0.182cm" svg:x="6.336cm" svg:y="1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593cm" svg:y="0.63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cm" svg:y="1.461cm" svg:viewBox="0 0 1033 33" draw:points="516,33 0,33 0,0 1033,0 1033,33">
            <text:p/>
          </draw:polygon>
          <draw:path draw:style-name="gr3" draw:text-style-name="P7" draw:layer="layout" svg:width="0.604cm" svg:height="0.773cm" svg:x="7.259cm" svg:y="1.616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46cm" svg:y="1.616cm" svg:viewBox="0 0 389 33" draw:points="194,33 0,33 0,0 389,0 389,33">
            <text:p/>
          </draw:polygon>
          <draw:path draw:style-name="gr3" draw:text-style-name="P7" draw:layer="layout" svg:width="0.309cm" svg:height="0.516cm" svg:x="7.885cm" svg:y="1.77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8.498cm" svg:y="0.61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2.426cm" svg:y="0.6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205cm" svg:height="0.032cm" svg:x="9.448cm" svg:y="1.461cm" svg:viewBox="0 0 6206 33" draw:points="3103,33 0,33 0,0 6206,0 6206,33">
            <text:p/>
          </draw:polygon>
          <draw:path draw:style-name="gr3" draw:text-style-name="P7" draw:layer="layout" svg:width="0.705cm" svg:height="1.392cm" svg:x="9.534cm" svg:y="1.616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432cm" svg:height="0.032cm" svg:x="10.223cm" svg:y="1.616cm" svg:viewBox="0 0 5433 33" draw:points="2716,33 0,33 0,0 5433,0 5433,33">
            <text:p/>
          </draw:polygon>
          <draw:path draw:style-name="gr3" draw:text-style-name="P7" draw:layer="layout" svg:width="0.203cm" svg:height="0.928cm" svg:x="10.341cm" svg:y="1.962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24cm" svg:height="0.37cm" svg:x="10.703cm" svg:y="1.955cm" svg:viewBox="0 0 241 371" svg:d="M49 58c28 7 46 7 55 7 70 0 114-49 114-58 0-5-5-7-7-7s-2 0-5 2c-12 5-41 16-81 16-16 0-44-2-81-14-5-4-5-4-7-4-7 0-7 5-7 14v160c0 11 0 16 9 16 5 0 5 0 10-7 25-30 58-33 78-33 31 0 45 24 49 29 11 18 12 39 12 71 0 16 0 47-16 72-14 19-36 32-63 32-35 0-72-20-86-55 21 2 32-12 32-26 0-23-20-28-29-28 0 0-26 0-26 29 0 50 44 97 111 97 69 0 130-51 130-119 0-62-47-118-114-118-25 0-53 5-78 26z">
            <text:p/>
          </draw:path>
          <draw:polygon draw:style-name="gr3" draw:text-style-name="P7" draw:layer="layout" svg:width="0.309cm" svg:height="0.032cm" svg:x="10.67cm" svg:y="2.409cm" svg:viewBox="0 0 310 33" draw:points="155,33 0,33 0,0 310,0 310,33">
            <text:p/>
          </draw:polygon>
          <draw:path draw:style-name="gr3" draw:text-style-name="P7" draw:layer="layout" svg:width="0.267cm" svg:height="0.365cm" svg:x="10.691cm" svg:y="2.52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1.104cm" svg:y="1.962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1.458cm" svg:y="1.79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007cm" svg:y="2.409cm" svg:viewBox="0 0 473 33" svg:d="M447 33c12 0 26 0 26-17 0-16-14-16-26-16h-421c-12 0-26 0-26 16 0 17 14 17 26 17z">
            <text:p/>
          </draw:path>
          <draw:path draw:style-name="gr3" draw:text-style-name="P7" draw:layer="layout" svg:width="0.203cm" svg:height="0.928cm" svg:x="12.835cm" svg:y="1.962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386cm" svg:height="0.351cm" svg:x="13.093cm" svg:y="2.2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75cm" svg:y="2.409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4.581cm" svg:y="1.95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14.551cm" svg:y="2.409cm" svg:viewBox="0 0 310 33" draw:points="155,33 0,33 0,0 310,0 310,33">
            <text:p/>
          </draw:polygon>
          <draw:path draw:style-name="gr3" draw:text-style-name="P7" draw:layer="layout" svg:width="0.267cm" svg:height="0.365cm" svg:x="14.572cm" svg:y="2.52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8cm" svg:x="14.985cm" svg:y="1.962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5.341cm" svg:y="1.79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6.035cm" svg:y="1.133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6.429cm" svg:y="1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354" draw:id="id354">
          <svg:title>TexMaths</svg:title>
          <svg:desc>22§display§= \frac{1}{\sqrt{2}} \times \sin^{-1} \left( \frac{ x - \frac{3}{4}}{ \frac{5}{4} } \right)§svg§600§FALSE§</svg:desc>
          <draw:polygon draw:style-name="gr2" draw:text-style-name="P6" draw:layer="layout" svg:width="7.851cm" svg:height="1.99cm" svg:x="6.338cm" svg:y="3.163cm" svg:viewBox="0 0 7852 1991" draw:points="3926,1991 0,1991 0,0 7852,0 7852,1991">
            <text:p/>
          </draw:polygon>
          <draw:path draw:style-name="gr3" draw:text-style-name="P7" draw:layer="layout" svg:width="0.515cm" svg:height="0.182cm" svg:x="6.343cm" svg:y="4.0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6cm" svg:y="3.31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07cm" svg:y="4.147cm" svg:viewBox="0 0 1033 33" draw:points="516,33 0,33 0,0 1033,0 1033,33">
            <text:p/>
          </draw:polygon>
          <draw:path draw:style-name="gr3" draw:text-style-name="P7" draw:layer="layout" svg:width="0.604cm" svg:height="0.773cm" svg:x="7.265cm" svg:y="4.301cm" svg:viewBox="0 0 605 774" svg:d="M245 693l-136-301c-5-12-10-12-12-12 0 0-5 0-13 5l-73 57c-11 7-11 10-11 12 0 4 2 9 7 9s19-11 26-18c6-3 18-12 25-17l153 334c5 12 11 12 18 12 10 0 12-3 19-14l352-728c5-13 5-14 5-16 0-9-7-16-15-16s-13 4-18 16z">
            <text:p/>
          </draw:path>
          <draw:polygon draw:style-name="gr3" draw:text-style-name="P7" draw:layer="layout" svg:width="0.388cm" svg:height="0.032cm" svg:x="7.853cm" svg:y="4.301cm" svg:viewBox="0 0 389 33" draw:points="194,33 0,33 0,0 389,0 389,33">
            <text:p/>
          </draw:polygon>
          <draw:path draw:style-name="gr3" draw:text-style-name="P7" draw:layer="layout" svg:width="0.309cm" svg:height="0.516cm" svg:x="7.892cm" svg:y="4.4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374cm" svg:height="0.374cm" svg:x="8.617cm" svg:y="3.976cm" svg:viewBox="0 0 375 375" svg:d="M188 165l-155-154c-10-9-12-11-17-11-9 0-16 7-16 16 0 5 2 7 11 16l154 155-154 156c-9 9-11 11-11 16 0 9 7 16 16 16 5 0 7-2 17-11l154-155 161 161c2 1 7 5 11 5 11 0 16-7 16-16 0-2 0-5-2-9-2-2-125-123-164-163l143-141c3-6 16-16 19-20 0-1 4-5 4-10 0-9-5-16-16-16-5 0-9 4-18 12z">
            <text:p/>
          </draw:path>
          <draw:path draw:style-name="gr3" draw:text-style-name="P7" draw:layer="layout" svg:width="0.254cm" svg:height="0.356cm" svg:x="9.302cm" svg:y="4.00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608cm" svg:y="3.83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821cm" svg:y="4.015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0.285cm" svg:y="3.883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0.767cm" svg:y="3.6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1.346cm" svg:y="3.235cm" svg:viewBox="0 0 382 1857" svg:d="M382 1850c0-4-2-6-4-7-28-30-81-81-132-166-125-199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386cm" svg:height="0.351cm" svg:x="11.869cm" svg:y="3.4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2.524cm" svg:y="3.58cm" svg:viewBox="0 0 473 33" svg:d="M447 33c12 0 26 0 26-17 0-16-14-16-26-16h-421c-12 0-26 0-26 16 0 17 14 17 26 17z">
            <text:p/>
          </draw:path>
          <draw:path draw:style-name="gr3" draw:text-style-name="P7" draw:layer="layout" svg:width="0.249cm" svg:height="0.37cm" svg:x="13.356cm" svg:y="3.124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olygon draw:style-name="gr3" draw:text-style-name="P7" draw:layer="layout" svg:width="0.309cm" svg:height="0.032cm" svg:x="13.326cm" svg:y="3.58cm" svg:viewBox="0 0 310 33" draw:points="155,33 0,33 0,0 310,0 310,33">
            <text:p/>
          </draw:polygon>
          <draw:path draw:style-name="gr3" draw:text-style-name="P7" draw:layer="layout" svg:width="0.266cm" svg:height="0.365cm" svg:x="13.347cm" svg:y="3.689cm" svg:viewBox="0 0 267 366" svg:d="M267 278v-21h-61v-241c0-12 0-16-11-16-7 0-8 0-15 7l-180 250v21h160v44c0 18 0 25-44 25h-14v19c26 0 62-2 81-2s55 2 83 2v-19h-16c-44 0-44-7-44-25v-44zM164 58v199h-145z">
            <text:p/>
          </draw:path>
          <draw:polygon draw:style-name="gr3" draw:text-style-name="P7" draw:layer="layout" svg:width="1.882cm" svg:height="0.032cm" svg:x="11.846cm" svg:y="4.147cm" svg:viewBox="0 0 1883 33" draw:points="941,33 0,33 0,0 1883,0 1883,33">
            <text:p/>
          </draw:polygon>
          <draw:path draw:style-name="gr3" draw:text-style-name="P7" draw:layer="layout" svg:width="0.24cm" svg:height="0.37cm" svg:x="12.666cm" svg:y="4.261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olygon draw:style-name="gr3" draw:text-style-name="P7" draw:layer="layout" svg:width="0.309cm" svg:height="0.032cm" svg:x="12.633cm" svg:y="4.715cm" svg:viewBox="0 0 310 33" draw:points="155,33 0,33 0,0 310,0 310,33">
            <text:p/>
          </draw:polygon>
          <draw:path draw:style-name="gr3" draw:text-style-name="P7" draw:layer="layout" svg:width="0.266cm" svg:height="0.365cm" svg:x="12.654cm" svg:y="4.826cm" svg:viewBox="0 0 267 366" svg:d="M267 278v-21h-61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1cm" svg:height="1.856cm" svg:x="13.847cm" svg:y="3.235cm" svg:viewBox="0 0 382 1857" svg:d="M382 929c0-304-71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</draw:g>
        <draw:g xml:id="id357" draw:id="id357">
          <svg:title>TexMaths</svg:title>
          <svg:desc>22§display§= \frac{1}{\sqrt{2}}  \sin^{-1} \left( \frac{ 4x - 3}{ 5 } \right)§svg§600§FALSE§</svg:desc>
          <draw:polygon draw:style-name="gr2" draw:text-style-name="P6" draw:layer="layout" svg:width="7.315cm" svg:height="1.779cm" svg:x="6.342cm" svg:y="5.566cm" svg:viewBox="0 0 7316 1780" draw:points="3659,1780 0,1780 0,0 7316,0 7316,1780">
            <text:p/>
          </draw:polygon>
          <draw:path draw:style-name="gr3" draw:text-style-name="P7" draw:layer="layout" svg:width="0.515cm" svg:height="0.182cm" svg:x="6.347cm" svg:y="6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604cm" svg:y="5.6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7.211cm" svg:y="6.439cm" svg:viewBox="0 0 1033 33" draw:points="516,33 0,33 0,0 1033,0 1033,33">
            <text:p/>
          </draw:polygon>
          <draw:path draw:style-name="gr3" draw:text-style-name="P7" draw:layer="layout" svg:width="0.604cm" svg:height="0.773cm" svg:x="7.27cm" svg:y="6.594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857cm" svg:y="6.594cm" svg:viewBox="0 0 389 33" draw:points="194,33 0,33 0,0 389,0 389,33">
            <text:p/>
          </draw:polygon>
          <draw:path draw:style-name="gr3" draw:text-style-name="P7" draw:layer="layout" svg:width="0.309cm" svg:height="0.516cm" svg:x="7.896cm" svg:y="6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54cm" svg:height="0.356cm" svg:x="8.491cm" svg:y="6.30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795cm" svg:y="6.1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01cm" svg:y="6.30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9.473cm" svg:y="6.17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957cm" svg:y="5.9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0.534cm" svg:y="5.527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44cm" svg:height="0.524cm" svg:x="11.057cm" svg:y="5.60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1.444cm" svg:y="5.7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2.099cm" svg:y="5.91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842cm" svg:y="5.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2.16cm" svg:height="0.032cm" svg:x="11.036cm" svg:y="6.439cm" svg:viewBox="0 0 2161 33" draw:points="1081,33 0,33 0,0 2161,0 2161,33">
            <text:p/>
          </draw:polygon>
          <draw:path draw:style-name="gr3" draw:text-style-name="P7" draw:layer="layout" svg:width="0.309cm" svg:height="0.532cm" svg:x="11.96cm" svg:y="6.66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381cm" svg:height="1.856cm" svg:x="13.315cm" svg:y="5.527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359" draw:id="id359">
          <svg:title>TexMaths</svg:title>
          <svg:desc>26§display§\text {Evaluate the following.}§svg§600§FALSE§</svg:desc>
          <draw:polygon draw:style-name="gr2" draw:text-style-name="P6" draw:layer="layout" svg:width="9.008cm" svg:height="0.742cm" svg:x="2.035cm" svg:y="9.445cm" svg:viewBox="0 0 9009 743" draw:points="4503,743 0,743 0,0 9009,0 9009,743">
            <text:p/>
          </draw:polygon>
          <draw:path draw:style-name="gr3" draw:text-style-name="P7" draw:layer="layout" svg:width="0.567cm" svg:height="0.624cm" svg:x="2.018cm" svg:y="9.422cm" svg:viewBox="0 0 568 625" svg:d="M94 552c0 33 0 43-71 43h-23v30h528l40-238h-23c-23 142-44 208-202 208h-123c-41 0-43-6-43-37v-244h81c89 0 100 30 100 107h23v-242h-23c0 77-11 106-100 106h-81v-220c0-30 2-36 43-36h119c141 0 166 50 181 177h23l-27-206h-516v29h23c71 0 71 11 71 42z">
            <text:p/>
          </draw:path>
          <draw:path draw:style-name="gr3" draw:text-style-name="P7" draw:layer="layout" svg:width="0.448cm" svg:height="0.405cm" svg:x="2.627cm" svg:y="9.649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3.081cm" svg:y="9.63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3.53cm" svg:y="9.4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61cm" svg:height="0.415cm" svg:x="3.782cm" svg:y="9.641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7" draw:layer="layout" svg:width="0.413cm" svg:height="0.422cm" svg:x="4.3cm" svg:y="9.634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4.735cm" svg:y="9.48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5.099cm" svg:y="9.63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5.802cm" svg:y="9.482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6.168cm" svg:y="9.409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6.673cm" svg:y="9.634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7.389cm" svg:y="9.399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7.663cm" svg:y="9.63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8.123cm" svg:y="9.4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8.377cm" svg:y="9.409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8.626cm" svg:y="9.634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9.048cm" svg:y="9.649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7" draw:layer="layout" svg:width="0.197cm" svg:height="0.613cm" svg:x="9.722cm" svg:y="9.432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9.976cm" svg:y="9.641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0.48cm" svg:y="9.6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7" draw:layer="layout" svg:width="0.099cm" svg:height="0.099cm" svg:x="10.989cm" svg:y="9.947cm" svg:viewBox="0 0 100 100" svg:d="M100 50c0-27-23-50-50-50s-50 23-50 50 23 50 50 50 50-23 50-50z">
            <text:p/>
          </draw:path>
        </draw:g>
        <draw:g xml:id="id360" draw:id="id360">
          <svg:title>TexMaths</svg:title>
          <svg:desc>24§display§\text {(1)}§svg§600§FALSE§</svg:desc>
          <draw:polygon draw:style-name="gr2" draw:text-style-name="P6" draw:layer="layout" svg:width="0.91cm" svg:height="0.76cm" svg:x="1.815cm" svg:y="11.143cm" svg:viewBox="0 0 911 761" draw:points="455,761 0,761 0,0 911,0 911,761">
            <text:p/>
          </draw:polygon>
          <draw:path draw:style-name="gr3" draw:text-style-name="P7" draw:layer="layout" svg:width="0.197cm" svg:height="0.844cm" svg:x="1.855cm" svg:y="11.10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2.176cm" svg:y="11.172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572cm" svg:y="11.1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61" draw:id="id361">
          <svg:title>TexMaths</svg:title>
          <svg:desc>22§display§\int \frac{ e^{ \frac{x}{2} } }{ \sqrt{ 9e^{-x} - 4e^x } }\ dx§svg§600§FALSE§</svg:desc>
          <draw:polygon draw:style-name="gr2" draw:text-style-name="P6" draw:layer="layout" svg:width="6.424cm" svg:height="1.825cm" svg:x="2.82cm" svg:y="10.545cm" svg:viewBox="0 0 6425 1826" draw:points="3213,1826 0,1826 0,0 6425,0 6425,1826">
            <text:p/>
          </draw:polygon>
          <draw:path draw:style-name="gr3" draw:text-style-name="P7" draw:layer="layout" svg:width="0.687cm" svg:height="1.719cm" svg:x="2.825cm" svg:y="10.636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98cm" svg:height="0.351cm" svg:x="5.54cm" svg:y="10.823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28cm" svg:height="0.177cm" svg:x="5.992cm" svg:y="10.506cm" svg:viewBox="0 0 229 178" svg:d="M206 19c-18 6-18 23-18 23 0 7 4 16 18 16 11 0 23-9 23-26 0-23-25-32-46-32-25 0-42 16-49 26-13-22-39-26-53-26-48 0-76 46-76 60 0 5 7 5 9 5 4 0 7 0 7-3 12-39 44-48 60-48 12 0 26 5 26 25 0 10-7 37-19 90-7 21-25 35-40 35-4 0-15 0-25-7 17-6 17-21 17-21 0-13-7-18-15-18-11 0-25 9-25 26 0 25 26 34 46 34 21 0 38-14 49-28 16 24 41 28 53 28 49 0 76-48 76-62 0-5-7-5-7-5-8 0-9 2-9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5.957cm" svg:y="10.737cm" svg:viewBox="0 0 308 28" draw:points="153,28 0,28 0,0 308,0 308,28">
            <text:p/>
          </draw:polygon>
          <draw:path draw:style-name="gr3" draw:text-style-name="P7" draw:layer="layout" svg:width="0.193cm" svg:height="0.258cm" svg:x="6.013cm" svg:y="10.814cm" svg:viewBox="0 0 194 259" svg:d="M194 185h-16c-2 7-5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olygon draw:style-name="gr3" draw:text-style-name="P7" draw:layer="layout" svg:width="4.345cm" svg:height="0.032cm" svg:x="3.776cm" svg:y="11.48cm" svg:viewBox="0 0 4346 33" draw:points="2174,33 0,33 0,0 4346,0 4346,33">
            <text:p/>
          </draw:polygon>
          <draw:path draw:style-name="gr3" draw:text-style-name="P7" draw:layer="layout" svg:width="0.605cm" svg:height="0.774cm" svg:x="3.832cm" svg:y="11.634cm" svg:viewBox="0 0 606 775" svg:d="M245 694l-136-301c-5-13-10-13-12-13 0 0-5 0-13 6l-73 56c-11 7-11 10-11 12 0 4 2 9 7 9s19-11 26-18c6-3 18-12 25-17l153 334c6 13 11 13 18 13 10 0 12-4 19-15l352-728c6-13 6-14 6-16 0-9-7-16-16-16-7 0-13 4-18 16z">
            <text:p/>
          </draw:path>
          <draw:polygon draw:style-name="gr3" draw:text-style-name="P7" draw:layer="layout" svg:width="3.701cm" svg:height="0.032cm" svg:x="4.42cm" svg:y="11.634cm" svg:viewBox="0 0 3702 33" draw:points="1852,33 0,33 0,0 3702,0 3702,33">
            <text:p/>
          </draw:polygon>
          <draw:path draw:style-name="gr3" draw:text-style-name="P7" draw:layer="layout" svg:width="0.321cm" svg:height="0.532cm" svg:x="4.454cm" svg:y="11.788cm" svg:viewBox="0 0 322 533" svg:d="M253 269v25c0 183-80 218-126 218-14 0-55-1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98cm" svg:height="0.351cm" svg:x="4.843cm" svg:y="11.96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367cm" svg:height="0.027cm" svg:x="5.226cm" svg:y="11.93cm" svg:viewBox="0 0 368 28" svg:d="M347 28c7 0 21 0 21-14s-12-14-21-14h-326c-9 0-21 0-21 14s12 14 21 14z">
            <text:p/>
          </draw:path>
          <draw:path draw:style-name="gr3" draw:text-style-name="P7" draw:layer="layout" svg:width="0.291cm" svg:height="0.245cm" svg:x="5.677cm" svg:y="11.84cm" svg:viewBox="0 0 292 246" svg:d="M109 183c-5 18-23 48-51 48-2 0-18 0-30-7 23-7 25-27 25-30 0-13-9-21-21-21-16 0-32 14-32 33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0 56z">
            <text:p/>
          </draw:path>
          <draw:path draw:style-name="gr3" draw:text-style-name="P7" draw:layer="layout" svg:width="0.473cm" svg:height="0.032cm" svg:x="6.276cm" svg:y="12.094cm" svg:viewBox="0 0 474 33" svg:d="M447 33c12 0 27 0 27-17 0-16-15-16-27-16h-421c-12 0-26 0-26 16 0 17 14 17 26 17z">
            <text:p/>
          </draw:path>
          <draw:path draw:style-name="gr3" draw:text-style-name="P7" draw:layer="layout" svg:width="0.344cm" svg:height="0.524cm" svg:x="7.008cm" svg:y="11.779cm" svg:viewBox="0 0 345 525" svg:d="M206 398v67c0 28 0 37-58 37h-16v23c32-2 72-2 104-2 33 0 74 0 106 2v-23h-16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7.407cm" svg:y="11.96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91cm" svg:height="0.245cm" svg:x="7.758cm" svg:y="11.84cm" svg:viewBox="0 0 292 246" svg:d="M109 183c-5 18-23 48-51 48-2 0-18 0-30-7 23-7 25-27 25-30 0-13-9-21-21-21-16 0-32 14-32 33 0 28 30 40 58 40 25 0 46-15 60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9-65 75-65 18 0 32 9 32 35 0 11-5 39-10 56z">
            <text:p/>
          </draw:path>
          <draw:path draw:style-name="gr3" draw:text-style-name="P7" draw:layer="layout" svg:width="0.369cm" svg:height="0.546cm" svg:x="8.502cm" svg:y="11.152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8.897cm" svg:y="11.34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62" draw:id="id362">
          <svg:title>TexMaths</svg:title>
          <svg:desc>24§display§\text {(2)}§svg§600§FALSE§</svg:desc>
          <draw:polygon draw:style-name="gr2" draw:text-style-name="P6" draw:layer="layout" svg:width="0.91cm" svg:height="0.76cm" svg:x="9.615cm" svg:y="11.144cm" svg:viewBox="0 0 911 761" draw:points="455,761 0,761 0,0 911,0 911,761">
            <text:p/>
          </draw:polygon>
          <draw:path draw:style-name="gr3" draw:text-style-name="P7" draw:layer="layout" svg:width="0.197cm" svg:height="0.844cm" svg:x="9.655cm" svg:y="11.102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9.944cm" svg:y="11.173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0.372cm" svg:y="11.10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63" draw:id="id363">
          <svg:title>TexMaths</svg:title>
          <svg:desc>22§display§\int \frac{ \sec x \tan x }{ \sqrt{7 - 9 \tan^2 x} }\ dx§svg§600§FALSE§</svg:desc>
          <draw:polygon draw:style-name="gr2" draw:text-style-name="P6" draw:layer="layout" svg:width="6.604cm" svg:height="1.695cm" svg:x="10.718cm" svg:y="10.641cm" svg:viewBox="0 0 6605 1696" draw:points="3304,1696 0,1696 0,0 6605,0 6605,1696">
            <text:p/>
          </draw:polygon>
          <draw:path draw:style-name="gr3" draw:text-style-name="P7" draw:layer="layout" svg:width="0.687cm" svg:height="1.719cm" svg:x="10.723cm" svg:y="10.602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12.272cm" svg:y="10.78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2.575cm" svg:y="10.78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2.922cm" svg:y="10.785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3.391cm" svg:y="10.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2cm" svg:height="0.485cm" svg:x="13.955cm" svg:y="10.65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4.273cm" svg:y="10.785cm" svg:viewBox="0 0 350 357" svg:d="M225 289c4 31 25 63 62 63 16 0 63-10 63-74v-42h-19v42c0 46-19 51-28 51-25 0-28-35-28-38v-157c0-32 0-62-29-92-30-30-68-42-105-42-65 0-118 37-118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4.652cm" svg:y="10.7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5.208cm" svg:y="10.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olygon draw:style-name="gr3" draw:text-style-name="P7" draw:layer="layout" svg:width="4.527cm" svg:height="0.032cm" svg:x="11.674cm" svg:y="11.445cm" svg:viewBox="0 0 4528 33" draw:points="2263,33 0,33 0,0 4528,0 4528,33">
            <text:p/>
          </draw:polygon>
          <draw:path draw:style-name="gr3" draw:text-style-name="P7" draw:layer="layout" svg:width="0.604cm" svg:height="0.774cm" svg:x="11.73cm" svg:y="11.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82cm" svg:height="0.032cm" svg:x="12.318cm" svg:y="11.6cm" svg:viewBox="0 0 3883 33" draw:points="1941,33 0,33 0,0 3883,0 3883,33">
            <text:p/>
          </draw:polygon>
          <draw:path draw:style-name="gr3" draw:text-style-name="P7" draw:layer="layout" svg:width="0.332cm" svg:height="0.541cm" svg:x="12.362cm" svg:y="11.783cm" svg:viewBox="0 0 333 542" svg:d="M326 53c7-11 7-13 7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472cm" svg:height="0.032cm" svg:x="12.941cm" svg:y="12.09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682cm" svg:y="11.792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14.18cm" svg:y="11.83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4.498cm" svg:y="11.959cm" svg:viewBox="0 0 350 357" svg:d="M227 289c2 31 23 63 60 63 16 0 63-10 63-74v-42h-19v42c0 46-19 51-28 51-25 0-28-35-28-38v-157c0-32 0-62-29-92-30-30-68-42-105-42-65 0-118 37-118 88 0 23 16 37 35 37 23 0 35-16 35-37 0-9-3-35-38-35 21-27 58-35 84-35 37 0 81 30 81 98v30c-39 2-93 4-143 27-58 26-77 66-77 102 0 63 76 82 125 82 51 0 86-31 102-68zM220 162v77c0 74-55 101-90 101-38 0-70-28-70-67 0-42 33-107 160-111z">
            <text:p/>
          </draw:path>
          <draw:path draw:style-name="gr3" draw:text-style-name="P7" draw:layer="layout" svg:width="0.39cm" svg:height="0.342cm" svg:x="14.877cm" svg:y="11.96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5.317cm" svg:y="11.6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5.78cm" svg:y="11.9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369cm" svg:height="0.547cm" svg:x="16.582cm" svg:y="11.118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6.975cm" svg:y="11.3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364" draw:id="id364">
          <svg:title>TexMaths</svg:title>
          <svg:desc>24§display§\text {(3)}§svg§600§FALSE§</svg:desc>
          <draw:polygon draw:style-name="gr2" draw:text-style-name="P6" draw:layer="layout" svg:width="0.91cm" svg:height="0.76cm" svg:x="18.116cm" svg:y="11.145cm" svg:viewBox="0 0 911 761" draw:points="455,761 0,761 0,0 911,0 911,761">
            <text:p/>
          </draw:polygon>
          <draw:path draw:style-name="gr3" draw:text-style-name="P7" draw:layer="layout" svg:width="0.197cm" svg:height="0.844cm" svg:x="18.156cm" svg:y="11.1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8.437cm" svg:y="11.174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8.873cm" svg:y="11.1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65" draw:id="id365">
          <svg:title>TexMaths</svg:title>
          <svg:desc>22§display§\int \frac{ \text {cosec}^2 x }{ \sqrt{4\cot^2 x - 3} }\ dx§svg§600§FALSE§</svg:desc>
          <draw:polygon draw:style-name="gr2" draw:text-style-name="P6" draw:layer="layout" svg:width="6.519cm" svg:height="1.805cm" svg:x="19.22cm" svg:y="10.641cm" svg:viewBox="0 0 6520 1806" draw:points="3260,1806 0,1806 0,0 6520,0 6520,1806">
            <text:p/>
          </draw:polygon>
          <draw:path draw:style-name="gr3" draw:text-style-name="P7" draw:layer="layout" svg:width="0.687cm" svg:height="1.718cm" svg:x="19.225cm" svg:y="10.713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2-113 202-28 0-45-19-47-19z">
            <text:p/>
          </draw:path>
          <draw:path draw:style-name="gr3" draw:text-style-name="P7" draw:layer="layout" svg:width="0.295cm" svg:height="0.356cm" svg:x="21.167cm" svg:y="10.896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1.506cm" svg:y="10.89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1.897cm" svg:y="10.89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22.198cm" svg:y="10.89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22.547cm" svg:y="10.896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22.897cm" svg:y="10.60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3.233cm" svg:y="10.8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4.442cm" svg:height="0.032cm" svg:x="20.176cm" svg:y="11.556cm" svg:viewBox="0 0 4443 33" draw:points="2221,33 0,33 0,0 4443,0 4443,33">
            <text:p/>
          </draw:polygon>
          <draw:path draw:style-name="gr3" draw:text-style-name="P7" draw:layer="layout" svg:width="0.604cm" svg:height="0.773cm" svg:x="20.232cm" svg:y="11.711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797cm" svg:height="0.032cm" svg:x="20.82cm" svg:y="11.711cm" svg:viewBox="0 0 3798 33" draw:points="1899,33 0,33 0,0 3798,0 3798,33">
            <text:p/>
          </draw:polygon>
          <draw:path draw:style-name="gr3" draw:text-style-name="P7" draw:layer="layout" svg:width="0.344cm" svg:height="0.523cm" svg:x="20.843cm" svg:y="11.89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0.356cm" svg:x="21.362cm" svg:y="12.07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1.702cm" svg:y="12.0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22.082cm" svg:y="11.94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24cm" svg:height="0.36cm" svg:x="22.401cm" svg:y="11.77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2.865cm" svg:y="12.0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23.522cm" svg:y="12.20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4.263cm" svg:y="11.90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24.999cm" svg:y="11.228cm" svg:viewBox="0 0 370 547" svg:d="M370 9c0-2 0-9-11-9-10 0-84 7-99 9-5 0-10 3-10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25.393cm" svg:y="11.42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55" draw:id="id355">
          <svg:title>TexMaths</svg:title>
          <svg:desc>26§display§\therefore§svg§600§FALSE§</svg:desc>
          <draw:polygon draw:style-name="gr2" draw:text-style-name="P6" draw:layer="layout" svg:width="0.49cm" svg:height="0.402cm" svg:x="4.208cm" svg:y="6.322cm" svg:viewBox="0 0 491 403" draw:points="246,403 0,403 0,0 491,0 491,403">
            <text:p/>
          </draw:polygon>
          <draw:path draw:style-name="gr3" draw:text-style-name="P7" draw:layer="layout" svg:width="0.555cm" svg:height="0.493cm" svg:x="4.189cm" svg:y="6.27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356" draw:id="id356">
          <svg:title>TexMaths</svg:title>
          <svg:desc>24§display§\text {I}§svg§600§FALSE§</svg:desc>
          <draw:polygon draw:style-name="gr2" draw:text-style-name="P6" draw:layer="layout" svg:width="0.197cm" svg:height="0.493cm" svg:x="5.645cm" svg:y="6.2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6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6" draw:id="id366">
          <svg:title>TexMaths</svg:title>
          <svg:desc>24§display§\text {(4)}§svg§600§FALSE§</svg:desc>
          <draw:polygon draw:style-name="gr2" draw:text-style-name="P6" draw:layer="layout" svg:width="0.91cm" svg:height="0.76cm" svg:x="1.817cm" svg:y="13.845cm" svg:viewBox="0 0 911 761" draw:points="455,761 0,761 0,0 911,0 911,761">
            <text:p/>
          </draw:polygon>
          <draw:path draw:style-name="gr3" draw:text-style-name="P7" draw:layer="layout" svg:width="0.197cm" svg:height="0.844cm" svg:x="1.857cm" svg:y="13.80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2.126cm" svg:y="13.86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574cm" svg:y="13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67" draw:id="id367">
          <svg:title>TexMaths</svg:title>
          <svg:desc>22§display§\int \frac{ x^2 }{ \sqrt{2x^6 + 5} }\ dx§svg§600§FALSE§</svg:desc>
          <draw:polygon draw:style-name="gr2" draw:text-style-name="P6" draw:layer="layout" svg:width="5.229cm" svg:height="1.805cm" svg:x="3.022cm" svg:y="13.246cm" svg:viewBox="0 0 5230 1806" draw:points="2615,1806 0,1806 0,0 5230,0 5230,1806">
            <text:p/>
          </draw:polygon>
          <draw:path draw:style-name="gr3" draw:text-style-name="P7" draw:layer="layout" svg:width="0.687cm" svg:height="1.718cm" svg:x="3.027cm" svg:y="13.31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2-113 202-28 0-45-19-47-19z">
            <text:p/>
          </draw:path>
          <draw:path draw:style-name="gr3" draw:text-style-name="P7" draw:layer="layout" svg:width="0.386cm" svg:height="0.351cm" svg:x="5.181cm" svg:y="13.5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5.635cm" svg:y="13.20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153cm" svg:height="0.032cm" svg:x="3.978cm" svg:y="14.161cm" svg:viewBox="0 0 3154 33" draw:points="1577,33 0,33 0,0 3154,0 3154,33">
            <text:p/>
          </draw:polygon>
          <draw:path draw:style-name="gr3" draw:text-style-name="P7" draw:layer="layout" svg:width="0.604cm" svg:height="0.773cm" svg:x="4.034cm" svg:y="14.31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2.507cm" svg:height="0.032cm" svg:x="4.622cm" svg:y="14.316cm" svg:viewBox="0 0 2508 33" draw:points="1255,33 0,33 0,0 2508,0 2508,33">
            <text:p/>
          </draw:polygon>
          <draw:path draw:style-name="gr3" draw:text-style-name="P7" draw:layer="layout" svg:width="0.309cm" svg:height="0.516cm" svg:x="4.66cm" svg:y="14.47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8 7-59 7-74 7z">
            <text:p/>
          </draw:path>
          <draw:path draw:style-name="gr3" draw:text-style-name="P7" draw:layer="layout" svg:width="0.386cm" svg:height="0.351cm" svg:x="5.032cm" svg:y="14.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9cm" svg:height="0.37cm" svg:x="5.481cm" svg:y="14.40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515cm" svg:height="0.516cm" svg:x="6.012cm" svg:y="14.54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6.781cm" svg:y="14.476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6 55 141 141 141 90 0 169-74 169-172z">
            <text:p/>
          </draw:path>
          <draw:path draw:style-name="gr3" draw:text-style-name="P7" draw:layer="layout" svg:width="0.369cm" svg:height="0.546cm" svg:x="7.511cm" svg:y="13.833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7.904cm" svg:y="14.0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368" draw:id="id368">
          <svg:title>TexMaths</svg:title>
          <svg:desc>24§display§\text {(5)}§svg§600§FALSE§</svg:desc>
          <draw:polygon draw:style-name="gr2" draw:text-style-name="P6" draw:layer="layout" svg:width="0.91cm" svg:height="0.76cm" svg:x="9.617cm" svg:y="13.846cm" svg:viewBox="0 0 911 761" draw:points="455,761 0,761 0,0 911,0 911,761">
            <text:p/>
          </draw:polygon>
          <draw:path draw:style-name="gr3" draw:text-style-name="P7" draw:layer="layout" svg:width="0.197cm" svg:height="0.844cm" svg:x="9.657cm" svg:y="13.80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9.946cm" svg:y="13.875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10.374cm" svg:y="13.80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69" draw:id="id369">
          <svg:title>TexMaths</svg:title>
          <svg:desc>22§display§\int \frac{ \cos x}{ \sqrt{ ( \sin x - 3 )( \sin x + 7 ) } }\ dx§svg§600§FALSE§</svg:desc>
          <draw:polygon draw:style-name="gr2" draw:text-style-name="P6" draw:layer="layout" svg:width="9.759cm" svg:height="1.849cm" svg:x="10.72cm" svg:y="13.345cm" svg:viewBox="0 0 9760 1850" draw:points="4879,1850 0,1850 0,0 9760,0 9760,1850">
            <text:p/>
          </draw:polygon>
          <draw:path draw:style-name="gr3" draw:text-style-name="P7" draw:layer="layout" svg:width="0.687cm" svg:height="1.718cm" svg:x="10.725cm" svg:y="13.306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295cm" svg:height="0.356cm" svg:x="14.74cm" svg:y="13.489cm" svg:viewBox="0 0 296 357" svg:d="M65 180c0-127 63-161 104-161 7 0 56 0 84 29-31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5.078cm" svg:y="13.489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15.469cm" svg:y="13.489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9cm" svg:y="13.4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7.68cm" svg:height="0.032cm" svg:x="11.676cm" svg:y="14.149cm" svg:viewBox="0 0 7681 33" draw:points="3841,33 0,33 0,0 7681,0 7681,33">
            <text:p/>
          </draw:polygon>
          <draw:path draw:style-name="gr3" draw:text-style-name="P7" draw:layer="layout" svg:width="0.705cm" svg:height="0.928cm" svg:x="11.762cm" svg:y="14.304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6.908cm" svg:height="0.032cm" svg:x="12.45cm" svg:y="14.304cm" svg:viewBox="0 0 6909 33" draw:points="3455,33 0,33 0,0 6909,0 6909,33">
            <text:p/>
          </draw:polygon>
          <draw:path draw:style-name="gr3" draw:text-style-name="P7" draw:layer="layout" svg:width="0.18cm" svg:height="0.773cm" svg:x="12.526cm" svg:y="14.41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12.776cm" svg:y="14.65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08cm" svg:y="14.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295cm" svg:y="14.65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851cm" svg:y="14.6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4.506cm" svg:y="14.788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249cm" svg:y="14.48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5.647cm" svg:y="14.41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5.979cm" svg:y="14.41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16.229cm" svg:y="14.65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534cm" svg:y="14.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749cm" svg:y="14.65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305cm" svg:y="14.6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7.939cm" svg:y="14.54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8.713cm" svg:y="14.473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18cm" svg:height="0.773cm" svg:x="19.1cm" svg:y="14.41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9.737cm" svg:y="13.822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0.132cm" svg:y="14.0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2" smil:attributeName="visibility" smil:to="visible"/>
                  <anim:animate smil:dur="0.5s" smil:fill="hold" smil:targetElement="id352" smil:attributeName="x" smil:values="x;x" smil:keyTimes="0;1"/>
                  <anim:animate smil:dur="0.5s" smil:fill="hold" smil:targetElement="id3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x;x" smil:keyTimes="0;1"/>
                  <anim:animate smil:dur="0.5s" smil:fill="hold" smil:targetElement="id3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x;x" smil:keyTimes="0;1"/>
                  <anim:animate smil:dur="0.5s" smil:fill="hold" smil:targetElement="id3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8" anim:sub-item="text" smil:attributeName="visibility" smil:to="visible"/>
                  <anim:animate smil:dur="0.5s" smil:fill="hold" smil:targetElement="id358" anim:sub-item="text" smil:attributeName="width" smil:values="width*0.05;width" smil:keyTimes="0;1"/>
                  <anim:animate smil:dur="0.5s" smil:fill="hold" smil:targetElement="id358" anim:sub-item="text" smil:attributeName="height" smil:values="height;height" smil:keyTimes="0;1"/>
                  <anim:animate smil:dur="0.5s" smil:fill="hold" smil:targetElement="id358" anim:sub-item="text" smil:attributeName="x" smil:values="x-.2;x" smil:keyTimes="0;1"/>
                  <anim:animate smil:dur="0.5s" smil:fill="hold" smil:targetElement="id358" anim:sub-item="text" smil:attributeName="y" smil:values="y;y" smil:keyTimes="0;1"/>
                  <anim:transitionFilter smil:dur="0.5s" smil:targetElement="id3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9" smil:attributeName="visibility" smil:to="visible"/>
                  <anim:animate smil:dur="0.5s" smil:fill="hold" smil:targetElement="id359" smil:attributeName="width" smil:values="width*0.05;width" smil:keyTimes="0;1"/>
                  <anim:animate smil:dur="0.5s" smil:fill="hold" smil:targetElement="id359" smil:attributeName="height" smil:values="height;height" smil:keyTimes="0;1"/>
                  <anim:animate smil:dur="0.5s" smil:fill="hold" smil:targetElement="id359" smil:attributeName="x" smil:values="x-.2;x" smil:keyTimes="0;1"/>
                  <anim:animate smil:dur="0.5s" smil:fill="hold" smil:targetElement="id359" smil:attributeName="y" smil:values="y;y" smil:keyTimes="0;1"/>
                  <anim:transitionFilter smil:dur="0.5s" smil:targetElement="id35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360" smil:attributeName="visibility" smil:to="visible"/>
                  <anim:animate smil:dur="0.25s" smil:fill="hold" smil:targetElement="id360" smil:attributeName="width" smil:values="width*0.05;width" smil:keyTimes="0;1"/>
                  <anim:animate smil:dur="0.25s" smil:fill="hold" smil:targetElement="id360" smil:attributeName="height" smil:values="height;height" smil:keyTimes="0;1"/>
                  <anim:animate smil:dur="0.25s" smil:fill="hold" smil:targetElement="id360" smil:attributeName="x" smil:values="x-.2;x" smil:keyTimes="0;1"/>
                  <anim:animate smil:dur="0.25s" smil:fill="hold" smil:targetElement="id360" smil:attributeName="y" smil:values="y;y" smil:keyTimes="0;1"/>
                  <anim:transitionFilter smil:dur="0.25s" smil:targetElement="id360" smil:type="fade" smil:subtype="crossfade"/>
                </anim:par>
              </anim:par>
              <anim:par smil:begin="0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  <anim:par smil:begin="0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2" smil:attributeName="visibility" smil:to="visible"/>
                  <anim:animate smil:dur="0.5s" smil:fill="hold" smil:targetElement="id362" smil:attributeName="width" smil:values="width*0.05;width" smil:keyTimes="0;1"/>
                  <anim:animate smil:dur="0.5s" smil:fill="hold" smil:targetElement="id362" smil:attributeName="height" smil:values="height;height" smil:keyTimes="0;1"/>
                  <anim:animate smil:dur="0.5s" smil:fill="hold" smil:targetElement="id362" smil:attributeName="x" smil:values="x-.2;x" smil:keyTimes="0;1"/>
                  <anim:animate smil:dur="0.5s" smil:fill="hold" smil:targetElement="id362" smil:attributeName="y" smil:values="y;y" smil:keyTimes="0;1"/>
                  <anim:transitionFilter smil:dur="0.5s" smil:targetElement="id362" smil:type="fade" smil:subtype="crossfade"/>
                </anim:par>
              </anim:par>
              <anim:par smil:begin="1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  <anim:par smil:begin="1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4" smil:attributeName="visibility" smil:to="visible"/>
                  <anim:animate smil:dur="0.5s" smil:fill="hold" smil:targetElement="id364" smil:attributeName="width" smil:values="width*0.05;width" smil:keyTimes="0;1"/>
                  <anim:animate smil:dur="0.5s" smil:fill="hold" smil:targetElement="id364" smil:attributeName="height" smil:values="height;height" smil:keyTimes="0;1"/>
                  <anim:animate smil:dur="0.5s" smil:fill="hold" smil:targetElement="id364" smil:attributeName="x" smil:values="x-.2;x" smil:keyTimes="0;1"/>
                  <anim:animate smil:dur="0.5s" smil:fill="hold" smil:targetElement="id364" smil:attributeName="y" smil:values="y;y" smil:keyTimes="0;1"/>
                  <anim:transitionFilter smil:dur="0.5s" smil:targetElement="id364" smil:type="fade" smil:subtype="crossfade"/>
                </anim:par>
              </anim:par>
              <anim:par smil:begin="2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  <anim:par smil:begin="2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6" smil:attributeName="visibility" smil:to="visible"/>
                  <anim:animate smil:dur="0.5s" smil:fill="hold" smil:targetElement="id366" smil:attributeName="width" smil:values="width*0.05;width" smil:keyTimes="0;1"/>
                  <anim:animate smil:dur="0.5s" smil:fill="hold" smil:targetElement="id366" smil:attributeName="height" smil:values="height;height" smil:keyTimes="0;1"/>
                  <anim:animate smil:dur="0.5s" smil:fill="hold" smil:targetElement="id366" smil:attributeName="x" smil:values="x-.2;x" smil:keyTimes="0;1"/>
                  <anim:animate smil:dur="0.5s" smil:fill="hold" smil:targetElement="id366" smil:attributeName="y" smil:values="y;y" smil:keyTimes="0;1"/>
                  <anim:transitionFilter smil:dur="0.5s" smil:targetElement="id366" smil:type="fade" smil:subtype="crossfade"/>
                </anim:par>
              </anim:par>
              <anim:par smil:begin="3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  <anim:par smil:begin="3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8" smil:attributeName="visibility" smil:to="visible"/>
                  <anim:animate smil:dur="0.5s" smil:fill="hold" smil:targetElement="id368" smil:attributeName="width" smil:values="width*0.05;width" smil:keyTimes="0;1"/>
                  <anim:animate smil:dur="0.5s" smil:fill="hold" smil:targetElement="id368" smil:attributeName="height" smil:values="height;height" smil:keyTimes="0;1"/>
                  <anim:animate smil:dur="0.5s" smil:fill="hold" smil:targetElement="id368" smil:attributeName="x" smil:values="x-.2;x" smil:keyTimes="0;1"/>
                  <anim:animate smil:dur="0.5s" smil:fill="hold" smil:targetElement="id368" smil:attributeName="y" smil:values="y;y" smil:keyTimes="0;1"/>
                  <anim:transitionFilter smil:dur="0.5s" smil:targetElement="id368" smil:type="fade" smil:subtype="crossfade"/>
                </anim:par>
              </anim:par>
              <anim:par smil:begin="4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10"><text:s text:c="5"/></text:span><text:span text:style-name="T10"><text:line-break/></text:span><text:span text:style-name="T12"> <text:s text:c="3"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2"><text:line-break/></text:span><text:span text:style-name="T13"> <text:s text:c="17"/></text:span><text:span text:style-name="T12"><text:line-break/></text:span><text:span text:style-name="T12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<text:tab/></text:span><text:span text:style-name="T14"><text:tab/></text:span></text:p>
          </draw:text-box>
        </draw:frame>
        <draw:g xml:id="id370" draw:id="id370">
          <svg:title>TexMaths</svg:title>
          <svg:desc>24§display§\text {(6)}§svg§600§FALSE§</svg:desc>
          <draw:polygon draw:style-name="gr2" draw:text-style-name="P6" draw:layer="layout" svg:width="0.91cm" svg:height="0.76cm" svg:x="1.417cm" svg:y="1.147cm" svg:viewBox="0 0 911 761" draw:points="455,761 0,761 0,0 911,0 911,761">
            <text:p/>
          </draw:polygon>
          <draw:path draw:style-name="gr3" draw:text-style-name="P7" draw:layer="layout" svg:width="0.197cm" svg:height="0.844cm" svg:x="1.457cm" svg:y="1.105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738cm" svg:y="1.176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.174cm" svg:y="1.10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72" draw:id="id372">
          <svg:title>TexMaths</svg:title>
          <svg:desc>24§display§\text {(7)}§svg§600§FALSE§</svg:desc>
          <draw:polygon draw:style-name="gr2" draw:text-style-name="P6" draw:layer="layout" svg:width="0.91cm" svg:height="0.76cm" svg:x="11.717cm" svg:y="1.148cm" svg:viewBox="0 0 911 761" draw:points="455,761 0,761 0,0 911,0 911,761">
            <text:p/>
          </draw:polygon>
          <draw:path draw:style-name="gr3" draw:text-style-name="P7" draw:layer="layout" svg:width="0.197cm" svg:height="0.844cm" svg:x="11.757cm" svg:y="1.1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cm" svg:x="12.049cm" svg:y="1.169cm" svg:viewBox="0 0 363 591" svg:d="M355 58c8-12 8-14 8-31h-205c-104 0-106-12-108-27h-21l-29 175h21c2-14 10-67 21-77 6-6 73-6 83-6h177c-10 14-77 106-96 135-75 113-104 230-104 316 0 10 0 48 38 48 41 0 41-38 41-48v-42c0-46 2-94 7-138 4-19 16-92 54-146z">
            <text:p/>
          </draw:path>
          <draw:path draw:style-name="gr3" draw:text-style-name="P7" draw:layer="layout" svg:width="0.197cm" svg:height="0.844cm" svg:x="12.474cm" svg:y="1.1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71" draw:id="id371">
          <svg:title>TexMaths</svg:title>
          <svg:desc>20§display§\int \frac{ e^x }{ \sqrt{e^{2x} - 6e^x + 34} }\ dx§svg§600§FALSE§</svg:desc>
          <draw:polygon draw:style-name="gr2" draw:text-style-name="P6" draw:layer="layout" svg:width="6.89cm" svg:height="1.541cm" svg:x="2.418cm" svg:y="0.737cm" svg:viewBox="0 0 6891 1542" draw:points="3446,1542 0,1542 0,0 6891,0 6891,1542">
            <text:p/>
          </draw:polygon>
          <draw:path draw:style-name="gr3" draw:text-style-name="P7" draw:layer="layout" svg:width="0.625cm" svg:height="1.563cm" svg:x="2.423cm" svg:y="0.702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7" draw:layer="layout" svg:width="0.271cm" svg:height="0.319cm" svg:x="5.479cm" svg:y="0.873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65cm" svg:height="0.223cm" svg:x="5.799cm" svg:y="0.712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olygon draw:style-name="gr3" draw:text-style-name="P7" draw:layer="layout" svg:width="5.002cm" svg:height="0.029cm" svg:x="3.287cm" svg:y="1.469cm" svg:viewBox="0 0 5003 30" draw:points="2501,30 0,30 0,0 5003,0 5003,30">
            <text:p/>
          </draw:polygon>
          <draw:path draw:style-name="gr3" draw:text-style-name="P7" draw:layer="layout" svg:width="0.549cm" svg:height="0.703cm" svg:x="3.338cm" svg:y="1.61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4.416cm" svg:height="0.029cm" svg:x="3.872cm" svg:y="1.61cm" svg:viewBox="0 0 4417 30" draw:points="2208,30 0,30 0,0 4417,0 4417,30">
            <text:p/>
          </draw:polygon>
          <draw:path draw:style-name="gr3" draw:text-style-name="P7" draw:layer="layout" svg:width="0.271cm" svg:height="0.319cm" svg:x="3.906cm" svg:y="1.914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18cm" svg:height="0.327cm" svg:x="4.231cm" svg:y="1.694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65cm" svg:height="0.223cm" svg:x="4.504cm" svg:y="1.803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429cm" svg:height="0.029cm" svg:x="5.048cm" svg:y="2.034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5.723cm" svg:y="1.755cm" svg:viewBox="0 0 293 485" svg:d="M64 239v-18c0-178 88-203 123-203 18 0 47 4 63 28-12 0-39 0-39 31 0 22 16 33 32 33 11 0 32-6 32-33 0-43-30-77-89-77-90 0-186 91-186 247 0 188 82 238 147 238 79 0 146-66 146-158 0-90-63-159-141-159-48 0-74 37-88 71zM147 466c-43 0-65-43-69-53-12-34-12-90-12-102 0-55 22-127 86-127 11 0 43 0 66 45 12 26 12 62 12 96s0 69-12 94c-21 44-55 47-71 47z">
            <text:p/>
          </draw:path>
          <draw:path draw:style-name="gr3" draw:text-style-name="P7" draw:layer="layout" svg:width="0.271cm" svg:height="0.319cm" svg:x="6.077cm" svg:y="1.914cm" svg:viewBox="0 0 272 320" svg:d="M99 149c21 0 74-2 109-16 50-21 53-63 53-72 0-32-27-61-75-61-79 0-186 69-186 192 0 72 42 128 110 128 103 0 162-75 162-83 0-5-5-10-10-10-3 0-4 2-8 8-56 69-132 69-142 69-54 0-61-59-61-81 0-8 0-31 11-74zM67 133c27-107 99-117 119-117 33 0 52 21 52 45 0 72-113 72-142 72z">
            <text:p/>
          </draw:path>
          <draw:path draw:style-name="gr3" draw:text-style-name="P7" draw:layer="layout" svg:width="0.265cm" svg:height="0.223cm" svg:x="6.395cm" svg:y="1.803cm" svg:viewBox="0 0 266 224" svg:d="M99 166c-5 16-21 44-46 44-2 0-16 0-27-7 20-6 22-24 22-27 0-11-8-19-19-19-15 0-29 13-29 30 0 26 27 37 51 37s43-14 56-35c13 26 40 35 59 35 58 0 87-62 87-77 0-6-7-6-8-6-7 0-7 3-8 9-11 34-42 60-69 60-19 0-30-13-30-32 0-13 12-58 25-114 11-38 32-50 50-50 0 0 16 0 25 7-14 5-20 17-20 27 0 11 8 19 19 19s29-9 29-30c0-29-32-37-53-37-24 0-45 16-55 35-9-21-32-35-59-35-56 0-88 61-88 75 0 7 7 7 8 7 7 0 8-2 10-8 13-39 43-60 69-60 16 0 28 8 28 32 0 10-6 36-9 52z">
            <text:p/>
          </draw:path>
          <draw:path draw:style-name="gr3" draw:text-style-name="P7" draw:layer="layout" svg:width="0.468cm" svg:height="0.47cm" svg:x="6.922cm" svg:y="1.81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7.614cm" svg:y="1.755cm" svg:viewBox="0 0 293 485" svg:d="M176 221c58-18 98-67 98-123 0-58-63-98-130-98-72 0-125 42-125 96 0 22 16 37 35 37 23 0 37-16 37-37 0-35-33-35-43-35 21-34 67-43 93-43 29 0 69 16 69 78 0 10-2 50-21 82-21 33-45 35-63 37-4 0-22 1-27 1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313cm" svg:height="0.476cm" svg:x="7.957cm" svg:y="1.747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35cm" svg:height="0.497cm" svg:x="8.635cm" svg:y="1.171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8.992cm" svg:y="1.349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</draw:g>
        <draw:g xml:id="id373" draw:id="id373">
          <svg:title>TexMaths</svg:title>
          <svg:desc>20§display§\int \frac{ 1 }{ \sqrt{ 5x^2 + 3\log x^{x^2} - 2( \log x^x )^2  } }\ dx§svg§600§FALSE§</svg:desc>
          <draw:polygon draw:style-name="gr2" draw:text-style-name="P6" draw:layer="layout" svg:width="10.896cm" svg:height="1.681cm" svg:x="13.12cm" svg:y="0.737cm" svg:viewBox="0 0 10897 1682" draw:points="5449,1682 0,1682 0,0 10897,0 10897,1682">
            <text:p/>
          </draw:polygon>
          <draw:path draw:style-name="gr3" draw:text-style-name="P7" draw:layer="layout" svg:width="0.625cm" svg:height="1.562cm" svg:x="13.125cm" svg:y="0.702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33cm" svg:height="0.469cm" svg:x="18.379cm" svg:y="0.715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9.008cm" svg:height="0.029cm" svg:x="13.989cm" svg:y="1.468cm" svg:viewBox="0 0 9009 30" draw:points="4504,30 0,30 0,0 9009,0 9009,30">
            <text:p/>
          </draw:polygon>
          <draw:path draw:style-name="gr3" draw:text-style-name="P7" draw:layer="layout" svg:width="0.641cm" svg:height="0.844cm" svg:x="14.067cm" svg:y="1.609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8.304cm" svg:height="0.029cm" svg:x="14.693cm" svg:y="1.609cm" svg:viewBox="0 0 8305 30" draw:points="4153,30 0,30 0,0 8305,0 8305,30">
            <text:p/>
          </draw:polygon>
          <draw:path draw:style-name="gr3" draw:text-style-name="P7" draw:layer="layout" svg:width="0.281cm" svg:height="0.484cm" svg:x="14.728cm" svg:y="1.792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ath draw:style-name="gr3" draw:text-style-name="P7" draw:layer="layout" svg:width="0.351cm" svg:height="0.319cm" svg:x="15.064cm" svg:y="1.9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5.477cm" svg:y="1.73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5.957cm" svg:y="1.8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6.649cm" svg:y="1.79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57cm" svg:height="0.489cm" svg:x="17.112cm" svg:y="1.772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7.304cm" svg:y="1.94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7.654cm" svg:y="1.94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18.134cm" svg:y="1.9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265cm" svg:height="0.223cm" svg:x="18.539cm" svg:y="1.84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175cm" svg:height="0.234cm" svg:x="18.865cm" svg:y="1.683cm" svg:viewBox="0 0 176 235" svg:d="M176 168h-14c-2 6-5 29-10 32-3 2-34 2-38 2h-69c22-18 49-37 70-52 32-22 61-43 61-80 0-44-42-70-93-70-48 0-83 27-83 62 0 18 16 21 21 21 9 0 21-6 21-21 0-12-10-19-21-20 11-16 30-26 54-26 35 0 64 21 64 54 0 31-21 53-48 76l-86 73c-5 3-5 3-5 7v9h165z">
            <text:p/>
          </draw:path>
          <draw:path draw:style-name="gr3" draw:text-style-name="P7" draw:layer="layout" svg:width="0.429cm" svg:height="0.029cm" svg:x="19.358cm" svg:y="2.0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20.038cm" svg:y="1.79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0.424cm" svg:y="1.732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157cm" svg:height="0.489cm" svg:x="20.651cm" svg:y="1.772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20.841cm" svg:y="1.94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21.193cm" svg:y="1.94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51cm" svg:height="0.319cm" svg:x="21.673cm" svg:y="1.9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65cm" svg:height="0.223cm" svg:x="22.078cm" svg:y="1.84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  <draw:path draw:style-name="gr3" draw:text-style-name="P7" draw:layer="layout" svg:width="0.164cm" svg:height="0.703cm" svg:x="22.448cm" svg:y="1.732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218cm" svg:height="0.327cm" svg:x="22.712cm" svg:y="1.73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23.344cm" svg:y="1.171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3.702cm" svg:y="1.34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374" draw:id="id374">
          <svg:title>TexMaths</svg:title>
          <svg:desc>28§display§\text {Solutions :}§svg§600§FALSE§</svg:desc>
          <draw:polygon draw:style-name="gr2" draw:text-style-name="P6" draw:layer="layout" svg:width="4.36cm" svg:height="0.617cm" svg:x="1.513cm" svg:y="2.945cm" svg:viewBox="0 0 4361 618" draw:points="2182,618 0,618 0,0 4361,0 4361,618">
            <text:p/>
          </draw:polygon>
          <draw:path draw:style-name="gr3" draw:text-style-name="P7" draw:layer="layout" svg:width="0.438cm" svg:height="0.716cm" svg:x="1.52cm" svg:y="2.896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2.037cm" svg:y="3.14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534cm" svg:y="2.907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808cm" svg:y="3.15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3.341cm" svg:y="2.98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737cm" svg:y="2.9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4.006cm" svg:y="3.1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501cm" svg:y="3.15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5.05cm" svg:y="3.14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818cm" svg:y="3.165cm" svg:viewBox="0 0 108 426" svg:d="M108 52c0-27-25-52-54-52s-54 25-54 52c0 29 25 53 54 53s54-24 54-53zM108 374c0-29-25-51-54-51s-54 22-54 51 25 52 54 52 54-23 54-52z">
            <text:p/>
          </draw:path>
        </draw:g>
        <draw:g xml:id="id375" draw:id="id375">
          <svg:title>TexMaths</svg:title>
          <svg:desc>26§display§\text {(1)}§svg§600§FALSE§</svg:desc>
          <draw:polygon draw:style-name="gr2" draw:text-style-name="P6" draw:layer="layout" svg:width="0.986cm" svg:height="0.822cm" svg:x="1.321cm" svg:y="4.455cm" svg:viewBox="0 0 987 823" draw:points="494,823 0,823 0,0 987,0 987,823">
            <text:p/>
          </draw:polygon>
          <draw:path draw:style-name="gr3" draw:text-style-name="P7" draw:layer="layout" svg:width="0.213cm" svg:height="0.914cm" svg:x="1.365cm" svg:y="4.409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03cm" svg:height="0.61cm" svg:x="1.713cm" svg:y="4.486cm" svg:viewBox="0 0 304 611" svg:d="M190 23c0-21 0-23-21-23-59 58-140 58-169 58v29c19 0 73 0 121-25v477c0 33-2 43-86 43h-29v29c31-4 113-4 148-4 38 0 117 0 150 4v-29h-29c-83 0-85-10-85-43z">
            <text:p/>
          </draw:path>
          <draw:path draw:style-name="gr3" draw:text-style-name="P7" draw:layer="layout" svg:width="0.213cm" svg:height="0.914cm" svg:x="2.142cm" svg:y="4.40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76" draw:id="id376">
          <svg:title>TexMaths</svg:title>
          <svg:desc>24§display§\text {Let,}§svg§600§FALSE§</svg:desc>
          <draw:polygon draw:style-name="gr2" draw:text-style-name="P6" draw:layer="layout" svg:width="1.318cm" svg:height="0.655cm" svg:x="3.037cm" svg:y="4.547cm" svg:viewBox="0 0 1319 656" draw:points="659,656 0,656 0,0 1319,0 1319,656">
            <text:p/>
          </draw:polygon>
          <draw:path draw:style-name="gr3" draw:text-style-name="P7" draw:layer="layout" svg:width="0.464cm" svg:height="0.577cm" svg:x="3.022cm" svg:y="4.505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546cm" svg:y="4.703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13cm" svg:y="4.563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297cm" svg:y="4.991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77" draw:id="id377">
          <svg:title>TexMaths</svg:title>
          <svg:desc>24§display§\text {I}§svg§600§FALSE§</svg:desc>
          <draw:polygon draw:style-name="gr2" draw:text-style-name="P6" draw:layer="layout" svg:width="0.197cm" svg:height="0.493cm" svg:x="4.843cm" svg:y="4.547cm" svg:viewBox="0 0 198 494" draw:points="100,494 0,494 0,0 198,0 198,494">
            <text:p/>
          </draw:polygon>
          <draw:path draw:style-name="gr3" draw:text-style-name="P7" draw:layer="layout" svg:width="0.258cm" svg:height="0.577cm" svg:x="4.824cm" svg:y="4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8" draw:id="id378">
          <svg:title>TexMaths</svg:title>
          <svg:desc>22§display§= \int \frac{ e^{ \frac{x}{2} } }{ \sqrt{ 9e^{-x} - 4e^x } }\ dx§svg§600§FALSE§</svg:desc>
          <draw:polygon draw:style-name="gr2" draw:text-style-name="P6" draw:layer="layout" svg:width="7.24cm" svg:height="1.825cm" svg:x="5.43cm" svg:y="3.857cm" svg:viewBox="0 0 7241 1826" draw:points="3621,1826 0,1826 0,0 7241,0 7241,1826">
            <text:p/>
          </draw:polygon>
          <draw:path draw:style-name="gr3" draw:text-style-name="P7" draw:layer="layout" svg:width="0.515cm" svg:height="0.182cm" svg:x="5.435cm" svg:y="4.7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5cm" svg:y="3.948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98cm" svg:height="0.351cm" svg:x="8.964cm" svg:y="4.135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28cm" svg:height="0.177cm" svg:x="9.419cm" svg:y="3.818cm" svg:viewBox="0 0 229 178" svg:d="M206 19c-18 6-18 23-18 23 0 7 4 16 18 16 10 0 23-9 23-26 0-23-25-32-46-32-25 0-42 16-49 26-13-22-39-26-53-26-48 0-76 46-76 60 0 5 7 5 9 5 4 0 7 0 7-3 12-39 44-48 60-48 12 0 26 5 26 25 0 10-7 37-19 90-7 21-25 35-40 35-4 0-15 0-25-7 17-6 17-21 17-21 0-13-7-18-15-18-11 0-25 9-25 26 0 25 26 34 46 34 21 0 38-14 49-28 16 24 41 28 53 28 49 0 76-48 76-62 0-5-8-5-8-5-7 0-8 2-8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9.383cm" svg:y="4.049cm" svg:viewBox="0 0 308 28" draw:points="153,28 0,28 0,0 308,0 308,28">
            <text:p/>
          </draw:polygon>
          <draw:path draw:style-name="gr3" draw:text-style-name="P7" draw:layer="layout" svg:width="0.193cm" svg:height="0.258cm" svg:x="9.44cm" svg:y="4.126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olygon draw:style-name="gr3" draw:text-style-name="P7" draw:layer="layout" svg:width="4.345cm" svg:height="0.032cm" svg:x="7.202cm" svg:y="4.792cm" svg:viewBox="0 0 4346 33" draw:points="2174,33 0,33 0,0 4346,0 4346,33">
            <text:p/>
          </draw:polygon>
          <draw:path draw:style-name="gr3" draw:text-style-name="P7" draw:layer="layout" svg:width="0.604cm" svg:height="0.774cm" svg:x="7.259cm" svg:y="4.946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3.701cm" svg:height="0.032cm" svg:x="7.847cm" svg:y="4.946cm" svg:viewBox="0 0 3702 33" draw:points="1852,33 0,33 0,0 3702,0 3702,33">
            <text:p/>
          </draw:polygon>
          <draw:path draw:style-name="gr3" draw:text-style-name="P7" draw:layer="layout" svg:width="0.321cm" svg:height="0.532cm" svg:x="7.88cm" svg:y="5.1cm" svg:viewBox="0 0 322 533" svg:d="M253 269v25c0 183-81 218-126 218-14 0-55-1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98cm" svg:height="0.351cm" svg:x="8.269cm" svg:y="5.274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367cm" svg:height="0.027cm" svg:x="8.653cm" svg:y="5.242cm" svg:viewBox="0 0 368 28" svg:d="M347 28c7 0 21 0 21-14s-12-14-21-14h-326c-9 0-21 0-21 14s12 14 21 14z">
            <text:p/>
          </draw:path>
          <draw:path draw:style-name="gr3" draw:text-style-name="P7" draw:layer="layout" svg:width="0.291cm" svg:height="0.245cm" svg:x="9.103cm" svg:y="5.152cm" svg:viewBox="0 0 292 246" svg:d="M109 183c-5 18-23 48-51 48-2 0-18 0-30-7 23-7 25-27 25-30 0-13-9-21-21-21-16 0-32 14-32 33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702cm" svg:y="5.40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0.432cm" svg:y="5.09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10.834cm" svg:y="5.274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1.184cm" svg:y="5.152cm" svg:viewBox="0 0 292 246" svg:d="M109 183c-5 18-23 48-51 48-2 0-18 0-30-7 23-7 25-27 25-30 0-13-9-21-21-21-16 0-32 14-32 33 0 28 30 40 58 40 25 0 46-15 60-38 14 28 44 38 65 38 63 0 95-68 95-84 0-7-7-7-9-7-7 0-7 3-8 10-13 37-45 66-76 66-21 0-34-14-34-36 0-14 14-63 29-125 12-42 36-54 54-54 0 0 18 0 28 7-16 5-23 19-23 30 0 12 9 21 22 21 12 0 31-11 31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369cm" svg:height="0.546cm" svg:x="11.928cm" svg:y="4.464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2.323cm" svg:y="4.6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79" draw:id="id379">
          <svg:title>TexMaths</svg:title>
          <svg:desc>22§display§= \int \frac{ e^{ \frac{x}{2} } }{ \sqrt{ \frac{ e^x ( 9e^{-x} - 4e^x  ) }{e^x} } }\ dx§svg§600§FALSE§</svg:desc>
          <draw:polygon draw:style-name="gr2" draw:text-style-name="P6" draw:layer="layout" svg:width="7.77cm" svg:height="2.443cm" svg:x="13.732cm" svg:y="3.858cm" svg:viewBox="0 0 7771 2444" draw:points="3887,2444 0,2444 0,0 7771,0 7771,2444">
            <text:p/>
          </draw:polygon>
          <draw:path draw:style-name="gr3" draw:text-style-name="P7" draw:layer="layout" svg:width="0.515cm" svg:height="0.182cm" svg:x="13.737cm" svg:y="4.7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552cm" svg:y="3.949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98cm" svg:height="0.351cm" svg:x="17.532cm" svg:y="4.136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28cm" svg:height="0.177cm" svg:x="17.986cm" svg:y="3.819cm" svg:viewBox="0 0 229 178" svg:d="M206 19c-18 6-18 23-18 23 0 7 4 16 18 16 11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6-5-7-5-8 0-9 2-9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17.949cm" svg:y="4.049cm" svg:viewBox="0 0 308 28" draw:points="153,28 0,28 0,0 308,0 308,28">
            <text:p/>
          </draw:polygon>
          <draw:path draw:style-name="gr3" draw:text-style-name="P7" draw:layer="layout" svg:width="0.193cm" svg:height="0.258cm" svg:x="18.006cm" svg:y="4.127cm" svg:viewBox="0 0 194 259" svg:d="M194 185h-16c-2 7-6 31-11 35-3 2-37 2-42 2h-76c25-20 55-41 78-57 35-24 67-47 67-88 0-49-46-77-102-77-53 0-92 30-92 69 0 19 18 22 23 22 10 0 23-7 23-22 0-14-11-22-23-23 10-18 33-28 60-28 38 0 70 22 70 59 0 34-23 58-53 83l-95 81c-5 4-5 4-5 7v11h181z">
            <text:p/>
          </draw:path>
          <draw:polygon draw:style-name="gr3" draw:text-style-name="P7" draw:layer="layout" svg:width="4.877cm" svg:height="0.032cm" svg:x="15.505cm" svg:y="4.792cm" svg:viewBox="0 0 4878 33" draw:points="2438,33 0,33 0,0 4878,0 4878,33">
            <text:p/>
          </draw:polygon>
          <draw:path draw:style-name="gr3" draw:text-style-name="P7" draw:layer="layout" svg:width="0.705cm" svg:height="1.392cm" svg:x="15.589cm" svg:y="4.947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102cm" svg:height="0.032cm" svg:x="16.277cm" svg:y="4.947cm" svg:viewBox="0 0 4103 33" draw:points="2052,33 0,33 0,0 4103,0 4103,33">
            <text:p/>
          </draw:polygon>
          <draw:path draw:style-name="gr3" draw:text-style-name="P7" draw:layer="layout" svg:width="0.233cm" svg:height="0.245cm" svg:x="16.408cm" svg:y="5.323cm" svg:viewBox="0 0 234 246" svg:d="M86 116c14 0 58-2 88-12 39-14 48-39 48-57 0-29-30-47-69-47-65 0-153 49-153 142 0 57 35 104 99 104 91 0 135-54 135-61 0-4-5-11-10-11-2 0-4 2-9 7-43 49-106 49-116 49-32 0-55-21-55-65 0-8 0-19 7-49zM56 100c21-79 83-84 97-84 25 0 46 10 46 31 0 53-93 53-116 53z">
            <text:p/>
          </draw:path>
          <draw:path draw:style-name="gr3" draw:text-style-name="P7" draw:layer="layout" svg:width="0.228cm" svg:height="0.177cm" svg:x="16.7cm" svg:y="5.237cm" svg:viewBox="0 0 229 178" svg:d="M206 19c-18 6-18 23-18 23 0 7 4 16 18 16 11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6-5-7-5-8 0-9 2-9 5-13 35-43 48-58 48-13 0-29-4-29-27 0-5 0-7 4-21 5-26 16-70 19-77 6-11 18-25 39-25 0 0 14 0 23 5z">
            <text:p/>
          </draw:path>
          <draw:path draw:style-name="gr3" draw:text-style-name="P7" draw:layer="layout" svg:width="0.142cm" svg:height="0.541cm" svg:x="17.071cm" svg:y="5.156cm" svg:viewBox="0 0 143 542" svg:d="M132 0c-104 72-132 188-132 271 0 76 23 195 132 271 4 0 11 0 11-5 0-4-2-6-6-9-74-65-100-159-100-257 0-146 56-218 102-259 2-1 4-3 4-5 0-7-7-7-11-7z">
            <text:p/>
          </draw:path>
          <draw:path draw:style-name="gr3" draw:text-style-name="P7" draw:layer="layout" svg:width="0.249cm" svg:height="0.37cm" svg:x="17.279cm" svg:y="5.204cm" svg:viewBox="0 0 250 371" svg:d="M199 199c0 135-67 155-100 155-13 0-41 0-57-18 23-2 25-19 25-25 0-14-9-26-25-26-17 0-26 11-26 26 0 37 30 60 83 60 79 0 151-72 151-188 0-136-60-183-123-183-18 0-55 4-87 33-19 18-40 39-40 88 0 69 55 120 120 120 42 0 67-28 79-53zM121 227c-21 0-40-7-56-33-12-20-12-43-12-73 0-31 0-52 16-75 12-20 30-30 58-30s45 17 53 31c15 23 17 60 17 80 0 70-40 100-76 100z">
            <text:p/>
          </draw:path>
          <draw:path draw:style-name="gr3" draw:text-style-name="P7" draw:layer="layout" svg:width="0.233cm" svg:height="0.245cm" svg:x="17.596cm" svg:y="5.323cm" svg:viewBox="0 0 234 246" svg:d="M86 116c14 0 58-2 88-12 39-14 48-39 48-57 0-29-30-47-69-47-65 0-153 49-153 142 0 57 35 104 99 104 91 0 135-54 135-61 0-4-5-11-10-11-4 0-4 2-9 7-43 49-106 49-116 49-32 0-55-21-55-65 0-8 0-19 7-49zM56 100c21-79 83-84 97-84 25 0 44 10 44 31 0 53-91 53-114 53z">
            <text:p/>
          </draw:path>
          <draw:path draw:style-name="gr3" draw:text-style-name="P7" draw:layer="layout" svg:width="0.296cm" svg:height="0.022cm" svg:x="17.914cm" svg:y="5.3cm" svg:viewBox="0 0 297 23" svg:d="M280 23c7 0 17 0 17-11 0-12-10-12-17-12h-262c-7 0-18 0-18 12 0 11 11 11 18 11z">
            <text:p/>
          </draw:path>
          <draw:path draw:style-name="gr3" draw:text-style-name="P7" draw:layer="layout" svg:width="0.228cm" svg:height="0.177cm" svg:x="18.307cm" svg:y="5.237cm" svg:viewBox="0 0 229 178" svg:d="M206 19c-18 6-18 23-18 23 0 7 4 16 18 16 11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6-5-7-5-8 0-9 2-9 5-13 35-43 48-58 48-13 0-29-4-29-27 0-5 0-7 4-21 5-26 16-70 19-77 6-11 18-25 39-25 0 0 14 0 23 5z">
            <text:p/>
          </draw:path>
          <draw:path draw:style-name="gr3" draw:text-style-name="P7" draw:layer="layout" svg:width="0.367cm" svg:height="0.027cm" svg:x="18.675cm" svg:y="5.413cm" svg:viewBox="0 0 368 28" svg:d="M347 28c7 0 21 0 21-14s-12-14-21-14h-326c-9 0-21 0-21 14s12 14 21 14z">
            <text:p/>
          </draw:path>
          <draw:path draw:style-name="gr3" draw:text-style-name="P7" draw:layer="layout" svg:width="0.267cm" svg:height="0.365cm" svg:x="19.12cm" svg:y="5.198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33cm" svg:height="0.245cm" svg:x="19.444cm" svg:y="5.323cm" svg:viewBox="0 0 234 246" svg:d="M86 116c14 0 58-2 88-12 39-14 48-39 48-57 0-29-30-47-69-47-65 0-153 49-153 142 0 57 35 104 99 104 91 0 135-54 135-61 0-4-5-11-10-11-4 0-4 2-9 7-43 49-106 49-116 49-32 0-55-21-55-65 0-8 0-19 7-49zM56 100c21-79 83-84 97-84 25 0 44 10 44 31 0 53-91 53-114 53z">
            <text:p/>
          </draw:path>
          <draw:path draw:style-name="gr3" draw:text-style-name="P7" draw:layer="layout" svg:width="0.228cm" svg:height="0.177cm" svg:x="19.736cm" svg:y="5.237cm" svg:viewBox="0 0 229 178" svg:d="M206 19c-18 6-18 23-18 23 0 7 4 16 18 16 11 0 23-9 23-26 0-23-25-32-46-32-25 0-42 16-49 26-13-22-39-26-53-26-48 0-76 46-76 60 0 5 7 5 9 5 4 0 7 0 7-3 12-39 44-48 60-48 12 0 26 5 26 25 0 10-7 37-19 89-7 22-25 36-40 36-4 0-15 0-23-7 15-6 15-22 15-22 0-12-7-17-15-17-11 0-25 9-25 26 0 25 26 34 46 34 21 0 38-14 49-28 16 24 41 28 53 28 49 0 76-48 76-62 0-5-7-5-7-5-8 0-9 2-9 5-13 35-43 48-58 48-13 0-29-4-29-27 0-5 0-7 4-21 5-26 16-70 19-77 6-11 18-25 39-25 0 0 14 0 23 5z">
            <text:p/>
          </draw:path>
          <draw:path draw:style-name="gr3" draw:text-style-name="P7" draw:layer="layout" svg:width="0.142cm" svg:height="0.541cm" svg:x="20.085cm" svg:y="5.156cm" svg:viewBox="0 0 143 542" svg:d="M11 0c-4 0-11 0-11 7 0 2 2 4 5 7 48 44 99 116 99 257 0 113-35 199-93 251-11 11-11 11-11 15 0 1 2 5 7 5 7 0 58-35 95-104 25-44 41-104 41-167 0-76-23-195-132-271z">
            <text:p/>
          </draw:path>
          <draw:polygon draw:style-name="gr3" draw:text-style-name="P7" draw:layer="layout" svg:width="3.917cm" svg:height="0.032cm" svg:x="16.371cm" svg:y="5.73cm" svg:viewBox="0 0 3918 33" draw:points="1959,33 0,33 0,0 3918,0 3918,33">
            <text:p/>
          </draw:polygon>
          <draw:path draw:style-name="gr3" draw:text-style-name="P7" draw:layer="layout" svg:width="0.233cm" svg:height="0.245cm" svg:x="18.046cm" svg:y="5.965cm" svg:viewBox="0 0 234 246" svg:d="M86 116c14 0 58-2 88-12 39-14 48-39 48-57 0-29-30-47-69-47-65 0-153 49-153 142 0 57 35 104 99 104 91 0 135-54 135-61 0-4-5-11-10-11-2 0-4 2-9 7-43 49-106 49-116 49-32 0-55-21-55-65 0-8 0-19 7-49zM56 100c21-79 83-84 97-84 25 0 46 10 46 31 0 53-93 53-116 53z">
            <text:p/>
          </draw:path>
          <draw:path draw:style-name="gr3" draw:text-style-name="P7" draw:layer="layout" svg:width="0.228cm" svg:height="0.177cm" svg:x="18.338cm" svg:y="5.879cm" svg:viewBox="0 0 229 178" svg:d="M206 19c-18 6-18 23-18 23 0 7 4 16 18 16 11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6-5-7-5-8 0-9 2-9 5-13 35-43 48-58 48-13 0-29-4-29-27 0-5 0-7 4-21 5-26 16-70 19-77 6-11 18-25 39-25 0 0 14 0 23 5z">
            <text:p/>
          </draw:path>
          <draw:path draw:style-name="gr3" draw:text-style-name="P7" draw:layer="layout" svg:width="0.369cm" svg:height="0.546cm" svg:x="20.762cm" svg:y="4.465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21.155cm" svg:y="4.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83" draw:id="id383">
          <svg:title>TexMaths</svg:title>
          <svg:desc>24§display§\text {Put,} e^x = t, \ \text {Diff } w.\ r.\ t.\ x.\ \ e^xdx = dt §svg§600§FALSE§</svg:desc>
          <draw:polygon draw:style-name="gr2" draw:text-style-name="P6" draw:layer="layout" svg:width="13.77cm" svg:height="0.689cm" svg:x="3.037cm" svg:y="11.349cm" svg:viewBox="0 0 13771 690" draw:points="6886,690 0,690 0,0 13771,0 13771,690">
            <text:p/>
          </draw:polygon>
          <draw:path draw:style-name="gr3" draw:text-style-name="P7" draw:layer="layout" svg:width="0.498cm" svg:height="0.578cm" svg:x="3.024cm" svg:y="11.34cm" svg:viewBox="0 0 499 579" svg:d="M163 312h142c102 0 194-70 194-154 0-83-84-158-199-158h-300v27h21c65 0 65 10 65 38v448c0 31 0 39-65 39h-21v27c29-2 92-2 125-2 32 0 96 0 125 2v-27h-20c-65 0-67-8-67-39zM159 288v-228c0-27 2-33 43-33h75c134 0 134 88 134 131 0 40 0 130-134 130z">
            <text:p/>
          </draw:path>
          <draw:path draw:style-name="gr3" draw:text-style-name="P7" draw:layer="layout" svg:width="0.425cm" svg:height="0.384cm" svg:x="3.596cm" svg:y="11.544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266cm" svg:height="0.53cm" svg:x="4.053cm" svg:y="11.397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099cm" svg:height="0.253cm" svg:x="4.439cm" svg:y="11.826cm" svg:viewBox="0 0 100 254" svg:d="M100 88c0-53-19-88-54-88-31 0-46 23-46 44 0 23 15 46 46 46 14 0 23-5 33-11l2-2c0 0 2 0 2 11 0 56-25 108-64 149-4 3-6 5-6 7 0 8 4 10 10 10 10 0 77-67 77-166z">
            <text:p/>
          </draw:path>
          <draw:path draw:style-name="gr3" draw:text-style-name="P7" draw:layer="layout" svg:width="0.325cm" svg:height="0.384cm" svg:x="4.639cm" svg:y="11.544cm" svg:viewBox="0 0 326 385" svg:d="M119 179c25 0 88-2 131-19 59-25 63-75 63-87 0-38-33-73-90-73-94 0-223 83-223 231 0 86 50 154 132 154 123 0 194-91 194-100 0-6-5-12-11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5.021cm" svg:y="11.307cm" svg:viewBox="0 0 319 269" svg:d="M119 200c-6 19-25 52-56 52-2 0-19 0-32-8 25-7 27-29 27-32 0-14-10-24-23-24-18 0-35 16-35 37 0 31 33 44 61 44 29 0 52-17 68-42 15 31 48 42 71 42 69 0 103-75 103-92 0-8-7-8-9-8-8 0-8 4-10 12-13 40-50 71-82 71-23 0-37-15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199cm" svg:x="5.699cm" svg:y="11.60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6.563cm" svg:y="11.388cm" svg:viewBox="0 0 261 540" svg:d="M156 192h80c16 0 25 0 25-17 0-10-9-10-25-10h-73c29-121 35-136 35-142 0-15-12-23-25-23-2 0-27 0-35 31l-32 134h-81c-17 0-25 0-25 16 0 11 8 11 23 11h75c-60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9cm" svg:height="0.253cm" svg:x="6.92cm" svg:y="11.826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7" draw:layer="layout" svg:width="0.567cm" svg:height="0.578cm" svg:x="7.533cm" svg:y="11.34cm" svg:viewBox="0 0 568 579" svg:d="M0 0v27h21c65 0 65 10 65 38v448c0 31 0 39-65 39h-21v27h309c142 0 259-125 259-285 0-161-113-294-259-294zM202 552c-41 0-43-6-43-33v-459c0-27 2-33 43-33h84c52 0 111 17 154 79 36 50 44 123 44 188 0 94-15 144-46 187-17 23-65 71-152 71z">
            <text:p/>
          </draw:path>
          <draw:path draw:style-name="gr3" draw:text-style-name="P7" draw:layer="layout" svg:width="0.181cm" svg:height="0.566cm" svg:x="8.176cm" svg:y="11.351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7cm" svg:x="8.404cm" svg:y="11.32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7c-62 0-64-10-64-40zM121 233v-96c0-83 69-118 123-118 42 0 65 16 67 16v2c-15 0-31 11-31 34 0 6 0 27 23 35-2 11-2 19-2 29v98z">
            <text:p/>
          </draw:path>
          <draw:path draw:style-name="gr3" draw:text-style-name="P7" draw:layer="layout" svg:width="0.56cm" svg:height="0.384cm" svg:x="9.18cm" svg:y="11.544cm" svg:viewBox="0 0 561 385" svg:d="M367 87c4-18 11-50 11-54 0-16-11-23-23-23-11 0-27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9-60 21 54 80 60 105 60 63 0 100-54 123-104 29-68 56-181 56-221 0-47-23-60-39-60-21 0-42 21-42 40 0 12 6 18 13 23 10 10 31 31 31 74 0 28-25 111-46 153-23 47-52 75-94 75-40 0-61-25-61-73 0-23 5-50 7-61z">
            <text:p/>
          </draw:path>
          <draw:path draw:style-name="gr3" draw:text-style-name="P7" draw:layer="layout" svg:width="0.091cm" svg:height="0.091cm" svg:x="9.854cm" svg:y="11.826cm" svg:viewBox="0 0 92 92" svg:d="M92 46c0-25-21-46-46-46s-46 21-46 46 21 46 46 46 46-21 46-46z">
            <text:p/>
          </draw:path>
          <draw:path draw:style-name="gr3" draw:text-style-name="P7" draw:layer="layout" svg:width="0.345cm" svg:height="0.384cm" svg:x="10.323cm" svg:y="11.544cm" svg:viewBox="0 0 346 385" svg:d="M50 325c-2 13-8 33-8 37 0 15 12 23 25 23 10 0 25-8 31-23 2-4 31-120 34-135 6-29 22-89 27-112 4-9 27-50 48-69 6-6 31-27 68-27 23 0 34 10 36 10-27 4-44 25-44 46 0 13 10 31 31 31 23 0 48-19 48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0.728cm" svg:y="11.826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1.19cm" svg:y="11.388cm" svg:viewBox="0 0 261 540" svg:d="M156 192h80c16 0 25 0 25-17 0-10-9-10-25-10h-73c29-121 35-136 35-142 0-15-12-23-25-23-2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1cm" svg:height="0.091cm" svg:x="11.548cm" svg:y="11.826cm" svg:viewBox="0 0 92 92" svg:d="M92 46c0-25-21-46-46-46s-46 21-46 46 21 46 46 46 46-21 46-46z">
            <text:p/>
          </draw:path>
          <draw:path draw:style-name="gr3" draw:text-style-name="P7" draw:layer="layout" svg:width="0.421cm" svg:height="0.384cm" svg:x="12.014cm" svg:y="11.544cm" svg:viewBox="0 0 422 385" svg:d="M259 119c4-23 23-100 83-100 4 0 25 0 42 10-23 6-40 27-40 46 0 13 9 31 32 31 20 0 46-16 46-50 0-44-49-56-78-56-50 0-79 44-91 65-21-57-65-65-90-65-88 0-136 110-136 131 0 7 8 7 9 7 8 0 10 0 12-7 29-91 84-112 113-112 16 0 46 8 46 56 0 27-15 85-46 202-13 54-44 88-80 88-6 0-25 0-43-9 22-6 41-23 41-46s-19-31-33-31c-25 0-46 23-46 50 0 38 42 56 79 56 57 0 86-60 90-66 10 33 40 66 90 66 89 0 137-110 137-131 0-8-8-8-10-8-8 0-10 2-12 8-28 92-86 111-113 111-33 0-46-27-46-55 0-20 6-37 15-75z">
            <text:p/>
          </draw:path>
          <draw:path draw:style-name="gr3" draw:text-style-name="P7" draw:layer="layout" svg:width="0.091cm" svg:height="0.091cm" svg:x="12.544cm" svg:y="11.826cm" svg:viewBox="0 0 92 92" svg:d="M92 46c0-25-21-46-46-46s-46 21-46 46 21 46 46 46 46-21 46-46z">
            <text:p/>
          </draw:path>
          <draw:path draw:style-name="gr3" draw:text-style-name="P7" draw:layer="layout" svg:width="0.325cm" svg:height="0.384cm" svg:x="13.308cm" svg:y="11.544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7" draw:layer="layout" svg:width="0.318cm" svg:height="0.268cm" svg:x="13.69cm" svg:y="11.307cm" svg:viewBox="0 0 319 269" svg:d="M119 200c-6 19-25 52-56 52-2 0-19 0-32-8 25-7 27-29 27-32 0-14-10-24-23-24-18 0-35 16-35 37 0 31 33 44 61 44 29 0 52-17 68-42 15 31 48 42 71 42 69 0 103-75 103-92 0-8-7-8-9-8-8 0-8 4-10 12-13 40-50 71-82 71-23 0-37-15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4.121cm" svg:y="11.33cm" svg:viewBox="0 0 403 598" svg:d="M403 10c0-2 0-10-11-10-12 0-92 8-108 10-6 0-11 3-11 15s7 12 21 12c40 0 42 5 42 13l-2 17-52 200c-15-30-40-54-78-54-98 0-204 125-204 248 0 81 46 137 113 137 18 0 60-4 110-63 7 34 36 63 77 63 30 0 49-19 63-48 13-29 25-81 25-83 0-9-8-9-10-9-9 0-9 3-11 15-16 56-31 106-66 106-23 0-24-21-24-39 0-21 1-27 5-40zM227 486c-4 16-4 18-18 33-36 46-71 60-94 60-42 0-55-46-55-79 0-42 26-148 48-187 24-50 63-80 97-80 56 0 68 69 68 75 0 4-2 9-4 13z">
            <text:p/>
          </draw:path>
          <draw:path draw:style-name="gr3" draw:text-style-name="P7" draw:layer="layout" svg:width="0.421cm" svg:height="0.384cm" svg:x="14.551cm" svg:y="11.544cm" svg:viewBox="0 0 422 385" svg:d="M259 119c4-23 23-100 83-100 6 0 25 0 42 10-23 6-40 27-40 46 0 13 9 31 32 31 20 0 46-16 46-50 0-44-49-56-78-56-50 0-79 44-91 65-21-57-65-65-90-65-88 0-136 110-136 131 0 7 8 7 9 7 8 0 10 0 12-7 29-91 84-112 113-112 16 0 46 8 46 56 0 27-15 85-46 202-13 54-44 88-80 88-6 0-25 0-43-9 22-6 41-23 41-46s-19-31-33-31c-25 0-46 23-46 50 0 38 42 56 81 56 55 0 86-60 88-66 10 33 40 66 92 66 87 0 135-110 135-131 0-8-8-8-10-8-8 0-10 2-12 8-26 92-86 111-113 111-33 0-46-27-46-55 0-20 6-37 15-75z">
            <text:p/>
          </draw:path>
          <draw:path draw:style-name="gr3" draw:text-style-name="P7" draw:layer="layout" svg:width="0.562cm" svg:height="0.199cm" svg:x="15.29cm" svg:y="11.60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6.166cm" svg:y="11.33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4-21-24-39 0-21 1-27 5-40zM227 486c-4 16-4 18-18 33-36 46-71 60-94 60-42 0-55-46-55-79 0-42 26-148 48-187 24-50 63-80 97-80 56 0 68 69 68 75 0 4-2 9-4 13z">
            <text:p/>
          </draw:path>
          <draw:path draw:style-name="gr3" draw:text-style-name="P7" draw:layer="layout" svg:width="0.26cm" svg:height="0.539cm" svg:x="16.592cm" svg:y="11.388cm" svg:viewBox="0 0 261 540" svg:d="M156 192h80c16 0 25 0 25-17 0-10-9-10-25-10h-73c29-121 35-136 35-142 0-15-12-23-25-23-2 0-27 0-35 31l-32 134h-81c-17 0-25 0-25 16 0 11 8 11 23 11h75c-62 241-63 254-63 269 0 47 32 79 76 79 89 0 137-125 137-130 0-8-8-8-12-8-6 0-8 2-11 11-37 89-83 108-112 108-17 0-25-11-25-38 0-22 0-27 4-41z">
            <text:p/>
          </draw:path>
        </draw:g>
        <draw:g xml:id="id385" draw:id="id385">
          <svg:title>TexMaths</svg:title>
          <svg:desc>24§display§\text {I}§svg§600§FALSE§</svg:desc>
          <draw:polygon draw:style-name="gr2" draw:text-style-name="P6" draw:layer="layout" svg:width="0.197cm" svg:height="0.493cm" svg:x="4.844cm" svg:y="13.247cm" svg:viewBox="0 0 198 494" draw:points="100,494 0,494 0,0 198,0 198,494">
            <text:p/>
          </draw:polygon>
          <draw:path draw:style-name="gr3" draw:text-style-name="P7" draw:layer="layout" svg:width="0.258cm" svg:height="0.577cm" svg:x="4.825cm" svg:y="13.2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6" draw:id="id386">
          <svg:title>TexMaths</svg:title>
          <svg:desc>22§display§= \int \frac{ 1 }{ \sqrt{ 9 - 4t^2} }dt§svg§600§FALSE§</svg:desc>
          <draw:polygon draw:style-name="gr2" draw:text-style-name="P6" draw:layer="layout" svg:width="5.472cm" svg:height="1.695cm" svg:x="5.433cm" svg:y="12.657cm" svg:viewBox="0 0 5473 1696" draw:points="2736,1696 0,1696 0,0 5473,0 5473,1696">
            <text:p/>
          </draw:polygon>
          <draw:path draw:style-name="gr3" draw:text-style-name="P7" draw:layer="layout" svg:width="0.515cm" svg:height="0.182cm" svg:x="5.438cm" svg:y="13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53cm" svg:y="12.618cm" svg:viewBox="0 0 688 1720" svg:d="M37 1685c25 0 39-18 39-37 0-26-20-39-37-39-20 0-39 13-39 39 0 40 39 72 86 72 118 0 162-181 217-405 59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8.574cm" svg:y="12.6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89cm" svg:height="0.032cm" svg:x="7.205cm" svg:y="13.461cm" svg:viewBox="0 0 2990 33" draw:points="1496,33 0,33 0,0 2990,0 2990,33">
            <text:p/>
          </draw:polygon>
          <draw:path draw:style-name="gr3" draw:text-style-name="P7" draw:layer="layout" svg:width="0.604cm" svg:height="0.774cm" svg:x="7.261cm" svg:y="13.616cm" svg:viewBox="0 0 605 775" svg:d="M245 694l-136-301c-5-13-10-13-12-13 0 0-5 0-13 6l-73 56c-11 7-11 10-11 12 0 4 2 9 7 9s19-11 26-18c6-3 18-12 25-17l153 334c5 13 11 13 18 13 10 0 12-4 19-14l352-729c5-13 5-14 5-16 0-9-7-16-16-16-7 0-12 4-17 16z">
            <text:p/>
          </draw:path>
          <draw:polygon draw:style-name="gr3" draw:text-style-name="P7" draw:layer="layout" svg:width="2.345cm" svg:height="0.032cm" svg:x="7.849cm" svg:y="13.616cm" svg:viewBox="0 0 2346 33" draw:points="1174,33 0,33 0,0 2346,0 2346,33">
            <text:p/>
          </draw:polygon>
          <draw:path draw:style-name="gr3" draw:text-style-name="P7" draw:layer="layout" svg:width="0.321cm" svg:height="0.532cm" svg:x="7.882cm" svg:y="13.777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472cm" svg:y="14.08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202cm" svg:y="13.76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9.586cm" svg:y="13.808cm" svg:viewBox="0 0 239 495" svg:d="M143 176h73c15 0 23 0 23-16 0-9-8-9-23-9h-68c28-111 33-125 33-130 0-14-10-21-23-21-3 0-24 0-31 28l-30 123h-74c-16 0-23 0-23 15 0 10 7 10 21 10h69c-57 220-58 232-58 247 0 42 30 72 70 72 81 0 125-115 125-120 0-7-7-7-11-7-7 0-7 2-10 11-34 81-76 98-102 98-16 0-23-10-23-35 0-19 0-25 3-37z">
            <text:p/>
          </draw:path>
          <draw:path draw:style-name="gr3" draw:text-style-name="P7" draw:layer="layout" svg:width="0.24cm" svg:height="0.36cm" svg:x="9.88cm" svg:y="13.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0.316cm" svg:y="13.134cm" svg:viewBox="0 0 370 548" svg:d="M370 9c0-2 0-9-11-9s-84 7-99 9c-5 0-10 3-10 14 0 10 7 10 19 10 37 0 39 6 39 13l-2 16-47 183c-14-28-37-50-72-50-90 0-187 115-187 228 0 74 42 125 104 125 16 0 54-4 100-59 7 32 34 59 71 59 28 0 45-18 58-44 12-27 22-74 22-76 0-9-7-9-8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10.707cm" svg:y="13.187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2-25 3-37z">
            <text:p/>
          </draw:path>
        </draw:g>
        <draw:g xml:id="id384" draw:id="id384">
          <svg:title>TexMaths</svg:title>
          <svg:desc>24§display§\therefore§svg§600§FALSE§</svg:desc>
          <draw:polygon draw:style-name="gr2" draw:text-style-name="P6" draw:layer="layout" svg:width="0.453cm" svg:height="0.371cm" svg:x="3.44cm" svg:y="13.348cm" svg:viewBox="0 0 454 372" draw:points="227,372 0,372 0,0 454,0 454,372">
            <text:p/>
          </draw:polygon>
          <draw:path draw:style-name="gr3" draw:text-style-name="P7" draw:layer="layout" svg:width="0.513cm" svg:height="0.455cm" svg:x="3.423cm" svg:y="13.3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80" draw:id="id380">
          <svg:title>TexMaths</svg:title>
          <svg:desc>22§display§= \int \frac{ e^{ \frac{x}{2} } }{  \frac{ \sqrt{ 9 - 4e^{2x} }}{e^{ \frac{x}{2} }  }\ dx§svg§600§FALSE§</svg:desc>
          <draw:polygon draw:style-name="gr2" draw:text-style-name="P6" draw:layer="layout" svg:width="5.53cm" svg:height="2.265cm" svg:x="5.432cm" svg:y="6.462cm" svg:viewBox="0 0 5531 2266" draw:points="2767,2266 0,2266 0,0 5531,0 5531,2266">
            <text:p/>
          </draw:polygon>
          <draw:path draw:style-name="gr3" draw:text-style-name="P7" draw:layer="layout" svg:width="0.515cm" svg:height="0.182cm" svg:x="5.437cm" svg:y="7.3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252cm" svg:y="6.553cm" svg:viewBox="0 0 688 1719" svg:d="M37 1684c25 0 39-18 39-37 0-27-20-39-37-39-20 0-39 12-39 39 0 40 39 72 86 72 118 0 162-181 217-405 60-244 111-492 153-741 28-163 56-318 83-418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98cm" svg:height="0.351cm" svg:x="8.693cm" svg:y="6.7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28cm" svg:height="0.177cm" svg:x="9.145cm" svg:y="6.423cm" svg:viewBox="0 0 229 178" svg:d="M206 19c-18 6-18 23-18 23 0 7 4 16 18 16 10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6-5-8-5-7 0-8 2-8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9.11cm" svg:y="6.653cm" svg:viewBox="0 0 308 28" draw:points="153,28 0,28 0,0 308,0 308,28">
            <text:p/>
          </draw:polygon>
          <draw:path draw:style-name="gr3" draw:text-style-name="P7" draw:layer="layout" svg:width="0.193cm" svg:height="0.258cm" svg:x="9.166cm" svg:y="6.731cm" svg:viewBox="0 0 194 259" svg:d="M194 185h-16c-2 7-6 31-11 35-3 2-37 2-42 2h-76c25-20 55-41 78-57 35-24 67-47 67-88 0-49-46-77-102-77-53 0-92 30-92 69 0 19 18 22 23 22 10 0 23-7 23-22 0-14-11-22-23-23 10-18 33-28 60-28 38 0 70 22 70 59 0 34-23 58-53 83l-95 81c-5 4-5 4-5 7v11h181z">
            <text:p/>
          </draw:path>
          <draw:polygon draw:style-name="gr3" draw:text-style-name="P7" draw:layer="layout" svg:width="3.797cm" svg:height="0.032cm" svg:x="7.204cm" svg:y="7.396cm" svg:viewBox="0 0 3798 33" draw:points="1899,33 0,33 0,0 3798,0 3798,33">
            <text:p/>
          </draw:polygon>
          <draw:path draw:style-name="gr3" draw:text-style-name="P7" draw:layer="layout" svg:width="0.471cm" svg:height="0.543cm" svg:x="7.349cm" svg:y="7.545cm" svg:viewBox="0 0 472 544" svg:d="M190 484l-107-211c-2-6-4-9-9-9-2 0-4 0-9 3l-58 39c-7 5-7 9-7 11 0 1 4 7 7 7 4 0 4 0 11-6 7-3 22-15 28-19l119 234c4 9 6 11 13 11 5 0 10 0 16-11l272-508c6-7 6-9 6-11 0-9-7-14-13-14-8 0-12 5-14 11z">
            <text:p/>
          </draw:path>
          <draw:polygon draw:style-name="gr3" draw:text-style-name="P7" draw:layer="layout" svg:width="2.002cm" svg:height="0.027cm" svg:x="7.804cm" svg:y="7.545cm" svg:viewBox="0 0 2003 28" draw:points="1001,28 0,28 0,0 2003,0 2003,28">
            <text:p/>
          </draw:polygon>
          <draw:path draw:style-name="gr3" draw:text-style-name="P7" draw:layer="layout" svg:width="0.249cm" svg:height="0.37cm" svg:x="7.834cm" svg:y="7.656cm" svg:viewBox="0 0 250 371" svg:d="M199 199c0 135-67 155-100 155-13 0-41 0-57-18 23-2 25-19 25-25 0-14-9-26-25-26-17 0-26 11-26 26 0 37 30 60 83 60 79 0 151-72 151-188 0-136-60-183-123-183-18 0-55 4-87 33-19 18-40 39-40 88 0 69 55 120 120 120 42 0 67-28 79-53zM121 227c-21 0-40-7-56-33-12-20-12-43-12-73 0-31 0-52 16-75 12-20 30-30 58-30s45 17 53 31c15 23 17 60 17 80 0 70-40 100-76 100z">
            <text:p/>
          </draw:path>
          <draw:path draw:style-name="gr3" draw:text-style-name="P7" draw:layer="layout" svg:width="0.367cm" svg:height="0.027cm" svg:x="8.172cm" svg:y="7.867cm" svg:viewBox="0 0 368 28" svg:d="M347 28c7 0 21 0 21-14s-13-14-21-14h-326c-9 0-21 0-21 14s12 14 21 14z">
            <text:p/>
          </draw:path>
          <draw:path draw:style-name="gr3" draw:text-style-name="P7" draw:layer="layout" svg:width="0.267cm" svg:height="0.365cm" svg:x="8.617cm" svg:y="7.651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33cm" svg:height="0.245cm" svg:x="8.941cm" svg:y="7.778cm" svg:viewBox="0 0 234 246" svg:d="M86 116c14 0 58-2 88-12 39-14 48-39 48-57 0-29-30-47-69-47-65 0-153 49-153 142 0 57 35 104 99 104 91 0 135-54 135-61 0-4-5-11-10-11-4 0-4 2-9 7-43 49-106 49-116 49-32 0-55-21-55-65 0-8 0-19 7-49zM56 100c21-79 83-84 97-84 25 0 44 10 44 31 0 53-91 53-114 53z">
            <text:p/>
          </draw:path>
          <draw:path draw:style-name="gr3" draw:text-style-name="P7" draw:layer="layout" svg:width="0.193cm" svg:height="0.258cm" svg:x="9.233cm" svg:y="7.603cm" svg:viewBox="0 0 194 259" svg:d="M194 185h-16c-2 7-6 31-11 35-3 2-37 2-42 2h-76c25-20 55-41 78-57 35-24 67-47 67-88 0-49-46-77-102-77-53 0-92 30-92 69 0 19 18 22 23 22 10 0 23-7 23-22 0-14-11-22-23-23 10-18 33-28 60-28 38 0 70 22 70 59 0 34-23 58-53 83l-95 81c-5 4-5 4-5 7v11h181z">
            <text:p/>
          </draw:path>
          <draw:path draw:style-name="gr3" draw:text-style-name="P7" draw:layer="layout" svg:width="0.228cm" svg:height="0.177cm" svg:x="9.497cm" svg:y="7.69cm" svg:viewBox="0 0 229 178" svg:d="M206 19c-18 6-18 23-18 23 0 7 4 16 18 16 10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8-5-8-5-7 0-8 2-8 5-13 35-43 48-58 48-13 0-29-4-29-27 0-5 0-7 4-21 5-26 16-70 19-77 6-11 18-25 39-25 0 0 14 0 23 5z">
            <text:p/>
          </draw:path>
          <draw:polygon draw:style-name="gr3" draw:text-style-name="P7" draw:layer="layout" svg:width="2.509cm" svg:height="0.032cm" svg:x="7.297cm" svg:y="8.117cm" svg:viewBox="0 0 2510 33" draw:points="1255,33 0,33 0,0 2510,0 2510,33">
            <text:p/>
          </draw:polygon>
          <draw:path draw:style-name="gr3" draw:text-style-name="P7" draw:layer="layout" svg:width="0.233cm" svg:height="0.245cm" svg:x="8.176cm" svg:y="8.522cm" svg:viewBox="0 0 234 246" svg:d="M86 116c14 0 58-2 88-12 39-14 48-39 48-57 0-29-30-47-69-47-65 0-153 49-153 142 0 57 35 104 99 104 91 0 135-54 135-61 0-4-5-11-10-11-2 0-4 2-9 7-43 49-106 49-116 49-32 0-55-21-55-65 0-8 0-19 7-49zM56 100c21-79 83-84 97-84 25 0 46 10 46 31 0 53-93 53-116 53z">
            <text:p/>
          </draw:path>
          <draw:path draw:style-name="gr3" draw:text-style-name="P7" draw:layer="layout" svg:width="0.228cm" svg:height="0.177cm" svg:x="8.561cm" svg:y="8.175cm" svg:viewBox="0 0 229 178" svg:d="M206 19c-18 6-18 23-18 23 0 7 4 16 18 16 10 0 23-9 23-26 0-23-25-32-46-32-25 0-42 16-49 26-13-22-39-26-53-26-48 0-76 46-76 60 0 5 7 5 9 5 4 0 7 0 7-3 12-39 44-48 60-48 12 0 26 5 26 25 0 10-7 37-19 89-7 22-25 36-40 36-4 0-15 0-23-7 15-6 15-22 15-22 0-12-7-17-15-17-11 0-25 9-25 26 0 25 26 34 46 34 23 0 38-14 49-28 16 24 41 28 53 28 49 0 76-48 76-62 0-5-8-5-8-5-7 0-8 2-8 5-13 35-43 48-58 48-13 0-29-4-29-27 0-5 0-7 4-21 5-26 16-70 19-77 6-11 18-25 39-25 0 0 14 0 23 5z">
            <text:p/>
          </draw:path>
          <draw:polygon draw:style-name="gr3" draw:text-style-name="P7" draw:layer="layout" svg:width="0.307cm" svg:height="0.02cm" svg:x="8.526cm" svg:y="8.39cm" svg:viewBox="0 0 308 21" draw:points="153,21 0,21 0,0 308,0 308,21">
            <text:p/>
          </draw:polygon>
          <draw:path draw:style-name="gr3" draw:text-style-name="P7" draw:layer="layout" svg:width="0.193cm" svg:height="0.258cm" svg:x="8.582cm" svg:y="8.444cm" svg:viewBox="0 0 194 259" svg:d="M194 185h-16c-2 7-6 31-11 35-3 2-37 2-42 2h-77c26-20 56-41 79-57 35-24 67-47 67-88 0-49-46-77-102-77-53 0-92 30-92 69 0 19 18 22 23 22 10 0 23-7 23-22 0-14-11-22-23-23 10-18 33-28 60-28 38 0 70 22 70 59 0 34-23 58-53 83l-95 81c-5 4-5 4-5 7v11h181z">
            <text:p/>
          </draw:path>
          <draw:path draw:style-name="gr3" draw:text-style-name="P7" draw:layer="layout" svg:width="0.369cm" svg:height="0.546cm" svg:x="10.187cm" svg:y="7.79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0.581cm" svg:y="7.9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381" draw:id="id381">
          <svg:title>TexMaths</svg:title>
          <svg:desc>22§display§= \int \frac{ e^{ \frac{x}{2} }. e^{ \frac{x}{2} } }{  \sqrt{ 9 - 4e^{2x} } } \ dx§svg§600§FALSE§</svg:desc>
          <draw:polygon draw:style-name="gr2" draw:text-style-name="P6" draw:layer="layout" svg:width="6.315cm" svg:height="1.825cm" svg:x="13.73cm" svg:y="6.464cm" svg:viewBox="0 0 6316 1826" draw:points="3158,1826 0,1826 0,0 6316,0 6316,1826">
            <text:p/>
          </draw:polygon>
          <draw:path draw:style-name="gr3" draw:text-style-name="P7" draw:layer="layout" svg:width="0.515cm" svg:height="0.182cm" svg:x="13.735cm" svg:y="7.3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55cm" svg:y="6.555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4-146 243-2 7-108 396-192 903-21 118-44 248-69 356-14 56-49 202-113 202-28 0-45-19-47-19z">
            <text:p/>
          </draw:path>
          <draw:path draw:style-name="gr3" draw:text-style-name="P7" draw:layer="layout" svg:width="0.298cm" svg:height="0.351cm" svg:x="16.251cm" svg:y="6.74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28cm" svg:height="0.177cm" svg:x="16.703cm" svg:y="6.425cm" svg:viewBox="0 0 229 178" svg:d="M206 19c-18 6-18 23-18 23 0 7 4 16 18 16 11 0 23-9 23-26 0-23-25-32-46-32-25 0-42 16-49 26-13-22-39-26-53-26-48 0-76 46-76 60 0 5 7 5 9 5 4 0 7 0 7-3 12-39 44-48 60-48 12 0 26 5 26 25 0 10-7 37-19 90-7 21-25 35-40 35-4 0-15 0-23-7 15-6 15-21 15-21 0-13-7-18-15-18-11 0-25 9-25 26 0 25 26 34 46 34 23 0 38-14 49-28 16 24 41 28 53 28 49 0 76-48 76-62 0-5-6-5-7-5-8 0-9 2-9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16.668cm" svg:y="6.656cm" svg:viewBox="0 0 308 28" draw:points="153,28 0,28 0,0 308,0 308,28">
            <text:p/>
          </draw:polygon>
          <draw:path draw:style-name="gr3" draw:text-style-name="P7" draw:layer="layout" svg:width="0.193cm" svg:height="0.258cm" svg:x="16.724cm" svg:y="6.733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083cm" svg:height="0.083cm" svg:x="17.171cm" svg:y="7.002cm" svg:viewBox="0 0 84 84" svg:d="M84 42c0-23-19-42-42-42s-42 19-42 42 19 42 42 42 42-19 42-42z">
            <text:p/>
          </draw:path>
          <draw:path draw:style-name="gr3" draw:text-style-name="P7" draw:layer="layout" svg:width="0.298cm" svg:height="0.351cm" svg:x="17.356cm" svg:y="6.74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28cm" svg:height="0.177cm" svg:x="17.808cm" svg:y="6.425cm" svg:viewBox="0 0 229 178" svg:d="M206 19c-18 6-18 23-18 23 0 7 4 16 18 16 11 0 23-9 23-26 0-23-25-32-46-32-25 0-42 16-49 26-13-22-39-26-53-26-48 0-76 46-76 60 0 5 7 5 9 5 4 0 7 0 7-3 12-39 44-48 60-48 12 0 26 5 26 25 0 10-7 37-19 90-7 21-25 35-40 35-4 0-15 0-23-7 15-6 15-21 15-21 0-13-7-18-15-18-11 0-25 9-25 26 0 25 26 34 46 34 23 0 38-14 49-28 16 24 41 28 53 28 49 0 76-48 76-62 0-5-6-5-7-5-8 0-9 2-9 5-13 35-43 48-58 48-13 0-29-4-29-27 0-5 0-7 4-21 5-26 16-70 19-77 6-11 18-25 39-25 0 0 14 0 23 5z">
            <text:p/>
          </draw:path>
          <draw:polygon draw:style-name="gr3" draw:text-style-name="P7" draw:layer="layout" svg:width="0.307cm" svg:height="0.027cm" svg:x="17.773cm" svg:y="6.656cm" svg:viewBox="0 0 308 28" draw:points="153,28 0,28 0,0 308,0 308,28">
            <text:p/>
          </draw:polygon>
          <draw:path draw:style-name="gr3" draw:text-style-name="P7" draw:layer="layout" svg:width="0.193cm" svg:height="0.258cm" svg:x="17.829cm" svg:y="6.733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olygon draw:style-name="gr3" draw:text-style-name="P7" draw:layer="layout" svg:width="3.421cm" svg:height="0.032cm" svg:x="15.502cm" svg:y="7.399cm" svg:viewBox="0 0 3422 33" draw:points="1711,33 0,33 0,0 3422,0 3422,33">
            <text:p/>
          </draw:polygon>
          <draw:path draw:style-name="gr3" draw:text-style-name="P7" draw:layer="layout" svg:width="0.605cm" svg:height="0.774cm" svg:x="15.559cm" svg:y="7.553cm" svg:viewBox="0 0 606 775" svg:d="M245 694l-136-301c-5-13-10-13-12-13 0 0-5 0-13 6l-73 56c-11 7-11 10-11 12 0 4 2 9 7 9s19-11 26-18c6-3 18-12 25-17l153 334c6 13 11 13 18 13 10 0 12-4 19-15l352-728c6-13 6-14 6-16 0-9-8-16-16-16-7 0-13 4-18 16z">
            <text:p/>
          </draw:path>
          <draw:polygon draw:style-name="gr3" draw:text-style-name="P7" draw:layer="layout" svg:width="2.777cm" svg:height="0.032cm" svg:x="16.147cm" svg:y="7.553cm" svg:viewBox="0 0 2778 33" draw:points="1389,33 0,33 0,0 2778,0 2778,33">
            <text:p/>
          </draw:polygon>
          <draw:path draw:style-name="gr3" draw:text-style-name="P7" draw:layer="layout" svg:width="0.321cm" svg:height="0.532cm" svg:x="16.18cm" svg:y="7.714cm" svg:viewBox="0 0 322 533" svg:d="M253 269v25c0 183-81 218-126 218-14 0-55-1-76-28 33 0 41-23 41-35 0-25-20-37-37-37-13 0-36 7-36 39 0 51 43 82 108 82 100 0 195-105 195-271 0-209-90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16.77cm" svg:y="8.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7.5cm" svg:y="7.70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298cm" svg:height="0.351cm" svg:x="17.902cm" svg:y="7.888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7" draw:layer="layout" svg:width="0.24cm" svg:height="0.36cm" svg:x="18.259cm" svg:y="7.64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8.56cm" svg:y="7.766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69cm" svg:height="0.546cm" svg:x="19.304cm" svg:y="7.071cm" svg:viewBox="0 0 370 547" svg:d="M370 9c0-2 0-9-11-9-10 0-84 7-98 9-6 0-11 3-11 14 0 10 7 10 19 10 37 0 39 6 39 13l-2 16-47 183c-14-28-37-50-72-50-90 0-187 115-187 227 0 74 42 125 104 125 16 0 54-3 100-58 7 32 34 58 71 58 28 0 45-17 58-44 12-26 23-73 23-75 0-9-7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9.699cm" svg:y="7.2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 xml:id="id382" draw:id="id382">
          <svg:title>TexMaths</svg:title>
          <svg:desc>22§display§= \int \frac{ e^x }{ \sqrt{ 9 - 4e^{2x} }}\ dx§svg§600§FALSE§</svg:desc>
          <draw:polygon draw:style-name="gr2" draw:text-style-name="P6" draw:layer="layout" svg:width="6.315cm" svg:height="1.695cm" svg:x="5.432cm" svg:y="9.063cm" svg:viewBox="0 0 6316 1696" draw:points="3158,1696 0,1696 0,0 6316,0 6316,1696">
            <text:p/>
          </draw:polygon>
          <draw:path draw:style-name="gr3" draw:text-style-name="P7" draw:layer="layout" svg:width="0.515cm" svg:height="0.182cm" svg:x="5.437cm" svg:y="9.7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52cm" svg:y="9.024cm" svg:viewBox="0 0 688 1720" svg:d="M37 1685c25 0 39-18 39-37 0-26-20-39-37-39-20 0-39 13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98cm" svg:height="0.351cm" svg:x="8.576cm" svg:y="9.212cm" svg:viewBox="0 0 299 352" svg:d="M109 164c23 0 81-2 120-18 54-23 58-69 58-79 0-35-30-67-83-67-86 0-204 76-204 211 0 80 46 141 121 141 113 0 178-83 178-91 0-6-5-11-10-11-4 0-6 2-9 9-62 76-146 76-157 76-60 0-67-66-67-90 0-9 0-34 13-81zM74 146c30-118 109-128 130-128 37 0 57 22 57 49 0 79-124 79-155 79z">
            <text:p/>
          </draw:path>
          <draw:path draw:style-name="gr3" draw:text-style-name="P7" draw:layer="layout" svg:width="0.291cm" svg:height="0.245cm" svg:x="8.926cm" svg:y="9.035cm" svg:viewBox="0 0 292 246" svg:d="M109 183c-5 18-23 48-51 48-2 0-18 0-30-7 23-7 25-27 25-30 0-13-9-21-21-21-16 0-32 14-32 33 0 28 30 40 56 40 27 0 48-15 62-38 14 28 44 38 65 38 63 0 95-68 95-84 0-7-7-7-9-7-7 0-7 3-8 11-13 36-44 65-76 65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3.421cm" svg:height="0.032cm" svg:x="7.204cm" svg:y="9.867cm" svg:viewBox="0 0 3422 33" draw:points="1711,33 0,33 0,0 3422,0 3422,33">
            <text:p/>
          </draw:polygon>
          <draw:path draw:style-name="gr3" draw:text-style-name="P7" draw:layer="layout" svg:width="0.605cm" svg:height="0.774cm" svg:x="7.261cm" svg:y="10.022cm" svg:viewBox="0 0 606 775" svg:d="M245 694l-136-301c-5-13-10-13-12-13 0 0-5 0-13 6l-73 56c-11 7-11 10-11 12 0 4 2 9 7 9s19-11 26-18c6-3 18-12 25-17l153 334c6 13 11 13 18 13 10 0 12-4 19-14l352-729c6-13 6-14 6-16 0-9-8-16-16-16-7 0-13 4-18 16z">
            <text:p/>
          </draw:path>
          <draw:polygon draw:style-name="gr3" draw:text-style-name="P7" draw:layer="layout" svg:width="2.777cm" svg:height="0.032cm" svg:x="7.849cm" svg:y="10.022cm" svg:viewBox="0 0 2778 33" draw:points="1389,33 0,33 0,0 2778,0 2778,33">
            <text:p/>
          </draw:polygon>
          <draw:path draw:style-name="gr3" draw:text-style-name="P7" draw:layer="layout" svg:width="0.321cm" svg:height="0.532cm" svg:x="7.882cm" svg:y="10.183cm" svg:viewBox="0 0 322 533" svg:d="M253 269v25c0 183-81 218-126 218-14 0-55-1-76-28 33 0 41-23 41-35 0-25-20-37-37-37-13 0-36 7-36 39 0 51 43 82 108 82 100 0 195-105 195-271 0-209-90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472cm" svg:height="0.032cm" svg:x="8.472cm" svg:y="10.48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202cm" svg:y="10.17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98cm" svg:height="0.351cm" svg:x="9.604cm" svg:y="10.357cm" svg:viewBox="0 0 299 352" svg:d="M109 164c23 0 81-2 120-18 54-23 58-69 58-79 0-35-30-67-83-67-86 0-204 76-204 211 0 80 46 141 121 141 113 0 178-83 178-91 0-6-5-11-10-11-4 0-6 2-9 9-62 76-146 76-157 76-60 0-67-66-67-90 0-9 0-34 13-81zM74 146c30-118 109-128 130-128 37 0 57 22 57 49 0 79-124 79-155 79z">
            <text:p/>
          </draw:path>
          <draw:path draw:style-name="gr3" draw:text-style-name="P7" draw:layer="layout" svg:width="0.24cm" svg:height="0.36cm" svg:x="9.961cm" svg:y="10.11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10.262cm" svg:y="10.235cm" svg:viewBox="0 0 292 246" svg:d="M109 183c-5 18-23 48-51 48-2 0-18 0-30-7 23-7 25-27 25-30 0-13-9-21-21-21-16 0-32 14-32 33 0 28 30 40 56 40 27 0 48-15 62-38 14 28 44 38 65 38 63 0 95-68 95-84 0-7-7-7-9-7-7 0-7 3-8 11-13 36-44 65-76 65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69cm" svg:height="0.547cm" svg:x="11.006cm" svg:y="9.54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1.401cm" svg:y="9.7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</draw:g>
        <draw:g xml:id="id387" draw:id="id387">
          <svg:title>TexMaths</svg:title>
          <svg:desc>22§display§= \int \frac{ 1 }{ \sqrt{ (3)^2 - (2t)^2} }dt§svg§600§FALSE§</svg:desc>
          <draw:polygon draw:style-name="gr2" draw:text-style-name="P6" draw:layer="layout" svg:width="7.152cm" svg:height="1.849cm" svg:x="11.434cm" svg:y="12.658cm" svg:viewBox="0 0 7153 1850" draw:points="3577,1850 0,1850 0,0 7153,0 7153,1850">
            <text:p/>
          </draw:polygon>
          <draw:path draw:style-name="gr3" draw:text-style-name="P7" draw:layer="layout" svg:width="0.515cm" svg:height="0.182cm" svg:x="11.439cm" svg:y="13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2.254cm" svg:y="12.619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5.415cm" svg:y="12.6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69cm" svg:height="0.032cm" svg:x="13.206cm" svg:y="13.462cm" svg:viewBox="0 0 4670 33" draw:points="2334,33 0,33 0,0 4670,0 4670,33">
            <text:p/>
          </draw:polygon>
          <draw:path draw:style-name="gr3" draw:text-style-name="P7" draw:layer="layout" svg:width="0.705cm" svg:height="0.928cm" svg:x="13.291cm" svg:y="13.617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894cm" svg:height="0.032cm" svg:x="13.979cm" svg:y="13.617cm" svg:viewBox="0 0 3895 33" draw:points="1948,33 0,33 0,0 3895,0 3895,33">
            <text:p/>
          </draw:polygon>
          <draw:path draw:style-name="gr3" draw:text-style-name="P7" draw:layer="layout" svg:width="0.18cm" svg:height="0.773cm" svg:x="14.057cm" svg:y="13.7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4.314cm" svg:y="13.795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4.711cm" svg:y="13.7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5.002cm" svg:y="13.7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551cm" svg:y="14.10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6.336cm" svg:y="13.7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6.6cm" svg:y="13.7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238cm" svg:height="0.494cm" svg:x="16.964cm" svg:y="13.82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7.271cm" svg:y="13.7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7.561cm" svg:y="13.7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998cm" svg:y="13.135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18.387cm" svg:y="13.18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0" smil:attributeName="visibility" smil:to="visible"/>
                  <anim:animate smil:dur="0.5s" smil:fill="hold" smil:targetElement="id370" smil:attributeName="width" smil:values="width*0.05;width" smil:keyTimes="0;1"/>
                  <anim:animate smil:dur="0.5s" smil:fill="hold" smil:targetElement="id370" smil:attributeName="height" smil:values="height;height" smil:keyTimes="0;1"/>
                  <anim:animate smil:dur="0.5s" smil:fill="hold" smil:targetElement="id370" smil:attributeName="x" smil:values="x-.2;x" smil:keyTimes="0;1"/>
                  <anim:animate smil:dur="0.5s" smil:fill="hold" smil:targetElement="id370" smil:attributeName="y" smil:values="y;y" smil:keyTimes="0;1"/>
                  <anim:transitionFilter smil:dur="0.5s" smil:targetElement="id37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1" smil:attributeName="visibility" smil:to="visible"/>
                  <anim:animate smil:dur="0.5s" smil:fill="hold" smil:targetElement="id371" smil:attributeName="x" smil:values="x;x" smil:keyTimes="0;1"/>
                  <anim:animate smil:dur="0.5s" smil:fill="hold" smil:targetElement="id37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2" smil:attributeName="visibility" smil:to="visible"/>
                  <anim:animate smil:dur="0.5s" smil:fill="hold" smil:targetElement="id372" smil:attributeName="width" smil:values="width*0.05;width" smil:keyTimes="0;1"/>
                  <anim:animate smil:dur="0.5s" smil:fill="hold" smil:targetElement="id372" smil:attributeName="height" smil:values="height;height" smil:keyTimes="0;1"/>
                  <anim:animate smil:dur="0.5s" smil:fill="hold" smil:targetElement="id372" smil:attributeName="x" smil:values="x-.2;x" smil:keyTimes="0;1"/>
                  <anim:animate smil:dur="0.5s" smil:fill="hold" smil:targetElement="id372" smil:attributeName="y" smil:values="y;y" smil:keyTimes="0;1"/>
                  <anim:transitionFilter smil:dur="0.5s" smil:targetElement="id37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4" smil:attributeName="visibility" smil:to="visible"/>
                  <anim:animate smil:dur="0.5s" smil:fill="hold" smil:targetElement="id374" smil:attributeName="width" smil:values="width*0.05;width" smil:keyTimes="0;1"/>
                  <anim:animate smil:dur="0.5s" smil:fill="hold" smil:targetElement="id374" smil:attributeName="height" smil:values="height;height" smil:keyTimes="0;1"/>
                  <anim:animate smil:dur="0.5s" smil:fill="hold" smil:targetElement="id374" smil:attributeName="x" smil:values="x-.2;x" smil:keyTimes="0;1"/>
                  <anim:animate smil:dur="0.5s" smil:fill="hold" smil:targetElement="id374" smil:attributeName="y" smil:values="y;y" smil:keyTimes="0;1"/>
                  <anim:transitionFilter smil:dur="0.5s" smil:targetElement="id3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5" smil:attributeName="visibility" smil:to="visible"/>
                  <anim:animate smil:dur="0.5s" smil:fill="hold" smil:targetElement="id375" smil:attributeName="width" smil:values="width*0.05;width" smil:keyTimes="0;1"/>
                  <anim:animate smil:dur="0.5s" smil:fill="hold" smil:targetElement="id375" smil:attributeName="height" smil:values="height;height" smil:keyTimes="0;1"/>
                  <anim:animate smil:dur="0.5s" smil:fill="hold" smil:targetElement="id375" smil:attributeName="x" smil:values="x-.2;x" smil:keyTimes="0;1"/>
                  <anim:animate smil:dur="0.5s" smil:fill="hold" smil:targetElement="id375" smil:attributeName="y" smil:values="y;y" smil:keyTimes="0;1"/>
                  <anim:transitionFilter smil:dur="0.5s" smil:targetElement="id37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6" smil:attributeName="visibility" smil:to="visible"/>
                  <anim:animate smil:dur="0.5s" smil:fill="hold" smil:targetElement="id376" smil:attributeName="width" smil:values="width*0.05;width" smil:keyTimes="0;1"/>
                  <anim:animate smil:dur="0.5s" smil:fill="hold" smil:targetElement="id376" smil:attributeName="height" smil:values="height;height" smil:keyTimes="0;1"/>
                  <anim:animate smil:dur="0.5s" smil:fill="hold" smil:targetElement="id376" smil:attributeName="x" smil:values="x-.2;x" smil:keyTimes="0;1"/>
                  <anim:animate smil:dur="0.5s" smil:fill="hold" smil:targetElement="id376" smil:attributeName="y" smil:values="y;y" smil:keyTimes="0;1"/>
                  <anim:transitionFilter smil:dur="0.5s" smil:targetElement="id37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7" smil:attributeName="visibility" smil:to="visible"/>
                  <anim:animate smil:dur="0.5s" smil:fill="hold" smil:targetElement="id377" smil:attributeName="width" smil:values="width*0.05;width" smil:keyTimes="0;1"/>
                  <anim:animate smil:dur="0.5s" smil:fill="hold" smil:targetElement="id377" smil:attributeName="height" smil:values="height;height" smil:keyTimes="0;1"/>
                  <anim:animate smil:dur="0.5s" smil:fill="hold" smil:targetElement="id377" smil:attributeName="x" smil:values="x-.2;x" smil:keyTimes="0;1"/>
                  <anim:animate smil:dur="0.5s" smil:fill="hold" smil:targetElement="id377" smil:attributeName="y" smil:values="y;y" smil:keyTimes="0;1"/>
                  <anim:transitionFilter smil:dur="0.5s" smil:targetElement="id377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x;x" smil:keyTimes="0;1"/>
                  <anim:animate smil:dur="0.5s" smil:fill="hold" smil:targetElement="id3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3" smil:attributeName="visibility" smil:to="visible"/>
                  <anim:animate smil:dur="0.5s" smil:fill="hold" smil:targetElement="id383" smil:attributeName="width" smil:values="width*0.05;width" smil:keyTimes="0;1"/>
                  <anim:animate smil:dur="0.5s" smil:fill="hold" smil:targetElement="id383" smil:attributeName="height" smil:values="height;height" smil:keyTimes="0;1"/>
                  <anim:animate smil:dur="0.5s" smil:fill="hold" smil:targetElement="id383" smil:attributeName="x" smil:values="x-.2;x" smil:keyTimes="0;1"/>
                  <anim:animate smil:dur="0.5s" smil:fill="hold" smil:targetElement="id383" smil:attributeName="y" smil:values="y;y" smil:keyTimes="0;1"/>
                  <anim:transitionFilter smil:dur="0.5s" smil:targetElement="id3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4" smil:attributeName="visibility" smil:to="visible"/>
                  <anim:animate smil:dur="0.5s" smil:fill="hold" smil:targetElement="id384" smil:attributeName="x" smil:values="x;x" smil:keyTimes="0;1"/>
                  <anim:animate smil:dur="0.5s" smil:fill="hold" smil:targetElement="id3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394" draw:id="id394">
          <svg:title>TexMaths</svg:title>
          <svg:desc>26§display§(2)§svg§600§FALSE§</svg:desc>
          <draw:polygon draw:style-name="gr2" draw:text-style-name="P6" draw:layer="layout" svg:width="0.986cm" svg:height="0.823cm" svg:x="2.115cm" svg:y="6.049cm" svg:viewBox="0 0 987 824" draw:points="494,824 0,824 0,0 987,0 987,824">
            <text:p/>
          </draw:polygon>
          <draw:path draw:style-name="gr3" draw:text-style-name="P7" draw:layer="layout" svg:width="0.213cm" svg:height="0.914cm" svg:x="2.159cm" svg:y="6.003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66cm" svg:height="0.61cm" svg:x="2.471cm" svg:y="6.08cm" svg:viewBox="0 0 367 611" svg:d="M71 541l98-96c143-127 198-175 198-266 0-106-82-179-194-179-104 0-173 85-173 166 0 50 46 50 48 50 17 0 48-10 48-48 0-22-17-47-48-47-8 0-8 0-13 2 21-61 71-94 125-94 84 0 123 73 123 150 0 73-46 145-96 202l-177 195c-10 10-10 13-10 35h342l25-160h-23c-5 27-11 69-19 81-8 9-69 9-88 9z">
            <text:p/>
          </draw:path>
          <draw:path draw:style-name="gr3" draw:text-style-name="P7" draw:layer="layout" svg:width="0.213cm" svg:height="0.914cm" svg:x="2.936cm" svg:y="6.00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395" draw:id="id395">
          <svg:title>TexMaths</svg:title>
          <svg:desc>24§display§\text {Let,}§svg§600§FALSE§</svg:desc>
          <draw:polygon draw:style-name="gr2" draw:text-style-name="P6" draw:layer="layout" svg:width="1.318cm" svg:height="0.655cm" svg:x="3.738cm" svg:y="6.1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6.1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6.3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6.1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6.5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96" draw:id="id396">
          <svg:title>TexMaths</svg:title>
          <svg:desc>24§display§\text {I}§svg§600§FALSE§</svg:desc>
          <draw:polygon draw:style-name="gr2" draw:text-style-name="P6" draw:layer="layout" svg:width="0.197cm" svg:height="0.493cm" svg:x="5.644cm" svg:y="6.1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6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97" draw:id="id397">
          <svg:title>TexMaths</svg:title>
          <svg:desc>22§display§= \int \frac{ \sec x \tan x }{ \sqrt{7 - 9 \tan^2 x} }\ dx§svg§600§FALSE§</svg:desc>
          <draw:polygon draw:style-name="gr2" draw:text-style-name="P6" draw:layer="layout" svg:width="7.42cm" svg:height="1.695cm" svg:x="6.332cm" svg:y="5.556cm" svg:viewBox="0 0 7421 1696" draw:points="3710,1696 0,1696 0,0 7421,0 7421,1696">
            <text:p/>
          </draw:polygon>
          <draw:path draw:style-name="gr3" draw:text-style-name="P7" draw:layer="layout" svg:width="0.515cm" svg:height="0.182cm" svg:x="6.337cm" svg:y="6.2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2cm" svg:y="5.517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8.703cm" svg:y="5.7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003cm" svg:y="5.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352cm" svg:y="5.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9.82cm" svg:y="5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2cm" svg:height="0.485cm" svg:x="10.383cm" svg:y="5.572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0.702cm" svg:y="5.7cm" svg:viewBox="0 0 350 357" svg:d="M227 289c2 31 23 63 60 63 16 0 63-10 63-74v-42h-19v42c0 46-20 51-28 51-25 0-28-35-28-38v-157c0-32 0-62-29-92-30-30-68-42-105-42-65 0-118 37-118 88 0 23 16 37 35 37 23 0 35-16 35-37 0-9-3-35-38-35 21-27 58-35 84-35 37 0 81 30 81 98v30c-39 2-93 4-143 27-58 26-77 66-77 102 0 63 76 82 125 82 51 0 86-31 102-68zM220 162v77c0 74-55 101-90 101-38 0-70-28-70-67 0-42 33-107 160-111z">
            <text:p/>
          </draw:path>
          <draw:path draw:style-name="gr3" draw:text-style-name="P7" draw:layer="layout" svg:width="0.39cm" svg:height="0.342cm" svg:x="11.082cm" svg:y="5.705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638cm" svg:y="5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olygon draw:style-name="gr3" draw:text-style-name="P7" draw:layer="layout" svg:width="4.527cm" svg:height="0.032cm" svg:x="8.104cm" svg:y="6.36cm" svg:viewBox="0 0 4528 33" draw:points="2263,33 0,33 0,0 4528,0 4528,33">
            <text:p/>
          </draw:polygon>
          <draw:path draw:style-name="gr3" draw:text-style-name="P7" draw:layer="layout" svg:width="0.604cm" svg:height="0.774cm" svg:x="8.16cm" svg:y="6.515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81cm" svg:height="0.032cm" svg:x="8.748cm" svg:y="6.515cm" svg:viewBox="0 0 3882 33" draw:points="1941,33 0,33 0,0 3882,0 3882,33">
            <text:p/>
          </draw:polygon>
          <draw:path draw:style-name="gr3" draw:text-style-name="P7" draw:layer="layout" svg:width="0.332cm" svg:height="0.541cm" svg:x="8.792cm" svg:y="6.698cm" svg:viewBox="0 0 333 542" svg:d="M326 53c7-11 7-13 7-28h-189c-95 0-96-11-98-25h-20l-26 160h19c2-12 9-61 20-70 5-5 67-5 75-5h162c-9 12-70 96-88 123-68 104-95 211-95 290 0 9 0 44 35 44 37 0 37-35 37-44v-38c0-43 2-87 9-127 2-18 13-85 48-134z">
            <text:p/>
          </draw:path>
          <draw:path draw:style-name="gr3" draw:text-style-name="P7" draw:layer="layout" svg:width="0.472cm" svg:height="0.032cm" svg:x="9.371cm" svg:y="7.0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112cm" svg:y="6.707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42cm" svg:height="0.485cm" svg:x="10.61cm" svg:y="6.746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0.929cm" svg:y="6.874cm" svg:viewBox="0 0 350 357" svg:d="M225 289c4 31 25 63 62 63 16 0 63-10 63-74v-42h-19v42c0 46-20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1.307cm" svg:y="6.88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747cm" svg:y="6.57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21cm" svg:y="6.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8-7-9-7-7 0-9 2-11 7-24 85-79 103-104 103-30 0-42-25-42-52 0-17 5-33 14-68z">
            <text:p/>
          </draw:path>
          <draw:path draw:style-name="gr3" draw:text-style-name="P7" draw:layer="layout" svg:width="0.369cm" svg:height="0.547cm" svg:x="13.011cm" svg:y="6.033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3.405cm" svg:y="6.2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 xml:id="id398" draw:id="id398">
          <svg:title>TexMaths</svg:title>
          <svg:desc>22§display§=  \int \frac{ \sec x \tan x }{ \sqrt{7 - 9 (\sec^2 x - 1) } }\ dx§svg§600§FALSE§</svg:desc>
          <draw:polygon draw:style-name="gr2" draw:text-style-name="P6" draw:layer="layout" svg:width="9.23cm" svg:height="1.849cm" svg:x="14.334cm" svg:y="5.557cm" svg:viewBox="0 0 9231 1850" draw:points="4615,1850 0,1850 0,0 9231,0 9231,1850">
            <text:p/>
          </draw:polygon>
          <draw:path draw:style-name="gr3" draw:text-style-name="P7" draw:layer="layout" svg:width="0.515cm" svg:height="0.182cm" svg:x="14.339cm" svg:y="6.2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5.154cm" svg:y="5.518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254cm" svg:height="0.356cm" svg:x="17.61cm" svg:y="5.701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911cm" svg:y="5.70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8.259cm" svg:y="5.701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86cm" svg:height="0.351cm" svg:x="18.727cm" svg:y="5.70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2cm" svg:height="0.485cm" svg:x="19.291cm" svg:y="5.573cm" svg:viewBox="0 0 243 486" svg:d="M120 167h111v-24h-111v-143h-20c0 63-24 146-100 150v17h67v213c0 97 72 106 100 106 55 0 76-55 76-106v-44h-19v44c0 56-23 86-51 86-53 0-53-70-53-84z">
            <text:p/>
          </draw:path>
          <draw:path draw:style-name="gr3" draw:text-style-name="P7" draw:layer="layout" svg:width="0.349cm" svg:height="0.356cm" svg:x="19.609cm" svg:y="5.701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9.988cm" svg:y="5.706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0.544cm" svg:y="5.70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6.336cm" svg:height="0.032cm" svg:x="16.107cm" svg:y="6.361cm" svg:viewBox="0 0 6337 33" draw:points="3168,33 0,33 0,0 6337,0 6337,33">
            <text:p/>
          </draw:polygon>
          <draw:path draw:style-name="gr3" draw:text-style-name="P7" draw:layer="layout" svg:width="0.705cm" svg:height="0.928cm" svg:x="16.191cm" svg:y="6.516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5.563cm" svg:height="0.032cm" svg:x="16.879cm" svg:y="6.516cm" svg:viewBox="0 0 5564 33" draw:points="2781,33 0,33 0,0 5564,0 5564,33">
            <text:p/>
          </draw:polygon>
          <draw:path draw:style-name="gr3" draw:text-style-name="P7" draw:layer="layout" svg:width="0.332cm" svg:height="0.541cm" svg:x="16.923cm" svg:y="6.685cm" svg:viewBox="0 0 333 542" svg:d="M326 53c7-11 7-13 7-28h-189c-95 0-96-11-98-25h-20l-26 160h19c2-12 9-61 20-70 5-6 67-6 75-6h162c-8 13-70 97-88 124-68 103-95 211-95 290 0 9 0 44 35 44 37 0 37-35 37-44v-39c0-42 2-86 8-126 3-18 14-85 49-134z">
            <text:p/>
          </draw:path>
          <draw:path draw:style-name="gr3" draw:text-style-name="P7" draw:layer="layout" svg:width="0.472cm" svg:height="0.032cm" svg:x="17.502cm" svg:y="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8.243cm" svg:y="6.694cm" svg:viewBox="0 0 322 533" svg:d="M253 269v25c0 183-80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18cm" svg:height="0.773cm" svg:x="18.675cm" svg:y="6.628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254cm" svg:height="0.356cm" svg:x="18.925cm" svg:y="6.863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9.226cm" svg:y="6.86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9.574cm" svg:y="6.863cm" svg:viewBox="0 0 296 357" svg:d="M65 180c0-127 63-161 104-161 7 0 56 0 84 29-31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9.926cm" svg:y="6.6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0.389cm" svg:y="6.86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21.046cm" svg:y="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1.824cm" svg:y="6.69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2.185cm" svg:y="6.628cm" svg:viewBox="0 0 181 774" svg:d="M181 387c0-60-8-153-51-241-47-95-114-146-123-146-3 0-7 4-7 7 0 4 0 5 14 19 78 76 122 199 122 361 0 132-29 269-125 366-11 11-11 13-11 14 0 6 4 7 7 7 9 0 79-52 125-151 41-84 49-171 49-236z">
            <text:p/>
          </draw:path>
          <draw:path draw:style-name="gr3" draw:text-style-name="P7" draw:layer="layout" svg:width="0.369cm" svg:height="0.546cm" svg:x="22.823cm" svg:y="6.034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3.218cm" svg:y="6.22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99" draw:id="id399">
          <svg:title>TexMaths</svg:title>
          <svg:desc>22§display§=  \int \frac{ \sec x \tan x }{ \sqrt{7 - 9 \sec^2 x + 9 } }\ dx§svg§600§FALSE§</svg:desc>
          <draw:polygon draw:style-name="gr2" draw:text-style-name="P6" draw:layer="layout" svg:width="8.628cm" svg:height="1.695cm" svg:x="6.334cm" svg:y="7.657cm" svg:viewBox="0 0 8629 1696" draw:points="4314,1696 0,1696 0,0 8629,0 8629,1696">
            <text:p/>
          </draw:polygon>
          <draw:path draw:style-name="gr3" draw:text-style-name="P7" draw:layer="layout" svg:width="0.515cm" svg:height="0.182cm" svg:x="6.339cm" svg:y="8.3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7.618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9.308cm" svg:y="7.80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609cm" svg:y="7.80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958cm" svg:y="7.80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0.426cm" svg:y="7.8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4cm" svg:height="0.485cm" svg:x="10.989cm" svg:y="7.673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11.308cm" svg:y="7.801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1.686cm" svg:y="7.80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242cm" svg:y="7.8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  <draw:polygon draw:style-name="gr3" draw:text-style-name="P7" draw:layer="layout" svg:width="5.733cm" svg:height="0.032cm" svg:x="8.106cm" svg:y="8.461cm" svg:viewBox="0 0 5734 33" draw:points="2867,33 0,33 0,0 5734,0 5734,33">
            <text:p/>
          </draw:polygon>
          <draw:path draw:style-name="gr3" draw:text-style-name="P7" draw:layer="layout" svg:width="0.604cm" svg:height="0.774cm" svg:x="8.163cm" svg:y="8.6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5.089cm" svg:height="0.032cm" svg:x="8.75cm" svg:y="8.616cm" svg:viewBox="0 0 5090 33" draw:points="2545,33 0,33 0,0 5090,0 5090,33">
            <text:p/>
          </draw:polygon>
          <draw:path draw:style-name="gr3" draw:text-style-name="P7" draw:layer="layout" svg:width="0.332cm" svg:height="0.541cm" svg:x="8.794cm" svg:y="8.769cm" svg:viewBox="0 0 333 542" svg:d="M326 53c7-11 7-13 7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472cm" svg:height="0.032cm" svg:x="9.374cm" svg:y="9.08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114cm" svg:y="8.777cm" svg:viewBox="0 0 322 533" svg:d="M253 269v25c0 183-81 218-126 218-13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54cm" svg:height="0.356cm" svg:x="10.623cm" svg:y="8.94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924cm" svg:y="8.94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273cm" svg:y="8.946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1.625cm" svg:y="8.7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087cm" svg:y="8.9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2.723cm" svg:y="8.8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3.485cm" svg:y="8.777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7cm" svg:x="14.221cm" svg:y="8.134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14.615cm" svg:y="8.3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</draw:g>
        <draw:g xml:id="id400" draw:id="id400">
          <svg:title>TexMaths</svg:title>
          <svg:desc>22§display§=  \int \frac{ \sec x \tan x }{ \sqrt{ 16 - 9 \sec^2 x } }\ dx§svg§600§FALSE§</svg:desc>
          <draw:polygon draw:style-name="gr2" draw:text-style-name="P6" draw:layer="layout" svg:width="7.682cm" svg:height="1.695cm" svg:x="6.334cm" svg:y="9.856cm" svg:viewBox="0 0 7683 1696" draw:points="3842,1696 0,1696 0,0 7683,0 7683,1696">
            <text:p/>
          </draw:polygon>
          <draw:path draw:style-name="gr3" draw:text-style-name="P7" draw:layer="layout" svg:width="0.515cm" svg:height="0.182cm" svg:x="6.339cm" svg:y="10.5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9.817cm" svg:viewBox="0 0 688 1720" svg:d="M37 1685c25 0 39-18 39-37 0-26-20-39-37-39-20 0-39 13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4cm" svg:height="0.356cm" svg:x="8.836cm" svg:y="10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9.137cm" svg:y="10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9.486cm" svg:y="10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9.954cm" svg:y="10.0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42cm" svg:height="0.485cm" svg:x="10.517cm" svg:y="9.872cm" svg:viewBox="0 0 243 486" svg:d="M120 167h111v-24h-111v-143h-20c0 63-24 146-100 150v17h67v213c0 97 72 106 100 106 55 0 76-55 76-106v-44h-20v44c0 57-22 87-51 87-52 0-52-71-52-85z">
            <text:p/>
          </draw:path>
          <draw:path draw:style-name="gr3" draw:text-style-name="P7" draw:layer="layout" svg:width="0.349cm" svg:height="0.356cm" svg:x="10.836cm" svg:y="10cm" svg:viewBox="0 0 350 357" svg:d="M225 289c4 31 25 63 62 63 16 0 63-10 63-74v-42h-19v42c0 46-20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11.214cm" svg:y="10.005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77cm" svg:y="10.0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olygon draw:style-name="gr3" draw:text-style-name="P7" draw:layer="layout" svg:width="4.787cm" svg:height="0.032cm" svg:x="8.106cm" svg:y="10.66cm" svg:viewBox="0 0 4788 33" draw:points="2395,33 0,33 0,0 4788,0 4788,33">
            <text:p/>
          </draw:polygon>
          <draw:path draw:style-name="gr3" draw:text-style-name="P7" draw:layer="layout" svg:width="0.604cm" svg:height="0.774cm" svg:x="8.162cm" svg:y="10.815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4.143cm" svg:height="0.032cm" svg:x="8.75cm" svg:y="10.815cm" svg:viewBox="0 0 4144 33" draw:points="2073,33 0,33 0,0 4144,0 4144,33">
            <text:p/>
          </draw:polygon>
          <draw:path draw:style-name="gr3" draw:text-style-name="P7" draw:layer="layout" svg:width="0.256cm" svg:height="0.517cm" svg:x="8.819cm" svg:y="10.9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169cm" svg:y="10.976cm" svg:viewBox="0 0 322 533" svg:d="M70 262v-19c0-195 97-224 136-224 19 0 51 6 69 32-13 0-43 0-43 34 0 24 18 36 35 36 13 0 36-7 36-36 0-48-34-85-99-85-98 0-204 100-204 271 0 208 90 262 162 262 86 0 160-72 160-174 0-98-69-174-155-174-53 0-81 40-97 77zM162 512c-48 0-72-47-76-58-14-37-14-98-14-112 0-60 25-140 95-140 12 0 48 0 72 50 14 28 14 68 14 105s0 76-14 104c-23 48-60 51-77 51z">
            <text:p/>
          </draw:path>
          <draw:path draw:style-name="gr3" draw:text-style-name="P7" draw:layer="layout" svg:width="0.472cm" svg:height="0.032cm" svg:x="9.76cm" svg:y="11.28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01cm" svg:y="10.976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54cm" svg:height="0.356cm" svg:x="11.01cm" svg:y="11.14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311cm" svg:y="11.14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659cm" svg:y="11.14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24cm" svg:height="0.36cm" svg:x="12.009cm" svg:y="10.9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474cm" svg:y="11.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369cm" svg:height="0.547cm" svg:x="13.275cm" svg:y="10.333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3.669cm" svg:y="10.5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</draw:g>
        <draw:g xml:id="id401" draw:id="id401">
          <svg:title>TexMaths</svg:title>
          <svg:desc>24§display§\text {Put,} \sec x = t, \ \text {Diff } w.\ r.\ t.\ x.\ \ \sec x \tan x \ dx = dt §svg§600§FALSE§</svg:desc>
          <draw:polygon draw:style-name="gr2" draw:text-style-name="P6" draw:layer="layout" svg:width="18.089cm" svg:height="0.673cm" svg:x="3.036cm" svg:y="12.048cm" svg:viewBox="0 0 18090 674" draw:points="9045,674 0,674 0,0 18090,0 18090,674">
            <text:p/>
          </draw:polygon>
          <draw:path draw:style-name="gr3" draw:text-style-name="P7" draw:layer="layout" svg:width="0.498cm" svg:height="0.577cm" svg:x="3.023cm" svg:y="12.025cm" svg:viewBox="0 0 499 578" svg:d="M163 311h142c102 0 194-69 194-154 0-82-84-157-199-157h-300v27h21c65 0 65 9 65 38v447c0 31 0 39-65 39h-21v27c29-2 92-2 125-2 32 0 96 0 125 2v-27h-20c-65 0-67-8-67-39zM159 288v-229c0-26 2-32 43-32h74c135 0 135 88 135 130 0 41 0 131-135 131z">
            <text:p/>
          </draw:path>
          <draw:path draw:style-name="gr3" draw:text-style-name="P7" draw:layer="layout" svg:width="0.425cm" svg:height="0.383cm" svg:x="3.595cm" svg:y="12.229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7" draw:layer="layout" svg:width="0.266cm" svg:height="0.529cm" svg:x="4.052cm" svg:y="12.083cm" svg:viewBox="0 0 267 530" svg:d="M131 182h121v-27h-121v-155h-22c0 69-26 159-109 163v19h73v233c0 105 79 115 109 115 60 0 85-60 85-115v-48h-23v48c0 61-25 94-56 94-57 0-57-77-57-93z">
            <text:p/>
          </draw:path>
          <draw:path draw:style-name="gr3" draw:text-style-name="P7" draw:layer="layout" svg:width="0.099cm" svg:height="0.252cm" svg:x="4.438cm" svg:y="12.511cm" svg:viewBox="0 0 100 253" svg:d="M100 88c0-53-19-88-54-88-31 0-46 23-46 44 0 23 15 46 46 46 14 0 23-6 33-11l2-2c0 0 2 0 2 11 0 56-25 108-64 148-4 4-6 6-6 8 0 7 4 9 10 9 10 0 77-67 77-165z">
            <text:p/>
          </draw:path>
          <draw:path draw:style-name="gr3" draw:text-style-name="P7" draw:layer="layout" svg:width="0.277cm" svg:height="0.389cm" svg:x="4.768cm" svg:y="12.2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5.097cm" svg:y="12.223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5.477cm" svg:y="12.223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421cm" svg:height="0.383cm" svg:x="5.987cm" svg:y="12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562cm" svg:height="0.199cm" svg:x="6.727cm" svg:y="12.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6cm" svg:height="0.538cm" svg:x="7.589cm" svg:y="12.0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9cm" svg:height="0.252cm" svg:x="7.946cm" svg:y="12.511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" draw:text-style-name="P7" draw:layer="layout" svg:width="0.567cm" svg:height="0.577cm" svg:x="8.56cm" svg:y="12.025cm" svg:viewBox="0 0 568 578" svg:d="M0 0v27h21c65 0 65 9 65 38v447c0 31 0 39-65 39h-21v27h309c142 0 259-125 259-284 0-162-113-294-259-294zM202 551c-41 0-43-6-43-33v-459c0-26 2-32 43-32h84c52 0 111 17 154 79 36 49 44 122 44 188 0 94-16 144-46 186-18 23-66 71-152 71z">
            <text:p/>
          </draw:path>
          <draw:path draw:style-name="gr3" draw:text-style-name="P7" draw:layer="layout" svg:width="0.181cm" svg:height="0.565cm" svg:x="9.202cm" svg:y="12.037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6cm" svg:x="9.432cm" svg:y="12.006cm" svg:viewBox="0 0 509 597" svg:d="M357 257h96v-25h-100v-98c0-76 41-115 79-115 4 0 15 0 29 6-10 4-25 13-25 34 0 20 13 37 36 37s37-17 37-37c0-30-29-59-77-59-50 0-88 33-92 36-25-32-71-36-94-36-81 0-179 44-179 136v96h-67v25h67v275c0 38-9 38-67 38v27c29-2 73-4 94-4s63 2 94 4v-27c-56 0-65 0-65-38v-275h178v275c0 38-9 38-67 38v27c33-2 73-4 96-4 35 0 75 0 108 4v-27h-18c-61 0-63-10-63-40zM121 232v-96c0-82 69-117 123-117 42 0 65 16 67 16v1c-15 0-33 12-33 35 0 6 2 27 25 35-2 11-2 19-2 28v98z">
            <text:p/>
          </draw:path>
          <draw:path draw:style-name="gr3" draw:text-style-name="P7" draw:layer="layout" svg:width="0.56cm" svg:height="0.383cm" svg:x="10.206cm" svg:y="12.229cm" svg:viewBox="0 0 561 384" svg:d="M367 86c4-17 11-50 11-53 0-16-11-23-23-23-11 0-25 5-32 23-2 5-43 168-48 190-6 25-8 40-8 55 0 10 0 12 2 16-19 46-46 71-79 71-67 0-67-62-67-77 0-27 4-60 44-165 10-25 13-37 13-54 0-38-26-69-69-69-80 0-111 123-111 130 0 8 8 8 10 8 9 0 9 0 13-15 23-79 56-104 86-104 8 0 22 0 22 27 0 21-10 46-16 60-36 99-48 140-48 170 0 79 58 108 121 108 14 0 54 0 88-60 22 54 81 60 106 60 63 0 100-54 123-104 29-67 56-180 56-221 0-46-23-59-39-59-21 0-42 21-42 40 0 12 6 18 13 23 10 10 31 31 31 73 0 29-25 112-46 154-23 46-52 75-94 75-40 0-61-25-61-73 0-23 5-50 7-62z">
            <text:p/>
          </draw:path>
          <draw:path draw:style-name="gr3" draw:text-style-name="P7" draw:layer="layout" svg:width="0.091cm" svg:height="0.091cm" svg:x="10.882cm" svg:y="12.511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348cm" svg:y="12.229cm" svg:viewBox="0 0 346 384" svg:d="M50 324c-2 14-8 33-8 37 0 15 12 23 25 23 10 0 25-8 31-23 2-4 31-119 34-135 6-28 22-88 27-111 4-9 27-50 48-69 6-6 31-27 68-27 23 0 34 10 36 10-27 4-44 25-44 46 0 13 9 31 33 31 21 0 46-20 46-50 0-31-27-56-71-56-56 0-93 42-108 65-8-38-38-65-79-65-38 0-53 33-61 48-15 29-27 81-27 82 0 8 8 8 10 8 9 0 9 0 15-19 13-60 31-100 61-100 16 0 27 6 27 39 0 17-4 26-13 71z">
            <text:p/>
          </draw:path>
          <draw:path draw:style-name="gr3" draw:text-style-name="P7" draw:layer="layout" svg:width="0.091cm" svg:height="0.091cm" svg:x="11.753cm" svg:y="12.511cm" svg:viewBox="0 0 92 92" svg:d="M92 46c0-25-21-46-46-46s-46 21-46 46 21 46 46 46 46-21 46-46z">
            <text:p/>
          </draw:path>
          <draw:path draw:style-name="gr3" draw:text-style-name="P7" draw:layer="layout" svg:width="0.26cm" svg:height="0.538cm" svg:x="12.216cm" svg:y="12.073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1z">
            <text:p/>
          </draw:path>
          <draw:path draw:style-name="gr3" draw:text-style-name="P7" draw:layer="layout" svg:width="0.091cm" svg:height="0.091cm" svg:x="12.573cm" svg:y="12.511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042cm" svg:y="12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7 15-75z">
            <text:p/>
          </draw:path>
          <draw:path draw:style-name="gr3" draw:text-style-name="P7" draw:layer="layout" svg:width="0.091cm" svg:height="0.091cm" svg:x="13.572cm" svg:y="12.511cm" svg:viewBox="0 0 92 92" svg:d="M92 46c0-25-21-46-46-46s-46 21-46 46 21 46 46 46 46-21 46-46z">
            <text:p/>
          </draw:path>
          <draw:path draw:style-name="gr3" draw:text-style-name="P7" draw:layer="layout" svg:width="0.277cm" svg:height="0.389cm" svg:x="14.464cm" svg:y="12.223cm" svg:viewBox="0 0 278 390" svg:d="M148 215c19 4 88 17 88 79 0 42-29 76-96 76-71 0-102-48-117-121-2-9-4-13-11-13-12 0-12 6-12 21v111c0 16 0 22 10 22 3 0 5-2 21-18 2-2 2-4 17-19 36 35 75 37 92 37 98 0 138-58 138-119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14.793cm" svg:y="12.223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15.173cm" svg:y="12.223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421cm" svg:height="0.383cm" svg:x="15.684cm" svg:y="12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7 15-75z">
            <text:p/>
          </draw:path>
          <draw:path draw:style-name="gr3" draw:text-style-name="P7" draw:layer="layout" svg:width="0.264cm" svg:height="0.529cm" svg:x="16.298cm" svg:y="12.083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7" draw:layer="layout" svg:width="0.381cm" svg:height="0.389cm" svg:x="16.645cm" svg:y="12.223cm" svg:viewBox="0 0 382 390" svg:d="M246 315c4 34 27 69 67 69 17 0 69-12 69-81v-46h-21v46c0 50-21 56-31 56-27 0-30-39-30-42v-171c0-35 0-67-31-100-33-33-75-46-117-46-69 0-127 40-127 96 0 25 17 40 38 40 23 0 39-17 39-40 0-10-4-38-42-38 23-29 63-39 92-39 40 0 88 33 88 108v32c-42 2-102 4-156 29-63 29-84 73-84 111 0 69 83 91 136 91 56 0 94-35 110-75zM240 177v84c0 81-60 109-98 109-42 0-77-30-77-73 0-46 37-117 175-120z">
            <text:p/>
          </draw:path>
          <draw:path draw:style-name="gr3" draw:text-style-name="P7" draw:layer="layout" svg:width="0.425cm" svg:height="0.373cm" svg:x="17.058cm" svg:y="12.22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17.665cm" svg:y="12.229cm" svg:viewBox="0 0 422 384" svg:d="M259 119c4-23 23-100 83-100 4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8 92-86 112-113 112-33 0-46-27-46-56 0-19 6-37 15-75z">
            <text:p/>
          </draw:path>
          <draw:path draw:style-name="gr3" draw:text-style-name="P7" draw:layer="layout" svg:width="0.402cm" svg:height="0.596cm" svg:x="18.439cm" svg:y="12.016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6 0 68 69 68 75 0 4-2 10-4 13z">
            <text:p/>
          </draw:path>
          <draw:path draw:style-name="gr3" draw:text-style-name="P7" draw:layer="layout" svg:width="0.421cm" svg:height="0.383cm" svg:x="18.867cm" svg:y="12.229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79 56 57 0 86-60 90-65 10 32 40 65 90 65 89 0 137-110 137-131 0-7-8-7-10-7-8 0-10 2-12 7-26 92-86 112-113 112-33 0-46-27-46-56 0-19 6-37 15-75z">
            <text:p/>
          </draw:path>
          <draw:path draw:style-name="gr3" draw:text-style-name="P7" draw:layer="layout" svg:width="0.562cm" svg:height="0.199cm" svg:x="19.606cm" svg:y="12.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20.484cm" svg:y="12.016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26cm" svg:height="0.538cm" svg:x="20.908cm" svg:y="12.073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402" draw:id="id402">
          <svg:title>TexMaths</svg:title>
          <svg:desc>24§display§\text {I}§svg§600§FALSE§</svg:desc>
          <draw:polygon draw:style-name="gr2" draw:text-style-name="P6" draw:layer="layout" svg:width="0.197cm" svg:height="0.493cm" svg:x="5.645cm" svg:y="13.8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3.8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3" draw:id="id403">
          <svg:title>TexMaths</svg:title>
          <svg:desc>22§display§=  \int \frac{ 1 }{ \sqrt{16 - 9 t^2} }\ dt§svg§600§FALSE§</svg:desc>
          <draw:polygon draw:style-name="gr2" draw:text-style-name="P6" draw:layer="layout" svg:width="6.117cm" svg:height="1.695cm" svg:x="6.334cm" svg:y="13.255cm" svg:viewBox="0 0 6118 1696" draw:points="3059,1696 0,1696 0,0 6118,0 6118,1696">
            <text:p/>
          </draw:polygon>
          <draw:path draw:style-name="gr3" draw:text-style-name="P7" draw:layer="layout" svg:width="0.515cm" svg:height="0.182cm" svg:x="6.339cm" svg:y="13.9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13.216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669cm" svg:y="13.23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376cm" svg:height="0.032cm" svg:x="8.106cm" svg:y="14.059cm" svg:viewBox="0 0 3377 33" draw:points="1688,33 0,33 0,0 3377,0 3377,33">
            <text:p/>
          </draw:polygon>
          <draw:path draw:style-name="gr3" draw:text-style-name="P7" draw:layer="layout" svg:width="0.604cm" svg:height="0.774cm" svg:x="8.163cm" svg:y="14.214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2.732cm" svg:height="0.032cm" svg:x="8.75cm" svg:y="14.214cm" svg:viewBox="0 0 2733 33" draw:points="1366,33 0,33 0,0 2733,0 2733,33">
            <text:p/>
          </draw:polygon>
          <draw:path draw:style-name="gr3" draw:text-style-name="P7" draw:layer="layout" svg:width="0.256cm" svg:height="0.517cm" svg:x="8.819cm" svg:y="14.37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9.169cm" svg:y="14.375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472cm" svg:height="0.032cm" svg:x="9.761cm" svg:y="14.68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02cm" svg:y="14.375cm" svg:viewBox="0 0 322 533" svg:d="M253 269v25c0 183-81 218-126 218-14 0-55-1-76-28 33 0 41-23 41-35 0-25-20-37-37-37-13 0-36 7-36 39 0 51 43 82 108 82 100 0 195-105 195-271 0-209-88-262-158-262-43 0-81 14-115 49-31 36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238cm" svg:height="0.494cm" svg:x="10.873cm" svg:y="14.406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1.169cm" svg:y="14.30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1.864cm" svg:y="13.732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2.253cm" svg:y="13.785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 xml:id="id391" draw:id="id391">
          <svg:title>TexMaths</svg:title>
          <svg:desc>24§display§\therefore§svg§600§FALSE§</svg:desc>
          <draw:polygon draw:style-name="gr2" draw:text-style-name="P6" draw:layer="layout" svg:width="0.453cm" svg:height="0.371cm" svg:x="4.042cm" svg:y="3.548cm" svg:viewBox="0 0 454 372" draw:points="227,372 0,372 0,0 454,0 454,372">
            <text:p/>
          </draw:polygon>
          <draw:path draw:style-name="gr3" draw:text-style-name="P7" draw:layer="layout" svg:width="0.513cm" svg:height="0.455cm" svg:x="4.025cm" svg:y="3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388" draw:id="id388">
          <svg:title>TexMaths</svg:title>
          <svg:desc>24§display§\text {I}§svg§600§FALSE§</svg:desc>
          <draw:polygon draw:style-name="gr2" draw:text-style-name="P6" draw:layer="layout" svg:width="0.197cm" svg:height="0.493cm" svg:x="5.645cm" svg:y="1.1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9" draw:id="id389">
          <svg:title>TexMaths</svg:title>
          <svg:desc>22§display§= \int \frac{ 1 }{ \sqrt{ (3)^2 - (2t)^2} }dt§svg§600§FALSE§</svg:desc>
          <draw:polygon draw:style-name="gr2" draw:text-style-name="P6" draw:layer="layout" svg:width="7.152cm" svg:height="1.849cm" svg:x="6.332cm" svg:y="0.556cm" svg:viewBox="0 0 7153 1850" draw:points="3577,1850 0,1850 0,0 7153,0 7153,1850">
            <text:p/>
          </draw:polygon>
          <draw:path draw:style-name="gr3" draw:text-style-name="P7" draw:layer="layout" svg:width="0.515cm" svg:height="0.182cm" svg:x="6.337cm" svg:y="1.2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2cm" svg:y="0.51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313cm" svg:y="0.5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69cm" svg:height="0.032cm" svg:x="8.104cm" svg:y="1.36cm" svg:viewBox="0 0 4670 33" draw:points="2334,33 0,33 0,0 4670,0 4670,33">
            <text:p/>
          </draw:polygon>
          <draw:path draw:style-name="gr3" draw:text-style-name="P7" draw:layer="layout" svg:width="0.705cm" svg:height="0.928cm" svg:x="8.189cm" svg:y="1.5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894cm" svg:height="0.032cm" svg:x="8.877cm" svg:y="1.515cm" svg:viewBox="0 0 3895 33" draw:points="1948,33 0,33 0,0 3895,0 3895,33">
            <text:p/>
          </draw:polygon>
          <draw:path draw:style-name="gr3" draw:text-style-name="P7" draw:layer="layout" svg:width="0.18cm" svg:height="0.773cm" svg:x="8.955cm" svg:y="1.6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9.212cm" svg:y="1.693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9.609cm" svg:y="1.6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9cm" svg:y="1.6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449cm" svg:y="1.99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1.234cm" svg:y="1.6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1.498cm" svg:y="1.6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238cm" svg:height="0.494cm" svg:x="11.862cm" svg:y="1.7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2.169cm" svg:y="1.6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459cm" svg:y="1.6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896cm" svg:y="1.03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13.285cm" svg:y="1.085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93" draw:id="id393">
          <svg:title>TexMaths</svg:title>
          <svg:desc>22§display§= \frac{1}{2} \sin^{-1}\left( \frac{2e^x}{3} \right)  \ + \ c§svg§600§FALSE§</svg:desc>
          <draw:polygon draw:style-name="gr2" draw:text-style-name="P6" draw:layer="layout" svg:width="7.603cm" svg:height="1.779cm" svg:x="6.342cm" svg:y="2.967cm" svg:viewBox="0 0 7604 1780" draw:points="3802,1780 0,1780 0,0 7604,0 7604,1780">
            <text:p/>
          </draw:polygon>
          <draw:path draw:style-name="gr3" draw:text-style-name="P7" draw:layer="layout" svg:width="0.515cm" svg:height="0.182cm" svg:x="6.347cm" svg:y="3.7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2cm" svg:y="3.01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2cm" svg:y="3.84cm" svg:viewBox="0 0 389 33" draw:points="194,33 0,33 0,0 389,0 389,33">
            <text:p/>
          </draw:polygon>
          <draw:path draw:style-name="gr3" draw:text-style-name="P7" draw:layer="layout" svg:width="0.309cm" svg:height="0.516cm" svg:x="7.25cm" svg:y="4.0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54cm" svg:height="0.356cm" svg:x="7.847cm" svg:y="3.702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152cm" svg:y="3.5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365cm" svg:y="3.708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829cm" svg:y="3.5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313cm" svg:y="3.3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91cm" svg:y="2.92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0.429cm" svg:y="3.0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98cm" svg:height="0.351cm" svg:x="10.813cm" svg:y="3.185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7" draw:layer="layout" svg:width="0.291cm" svg:height="0.245cm" svg:x="11.163cm" svg:y="3.007cm" svg:viewBox="0 0 292 246" svg:d="M109 183c-5 18-23 48-51 48-2 0-18 0-30-7 23-7 25-27 25-30 0-13-9-22-21-22-16 0-32 15-32 34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olygon draw:style-name="gr3" draw:text-style-name="P7" draw:layer="layout" svg:width="1.136cm" svg:height="0.032cm" svg:x="10.391cm" svg:y="3.84cm" svg:viewBox="0 0 1137 33" draw:points="569,33 0,33 0,0 1137,0 1137,33">
            <text:p/>
          </draw:polygon>
          <draw:path draw:style-name="gr3" draw:text-style-name="P7" draw:layer="layout" svg:width="0.321cm" svg:height="0.532cm" svg:x="10.799cm" svg:y="4.065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1.647cm" svg:y="2.928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2.663cm" svg:y="3.5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3.682cm" svg:y="3.70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90" draw:id="id390">
          <svg:title>TexMaths</svg:title>
          <svg:desc>22§display§= \sin^{-1}\left( \frac{2t}{3} \right) \left( \frac{1}{2} \right) \ + \ c§svg§600§FALSE§</svg:desc>
          <draw:polygon draw:style-name="gr2" draw:text-style-name="P6" draw:layer="layout" svg:width="8.271cm" svg:height="1.779cm" svg:x="14.343cm" svg:y="0.567cm" svg:viewBox="0 0 8272 1780" draw:points="4137,1780 0,1780 0,0 8272,0 8272,1780">
            <text:p/>
          </draw:polygon>
          <draw:path draw:style-name="gr3" draw:text-style-name="P7" draw:layer="layout" svg:width="0.515cm" svg:height="0.182cm" svg:x="14.348cm" svg:y="1.3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5.146cm" svg:y="1.302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452cm" svg:y="1.1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665cm" svg:y="1.308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128cm" svg:y="1.1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612cm" svg:y="0.9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7.189cm" svg:y="0.528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7.73cm" svg:y="0.6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38cm" svg:height="0.494cm" svg:x="18.096cm" svg:y="0.642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0-25 3-37z">
            <text:p/>
          </draw:path>
          <draw:polygon draw:style-name="gr3" draw:text-style-name="P7" draw:layer="layout" svg:width="0.666cm" svg:height="0.032cm" svg:x="17.691cm" svg:y="1.44cm" svg:viewBox="0 0 667 33" draw:points="334,33 0,33 0,0 667,0 667,33">
            <text:p/>
          </draw:polygon>
          <draw:path draw:style-name="gr3" draw:text-style-name="P7" draw:layer="layout" svg:width="0.321cm" svg:height="0.532cm" svg:x="17.864cm" svg:y="1.665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8.478cm" svg:y="0.528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9.309cm" svg:y="0.52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9.879cm" svg:y="0.61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9.81cm" svg:y="1.44cm" svg:viewBox="0 0 389 33" draw:points="194,33 0,33 0,0 389,0 389,33">
            <text:p/>
          </draw:polygon>
          <draw:path draw:style-name="gr3" draw:text-style-name="P7" draw:layer="layout" svg:width="0.309cm" svg:height="0.516cm" svg:x="19.849cm" svg:y="1.6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381cm" svg:height="1.856cm" svg:x="20.317cm" svg:y="0.528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1.331cm" svg:y="1.19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2.352cm" svg:y="1.308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392" draw:id="id392">
          <svg:title>TexMaths</svg:title>
          <svg:desc>24§display§\text {I}§svg§600§FALSE§</svg:desc>
          <draw:polygon draw:style-name="gr2" draw:text-style-name="P6" draw:layer="layout" svg:width="0.197cm" svg:height="0.493cm" svg:x="5.646cm" svg:y="3.548cm" svg:viewBox="0 0 198 494" draw:points="100,494 0,494 0,0 198,0 198,494">
            <text:p/>
          </draw:polygon>
          <draw:path draw:style-name="gr3" draw:text-style-name="P7" draw:layer="layout" svg:width="0.258cm" svg:height="0.577cm" svg:x="5.627cm" svg:y="3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0" smil:attributeName="visibility" smil:to="visible"/>
                  <anim:animate smil:dur="0.5s" smil:fill="hold" smil:targetElement="id390" smil:attributeName="x" smil:values="x;x" smil:keyTimes="0;1"/>
                  <anim:animate smil:dur="0.5s" smil:fill="hold" smil:targetElement="id3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1" smil:attributeName="visibility" smil:to="visible"/>
                  <anim:animate smil:dur="0.5s" smil:fill="hold" smil:targetElement="id391" smil:attributeName="x" smil:values="x;x" smil:keyTimes="0;1"/>
                  <anim:animate smil:dur="0.5s" smil:fill="hold" smil:targetElement="id3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2" smil:attributeName="visibility" smil:to="visible"/>
                  <anim:animate smil:dur="0.5s" smil:fill="hold" smil:targetElement="id392" smil:attributeName="x" smil:values="x;x" smil:keyTimes="0;1"/>
                  <anim:animate smil:dur="0.5s" smil:fill="hold" smil:targetElement="id3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4" smil:attributeName="visibility" smil:to="visible"/>
                  <anim:animate smil:dur="0.5s" smil:fill="hold" smil:targetElement="id394" smil:attributeName="width" smil:values="width*0.05;width" smil:keyTimes="0;1"/>
                  <anim:animate smil:dur="0.5s" smil:fill="hold" smil:targetElement="id394" smil:attributeName="height" smil:values="height;height" smil:keyTimes="0;1"/>
                  <anim:animate smil:dur="0.5s" smil:fill="hold" smil:targetElement="id394" smil:attributeName="x" smil:values="x-.2;x" smil:keyTimes="0;1"/>
                  <anim:animate smil:dur="0.5s" smil:fill="hold" smil:targetElement="id394" smil:attributeName="y" smil:values="y;y" smil:keyTimes="0;1"/>
                  <anim:transitionFilter smil:dur="0.5s" smil:targetElement="id39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5" smil:attributeName="visibility" smil:to="visible"/>
                  <anim:animate smil:dur="0.5s" smil:fill="hold" smil:targetElement="id395" smil:attributeName="width" smil:values="width*0.05;width" smil:keyTimes="0;1"/>
                  <anim:animate smil:dur="0.5s" smil:fill="hold" smil:targetElement="id395" smil:attributeName="height" smil:values="height;height" smil:keyTimes="0;1"/>
                  <anim:animate smil:dur="0.5s" smil:fill="hold" smil:targetElement="id395" smil:attributeName="x" smil:values="x-.2;x" smil:keyTimes="0;1"/>
                  <anim:animate smil:dur="0.5s" smil:fill="hold" smil:targetElement="id395" smil:attributeName="y" smil:values="y;y" smil:keyTimes="0;1"/>
                  <anim:transitionFilter smil:dur="0.5s" smil:targetElement="id39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96" smil:attributeName="visibility" smil:to="visible"/>
                  <anim:animate smil:dur="0.5s" smil:fill="hold" smil:targetElement="id396" smil:attributeName="width" smil:values="width*0.05;width" smil:keyTimes="0;1"/>
                  <anim:animate smil:dur="0.5s" smil:fill="hold" smil:targetElement="id396" smil:attributeName="height" smil:values="height;height" smil:keyTimes="0;1"/>
                  <anim:animate smil:dur="0.5s" smil:fill="hold" smil:targetElement="id396" smil:attributeName="x" smil:values="x-.2;x" smil:keyTimes="0;1"/>
                  <anim:animate smil:dur="0.5s" smil:fill="hold" smil:targetElement="id396" smil:attributeName="y" smil:values="y;y" smil:keyTimes="0;1"/>
                  <anim:transitionFilter smil:dur="0.5s" smil:targetElement="id39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7" smil:attributeName="visibility" smil:to="visible"/>
                  <anim:animate smil:dur="0.5s" smil:fill="hold" smil:targetElement="id397" smil:attributeName="x" smil:values="x;x" smil:keyTimes="0;1"/>
                  <anim:animate smil:dur="0.5s" smil:fill="hold" smil:targetElement="id3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x;x" smil:keyTimes="0;1"/>
                  <anim:animate smil:dur="0.5s" smil:fill="hold" smil:targetElement="id3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x;x" smil:keyTimes="0;1"/>
                  <anim:animate smil:dur="0.5s" smil:fill="hold" smil:targetElement="id3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0" smil:attributeName="visibility" smil:to="visible"/>
                  <anim:animate smil:dur="0.5s" smil:fill="hold" smil:targetElement="id400" smil:attributeName="x" smil:values="x;x" smil:keyTimes="0;1"/>
                  <anim:animate smil:dur="0.5s" smil:fill="hold" smil:targetElement="id4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1" smil:attributeName="visibility" smil:to="visible"/>
                  <anim:animate smil:dur="0.5s" smil:fill="hold" smil:targetElement="id401" smil:attributeName="width" smil:values="width*0.05;width" smil:keyTimes="0;1"/>
                  <anim:animate smil:dur="0.5s" smil:fill="hold" smil:targetElement="id401" smil:attributeName="height" smil:values="height;height" smil:keyTimes="0;1"/>
                  <anim:animate smil:dur="0.5s" smil:fill="hold" smil:targetElement="id401" smil:attributeName="x" smil:values="x-.2;x" smil:keyTimes="0;1"/>
                  <anim:animate smil:dur="0.5s" smil:fill="hold" smil:targetElement="id401" smil:attributeName="y" smil:values="y;y" smil:keyTimes="0;1"/>
                  <anim:transitionFilter smil:dur="0.5s" smil:targetElement="id40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x;x" smil:keyTimes="0;1"/>
                  <anim:animate smil:dur="0.5s" smil:fill="hold" smil:targetElement="id4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10" draw:id="id410">
          <svg:title>TexMaths</svg:title>
          <svg:desc>26§display§(3)§svg§600§FALSE§</svg:desc>
          <draw:polygon draw:style-name="gr2" draw:text-style-name="P6" draw:layer="layout" svg:width="0.986cm" svg:height="0.823cm" svg:x="2.116cm" svg:y="5.45cm" svg:viewBox="0 0 987 824" draw:points="494,824 0,824 0,0 987,0 987,824">
            <text:p/>
          </draw:polygon>
          <draw:path draw:style-name="gr3" draw:text-style-name="P7" draw:layer="layout" svg:width="0.213cm" svg:height="0.914cm" svg:x="2.16cm" svg:y="5.404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4cm" svg:y="5.481cm" svg:viewBox="0 0 381 630" svg:d="M229 287c75-23 127-87 127-160 0-75-79-127-169-127-91 0-162 54-162 125 0 29 21 48 46 48 29 0 48-21 48-48 0-46-44-46-57-46 28-44 88-56 121-56 38 0 90 21 90 102 0 12-2 64-27 106-27 44-59 46-81 48-7 0-30 2-36 2-8 0-14 2-14 10 0 11 6 11 22 11h40c75 0 110 62 110 151 0 125-64 152-104 152-39 0-108-16-141-71 33 7 60-14 60-49 0-34-23-52-50-52-23 0-52 14-52 54 0 83 85 143 185 143 113 0 196-83 196-177 0-75-58-145-152-166z">
            <text:p/>
          </draw:path>
          <draw:path draw:style-name="gr3" draw:text-style-name="P7" draw:layer="layout" svg:width="0.213cm" svg:height="0.914cm" svg:x="2.937cm" svg:y="5.404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11" draw:id="id411">
          <svg:title>TexMaths</svg:title>
          <svg:desc>24§display§\text {Let,}§svg§600§FALSE§</svg:desc>
          <draw:polygon draw:style-name="gr2" draw:text-style-name="P6" draw:layer="layout" svg:width="1.318cm" svg:height="0.655cm" svg:x="3.738cm" svg:y="5.548cm" svg:viewBox="0 0 1319 656" draw:points="659,656 0,656 0,0 1319,0 1319,656">
            <text:p/>
          </draw:polygon>
          <draw:path draw:style-name="gr3" draw:text-style-name="P7" draw:layer="layout" svg:width="0.464cm" svg:height="0.577cm" svg:x="3.723cm" svg:y="5.5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7cm" svg:y="5.7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4cm" svg:y="5.5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8cm" svg:y="5.9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12" draw:id="id412">
          <svg:title>TexMaths</svg:title>
          <svg:desc>24§display§\text {I}§svg§600§FALSE§</svg:desc>
          <draw:polygon draw:style-name="gr2" draw:text-style-name="P6" draw:layer="layout" svg:width="0.197cm" svg:height="0.493cm" svg:x="5.644cm" svg:y="5.5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5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3" draw:id="id413">
          <svg:title>TexMaths</svg:title>
          <svg:desc>22§display§= \int \frac{ \text {cosec}^2 x }{ \sqrt{4\cot^2 x - 3} }\ dx§svg§600§FALSE§</svg:desc>
          <draw:polygon draw:style-name="gr2" draw:text-style-name="P6" draw:layer="layout" svg:width="7.334cm" svg:height="1.805cm" svg:x="6.331cm" svg:y="4.956cm" svg:viewBox="0 0 7335 1806" draw:points="3668,1806 0,1806 0,0 7335,0 7335,1806">
            <text:p/>
          </draw:polygon>
          <draw:path draw:style-name="gr3" draw:text-style-name="P7" draw:layer="layout" svg:width="0.515cm" svg:height="0.182cm" svg:x="6.336cm" svg:y="5.7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1cm" svg:y="5.028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2-113 202-28 0-45-19-47-19z">
            <text:p/>
          </draw:path>
          <draw:path draw:style-name="gr3" draw:text-style-name="P7" draw:layer="layout" svg:width="0.295cm" svg:height="0.356cm" svg:x="9.094cm" svg:y="5.211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9.432cm" svg:y="5.21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823cm" svg:y="5.21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0.124cm" svg:y="5.21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472cm" svg:y="5.21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0.824cm" svg:y="4.9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158cm" svg:y="5.2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4.441cm" svg:height="0.032cm" svg:x="8.103cm" svg:y="5.871cm" svg:viewBox="0 0 4442 33" draw:points="2221,33 0,33 0,0 4442,0 4442,33">
            <text:p/>
          </draw:polygon>
          <draw:path draw:style-name="gr3" draw:text-style-name="P7" draw:layer="layout" svg:width="0.604cm" svg:height="0.773cm" svg:x="8.16cm" svg:y="6.02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797cm" svg:height="0.032cm" svg:x="8.747cm" svg:y="6.026cm" svg:viewBox="0 0 3798 33" draw:points="1899,33 0,33 0,0 3798,0 3798,33">
            <text:p/>
          </draw:polygon>
          <draw:path draw:style-name="gr3" draw:text-style-name="P7" draw:layer="layout" svg:width="0.344cm" svg:height="0.523cm" svg:x="8.768cm" svg:y="6.209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95cm" svg:height="0.356cm" svg:x="9.289cm" svg:y="6.385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9.629cm" svg:y="6.38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0.007cm" svg:y="6.256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24cm" svg:height="0.36cm" svg:x="10.328cm" svg:y="6.08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792cm" svg:y="6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1.447cm" svg:y="6.52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19cm" svg:y="6.21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2.924cm" svg:y="5.54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318cm" svg:y="5.73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14" draw:id="id414">
          <svg:title>TexMaths</svg:title>
          <svg:desc>24§display§\text {Put,} \cot x = t, \ \text {Diff } w.\ r.\ t.\ x.\  - \text {cosec}^2 x \ dx = dt §svg§600§FALSE§</svg:desc>
          <draw:polygon draw:style-name="gr2" draw:text-style-name="P6" draw:layer="layout" svg:width="17.794cm" svg:height="0.819cm" svg:x="3.637cm" svg:y="7.348cm" svg:viewBox="0 0 17795 820" draw:points="8898,820 0,820 0,0 17795,0 17795,820">
            <text:p/>
          </draw:polygon>
          <draw:path draw:style-name="gr3" draw:text-style-name="P7" draw:layer="layout" svg:width="0.498cm" svg:height="0.577cm" svg:x="3.624cm" svg:y="7.471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196cm" svg:y="7.67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653cm" svg:y="7.527cm" svg:viewBox="0 0 267 530" svg:d="M131 183h121v-27h-121v-156h-22c0 69-26 159-109 163v20h73v232c0 106 79 115 109 115 60 0 85-59 85-115v-48h-23v48c0 62-25 94-56 94-57 0-57-77-57-92z">
            <text:p/>
          </draw:path>
          <draw:path draw:style-name="gr3" draw:text-style-name="P7" draw:layer="layout" svg:width="0.099cm" svg:height="0.253cm" svg:x="5.039cm" svg:y="7.957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322cm" svg:height="0.389cm" svg:x="5.369cm" svg:y="7.669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5.74cm" svg:y="7.669cm" svg:viewBox="0 0 376 390" svg:d="M376 198c0-108-86-198-188-198-105 0-188 92-188 198 0 109 88 192 188 192 102 0 188-84 188-192zM188 369c-36 0-73-19-96-58-21-36-21-88-21-119 0-33 0-79 19-117 23-38 64-56 98-56 37 0 73 18 96 54 21 37 21 86 21 119 0 31 0 77-19 114-17 38-56 63-98 63z">
            <text:p/>
          </draw:path>
          <draw:path draw:style-name="gr3" draw:text-style-name="P7" draw:layer="layout" svg:width="0.264cm" svg:height="0.529cm" svg:x="6.153cm" svg:y="7.527cm" svg:viewBox="0 0 265 530" svg:d="M131 183h121v-27h-121v-156h-22c0 69-26 159-109 163v20h73v232c0 106 79 115 109 115 60 0 83-59 83-115v-48h-21v48c0 62-25 94-56 94-57 0-57-77-57-92z">
            <text:p/>
          </draw:path>
          <draw:path draw:style-name="gr3" draw:text-style-name="P7" draw:layer="layout" svg:width="0.421cm" svg:height="0.383cm" svg:x="6.631cm" svg:y="7.6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199cm" svg:x="7.37cm" svg:y="7.7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8.232cm" svg:y="7.519cm" svg:viewBox="0 0 261 540" svg:d="M156 192h80c16 0 25 0 25-17 0-10-9-10-25-10h-73c29-121 35-136 35-142 0-15-12-23-25-23-4 0-27 0-35 31l-32 134h-81c-17 0-25 0-25 16 0 11 8 11 23 11h75c-62 240-63 254-63 269 0 46 32 79 76 79 89 0 137-125 137-131 0-7-8-7-12-7-6 0-8 2-11 11-37 88-83 108-112 108-17 0-25-12-25-39 0-21 0-27 4-40z">
            <text:p/>
          </draw:path>
          <draw:path draw:style-name="gr3" draw:text-style-name="P7" draw:layer="layout" svg:width="0.099cm" svg:height="0.253cm" svg:x="8.589cm" svg:y="7.957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9.204cm" svg:y="7.471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9.845cm" svg:y="7.4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10.075cm" svg:y="7.452cm" svg:viewBox="0 0 509 598" svg:d="M357 257h96v-25h-100v-97c0-77 41-116 79-116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1 11-31 34 0 6 0 27 23 35-2 11-2 19-2 29v97z">
            <text:p/>
          </draw:path>
          <draw:path draw:style-name="gr3" draw:text-style-name="P7" draw:layer="layout" svg:width="0.56cm" svg:height="0.383cm" svg:x="10.849cm" svg:y="7.673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4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1.525cm" svg:y="7.957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992cm" svg:y="7.673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2.397cm" svg:y="7.957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2.86cm" svg:y="7.519cm" svg:viewBox="0 0 261 540" svg:d="M156 192h80c16 0 25 0 25-17 0-10-9-10-25-10h-75c31-121 37-136 37-142 0-15-12-23-25-23-4 0-27 0-35 31l-32 134h-81c-17 0-25 0-25 16 0 11 8 11 23 11h75c-62 240-63 254-63 269 0 46 32 79 76 79 89 0 137-125 137-131 0-7-8-7-12-7-8 0-8 2-11 11-37 88-83 108-112 108-17 0-25-12-25-39 0-21 0-27 4-40z">
            <text:p/>
          </draw:path>
          <draw:path draw:style-name="gr3" draw:text-style-name="P7" draw:layer="layout" svg:width="0.091cm" svg:height="0.091cm" svg:x="13.217cm" svg:y="7.957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685cm" svg:y="7.6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091cm" svg:height="0.091cm" svg:x="14.215cm" svg:y="7.957cm" svg:viewBox="0 0 92 92" svg:d="M92 46c0-25-21-46-46-46s-46 21-46 46 21 46 46 46 46-21 46-46z">
            <text:p/>
          </draw:path>
          <draw:path draw:style-name="gr3" draw:text-style-name="P7" draw:layer="layout" svg:width="0.516cm" svg:height="0.036cm" svg:x="14.916cm" svg:y="7.819cm" svg:viewBox="0 0 517 37" svg:d="M488 37c13 0 29 0 29-20 0-17-16-17-29-17h-459c-14 0-29 0-29 17 0 20 15 20 29 20z">
            <text:p/>
          </draw:path>
          <draw:path draw:style-name="gr3" draw:text-style-name="P7" draw:layer="layout" svg:width="0.322cm" svg:height="0.389cm" svg:x="15.719cm" svg:y="7.669cm" svg:viewBox="0 0 323 390" svg:d="M71 196c0-138 69-175 113-175 8 0 62 0 92 31-36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375cm" svg:height="0.389cm" svg:x="16.087cm" svg:y="7.669cm" svg:viewBox="0 0 376 390" svg:d="M376 198c0-108-86-198-188-198-105 0-188 92-188 198 0 109 88 192 188 192 102 0 188-84 188-192zM188 369c-36 0-73-19-96-58-21-36-21-88-21-119 0-33 0-79 19-117 23-38 64-56 98-56 37 0 73 18 94 54 23 37 23 86 23 119 0 31 0 77-19 114-17 38-56 63-98 63z">
            <text:p/>
          </draw:path>
          <draw:path draw:style-name="gr3" draw:text-style-name="P7" draw:layer="layout" svg:width="0.277cm" svg:height="0.389cm" svg:x="16.514cm" svg:y="7.66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7" draw:layer="layout" svg:width="0.327cm" svg:height="0.389cm" svg:x="16.842cm" svg:y="7.66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7" draw:layer="layout" svg:width="0.322cm" svg:height="0.389cm" svg:x="17.222cm" svg:y="7.669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7" draw:layer="layout" svg:width="0.262cm" svg:height="0.393cm" svg:x="17.606cm" svg:y="7.30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7" draw:layer="layout" svg:width="0.421cm" svg:height="0.383cm" svg:x="17.971cm" svg:y="7.6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402cm" svg:height="0.597cm" svg:x="18.745cm" svg:y="7.462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9.173cm" svg:y="7.6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19.912cm" svg:y="7.7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20.79cm" svg:y="7.462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21.214cm" svg:y="7.519cm" svg:viewBox="0 0 261 540" svg:d="M156 192h80c16 0 25 0 25-17 0-10-9-10-25-10h-73c29-121 35-136 35-142 0-15-12-23-25-23-2 0-27 0-35 31l-32 134h-81c-17 0-25 0-25 16 0 11 8 11 23 11h75c-62 240-63 254-63 269 0 46 32 79 76 79 89 0 137-125 137-131 0-7-8-7-12-7-6 0-8 2-11 11-37 88-83 108-112 108-17 0-25-12-25-39 0-21 0-27 4-40z">
            <text:p/>
          </draw:path>
        </draw:g>
        <draw:g xml:id="id417" draw:id="id417">
          <svg:title>TexMaths</svg:title>
          <svg:desc>24§display§\text {I}§svg§600§FALSE§</svg:desc>
          <draw:polygon draw:style-name="gr2" draw:text-style-name="P6" draw:layer="layout" svg:width="0.197cm" svg:height="0.493cm" svg:x="5.446cm" svg:y="10.347cm" svg:viewBox="0 0 198 494" draw:points="100,494 0,494 0,0 198,0 198,494">
            <text:p/>
          </draw:polygon>
          <draw:path draw:style-name="gr3" draw:text-style-name="P7" draw:layer="layout" svg:width="0.258cm" svg:height="0.577cm" svg:x="5.427cm" svg:y="10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16" draw:id="id416">
          <svg:title>TexMaths</svg:title>
          <svg:desc>24§display§\therefore§svg§600§FALSE§</svg:desc>
          <draw:polygon draw:style-name="gr2" draw:text-style-name="P6" draw:layer="layout" svg:width="0.453cm" svg:height="0.371cm" svg:x="4.042cm" svg:y="10.448cm" svg:viewBox="0 0 454 372" draw:points="227,372 0,372 0,0 454,0 454,372">
            <text:p/>
          </draw:polygon>
          <draw:path draw:style-name="gr3" draw:text-style-name="P7" draw:layer="layout" svg:width="0.513cm" svg:height="0.455cm" svg:x="4.025cm" svg:y="10.4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15" draw:id="id415">
          <svg:title>TexMaths</svg:title>
          <svg:desc>24§display§\therefore \ \  \text {cosec}^2 x \ dx = - dt §svg§600§FALSE§</svg:desc>
          <draw:polygon draw:style-name="gr2" draw:text-style-name="P6" draw:layer="layout" svg:width="7.715cm" svg:height="0.719cm" svg:x="3.642cm" svg:y="8.448cm" svg:viewBox="0 0 7716 720" draw:points="3857,720 0,720 0,0 7716,0 7716,720">
            <text:p/>
          </draw:polygon>
          <draw:path draw:style-name="gr3" draw:text-style-name="P7" draw:layer="layout" svg:width="0.512cm" svg:height="0.456cm" svg:x="3.625cm" svg:y="8.755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7" draw:layer="layout" svg:width="0.322cm" svg:height="0.389cm" svg:x="4.988cm" svg:y="8.769cm" svg:viewBox="0 0 323 390" svg:d="M71 196c0-138 69-175 113-175 8 0 62 0 92 31-34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375cm" svg:height="0.389cm" svg:x="5.357cm" svg:y="8.769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7" draw:layer="layout" svg:width="0.277cm" svg:height="0.389cm" svg:x="5.783cm" svg:y="8.769cm" svg:viewBox="0 0 278 390" svg:d="M148 215c19 4 88 17 88 79 0 42-29 76-96 76-71 0-102-48-117-121-2-9-4-13-11-13-12 0-12 6-12 21v111c0 16 0 22 10 22 3 0 5-2 21-18 2-2 2-4 17-19 36 35 75 37 92 37 98 0 138-58 138-119 0-45-26-69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6.111cm" svg:y="8.769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7" draw:layer="layout" svg:width="0.322cm" svg:height="0.389cm" svg:x="6.492cm" svg:y="8.769cm" svg:viewBox="0 0 323 390" svg:d="M71 196c0-138 69-175 113-175 8 0 62 0 92 31-36 4-40 29-40 40 0 21 16 38 39 38s40-15 40-40c0-57-65-90-131-90-105 0-184 92-184 196 0 109 84 194 182 194 114 0 141-102 141-112 0-7-8-7-10-7-8 0-10 3-12 7-25 79-80 90-111 90-44 0-119-36-119-172z">
            <text:p/>
          </draw:path>
          <draw:path draw:style-name="gr3" draw:text-style-name="P7" draw:layer="layout" svg:width="0.262cm" svg:height="0.392cm" svg:x="6.876cm" svg:y="8.406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7" draw:layer="layout" svg:width="0.421cm" svg:height="0.383cm" svg:x="7.24cm" svg:y="8.773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7" draw:layer="layout" svg:width="0.402cm" svg:height="0.596cm" svg:x="8.014cm" svg:y="8.561cm" svg:viewBox="0 0 403 597" svg:d="M403 10c0-2 0-10-11-10-12 0-92 8-108 10-6 0-11 3-11 15 0 11 7 11 21 11 40 0 42 6 42 14l-2 17-52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8-148 48-186 24-50 63-81 97-81 56 0 68 69 68 75 0 4-2 10-4 13z">
            <text:p/>
          </draw:path>
          <draw:path draw:style-name="gr3" draw:text-style-name="P7" draw:layer="layout" svg:width="0.421cm" svg:height="0.383cm" svg:x="8.444cm" svg:y="8.773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7" draw:layer="layout" svg:width="0.562cm" svg:height="0.199cm" svg:x="9.183cm" svg:y="8.83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515cm" svg:height="0.035cm" svg:x="10.095cm" svg:y="8.918cm" svg:viewBox="0 0 516 36" svg:d="M488 36c13 0 28 0 28-19 0-17-15-17-28-17h-459c-14 0-29 0-29 17 0 19 15 19 29 19z">
            <text:p/>
          </draw:path>
          <draw:path draw:style-name="gr3" draw:text-style-name="P7" draw:layer="layout" svg:width="0.402cm" svg:height="0.596cm" svg:x="10.716cm" svg:y="8.561cm" svg:viewBox="0 0 403 597" svg:d="M403 10c0-2 0-10-11-10-12 0-92 8-108 10-6 0-11 3-11 15 0 11 7 11 21 11 40 0 42 6 42 14l-4 17-50 200c-15-31-40-54-78-54-98 0-204 125-204 248 0 80 46 136 113 136 18 0 60-4 110-64 7 35 36 64 77 64 30 0 49-19 63-48 13-29 25-81 25-83 0-9-8-9-10-9-9 0-9 4-11 15-16 56-31 106-66 106-23 0-25-21-25-39 0-21 2-27 6-40zM227 486c-4 15-4 17-18 32-36 46-71 60-94 60-42 0-55-46-55-79 0-42 26-148 48-186 24-50 63-81 97-81 54 0 68 69 68 75 0 4-2 10-4 13z">
            <text:p/>
          </draw:path>
          <draw:path draw:style-name="gr3" draw:text-style-name="P7" draw:layer="layout" svg:width="0.26cm" svg:height="0.538cm" svg:x="11.14cm" svg:y="8.619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1z">
            <text:p/>
          </draw:path>
        </draw:g>
        <draw:g xml:id="id418" draw:id="id418">
          <svg:title>TexMaths</svg:title>
          <svg:desc>22§display§= \int \frac{ 1 }{ \sqrt{4 t^2 - 3} }\ ( - dt )§svg§600§FALSE§</svg:desc>
          <draw:polygon draw:style-name="gr2" draw:text-style-name="P6" draw:layer="layout" svg:width="6.881cm" svg:height="1.695cm" svg:x="6.334cm" svg:y="9.656cm" svg:viewBox="0 0 6882 1696" draw:points="3441,1696 0,1696 0,0 6882,0 6882,1696">
            <text:p/>
          </draw:polygon>
          <draw:path draw:style-name="gr3" draw:text-style-name="P7" draw:layer="layout" svg:width="0.515cm" svg:height="0.182cm" svg:x="6.339cm" svg:y="10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4cm" svg:y="9.617cm" svg:viewBox="0 0 688 1720" svg:d="M37 1685c25 0 39-18 39-37 0-26-20-39-37-39-20 0-39 13-39 39 0 40 39 72 86 72 118 0 162-181 217-405 60-245 111-493 153-741 28-164 56-319 83-419 8-39 35-137 66-137 23 0 43 14 46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9.476cm" svg:y="9.6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99cm" svg:height="0.032cm" svg:x="8.106cm" svg:y="10.46cm" svg:viewBox="0 0 2991 33" draw:points="1496,33 0,33 0,0 2991,0 2991,33">
            <text:p/>
          </draw:polygon>
          <draw:path draw:style-name="gr3" draw:text-style-name="P7" draw:layer="layout" svg:width="0.604cm" svg:height="0.774cm" svg:x="8.163cm" svg:y="10.615cm" svg:viewBox="0 0 605 775" svg:d="M245 694l-136-301c-5-13-10-13-12-13 0 0-5 0-13 6l-73 56c-11 7-11 10-11 12 0 4 2 9 7 9s19-11 26-18c6-3 18-12 25-17l153 334c6 13 11 13 18 13 10 0 12-4 19-14l352-729c5-13 5-14 5-16 0-9-7-16-15-16-7 0-13 4-18 16z">
            <text:p/>
          </draw:path>
          <draw:polygon draw:style-name="gr3" draw:text-style-name="P7" draw:layer="layout" svg:width="2.345cm" svg:height="0.032cm" svg:x="8.751cm" svg:y="10.615cm" svg:viewBox="0 0 2346 33" draw:points="1174,33 0,33 0,0 2346,0 2346,33">
            <text:p/>
          </draw:polygon>
          <draw:path draw:style-name="gr3" draw:text-style-name="P7" draw:layer="layout" svg:width="0.344cm" svg:height="0.524cm" svg:x="8.772cm" svg:y="10.76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9.156cm" svg:y="10.807cm" svg:viewBox="0 0 239 495" svg:d="M143 176h74c14 0 22 0 22-16 0-9-8-9-22-9h-67c26-111 31-125 31-130 0-14-10-21-23-21-3 0-24 0-31 28l-30 123h-74c-16 0-23 0-23 15 0 10 7 10 21 10h69c-57 220-58 232-58 247 0 42 30 72 70 72 81 0 125-115 125-120 0-7-7-7-10-7-6 0-8 2-11 11-34 81-76 98-102 98-16 0-23-10-23-35 0-19 0-25 3-37z">
            <text:p/>
          </draw:path>
          <draw:path draw:style-name="gr3" draw:text-style-name="P7" draw:layer="layout" svg:width="0.24cm" svg:height="0.36cm" svg:x="9.451cm" svg:y="10.7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cm" svg:y="11.08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741cm" svg:y="10.776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8cm" svg:height="0.774cm" svg:x="11.523cm" svg:y="10.08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472cm" svg:height="0.032cm" svg:x="11.812cm" svg:y="10.46cm" svg:viewBox="0 0 473 33" svg:d="M447 33c12 0 26 0 26-17 0-16-14-16-26-16h-421c-12 0-26 0-26 16 0 17 14 17 26 17z">
            <text:p/>
          </draw:path>
          <draw:path draw:style-name="gr3" draw:text-style-name="P7" draw:layer="layout" svg:width="0.369cm" svg:height="0.547cm" svg:x="12.378cm" svg:y="10.133cm" svg:viewBox="0 0 370 548" svg:d="M370 9c0-2 0-9-11-9-10 0-84 7-98 9-6 0-11 3-11 14 0 10 7 10 19 10 37 0 39 6 39 13l-2 16-47 183c-14-28-37-50-72-50-90 0-187 115-187 228 0 74 42 125 104 125 16 0 54-4 100-59 7 32 34 59 71 59 28 0 45-18 58-44 12-27 23-74 23-76 0-9-7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238cm" svg:height="0.494cm" svg:x="12.769cm" svg:y="10.186cm" svg:viewBox="0 0 239 495" svg:d="M143 176h74c14 0 22 0 22-16 0-9-8-9-22-9h-67c26-111 31-125 31-130 0-14-10-21-23-21-1 0-24 0-31 28l-30 123h-74c-16 0-23 0-23 15 0 10 7 10 21 10h69c-55 220-58 232-58 247 0 42 30 72 70 72 81 0 125-115 125-120 0-7-7-7-10-7-6 0-8 2-11 11-34 81-76 98-102 98-16 0-23-10-23-35 0-19 2-25 3-37z">
            <text:p/>
          </draw:path>
          <draw:path draw:style-name="gr3" draw:text-style-name="P7" draw:layer="layout" svg:width="0.18cm" svg:height="0.774cm" svg:x="13.074cm" svg:y="10.089cm" svg:viewBox="0 0 181 775" svg:d="M181 387c0-60-9-153-51-241-47-95-114-146-123-146-3 0-7 4-7 7 0 4 0 5 14 19 78 76 122 199 122 361 0 132-29 270-125 367-11 10-11 12-11 14 0 5 4 7 7 7 9 0 79-53 125-152 40-84 49-171 49-236z">
            <text:p/>
          </draw:path>
        </draw:g>
        <draw:g xml:id="id419" draw:id="id419">
          <svg:title>TexMaths</svg:title>
          <svg:desc>22§display§= - \int \frac{ 1 }{ \sqrt{(2t)^2 - ( \sqrt{3} )^2} }\  dt§svg§600§FALSE§</svg:desc>
          <draw:polygon draw:style-name="gr2" draw:text-style-name="P6" draw:layer="layout" svg:width="8.784cm" svg:height="2.313cm" svg:x="14.134cm" svg:y="9.656cm" svg:viewBox="0 0 8785 2314" draw:points="4393,2314 0,2314 0,0 8785,0 8785,2314">
            <text:p/>
          </draw:polygon>
          <draw:path draw:style-name="gr3" draw:text-style-name="P7" draw:layer="layout" svg:width="0.515cm" svg:height="0.182cm" svg:x="14.139cm" svg:y="10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4.975cm" svg:y="10.46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15.684cm" svg:y="9.617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9.167cm" svg:y="9.6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312cm" svg:height="0.032cm" svg:x="16.637cm" svg:y="10.46cm" svg:viewBox="0 0 5313 33" draw:points="2656,33 0,33 0,0 5313,0 5313,33">
            <text:p/>
          </draw:polygon>
          <draw:path draw:style-name="gr3" draw:text-style-name="P7" draw:layer="layout" svg:width="0.705cm" svg:height="1.392cm" svg:x="16.721cm" svg:y="10.615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539cm" svg:height="0.032cm" svg:x="17.409cm" svg:y="10.615cm" svg:viewBox="0 0 4540 33" draw:points="2270,33 0,33 0,0 4540,0 4540,33">
            <text:p/>
          </draw:polygon>
          <draw:path draw:style-name="gr3" draw:text-style-name="P7" draw:layer="layout" svg:width="0.18cm" svg:height="0.773cm" svg:x="17.487cm" svg:y="11.01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7.749cm" svg:y="11.08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38cm" svg:height="0.493cm" svg:x="18.115cm" svg:y="11.116cm" svg:viewBox="0 0 239 494" svg:d="M143 176h73c15 0 23 0 23-16 0-9-8-9-23-9h-68c28-111 33-125 33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18cm" svg:height="0.773cm" svg:x="18.419cm" svg:y="11.01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8.711cm" svg:y="11.01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259cm" svg:y="11.3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20.045cm" svg:y="11.01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604cm" svg:height="0.773cm" svg:x="20.325cm" svg:y="10.929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20.913cm" svg:y="10.929cm" svg:viewBox="0 0 389 33" draw:points="194,33 0,33 0,0 389,0 389,33">
            <text:p/>
          </draw:polygon>
          <draw:path draw:style-name="gr3" draw:text-style-name="P7" draw:layer="layout" svg:width="0.321cm" svg:height="0.532cm" svg:x="20.946cm" svg:y="11.08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1.344cm" svg:y="11.01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21.635cm" svg:y="11.01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2.33cm" svg:y="10.13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238cm" svg:height="0.493cm" svg:x="22.719cm" svg:y="10.185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420" draw:id="id420">
          <svg:title>TexMaths</svg:title>
          <svg:desc>22§display§= - \log \left[ 2t + \sqrt{(2t)^2 - ( \sqrt{3} )^2} \right] \left( \frac{1}{2} \right) \ + \ c§svg§600§FALSE§</svg:desc>
          <draw:polygon draw:style-name="gr2" draw:text-style-name="P6" draw:layer="layout" svg:width="13.967cm" svg:height="1.779cm" svg:x="6.339cm" svg:y="12.66cm" svg:viewBox="0 0 13968 1780" draw:points="6985,1780 0,1780 0,0 13968,0 13968,1780">
            <text:p/>
          </draw:polygon>
          <draw:path draw:style-name="gr3" draw:text-style-name="P7" draw:layer="layout" svg:width="0.515cm" svg:height="0.182cm" svg:x="6.344cm" svg:y="13.4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18cm" svg:y="13.533cm" svg:viewBox="0 0 473 33" svg:d="M447 33c12 0 26 0 26-17 0-16-14-16-26-16h-421c-12 0-26 0-26 16 0 17 14 17 26 17z">
            <text:p/>
          </draw:path>
          <draw:path draw:style-name="gr3" draw:text-style-name="P7" draw:layer="layout" svg:width="0.173cm" svg:height="0.538cm" svg:x="7.872cm" svg:y="13.20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83cm" svg:y="13.39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8.47cm" svg:y="13.39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9.167cm" svg:y="12.621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421cm" svg:y="13.2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38cm" svg:height="0.494cm" svg:x="9.787cm" svg:y="13.25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264cm" svg:y="13.2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1.393cm" svg:x="11.078cm" svg:y="12.7cm" svg:viewBox="0 0 706 1394" svg:d="M275 1278l-168-581-107 127 12 10 53-61 178 621c26 0 26 0 33-19l426-1343c4-13 4-16 4-16 0-9-7-16-16-16-12 0-14 11-18 19z">
            <text:p/>
          </draw:path>
          <draw:polygon draw:style-name="gr3" draw:text-style-name="P7" draw:layer="layout" svg:width="4.54cm" svg:height="0.032cm" svg:x="11.767cm" svg:y="12.7cm" svg:viewBox="0 0 4541 33" draw:points="2270,33 0,33 0,0 4541,0 4541,33">
            <text:p/>
          </draw:polygon>
          <draw:path draw:style-name="gr3" draw:text-style-name="P7" draw:layer="layout" svg:width="0.18cm" svg:height="0.773cm" svg:x="11.842cm" svg:y="13.1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2.106cm" svg:y="13.22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12.47cm" svg:y="13.25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18cm" svg:height="0.773cm" svg:x="12.777cm" svg:y="13.1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067cm" svg:y="13.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616cm" svg:y="13.53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4.401cm" svg:y="13.1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604cm" svg:height="0.773cm" svg:x="14.683cm" svg:y="13.035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5.27cm" svg:y="13.035cm" svg:viewBox="0 0 389 33" draw:points="194,33 0,33 0,0 389,0 389,33">
            <text:p/>
          </draw:polygon>
          <draw:path draw:style-name="gr3" draw:text-style-name="P7" draw:layer="layout" svg:width="0.321cm" svg:height="0.532cm" svg:x="15.302cm" svg:y="13.22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5.7cm" svg:y="13.16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5.992cm" svg:y="13.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6.316cm" svg:y="12.621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7.002cm" svg:y="12.621cm" svg:viewBox="0 0 382 1857" svg:d="M382 1850c0-4-2-5-4-7-28-30-81-81-132-166-125-198-181-450-181-748 0-209 28-477 155-707 62-111 125-174 160-208 2-2 2-3 2-7 0-7-5-7-16-7s-12 0-25 12c-260 236-341 590-341 916 0 304 70 610 268 843 15 17 44 49 77 77 9 9 10 9 21 9s16 0 16-7z">
            <text:p/>
          </draw:path>
          <draw:path draw:style-name="gr3" draw:text-style-name="P7" draw:layer="layout" svg:width="0.256cm" svg:height="0.516cm" svg:x="17.572cm" svg:y="12.70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7.504cm" svg:y="13.533cm" svg:viewBox="0 0 389 33" draw:points="194,33 0,33 0,0 389,0 389,33">
            <text:p/>
          </draw:polygon>
          <draw:path draw:style-name="gr3" draw:text-style-name="P7" draw:layer="layout" svg:width="0.309cm" svg:height="0.516cm" svg:x="17.542cm" svg:y="13.75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381cm" svg:height="1.856cm" svg:x="18.009cm" svg:y="12.621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9.024cm" svg:y="13.29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0.043cm" svg:y="13.4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4" draw:id="id404">
          <svg:title>TexMaths</svg:title>
          <svg:desc>24§display§\text {I}§svg§600§FALSE§</svg:desc>
          <draw:polygon draw:style-name="gr2" draw:text-style-name="P6" draw:layer="layout" svg:width="0.197cm" svg:height="0.493cm" svg:x="5.644cm" svg:y="1.0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0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5" draw:id="id405">
          <svg:title>TexMaths</svg:title>
          <svg:desc>22§display§=  \int \frac{ 1 }{ \sqrt{ (4)^2 - (3t)^2} }\ dt§svg§600§FALSE§</svg:desc>
          <draw:polygon draw:style-name="gr2" draw:text-style-name="P6" draw:layer="layout" svg:width="7.409cm" svg:height="1.849cm" svg:x="6.333cm" svg:y="0.457cm" svg:viewBox="0 0 7410 1850" draw:points="3704,1850 0,1850 0,0 7410,0 7410,1850">
            <text:p/>
          </draw:polygon>
          <draw:path draw:style-name="gr3" draw:text-style-name="P7" draw:layer="layout" svg:width="0.515cm" svg:height="0.182cm" svg:x="6.338cm" svg:y="1.1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3cm" svg:y="0.418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314cm" svg:y="0.4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668cm" svg:height="0.032cm" svg:x="8.105cm" svg:y="1.261cm" svg:viewBox="0 0 4669 33" draw:points="2333,33 0,33 0,0 4669,0 4669,33">
            <text:p/>
          </draw:polygon>
          <draw:path draw:style-name="gr3" draw:text-style-name="P7" draw:layer="layout" svg:width="0.705cm" svg:height="0.928cm" svg:x="8.19cm" svg:y="1.416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3.893cm" svg:height="0.032cm" svg:x="8.878cm" svg:y="1.416cm" svg:viewBox="0 0 3894 33" draw:points="1948,33 0,33 0,0 3894,0 3894,33">
            <text:p/>
          </draw:polygon>
          <draw:path draw:style-name="gr3" draw:text-style-name="P7" draw:layer="layout" svg:width="0.18cm" svg:height="0.773cm" svg:x="8.955cm" svg:y="1.5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3cm" svg:x="9.2cm" svg:y="1.585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9.61cm" svg:y="1.5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9.9cm" svg:y="1.5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449cm" svg:y="1.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1.234cm" svg:y="1.5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1.491cm" svg:y="1.594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4cm" svg:x="11.862cm" svg:y="1.623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2.168cm" svg:y="1.52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2.459cm" svg:y="1.52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154cm" svg:y="0.9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13.543cm" svg:y="0.986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09" draw:id="id409">
          <svg:title>TexMaths</svg:title>
          <svg:desc>22§display§= \frac{ 1 }{ 3 }\sin^{-1}\left( \frac{3 \sec x }{4} \right) \ + \ c§svg§600§FALSE§</svg:desc>
          <draw:polygon draw:style-name="gr2" draw:text-style-name="P6" draw:layer="layout" svg:width="8.544cm" svg:height="1.779cm" svg:x="6.339cm" svg:y="2.862cm" svg:viewBox="0 0 8545 1780" draw:points="4274,1780 0,1780 0,0 8545,0 8545,1780">
            <text:p/>
          </draw:polygon>
          <draw:path draw:style-name="gr3" draw:text-style-name="P7" draw:layer="layout" svg:width="0.515cm" svg:height="0.182cm" svg:x="6.344cm" svg:y="3.6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79cm" svg:y="2.90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08cm" svg:y="3.735cm" svg:viewBox="0 0 389 33" draw:points="194,33 0,33 0,0 389,0 389,33">
            <text:p/>
          </draw:polygon>
          <draw:path draw:style-name="gr3" draw:text-style-name="P7" draw:layer="layout" svg:width="0.321cm" svg:height="0.532cm" svg:x="7.242cm" svg:y="3.9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4cm" svg:height="0.356cm" svg:x="7.844cm" svg:y="3.597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148cm" svg:y="3.42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361cm" svg:y="3.60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826cm" svg:y="3.47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31cm" svg:y="3.2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9.887cm" svg:y="2.8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0.421cm" svg:y="2.90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54cm" svg:height="0.356cm" svg:x="10.929cm" svg:y="3.07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1.23cm" svg:y="3.07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1.579cm" svg:y="3.075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86cm" svg:height="0.351cm" svg:x="12.047cm" svg:y="3.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2.079cm" svg:height="0.032cm" svg:x="10.387cm" svg:y="3.735cm" svg:viewBox="0 0 2080 33" draw:points="1040,33 0,33 0,0 2080,0 2080,33">
            <text:p/>
          </draw:polygon>
          <draw:path draw:style-name="gr3" draw:text-style-name="P7" draw:layer="layout" svg:width="0.344cm" svg:height="0.524cm" svg:x="11.255cm" svg:y="3.951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2.587cm" svg:y="2.823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13.601cm" svg:y="3.49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4.62cm" svg:y="3.603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6" draw:id="id406">
          <svg:title>TexMaths</svg:title>
          <svg:desc>22§display§= \sin^{-1}\left( \frac{3t}{4} \right) \left( \frac{ 1 }{ 3 } \right) \ + \ c§svg§600§FALSE§</svg:desc>
          <draw:polygon draw:style-name="gr2" draw:text-style-name="P6" draw:layer="layout" svg:width="8.271cm" svg:height="1.779cm" svg:x="14.338cm" svg:y="0.463cm" svg:viewBox="0 0 8272 1780" draw:points="4137,1780 0,1780 0,0 8272,0 8272,1780">
            <text:p/>
          </draw:polygon>
          <draw:path draw:style-name="gr3" draw:text-style-name="P7" draw:layer="layout" svg:width="0.515cm" svg:height="0.182cm" svg:x="14.343cm" svg:y="1.2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5.141cm" svg:y="1.198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447cm" svg:y="1.02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66cm" svg:y="1.20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123cm" svg:y="1.07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607cm" svg:y="0.8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7.184cm" svg:y="0.424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1cm" svg:height="0.532cm" svg:x="17.719cm" svg:y="0.50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238cm" svg:height="0.494cm" svg:x="18.091cm" svg:y="0.538cm" svg:viewBox="0 0 239 495" svg:d="M143 176h74c14 0 22 0 22-16 0-9-8-9-22-9h-67c26-111 31-125 31-130 0-14-10-21-23-21-1 0-24 0-31 28l-30 123h-74c-16 0-23 0-23 14 0 11 7 11 21 11h69c-55 220-58 232-58 246 0 43 30 73 70 73 81 0 125-115 125-120 0-7-7-7-10-7-6 0-8 2-11 10-33 81-76 99-102 99-16 0-23-11-23-35 0-20 0-25 3-37z">
            <text:p/>
          </draw:path>
          <draw:polygon draw:style-name="gr3" draw:text-style-name="P7" draw:layer="layout" svg:width="0.666cm" svg:height="0.032cm" svg:x="17.686cm" svg:y="1.336cm" svg:viewBox="0 0 667 33" draw:points="334,33 0,33 0,0 667,0 667,33">
            <text:p/>
          </draw:polygon>
          <draw:path draw:style-name="gr3" draw:text-style-name="P7" draw:layer="layout" svg:width="0.344cm" svg:height="0.524cm" svg:x="17.848cm" svg:y="1.552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1cm" svg:height="1.856cm" svg:x="18.473cm" svg:y="0.424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81cm" svg:height="1.856cm" svg:x="19.304cm" svg:y="0.42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9.874cm" svg:y="0.50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9.805cm" svg:y="1.336cm" svg:viewBox="0 0 389 33" draw:points="194,33 0,33 0,0 389,0 389,33">
            <text:p/>
          </draw:polygon>
          <draw:path draw:style-name="gr3" draw:text-style-name="P7" draw:layer="layout" svg:width="0.321cm" svg:height="0.532cm" svg:x="19.837cm" svg:y="1.56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20.312cm" svg:y="0.424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515cm" svg:height="0.516cm" svg:x="21.326cm" svg:y="1.0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2.347cm" svg:y="1.204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08" draw:id="id408">
          <svg:title>TexMaths</svg:title>
          <svg:desc>24§display§\text {I}§svg§600§FALSE§</svg:desc>
          <draw:polygon draw:style-name="gr2" draw:text-style-name="P6" draw:layer="layout" svg:width="0.197cm" svg:height="0.493cm" svg:x="5.447cm" svg:y="3.5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3.5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07" draw:id="id407">
          <svg:title>TexMaths</svg:title>
          <svg:desc>24§display§\therefore§svg§600§FALSE§</svg:desc>
          <draw:polygon draw:style-name="gr2" draw:text-style-name="P6" draw:layer="layout" svg:width="0.453cm" svg:height="0.371cm" svg:x="4.043cm" svg:y="3.6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3.6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4" smil:attributeName="visibility" smil:to="visible"/>
                  <anim:animate smil:dur="0.5s" smil:fill="hold" smil:targetElement="id404" smil:attributeName="x" smil:values="x;x" smil:keyTimes="0;1"/>
                  <anim:animate smil:dur="0.5s" smil:fill="hold" smil:targetElement="id4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5" smil:attributeName="visibility" smil:to="visible"/>
                  <anim:animate smil:dur="0.5s" smil:fill="hold" smil:targetElement="id405" smil:attributeName="x" smil:values="x;x" smil:keyTimes="0;1"/>
                  <anim:animate smil:dur="0.5s" smil:fill="hold" smil:targetElement="id4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6" smil:attributeName="visibility" smil:to="visible"/>
                  <anim:animate smil:dur="0.5s" smil:fill="hold" smil:targetElement="id406" smil:attributeName="x" smil:values="x;x" smil:keyTimes="0;1"/>
                  <anim:animate smil:dur="0.5s" smil:fill="hold" smil:targetElement="id4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x;x" smil:keyTimes="0;1"/>
                  <anim:animate smil:dur="0.5s" smil:fill="hold" smil:targetElement="id4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9" smil:attributeName="visibility" smil:to="visible"/>
                  <anim:animate smil:dur="0.5s" smil:fill="hold" smil:targetElement="id409" smil:attributeName="x" smil:values="x;x" smil:keyTimes="0;1"/>
                  <anim:animate smil:dur="0.5s" smil:fill="hold" smil:targetElement="id4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0" smil:attributeName="visibility" smil:to="visible"/>
                  <anim:animate smil:dur="0.5s" smil:fill="hold" smil:targetElement="id410" smil:attributeName="width" smil:values="width*0.05;width" smil:keyTimes="0;1"/>
                  <anim:animate smil:dur="0.5s" smil:fill="hold" smil:targetElement="id410" smil:attributeName="height" smil:values="height;height" smil:keyTimes="0;1"/>
                  <anim:animate smil:dur="0.5s" smil:fill="hold" smil:targetElement="id410" smil:attributeName="x" smil:values="x-.2;x" smil:keyTimes="0;1"/>
                  <anim:animate smil:dur="0.5s" smil:fill="hold" smil:targetElement="id410" smil:attributeName="y" smil:values="y;y" smil:keyTimes="0;1"/>
                  <anim:transitionFilter smil:dur="0.5s" smil:targetElement="id41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1" smil:attributeName="visibility" smil:to="visible"/>
                  <anim:animate smil:dur="0.5s" smil:fill="hold" smil:targetElement="id411" smil:attributeName="width" smil:values="width*0.05;width" smil:keyTimes="0;1"/>
                  <anim:animate smil:dur="0.5s" smil:fill="hold" smil:targetElement="id411" smil:attributeName="height" smil:values="height;height" smil:keyTimes="0;1"/>
                  <anim:animate smil:dur="0.5s" smil:fill="hold" smil:targetElement="id411" smil:attributeName="x" smil:values="x-.2;x" smil:keyTimes="0;1"/>
                  <anim:animate smil:dur="0.5s" smil:fill="hold" smil:targetElement="id411" smil:attributeName="y" smil:values="y;y" smil:keyTimes="0;1"/>
                  <anim:transitionFilter smil:dur="0.5s" smil:targetElement="id41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2" smil:attributeName="visibility" smil:to="visible"/>
                  <anim:animate smil:dur="0.5s" smil:fill="hold" smil:targetElement="id412" smil:attributeName="width" smil:values="width*0.05;width" smil:keyTimes="0;1"/>
                  <anim:animate smil:dur="0.5s" smil:fill="hold" smil:targetElement="id412" smil:attributeName="height" smil:values="height;height" smil:keyTimes="0;1"/>
                  <anim:animate smil:dur="0.5s" smil:fill="hold" smil:targetElement="id412" smil:attributeName="x" smil:values="x-.2;x" smil:keyTimes="0;1"/>
                  <anim:animate smil:dur="0.5s" smil:fill="hold" smil:targetElement="id412" smil:attributeName="y" smil:values="y;y" smil:keyTimes="0;1"/>
                  <anim:transitionFilter smil:dur="0.5s" smil:targetElement="id41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x;x" smil:keyTimes="0;1"/>
                  <anim:animate smil:dur="0.5s" smil:fill="hold" smil:targetElement="id4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4" smil:attributeName="visibility" smil:to="visible"/>
                  <anim:animate smil:dur="0.5s" smil:fill="hold" smil:targetElement="id414" smil:attributeName="width" smil:values="width*0.05;width" smil:keyTimes="0;1"/>
                  <anim:animate smil:dur="0.5s" smil:fill="hold" smil:targetElement="id414" smil:attributeName="height" smil:values="height;height" smil:keyTimes="0;1"/>
                  <anim:animate smil:dur="0.5s" smil:fill="hold" smil:targetElement="id414" smil:attributeName="x" smil:values="x-.2;x" smil:keyTimes="0;1"/>
                  <anim:animate smil:dur="0.5s" smil:fill="hold" smil:targetElement="id414" smil:attributeName="y" smil:values="y;y" smil:keyTimes="0;1"/>
                  <anim:transitionFilter smil:dur="0.5s" smil:targetElement="id41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5" smil:attributeName="visibility" smil:to="visible"/>
                  <anim:animate smil:dur="0.5s" smil:fill="hold" smil:targetElement="id415" smil:attributeName="width" smil:values="width*0.05;width" smil:keyTimes="0;1"/>
                  <anim:animate smil:dur="0.5s" smil:fill="hold" smil:targetElement="id415" smil:attributeName="height" smil:values="height;height" smil:keyTimes="0;1"/>
                  <anim:animate smil:dur="0.5s" smil:fill="hold" smil:targetElement="id415" smil:attributeName="x" smil:values="x-.2;x" smil:keyTimes="0;1"/>
                  <anim:animate smil:dur="0.5s" smil:fill="hold" smil:targetElement="id415" smil:attributeName="y" smil:values="y;y" smil:keyTimes="0;1"/>
                  <anim:transitionFilter smil:dur="0.5s" smil:targetElement="id4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x;x" smil:keyTimes="0;1"/>
                  <anim:animate smil:dur="0.5s" smil:fill="hold" smil:targetElement="id41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x;x" smil:keyTimes="0;1"/>
                  <anim:animate smil:dur="0.5s" smil:fill="hold" smil:targetElement="id41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x;x" smil:keyTimes="0;1"/>
                  <anim:animate smil:dur="0.5s" smil:fill="hold" smil:targetElement="id4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x;x" smil:keyTimes="0;1"/>
                  <anim:animate smil:dur="0.5s" smil:fill="hold" smil:targetElement="id4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0" smil:attributeName="visibility" smil:to="visible"/>
                  <anim:animate smil:dur="0.5s" smil:fill="hold" smil:targetElement="id420" smil:attributeName="x" smil:values="x;x" smil:keyTimes="0;1"/>
                  <anim:animate smil:dur="0.5s" smil:fill="hold" smil:targetElement="id4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22" draw:id="id422">
          <svg:title>TexMaths</svg:title>
          <svg:desc>24§display§\text {I}§svg§600§FALSE§</svg:desc>
          <draw:polygon draw:style-name="gr2" draw:text-style-name="P6" draw:layer="layout" svg:width="0.197cm" svg:height="0.493cm" svg:x="5.644cm" svg:y="1.4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3" draw:id="id423">
          <svg:title>TexMaths</svg:title>
          <svg:desc>22§display§= - \frac{1}{2} \log \left[ 2 \cot x + \sqrt{ 4 \cot^2 x - 3 } \right]  \ + \ c§svg§600§FALSE§</svg:desc>
          <draw:polygon draw:style-name="gr2" draw:text-style-name="P6" draw:layer="layout" svg:width="13.323cm" svg:height="1.491cm" svg:x="6.334cm" svg:y="0.857cm" svg:viewBox="0 0 13324 1492" draw:points="6661,1492 0,1492 0,0 13324,0 13324,1492">
            <text:p/>
          </draw:polygon>
          <draw:path draw:style-name="gr3" draw:text-style-name="P7" draw:layer="layout" svg:width="0.515cm" svg:height="0.182cm" svg:x="6.339cm" svg:y="1.5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175cm" svg:y="1.64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874cm" svg:y="0.81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805cm" svg:y="1.647cm" svg:viewBox="0 0 389 33" draw:points="194,33 0,33 0,0 389,0 389,33">
            <text:p/>
          </draw:polygon>
          <draw:path draw:style-name="gr3" draw:text-style-name="P7" draw:layer="layout" svg:width="0.309cm" svg:height="0.516cm" svg:x="7.844cm" svg:y="1.87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8.439cm" svg:y="1.31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65cm" svg:y="1.50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9.037cm" svg:y="1.506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77cm" svg:height="1.391cm" svg:x="9.717cm" svg:y="0.968cm" svg:viewBox="0 0 178 1392" draw:points="0,1392 178,1392 178,1356 37,1356 37,37 178,37 178,0 0,0">
            <text:p/>
          </draw:polygon>
          <draw:path draw:style-name="gr3" draw:text-style-name="P7" draw:layer="layout" svg:width="0.309cm" svg:height="0.516cm" svg:x="9.945cm" svg:y="1.3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95cm" svg:height="0.356cm" svg:x="10.449cm" svg:y="1.509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787cm" svg:y="1.5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11.167cm" svg:y="1.3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86cm" svg:height="0.351cm" svg:x="11.605cm" svg:y="1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2.238cm" svg:y="1.40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3.053cm" svg:y="1.034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3.797cm" svg:height="0.032cm" svg:x="13.741cm" svg:y="1.034cm" svg:viewBox="0 0 3798 33" draw:points="1899,33 0,33 0,0 3798,0 3798,33">
            <text:p/>
          </draw:polygon>
          <draw:path draw:style-name="gr3" draw:text-style-name="P7" draw:layer="layout" svg:width="0.344cm" svg:height="0.523cm" svg:x="13.763cm" svg:y="1.33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295cm" svg:height="0.356cm" svg:x="14.284cm" svg:y="1.509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4.623cm" svg:y="1.5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5.002cm" svg:y="1.3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4cm" svg:height="0.36cm" svg:x="15.322cm" svg:y="1.212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5.786cm" svg:y="1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441cm" svg:y="1.64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184cm" svg:y="1.3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177cm" svg:height="1.391cm" svg:x="17.552cm" svg:y="0.968cm" svg:viewBox="0 0 178 1392" draw:points="141,1356 0,1356 0,1392 178,1392 178,0 0,0 0,37 141,37">
            <text:p/>
          </draw:polygon>
          <draw:path draw:style-name="gr3" draw:text-style-name="P7" draw:layer="layout" svg:width="0.515cm" svg:height="0.516cm" svg:x="18.375cm" svg:y="1.40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9.394cm" svg:y="1.515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424" draw:id="id424">
          <svg:title>TexMaths</svg:title>
          <svg:desc>26§display§(4)§svg§600§FALSE§</svg:desc>
          <draw:polygon draw:style-name="gr2" draw:text-style-name="P6" draw:layer="layout" svg:width="0.986cm" svg:height="0.822cm" svg:x="2.119cm" svg:y="3.552cm" svg:viewBox="0 0 987 823" draw:points="494,823 0,823 0,0 987,0 987,823">
            <text:p/>
          </draw:polygon>
          <draw:path draw:style-name="gr3" draw:text-style-name="P7" draw:layer="layout" svg:width="0.213cm" svg:height="0.914cm" svg:x="2.163cm" svg:y="3.506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407cm" svg:height="0.619cm" svg:x="2.454cm" svg:y="3.573cm" svg:viewBox="0 0 408 620" svg:d="M244 470v79c0 33 0 44-69 44h-19v27c38-2 86-2 123-2 40 0 88 0 125 2v-27h-19c-68 0-71-11-71-44v-79h94v-29h-94v-418c0-17 0-23-14-23-8 0-11 0-17 10l-283 431v29zM250 441h-225l225-341z">
            <text:p/>
          </draw:path>
          <draw:path draw:style-name="gr3" draw:text-style-name="P7" draw:layer="layout" svg:width="0.213cm" svg:height="0.914cm" svg:x="2.94cm" svg:y="3.50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25" draw:id="id425">
          <svg:title>TexMaths</svg:title>
          <svg:desc>24§display§\text {Let,}§svg§600§FALSE§</svg:desc>
          <draw:polygon draw:style-name="gr2" draw:text-style-name="P6" draw:layer="layout" svg:width="1.318cm" svg:height="0.655cm" svg:x="3.739cm" svg:y="3.6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3.6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3.8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3.6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4.0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26" draw:id="id426">
          <svg:title>TexMaths</svg:title>
          <svg:desc>24§display§\text {I}§svg§600§FALSE§</svg:desc>
          <draw:polygon draw:style-name="gr2" draw:text-style-name="P6" draw:layer="layout" svg:width="0.197cm" svg:height="0.493cm" svg:x="5.645cm" svg:y="3.6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3.6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27" draw:id="id427">
          <svg:title>TexMaths</svg:title>
          <svg:desc>22§display§= \int \frac{ x^2 }{ \sqrt{2x^6 + 5} }\ dx§svg§600§FALSE§</svg:desc>
          <draw:polygon draw:style-name="gr2" draw:text-style-name="P6" draw:layer="layout" svg:width="6.045cm" svg:height="1.805cm" svg:x="6.334cm" svg:y="2.956cm" svg:viewBox="0 0 6046 1806" draw:points="3023,1806 0,1806 0,0 6046,0 6046,1806">
            <text:p/>
          </draw:polygon>
          <draw:path draw:style-name="gr3" draw:text-style-name="P7" draw:layer="layout" svg:width="0.515cm" svg:height="0.182cm" svg:x="6.339cm" svg:y="3.7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4cm" svg:y="3.028cm" svg:viewBox="0 0 688 1719" svg:d="M37 1684c25 0 39-17 39-37 0-26-20-39-37-39-20 0-39 13-39 39 0 41 39 72 86 72 118 0 162-181 217-404 59-245 111-493 153-741 28-164 56-319 82-419 9-39 36-137 67-137 23 0 43 14 46 17-26 2-39 18-39 37 0 27 20 39 37 39 20 0 39-12 39-39 0-42-42-72-84-72-60 0-102 84-146 243-2 7-108 396-192 903-21 118-44 248-69 355-14 56-49 202-113 202-28 0-45-19-47-19z">
            <text:p/>
          </draw:path>
          <draw:path draw:style-name="gr3" draw:text-style-name="P7" draw:layer="layout" svg:width="0.386cm" svg:height="0.351cm" svg:x="9.31cm" svg:y="3.214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1 0 124-100 124-120 0-7-7-7-8-7-7 0-9 2-11 7-26 85-79 102-104 102-30 0-42-24-42-51 0-17 5-33 14-68z">
            <text:p/>
          </draw:path>
          <draw:path draw:style-name="gr3" draw:text-style-name="P7" draw:layer="layout" svg:width="0.24cm" svg:height="0.36cm" svg:x="9.764cm" svg:y="2.9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152cm" svg:height="0.032cm" svg:x="8.106cm" svg:y="3.871cm" svg:viewBox="0 0 3153 33" draw:points="1577,33 0,33 0,0 3153,0 3153,33">
            <text:p/>
          </draw:polygon>
          <draw:path draw:style-name="gr3" draw:text-style-name="P7" draw:layer="layout" svg:width="0.604cm" svg:height="0.773cm" svg:x="8.162cm" svg:y="4.026cm" svg:viewBox="0 0 605 774" svg:d="M245 693l-136-301c-5-12-10-12-12-12 0 0-5 0-13 5l-73 57c-11 7-11 10-11 12 0 4 2 9 7 9s19-11 26-18c6-3 18-12 25-17l153 334c5 12 11 12 18 12 10 0 12-3 19-14l352-728c5-13 5-14 5-16 0-9-7-16-16-16-7 0-12 4-17 16z">
            <text:p/>
          </draw:path>
          <draw:polygon draw:style-name="gr3" draw:text-style-name="P7" draw:layer="layout" svg:width="2.507cm" svg:height="0.032cm" svg:x="8.75cm" svg:y="4.026cm" svg:viewBox="0 0 2508 33" draw:points="1255,33 0,33 0,0 2508,0 2508,33">
            <text:p/>
          </draw:polygon>
          <draw:path draw:style-name="gr3" draw:text-style-name="P7" draw:layer="layout" svg:width="0.309cm" svg:height="0.516cm" svg:x="8.789cm" svg:y="4.186cm" svg:viewBox="0 0 310 517" svg:d="M60 458l83-81c121-108 167-148 167-226 0-89-69-151-164-151-88 0-146 72-146 141 0 42 39 42 40 42 15 0 41-9 41-40 0-20-14-41-41-41-7 0-7 0-10 2 18-51 60-79 105-79 71 0 104 61 104 126 0 62-38 124-81 171l-149 165c-9 9-9 11-9 30h289l21-135h-20c-3 23-8 58-15 69-8 7-59 7-74 7z">
            <text:p/>
          </draw:path>
          <draw:path draw:style-name="gr3" draw:text-style-name="P7" draw:layer="layout" svg:width="0.386cm" svg:height="0.351cm" svg:x="9.158cm" svg:y="4.36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7 102-104 102-30 0-42-24-42-51 0-17 5-33 14-68z">
            <text:p/>
          </draw:path>
          <draw:path draw:style-name="gr3" draw:text-style-name="P7" draw:layer="layout" svg:width="0.249cm" svg:height="0.37cm" svg:x="9.607cm" svg:y="4.119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515cm" svg:height="0.516cm" svg:x="10.14cm" svg:y="4.2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0.909cm" svg:y="4.186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6 55 141 141 141 90 0 169-74 169-172z">
            <text:p/>
          </draw:path>
          <draw:path draw:style-name="gr3" draw:text-style-name="P7" draw:layer="layout" svg:width="0.369cm" svg:height="0.546cm" svg:x="11.638cm" svg:y="3.54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2.032cm" svg:y="3.739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3-100 123-120 0-7-7-7-8-7-7 0-9 2-11 7-24 85-77 102-104 102-30 0-42-24-42-51 0-17 5-33 14-68z">
            <text:p/>
          </draw:path>
        </draw:g>
        <draw:g xml:id="id429" draw:id="id429">
          <svg:title>TexMaths</svg:title>
          <svg:desc>24§display§\text {Put,} \ x^3 = t, \ \text {Diff } w.\ r.\ t.\ x.\ \ 3x^2 \ dx = dt \  \therefore \ x^2 \ dx = \frac{1}{3} dt§svg§600§FALSE§</svg:desc>
          <draw:polygon draw:style-name="gr2" draw:text-style-name="P6" draw:layer="layout" svg:width="20.989cm" svg:height="1.647cm" svg:x="3.841cm" svg:y="5.151cm" svg:viewBox="0 0 20990 1648" draw:points="10495,1648 0,1648 0,0 20990,0 20990,1648">
            <text:p/>
          </draw:polygon>
          <draw:path draw:style-name="gr3" draw:text-style-name="P7" draw:layer="layout" svg:width="0.498cm" svg:height="0.577cm" svg:x="3.828cm" svg:y="5.666cm" svg:viewBox="0 0 499 578" svg:d="M163 311h142c102 0 194-69 194-153 0-83-84-158-199-158h-300v27h21c65 0 65 10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4cm" svg:y="5.87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7" draw:layer="layout" svg:width="0.266cm" svg:height="0.529cm" svg:x="4.857cm" svg:y="5.724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7" draw:layer="layout" svg:width="0.099cm" svg:height="0.253cm" svg:x="5.243cm" svg:y="6.152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421cm" svg:height="0.383cm" svg:x="5.71cm" svg:y="5.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7" draw:layer="layout" svg:width="0.272cm" svg:height="0.404cm" svg:x="6.199cm" svg:y="5.501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31-13 31-30 0-18-14-29-31-31 21-27 61-33 82-33 27 0 66 14 66 66 0 25-8 51-25 69-19 23-35 25-65 27-16 0-16 0-20 2 0 0-5 0-5 7 0 8 5 8 15 8z">
            <text:p/>
          </draw:path>
          <draw:path draw:style-name="gr3" draw:text-style-name="P7" draw:layer="layout" svg:width="0.562cm" svg:height="0.199cm" svg:x="6.827cm" svg:y="5.93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7.689cm" svg:y="5.714cm" svg:viewBox="0 0 261 540" svg:d="M156 192h80c16 0 25 0 25-17 0-10-9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  <draw:path draw:style-name="gr3" draw:text-style-name="P7" draw:layer="layout" svg:width="0.099cm" svg:height="0.253cm" svg:x="8.048cm" svg:y="6.152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8.661cm" svg:y="5.666cm" svg:viewBox="0 0 568 578" svg:d="M0 0v27h21c65 0 65 10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9.304cm" svg:y="5.67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7cm" svg:x="9.533cm" svg:y="5.647cm" svg:viewBox="0 0 509 598" svg:d="M357 257h96v-25h-100v-98c0-76 41-115 79-115 4 0 15 0 29 6-10 4-25 13-25 35 0 19 13 36 36 36s37-17 37-36c0-31-29-60-77-60-50 0-88 33-92 37-25-33-71-37-94-37-81 0-179 44-179 136v96h-67v25h67v275c0 39-9 39-67 39v27c29-2 73-4 94-4s63 2 94 4v-27c-56 0-65 0-65-39v-275h178v275c0 39-9 39-67 39v27c33-2 73-4 96-4 35 0 75 0 108 4v-27h-18c-61 0-63-10-63-41zM121 232v-96c0-82 69-117 123-117 42 0 65 16 67 16v2c-15 0-33 11-33 34 0 6 2 27 25 35-2 11-2 19-2 28v98z">
            <text:p/>
          </draw:path>
          <draw:path draw:style-name="gr3" draw:text-style-name="P7" draw:layer="layout" svg:width="0.56cm" svg:height="0.383cm" svg:x="10.308cm" svg:y="5.87cm" svg:viewBox="0 0 561 384" svg:d="M367 86c4-17 11-49 11-53 0-16-11-23-23-23-11 0-25 5-32 23-2 5-43 169-48 190-6 25-8 40-8 56 0 9 0 11 2 15-19 46-46 71-79 71-67 0-67-61-67-77 0-27 4-59 44-165 10-25 13-37 13-54 0-38-26-69-69-69-80 0-111 123-111 131 0 7 8 7 10 7 9 0 9 0 13-15 23-79 56-104 86-104 8 0 22 0 22 27 0 21-10 46-16 60-36 100-48 140-48 171 0 78 58 107 121 107 14 0 54 0 88-59 22 53 81 59 106 59 63 0 100-54 123-103 29-68 56-181 56-221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0.982cm" svg:y="6.152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1.451cm" svg:y="5.87cm" svg:viewBox="0 0 346 384" svg:d="M50 325c-2 13-8 32-8 36 0 16 12 23 25 23 10 0 25-7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1.856cm" svg:y="6.152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2.317cm" svg:y="5.714cm" svg:viewBox="0 0 261 540" svg:d="M156 192h80c16 0 25 0 25-17 0-10-9-10-25-10h-73c29-121 35-136 35-142 0-15-12-23-25-23-2 0-27 0-35 31l-32 134h-81c-17 0-25 0-25 16 0 11 8 11 23 11h75c-60 240-63 254-63 269 0 46 32 79 76 79 89 0 137-125 137-131 0-7-8-7-12-7-6 0-8 1-11 11-37 88-83 108-112 108-17 0-25-12-25-39 0-21 0-27 4-40z">
            <text:p/>
          </draw:path>
          <draw:path draw:style-name="gr3" draw:text-style-name="P7" draw:layer="layout" svg:width="0.091cm" svg:height="0.091cm" svg:x="12.676cm" svg:y="6.152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3.142cm" svg:y="5.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091cm" svg:height="0.091cm" svg:x="13.672cm" svg:y="6.152cm" svg:viewBox="0 0 92 92" svg:d="M92 46c0-25-21-46-46-46s-46 21-46 46 21 46 46 46 46-21 46-46z">
            <text:p/>
          </draw:path>
          <draw:path draw:style-name="gr3" draw:text-style-name="P7" draw:layer="layout" svg:width="0.35cm" svg:height="0.581cm" svg:x="14.433cm" svg:y="5.6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421cm" svg:height="0.383cm" svg:x="14.844cm" svg:y="5.87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262cm" svg:height="0.393cm" svg:x="15.339cm" svg:y="5.50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02cm" svg:height="0.597cm" svg:x="15.994cm" svg:y="5.657cm" svg:viewBox="0 0 403 598" svg:d="M403 10c0-2 0-10-11-10-12 0-92 8-108 10-6 0-11 3-11 15s7 12 21 12c40 0 42 5 42 13l-2 17-52 200c-15-31-40-54-78-54-98 0-204 125-204 248 0 81 46 137 113 137 18 0 60-4 110-64 7 35 36 64 77 64 30 0 49-20 63-49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421cm" svg:height="0.383cm" svg:x="16.424cm" svg:y="5.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7" draw:layer="layout" svg:width="0.562cm" svg:height="0.199cm" svg:x="17.163cm" svg:y="5.93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8.04cm" svg:y="5.657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7" draw:layer="layout" svg:width="0.26cm" svg:height="0.539cm" svg:x="18.465cm" svg:y="5.714cm" svg:viewBox="0 0 261 540" svg:d="M156 192h80c16 0 25 0 25-17 0-10-9-10-25-10h-73c29-121 35-136 35-142 0-15-12-23-25-23-2 0-27 0-35 31l-32 134h-81c-17 0-25 0-25 16 0 11 8 11 23 11h75c-60 240-63 254-63 269 0 46 32 79 76 79 89 0 137-125 137-131 0-7-8-7-12-7-6 0-8 1-11 11-37 88-83 108-112 108-17 0-25-12-25-39 0-21 0-27 4-40z">
            <text:p/>
          </draw:path>
          <draw:path draw:style-name="gr3" draw:text-style-name="P7" draw:layer="layout" svg:width="0.512cm" svg:height="0.456cm" svg:x="19.29cm" svg:y="5.851cm" svg:viewBox="0 0 513 457" svg:d="M301 44c0-23-21-44-44-44-25 0-46 21-46 44 0 25 21 46 46 46 23 0 44-19 44-46zM513 411c0-23-20-44-45-44-24 0-46 21-46 44 0 25 22 46 46 46 25 0 45-21 45-46zM90 411c0-23-21-44-46-44-23 0-44 21-44 44 0 25 21 46 44 46 25 0 46-21 46-46z">
            <text:p/>
          </draw:path>
          <draw:path draw:style-name="gr3" draw:text-style-name="P7" draw:layer="layout" svg:width="0.421cm" svg:height="0.383cm" svg:x="20.368cm" svg:y="5.87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7" draw:layer="layout" svg:width="0.262cm" svg:height="0.393cm" svg:x="20.863cm" svg:y="5.501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7" draw:layer="layout" svg:width="0.402cm" svg:height="0.597cm" svg:x="21.52cm" svg:y="5.657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421cm" svg:height="0.383cm" svg:x="21.948cm" svg:y="5.87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7" draw:layer="layout" svg:width="0.562cm" svg:height="0.199cm" svg:x="22.687cm" svg:y="5.93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79cm" svg:height="0.564cm" svg:x="23.707cm" svg:y="5.109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7" draw:layer="layout" svg:width="0.423cm" svg:height="0.036cm" svg:x="23.632cm" svg:y="6.014cm" svg:viewBox="0 0 424 37" draw:points="211,37 0,37 0,0 424,0 424,37">
            <text:p/>
          </draw:polygon>
          <draw:path draw:style-name="gr3" draw:text-style-name="P7" draw:layer="layout" svg:width="0.35cm" svg:height="0.581cm" svg:x="23.668cm" svg:y="6.26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7" draw:layer="layout" svg:width="0.402cm" svg:height="0.597cm" svg:x="24.189cm" svg:y="5.657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5-21-25-38 0-21 2-27 6-40zM227 486c-4 15-4 17-18 33-36 46-71 59-94 59-44 0-55-46-55-78 0-43 26-148 48-187 24-50 63-81 97-81 54 0 68 70 68 75 0 4-2 10-4 14z">
            <text:p/>
          </draw:path>
          <draw:path draw:style-name="gr3" draw:text-style-name="P7" draw:layer="layout" svg:width="0.26cm" svg:height="0.539cm" svg:x="24.613cm" svg:y="5.714cm" svg:viewBox="0 0 261 540" svg:d="M156 192h80c16 0 25 0 25-17 0-10-9-10-25-10h-73c29-121 35-136 35-142 0-15-12-23-25-23-4 0-27 0-35 31l-32 134h-81c-17 0-25 0-25 16 0 11 8 11 23 11h75c-62 240-63 254-63 269 0 46 32 79 76 79 89 0 137-125 137-131 0-7-8-7-12-7-6 0-8 1-11 11-37 88-83 108-112 108-17 0-25-12-25-39 0-21 0-27 4-40z">
            <text:p/>
          </draw:path>
        </draw:g>
        <draw:g xml:id="id430" draw:id="id430">
          <svg:title>TexMaths</svg:title>
          <svg:desc>22§display§= \int \frac{ 1 }{ \sqrt{2t^2 + 5} }\left( \frac{1}{3} \right)\ dt§svg§600§FALSE§</svg:desc>
          <draw:polygon draw:style-name="gr2" draw:text-style-name="P6" draw:layer="layout" svg:width="7.7cm" svg:height="1.779cm" svg:x="6.436cm" svg:y="7.259cm" svg:viewBox="0 0 7701 1780" draw:points="3852,1780 0,1780 0,0 7701,0 7701,1780">
            <text:p/>
          </draw:polygon>
          <draw:path draw:style-name="gr3" draw:text-style-name="P7" draw:layer="layout" svg:width="0.515cm" svg:height="0.182cm" svg:x="6.441cm" svg:y="8.0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256cm" svg:y="7.289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7" draw:layer="layout" svg:width="0.256cm" svg:height="0.516cm" svg:x="9.578cm" svg:y="7.3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99cm" svg:height="0.032cm" svg:x="8.209cm" svg:y="8.132cm" svg:viewBox="0 0 2991 33" draw:points="1496,33 0,33 0,0 2991,0 2991,33">
            <text:p/>
          </draw:polygon>
          <draw:path draw:style-name="gr3" draw:text-style-name="P7" draw:layer="layout" svg:width="0.605cm" svg:height="0.773cm" svg:x="8.265cm" svg:y="8.287cm" svg:viewBox="0 0 606 774" svg:d="M245 694l-136-301c-5-13-10-13-12-13 0 0-5 0-13 5l-73 57c-11 7-11 10-11 12 0 4 2 9 7 9s19-11 26-18c6-3 18-12 25-17l153 334c6 12 11 12 18 12 10 0 12-3 19-14l352-728c6-13 6-14 6-16 0-9-8-16-16-16-7 0-13 4-18 16z">
            <text:p/>
          </draw:path>
          <draw:polygon draw:style-name="gr3" draw:text-style-name="P7" draw:layer="layout" svg:width="2.345cm" svg:height="0.032cm" svg:x="8.853cm" svg:y="8.287cm" svg:viewBox="0 0 2346 33" draw:points="1174,33 0,33 0,0 2346,0 2346,33">
            <text:p/>
          </draw:polygon>
          <draw:path draw:style-name="gr3" draw:text-style-name="P7" draw:layer="layout" svg:width="0.309cm" svg:height="0.516cm" svg:x="8.892cm" svg:y="8.44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238cm" svg:height="0.494cm" svg:x="9.258cm" svg:y="8.479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24cm" svg:height="0.36cm" svg:x="9.553cm" svg:y="8.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082cm" svg:y="8.5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0.849cm" svg:y="8.447cm" svg:viewBox="0 0 310 533" svg:d="M310 361c0-92-64-171-148-171-37 0-70 12-99 41v-152c16 5 43 11 67 11 95 0 150-71 150-81 0-5-2-9-7-9-2 0-4 0-7 2-16 7-53 23-106 23-31 0-67-6-104-21-5-4-7-4-8-4-8 0-8 7-8 19v229c0 14 0 21 11 21 5 0 7-1 9-7 9-12 39-54 100-54 41 0 62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381cm" svg:height="1.856cm" svg:x="11.58cm" svg:y="7.2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2.15cm" svg:y="7.30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081cm" svg:y="8.132cm" svg:viewBox="0 0 389 33" draw:points="194,33 0,33 0,0 389,0 389,33">
            <text:p/>
          </draw:polygon>
          <draw:path draw:style-name="gr3" draw:text-style-name="P7" draw:layer="layout" svg:width="0.321cm" svg:height="0.532cm" svg:x="12.115cm" svg:y="8.357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2.588cm" svg:y="7.22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3.548cm" svg:y="7.804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13.937cm" svg:y="7.857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</draw:g>
        <draw:g xml:id="id428" draw:id="id428">
          <svg:title>TexMaths</svg:title>
          <svg:desc>22§display§= \int \frac{ x^2 }{ \sqrt{2 (x^3)^2 + 5} }\ dx§svg§600§FALSE§</svg:desc>
          <draw:polygon draw:style-name="gr2" draw:text-style-name="P6" draw:layer="layout" svg:width="7.123cm" svg:height="1.959cm" svg:x="12.936cm" svg:y="2.958cm" svg:viewBox="0 0 7124 1960" draw:points="3562,1960 0,1960 0,0 7124,0 7124,1960">
            <text:p/>
          </draw:polygon>
          <draw:path draw:style-name="gr3" draw:text-style-name="P7" draw:layer="layout" svg:width="0.515cm" svg:height="0.182cm" svg:x="12.941cm" svg:y="3.7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756cm" svg:y="3.03cm" svg:viewBox="0 0 688 1719" svg:d="M37 1683c25 0 39-17 39-37 0-26-20-38-37-38-20 0-39 12-39 38 0 41 39 73 86 73 118 0 162-182 217-405 60-244 111-493 153-741 28-163 56-318 83-418 8-39 35-137 66-137 23 0 43 14 46 17-26 2-39 18-39 37 0 27 20 39 37 39 20 0 39-12 39-39 0-42-42-72-84-72-60 0-102 84-146 243-2 7-108 396-192 902-21 118-44 248-69 355-14 57-49 203-113 203-28 0-45-20-47-20z">
            <text:p/>
          </draw:path>
          <draw:path draw:style-name="gr3" draw:text-style-name="P7" draw:layer="layout" svg:width="0.386cm" svg:height="0.351cm" svg:x="16.451cm" svg:y="3.2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6.905cm" svg:y="2.91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4.23cm" svg:height="0.032cm" svg:x="14.708cm" svg:y="3.872cm" svg:viewBox="0 0 4231 33" draw:points="2115,33 0,33 0,0 4231,0 4231,33">
            <text:p/>
          </draw:polygon>
          <draw:path draw:style-name="gr3" draw:text-style-name="P7" draw:layer="layout" svg:width="0.705cm" svg:height="0.928cm" svg:x="14.793cm" svg:y="4.027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456cm" svg:height="0.032cm" svg:x="15.481cm" svg:y="4.027cm" svg:viewBox="0 0 3457 33" draw:points="1728,33 0,33 0,0 3457,0 3457,33">
            <text:p/>
          </draw:polygon>
          <draw:path draw:style-name="gr3" draw:text-style-name="P7" draw:layer="layout" svg:width="0.309cm" svg:height="0.516cm" svg:x="15.52cm" svg:y="4.20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5.944cm" svg:y="4.1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6.192cm" svg:y="4.3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9cm" svg:height="0.37cm" svg:x="16.641cm" svg:y="4.136cm" svg:viewBox="0 0 250 371" svg:d="M120 179c42 0 72 30 72 88 0 67-39 87-71 87-21 0-70-6-93-37 27-2 32-20 32-30 0-18-12-30-30-30-14 0-30 9-30 30 0 52 56 84 123 84 76 0 127-49 127-104 0-42-34-84-93-98 56-19 77-62 77-93 0-44-49-76-111-76-60 0-105 30-105 72 0 19 10 30 28 30 16 0 26-12 26-28s-10-27-26-28c19-25 56-30 75-30 25 0 60 12 60 60 0 23-7 47-23 63-17 21-31 23-59 25-15 0-15 0-18 1 0 0-5 0-5 7s5 7 14 7z">
            <text:p/>
          </draw:path>
          <draw:path draw:style-name="gr3" draw:text-style-name="P7" draw:layer="layout" svg:width="0.18cm" svg:height="0.773cm" svg:x="17.001cm" svg:y="4.1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17.292cm" svg:y="4.136cm" svg:viewBox="0 0 241 361" svg:d="M241 262h-19c-2 12-7 44-14 49-4 4-46 4-53 4h-100c56-51 75-65 109-92 40-31 77-65 77-117 0-66-58-106-128-106-67 0-113 47-113 97 0 28 23 31 28 31 14 0 30-10 30-29 0-9-3-29-32-29 16-38 53-51 80-51 54 0 82 43 82 87 0 47-33 84-51 105l-132 128c-5 6-5 8-5 22h225z">
            <text:p/>
          </draw:path>
          <draw:path draw:style-name="gr3" draw:text-style-name="P7" draw:layer="layout" svg:width="0.515cm" svg:height="0.516cm" svg:x="17.82cm" svg:y="4.2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32cm" svg:x="18.589cm" svg:y="4.20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69cm" svg:height="0.546cm" svg:x="19.318cm" svg:y="3.54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19.712cm" svg:y="3.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31" draw:id="id431">
          <svg:title>TexMaths</svg:title>
          <svg:desc>22§display§= \frac{1}{3} \int \frac{ 1 }{ \sqrt{  \left( \sqrt{2}t \right)^2 + \left( \sqrt{5} \right)^2 } } \ dt§svg§600§FALSE§</svg:desc>
          <draw:polygon draw:style-name="gr2" draw:text-style-name="P6" draw:layer="layout" svg:width="9.614cm" svg:height="2.313cm" svg:x="14.435cm" svg:y="7.359cm" svg:viewBox="0 0 9615 2314" draw:points="4809,2314 0,2314 0,0 9615,0 9615,2314">
            <text:p/>
          </draw:polygon>
          <draw:path draw:style-name="gr3" draw:text-style-name="P7" draw:layer="layout" svg:width="0.515cm" svg:height="0.182cm" svg:x="14.44cm" svg:y="8.0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5.375cm" svg:y="7.33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5.304cm" svg:y="8.163cm" svg:viewBox="0 0 389 33" draw:points="194,33 0,33 0,0 389,0 389,33">
            <text:p/>
          </draw:polygon>
          <draw:path draw:style-name="gr3" draw:text-style-name="P7" draw:layer="layout" svg:width="0.321cm" svg:height="0.532cm" svg:x="15.338cm" svg:y="8.38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687cm" svg:height="1.718cm" svg:x="15.957cm" svg:y="7.32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9.87cm" svg:y="7.3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6.172cm" svg:height="0.032cm" svg:x="16.908cm" svg:y="8.163cm" svg:viewBox="0 0 6173 33" draw:points="3087,33 0,33 0,0 6173,0 6173,33">
            <text:p/>
          </draw:polygon>
          <draw:path draw:style-name="gr3" draw:text-style-name="P7" draw:layer="layout" svg:width="0.705cm" svg:height="1.392cm" svg:x="16.994cm" svg:y="8.318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5.399cm" svg:height="0.032cm" svg:x="17.682cm" svg:y="8.318cm" svg:viewBox="0 0 5400 33" draw:points="2700,33 0,33 0,0 5400,0 5400,33">
            <text:p/>
          </draw:polygon>
          <draw:path draw:style-name="gr3" draw:text-style-name="P7" draw:layer="layout" svg:width="0.203cm" svg:height="0.928cm" svg:x="17.798cm" svg:y="8.685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604cm" svg:height="0.773cm" svg:x="18.092cm" svg:y="8.673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8.68cm" svg:y="8.673cm" svg:viewBox="0 0 389 33" draw:points="194,33 0,33 0,0 389,0 389,33">
            <text:p/>
          </draw:polygon>
          <draw:path draw:style-name="gr3" draw:text-style-name="P7" draw:layer="layout" svg:width="0.309cm" svg:height="0.516cm" svg:x="18.719cm" svg:y="8.82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38cm" svg:height="0.493cm" svg:x="19.085cm" svg:y="8.859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203cm" svg:height="0.928cm" svg:x="19.381cm" svg:y="8.68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19.735cm" svg:y="8.47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0.263cm" svg:y="8.8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03cm" svg:height="0.928cm" svg:x="21.111cm" svg:y="8.685cm" svg:viewBox="0 0 204 929" svg:d="M204 920c0-2-2-3-3-7-37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7" draw:layer="layout" svg:width="0.604cm" svg:height="0.773cm" svg:x="21.403cm" svg:y="8.673cm" svg:viewBox="0 0 605 774" svg:d="M245 693l-136-301c-5-12-10-12-12-12 0 0-5 0-13 5l-73 57c-11 7-11 10-11 12 0 3 2 9 7 9s19-11 26-18c6-3 18-12 27-17l151 334c5 12 11 12 18 12 10 0 12-3 19-14l352-728c5-13 5-14 5-16 0-9-7-16-15-16-7 0-13 4-18 16z">
            <text:p/>
          </draw:path>
          <draw:polygon draw:style-name="gr3" draw:text-style-name="P7" draw:layer="layout" svg:width="0.388cm" svg:height="0.032cm" svg:x="21.991cm" svg:y="8.673cm" svg:viewBox="0 0 389 33" draw:points="194,33 0,33 0,0 389,0 389,33">
            <text:p/>
          </draw:polygon>
          <draw:path draw:style-name="gr3" draw:text-style-name="P7" draw:layer="layout" svg:width="0.309cm" svg:height="0.532cm" svg:x="22.03cm" svg:y="8.828cm" svg:viewBox="0 0 310 533" svg:d="M310 361c0-92-64-171-148-171-37 0-70 12-99 40v-151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20 38-37 0-20-14-39-38-39-13 0-39 5-39 42 0 65 55 141 141 141 90 0 169-74 169-172z">
            <text:p/>
          </draw:path>
          <draw:path draw:style-name="gr3" draw:text-style-name="P7" draw:layer="layout" svg:width="0.203cm" svg:height="0.928cm" svg:x="22.412cm" svg:y="8.68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24cm" svg:height="0.36cm" svg:x="22.767cm" svg:y="8.47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3.461cm" svg:y="7.8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238cm" svg:height="0.493cm" svg:x="23.85cm" svg:y="7.888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draw:g xml:id="id432" draw:id="id432">
          <svg:title>TexMaths</svg:title>
          <svg:desc>22§display§= \frac{1}{3} \log \left[\ 2t + \sqrt{(2t)^2 - ( \sqrt{3} )^2} \ \right] \left( \frac{1}{ \sqrt{2} } \right) \ + \ c§svg§600§FALSE§</svg:desc>
          <draw:polygon draw:style-name="gr2" draw:text-style-name="P6" draw:layer="layout" svg:width="15.099cm" svg:height="1.779cm" svg:x="6.341cm" svg:y="10.364cm" svg:viewBox="0 0 15100 1780" draw:points="7551,1780 0,1780 0,0 15100,0 15100,1780">
            <text:p/>
          </draw:polygon>
          <draw:path draw:style-name="gr3" draw:text-style-name="P7" draw:layer="layout" svg:width="0.515cm" svg:height="0.182cm" svg:x="6.346cm" svg:y="11.1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281cm" svg:y="10.40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7.21cm" svg:y="11.237cm" svg:viewBox="0 0 389 33" draw:points="194,33 0,33 0,0 389,0 389,33">
            <text:p/>
          </draw:polygon>
          <draw:path draw:style-name="gr3" draw:text-style-name="P7" draw:layer="layout" svg:width="0.321cm" svg:height="0.532cm" svg:x="7.244cm" svg:y="11.46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73cm" svg:height="0.538cm" svg:x="7.846cm" svg:y="10.90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055cm" svg:y="11.09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43cm" svg:y="11.09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9.141cm" svg:y="10.325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9.652cm" svg:y="10.9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10.018cm" svg:y="10.96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515cm" svg:height="0.516cm" svg:x="10.495cm" svg:y="10.9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1.393cm" svg:x="11.31cm" svg:y="10.404cm" svg:viewBox="0 0 706 1394" svg:d="M275 1278l-168-581-107 127 12 10 53-61 178 621c26 0 26 0 33-19l426-1343c4-13 4-16 4-16 0-9-7-16-16-16-12 0-14 11-18 19z">
            <text:p/>
          </draw:path>
          <draw:polygon draw:style-name="gr3" draw:text-style-name="P7" draw:layer="layout" svg:width="4.54cm" svg:height="0.032cm" svg:x="11.998cm" svg:y="10.404cm" svg:viewBox="0 0 4541 33" draw:points="2270,33 0,33 0,0 4541,0 4541,33">
            <text:p/>
          </draw:polygon>
          <draw:path draw:style-name="gr3" draw:text-style-name="P7" draw:layer="layout" svg:width="0.18cm" svg:height="0.773cm" svg:x="12.074cm" svg:y="10.8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2.336cm" svg:y="10.9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238cm" svg:height="0.494cm" svg:x="12.702cm" svg:y="10.96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3.008cm" svg:y="10.8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299cm" svg:y="10.86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848cm" svg:y="11.23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4.633cm" svg:y="10.8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604cm" svg:height="0.773cm" svg:x="14.914cm" svg:y="10.739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5.502cm" svg:y="10.739cm" svg:viewBox="0 0 389 33" draw:points="194,33 0,33 0,0 389,0 389,33">
            <text:p/>
          </draw:polygon>
          <draw:path draw:style-name="gr3" draw:text-style-name="P7" draw:layer="layout" svg:width="0.321cm" svg:height="0.532cm" svg:x="15.534cm" svg:y="10.931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5.932cm" svg:y="10.8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6.222cm" svg:y="10.86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16.805cm" svg:y="10.325cm" svg:viewBox="0 0 206 1857" draw:points="162,1815 0,1815 0,1857 206,1857 206,0 0,0 0,42 162,42">
            <text:p/>
          </draw:polygon>
          <draw:path draw:style-name="gr3" draw:text-style-name="P7" draw:layer="layout" svg:width="0.381cm" svg:height="1.856cm" svg:x="17.491cm" svg:y="10.325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256cm" svg:height="0.516cm" svg:x="18.383cm" svg:y="10.40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032cm" svg:height="0.032cm" svg:x="17.993cm" svg:y="11.237cm" svg:viewBox="0 0 1033 33" draw:points="516,33 0,33 0,0 1033,0 1033,33">
            <text:p/>
          </draw:polygon>
          <draw:path draw:style-name="gr3" draw:text-style-name="P7" draw:layer="layout" svg:width="0.604cm" svg:height="0.773cm" svg:x="18.049cm" svg:y="11.392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8.637cm" svg:y="11.392cm" svg:viewBox="0 0 389 33" draw:points="194,33 0,33 0,0 389,0 389,33">
            <text:p/>
          </draw:polygon>
          <draw:path draw:style-name="gr3" draw:text-style-name="P7" draw:layer="layout" svg:width="0.309cm" svg:height="0.516cm" svg:x="18.675cm" svg:y="11.54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1cm" svg:height="1.856cm" svg:x="19.144cm" svg:y="10.325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20.157cm" svg:y="10.9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178cm" svg:y="11.10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 xml:id="id435" draw:id="id435">
          <svg:title>TexMaths</svg:title>
          <svg:desc>22§display§= \frac{1}{3 \sqrt{2}} \log \left[\ 2 x^3 + \sqrt{ 2x^6 + 5 } }\  \right]  \ + \ c§svg§600§FALSE§</svg:desc>
          <draw:polygon draw:style-name="gr2" draw:text-style-name="P6" draw:layer="layout" svg:width="12.038cm" svg:height="1.68cm" svg:x="6.343cm" svg:y="12.863cm" svg:viewBox="0 0 12039 1681" draw:points="6019,1681 0,1681 0,0 12039,0 12039,1681">
            <text:p/>
          </draw:polygon>
          <draw:path draw:style-name="gr3" draw:text-style-name="P7" draw:layer="layout" svg:width="0.515cm" svg:height="0.182cm" svg:x="6.348cm" svg:y="13.5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7.797cm" svg:y="12.82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417cm" svg:height="0.032cm" svg:x="7.212cm" svg:y="13.653cm" svg:viewBox="0 0 1418 33" draw:points="709,33 0,33 0,0 1418,0 1418,33">
            <text:p/>
          </draw:polygon>
          <draw:path draw:style-name="gr3" draw:text-style-name="P7" draw:layer="layout" svg:width="0.321cm" svg:height="0.532cm" svg:x="7.246cm" svg:y="13.96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604cm" svg:height="0.773cm" svg:x="7.656cm" svg:y="13.808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8.244cm" svg:y="13.808cm" svg:viewBox="0 0 389 33" draw:points="194,33 0,33 0,0 389,0 389,33">
            <text:p/>
          </draw:polygon>
          <draw:path draw:style-name="gr3" draw:text-style-name="P7" draw:layer="layout" svg:width="0.309cm" svg:height="0.516cm" svg:x="8.282cm" svg:y="13.96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7 8-72 8z">
            <text:p/>
          </draw:path>
          <draw:path draw:style-name="gr3" draw:text-style-name="P7" draw:layer="layout" svg:width="0.173cm" svg:height="0.537cm" svg:x="8.877cm" svg:y="13.326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9.088cm" svg:y="13.51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9.476cm" svg:y="13.512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77cm" svg:height="1.391cm" svg:x="10.155cm" svg:y="12.974cm" svg:viewBox="0 0 178 1392" draw:points="0,1392 178,1392 178,1357 37,1357 37,37 178,37 178,0 0,0">
            <text:p/>
          </draw:polygon>
          <draw:path draw:style-name="gr3" draw:text-style-name="P7" draw:layer="layout" svg:width="0.309cm" svg:height="0.516cm" svg:x="10.641cm" svg:y="13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11.012cm" svg:y="13.5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49cm" svg:height="0.37cm" svg:x="11.461cm" svg:y="13.183cm" svg:viewBox="0 0 250 371" svg:d="M120 179c42 0 72 30 72 88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s5 7 14 7z">
            <text:p/>
          </draw:path>
          <draw:path draw:style-name="gr3" draw:text-style-name="P7" draw:layer="layout" svg:width="0.515cm" svg:height="0.516cm" svg:x="11.992cm" svg:y="13.4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2.809cm" svg:y="13.07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2.507cm" svg:height="0.032cm" svg:x="13.497cm" svg:y="13.072cm" svg:viewBox="0 0 2508 33" draw:points="1255,33 0,33 0,0 2508,0 2508,33">
            <text:p/>
          </draw:polygon>
          <draw:path draw:style-name="gr3" draw:text-style-name="P7" draw:layer="layout" svg:width="0.309cm" svg:height="0.516cm" svg:x="13.534cm" svg:y="13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13.905cm" svg:y="13.5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249cm" svg:height="0.37cm" svg:x="14.354cm" svg:y="13.28cm" svg:viewBox="0 0 250 371" svg:d="M53 183c0-44 3-84 24-118 18-30 48-49 83-49 16 0 37 3 49 19-14 0-26 11-26 27 0 12 11 24 26 24 16 0 27-10 27-26 0-32-23-60-78-60-77 0-158 72-158 188 0 141 67 183 127 183 67 0 123-49 123-121 0-69-55-120-118-120-44 0-67 28-79 53zM127 354c-28 0-50-14-60-39-9-16-12-44-12-76 0-52 31-93 73-93 27 0 43 9 57 28 12 21 14 44 14 76s0 54-16 76c-12 19-30 28-56 28z">
            <text:p/>
          </draw:path>
          <draw:path draw:style-name="gr3" draw:text-style-name="P7" draw:layer="layout" svg:width="0.515cm" svg:height="0.516cm" svg:x="14.887cm" svg:y="13.4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5.654cm" svg:y="13.347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olygon draw:style-name="gr3" draw:text-style-name="P7" draw:layer="layout" svg:width="0.177cm" svg:height="1.391cm" svg:x="16.274cm" svg:y="12.974cm" svg:viewBox="0 0 178 1392" draw:points="141,1357 0,1357 0,1392 178,1392 178,0 0,0 0,37 141,37">
            <text:p/>
          </draw:polygon>
          <draw:path draw:style-name="gr3" draw:text-style-name="P7" draw:layer="layout" svg:width="0.515cm" svg:height="0.516cm" svg:x="17.099cm" svg:y="13.41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18.118cm" svg:y="13.521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</draw:g>
        <draw:g xml:id="id434" draw:id="id434">
          <svg:title>TexMaths</svg:title>
          <svg:desc>24§display§\text {I}§svg§600§FALSE§</svg:desc>
          <draw:polygon draw:style-name="gr2" draw:text-style-name="P6" draw:layer="layout" svg:width="0.197cm" svg:height="0.493cm" svg:x="5.447cm" svg:y="13.4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3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33" draw:id="id433">
          <svg:title>TexMaths</svg:title>
          <svg:desc>24§display§\therefore§svg§600§FALSE§</svg:desc>
          <draw:polygon draw:style-name="gr2" draw:text-style-name="P6" draw:layer="layout" svg:width="0.453cm" svg:height="0.371cm" svg:x="4.043cm" svg:y="13.5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3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21" draw:id="id421">
          <svg:title>TexMaths</svg:title>
          <svg:desc>24§display§\therefore§svg§600§FALSE§</svg:desc>
          <draw:polygon draw:style-name="gr2" draw:text-style-name="P6" draw:layer="layout" svg:width="0.453cm" svg:height="0.371cm" svg:x="4.043cm" svg:y="1.5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1" smil:attributeName="visibility" smil:to="visible"/>
                  <anim:animate smil:dur="0.5s" smil:fill="hold" smil:targetElement="id421" smil:attributeName="x" smil:values="x;x" smil:keyTimes="0;1"/>
                  <anim:animate smil:dur="0.5s" smil:fill="hold" smil:targetElement="id42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2" smil:attributeName="visibility" smil:to="visible"/>
                  <anim:animate smil:dur="0.5s" smil:fill="hold" smil:targetElement="id422" smil:attributeName="x" smil:values="x;x" smil:keyTimes="0;1"/>
                  <anim:animate smil:dur="0.5s" smil:fill="hold" smil:targetElement="id42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3" smil:attributeName="visibility" smil:to="visible"/>
                  <anim:animate smil:dur="0.5s" smil:fill="hold" smil:targetElement="id423" smil:attributeName="x" smil:values="x;x" smil:keyTimes="0;1"/>
                  <anim:animate smil:dur="0.5s" smil:fill="hold" smil:targetElement="id4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24" smil:attributeName="visibility" smil:to="visible"/>
                  <anim:animate smil:dur="0.5s" smil:fill="hold" smil:targetElement="id424" smil:attributeName="width" smil:values="width*0.05;width" smil:keyTimes="0;1"/>
                  <anim:animate smil:dur="0.5s" smil:fill="hold" smil:targetElement="id424" smil:attributeName="height" smil:values="height;height" smil:keyTimes="0;1"/>
                  <anim:animate smil:dur="0.5s" smil:fill="hold" smil:targetElement="id424" smil:attributeName="x" smil:values="x-.2;x" smil:keyTimes="0;1"/>
                  <anim:animate smil:dur="0.5s" smil:fill="hold" smil:targetElement="id424" smil:attributeName="y" smil:values="y;y" smil:keyTimes="0;1"/>
                  <anim:transitionFilter smil:dur="0.5s" smil:targetElement="id4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25" smil:attributeName="visibility" smil:to="visible"/>
                  <anim:animate smil:dur="0.5s" smil:fill="hold" smil:targetElement="id425" smil:attributeName="width" smil:values="width*0.05;width" smil:keyTimes="0;1"/>
                  <anim:animate smil:dur="0.5s" smil:fill="hold" smil:targetElement="id425" smil:attributeName="height" smil:values="height;height" smil:keyTimes="0;1"/>
                  <anim:animate smil:dur="0.5s" smil:fill="hold" smil:targetElement="id425" smil:attributeName="x" smil:values="x-.2;x" smil:keyTimes="0;1"/>
                  <anim:animate smil:dur="0.5s" smil:fill="hold" smil:targetElement="id425" smil:attributeName="y" smil:values="y;y" smil:keyTimes="0;1"/>
                  <anim:transitionFilter smil:dur="0.5s" smil:targetElement="id42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26" smil:attributeName="visibility" smil:to="visible"/>
                  <anim:animate smil:dur="0.5s" smil:fill="hold" smil:targetElement="id426" smil:attributeName="width" smil:values="width*0.05;width" smil:keyTimes="0;1"/>
                  <anim:animate smil:dur="0.5s" smil:fill="hold" smil:targetElement="id426" smil:attributeName="height" smil:values="height;height" smil:keyTimes="0;1"/>
                  <anim:animate smil:dur="0.5s" smil:fill="hold" smil:targetElement="id426" smil:attributeName="x" smil:values="x-.2;x" smil:keyTimes="0;1"/>
                  <anim:animate smil:dur="0.5s" smil:fill="hold" smil:targetElement="id426" smil:attributeName="y" smil:values="y;y" smil:keyTimes="0;1"/>
                  <anim:transitionFilter smil:dur="0.5s" smil:targetElement="id42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7" smil:attributeName="visibility" smil:to="visible"/>
                  <anim:animate smil:dur="0.5s" smil:fill="hold" smil:targetElement="id427" smil:attributeName="x" smil:values="x;x" smil:keyTimes="0;1"/>
                  <anim:animate smil:dur="0.5s" smil:fill="hold" smil:targetElement="id4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8" smil:attributeName="visibility" smil:to="visible"/>
                  <anim:animate smil:dur="0.5s" smil:fill="hold" smil:targetElement="id428" smil:attributeName="x" smil:values="x;x" smil:keyTimes="0;1"/>
                  <anim:animate smil:dur="0.5s" smil:fill="hold" smil:targetElement="id4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29" smil:attributeName="visibility" smil:to="visible"/>
                  <anim:animate smil:dur="0.5s" smil:fill="hold" smil:targetElement="id429" smil:attributeName="width" smil:values="width*0.05;width" smil:keyTimes="0;1"/>
                  <anim:animate smil:dur="0.5s" smil:fill="hold" smil:targetElement="id429" smil:attributeName="height" smil:values="height;height" smil:keyTimes="0;1"/>
                  <anim:animate smil:dur="0.5s" smil:fill="hold" smil:targetElement="id429" smil:attributeName="x" smil:values="x-.2;x" smil:keyTimes="0;1"/>
                  <anim:animate smil:dur="0.5s" smil:fill="hold" smil:targetElement="id429" smil:attributeName="y" smil:values="y;y" smil:keyTimes="0;1"/>
                  <anim:transitionFilter smil:dur="0.5s" smil:targetElement="id4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0" smil:attributeName="visibility" smil:to="visible"/>
                  <anim:animate smil:dur="0.5s" smil:fill="hold" smil:targetElement="id430" smil:attributeName="x" smil:values="x;x" smil:keyTimes="0;1"/>
                  <anim:animate smil:dur="0.5s" smil:fill="hold" smil:targetElement="id4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1" smil:attributeName="visibility" smil:to="visible"/>
                  <anim:animate smil:dur="0.5s" smil:fill="hold" smil:targetElement="id431" smil:attributeName="x" smil:values="x;x" smil:keyTimes="0;1"/>
                  <anim:animate smil:dur="0.5s" smil:fill="hold" smil:targetElement="id4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2" smil:attributeName="visibility" smil:to="visible"/>
                  <anim:animate smil:dur="0.5s" smil:fill="hold" smil:targetElement="id432" smil:attributeName="x" smil:values="x;x" smil:keyTimes="0;1"/>
                  <anim:animate smil:dur="0.5s" smil:fill="hold" smil:targetElement="id4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3" smil:attributeName="visibility" smil:to="visible"/>
                  <anim:animate smil:dur="0.5s" smil:fill="hold" smil:targetElement="id433" smil:attributeName="x" smil:values="x;x" smil:keyTimes="0;1"/>
                  <anim:animate smil:dur="0.5s" smil:fill="hold" smil:targetElement="id43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34" smil:attributeName="visibility" smil:to="visible"/>
                  <anim:animate smil:dur="0.5s" smil:fill="hold" smil:targetElement="id434" smil:attributeName="x" smil:values="x;x" smil:keyTimes="0;1"/>
                  <anim:animate smil:dur="0.5s" smil:fill="hold" smil:targetElement="id4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5" smil:attributeName="visibility" smil:to="visible"/>
                  <anim:animate smil:dur="0.5s" smil:fill="hold" smil:targetElement="id435" smil:attributeName="x" smil:values="x;x" smil:keyTimes="0;1"/>
                  <anim:animate smil:dur="0.5s" smil:fill="hold" smil:targetElement="id4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38" draw:id="id438">
          <svg:title>TexMaths</svg:title>
          <svg:desc>24§display§\text {I}§svg§600§FALSE§</svg:desc>
          <draw:polygon draw:style-name="gr2" draw:text-style-name="P6" draw:layer="layout" svg:width="0.197cm" svg:height="0.493cm" svg:x="5.644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5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39" draw:id="id439">
          <svg:title>TexMaths</svg:title>
          <svg:desc>22§display§= \int \frac{ \cos x}{ \sqrt{ ( \sin x - 3 )( \sin x + 7 ) } }\ dx§svg§600§FALSE§</svg:desc>
          <draw:polygon draw:style-name="gr2" draw:text-style-name="P6" draw:layer="layout" svg:width="10.575cm" svg:height="1.849cm" svg:x="6.333cm" svg:y="0.656cm" svg:viewBox="0 0 10576 1850" draw:points="5287,1850 0,1850 0,0 10576,0 10576,1850">
            <text:p/>
          </draw:polygon>
          <draw:path draw:style-name="gr3" draw:text-style-name="P7" draw:layer="layout" svg:width="0.515cm" svg:height="0.182cm" svg:x="6.338cm" svg:y="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3cm" svg:y="0.61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95cm" svg:height="0.356cm" svg:x="11.168cm" svg:y="0.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1.508cm" svg:y="0.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898cm" svg:y="0.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2.33cm" svg:y="0.8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7.68cm" svg:height="0.032cm" svg:x="8.105cm" svg:y="1.46cm" svg:viewBox="0 0 7681 33" draw:points="3840,33 0,33 0,0 7681,0 7681,33">
            <text:p/>
          </draw:polygon>
          <draw:path draw:style-name="gr3" draw:text-style-name="P7" draw:layer="layout" svg:width="0.705cm" svg:height="0.928cm" svg:x="8.19cm" svg:y="1.6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6.907cm" svg:height="0.032cm" svg:x="8.878cm" svg:y="1.615cm" svg:viewBox="0 0 6908 33" draw:points="3455,33 0,33 0,0 6908,0 6908,33">
            <text:p/>
          </draw:polygon>
          <draw:path draw:style-name="gr3" draw:text-style-name="P7" draw:layer="layout" svg:width="0.18cm" svg:height="0.773cm" svg:x="8.956cm" svg:y="1.7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9.205cm" svg:y="1.9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51cm" svg:y="1.7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725cm" svg:y="1.96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281cm" svg:y="1.9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936cm" svg:y="2.099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1.677cm" svg:y="1.7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2.076cm" svg:y="1.7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2.409cm" svg:y="1.7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4cm" svg:height="0.356cm" svg:x="12.659cm" svg:y="1.9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963cm" svg:y="1.7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178cm" svg:y="1.96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734cm" svg:y="1.9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368cm" svg:y="1.8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5.14cm" svg:y="1.784cm" svg:viewBox="0 0 333 542" svg:d="M327 53c6-11 6-13 6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18cm" svg:height="0.773cm" svg:x="15.529cm" svg:y="1.7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6.167cm" svg:y="1.1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6.561cm" svg:y="1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436" draw:id="id436">
          <svg:title>TexMaths</svg:title>
          <svg:desc>26§display§(5)§svg§600§FALSE§</svg:desc>
          <draw:polygon draw:style-name="gr2" draw:text-style-name="P6" draw:layer="layout" svg:width="0.986cm" svg:height="0.823cm" svg:x="2.119cm" svg:y="1.153cm" svg:viewBox="0 0 987 824" draw:points="494,824 0,824 0,0 987,0 987,824">
            <text:p/>
          </draw:polygon>
          <draw:path draw:style-name="gr3" draw:text-style-name="P7" draw:layer="layout" svg:width="0.213cm" svg:height="0.914cm" svg:x="2.163cm" svg:y="1.107cm" svg:viewBox="0 0 214 915" svg:d="M214 907c0-2 0-4-16-21-115-114-144-287-144-428 0-159 36-319 148-433 12-10 12-13 12-17 0-6-4-8-10-8-8 0-92 62-146 179-48 100-58 202-58 279 0 72 10 182 60 286 57 113 136 171 144 171 6 0 10-2 10-8z">
            <text:p/>
          </draw:path>
          <draw:path draw:style-name="gr3" draw:text-style-name="P7" draw:layer="layout" svg:width="0.366cm" svg:height="0.629cm" svg:x="2.475cm" svg:y="1.184cm" svg:viewBox="0 0 367 630" svg:d="M367 426c0-108-75-201-175-201-44 0-84 14-117 47v-178c19 6 50 12 79 12 113 0 177-83 177-96 0-6-2-10-8-10-2 0-4 0-9 2-18 8-62 27-124 27-38 0-80-6-123-25-7-4-9-4-11-4-8 0-8 8-8 23v270c0 17 0 25 12 25 7 0 9-2 11-8 10-15 46-65 119-65 47 0 70 42 79 59 14 35 16 70 16 116 0 31 0 87-23 125-20 35-56 60-97 60-67 0-119-48-136-102 2 0 6 0 17 0 29 0 46-23 46-43 0-23-17-46-46-46-15 0-46 6-46 50 0 77 62 166 167 166 106 0 200-87 200-204z">
            <text:p/>
          </draw:path>
          <draw:path draw:style-name="gr3" draw:text-style-name="P7" draw:layer="layout" svg:width="0.213cm" svg:height="0.914cm" svg:x="2.94cm" svg:y="1.10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37" draw:id="id437">
          <svg:title>TexMaths</svg:title>
          <svg:desc>24§display§\text {Let,}§svg§600§FALSE§</svg:desc>
          <draw:polygon draw:style-name="gr2" draw:text-style-name="P6" draw:layer="layout" svg:width="1.318cm" svg:height="0.655cm" svg:x="3.739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40" draw:id="id440">
          <svg:title>TexMaths</svg:title>
          <svg:desc>22§display§\text {Put, } \sin x = t, \ \text {Diff } w.\ r.\ t.\ x.\  \cos x \ dx = dt §svg§600§FALSE§</svg:desc>
          <draw:polygon draw:style-name="gr2" draw:text-style-name="P6" draw:layer="layout" svg:width="14.765cm" svg:height="0.617cm" svg:x="3.643cm" svg:y="3.146cm" svg:viewBox="0 0 14766 618" draw:points="7383,618 0,618 0,0 14766,0 14766,618">
            <text:p/>
          </draw:polygon>
          <draw:path draw:style-name="gr3" draw:text-style-name="P7" draw:layer="layout" svg:width="0.457cm" svg:height="0.529cm" svg:x="3.631cm" svg:y="3.12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4.155cm" svg:y="3.311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4.574cm" svg:y="3.177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4.928cm" svg:y="3.5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5.488cm" svg:y="3.30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792cm" svg:y="3.13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007cm" svg:y="3.31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6.563cm" svg:y="3.3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7.241cm" svg:y="3.3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3cm" svg:x="8.031cm" svg:y="3.169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91cm" svg:height="0.231cm" svg:x="8.358cm" svg:y="3.57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7" draw:layer="layout" svg:width="0.52cm" svg:height="0.529cm" svg:x="8.921cm" svg:y="3.125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7" draw:layer="layout" svg:width="0.166cm" svg:height="0.518cm" svg:x="9.509cm" svg:y="3.13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9.72cm" svg:y="3.107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0.43cm" svg:y="3.311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7" draw:layer="layout" svg:width="0.083cm" svg:height="0.083cm" svg:x="11.049cm" svg:y="3.57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1.477cm" svg:y="3.311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1.848cm" svg:y="3.57cm" svg:viewBox="0 0 84 84" svg:d="M84 42c0-23-19-42-42-42s-42 19-42 42 19 42 42 42 42-19 42-42z">
            <text:p/>
          </draw:path>
          <draw:path draw:style-name="gr3" draw:text-style-name="P7" draw:layer="layout" svg:width="0.238cm" svg:height="0.493cm" svg:x="12.272cm" svg:y="3.169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83cm" svg:height="0.083cm" svg:x="12.6cm" svg:y="3.57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3.029cm" svg:y="3.3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13.515cm" svg:y="3.57cm" svg:viewBox="0 0 84 84" svg:d="M84 42c0-23-19-42-42-42s-42 19-42 42 19 42 42 42 42-19 42-42z">
            <text:p/>
          </draw:path>
          <draw:path draw:style-name="gr3" draw:text-style-name="P7" draw:layer="layout" svg:width="0.295cm" svg:height="0.356cm" svg:x="14.076cm" svg:y="3.306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4.416cm" svg:y="3.30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4.805cm" svg:y="3.30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5.236cm" svg:y="3.3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5.944cm" svg:y="3.1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6.338cm" svg:y="3.3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17.015cm" svg:y="3.3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7.82cm" svg:y="3.11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238cm" svg:height="0.493cm" svg:x="18.209cm" svg:y="3.169cm" svg:viewBox="0 0 239 494" svg:d="M143 176h73c15 0 23 0 23-16 0-9-8-9-23-9h-68c28-111 33-125 33-130 0-14-10-21-23-21-3 0-24 0-31 28l-30 123h-74c-16 0-23 0-23 14 0 11 7 11 21 11h69c-57 220-58 232-58 246 0 43 30 72 70 72 81 0 125-114 125-119 0-7-7-7-11-7-5 0-7 1-10 10-34 81-76 99-102 99-16 0-23-11-23-35 0-20 0-25 3-37z">
            <text:p/>
          </draw:path>
        </draw:g>
        <draw:g xml:id="id450" draw:id="id450">
          <svg:title>TexMaths</svg:title>
          <svg:desc>24§display§\text {I}§svg§600§FALSE§</svg:desc>
          <draw:polygon draw:style-name="gr2" draw:text-style-name="P6" draw:layer="layout" svg:width="0.197cm" svg:height="0.493cm" svg:x="5.446cm" svg:y="14.348cm" svg:viewBox="0 0 198 494" draw:points="100,494 0,494 0,0 198,0 198,494">
            <text:p/>
          </draw:polygon>
          <draw:path draw:style-name="gr3" draw:text-style-name="P7" draw:layer="layout" svg:width="0.258cm" svg:height="0.577cm" svg:x="5.427cm" svg:y="14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41" draw:id="id441">
          <svg:title>TexMaths</svg:title>
          <svg:desc>24§display§\text {I}§svg§600§FALSE§</svg:desc>
          <draw:polygon draw:style-name="gr2" draw:text-style-name="P6" draw:layer="layout" svg:width="0.197cm" svg:height="0.493cm" svg:x="5.645cm" svg:y="4.749cm" svg:viewBox="0 0 198 494" draw:points="100,494 0,494 0,0 198,0 198,494">
            <text:p/>
          </draw:polygon>
          <draw:path draw:style-name="gr3" draw:text-style-name="P7" draw:layer="layout" svg:width="0.258cm" svg:height="0.577cm" svg:x="5.626cm" svg:y="4.70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42" draw:id="id442">
          <svg:title>TexMaths</svg:title>
          <svg:desc>22§display§= \int \frac{1}{ \sqrt{ ( t - 3 )( t + 7 ) } }\ dt§svg§600§FALSE§</svg:desc>
          <draw:polygon draw:style-name="gr2" draw:text-style-name="P6" draw:layer="layout" svg:width="7.939cm" svg:height="1.849cm" svg:x="6.335cm" svg:y="4.158cm" svg:viewBox="0 0 7940 1850" draw:points="3970,1850 0,1850 0,0 7940,0 7940,1850">
            <text:p/>
          </draw:polygon>
          <draw:path draw:style-name="gr3" draw:text-style-name="P7" draw:layer="layout" svg:width="0.515cm" svg:height="0.182cm" svg:x="6.34cm" svg:y="4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5cm" svg:y="4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581cm" svg:y="4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197cm" svg:height="0.032cm" svg:x="8.107cm" svg:y="4.962cm" svg:viewBox="0 0 5198 33" draw:points="2599,33 0,33 0,0 5198,0 5198,33">
            <text:p/>
          </draw:polygon>
          <draw:path draw:style-name="gr3" draw:text-style-name="P7" draw:layer="layout" svg:width="0.705cm" svg:height="0.928cm" svg:x="8.192cm" svg:y="5.117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4.425cm" svg:height="0.032cm" svg:x="8.88cm" svg:y="5.117cm" svg:viewBox="0 0 4426 33" draw:points="2212,33 0,33 0,0 4426,0 4426,33">
            <text:p/>
          </draw:polygon>
          <draw:path draw:style-name="gr3" draw:text-style-name="P7" draw:layer="layout" svg:width="0.18cm" svg:height="0.773cm" svg:x="8.957cm" svg:y="5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9.198cm" svg:y="5.32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9.696cm" svg:y="5.60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437cm" svg:y="5.295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835cm" svg:y="5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1.169cm" svg:y="5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1.41cm" svg:y="5.32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1.887cm" svg:y="5.3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32cm" svg:height="0.541cm" svg:x="12.66cm" svg:y="5.286cm" svg:viewBox="0 0 333 542" svg:d="M327 53c6-11 6-13 6-28h-189c-95 0-96-11-98-25h-20l-26 160h19c2-12 9-61 20-70 5-6 67-6 75-6h162c-9 13-70 97-88 124-68 103-95 211-95 290 0 9 0 44 35 44 37 0 37-35 37-44v-39c0-42 2-86 9-126 2-18 13-85 48-134z">
            <text:p/>
          </draw:path>
          <draw:path draw:style-name="gr3" draw:text-style-name="P7" draw:layer="layout" svg:width="0.18cm" svg:height="0.773cm" svg:x="13.047cm" svg:y="5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3.686cm" svg:y="4.63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4cm" svg:x="14.075cm" svg:y="4.687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44" draw:id="id444">
          <svg:title>TexMaths</svg:title>
          <svg:desc>22§display§= \int \frac{1}{ \sqrt{ t^2 + 4t - 21 } }\ dt§svg§600§FALSE§</svg:desc>
          <draw:polygon draw:style-name="gr2" draw:text-style-name="P6" draw:layer="layout" svg:width="7.341cm" svg:height="1.695cm" svg:x="6.337cm" svg:y="6.36cm" svg:viewBox="0 0 7342 1696" draw:points="3671,1696 0,1696 0,0 7342,0 7342,1696">
            <text:p/>
          </draw:polygon>
          <draw:path draw:style-name="gr3" draw:text-style-name="P7" draw:layer="layout" svg:width="0.515cm" svg:height="0.182cm" svg:x="6.342cm" svg:y="7.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157cm" svg:y="6.321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284cm" svg:y="6.3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599cm" svg:height="0.032cm" svg:x="8.109cm" svg:y="7.164cm" svg:viewBox="0 0 4600 33" draw:points="2300,33 0,33 0,0 4600,0 4600,33">
            <text:p/>
          </draw:polygon>
          <draw:path draw:style-name="gr3" draw:text-style-name="P7" draw:layer="layout" svg:width="0.604cm" svg:height="0.774cm" svg:x="8.166cm" svg:y="7.31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955cm" svg:height="0.032cm" svg:x="8.753cm" svg:y="7.319cm" svg:viewBox="0 0 3956 33" draw:points="1978,33 0,33 0,0 3956,0 3956,33">
            <text:p/>
          </draw:polygon>
          <draw:path draw:style-name="gr3" draw:text-style-name="P7" draw:layer="layout" svg:width="0.238cm" svg:height="0.494cm" svg:x="8.771cm" svg:y="7.51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9.067cm" svg:y="7.41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595cm" svg:y="7.5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346cm" svg:y="7.47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10.73cm" svg:y="7.51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1.226cm" svg:y="7.78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974cm" svg:y="7.4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6cm" svg:height="0.517cm" svg:x="12.391cm" svg:y="7.4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7cm" svg:x="13.09cm" svg:y="6.837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479cm" svg:y="6.89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 xml:id="id443" draw:id="id443">
          <svg:title>TexMaths</svg:title>
          <svg:desc>22§display§= \int \frac{1}{ \sqrt{ t^2 + 7t - 3t - 21 } }\ dt§svg§600§FALSE§</svg:desc>
          <draw:polygon draw:style-name="gr2" draw:text-style-name="P6" draw:layer="layout" svg:width="8.953cm" svg:height="1.695cm" svg:x="14.737cm" svg:y="4.16cm" svg:viewBox="0 0 8954 1696" draw:points="4478,1696 0,1696 0,0 8954,0 8954,1696">
            <text:p/>
          </draw:polygon>
          <draw:path draw:style-name="gr3" draw:text-style-name="P7" draw:layer="layout" svg:width="0.515cm" svg:height="0.182cm" svg:x="14.742cm" svg:y="4.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5.557cm" svg:y="4.121cm" svg:viewBox="0 0 688 1720" svg:d="M37 1685c25 0 39-18 39-37 0-26-20-39-37-39-20 0-39 13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9.491cm" svg:y="4.13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6.212cm" svg:height="0.032cm" svg:x="16.509cm" svg:y="4.964cm" svg:viewBox="0 0 6213 33" draw:points="3107,33 0,33 0,0 6213,0 6213,33">
            <text:p/>
          </draw:polygon>
          <draw:path draw:style-name="gr3" draw:text-style-name="P7" draw:layer="layout" svg:width="0.604cm" svg:height="0.774cm" svg:x="16.566cm" svg:y="5.119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5.568cm" svg:height="0.032cm" svg:x="17.154cm" svg:y="5.119cm" svg:viewBox="0 0 5569 33" draw:points="2784,33 0,33 0,0 5569,0 5569,33">
            <text:p/>
          </draw:polygon>
          <draw:path draw:style-name="gr3" draw:text-style-name="P7" draw:layer="layout" svg:width="0.238cm" svg:height="0.494cm" svg:x="17.171cm" svg:y="5.31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7.467cm" svg:y="5.21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995cm" svg:y="5.3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8.768cm" svg:y="5.272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ath draw:style-name="gr3" draw:text-style-name="P7" draw:layer="layout" svg:width="0.238cm" svg:height="0.494cm" svg:x="19.13cm" svg:y="5.31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9.626cm" svg:y="5.58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0.369cm" svg:y="5.28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20.741cm" svg:y="5.311cm" svg:viewBox="0 0 239 495" svg:d="M143 176h73c15 0 23 0 23-16 0-9-8-9-23-9h-68c28-111 33-125 33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21.237cm" svg:y="5.58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1.985cm" svg:y="5.2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6cm" svg:height="0.517cm" svg:x="22.402cm" svg:y="5.2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69cm" svg:height="0.547cm" svg:x="23.101cm" svg:y="4.637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23.492cm" svg:y="4.69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</draw:g>
        <draw:g xml:id="id445" draw:id="id445">
          <svg:title>TexMaths</svg:title>
          <svg:desc>22§display§= \int \frac{1}{ \sqrt{ t^2 + 2(t)(2) + 4 - 21 - 4 } }\ dt§svg§600§FALSE§</svg:desc>
          <draw:polygon draw:style-name="gr2" draw:text-style-name="P6" draw:layer="layout" svg:width="11.723cm" svg:height="1.849cm" svg:x="14.639cm" svg:y="6.362cm" svg:viewBox="0 0 11724 1850" draw:points="5862,1850 0,1850 0,0 11724,0 11724,1850">
            <text:p/>
          </draw:polygon>
          <draw:path draw:style-name="gr3" draw:text-style-name="P7" draw:layer="layout" svg:width="0.515cm" svg:height="0.182cm" svg:x="14.644cm" svg:y="7.0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5.459cm" svg:y="6.323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20.777cm" svg:y="6.337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8.981cm" svg:height="0.032cm" svg:x="16.411cm" svg:y="7.166cm" svg:viewBox="0 0 8982 33" draw:points="4491,33 0,33 0,0 8982,0 8982,33">
            <text:p/>
          </draw:polygon>
          <draw:path draw:style-name="gr3" draw:text-style-name="P7" draw:layer="layout" svg:width="0.705cm" svg:height="0.928cm" svg:x="16.496cm" svg:y="7.321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8.209cm" svg:height="0.032cm" svg:x="17.184cm" svg:y="7.321cm" svg:viewBox="0 0 8210 33" draw:points="4104,33 0,33 0,0 8210,0 8210,33">
            <text:p/>
          </draw:polygon>
          <draw:path draw:style-name="gr3" draw:text-style-name="P7" draw:layer="layout" svg:width="0.238cm" svg:height="0.494cm" svg:x="17.201cm" svg:y="7.52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7.497cm" svg:y="7.4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8.025cm" svg:y="7.5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8.794cm" svg:y="7.49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9.218cm" svg:y="7.4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9.461cm" svg:y="7.52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9.766cm" svg:y="7.43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20.098cm" svg:y="7.4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0.362cm" svg:y="7.49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20.755cm" svg:y="7.43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21.226cm" svg:y="7.5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21.978cm" svg:y="7.49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2.578cm" svg:y="7.80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3.326cm" svg:y="7.49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256cm" svg:height="0.516cm" svg:x="23.743cm" svg:y="7.4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24.295cm" svg:y="7.80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25.026cm" svg:y="7.49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69cm" svg:height="0.546cm" svg:x="25.774cm" svg:y="6.83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26.163cm" svg:y="6.891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46" draw:id="id446">
          <svg:title>TexMaths</svg:title>
          <svg:desc>22§display§= \int \frac{1}{ \sqrt{ ( t + 2 )^2 - (5)^2 } }\ dt§svg§600§FALSE§</svg:desc>
          <draw:polygon draw:style-name="gr2" draw:text-style-name="P6" draw:layer="layout" svg:width="8.354cm" svg:height="1.849cm" svg:x="6.339cm" svg:y="8.561cm" svg:viewBox="0 0 8355 1850" draw:points="4178,1850 0,1850 0,0 8355,0 8355,1850">
            <text:p/>
          </draw:polygon>
          <draw:path draw:style-name="gr3" draw:text-style-name="P7" draw:layer="layout" svg:width="0.515cm" svg:height="0.182cm" svg:x="6.344cm" svg:y="9.2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159cm" svg:y="8.52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793cm" svg:y="8.53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613cm" svg:height="0.032cm" svg:x="8.111cm" svg:y="9.365cm" svg:viewBox="0 0 5614 33" draw:points="2807,33 0,33 0,0 5614,0 5614,33">
            <text:p/>
          </draw:polygon>
          <draw:path draw:style-name="gr3" draw:text-style-name="P7" draw:layer="layout" svg:width="0.705cm" svg:height="0.928cm" svg:x="8.196cm" svg:y="9.52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839cm" svg:height="0.032cm" svg:x="8.884cm" svg:y="9.52cm" svg:viewBox="0 0 4840 33" draw:points="2420,33 0,33 0,0 4840,0 4840,33">
            <text:p/>
          </draw:polygon>
          <draw:path draw:style-name="gr3" draw:text-style-name="P7" draw:layer="layout" svg:width="0.18cm" svg:height="0.773cm" svg:x="8.961cm" svg:y="9.63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9.202cm" svg:y="9.727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9.679cm" svg:y="9.76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449cm" svg:y="9.69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0.839cm" svg:y="9.63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1.131cm" svg:y="9.6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679cm" svg:y="10.00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2.465cm" svg:y="9.63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12.728cm" svg:y="9.698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13.12cm" svg:y="9.63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3.411cm" svg:y="9.6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104cm" svg:y="9.03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495cm" svg:y="9.09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47" draw:id="id447">
          <svg:title>TexMaths</svg:title>
          <svg:desc>22§display§= \log \left[\ (t + 2) + \sqrt{ ( t + 2 )^2 - (5)^2 } \ \right]  \ + \ c§svg§600§FALSE§</svg:desc>
          <draw:polygon draw:style-name="gr2" draw:text-style-name="P6" draw:layer="layout" svg:width="13.675cm" svg:height="1.315cm" svg:x="6.341cm" svg:y="10.766cm" svg:viewBox="0 0 13676 1316" draw:points="6837,1316 0,1316 0,0 13676,0 13676,1316">
            <text:p/>
          </draw:polygon>
          <draw:path draw:style-name="gr3" draw:text-style-name="P7" draw:layer="layout" svg:width="0.515cm" svg:height="0.182cm" svg:x="6.346cm" svg:y="11.3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7.144cm" svg:y="11.07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55cm" svg:y="11.269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742cm" svg:y="11.266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421cm" svg:y="10.727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946cm" svg:y="11.03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9.187cm" svg:y="11.13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9.664cm" svg:y="11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433cm" svg:y="11.10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0.823cm" svg:y="11.03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1.297cm" svg:y="11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2.112cm" svg:y="10.887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4.839cm" svg:height="0.032cm" svg:x="12.8cm" svg:y="10.887cm" svg:viewBox="0 0 4840 33" draw:points="2420,33 0,33 0,0 4840,0 4840,33">
            <text:p/>
          </draw:polygon>
          <draw:path draw:style-name="gr3" draw:text-style-name="P7" draw:layer="layout" svg:width="0.18cm" svg:height="0.774cm" svg:x="12.876cm" svg:y="11.03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13.118cm" svg:y="11.132cm" svg:viewBox="0 0 239 495" svg:d="M143 176h73c15 0 23 0 23-16 0-9-8-9-23-9h-68c28-110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  <draw:path draw:style-name="gr3" draw:text-style-name="P7" draw:layer="layout" svg:width="0.515cm" svg:height="0.517cm" svg:x="13.594cm" svg:y="11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4.363cm" svg:y="11.10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4.755cm" svg:y="11.03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5.046cm" svg:y="11.033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595cm" svg:y="11.40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6.38cm" svg:y="11.037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33cm" svg:x="16.642cm" svg:y="11.102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18cm" svg:height="0.774cm" svg:x="17.034cm" svg:y="11.037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7.325cm" svg:y="11.033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7.909cm" svg:y="10.727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8.734cm" svg:y="11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9.753cm" svg:y="11.27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48" draw:id="id448">
          <svg:title>TexMaths</svg:title>
          <svg:desc>22§display§= \log \left[\ (t + 2) + \sqrt{ t^2 + 4t - 21 } \ \right]  \ + \ c§svg§600§FALSE§</svg:desc>
          <draw:polygon draw:style-name="gr2" draw:text-style-name="P6" draw:layer="layout" svg:width="12.792cm" svg:height="1.315cm" svg:x="6.342cm" svg:y="12.368cm" svg:viewBox="0 0 12793 1316" draw:points="6396,1316 0,1316 0,0 12793,0 12793,1316">
            <text:p/>
          </draw:polygon>
          <draw:path draw:style-name="gr3" draw:text-style-name="P7" draw:layer="layout" svg:width="0.515cm" svg:height="0.182cm" svg:x="6.347cm" svg:y="12.9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7.145cm" svg:y="12.68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56cm" svg:y="12.871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743cm" svg:y="12.868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422cm" svg:y="12.329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947cm" svg:y="12.639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9.188cm" svg:y="12.734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9.665cm" svg:y="12.7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434cm" svg:y="12.70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0.825cm" svg:y="12.639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1.298cm" svg:y="12.7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2.113cm" svg:y="12.428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3.956cm" svg:height="0.032cm" svg:x="12.802cm" svg:y="12.428cm" svg:viewBox="0 0 3957 33" draw:points="1978,33 0,33 0,0 3957,0 3957,33">
            <text:p/>
          </draw:polygon>
          <draw:path draw:style-name="gr3" draw:text-style-name="P7" draw:layer="layout" svg:width="0.238cm" svg:height="0.494cm" svg:x="12.819cm" svg:y="12.734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3.115cm" svg:y="12.63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643cm" svg:y="12.7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4.395cm" svg:y="12.695cm" svg:viewBox="0 0 345 525" svg:d="M208 398v67c0 28-2 37-60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38cm" svg:height="0.494cm" svg:x="14.776cm" svg:y="12.734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5.275cm" svg:y="13.01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6.021cm" svg:y="12.70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6cm" svg:height="0.517cm" svg:x="16.438cm" svg:y="12.70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177cm" svg:height="1.392cm" svg:x="17.028cm" svg:y="12.329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7.851cm" svg:y="12.76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872cm" svg:y="12.877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51" draw:id="id451">
          <svg:title>TexMaths</svg:title>
          <svg:desc>22§display§= \log \left[\ (\sin x + 2) + \sqrt{ \sin^2 x + 4 \sin x - 21 } \ \right]  \ + \ c§svg§600§FALSE§</svg:desc>
          <draw:polygon draw:style-name="gr2" draw:text-style-name="P6" draw:layer="layout" svg:width="16.643cm" svg:height="1.315cm" svg:x="6.342cm" svg:y="13.969cm" svg:viewBox="0 0 16644 1316" draw:points="8321,1316 0,1316 0,0 16644,0 16644,1316">
            <text:p/>
          </draw:polygon>
          <draw:path draw:style-name="gr3" draw:text-style-name="P7" draw:layer="layout" svg:width="0.515cm" svg:height="0.182cm" svg:x="6.347cm" svg:y="14.5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7.145cm" svg:y="14.2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356cm" svg:y="14.472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743cm" svg:y="14.469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422cm" svg:y="13.93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947cm" svg:y="14.2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54cm" svg:height="0.356cm" svg:x="9.197cm" svg:y="14.47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501cm" svg:y="14.3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9.716cm" svg:y="14.47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272cm" svg:y="14.47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0.906cm" svg:y="14.3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1.675cm" svg:y="14.30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2.067cm" svg:y="14.24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2.539cm" svg:y="14.3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3.354cm" svg:y="13.978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6.567cm" svg:height="0.032cm" svg:x="14.042cm" svg:y="13.978cm" svg:viewBox="0 0 6568 33" draw:points="3284,33 0,33 0,0 6568,0 6568,33">
            <text:p/>
          </draw:polygon>
          <draw:path draw:style-name="gr3" draw:text-style-name="P7" draw:layer="layout" svg:width="0.254cm" svg:height="0.356cm" svg:x="14.067cm" svg:y="14.47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4.371cm" svg:y="14.3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4.586cm" svg:y="14.47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5.024cm" svg:y="14.134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5.489cm" svg:y="14.47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6.124cm" svg:y="14.3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6.876cm" svg:y="14.29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6cm" svg:x="17.395cm" svg:y="14.47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7.699cm" svg:y="14.30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7.914cm" svg:y="14.47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8.47cm" svg:y="14.47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472cm" svg:height="0.032cm" svg:x="19.125cm" svg:y="14.61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9.873cm" svg:y="14.30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6cm" svg:height="0.517cm" svg:x="20.29cm" svg:y="14.305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177cm" svg:height="1.392cm" svg:x="20.88cm" svg:y="13.93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21.703cm" svg:y="14.3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722cm" svg:y="14.47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49" draw:id="id449">
          <svg:title>TexMaths</svg:title>
          <svg:desc>24§display§\therefore§svg§600§FALSE§</svg:desc>
          <draw:polygon draw:style-name="gr2" draw:text-style-name="P6" draw:layer="layout" svg:width="0.453cm" svg:height="0.371cm" svg:x="4.043cm" svg:y="14.4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4.4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36" smil:attributeName="visibility" smil:to="visible"/>
                  <anim:animate smil:dur="0.5s" smil:fill="hold" smil:targetElement="id436" smil:attributeName="width" smil:values="width*0.05;width" smil:keyTimes="0;1"/>
                  <anim:animate smil:dur="0.5s" smil:fill="hold" smil:targetElement="id436" smil:attributeName="height" smil:values="height;height" smil:keyTimes="0;1"/>
                  <anim:animate smil:dur="0.5s" smil:fill="hold" smil:targetElement="id436" smil:attributeName="x" smil:values="x-.2;x" smil:keyTimes="0;1"/>
                  <anim:animate smil:dur="0.5s" smil:fill="hold" smil:targetElement="id436" smil:attributeName="y" smil:values="y;y" smil:keyTimes="0;1"/>
                  <anim:transitionFilter smil:dur="0.5s" smil:targetElement="id43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7" smil:attributeName="visibility" smil:to="visible"/>
                  <anim:animate smil:dur="0.5s" smil:fill="hold" smil:targetElement="id437" smil:attributeName="width" smil:values="width*0.05;width" smil:keyTimes="0;1"/>
                  <anim:animate smil:dur="0.5s" smil:fill="hold" smil:targetElement="id437" smil:attributeName="height" smil:values="height;height" smil:keyTimes="0;1"/>
                  <anim:animate smil:dur="0.5s" smil:fill="hold" smil:targetElement="id437" smil:attributeName="x" smil:values="x-.2;x" smil:keyTimes="0;1"/>
                  <anim:animate smil:dur="0.5s" smil:fill="hold" smil:targetElement="id437" smil:attributeName="y" smil:values="y;y" smil:keyTimes="0;1"/>
                  <anim:transitionFilter smil:dur="0.5s" smil:targetElement="id43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8" smil:attributeName="visibility" smil:to="visible"/>
                  <anim:animate smil:dur="0.5s" smil:fill="hold" smil:targetElement="id438" smil:attributeName="width" smil:values="width*0.05;width" smil:keyTimes="0;1"/>
                  <anim:animate smil:dur="0.5s" smil:fill="hold" smil:targetElement="id438" smil:attributeName="height" smil:values="height;height" smil:keyTimes="0;1"/>
                  <anim:animate smil:dur="0.5s" smil:fill="hold" smil:targetElement="id438" smil:attributeName="x" smil:values="x-.2;x" smil:keyTimes="0;1"/>
                  <anim:animate smil:dur="0.5s" smil:fill="hold" smil:targetElement="id438" smil:attributeName="y" smil:values="y;y" smil:keyTimes="0;1"/>
                  <anim:transitionFilter smil:dur="0.5s" smil:targetElement="id43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9" smil:attributeName="visibility" smil:to="visible"/>
                  <anim:animate smil:dur="0.5s" smil:fill="hold" smil:targetElement="id439" smil:attributeName="x" smil:values="x;x" smil:keyTimes="0;1"/>
                  <anim:animate smil:dur="0.5s" smil:fill="hold" smil:targetElement="id4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40" smil:attributeName="visibility" smil:to="visible"/>
                  <anim:animate smil:dur="0.5s" smil:fill="hold" smil:targetElement="id440" smil:attributeName="width" smil:values="width*0.05;width" smil:keyTimes="0;1"/>
                  <anim:animate smil:dur="0.5s" smil:fill="hold" smil:targetElement="id440" smil:attributeName="height" smil:values="height;height" smil:keyTimes="0;1"/>
                  <anim:animate smil:dur="0.5s" smil:fill="hold" smil:targetElement="id440" smil:attributeName="x" smil:values="x-.2;x" smil:keyTimes="0;1"/>
                  <anim:animate smil:dur="0.5s" smil:fill="hold" smil:targetElement="id440" smil:attributeName="y" smil:values="y;y" smil:keyTimes="0;1"/>
                  <anim:transitionFilter smil:dur="0.5s" smil:targetElement="id4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1" smil:attributeName="visibility" smil:to="visible"/>
                  <anim:animate smil:dur="0.5s" smil:fill="hold" smil:targetElement="id441" smil:attributeName="x" smil:values="x;x" smil:keyTimes="0;1"/>
                  <anim:animate smil:dur="0.5s" smil:fill="hold" smil:targetElement="id4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2" smil:attributeName="visibility" smil:to="visible"/>
                  <anim:animate smil:dur="0.5s" smil:fill="hold" smil:targetElement="id442" smil:attributeName="x" smil:values="x;x" smil:keyTimes="0;1"/>
                  <anim:animate smil:dur="0.5s" smil:fill="hold" smil:targetElement="id4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3" smil:attributeName="visibility" smil:to="visible"/>
                  <anim:animate smil:dur="0.5s" smil:fill="hold" smil:targetElement="id443" smil:attributeName="x" smil:values="x;x" smil:keyTimes="0;1"/>
                  <anim:animate smil:dur="0.5s" smil:fill="hold" smil:targetElement="id4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4" smil:attributeName="visibility" smil:to="visible"/>
                  <anim:animate smil:dur="0.5s" smil:fill="hold" smil:targetElement="id444" smil:attributeName="x" smil:values="x;x" smil:keyTimes="0;1"/>
                  <anim:animate smil:dur="0.5s" smil:fill="hold" smil:targetElement="id4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5" smil:attributeName="visibility" smil:to="visible"/>
                  <anim:animate smil:dur="0.5s" smil:fill="hold" smil:targetElement="id445" smil:attributeName="x" smil:values="x;x" smil:keyTimes="0;1"/>
                  <anim:animate smil:dur="0.5s" smil:fill="hold" smil:targetElement="id4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6" smil:attributeName="visibility" smil:to="visible"/>
                  <anim:animate smil:dur="0.5s" smil:fill="hold" smil:targetElement="id446" smil:attributeName="x" smil:values="x;x" smil:keyTimes="0;1"/>
                  <anim:animate smil:dur="0.5s" smil:fill="hold" smil:targetElement="id4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7" smil:attributeName="visibility" smil:to="visible"/>
                  <anim:animate smil:dur="0.5s" smil:fill="hold" smil:targetElement="id447" smil:attributeName="x" smil:values="x;x" smil:keyTimes="0;1"/>
                  <anim:animate smil:dur="0.5s" smil:fill="hold" smil:targetElement="id4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8" smil:attributeName="visibility" smil:to="visible"/>
                  <anim:animate smil:dur="0.5s" smil:fill="hold" smil:targetElement="id448" smil:attributeName="x" smil:values="x;x" smil:keyTimes="0;1"/>
                  <anim:animate smil:dur="0.5s" smil:fill="hold" smil:targetElement="id4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49" smil:attributeName="visibility" smil:to="visible"/>
                  <anim:animate smil:dur="0.5s" smil:fill="hold" smil:targetElement="id449" smil:attributeName="x" smil:values="x;x" smil:keyTimes="0;1"/>
                  <anim:animate smil:dur="0.5s" smil:fill="hold" smil:targetElement="id4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50" smil:attributeName="visibility" smil:to="visible"/>
                  <anim:animate smil:dur="0.5s" smil:fill="hold" smil:targetElement="id450" smil:attributeName="x" smil:values="x;x" smil:keyTimes="0;1"/>
                  <anim:animate smil:dur="0.5s" smil:fill="hold" smil:targetElement="id4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1" smil:attributeName="visibility" smil:to="visible"/>
                  <anim:animate smil:dur="0.5s" smil:fill="hold" smil:targetElement="id451" smil:attributeName="x" smil:values="x;x" smil:keyTimes="0;1"/>
                  <anim:animate smil:dur="0.5s" smil:fill="hold" smil:targetElement="id4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64" draw:id="id464">
          <svg:title>TexMaths</svg:title>
          <svg:desc>24§display§\text {I}§svg§600§FALSE§</svg:desc>
          <draw:polygon draw:style-name="gr2" draw:text-style-name="P6" draw:layer="layout" svg:width="0.197cm" svg:height="0.493cm" svg:x="5.447cm" svg:y="13.4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3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63" draw:id="id463">
          <svg:title>TexMaths</svg:title>
          <svg:desc>24§display§\therefore§svg§600§FALSE§</svg:desc>
          <draw:polygon draw:style-name="gr2" draw:text-style-name="P6" draw:layer="layout" svg:width="0.453cm" svg:height="0.371cm" svg:x="4.043cm" svg:y="13.548cm" svg:viewBox="0 0 454 372" draw:points="227,372 0,372 0,0 454,0 454,372">
            <text:p/>
          </draw:polygon>
          <draw:path draw:style-name="gr3" draw:text-style-name="P7" draw:layer="layout" svg:width="0.513cm" svg:height="0.455cm" svg:x="4.026cm" svg:y="13.506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 xml:id="id452" draw:id="id452">
          <svg:title>TexMaths</svg:title>
          <svg:desc>26§display§(6)§svg§600§FALSE§</svg:desc>
          <draw:polygon draw:style-name="gr2" draw:text-style-name="P6" draw:layer="layout" svg:width="0.986cm" svg:height="0.823cm" svg:x="2.119cm" svg:y="1.156cm" svg:viewBox="0 0 987 824" draw:points="494,824 0,824 0,0 987,0 987,824">
            <text:p/>
          </draw:polygon>
          <draw:path draw:style-name="gr3" draw:text-style-name="P7" draw:layer="layout" svg:width="0.213cm" svg:height="0.914cm" svg:x="2.163cm" svg:y="1.11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8cm" svg:height="0.629cm" svg:x="2.467cm" svg:y="1.187cm" svg:viewBox="0 0 381 630" svg:d="M83 310v-23c0-231 115-264 161-264 23 0 60 6 81 37-15 0-50 0-50 40 0 29 21 43 42 43 14 0 41-8 41-43 0-56-39-100-116-100-117 0-242 119-242 320 0 246 106 310 192 310 102 0 189-85 189-206 0-116-81-206-183-206-63 0-96 48-115 92zM192 605c-59 0-86-56-90-68-17-44-17-117-17-134 0-70 30-164 113-164 14 0 56 0 85 58 17 34 17 81 17 125s0 90-17 123c-27 56-71 60-91 60z">
            <text:p/>
          </draw:path>
          <draw:path draw:style-name="gr3" draw:text-style-name="P7" draw:layer="layout" svg:width="0.213cm" svg:height="0.914cm" svg:x="2.94cm" svg:y="1.1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53" draw:id="id453">
          <svg:title>TexMaths</svg:title>
          <svg:desc>24§display§\text {Let,}§svg§600§FALSE§</svg:desc>
          <draw:polygon draw:style-name="gr2" draw:text-style-name="P6" draw:layer="layout" svg:width="1.318cm" svg:height="0.655cm" svg:x="3.739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54" draw:id="id454">
          <svg:title>TexMaths</svg:title>
          <svg:desc>24§display§\text {I}§svg§600§FALSE§</svg:desc>
          <draw:polygon draw:style-name="gr2" draw:text-style-name="P6" draw:layer="layout" svg:width="0.197cm" svg:height="0.493cm" svg:x="5.645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55" draw:id="id455">
          <svg:title>TexMaths</svg:title>
          <svg:desc>22§display§= \int \frac{ e^x }{ \sqrt{e^{2x} - 6e^x + 34} }\ dx§svg§600§FALSE§</svg:desc>
          <draw:polygon draw:style-name="gr2" draw:text-style-name="P6" draw:layer="layout" svg:width="8.395cm" svg:height="1.695cm" svg:x="6.136cm" svg:y="0.656cm" svg:viewBox="0 0 8396 1696" draw:points="4197,1696 0,1696 0,0 8396,0 8396,1696">
            <text:p/>
          </draw:polygon>
          <draw:path draw:style-name="gr3" draw:text-style-name="P7" draw:layer="layout" svg:width="0.515cm" svg:height="0.182cm" svg:x="6.141cm" svg:y="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6cm" svg:y="0.617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98cm" svg:height="0.351cm" svg:x="10.319cm" svg:y="0.805cm" svg:viewBox="0 0 299 352" svg:d="M109 164c23 0 81-2 120-18 54-23 58-69 58-79 0-35-30-67-83-67-86 0-204 76-204 211 0 80 46 141 121 141 113 0 178-83 178-91 0-6-5-11-10-11-4 0-6 2-9 9-62 76-146 76-157 76-60 0-67-66-67-90 0-9 0-34 13-81zM74 146c30-118 109-128 130-128 37 0 56 22 56 49 0 79-123 79-154 79z">
            <text:p/>
          </draw:path>
          <draw:path draw:style-name="gr3" draw:text-style-name="P7" draw:layer="layout" svg:width="0.291cm" svg:height="0.245cm" svg:x="10.669cm" svg:y="0.628cm" svg:viewBox="0 0 292 246" svg:d="M109 183c-5 18-23 48-51 48-2 0-18 0-30-7 23-7 25-27 25-30 0-13-9-21-21-21-16 0-32 14-32 33 0 28 30 40 56 40 27 0 48-15 62-38 14 28 44 38 65 38 63 0 95-68 95-84 0-7-7-7-9-7-7 0-7 3-9 11-12 36-44 65-75 65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5.502cm" svg:height="0.032cm" svg:x="7.908cm" svg:y="1.46cm" svg:viewBox="0 0 5503 33" draw:points="2751,33 0,33 0,0 5503,0 5503,33">
            <text:p/>
          </draw:polygon>
          <draw:path draw:style-name="gr3" draw:text-style-name="P7" draw:layer="layout" svg:width="0.604cm" svg:height="0.774cm" svg:x="7.964cm" svg:y="1.615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4.858cm" svg:height="0.032cm" svg:x="8.552cm" svg:y="1.615cm" svg:viewBox="0 0 4859 33" draw:points="2429,33 0,33 0,0 4859,0 4859,33">
            <text:p/>
          </draw:polygon>
          <draw:path draw:style-name="gr3" draw:text-style-name="P7" draw:layer="layout" svg:width="0.298cm" svg:height="0.351cm" svg:x="8.587cm" svg:y="1.95cm" svg:viewBox="0 0 299 352" svg:d="M109 164c23 0 81-2 120-18 54-23 58-69 58-79 0-35-30-67-83-67-86 0-204 76-204 211 0 80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7" draw:layer="layout" svg:width="0.24cm" svg:height="0.36cm" svg:x="8.946cm" svg:y="1.7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9.247cm" svg:y="1.828cm" svg:viewBox="0 0 292 246" svg:d="M109 183c-5 18-23 48-51 48-2 0-18 0-30-7 23-7 25-27 25-30 0-13-9-21-21-21-16 0-32 14-32 33 0 28 30 40 56 40 27 0 48-15 62-38 14 28 44 38 65 38 63 0 95-68 95-84 0-7-7-7-9-7-7 0-7 3-9 11-12 36-44 65-75 65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9.846cm" svg:y="2.08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587cm" svg:y="1.776cm" svg:viewBox="0 0 322 533" svg:d="M70 262v-19c0-195 97-224 136-224 19 0 51 6 69 32-13 0-43 0-43 34 0 24 18 36 35 36 13 0 36-7 36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298cm" svg:height="0.351cm" svg:x="10.977cm" svg:y="1.95cm" svg:viewBox="0 0 299 352" svg:d="M109 164c23 0 81-2 120-18 54-23 58-69 58-79 0-35-30-67-83-67-86 0-204 76-204 211 0 80 46 141 121 141 113 0 178-83 178-91 0-6-5-11-10-11-4 0-6 2-9 9-62 76-146 76-157 76-60 0-67-66-67-90 0-9 0-34 13-81zM74 146c30-118 109-128 130-128 37 0 58 22 58 49 0 79-125 79-156 79z">
            <text:p/>
          </draw:path>
          <draw:path draw:style-name="gr3" draw:text-style-name="P7" draw:layer="layout" svg:width="0.291cm" svg:height="0.245cm" svg:x="11.328cm" svg:y="1.828cm" svg:viewBox="0 0 292 246" svg:d="M109 183c-5 18-23 48-51 48-2 0-18 0-30-7 23-7 25-27 25-30 0-13-9-21-21-21-16 0-32 14-32 33 0 28 30 40 56 40 27 0 48-15 62-38 14 28 44 38 65 38 63 0 95-68 95-84 0-7-7-7-9-7-7 0-7 3-9 11-12 36-45 65-75 65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7cm" svg:x="11.907cm" svg:y="1.8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669cm" svg:y="1.77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44cm" svg:height="0.524cm" svg:x="13.043cm" svg:y="1.767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3.79cm" svg:y="1.133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4.184cm" svg:y="1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 xml:id="id456" draw:id="id456">
          <svg:title>TexMaths</svg:title>
          <svg:desc>24§display§\text {Put,} \ e^x = t, \ \text {Diff } w.\ r.\ t.\ x.\  \ e^x \ dx = dt §svg§600§FALSE§</svg:desc>
          <draw:polygon draw:style-name="gr2" draw:text-style-name="P6" draw:layer="layout" svg:width="14.331cm" svg:height="0.689cm" svg:x="3.742cm" svg:y="2.851cm" svg:viewBox="0 0 14332 690" draw:points="7167,690 0,690 0,0 14332,0 14332,690">
            <text:p/>
          </draw:polygon>
          <draw:path draw:style-name="gr3" draw:text-style-name="P7" draw:layer="layout" svg:width="0.498cm" svg:height="0.578cm" svg:x="3.729cm" svg:y="2.842cm" svg:viewBox="0 0 499 579" svg:d="M163 312h142c102 0 194-70 194-154 0-83-84-158-199-158h-300v27h21c65 0 65 10 65 38v448c0 31 0 39-65 39h-21v27c29-2 92-2 125-2 32 0 96 0 125 2v-27h-20c-65 0-67-8-67-39zM159 288v-228c0-27 2-33 43-33h74c135 0 135 88 135 131 0 40 0 130-135 130z">
            <text:p/>
          </draw:path>
          <draw:path draw:style-name="gr3" draw:text-style-name="P7" draw:layer="layout" svg:width="0.425cm" svg:height="0.384cm" svg:x="4.301cm" svg:y="3.046cm" svg:viewBox="0 0 426 385" svg:d="M303 308v77l123-10v-27c-59 0-65-6-65-46v-302l-125 10v27c60 0 65 5 65 46v152c0 73-40 130-101 130-71 0-75-38-75-82v-283l-125 10v27c65 0 65 1 65 76v127c0 68 0 145 131 145 46 0 84-23 107-77z">
            <text:p/>
          </draw:path>
          <draw:path draw:style-name="gr3" draw:text-style-name="P7" draw:layer="layout" svg:width="0.266cm" svg:height="0.53cm" svg:x="4.758cm" svg:y="2.899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7" draw:layer="layout" svg:width="0.099cm" svg:height="0.253cm" svg:x="5.144cm" svg:y="3.328cm" svg:viewBox="0 0 100 254" svg:d="M100 88c0-53-19-88-54-88-31 0-46 23-46 44 0 23 15 46 46 46 14 0 23-5 33-11l2-2c0 0 2 0 2 11 0 56-25 108-64 149-4 3-6 5-6 7 0 8 4 10 10 10 10 0 77-67 77-166z">
            <text:p/>
          </draw:path>
          <draw:path draw:style-name="gr3" draw:text-style-name="P7" draw:layer="layout" svg:width="0.325cm" svg:height="0.384cm" svg:x="5.626cm" svg:y="3.046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7" draw:layer="layout" svg:width="0.318cm" svg:height="0.268cm" svg:x="6.008cm" svg:y="2.809cm" svg:viewBox="0 0 319 269" svg:d="M119 200c-6 19-25 52-56 52-2 0-19 0-32-8 25-7 27-29 27-32 0-14-10-24-23-24-18 0-35 16-35 37 0 31 33 44 61 44 29 0 52-17 68-42 15 31 48 42 71 42 69 0 103-75 103-92 0-8-7-8-9-8-8 0-8 4-10 12-13 40-50 71-82 71-23 0-37-15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199cm" svg:x="6.686cm" svg:y="3.10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26cm" svg:height="0.539cm" svg:x="7.548cm" svg:y="2.89cm" svg:viewBox="0 0 261 540" svg:d="M156 192h80c16 0 25 0 25-17 0-10-9-10-25-10h-73c29-121 35-136 35-142 0-15-12-23-25-23-2 0-27 0-35 31l-32 134h-81c-17 0-25 0-25 16 0 11 8 11 23 11h75c-60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9cm" svg:height="0.253cm" svg:x="7.905cm" svg:y="3.328cm" svg:viewBox="0 0 100 254" svg:d="M100 88c0-55-21-88-54-88-29 0-46 21-46 44s17 46 46 46c10 0 21-3 29-11 4-2 4-2 6-2 0 0 2 0 2 11 0 64-31 116-60 143-10 9-10 11-10 13 0 8 4 10 10 10 10 0 77-66 77-166z">
            <text:p/>
          </draw:path>
          <draw:path draw:style-name="gr3" draw:text-style-name="P7" draw:layer="layout" svg:width="0.567cm" svg:height="0.578cm" svg:x="8.519cm" svg:y="2.842cm" svg:viewBox="0 0 568 579" svg:d="M0 0v27h21c65 0 65 10 65 38v448c0 31 0 39-65 39h-21v27h309c142 0 259-125 259-285 0-161-113-294-259-294zM202 552c-41 0-43-6-43-33v-459c0-27 2-33 43-33h84c52 0 111 17 154 79 36 50 44 123 44 188 0 94-16 144-46 187-18 23-66 71-152 71z">
            <text:p/>
          </draw:path>
          <draw:path draw:style-name="gr3" draw:text-style-name="P7" draw:layer="layout" svg:width="0.181cm" svg:height="0.566cm" svg:x="9.16cm" svg:y="2.853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7" draw:layer="layout" svg:width="0.508cm" svg:height="0.597cm" svg:x="9.391cm" svg:y="2.822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8c-61 0-63-10-63-40zM121 233v-96c0-83 69-118 123-118 42 0 65 16 67 16v2c-15 0-31 11-31 34 0 6 0 27 23 35-2 11-2 19-2 29v98z">
            <text:p/>
          </draw:path>
          <draw:path draw:style-name="gr3" draw:text-style-name="P7" draw:layer="layout" svg:width="0.56cm" svg:height="0.384cm" svg:x="10.165cm" svg:y="3.046cm" svg:viewBox="0 0 561 385" svg:d="M367 87c4-18 11-50 11-54 0-16-11-23-23-23-11 0-27 5-32 23-2 5-43 169-48 190-6 25-8 40-8 56 0 9 0 11 2 15-19 46-46 71-79 71-67 0-67-61-67-77 0-26 4-59 44-165 10-25 13-36 13-54 0-38-26-69-69-69-80 0-111 123-111 131 0 7 8 7 10 7 9 0 9 0 13-15 23-79 56-104 86-104 8 0 22 0 22 27 0 21-10 46-16 60-36 100-48 140-48 171 0 79 58 108 121 108 14 0 54 0 88-60 22 54 81 60 106 60 63 0 100-54 123-104 29-68 56-181 56-221 0-47-23-60-39-60-21 0-42 21-42 40 0 12 6 18 13 23 10 10 31 31 31 74 0 28-25 111-46 153-23 47-52 75-94 75-40 0-63-25-63-73 0-23 7-50 9-61z">
            <text:p/>
          </draw:path>
          <draw:path draw:style-name="gr3" draw:text-style-name="P7" draw:layer="layout" svg:width="0.091cm" svg:height="0.091cm" svg:x="10.84cm" svg:y="3.328cm" svg:viewBox="0 0 92 92" svg:d="M92 46c0-25-21-46-46-46s-46 21-46 46 21 46 46 46 46-21 46-46z">
            <text:p/>
          </draw:path>
          <draw:path draw:style-name="gr3" draw:text-style-name="P7" draw:layer="layout" svg:width="0.345cm" svg:height="0.384cm" svg:x="11.307cm" svg:y="3.046cm" svg:viewBox="0 0 346 385" svg:d="M50 325c-2 13-8 33-8 37 0 15 12 23 25 23 10 0 25-8 31-23 2-4 31-120 34-135 6-29 22-89 27-112 4-9 27-50 48-69 6-6 31-27 68-27 23 0 34 10 36 10-27 4-44 25-44 46 0 13 9 31 33 31 21 0 46-19 46-50s-27-56-71-56c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1.712cm" svg:y="3.328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2.175cm" svg:y="2.89cm" svg:viewBox="0 0 261 540" svg:d="M156 192h80c16 0 25 0 25-17 0-10-9-10-25-10h-73c29-121 35-136 35-142 0-15-12-23-25-23-4 0-27 0-35 31l-32 134h-81c-17 0-25 0-25 16 0 11 8 11 23 11h75c-62 241-63 254-63 269 0 47 32 79 76 79 89 0 137-125 137-130 0-8-8-8-12-8-6 0-8 2-11 11-37 89-83 108-112 108-17 0-25-11-25-38 0-22 0-27 4-41z">
            <text:p/>
          </draw:path>
          <draw:path draw:style-name="gr3" draw:text-style-name="P7" draw:layer="layout" svg:width="0.091cm" svg:height="0.091cm" svg:x="12.532cm" svg:y="3.328cm" svg:viewBox="0 0 92 92" svg:d="M92 46c0-25-21-46-46-46s-46 21-46 46 21 46 46 46 46-21 46-46z">
            <text:p/>
          </draw:path>
          <draw:path draw:style-name="gr3" draw:text-style-name="P7" draw:layer="layout" svg:width="0.421cm" svg:height="0.384cm" svg:x="13cm" svg:y="3.046cm" svg:viewBox="0 0 422 385" svg:d="M259 119c4-23 23-100 83-100 4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79 56 57 0 86-60 90-66 10 33 40 66 90 66 89 0 137-110 137-131 0-8-8-8-10-8-8 0-10 2-12 8-28 92-86 111-113 111-33 0-46-27-46-55 0-20 6-37 15-75z">
            <text:p/>
          </draw:path>
          <draw:path draw:style-name="gr3" draw:text-style-name="P7" draw:layer="layout" svg:width="0.091cm" svg:height="0.091cm" svg:x="13.53cm" svg:y="3.328cm" svg:viewBox="0 0 92 92" svg:d="M92 46c0-25-21-46-46-46s-46 21-46 46 21 46 46 46 46-21 46-46z">
            <text:p/>
          </draw:path>
          <draw:path draw:style-name="gr3" draw:text-style-name="P7" draw:layer="layout" svg:width="0.325cm" svg:height="0.384cm" svg:x="14.292cm" svg:y="3.046cm" svg:viewBox="0 0 326 385" svg:d="M119 179c25 0 88-2 131-19 59-25 63-75 63-87 0-38-33-73-90-73-94 0-223 83-223 231 0 86 50 154 132 154 123 0 194-91 194-100 0-6-5-12-11-12-4 0-6 2-10 10-67 82-159 82-171 82-65 0-73-71-73-98 0-9 0-36 14-88zM81 160c32-129 119-141 142-141 40 0 63 25 63 54 0 87-136 87-171 87z">
            <text:p/>
          </draw:path>
          <draw:path draw:style-name="gr3" draw:text-style-name="P7" draw:layer="layout" svg:width="0.318cm" svg:height="0.268cm" svg:x="14.675cm" svg:y="2.809cm" svg:viewBox="0 0 319 269" svg:d="M119 200c-6 19-25 52-56 52-2 0-19 0-32-8 25-7 27-29 27-32 0-14-10-24-23-24-18 0-35 16-35 37 0 31 33 44 63 44 27 0 50-17 66-42 15 31 48 42 71 42 69 0 103-75 103-92 0-8-7-8-9-8-8 0-8 4-10 12-13 40-48 71-82 71-23 0-37-15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7" draw:layer="layout" svg:width="0.402cm" svg:height="0.597cm" svg:x="15.387cm" svg:y="2.832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4 0 68 69 68 75 0 4-2 9-4 13z">
            <text:p/>
          </draw:path>
          <draw:path draw:style-name="gr3" draw:text-style-name="P7" draw:layer="layout" svg:width="0.421cm" svg:height="0.384cm" svg:x="15.817cm" svg:y="3.046cm" svg:viewBox="0 0 422 385" svg:d="M259 119c4-23 23-100 83-100 6 0 25 0 42 10-23 6-40 27-40 46 0 13 9 31 32 31 20 0 46-16 46-50 0-44-50-56-78-56-50 0-79 44-91 65-21-57-65-65-90-65-88 0-136 110-136 131 0 7 8 7 9 7 8 0 10 0 12-7 29-91 84-112 113-112 16 0 46 8 46 56 0 27-15 85-46 202-13 54-44 88-80 88-6 0-25 0-43-9 22-6 41-23 41-46s-19-31-33-31c-25 0-46 23-46 50 0 38 42 56 79 56 57 0 86-60 90-66 10 33 40 66 90 66 89 0 137-110 137-131 0-8-8-8-10-8-8 0-10 2-12 8-26 92-86 111-113 111-33 0-46-27-46-55 0-20 6-37 15-75z">
            <text:p/>
          </draw:path>
          <draw:path draw:style-name="gr3" draw:text-style-name="P7" draw:layer="layout" svg:width="0.562cm" svg:height="0.199cm" svg:x="16.556cm" svg:y="3.109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7" draw:layer="layout" svg:width="0.402cm" svg:height="0.597cm" svg:x="17.432cm" svg:y="2.832cm" svg:viewBox="0 0 403 598" svg:d="M403 10c0-2 0-10-11-10-12 0-92 8-108 10-6 0-11 3-11 15s7 12 21 12c40 0 42 5 42 13l-4 17-50 200c-15-30-40-54-78-54-98 0-204 125-204 248 0 81 46 137 113 137 18 0 60-4 110-63 7 34 36 63 77 63 30 0 49-19 63-48 13-29 25-81 25-83 0-9-8-9-10-9-9 0-9 3-11 15-16 56-31 106-66 106-23 0-25-21-25-39 0-21 2-27 6-40zM227 486c-4 16-4 18-18 33-36 46-71 60-94 60-42 0-55-46-55-79 0-42 26-148 48-187 24-50 63-80 97-80 54 0 68 69 68 75 0 4-2 9-4 13z">
            <text:p/>
          </draw:path>
          <draw:path draw:style-name="gr3" draw:text-style-name="P7" draw:layer="layout" svg:width="0.26cm" svg:height="0.539cm" svg:x="17.856cm" svg:y="2.89cm" svg:viewBox="0 0 261 540" svg:d="M156 192h80c16 0 25 0 25-17 0-10-9-10-25-10h-73c29-121 35-136 35-142 0-15-12-23-25-23-4 0-27 0-35 31l-32 134h-81c-17 0-25 0-25 16 0 11 8 11 23 11h75c-62 241-63 254-63 269 0 47 32 79 76 79 89 0 137-125 137-130 0-8-8-8-12-8-6 0-8 2-11 11-37 89-83 108-112 108-17 0-25-11-25-38 0-22 0-27 4-41z">
            <text:p/>
          </draw:path>
        </draw:g>
        <draw:g xml:id="id460" draw:id="id460">
          <svg:title>TexMaths</svg:title>
          <svg:desc>22§display§= \int \frac{ 1 }{ \sqrt{ (t - 3)^2 + (5)^2 } }\  dt§svg§600§FALSE§</svg:desc>
          <draw:polygon draw:style-name="gr2" draw:text-style-name="P6" draw:layer="layout" svg:width="8.354cm" svg:height="1.849cm" svg:x="6.137cm" svg:y="6.559cm" svg:viewBox="0 0 8355 1850" draw:points="4178,1850 0,1850 0,0 8355,0 8355,1850">
            <text:p/>
          </draw:polygon>
          <draw:path draw:style-name="gr3" draw:text-style-name="P7" draw:layer="layout" svg:width="0.515cm" svg:height="0.182cm" svg:x="6.142cm" svg:y="7.2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7cm" svg:y="6.52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0.591cm" svg:y="6.53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5.613cm" svg:height="0.032cm" svg:x="7.909cm" svg:y="7.363cm" svg:viewBox="0 0 5614 33" draw:points="2807,33 0,33 0,0 5614,0 5614,33">
            <text:p/>
          </draw:polygon>
          <draw:path draw:style-name="gr3" draw:text-style-name="P7" draw:layer="layout" svg:width="0.705cm" svg:height="0.928cm" svg:x="7.994cm" svg:y="7.518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839cm" svg:height="0.032cm" svg:x="8.682cm" svg:y="7.518cm" svg:viewBox="0 0 4840 33" draw:points="2420,33 0,33 0,0 4840,0 4840,33">
            <text:p/>
          </draw:polygon>
          <draw:path draw:style-name="gr3" draw:text-style-name="P7" draw:layer="layout" svg:width="0.18cm" svg:height="0.773cm" svg:x="8.759cm" svg:y="7.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9cm" svg:y="7.725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472cm" svg:height="0.032cm" svg:x="9.499cm" svg:y="8.00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239cm" svg:y="7.696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0.637cm" svg:y="7.6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929cm" svg:y="7.62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457cm" svg:y="7.7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2.263cm" svg:y="7.6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12.526cm" svg:y="7.696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12.918cm" svg:y="7.63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3.209cm" svg:y="7.62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902cm" svg:y="7.03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4.293cm" svg:y="7.08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57" draw:id="id457">
          <svg:title>TexMaths</svg:title>
          <svg:desc>24§display§\text {I}§svg§600§FALSE§</svg:desc>
          <draw:polygon draw:style-name="gr2" draw:text-style-name="P6" draw:layer="layout" svg:width="0.197cm" svg:height="0.493cm" svg:x="5.646cm" svg:y="4.748cm" svg:viewBox="0 0 198 494" draw:points="100,494 0,494 0,0 198,0 198,494">
            <text:p/>
          </draw:polygon>
          <draw:path draw:style-name="gr3" draw:text-style-name="P7" draw:layer="layout" svg:width="0.258cm" svg:height="0.577cm" svg:x="5.627cm" svg:y="4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58" draw:id="id458">
          <svg:title>TexMaths</svg:title>
          <svg:desc>22§display§= \int \frac{1}{ \sqrt{t^2 - 6t + 34} }\ dt§svg§600§FALSE§</svg:desc>
          <draw:polygon draw:style-name="gr2" draw:text-style-name="P6" draw:layer="layout" svg:width="7.341cm" svg:height="1.695cm" svg:x="6.138cm" svg:y="4.156cm" svg:viewBox="0 0 7342 1696" draw:points="3671,1696 0,1696 0,0 7342,0 7342,1696">
            <text:p/>
          </draw:polygon>
          <draw:path draw:style-name="gr3" draw:text-style-name="P7" draw:layer="layout" svg:width="0.515cm" svg:height="0.182cm" svg:x="6.143cm" svg:y="4.8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8cm" svg:y="4.117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085cm" svg:y="4.131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599cm" svg:height="0.032cm" svg:x="7.91cm" svg:y="4.96cm" svg:viewBox="0 0 4600 33" draw:points="2300,33 0,33 0,0 4600,0 4600,33">
            <text:p/>
          </draw:polygon>
          <draw:path draw:style-name="gr3" draw:text-style-name="P7" draw:layer="layout" svg:width="0.604cm" svg:height="0.774cm" svg:x="7.967cm" svg:y="5.115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955cm" svg:height="0.032cm" svg:x="8.554cm" svg:y="5.115cm" svg:viewBox="0 0 3956 33" draw:points="1978,33 0,33 0,0 3956,0 3956,33">
            <text:p/>
          </draw:polygon>
          <draw:path draw:style-name="gr3" draw:text-style-name="P7" draw:layer="layout" svg:width="0.238cm" svg:height="0.494cm" svg:x="8.572cm" svg:y="5.307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8.868cm" svg:y="5.2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417cm" svg:y="5.58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158cm" svg:y="5.276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531cm" svg:y="5.307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1.006cm" svg:y="5.34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1.77cm" svg:y="5.276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44cm" svg:height="0.524cm" svg:x="12.145cm" svg:y="5.26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2.891cm" svg:y="4.633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28cm" svg:y="4.686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 xml:id="id459" draw:id="id459">
          <svg:title>TexMaths</svg:title>
          <svg:desc>22§display§= \int \frac{ 1 }{ \sqrt{t^2 -  2(t)(3)  + 9 + 34 - 9} }\ dt§svg§600§FALSE§</svg:desc>
          <draw:polygon draw:style-name="gr2" draw:text-style-name="P6" draw:layer="layout" svg:width="11.723cm" svg:height="1.849cm" svg:x="14.04cm" svg:y="4.158cm" svg:viewBox="0 0 11724 1850" draw:points="5862,1850 0,1850 0,0 11724,0 11724,1850">
            <text:p/>
          </draw:polygon>
          <draw:path draw:style-name="gr3" draw:text-style-name="P7" draw:layer="layout" svg:width="0.515cm" svg:height="0.182cm" svg:x="14.045cm" svg:y="4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86cm" svg:y="4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20.178cm" svg:y="4.1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8.981cm" svg:height="0.032cm" svg:x="15.812cm" svg:y="4.962cm" svg:viewBox="0 0 8982 33" draw:points="4491,33 0,33 0,0 8982,0 8982,33">
            <text:p/>
          </draw:polygon>
          <draw:path draw:style-name="gr3" draw:text-style-name="P7" draw:layer="layout" svg:width="0.705cm" svg:height="0.928cm" svg:x="15.897cm" svg:y="5.1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8.209cm" svg:height="0.032cm" svg:x="16.585cm" svg:y="5.117cm" svg:viewBox="0 0 8210 33" draw:points="4104,33 0,33 0,0 8210,0 8210,33">
            <text:p/>
          </draw:polygon>
          <draw:path draw:style-name="gr3" draw:text-style-name="P7" draw:layer="layout" svg:width="0.238cm" svg:height="0.494cm" svg:x="16.602cm" svg:y="5.32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6.898cm" svg:y="5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447cm" svg:y="5.60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8.195cm" svg:y="5.2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8.619cm" svg:y="5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38cm" svg:height="0.494cm" svg:x="18.862cm" svg:y="5.32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9.167cm" svg:y="5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18cm" svg:height="0.773cm" svg:x="19.499cm" svg:y="5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9.756cm" svg:y="5.295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20.156cm" svg:y="5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515cm" svg:height="0.516cm" svg:x="20.627cm" svg:y="5.3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1.389cm" svg:y="5.295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6cm" svg:x="21.958cm" svg:y="5.3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2.72cm" svg:y="5.295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44cm" svg:height="0.523cm" svg:x="23.096cm" svg:y="5.286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3.696cm" svg:y="5.60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24.439cm" svg:y="5.295cm" svg:viewBox="0 0 322 533" svg:d="M253 269v25c0 183-81 218-126 218-14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69cm" svg:height="0.546cm" svg:x="25.175cm" svg:y="4.63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25.564cm" svg:y="4.687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461" draw:id="id461">
          <svg:title>TexMaths</svg:title>
          <svg:desc>22§display§= \log \left[\ (t - 3) + \sqrt{ ( t - 3 )^2 + (5)^2 } \ \right]  \ + \ c§svg§600§FALSE§</svg:desc>
          <draw:polygon draw:style-name="gr2" draw:text-style-name="P6" draw:layer="layout" svg:width="13.675cm" svg:height="1.315cm" svg:x="6.141cm" svg:y="9.069cm" svg:viewBox="0 0 13676 1316" draw:points="6837,1316 0,1316 0,0 13676,0 13676,1316">
            <text:p/>
          </draw:polygon>
          <draw:path draw:style-name="gr3" draw:text-style-name="P7" draw:layer="layout" svg:width="0.515cm" svg:height="0.182cm" svg:x="6.146cm" svg:y="9.6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944cm" svg:y="9.38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155cm" svg:y="9.572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542cm" svg:y="9.569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221cm" svg:y="9.03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746cm" svg:y="9.3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8.987cm" svg:y="9.435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9.485cm" svg:y="9.71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226cm" svg:y="9.405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0.623cm" svg:y="9.34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1.097cm" svg:y="9.4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1.912cm" svg:y="9.19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4.839cm" svg:height="0.032cm" svg:x="12.6cm" svg:y="9.19cm" svg:viewBox="0 0 4840 33" draw:points="2420,33 0,33 0,0 4840,0 4840,33">
            <text:p/>
          </draw:polygon>
          <draw:path draw:style-name="gr3" draw:text-style-name="P7" draw:layer="layout" svg:width="0.18cm" svg:height="0.774cm" svg:x="12.676cm" svg:y="9.3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12.918cm" svg:y="9.435cm" svg:viewBox="0 0 239 495" svg:d="M143 176h73c15 0 23 0 23-16 0-9-8-9-23-9h-68c28-110 33-125 33-130 0-14-10-21-23-21-3 0-24 0-31 28l-30 123h-74c-16 0-23 0-23 15 0 10 7 10 21 10h69c-57 220-58 233-58 247 0 42 30 72 70 72 81 0 125-115 125-120 0-7-7-7-11-7-7 0-7 2-10 11-34 81-76 98-102 98-16 0-23-10-23-35 0-19 0-25 3-37z">
            <text:p/>
          </draw:path>
          <draw:path draw:style-name="gr3" draw:text-style-name="P7" draw:layer="layout" svg:width="0.472cm" svg:height="0.032cm" svg:x="13.415cm" svg:y="9.71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4.156cm" svg:y="9.405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4.555cm" svg:y="9.34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4.846cm" svg:y="9.33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5.374cm" svg:y="9.4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6.18cm" svg:y="9.3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09cm" svg:height="0.533cm" svg:x="16.442cm" svg:y="9.405cm" svg:viewBox="0 0 310 534" svg:d="M310 361c0-92-64-171-148-171-37 0-70 13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18cm" svg:height="0.774cm" svg:x="16.834cm" svg:y="9.34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7.125cm" svg:y="9.33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77cm" svg:height="1.392cm" svg:x="17.709cm" svg:y="9.03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8.534cm" svg:y="9.4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9.553cm" svg:y="9.57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62" draw:id="id462">
          <svg:title>TexMaths</svg:title>
          <svg:desc>22§display§= \log \left[\ (t - 3) + \sqrt{ t^2 - 6t + 34 } \ \right]  \ + \ c§svg§600§FALSE§</svg:desc>
          <draw:polygon draw:style-name="gr2" draw:text-style-name="P6" draw:layer="layout" svg:width="12.792cm" svg:height="1.315cm" svg:x="6.142cm" svg:y="11.07cm" svg:viewBox="0 0 12793 1316" draw:points="6396,1316 0,1316 0,0 12793,0 12793,1316">
            <text:p/>
          </draw:polygon>
          <draw:path draw:style-name="gr3" draw:text-style-name="P7" draw:layer="layout" svg:width="0.515cm" svg:height="0.182cm" svg:x="6.147cm" svg:y="11.6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945cm" svg:y="11.38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156cm" svg:y="11.573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543cm" svg:y="11.57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222cm" svg:y="11.031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747cm" svg:y="11.341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38cm" svg:height="0.494cm" svg:x="8.988cm" svg:y="11.436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9.486cm" svg:y="11.71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227cm" svg:y="11.406cm" svg:viewBox="0 0 322 534" svg:d="M194 243c63-19 107-74 107-136 0-63-69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0.625cm" svg:y="11.341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1.098cm" svg:y="11.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1.913cm" svg:y="11.13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3.956cm" svg:height="0.032cm" svg:x="12.602cm" svg:y="11.13cm" svg:viewBox="0 0 3957 33" draw:points="1978,33 0,33 0,0 3957,0 3957,33">
            <text:p/>
          </draw:polygon>
          <draw:path draw:style-name="gr3" draw:text-style-name="P7" draw:layer="layout" svg:width="0.238cm" svg:height="0.494cm" svg:x="12.619cm" svg:y="11.436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2.915cm" svg:y="11.337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462cm" svg:y="11.713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4.205cm" svg:y="11.406cm" svg:viewBox="0 0 322 534" svg:d="M70 262v-19c0-195 97-224 136-224 19 0 51 6 69 32-13 0-43 0-43 34 0 24 18 37 36 37 12 0 35-8 35-37 0-48-34-85-99-85-98 0-204 100-204 271 0 208 90 263 162 263 86 0 160-73 160-175 0-98-69-174-155-174-53 0-81 40-97 77zM162 512c-49 0-72-47-76-58-14-37-14-98-14-112 0-60 25-139 95-139 13 0 48 0 72 49 14 28 14 69 14 105 0 37 0 76-14 104-23 48-59 51-77 51z">
            <text:p/>
          </draw:path>
          <draw:path draw:style-name="gr3" draw:text-style-name="P7" draw:layer="layout" svg:width="0.238cm" svg:height="0.494cm" svg:x="14.576cm" svg:y="11.436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5.053cm" svg:y="11.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5.816cm" svg:y="11.406cm" svg:viewBox="0 0 322 534" svg:d="M194 243c63-19 107-74 107-136 0-63-67-107-143-107-77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44cm" svg:height="0.524cm" svg:x="16.19cm" svg:y="11.397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0.177cm" svg:height="1.392cm" svg:x="16.828cm" svg:y="11.031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7.651cm" svg:y="11.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8.672cm" svg:y="11.579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 xml:id="id465" draw:id="id465">
          <svg:title>TexMaths</svg:title>
          <svg:desc>22§display§= \log \left[\ (e^x - 3) + \sqrt{ e^{2x} - 6e^x + 34 } \ \right]  \ + \ c§svg§600§FALSE§</svg:desc>
          <draw:polygon draw:style-name="gr2" draw:text-style-name="P6" draw:layer="layout" svg:width="14.163cm" svg:height="1.315cm" svg:x="6.142cm" svg:y="13.071cm" svg:viewBox="0 0 14164 1316" draw:points="7082,1316 0,1316 0,0 14164,0 14164,1316">
            <text:p/>
          </draw:polygon>
          <draw:path draw:style-name="gr3" draw:text-style-name="P7" draw:layer="layout" svg:width="0.515cm" svg:height="0.182cm" svg:x="6.147cm" svg:y="13.63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945cm" svg:y="13.38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156cm" svg:y="13.574cm" svg:viewBox="0 0 345 357" svg:d="M345 181c0-98-79-181-173-181-96 0-172 85-172 181 0 101 81 176 172 176 94 0 173-77 173-176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7.543cm" svg:y="13.571cm" svg:viewBox="0 0 356 512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77cm" svg:height="1.392cm" svg:x="8.222cm" svg:y="13.032cm" svg:viewBox="0 0 178 1393" draw:points="0,1393 178,1393 178,1358 37,1358 37,37 178,37 178,0 0,0">
            <text:p/>
          </draw:polygon>
          <draw:path draw:style-name="gr3" draw:text-style-name="P7" draw:layer="layout" svg:width="0.18cm" svg:height="0.774cm" svg:x="8.747cm" svg:y="13.342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298cm" svg:height="0.351cm" svg:x="9.005cm" svg:y="13.5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91cm" svg:height="0.246cm" svg:x="9.356cm" svg:y="13.363cm" svg:viewBox="0 0 292 247" svg:d="M109 183c-5 18-23 48-51 48-2 0-18 0-30-7 23-7 25-27 25-30 0-13-9-21-21-21-16 0-32 14-32 33 0 28 30 41 56 41 27 0 48-16 62-39 14 28 44 39 65 39 63 0 95-69 95-85 0-7-7-7-9-7-7 0-7 3-9 11-12 37-45 65-75 65-21 0-34-14-34-36 0-14 14-63 29-125 12-42 35-54 54-54 0 0 18 0 28 7-16 5-23 19-23 30 0 12 9 21 21 21 13 0 32-11 32-33 0-32-35-41-58-41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956cm" svg:y="13.7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0.697cm" svg:y="13.407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18cm" svg:height="0.774cm" svg:x="11.096cm" svg:y="13.342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1.568cm" svg:y="13.47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2.383cm" svg:y="13.131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4.858cm" svg:height="0.032cm" svg:x="13.071cm" svg:y="13.131cm" svg:viewBox="0 0 4859 33" draw:points="2429,33 0,33 0,0 4859,0 4859,33">
            <text:p/>
          </draw:polygon>
          <draw:path draw:style-name="gr3" draw:text-style-name="P7" draw:layer="layout" svg:width="0.298cm" svg:height="0.351cm" svg:x="13.106cm" svg:y="13.5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4cm" svg:height="0.36cm" svg:x="13.465cm" svg:y="13.33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1cm" svg:height="0.246cm" svg:x="13.764cm" svg:y="13.46cm" svg:viewBox="0 0 292 247" svg:d="M109 183c-5 18-23 48-51 48-2 0-18 0-30-7 23-7 25-27 25-30 0-13-9-21-21-21-16 0-32 14-32 33 0 28 30 41 56 41 27 0 48-16 62-39 14 28 44 39 65 39 63 0 95-69 95-85 0-7-7-7-9-7-7 0-7 3-9 11-12 37-44 65-75 65-21 0-34-14-34-36 0-14 14-63 29-125 12-42 36-54 54-54 0 0 18 0 28 7-16 5-23 19-23 30 0 12 9 21 21 21 13 0 32-11 32-33 0-32-35-41-58-41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4.365cm" svg:y="13.7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3cm" svg:x="15.106cm" svg:y="13.407cm" svg:viewBox="0 0 322 534" svg:d="M70 262v-19c0-195 97-224 136-224 19 0 51 6 69 32-13 0-43 0-43 34 0 24 18 37 36 37 12 0 35-8 35-37 0-48-34-85-99-85-98 0-204 100-204 271 0 208 90 263 162 263 86 0 160-73 160-175 0-98-69-174-155-174-53 0-81 40-97 77zM162 512c-48 0-72-47-76-58-14-37-14-98-14-112 0-60 25-139 95-139 13 0 48 0 72 49 14 28 14 69 14 105 0 37 0 76-14 104-23 48-59 51-77 51z">
            <text:p/>
          </draw:path>
          <draw:path draw:style-name="gr3" draw:text-style-name="P7" draw:layer="layout" svg:width="0.298cm" svg:height="0.351cm" svg:x="15.495cm" svg:y="13.5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91cm" svg:height="0.246cm" svg:x="15.845cm" svg:y="13.46cm" svg:viewBox="0 0 292 247" svg:d="M109 183c-5 18-23 48-51 48-2 0-18 0-30-7 23-7 25-27 25-30 0-13-9-21-21-21-16 0-32 14-32 33 0 28 30 41 56 41 27 0 48-16 62-39 14 28 44 39 65 39 63 0 95-69 95-85 0-7-7-7-9-7-7 0-7 3-9 11-12 37-45 65-75 65-21 0-34-14-34-36 0-14 14-63 29-125 12-42 35-54 54-54 0 0 18 0 28 7-16 5-23 19-23 30 0 12 9 21 21 21 13 0 32-11 32-33 0-32-35-41-58-41-26 0-49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517cm" svg:x="16.424cm" svg:y="13.47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7.186cm" svg:y="13.407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44cm" svg:height="0.524cm" svg:x="17.562cm" svg:y="13.398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0.177cm" svg:height="1.392cm" svg:x="18.198cm" svg:y="13.032cm" svg:viewBox="0 0 178 1393" draw:points="141,1358 0,1358 0,1393 178,1393 178,0 0,0 0,37 141,37">
            <text:p/>
          </draw:polygon>
          <draw:path draw:style-name="gr3" draw:text-style-name="P7" draw:layer="layout" svg:width="0.515cm" svg:height="0.517cm" svg:x="19.023cm" svg:y="13.47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0.042cm" svg:y="13.58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52" smil:attributeName="visibility" smil:to="visible"/>
                  <anim:animate smil:dur="0.5s" smil:fill="hold" smil:targetElement="id452" smil:attributeName="width" smil:values="width*0.05;width" smil:keyTimes="0;1"/>
                  <anim:animate smil:dur="0.5s" smil:fill="hold" smil:targetElement="id452" smil:attributeName="height" smil:values="height;height" smil:keyTimes="0;1"/>
                  <anim:animate smil:dur="0.5s" smil:fill="hold" smil:targetElement="id452" smil:attributeName="x" smil:values="x-.2;x" smil:keyTimes="0;1"/>
                  <anim:animate smil:dur="0.5s" smil:fill="hold" smil:targetElement="id452" smil:attributeName="y" smil:values="y;y" smil:keyTimes="0;1"/>
                  <anim:transitionFilter smil:dur="0.5s" smil:targetElement="id45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453" smil:attributeName="visibility" smil:to="visible"/>
                  <anim:animate smil:dur="0.25s" smil:fill="hold" smil:targetElement="id453" smil:attributeName="width" smil:values="width*0.05;width" smil:keyTimes="0;1"/>
                  <anim:animate smil:dur="0.25s" smil:fill="hold" smil:targetElement="id453" smil:attributeName="height" smil:values="height;height" smil:keyTimes="0;1"/>
                  <anim:animate smil:dur="0.25s" smil:fill="hold" smil:targetElement="id453" smil:attributeName="x" smil:values="x-.2;x" smil:keyTimes="0;1"/>
                  <anim:animate smil:dur="0.25s" smil:fill="hold" smil:targetElement="id453" smil:attributeName="y" smil:values="y;y" smil:keyTimes="0;1"/>
                  <anim:transitionFilter smil:dur="0.25s" smil:targetElement="id453" smil:type="fade" smil:subtype="crossfade"/>
                </anim:par>
              </anim:par>
              <anim:par smil:begin="0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54" smil:attributeName="visibility" smil:to="visible"/>
                  <anim:animate smil:dur="0.5s" smil:fill="hold" smil:targetElement="id454" smil:attributeName="width" smil:values="width*0.05;width" smil:keyTimes="0;1"/>
                  <anim:animate smil:dur="0.5s" smil:fill="hold" smil:targetElement="id454" smil:attributeName="height" smil:values="height;height" smil:keyTimes="0;1"/>
                  <anim:animate smil:dur="0.5s" smil:fill="hold" smil:targetElement="id454" smil:attributeName="x" smil:values="x-.2;x" smil:keyTimes="0;1"/>
                  <anim:animate smil:dur="0.5s" smil:fill="hold" smil:targetElement="id454" smil:attributeName="y" smil:values="y;y" smil:keyTimes="0;1"/>
                  <anim:transitionFilter smil:dur="0.5s" smil:targetElement="id454" smil:type="fade" smil:subtype="crossfade"/>
                </anim:par>
              </anim:par>
              <anim:par smil:begin="1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5" smil:attributeName="visibility" smil:to="visible"/>
                  <anim:animate smil:dur="0.5s" smil:fill="hold" smil:targetElement="id455" smil:attributeName="x" smil:values="x;x" smil:keyTimes="0;1"/>
                  <anim:animate smil:dur="0.5s" smil:fill="hold" smil:targetElement="id4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56" smil:attributeName="visibility" smil:to="visible"/>
                  <anim:animate smil:dur="0.5s" smil:fill="hold" smil:targetElement="id456" smil:attributeName="width" smil:values="width*0.05;width" smil:keyTimes="0;1"/>
                  <anim:animate smil:dur="0.5s" smil:fill="hold" smil:targetElement="id456" smil:attributeName="height" smil:values="height;height" smil:keyTimes="0;1"/>
                  <anim:animate smil:dur="0.5s" smil:fill="hold" smil:targetElement="id456" smil:attributeName="x" smil:values="x-.2;x" smil:keyTimes="0;1"/>
                  <anim:animate smil:dur="0.5s" smil:fill="hold" smil:targetElement="id456" smil:attributeName="y" smil:values="y;y" smil:keyTimes="0;1"/>
                  <anim:transitionFilter smil:dur="0.5s" smil:targetElement="id4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7" smil:attributeName="visibility" smil:to="visible"/>
                  <anim:animate smil:dur="0.5s" smil:fill="hold" smil:targetElement="id457" smil:attributeName="x" smil:values="x;x" smil:keyTimes="0;1"/>
                  <anim:animate smil:dur="0.5s" smil:fill="hold" smil:targetElement="id45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8" smil:attributeName="visibility" smil:to="visible"/>
                  <anim:animate smil:dur="0.5s" smil:fill="hold" smil:targetElement="id458" smil:attributeName="x" smil:values="x;x" smil:keyTimes="0;1"/>
                  <anim:animate smil:dur="0.5s" smil:fill="hold" smil:targetElement="id4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9" smil:attributeName="visibility" smil:to="visible"/>
                  <anim:animate smil:dur="0.5s" smil:fill="hold" smil:targetElement="id459" smil:attributeName="x" smil:values="x;x" smil:keyTimes="0;1"/>
                  <anim:animate smil:dur="0.5s" smil:fill="hold" smil:targetElement="id4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0" smil:attributeName="visibility" smil:to="visible"/>
                  <anim:animate smil:dur="0.5s" smil:fill="hold" smil:targetElement="id460" smil:attributeName="x" smil:values="x;x" smil:keyTimes="0;1"/>
                  <anim:animate smil:dur="0.5s" smil:fill="hold" smil:targetElement="id4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1" smil:attributeName="visibility" smil:to="visible"/>
                  <anim:animate smil:dur="0.5s" smil:fill="hold" smil:targetElement="id461" smil:attributeName="x" smil:values="x;x" smil:keyTimes="0;1"/>
                  <anim:animate smil:dur="0.5s" smil:fill="hold" smil:targetElement="id4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2" smil:attributeName="visibility" smil:to="visible"/>
                  <anim:animate smil:dur="0.5s" smil:fill="hold" smil:targetElement="id462" smil:attributeName="x" smil:values="x;x" smil:keyTimes="0;1"/>
                  <anim:animate smil:dur="0.5s" smil:fill="hold" smil:targetElement="id4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3" smil:attributeName="visibility" smil:to="visible"/>
                  <anim:animate smil:dur="0.5s" smil:fill="hold" smil:targetElement="id463" smil:attributeName="x" smil:values="x;x" smil:keyTimes="0;1"/>
                  <anim:animate smil:dur="0.5s" smil:fill="hold" smil:targetElement="id4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64" smil:attributeName="visibility" smil:to="visible"/>
                  <anim:animate smil:dur="0.5s" smil:fill="hold" smil:targetElement="id464" smil:attributeName="x" smil:values="x;x" smil:keyTimes="0;1"/>
                  <anim:animate smil:dur="0.5s" smil:fill="hold" smil:targetElement="id4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5" smil:attributeName="visibility" smil:to="visible"/>
                  <anim:animate smil:dur="0.5s" smil:fill="hold" smil:targetElement="id465" smil:attributeName="x" smil:values="x;x" smil:keyTimes="0;1"/>
                  <anim:animate smil:dur="0.5s" smil:fill="hold" smil:targetElement="id4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<text:tab/></text:span><text:span text:style-name="T14"> <text:s text:c="2"/></text:span></text:p>
          </draw:text-box>
        </draw:frame>
        <draw:g xml:id="id474" draw:id="id474">
          <svg:title>TexMaths</svg:title>
          <svg:desc>24§display§\text {I}§svg§600§FALSE§</svg:desc>
          <draw:polygon draw:style-name="gr2" draw:text-style-name="P6" draw:layer="layout" svg:width="0.197cm" svg:height="0.493cm" svg:x="5.447cm" svg:y="13.347cm" svg:viewBox="0 0 198 494" draw:points="100,494 0,494 0,0 198,0 198,494">
            <text:p/>
          </draw:polygon>
          <draw:path draw:style-name="gr3" draw:text-style-name="P7" draw:layer="layout" svg:width="0.258cm" svg:height="0.577cm" svg:x="5.428cm" svg:y="13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70" draw:id="id470">
          <svg:title>TexMaths</svg:title>
          <svg:desc>22§display§= \int \frac{ 1 }{ \sqrt{ 5x^2 + 3 x^2 \log x - 2 x^2 ( \log x )^2  } }\ dx§svg§600§FALSE§</svg:desc>
          <draw:polygon draw:style-name="gr2" draw:text-style-name="P6" draw:layer="layout" svg:width="13.303cm" svg:height="1.849cm" svg:x="6.137cm" svg:y="3.158cm" svg:viewBox="0 0 13304 1850" draw:points="6651,1850 0,1850 0,0 13304,0 13304,1850">
            <text:p/>
          </draw:polygon>
          <draw:path draw:style-name="gr3" draw:text-style-name="P7" draw:layer="layout" svg:width="0.515cm" svg:height="0.182cm" svg:x="6.142cm" svg:y="3.8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7cm" svg:y="3.1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2.987cm" svg:y="3.1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0.406cm" svg:height="0.032cm" svg:x="7.909cm" svg:y="3.962cm" svg:viewBox="0 0 10407 33" draw:points="5204,33 0,33 0,0 10407,0 10407,33">
            <text:p/>
          </draw:polygon>
          <draw:path draw:style-name="gr3" draw:text-style-name="P7" draw:layer="layout" svg:width="0.705cm" svg:height="0.928cm" svg:x="7.994cm" svg:y="4.1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9.633cm" svg:height="0.032cm" svg:x="8.682cm" svg:y="4.117cm" svg:viewBox="0 0 9634 33" draw:points="4817,33 0,33 0,0 9634,0 9634,33">
            <text:p/>
          </draw:polygon>
          <draw:path draw:style-name="gr3" draw:text-style-name="P7" draw:layer="layout" svg:width="0.309cm" svg:height="0.532cm" svg:x="8.721cm" svg:y="4.29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386cm" svg:height="0.351cm" svg:x="9.092cm" svg:y="4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544cm" svg:y="4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072cm" svg:y="4.3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836cm" svg:y="4.29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1.213cm" svg:y="4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665cm" svg:y="4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73cm" svg:height="0.538cm" svg:x="12.133cm" svg:y="4.27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2.343cm" svg:y="4.46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73cm" svg:y="4.45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13.258cm" svg:y="4.4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3.913cm" svg:y="4.60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661cm" svg:y="4.2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5.03cm" svg:y="4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5.485cm" svg:y="4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5.873cm" svg:y="4.2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16.123cm" svg:y="4.27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6.335cm" svg:y="4.46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6.722cm" svg:y="4.45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17.248cm" svg:y="4.4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7.711cm" svg:y="4.2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8.003cm" svg:y="4.2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697cm" svg:y="3.63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9.091cm" svg:y="3.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473" draw:id="id473">
          <svg:title>TexMaths</svg:title>
          <svg:desc>24§display§\text {Put,} \ \ \log x = t, \ \text {Diff } w.\ r.\ t.\ x.\  \frac{1}{x} \ dx = dt §svg§600§FALSE§</svg:desc>
          <draw:polygon draw:style-name="gr2" draw:text-style-name="P6" draw:layer="layout" svg:width="15.233cm" svg:height="1.637cm" svg:x="3.742cm" svg:y="10.749cm" svg:viewBox="0 0 15234 1638" draw:points="7618,1638 0,1638 0,0 15234,0 15234,1638">
            <text:p/>
          </draw:polygon>
          <draw:path draw:style-name="gr3" draw:text-style-name="P7" draw:layer="layout" svg:width="0.498cm" svg:height="0.577cm" svg:x="3.729cm" svg:y="11.264cm" svg:viewBox="0 0 499 578" svg:d="M163 311h142c102 0 194-69 194-153 0-83-84-158-199-158h-300v27h21c65 0 65 9 65 38v448c0 31 0 38-65 38h-21v27c29-2 92-2 125-2 32 0 96 0 125 2v-27h-20c-65 0-67-7-67-38zM159 288v-228c0-27 2-33 43-33h74c135 0 135 88 135 131 0 40 0 130-135 130z">
            <text:p/>
          </draw:path>
          <draw:path draw:style-name="gr3" draw:text-style-name="P7" draw:layer="layout" svg:width="0.425cm" svg:height="0.383cm" svg:x="4.301cm" svg:y="11.468cm" svg:viewBox="0 0 426 384" svg:d="M303 307v77l123-9v-27c-59 0-65-6-65-46v-302l-125 10v26c60 0 65 6 65 47v151c0 73-40 131-101 131-71 0-75-38-75-83v-282l-125 10v26c65 0 65 2 65 77v127c0 67 0 144 131 144 46 0 84-23 107-77z">
            <text:p/>
          </draw:path>
          <draw:path draw:style-name="gr3" draw:text-style-name="P7" draw:layer="layout" svg:width="0.266cm" svg:height="0.529cm" svg:x="4.758cm" svg:y="11.322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7" draw:layer="layout" svg:width="0.099cm" svg:height="0.253cm" svg:x="5.144cm" svg:y="11.75cm" svg:viewBox="0 0 100 254" svg:d="M100 88c0-53-19-88-54-88-31 0-46 23-46 44 0 23 15 46 46 46 14 0 23-5 33-11l2-2c0 0 2 0 2 11 0 56-25 108-64 148-4 4-6 6-6 8 0 8 4 10 10 10 10 0 77-68 77-166z">
            <text:p/>
          </draw:path>
          <draw:path draw:style-name="gr3" draw:text-style-name="P7" draw:layer="layout" svg:width="0.189cm" svg:height="0.587cm" svg:x="6.037cm" svg:y="11.25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6.265cm" svg:y="11.46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387cm" svg:height="0.558cm" svg:x="6.688cm" svg:y="11.458cm" svg:viewBox="0 0 388 559" svg:d="M165 238c-75 0-75-84-75-104 0-23 2-49 14-71 7-11 27-34 61-34 73 0 73 84 73 104 0 23 0 49-13 71-8 11-27 34-60 34zM65 271c0-4 0-23 16-40 32 24 67 26 84 26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7-46-24-94-24-146-24-21 0-58 0-64 0-27-3-46-30-46-57zM188 538c-86 0-144-42-144-87 0-40 33-71 69-73h50c73 0 169 0 169 73 0 45-61 87-144 87z">
            <text:p/>
          </draw:path>
          <draw:path draw:style-name="gr3" draw:text-style-name="P7" draw:layer="layout" svg:width="0.421cm" svg:height="0.383cm" svg:x="7.262cm" svg:y="11.46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9 0 136-109 136-130 0-8-7-8-9-8-8 0-10 2-12 8-26 92-86 111-113 111-33 0-46-27-46-56 0-19 6-36 15-75z">
            <text:p/>
          </draw:path>
          <draw:path draw:style-name="gr3" draw:text-style-name="P7" draw:layer="layout" svg:width="0.562cm" svg:height="0.199cm" svg:x="8.001cm" svg:y="11.5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6cm" svg:height="0.539cm" svg:x="8.865cm" svg:y="11.312cm" svg:viewBox="0 0 261 540" svg:d="M156 192h80c16 0 25 0 25-17 0-10-9-10-25-10h-75c31-121 37-136 37-142 0-15-12-23-25-23-4 0-27 0-35 31l-32 134h-81c-17 0-25 0-25 16 0 11 8 11 23 11h75c-62 240-63 254-63 269 0 46 32 79 76 79 89 0 137-125 137-131 0-8-8-8-12-8-8 0-8 2-11 12-37 88-83 108-112 108-17 0-25-12-25-39 0-21 0-27 4-40z">
            <text:p/>
          </draw:path>
          <draw:path draw:style-name="gr3" draw:text-style-name="P7" draw:layer="layout" svg:width="0.099cm" svg:height="0.253cm" svg:x="9.222cm" svg:y="11.75cm" svg:viewBox="0 0 100 254" svg:d="M100 88c0-55-21-88-54-88-29 0-46 21-46 44s17 46 46 46c10 0 21-4 29-11 4-2 4-2 6-2 0 0 2 0 2 11 0 64-31 116-60 143-10 9-10 11-10 13 0 8 4 10 10 10 10 0 77-66 77-166z">
            <text:p/>
          </draw:path>
          <draw:path draw:style-name="gr3" draw:text-style-name="P7" draw:layer="layout" svg:width="0.567cm" svg:height="0.577cm" svg:x="9.834cm" svg:y="11.264cm" svg:viewBox="0 0 568 578" svg:d="M0 0v27h21c65 0 65 9 65 38v448c0 31 0 38-65 38h-21v27h309c142 0 259-125 259-284 0-161-113-294-259-294zM202 551c-41 0-43-5-43-32v-459c0-27 2-33 43-33h84c52 0 111 17 154 79 36 50 44 123 44 188 0 94-16 144-46 186-18 23-66 71-152 71z">
            <text:p/>
          </draw:path>
          <draw:path draw:style-name="gr3" draw:text-style-name="P7" draw:layer="layout" svg:width="0.181cm" svg:height="0.566cm" svg:x="10.477cm" svg:y="11.2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508cm" svg:height="0.596cm" svg:x="10.706cm" svg:y="11.245cm" svg:viewBox="0 0 509 597" svg:d="M357 257h96v-25h-100v-98c0-76 42-115 79-115 4 0 15 0 29 6-10 4-25 13-25 35 0 19 13 36 36 36s37-17 37-36c0-31-29-60-77-60-50 0-88 33-92 36-23-32-71-36-94-36-81 0-179 44-179 136v96h-67v25h67v275c0 38-9 38-67 38v27c29-2 73-3 94-3s63 1 94 3v-27c-56 0-65 0-65-38v-275h178v275c0 38-9 38-67 38v27c33-2 73-3 96-3 35 0 75 0 108 3v-27h-18c-61 0-63-9-63-40zM121 232v-96c0-82 69-117 123-117 42 0 65 16 67 16v1c-15 0-31 12-31 35 0 6 0 27 23 35-2 11-2 19-2 28v98z">
            <text:p/>
          </draw:path>
          <draw:path draw:style-name="gr3" draw:text-style-name="P7" draw:layer="layout" svg:width="0.56cm" svg:height="0.383cm" svg:x="11.482cm" svg:y="11.468cm" svg:viewBox="0 0 561 384" svg:d="M367 86c4-17 11-50 11-53 0-16-11-23-23-23-11 0-27 5-32 23-2 5-43 169-48 190-6 25-8 40-8 56 0 9 0 11 2 15-19 46-46 71-79 71-67 0-67-62-67-77 0-27 4-59 44-165 10-25 13-37 13-54 0-38-26-69-69-69-80 0-111 123-111 131 0 7 8 7 10 7 9 0 9 0 13-15 23-79 56-104 86-104 8 0 22 0 22 27 0 21-10 46-16 60-36 100-48 140-48 171 0 78 58 107 121 107 14 0 54 0 88-59 22 53 81 59 106 59 63 0 100-54 123-104 29-67 56-180 56-220 0-47-23-60-39-60-21 0-42 21-42 40 0 12 6 18 13 23 10 10 31 31 31 73 0 29-25 112-46 154-23 46-52 75-94 75-40 0-61-25-61-73 0-23 5-50 7-61z">
            <text:p/>
          </draw:path>
          <draw:path draw:style-name="gr3" draw:text-style-name="P7" draw:layer="layout" svg:width="0.091cm" svg:height="0.091cm" svg:x="12.155cm" svg:y="11.75cm" svg:viewBox="0 0 92 92" svg:d="M92 46c0-25-21-46-46-46s-46 21-46 46 21 46 46 46 46-21 46-46z">
            <text:p/>
          </draw:path>
          <draw:path draw:style-name="gr3" draw:text-style-name="P7" draw:layer="layout" svg:width="0.345cm" svg:height="0.383cm" svg:x="12.624cm" svg:y="11.468cm" svg:viewBox="0 0 346 384" svg:d="M50 325c-2 13-8 32-8 36 0 15 12 23 25 23 10 0 25-8 31-23 2-4 31-119 34-134 6-29 22-89 27-112 4-9 27-50 48-69 6-6 31-27 68-27 23 0 34 10 36 10-27 4-44 25-44 46 0 13 9 31 31 31 23 0 48-20 48-50 0-31-27-56-71-56-56 0-93 42-108 65-8-38-38-65-79-65-38 0-53 33-61 48-15 29-27 81-27 83 0 7 8 7 10 7 9 0 9 0 15-19 13-59 31-100 61-100 16 0 27 6 27 39 0 17-4 27-13 71z">
            <text:p/>
          </draw:path>
          <draw:path draw:style-name="gr3" draw:text-style-name="P7" draw:layer="layout" svg:width="0.091cm" svg:height="0.091cm" svg:x="13.029cm" svg:y="11.75cm" svg:viewBox="0 0 92 92" svg:d="M92 46c0-25-21-46-46-46s-46 21-46 46 21 46 46 46 46-21 46-46z">
            <text:p/>
          </draw:path>
          <draw:path draw:style-name="gr3" draw:text-style-name="P7" draw:layer="layout" svg:width="0.26cm" svg:height="0.539cm" svg:x="13.492cm" svg:y="11.31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  <draw:path draw:style-name="gr3" draw:text-style-name="P7" draw:layer="layout" svg:width="0.091cm" svg:height="0.091cm" svg:x="13.849cm" svg:y="11.75cm" svg:viewBox="0 0 92 92" svg:d="M92 46c0-25-21-46-46-46s-46 21-46 46 21 46 46 46 46-21 46-46z">
            <text:p/>
          </draw:path>
          <draw:path draw:style-name="gr3" draw:text-style-name="P7" draw:layer="layout" svg:width="0.421cm" svg:height="0.383cm" svg:x="14.315cm" svg:y="11.46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8-59 90-65 10 33 40 65 90 65 89 0 136-109 136-130 0-8-7-8-9-8-8 0-10 2-12 8-27 92-86 111-113 111-33 0-46-27-46-56 0-19 6-36 15-75z">
            <text:p/>
          </draw:path>
          <draw:path draw:style-name="gr3" draw:text-style-name="P7" draw:layer="layout" svg:width="0.091cm" svg:height="0.091cm" svg:x="14.847cm" svg:y="11.75cm" svg:viewBox="0 0 92 92" svg:d="M92 46c0-25-21-46-46-46s-46 21-46 46 21 46 46 46 46-21 46-46z">
            <text:p/>
          </draw:path>
          <draw:path draw:style-name="gr3" draw:text-style-name="P7" draw:layer="layout" svg:width="0.279cm" svg:height="0.564cm" svg:x="15.496cm" svg:y="10.707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0.483cm" svg:height="0.035cm" svg:x="15.39cm" svg:y="11.612cm" svg:viewBox="0 0 484 36" draw:points="242,36 0,36 0,0 484,0 484,36">
            <text:p/>
          </draw:polygon>
          <draw:path draw:style-name="gr3" draw:text-style-name="P7" draw:layer="layout" svg:width="0.421cm" svg:height="0.383cm" svg:x="15.415cm" svg:y="12.04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6-109 136-130 0-8-7-8-9-8-8 0-10 2-12 8-28 92-86 111-113 111-33 0-46-27-46-56 0-19 6-36 15-75z">
            <text:p/>
          </draw:path>
          <draw:path draw:style-name="gr3" draw:text-style-name="P7" draw:layer="layout" svg:width="0.402cm" svg:height="0.596cm" svg:x="16.289cm" svg:y="11.254cm" svg:viewBox="0 0 403 597" svg:d="M403 10c0-2 0-10-11-10-12 0-92 8-108 10-6 0-11 3-11 15 0 11 7 11 21 11 40 0 42 6 42 14l-2 17-52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8-147 48-186 24-50 63-81 97-81 56 0 68 70 68 75 0 4-2 10-4 14z">
            <text:p/>
          </draw:path>
          <draw:path draw:style-name="gr3" draw:text-style-name="P7" draw:layer="layout" svg:width="0.421cm" svg:height="0.383cm" svg:x="16.719cm" svg:y="11.46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6 0 134-109 134-130 0-8-7-8-9-8-8 0-10 2-12 8-27 92-84 111-113 111-33 0-46-27-46-56 0-19 6-36 15-75z">
            <text:p/>
          </draw:path>
          <draw:path draw:style-name="gr3" draw:text-style-name="P7" draw:layer="layout" svg:width="0.562cm" svg:height="0.199cm" svg:x="17.458cm" svg:y="11.5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402cm" svg:height="0.596cm" svg:x="18.334cm" svg:y="11.254cm" svg:viewBox="0 0 403 597" svg:d="M403 10c0-2 0-10-11-10-12 0-92 8-108 10-6 0-11 3-11 15 0 11 7 11 21 11 40 0 42 6 42 14l-2 17-52 200c-15-31-40-54-78-54-98 0-204 125-204 248 0 81 46 136 113 136 18 0 60-3 110-63 7 35 36 63 77 63 30 0 49-19 63-48 13-28 25-80 25-82 0-10-8-10-10-10-9 0-9 4-11 16-16 55-31 105-66 105-23 0-25-21-25-38 0-21 2-27 6-41zM227 486c-4 15-4 17-18 33-36 46-71 59-94 59-42 0-55-46-55-79 0-42 26-147 48-186 24-50 63-81 97-81 56 0 68 70 68 75 0 4-2 10-4 14z">
            <text:p/>
          </draw:path>
          <draw:path draw:style-name="gr3" draw:text-style-name="P7" draw:layer="layout" svg:width="0.26cm" svg:height="0.539cm" svg:x="18.758cm" svg:y="11.312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8-112 108-17 0-25-12-25-39 0-21 0-27 4-40z">
            <text:p/>
          </draw:path>
        </draw:g>
        <draw:g xml:id="id475" draw:id="id475">
          <svg:title>TexMaths</svg:title>
          <svg:desc>22§display§= \int \frac{ 1 }{ \sqrt{ 5 + 3t - 2t^2 } }\ dt§svg§600§FALSE§</svg:desc>
          <draw:polygon draw:style-name="gr2" draw:text-style-name="P6" draw:layer="layout" svg:width="7.341cm" svg:height="1.695cm" svg:x="6.135cm" svg:y="12.757cm" svg:viewBox="0 0 7342 1696" draw:points="3671,1696 0,1696 0,0 7342,0 7342,1696">
            <text:p/>
          </draw:polygon>
          <draw:path draw:style-name="gr3" draw:text-style-name="P7" draw:layer="layout" svg:width="0.515cm" svg:height="0.182cm" svg:x="6.14cm" svg:y="13.4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955cm" svg:y="12.718cm" svg:viewBox="0 0 688 1720" svg:d="M37 1685c25 0 39-18 39-37 0-26-20-39-37-39-20 0-39 13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56cm" svg:height="0.517cm" svg:x="10.082cm" svg:y="12.73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599cm" svg:height="0.032cm" svg:x="7.907cm" svg:y="13.561cm" svg:viewBox="0 0 4600 33" draw:points="2300,33 0,33 0,0 4600,0 4600,33">
            <text:p/>
          </draw:polygon>
          <draw:path draw:style-name="gr3" draw:text-style-name="P7" draw:layer="layout" svg:width="0.604cm" svg:height="0.774cm" svg:x="7.964cm" svg:y="13.716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955cm" svg:height="0.032cm" svg:x="8.551cm" svg:y="13.716cm" svg:viewBox="0 0 3956 33" draw:points="1978,33 0,33 0,0 3956,0 3956,33">
            <text:p/>
          </draw:polygon>
          <draw:path draw:style-name="gr3" draw:text-style-name="P7" draw:layer="layout" svg:width="0.309cm" svg:height="0.532cm" svg:x="8.59cm" svg:y="13.877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7 55 140 141 140 90 0 169-73 169-172z">
            <text:p/>
          </draw:path>
          <draw:path draw:style-name="gr3" draw:text-style-name="P7" draw:layer="layout" svg:width="0.515cm" svg:height="0.517cm" svg:x="9.153cm" svg:y="13.9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915cm" svg:y="13.87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38cm" svg:height="0.494cm" svg:x="10.288cm" svg:y="13.908cm" svg:viewBox="0 0 239 495" svg:d="M143 176h73c15 0 23 0 23-16 0-9-8-9-23-9h-68c28-111 33-125 33-130 0-14-10-21-23-21-3 0-24 0-31 28l-30 123h-74c-16 0-23 0-23 15 0 10 7 10 21 10h69c-57 220-58 232-58 247 0 42 30 72 70 72 81 0 125-115 125-120 0-7-7-7-11-7-7 0-7 2-10 11-34 81-76 98-102 98-16 0-23-10-23-35 0-19 0-25 3-37z">
            <text:p/>
          </draw:path>
          <draw:path draw:style-name="gr3" draw:text-style-name="P7" draw:layer="layout" svg:width="0.472cm" svg:height="0.032cm" svg:x="10.785cm" svg:y="14.18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1.533cm" svg:y="13.87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238cm" svg:height="0.494cm" svg:x="11.899cm" svg:y="13.908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2.194cm" svg:y="13.8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2.888cm" svg:y="13.234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277cm" svg:y="13.287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 xml:id="id476" draw:id="id476">
          <svg:title>TexMaths</svg:title>
          <svg:desc>22§display§= \int \frac{ 1 }{ \sqrt{ 2 \left( \frac{5}{2} + \frac{3t}{2} - t^2 \right) } }\ dt§svg§600§FALSE§</svg:desc>
          <draw:polygon draw:style-name="gr2" draw:text-style-name="P6" draw:layer="layout" svg:width="8.476cm" svg:height="2.313cm" svg:x="14.034cm" svg:y="12.758cm" svg:viewBox="0 0 8477 2314" draw:points="4240,2314 0,2314 0,0 8477,0 8477,2314">
            <text:p/>
          </draw:polygon>
          <draw:path draw:style-name="gr3" draw:text-style-name="P7" draw:layer="layout" svg:width="0.515cm" svg:height="0.182cm" svg:x="14.039cm" svg:y="13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854cm" svg:y="12.71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6cm" svg:height="0.516cm" svg:x="18.548cm" svg:y="12.73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5.734cm" svg:height="0.032cm" svg:x="15.806cm" svg:y="13.562cm" svg:viewBox="0 0 5735 33" draw:points="2869,33 0,33 0,0 5735,0 5735,33">
            <text:p/>
          </draw:polygon>
          <draw:path draw:style-name="gr3" draw:text-style-name="P7" draw:layer="layout" svg:width="0.705cm" svg:height="1.392cm" svg:x="15.891cm" svg:y="13.717cm" svg:viewBox="0 0 706 1393" svg:d="M275 1277l-168-580-107 126 12 11 53-62 178 621c26 0 26 0 33-19l426-1342c4-13 4-16 4-16 0-9-7-16-16-16-12 0-14 11-18 19z">
            <text:p/>
          </draw:path>
          <draw:polygon draw:style-name="gr3" draw:text-style-name="P7" draw:layer="layout" svg:width="4.962cm" svg:height="0.032cm" svg:x="16.579cm" svg:y="13.717cm" svg:viewBox="0 0 4963 33" draw:points="2481,33 0,33 0,0 4963,0 4963,33">
            <text:p/>
          </draw:polygon>
          <draw:path draw:style-name="gr3" draw:text-style-name="P7" draw:layer="layout" svg:width="0.309cm" svg:height="0.516cm" svg:x="16.617cm" svg:y="14.127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203cm" svg:height="0.928cm" svg:x="17.212cm" svg:y="13.984cm" svg:viewBox="0 0 204 929" svg:d="M204 920c0-2-2-3-3-7-37-37-90-100-122-227-17-70-24-149-24-222 0-204 47-346 142-446 7-7 7-9 7-11 0-7-7-7-10-7-11 0-53 46-64 58-79 93-130 232-130 406 0 110 19 266 121 396 9 9 59 69 73 69 3 0 10 0 10-9z">
            <text:p/>
          </draw:path>
          <draw:path draw:style-name="gr3" draw:text-style-name="P7" draw:layer="layout" svg:width="0.24cm" svg:height="0.37cm" svg:x="17.577cm" svg:y="13.977cm" svg:viewBox="0 0 241 371" svg:d="M51 58c26 7 44 7 53 7 70 0 114-49 114-58 0-5-5-7-7-7s-2 0-5 2c-12 5-41 16-81 16-16 0-44-2-81-14-5-4-5-4-7-4-7 0-7 5-7 14v160c0 11 0 16 9 16 5 0 5 0 12-7 23-30 56-33 76-33 31 0 47 24 49 29 11 18 12 39 12 71 0 16 0 47-16 72-14 19-36 32-63 32-35 0-72-20-86-55 21 2 32-12 32-26 0-23-20-28-27-28-2 0-28 0-28 29 0 50 44 97 111 97 69 0 130-51 130-119 0-62-47-118-114-118-25 0-53 5-76 26z">
            <text:p/>
          </draw:path>
          <draw:polygon draw:style-name="gr3" draw:text-style-name="P7" draw:layer="layout" svg:width="0.309cm" svg:height="0.032cm" svg:x="17.541cm" svg:y="14.433cm" svg:viewBox="0 0 310 33" draw:points="155,33 0,33 0,0 310,0 310,33">
            <text:p/>
          </draw:polygon>
          <draw:path draw:style-name="gr3" draw:text-style-name="P7" draw:layer="layout" svg:width="0.24cm" svg:height="0.36cm" svg:x="17.577cm" svg:y="14.54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8.157cm" svg:y="14.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9cm" svg:height="0.37cm" svg:x="19.009cm" svg:y="13.97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184cm" svg:height="0.344cm" svg:x="19.312cm" svg:y="13.998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1z">
            <text:p/>
          </draw:path>
          <draw:polygon draw:style-name="gr3" draw:text-style-name="P7" draw:layer="layout" svg:width="0.543cm" svg:height="0.032cm" svg:x="18.981cm" svg:y="14.433cm" svg:viewBox="0 0 544 33" draw:points="271,33 0,33 0,0 544,0 544,33">
            <text:p/>
          </draw:polygon>
          <draw:path draw:style-name="gr3" draw:text-style-name="P7" draw:layer="layout" svg:width="0.24cm" svg:height="0.36cm" svg:x="19.132cm" svg:y="14.54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85cm" svg:y="14.433cm" svg:viewBox="0 0 473 33" svg:d="M447 33c12 0 26 0 26-17 0-16-14-16-26-16h-421c-12 0-26 0-26 16 0 17 14 17 26 17z">
            <text:p/>
          </draw:path>
          <draw:path draw:style-name="gr3" draw:text-style-name="P7" draw:layer="layout" svg:width="0.238cm" svg:height="0.493cm" svg:x="20.577cm" svg:y="14.156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24cm" svg:height="0.36cm" svg:x="20.873cm" svg:y="14.05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03cm" svg:height="0.928cm" svg:x="21.22cm" svg:y="13.984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7" draw:layer="layout" svg:width="0.369cm" svg:height="0.546cm" svg:x="21.922cm" svg:y="13.2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238cm" svg:height="0.493cm" svg:x="22.311cm" svg:y="13.287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466" draw:id="id466">
          <svg:title>TexMaths</svg:title>
          <svg:desc>26§display§(7)§svg§600§FALSE§</svg:desc>
          <draw:polygon draw:style-name="gr2" draw:text-style-name="P6" draw:layer="layout" svg:width="0.986cm" svg:height="0.823cm" svg:x="2.119cm" svg:y="1.157cm" svg:viewBox="0 0 987 824" draw:points="494,824 0,824 0,0 987,0 987,824">
            <text:p/>
          </draw:polygon>
          <draw:path draw:style-name="gr3" draw:text-style-name="P7" draw:layer="layout" svg:width="0.213cm" svg:height="0.914cm" svg:x="2.163cm" svg:y="1.111cm" svg:viewBox="0 0 214 915" svg:d="M214 907c0-2 0-4-16-21-115-114-144-287-144-428 0-159 36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393cm" svg:height="0.64cm" svg:x="2.479cm" svg:y="1.18cm" svg:viewBox="0 0 394 641" svg:d="M385 62c9-12 9-14 9-33h-223c-113 0-115-12-117-29h-23l-31 189h23c2-14 10-73 23-83 6-6 79-6 89-6h192c-10 14-83 114-104 145-81 123-113 250-113 344 0 10 0 52 42 52 44 0 44-42 44-52v-46c0-50 2-102 8-150 4-21 17-100 58-158z">
            <text:p/>
          </draw:path>
          <draw:path draw:style-name="gr3" draw:text-style-name="P7" draw:layer="layout" svg:width="0.213cm" svg:height="0.914cm" svg:x="2.94cm" svg:y="1.11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467" draw:id="id467">
          <svg:title>TexMaths</svg:title>
          <svg:desc>24§display§\text {Let,}§svg§600§FALSE§</svg:desc>
          <draw:polygon draw:style-name="gr2" draw:text-style-name="P6" draw:layer="layout" svg:width="1.318cm" svg:height="0.655cm" svg:x="3.739cm" svg:y="1.248cm" svg:viewBox="0 0 1319 656" draw:points="659,656 0,656 0,0 1319,0 1319,656">
            <text:p/>
          </draw:polygon>
          <draw:path draw:style-name="gr3" draw:text-style-name="P7" draw:layer="layout" svg:width="0.464cm" svg:height="0.577cm" svg:x="3.724cm" svg:y="1.206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248cm" svg:y="1.404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615cm" svg:y="1.264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999cm" svg:y="1.692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468" draw:id="id468">
          <svg:title>TexMaths</svg:title>
          <svg:desc>24§display§\text {I}§svg§600§FALSE§</svg:desc>
          <draw:polygon draw:style-name="gr2" draw:text-style-name="P6" draw:layer="layout" svg:width="0.197cm" svg:height="0.493cm" svg:x="5.645cm" svg:y="1.248cm" svg:viewBox="0 0 198 494" draw:points="100,494 0,494 0,0 198,0 198,494">
            <text:p/>
          </draw:polygon>
          <draw:path draw:style-name="gr3" draw:text-style-name="P7" draw:layer="layout" svg:width="0.258cm" svg:height="0.577cm" svg:x="5.626cm" svg:y="1.2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69" draw:id="id469">
          <svg:title>TexMaths</svg:title>
          <svg:desc>22§display§= \int \frac{ 1 }{ \sqrt{ 5x^2 + 3\log x^{x^2} - 2( \log x^x )^2  } }\ dx§svg§600§FALSE§</svg:desc>
          <draw:polygon draw:style-name="gr2" draw:text-style-name="P6" draw:layer="layout" svg:width="12.804cm" svg:height="1.849cm" svg:x="6.135cm" svg:y="0.656cm" svg:viewBox="0 0 12805 1850" draw:points="6404,1850 0,1850 0,0 12805,0 12805,1850">
            <text:p/>
          </draw:polygon>
          <draw:path draw:style-name="gr3" draw:text-style-name="P7" draw:layer="layout" svg:width="0.515cm" svg:height="0.182cm" svg:x="6.14cm" svg:y="1.3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5cm" svg:y="0.617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2.737cm" svg:y="0.63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9.911cm" svg:height="0.032cm" svg:x="7.907cm" svg:y="1.46cm" svg:viewBox="0 0 9912 33" draw:points="4955,33 0,33 0,0 9912,0 9912,33">
            <text:p/>
          </draw:polygon>
          <draw:path draw:style-name="gr3" draw:text-style-name="P7" draw:layer="layout" svg:width="0.705cm" svg:height="0.928cm" svg:x="7.992cm" svg:y="1.6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9.136cm" svg:height="0.032cm" svg:x="8.68cm" svg:y="1.615cm" svg:viewBox="0 0 9137 33" draw:points="4569,33 0,33 0,0 9137,0 9137,33">
            <text:p/>
          </draw:polygon>
          <draw:path draw:style-name="gr3" draw:text-style-name="P7" draw:layer="layout" svg:width="0.309cm" svg:height="0.532cm" svg:x="8.719cm" svg:y="1.81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386cm" svg:height="0.351cm" svg:x="9.09cm" svg:y="1.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543cm" svg:y="1.7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071cm" svg:y="1.8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835cm" svg:y="1.81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8cm" svg:x="11.342cm" svg:y="1.79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553cm" svg:y="1.98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94cm" svg:y="1.98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7 0 155 0 155 67 0 40-57 79-133 79z">
            <text:p/>
          </draw:path>
          <draw:path draw:style-name="gr3" draw:text-style-name="P7" draw:layer="layout" svg:width="0.386cm" svg:height="0.351cm" svg:x="12.466cm" svg:y="1.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91cm" svg:height="0.245cm" svg:x="12.913cm" svg:y="1.868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193cm" svg:height="0.258cm" svg:x="13.273cm" svg:y="1.696cm" svg:viewBox="0 0 194 259" svg:d="M194 185h-16c-2 7-6 31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472cm" svg:height="0.032cm" svg:x="13.813cm" svg:y="2.12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561cm" svg:y="1.81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8 7-74 7z">
            <text:p/>
          </draw:path>
          <draw:path draw:style-name="gr3" draw:text-style-name="P7" draw:layer="layout" svg:width="0.18cm" svg:height="0.773cm" svg:x="14.987cm" svg:y="1.7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15.235cm" svg:y="1.794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446cm" svg:y="1.984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355cm" svg:height="0.511cm" svg:x="15.834cm" svg:y="1.981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7 0 155 0 155 67 0 40-57 79-133 79z">
            <text:p/>
          </draw:path>
          <draw:path draw:style-name="gr3" draw:text-style-name="P7" draw:layer="layout" svg:width="0.386cm" svg:height="0.351cm" svg:x="16.36cm" svg:y="1.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91cm" svg:height="0.245cm" svg:x="16.805cm" svg:y="1.868cm" svg:viewBox="0 0 292 246" svg:d="M109 183c-5 18-23 48-51 48-2 0-18 0-30-8 23-7 25-26 25-29 0-13-9-22-21-22-16 0-32 15-32 34 0 28 30 40 56 40 27 0 48-15 62-38 14 28 44 38 65 38 63 0 95-68 95-84 0-7-7-7-9-7-7 0-7 3-8 10-13 37-44 66-76 66-21 0-34-15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18cm" svg:height="0.773cm" svg:x="17.214cm" svg:y="1.7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7.504cm" svg:y="1.7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197cm" svg:y="1.13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8.592cm" svg:y="1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71" draw:id="id471">
          <svg:title>TexMaths</svg:title>
          <svg:desc>22§display§= \int \frac{ 1 }{ \sqrt{ x^2 \left( 5 + 3 \log x - 2( \log x )^2 \right)  } }\ dx§svg§600§FALSE§</svg:desc>
          <draw:polygon draw:style-name="gr2" draw:text-style-name="P6" draw:layer="layout" svg:width="12.452cm" svg:height="1.849cm" svg:x="6.135cm" svg:y="5.658cm" svg:viewBox="0 0 12453 1850" draw:points="6227,1850 0,1850 0,0 12453,0 12453,1850">
            <text:p/>
          </draw:polygon>
          <draw:path draw:style-name="gr3" draw:text-style-name="P7" draw:layer="layout" svg:width="0.515cm" svg:height="0.182cm" svg:x="6.14cm" svg:y="6.3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5cm" svg:y="5.61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2.562cm" svg:y="5.6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9.559cm" svg:height="0.032cm" svg:x="7.907cm" svg:y="6.462cm" svg:viewBox="0 0 9560 33" draw:points="4780,33 0,33 0,0 9560,0 9560,33">
            <text:p/>
          </draw:polygon>
          <draw:path draw:style-name="gr3" draw:text-style-name="P7" draw:layer="layout" svg:width="0.705cm" svg:height="0.928cm" svg:x="7.992cm" svg:y="6.61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8.785cm" svg:height="0.032cm" svg:x="8.68cm" svg:y="6.617cm" svg:viewBox="0 0 8786 33" draw:points="4393,33 0,33 0,0 8786,0 8786,33">
            <text:p/>
          </draw:polygon>
          <draw:path draw:style-name="gr3" draw:text-style-name="P7" draw:layer="layout" svg:width="0.386cm" svg:height="0.351cm" svg:x="8.703cm" svg:y="6.9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157cm" svg:y="6.7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674cm" svg:y="6.7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9.938cm" svg:y="6.79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515cm" svg:height="0.516cm" svg:x="10.5cm" svg:y="6.85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263cm" svg:y="6.795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8cm" svg:x="11.772cm" svg:y="6.77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981cm" svg:y="6.96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2.369cm" svg:y="6.95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12.895cm" svg:y="6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3.551cm" svg:y="7.10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4.299cm" svg:y="6.7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18cm" svg:height="0.773cm" svg:x="14.723cm" svg:y="6.72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14.973cm" svg:y="6.773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185cm" svg:y="6.96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5.57cm" svg:y="6.95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16.098cm" svg:y="6.9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6.561cm" svg:y="6.7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6.851cm" svg:y="6.72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7.208cm" svg:y="6.72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7.847cm" svg:y="6.1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8.24cm" svg:y="6.3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72" draw:id="id472">
          <svg:title>TexMaths</svg:title>
          <svg:desc>22§display§= \int \frac{ 1 }{ \sqrt{ 5 + 3 \log x - 2( \log x )^2 } }\frac{1}{x}\ dx§svg§600§FALSE§</svg:desc>
          <draw:polygon draw:style-name="gr2" draw:text-style-name="P6" draw:layer="layout" svg:width="11.563cm" svg:height="1.849cm" svg:x="6.135cm" svg:y="8.356cm" svg:viewBox="0 0 11564 1850" draw:points="5782,1850 0,1850 0,0 11564,0 11564,1850">
            <text:p/>
          </draw:polygon>
          <draw:path draw:style-name="gr3" draw:text-style-name="P7" draw:layer="layout" svg:width="0.515cm" svg:height="0.182cm" svg:x="6.14cm" svg:y="9.0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955cm" svg:y="8.317cm" svg:viewBox="0 0 688 1719" svg:d="M37 1684c25 0 39-17 39-37 0-26-20-39-37-39-20 0-39 13-39 39 0 41 39 72 86 72 118 0 162-181 217-404 60-245 111-493 153-741 28-164 56-319 83-419 8-39 35-137 66-137 23 0 43 14 46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256cm" svg:height="0.516cm" svg:x="11.803cm" svg:y="8.3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8.041cm" svg:height="0.032cm" svg:x="7.907cm" svg:y="9.16cm" svg:viewBox="0 0 8042 33" draw:points="4020,33 0,33 0,0 8042,0 8042,33">
            <text:p/>
          </draw:polygon>
          <draw:path draw:style-name="gr3" draw:text-style-name="P7" draw:layer="layout" svg:width="0.705cm" svg:height="0.928cm" svg:x="7.992cm" svg:y="9.31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7.267cm" svg:height="0.032cm" svg:x="8.68cm" svg:y="9.315cm" svg:viewBox="0 0 7268 33" draw:points="3635,33 0,33 0,0 7268,0 7268,33">
            <text:p/>
          </draw:polygon>
          <draw:path draw:style-name="gr3" draw:text-style-name="P7" draw:layer="layout" svg:width="0.309cm" svg:height="0.532cm" svg:x="8.719cm" svg:y="9.493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515cm" svg:height="0.516cm" svg:x="9.282cm" svg:y="9.55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044cm" svg:y="9.49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8cm" svg:x="10.553cm" svg:y="9.4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0.764cm" svg:y="9.66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151cm" svg:y="9.65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7 0 155 0 155 67 0 40-57 79-133 79z">
            <text:p/>
          </draw:path>
          <draw:path draw:style-name="gr3" draw:text-style-name="P7" draw:layer="layout" svg:width="0.386cm" svg:height="0.351cm" svg:x="11.678cm" svg:y="9.6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2.334cm" svg:y="9.79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082cm" svg:y="9.4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6 7-72 7z">
            <text:p/>
          </draw:path>
          <draw:path draw:style-name="gr3" draw:text-style-name="P7" draw:layer="layout" svg:width="0.18cm" svg:height="0.773cm" svg:x="13.507cm" svg:y="9.42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13.757cm" svg:y="9.47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966cm" svg:y="9.66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353cm" svg:y="9.65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7 0 155 0 155 67 0 40-57 79-133 79z">
            <text:p/>
          </draw:path>
          <draw:path draw:style-name="gr3" draw:text-style-name="P7" draw:layer="layout" svg:width="0.386cm" svg:height="0.351cm" svg:x="14.879cm" svg:y="9.6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5.344cm" svg:y="9.427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5.635cm" svg:y="9.42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56cm" svg:height="0.516cm" svg:x="16.23cm" svg:y="8.33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443cm" svg:height="0.032cm" svg:x="16.133cm" svg:y="9.16cm" svg:viewBox="0 0 444 33" draw:points="222,33 0,33 0,0 444,0 444,33">
            <text:p/>
          </draw:polygon>
          <draw:path draw:style-name="gr3" draw:text-style-name="P7" draw:layer="layout" svg:width="0.386cm" svg:height="0.351cm" svg:x="16.156cm" svg:y="9.5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6.956cm" svg:y="8.833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7.351cm" svg:y="9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66" smil:attributeName="visibility" smil:to="visible"/>
                  <anim:animate smil:dur="0.5s" smil:fill="hold" smil:targetElement="id466" smil:attributeName="width" smil:values="width*0.05;width" smil:keyTimes="0;1"/>
                  <anim:animate smil:dur="0.5s" smil:fill="hold" smil:targetElement="id466" smil:attributeName="height" smil:values="height;height" smil:keyTimes="0;1"/>
                  <anim:animate smil:dur="0.5s" smil:fill="hold" smil:targetElement="id466" smil:attributeName="x" smil:values="x-.2;x" smil:keyTimes="0;1"/>
                  <anim:animate smil:dur="0.5s" smil:fill="hold" smil:targetElement="id466" smil:attributeName="y" smil:values="y;y" smil:keyTimes="0;1"/>
                  <anim:transitionFilter smil:dur="0.5s" smil:targetElement="id46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7" smil:attributeName="visibility" smil:to="visible"/>
                  <anim:animate smil:dur="0.5s" smil:fill="hold" smil:targetElement="id467" smil:attributeName="width" smil:values="width*0.05;width" smil:keyTimes="0;1"/>
                  <anim:animate smil:dur="0.5s" smil:fill="hold" smil:targetElement="id467" smil:attributeName="height" smil:values="height;height" smil:keyTimes="0;1"/>
                  <anim:animate smil:dur="0.5s" smil:fill="hold" smil:targetElement="id467" smil:attributeName="x" smil:values="x-.2;x" smil:keyTimes="0;1"/>
                  <anim:animate smil:dur="0.5s" smil:fill="hold" smil:targetElement="id467" smil:attributeName="y" smil:values="y;y" smil:keyTimes="0;1"/>
                  <anim:transitionFilter smil:dur="0.5s" smil:targetElement="id46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68" smil:attributeName="visibility" smil:to="visible"/>
                  <anim:animate smil:dur="0.5s" smil:fill="hold" smil:targetElement="id468" smil:attributeName="width" smil:values="width*0.05;width" smil:keyTimes="0;1"/>
                  <anim:animate smil:dur="0.5s" smil:fill="hold" smil:targetElement="id468" smil:attributeName="height" smil:values="height;height" smil:keyTimes="0;1"/>
                  <anim:animate smil:dur="0.5s" smil:fill="hold" smil:targetElement="id468" smil:attributeName="x" smil:values="x-.2;x" smil:keyTimes="0;1"/>
                  <anim:animate smil:dur="0.5s" smil:fill="hold" smil:targetElement="id468" smil:attributeName="y" smil:values="y;y" smil:keyTimes="0;1"/>
                  <anim:transitionFilter smil:dur="0.5s" smil:targetElement="id46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9" smil:attributeName="visibility" smil:to="visible"/>
                  <anim:animate smil:dur="0.5s" smil:fill="hold" smil:targetElement="id469" smil:attributeName="x" smil:values="x;x" smil:keyTimes="0;1"/>
                  <anim:animate smil:dur="0.5s" smil:fill="hold" smil:targetElement="id4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0" smil:attributeName="visibility" smil:to="visible"/>
                  <anim:animate smil:dur="0.5s" smil:fill="hold" smil:targetElement="id470" smil:attributeName="x" smil:values="x;x" smil:keyTimes="0;1"/>
                  <anim:animate smil:dur="0.5s" smil:fill="hold" smil:targetElement="id4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1" smil:attributeName="visibility" smil:to="visible"/>
                  <anim:animate smil:dur="0.5s" smil:fill="hold" smil:targetElement="id471" smil:attributeName="x" smil:values="x;x" smil:keyTimes="0;1"/>
                  <anim:animate smil:dur="0.5s" smil:fill="hold" smil:targetElement="id4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2" smil:attributeName="visibility" smil:to="visible"/>
                  <anim:animate smil:dur="0.5s" smil:fill="hold" smil:targetElement="id472" smil:attributeName="x" smil:values="x;x" smil:keyTimes="0;1"/>
                  <anim:animate smil:dur="0.5s" smil:fill="hold" smil:targetElement="id4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73" smil:attributeName="visibility" smil:to="visible"/>
                  <anim:animate smil:dur="0.5s" smil:fill="hold" smil:targetElement="id473" smil:attributeName="width" smil:values="width*0.05;width" smil:keyTimes="0;1"/>
                  <anim:animate smil:dur="0.5s" smil:fill="hold" smil:targetElement="id473" smil:attributeName="height" smil:values="height;height" smil:keyTimes="0;1"/>
                  <anim:animate smil:dur="0.5s" smil:fill="hold" smil:targetElement="id473" smil:attributeName="x" smil:values="x-.2;x" smil:keyTimes="0;1"/>
                  <anim:animate smil:dur="0.5s" smil:fill="hold" smil:targetElement="id473" smil:attributeName="y" smil:values="y;y" smil:keyTimes="0;1"/>
                  <anim:transitionFilter smil:dur="0.5s" smil:targetElement="id4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4" smil:attributeName="visibility" smil:to="visible"/>
                  <anim:animate smil:dur="0.5s" smil:fill="hold" smil:targetElement="id474" smil:attributeName="x" smil:values="x;x" smil:keyTimes="0;1"/>
                  <anim:animate smil:dur="0.5s" smil:fill="hold" smil:targetElement="id47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5" smil:attributeName="visibility" smil:to="visible"/>
                  <anim:animate smil:dur="0.5s" smil:fill="hold" smil:targetElement="id475" smil:attributeName="x" smil:values="x;x" smil:keyTimes="0;1"/>
                  <anim:animate smil:dur="0.5s" smil:fill="hold" smil:targetElement="id4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6" smil:attributeName="visibility" smil:to="visible"/>
                  <anim:animate smil:dur="0.5s" smil:fill="hold" smil:targetElement="id476" smil:attributeName="x" smil:values="x;x" smil:keyTimes="0;1"/>
                  <anim:animate smil:dur="0.5s" smil:fill="hold" smil:targetElement="id4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 <text:s text:c="7"/></text:span><text:span text:style-name="T14"><text:tab/></text:span><text:span text:style-name="T14"> <text:s text:c="2"/></text:span></text:p>
          </draw:text-box>
        </draw:frame>
        <draw:g xml:id="id477" draw:id="id477">
          <svg:title>TexMaths</svg:title>
          <svg:desc>24§display§\text {I}§svg§600§FALSE§</svg:desc>
          <draw:polygon draw:style-name="gr2" draw:text-style-name="P6" draw:layer="layout" svg:width="0.197cm" svg:height="0.493cm" svg:x="2.542cm" svg:y="1.446cm" svg:viewBox="0 0 198 494" draw:points="100,494 0,494 0,0 198,0 198,494">
            <text:p/>
          </draw:polygon>
          <draw:path draw:style-name="gr3" draw:text-style-name="P7" draw:layer="layout" svg:width="0.258cm" svg:height="0.577cm" svg:x="2.523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78" draw:id="id478">
          <svg:title>TexMaths</svg:title>
          <svg:desc>24§display§= \int \frac{ 1 }{ \sqrt{2} \sqrt{ \left[  \frac{5}{2} -  \left( t^2 -  \frac{3t}{2} \right)  \right] } }\ dt§svg§600§FALSE§</svg:desc>
          <draw:polygon draw:style-name="gr2" draw:text-style-name="P6" draw:layer="layout" svg:width="10.512cm" svg:height="2.524cm" svg:x="3.242cm" svg:y="0.762cm" svg:viewBox="0 0 10513 2525" draw:points="5256,2525 0,2525 0,0 10513,0 10513,2525">
            <text:p/>
          </draw:polygon>
          <draw:path draw:style-name="gr3" draw:text-style-name="P7" draw:layer="layout" svg:width="0.561cm" svg:height="0.199cm" svg:x="3.248cm" svg:y="1.55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75cm" svg:height="1.875cm" svg:x="4.137cm" svg:y="0.72cm" svg:viewBox="0 0 751 1876" svg:d="M40 1837c27 0 43-19 43-40 0-29-22-42-41-42-21 0-42 13-42 42 0 44 42 79 94 79 129 0 177-198 236-442 65-267 121-537 167-808 31-179 62-348 90-457 10-42 39-150 73-150 25 0 46 16 50 19-28 2-42 20-42 41 0 29 21 42 40 42 22 0 43-13 43-42 0-46-46-79-93-79-65 0-111 92-159 265-2 8-117 432-209 985-23 128-48 270-75 388-15 61-54 220-123 220-31 0-50-21-52-21z">
            <text:p/>
          </draw:path>
          <draw:path draw:style-name="gr3" draw:text-style-name="P7" draw:layer="layout" svg:width="0.279cm" svg:height="0.563cm" svg:x="8.8cm" svg:y="0.735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7.521cm" svg:height="0.035cm" svg:x="5.175cm" svg:y="1.64cm" svg:viewBox="0 0 7522 36" draw:points="3761,36 0,36 0,0 7522,0 7522,36">
            <text:p/>
          </draw:polygon>
          <draw:path draw:style-name="gr3" draw:text-style-name="P7" draw:layer="layout" svg:width="0.659cm" svg:height="0.844cm" svg:x="5.237cm" svg:y="2.085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7" draw:layer="layout" svg:width="0.423cm" svg:height="0.035cm" svg:x="5.878cm" svg:y="2.085cm" svg:viewBox="0 0 424 36" draw:points="211,36 0,36 0,0 424,0 424,36">
            <text:p/>
          </draw:polygon>
          <draw:path draw:style-name="gr3" draw:text-style-name="P7" draw:layer="layout" svg:width="0.337cm" svg:height="0.563cm" svg:x="5.92cm" svg:y="2.256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769cm" svg:height="1.519cm" svg:x="6.392cm" svg:y="1.809cm" svg:viewBox="0 0 770 1520" svg:d="M299 1394l-182-634-117 138 13 12 58-67 194 677c29 0 29 0 36-21l465-1464c4-14 4-18 4-18 0-9-8-17-17-17-14 0-16 12-20 21z">
            <text:p/>
          </draw:path>
          <draw:polygon draw:style-name="gr3" draw:text-style-name="P7" draw:layer="layout" svg:width="5.553cm" svg:height="0.035cm" svg:x="7.143cm" svg:y="1.809cm" svg:viewBox="0 0 5554 36" draw:points="2778,36 0,36 0,0 5554,0 5554,36">
            <text:p/>
          </draw:polygon>
          <draw:polygon draw:style-name="gr3" draw:text-style-name="P7" draw:layer="layout" svg:width="0.162cm" svg:height="1.013cm" svg:x="7.314cm" svg:y="2.1cm" svg:viewBox="0 0 163 1014" draw:points="0,1014 163,1014 163,979 35,979 35,35 163,35 163,0 0,0">
            <text:p/>
          </draw:polygon>
          <draw:path draw:style-name="gr3" draw:text-style-name="P7" draw:layer="layout" svg:width="0.262cm" svg:height="0.404cm" svg:x="7.633cm" svg:y="2.093cm" svg:viewBox="0 0 263 405" svg:d="M56 63c28 8 48 8 57 8 77 0 125-54 125-63 0-6-6-8-8-8s-2 0-5 2c-14 6-45 17-89 17-17 0-48-2-88-15-6-4-6-4-8-4-7 0-7 6-7 15v175c0 12 0 17 9 17 6 0 6 0 14-7 25-33 61-37 82-37 35 0 52 27 54 33 11 19 13 42 13 77 0 17 0 51-17 78-15 21-40 35-69 35-38 0-79-21-94-60 23 2 35-13 35-28 0-25-22-31-29-31-2 0-31 0-31 32 0 54 48 106 121 106 75 0 142-56 142-130 0-68-52-129-125-129-27 0-57 6-82 29z">
            <text:p/>
          </draw:path>
          <draw:polygon draw:style-name="gr3" draw:text-style-name="P7" draw:layer="layout" svg:width="0.337cm" svg:height="0.035cm" svg:x="7.596cm" svg:y="2.59cm" svg:viewBox="0 0 338 36" draw:points="169,36 0,36 0,0 338,0 338,36">
            <text:p/>
          </draw:polygon>
          <draw:path draw:style-name="gr3" draw:text-style-name="P7" draw:layer="layout" svg:width="0.262cm" svg:height="0.393cm" svg:x="7.633cm" svg:y="2.717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8.291cm" svg:y="2.59cm" svg:viewBox="0 0 516 36" svg:d="M488 36c13 0 28 0 28-19 0-17-15-17-28-17h-459c-14 0-29 0-29 17 0 19 15 19 29 19z">
            <text:p/>
          </draw:path>
          <draw:path draw:style-name="gr3" draw:text-style-name="P7" draw:layer="layout" svg:width="0.222cm" svg:height="1.013cm" svg:x="9.191cm" svg:y="2.1cm" svg:viewBox="0 0 223 1014" svg:d="M223 1004c0-2-2-4-4-8-40-40-98-109-133-247-19-77-26-163-26-242 0-223 51-378 155-488 8-7 8-9 8-11 0-8-8-8-12-8-11 0-57 50-69 63-86 102-142 254-142 444 0 119 21 290 132 432 10 9 64 75 79 75 4 0 12 0 12-10z">
            <text:p/>
          </draw:path>
          <draw:path draw:style-name="gr3" draw:text-style-name="P7" draw:layer="layout" svg:width="0.26cm" svg:height="0.538cm" svg:x="9.47cm" svg:y="2.288cm" svg:viewBox="0 0 261 539" svg:d="M156 192h80c15 0 25 0 25-17 0-10-10-10-25-10h-73c29-121 35-136 35-142 0-15-12-23-25-23-2 0-27 0-35 31l-32 134h-81c-17 0-25 0-25 15 0 12 8 12 23 12h75c-60 240-63 253-63 269 0 46 32 78 76 78 89 0 137-124 137-130 0-8-8-8-12-8-6 0-8 2-11 12-37 88-83 107-112 107-17 0-25-11-25-38 0-21 2-27 4-40z">
            <text:p/>
          </draw:path>
          <draw:path draw:style-name="gr3" draw:text-style-name="P7" draw:layer="layout" svg:width="0.262cm" svg:height="0.393cm" svg:x="9.792cm" svg:y="2.18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10.391cm" svg:y="2.59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1.297cm" svg:y="2.093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1 0 0-5 0-5 8s5 8 15 8z">
            <text:p/>
          </draw:path>
          <draw:path draw:style-name="gr3" draw:text-style-name="P7" draw:layer="layout" svg:width="0.201cm" svg:height="0.375cm" svg:x="11.626cm" svg:y="2.116cm" svg:viewBox="0 0 202 376" svg:d="M121 136h61c12 0 20 0 20-13 0-8-8-8-18-8h-57l23-88c0-2 2-6 2-8 0-11-10-19-21-19-16 0-23 10-29 25-4 15 4-13-21 90h-62c-11 0-19 0-19 14 0 7 8 7 17 7h58l-35 140c-4 16-9 37-9 45 0 34 29 55 63 55 67 0 104-82 104-90s-8-8-10-8c-8 0-8 2-11 12-18 36-48 71-81 71-13 0-21-8-21-31 0-6 2-17 4-23z">
            <text:p/>
          </draw:path>
          <draw:polygon draw:style-name="gr3" draw:text-style-name="P7" draw:layer="layout" svg:width="0.592cm" svg:height="0.035cm" svg:x="11.265cm" svg:y="2.59cm" svg:viewBox="0 0 593 36" draw:points="296,36 0,36 0,0 593,0 593,36">
            <text:p/>
          </draw:polygon>
          <draw:path draw:style-name="gr3" draw:text-style-name="P7" draw:layer="layout" svg:width="0.262cm" svg:height="0.393cm" svg:x="11.43cm" svg:y="2.717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222cm" svg:height="1.013cm" svg:x="11.994cm" svg:y="2.1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olygon draw:style-name="gr3" draw:text-style-name="P7" draw:layer="layout" svg:width="0.162cm" svg:height="1.013cm" svg:x="12.363cm" svg:y="2.1cm" svg:viewBox="0 0 163 1014" draw:points="163,1014 163,0 0,0 0,35 131,35 131,979 0,979 0,1014">
            <text:p/>
          </draw:polygon>
          <draw:path draw:style-name="gr3" draw:text-style-name="P7" draw:layer="layout" svg:width="0.402cm" svg:height="0.596cm" svg:x="13.112cm" svg:y="1.282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13.536cm" svg:y="1.34cm" svg:viewBox="0 0 261 539" svg:d="M156 192h80c15 0 25 0 25-17 0-10-10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</draw:g>
        <draw:g xml:id="id479" draw:id="id479">
          <svg:title>TexMaths</svg:title>
          <svg:desc>24§display§= \frac{1}{\sqrt{2}} \int \frac{ 1 }{ \sqrt{ \left[\  \frac{5}{2} -  \left( t^2 -  2(t) \left( \frac{3}{4} \right) + \frac{9}{16} - \frac{9}{16} \right)  \ \right] } }\ dt§svg§600§FALSE§</svg:desc>
          <draw:polygon draw:style-name="gr2" draw:text-style-name="P6" draw:layer="layout" svg:width="17.271cm" svg:height="2.524cm" svg:x="3.242cm" svg:y="4.064cm" svg:viewBox="0 0 17272 2525" draw:points="8636,2525 0,2525 0,0 17272,0 17272,2525">
            <text:p/>
          </draw:polygon>
          <draw:path draw:style-name="gr3" draw:text-style-name="P7" draw:layer="layout" svg:width="0.562cm" svg:height="0.199cm" svg:x="3.248cm" svg:y="4.8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4.619cm" svg:y="4.037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1.126cm" svg:height="0.035cm" svg:x="4.19cm" svg:y="4.942cm" svg:viewBox="0 0 1127 36" draw:points="563,36 0,36 0,0 1127,0 1127,36">
            <text:p/>
          </draw:polygon>
          <draw:path draw:style-name="gr3" draw:text-style-name="P7" draw:layer="layout" svg:width="0.659cm" svg:height="0.844cm" svg:x="4.254cm" svg:y="5.111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7" draw:layer="layout" svg:width="0.423cm" svg:height="0.035cm" svg:x="4.895cm" svg:y="5.111cm" svg:viewBox="0 0 424 36" draw:points="211,36 0,36 0,0 424,0 424,36">
            <text:p/>
          </draw:polygon>
          <draw:path draw:style-name="gr3" draw:text-style-name="P7" draw:layer="layout" svg:width="0.337cm" svg:height="0.563cm" svg:x="4.937cm" svg:y="5.281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75cm" svg:height="1.875cm" svg:x="5.605cm" svg:y="4.022cm" svg:viewBox="0 0 751 1876" svg:d="M40 1837c27 0 43-19 43-40 0-29-22-42-41-42-21 0-42 13-42 42 0 44 42 79 94 79 129 0 177-198 236-442 66-267 121-537 167-808 31-179 62-348 91-457 9-42 38-150 72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2.913cm" svg:y="4.037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12.813cm" svg:height="0.035cm" svg:x="6.642cm" svg:y="4.942cm" svg:viewBox="0 0 12814 36" draw:points="6407,36 0,36 0,0 12814,0 12814,36">
            <text:p/>
          </draw:polygon>
          <draw:path draw:style-name="gr3" draw:text-style-name="P7" draw:layer="layout" svg:width="0.769cm" svg:height="1.519cm" svg:x="6.736cm" svg:y="5.111cm" svg:viewBox="0 0 770 1520" svg:d="M300 1394l-183-634-117 138 13 12 58-67 194 677c29 0 29 0 36-21l465-1464c4-14 4-18 4-18 0-9-8-17-17-17-14 0-16 12-20 21z">
            <text:p/>
          </draw:path>
          <draw:polygon draw:style-name="gr3" draw:text-style-name="P7" draw:layer="layout" svg:width="11.97cm" svg:height="0.035cm" svg:x="7.487cm" svg:y="5.111cm" svg:viewBox="0 0 11971 36" draw:points="5984,36 0,36 0,0 11971,0 11971,36">
            <text:p/>
          </draw:polygon>
          <draw:polygon draw:style-name="gr3" draw:text-style-name="P7" draw:layer="layout" svg:width="0.162cm" svg:height="1.013cm" svg:x="7.656cm" svg:y="5.402cm" svg:viewBox="0 0 163 1014" draw:points="0,1014 163,1014 163,979 35,979 35,35 163,35 163,0 0,0">
            <text:p/>
          </draw:polygon>
          <draw:path draw:style-name="gr3" draw:text-style-name="P7" draw:layer="layout" svg:width="0.262cm" svg:height="0.404cm" svg:x="8.257cm" svg:y="5.395cm" svg:viewBox="0 0 263 405" svg:d="M56 63c28 8 48 8 57 8 77 0 125-54 125-63 0-6-6-8-8-8s-2 0-5 2c-14 6-45 17-89 17-17 0-48-2-88-15-6-4-6-4-8-4-7 0-7 6-7 15v175c0 12 0 17 9 17 6 0 6 0 14-7 25-33 61-37 82-37 35 0 52 27 54 33 12 19 13 42 13 77 0 17 0 51-17 78-15 21-40 35-69 35-38 0-79-21-94-60 23 2 35-13 35-28 0-25-22-31-29-31-2 0-31 0-31 32 0 54 48 106 121 106 75 0 142-56 142-130 0-68-52-129-125-129-27 0-57 6-82 29z">
            <text:p/>
          </draw:path>
          <draw:polygon draw:style-name="gr3" draw:text-style-name="P7" draw:layer="layout" svg:width="0.337cm" svg:height="0.035cm" svg:x="8.22cm" svg:y="5.892cm" svg:viewBox="0 0 338 36" draw:points="169,36 0,36 0,0 338,0 338,36">
            <text:p/>
          </draw:polygon>
          <draw:path draw:style-name="gr3" draw:text-style-name="P7" draw:layer="layout" svg:width="0.262cm" svg:height="0.393cm" svg:x="8.257cm" svg:y="6.019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8.915cm" svg:y="5.892cm" svg:viewBox="0 0 516 36" svg:d="M488 36c13 0 28 0 28-19 0-17-15-17-28-17h-459c-14 0-29 0-29 17 0 19 15 19 29 19z">
            <text:p/>
          </draw:path>
          <draw:path draw:style-name="gr3" draw:text-style-name="P7" draw:layer="layout" svg:width="0.222cm" svg:height="1.013cm" svg:x="9.818cm" svg:y="5.402cm" svg:viewBox="0 0 223 1014" svg:d="M223 1004c0-2-2-4-4-8-40-40-98-109-133-247-19-77-26-163-26-242 0-223 51-378 155-488 8-7 8-9 8-11 0-8-8-8-12-8-11 0-57 50-69 63-86 102-142 254-142 444 0 119 21 290 132 432 10 9 64 75 79 75 4 0 12 0 12-10z">
            <text:p/>
          </draw:path>
          <draw:path draw:style-name="gr3" draw:text-style-name="P7" draw:layer="layout" svg:width="0.26cm" svg:height="0.538cm" svg:x="10.094cm" svg:y="5.59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262cm" svg:height="0.393cm" svg:x="10.417cm" svg:y="5.483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11.016cm" svg:y="5.892cm" svg:viewBox="0 0 516 36" svg:d="M488 36c13 0 28 0 28-19 0-17-15-17-28-17h-459c-14 0-29 0-29 17 0 19 15 19 29 19z">
            <text:p/>
          </draw:path>
          <draw:path draw:style-name="gr3" draw:text-style-name="P7" draw:layer="layout" svg:width="0.337cm" svg:height="0.563cm" svg:x="11.832cm" svg:y="5.558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7 74-8 8-64 8-81 8z">
            <text:p/>
          </draw:path>
          <draw:path draw:style-name="gr3" draw:text-style-name="P7" draw:layer="layout" svg:width="0.197cm" svg:height="0.844cm" svg:x="12.295cm" svg:y="5.48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26cm" svg:height="0.538cm" svg:x="12.558cm" svg:y="5.59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197cm" svg:height="0.844cm" svg:x="12.892cm" svg:y="5.487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7" draw:layer="layout" svg:width="0.222cm" svg:height="1.013cm" svg:x="13.441cm" svg:y="5.402cm" svg:viewBox="0 0 223 1014" svg:d="M223 1004c0-2-2-4-4-8-40-40-98-109-133-247-19-77-26-163-26-242 0-223 51-378 155-488 8-7 8-9 8-11 0-8-8-8-12-8-11 0-57 50-69 63-86 102-142 254-142 444 0 119 21 290 132 432 10 9 64 75 79 75 4 0 12 0 12-10z">
            <text:p/>
          </draw:path>
          <draw:path draw:style-name="gr3" draw:text-style-name="P7" draw:layer="layout" svg:width="0.272cm" svg:height="0.404cm" svg:x="13.832cm" svg:y="5.395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olygon draw:style-name="gr3" draw:text-style-name="P7" draw:layer="layout" svg:width="0.337cm" svg:height="0.035cm" svg:x="13.8cm" svg:y="5.892cm" svg:viewBox="0 0 338 36" draw:points="169,36 0,36 0,0 338,0 338,36">
            <text:p/>
          </draw:polygon>
          <draw:path draw:style-name="gr3" draw:text-style-name="P7" draw:layer="layout" svg:width="0.291cm" svg:height="0.398cm" svg:x="13.823cm" svg:y="6.011cm" svg:viewBox="0 0 292 399" svg:d="M292 303v-23h-67v-263c0-13 0-17-12-17-8 0-9 0-17 8l-196 272v23h175v48c0 20 0 27-48 27h-16v21c29 0 68-2 89-2s59 2 90 2v-21h-17c-48 0-48-7-48-27v-48zM179 63v217h-158z">
            <text:p/>
          </draw:path>
          <draw:path draw:style-name="gr3" draw:text-style-name="P7" draw:layer="layout" svg:width="0.222cm" svg:height="1.013cm" svg:x="14.274cm" svg:y="5.402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562cm" svg:height="0.563cm" svg:x="14.86cm" svg:y="5.627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7" draw:layer="layout" svg:width="0.272cm" svg:height="0.404cm" svg:x="15.956cm" svg:y="5.395cm" svg:viewBox="0 0 273 405" svg:d="M217 217c0 148-73 169-109 169-14 0-45 0-62-19 25-2 27-21 27-27 0-16-10-29-27-29-19 0-29 12-29 29 0 40 33 65 91 65 86 0 165-79 165-205 0-148-66-200-135-200-19 0-59 4-94 36-21 20-44 43-44 96 0 75 60 131 131 131 46 0 73-31 86-58zM132 248c-23 0-44-8-61-37-13-21-13-46-13-79 0-34 0-57 17-82 13-21 33-33 63-33 31 0 50 19 58 35 17 25 19 65 19 86 0 77-44 110-83 110z">
            <text:p/>
          </draw:path>
          <draw:polygon draw:style-name="gr3" draw:text-style-name="P7" draw:layer="layout" svg:width="0.673cm" svg:height="0.035cm" svg:x="15.756cm" svg:y="5.892cm" svg:viewBox="0 0 674 36" draw:points="338,36 0,36 0,0 674,0 674,36">
            <text:p/>
          </draw:polygon>
          <draw:path draw:style-name="gr3" draw:text-style-name="P7" draw:layer="layout" svg:width="0.216cm" svg:height="0.393cm" svg:x="15.82cm" svg:y="6.019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72cm" svg:height="0.404cm" svg:x="16.125cm" svg:y="6.019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8 34-102 80-102 29 0 46 10 62 31 13 23 15 48 15 83 0 34 0 59-17 82-14 21-33 31-62 31z">
            <text:p/>
          </draw:path>
          <draw:path draw:style-name="gr3" draw:text-style-name="P7" draw:layer="layout" svg:width="0.515cm" svg:height="0.035cm" svg:x="16.787cm" svg:y="5.892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7.862cm" svg:y="5.395cm" svg:viewBox="0 0 273 405" svg:d="M217 217c0 148-73 169-109 169-14 0-45 0-62-19 25-2 27-21 27-27 0-16-10-29-27-29-19 0-29 12-29 29 0 40 33 65 91 65 86 0 165-79 165-205 0-148-66-200-135-200-19 0-59 4-94 36-21 20-44 43-44 96 0 75 60 131 131 131 46 0 73-31 86-58zM132 248c-23 0-44-8-61-37-13-21-13-46-13-79 0-34 0-57 17-82 13-21 33-33 63-33 31 0 50 19 58 35 17 25 19 65 19 86 0 77-44 110-83 110z">
            <text:p/>
          </draw:path>
          <draw:polygon draw:style-name="gr3" draw:text-style-name="P7" draw:layer="layout" svg:width="0.673cm" svg:height="0.035cm" svg:x="17.663cm" svg:y="5.892cm" svg:viewBox="0 0 674 36" draw:points="338,36 0,36 0,0 674,0 674,36">
            <text:p/>
          </draw:polygon>
          <draw:path draw:style-name="gr3" draw:text-style-name="P7" draw:layer="layout" svg:width="0.216cm" svg:height="0.393cm" svg:x="17.726cm" svg:y="6.019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72cm" svg:height="0.404cm" svg:x="18.029cm" svg:y="6.019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8 34-102 80-102 29 0 46 10 62 31 13 23 15 48 15 83 0 34 0 59-17 82-14 21-33 31-62 31z">
            <text:p/>
          </draw:path>
          <draw:path draw:style-name="gr3" draw:text-style-name="P7" draw:layer="layout" svg:width="0.222cm" svg:height="1.013cm" svg:x="18.473cm" svg:y="5.402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olygon draw:style-name="gr3" draw:text-style-name="P7" draw:layer="layout" svg:width="0.162cm" svg:height="1.013cm" svg:x="19.122cm" svg:y="5.402cm" svg:viewBox="0 0 163 1014" draw:points="163,1014 163,0 0,0 0,35 131,35 131,979 0,979 0,1014">
            <text:p/>
          </draw:polygon>
          <draw:path draw:style-name="gr3" draw:text-style-name="P7" draw:layer="layout" svg:width="0.402cm" svg:height="0.596cm" svg:x="19.871cm" svg:y="4.584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26cm" svg:height="0.538cm" svg:x="20.295cm" svg:y="4.642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</draw:g>
        <draw:g xml:id="id480" draw:id="id480">
          <svg:title>TexMaths</svg:title>
          <svg:desc>24§display§= \frac{1}{\sqrt{2}} \int \frac{ 1 }{ \sqrt{ \left[\  \frac{40}{16} -  \left( t -  \frac{3}{4} \right)^2 + \frac{9}{16} \ \right] } }\ dt§svg§600§FALSE§</svg:desc>
          <draw:polygon draw:style-name="gr2" draw:text-style-name="P6" draw:layer="layout" svg:width="13.498cm" svg:height="3.029cm" svg:x="3.243cm" svg:y="7.267cm" svg:viewBox="0 0 13499 3030" draw:points="6750,3030 0,3030 0,0 13499,0 13499,3030">
            <text:p/>
          </draw:polygon>
          <draw:path draw:style-name="gr3" draw:text-style-name="P7" draw:layer="layout" svg:width="0.562cm" svg:height="0.199cm" svg:x="3.249cm" svg:y="8.06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4cm" svg:x="4.62cm" svg:y="7.24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7" draw:layer="layout" svg:width="1.126cm" svg:height="0.035cm" svg:x="4.191cm" svg:y="8.145cm" svg:viewBox="0 0 1127 36" draw:points="563,36 0,36 0,0 1127,0 1127,36">
            <text:p/>
          </draw:polygon>
          <draw:path draw:style-name="gr3" draw:text-style-name="P7" draw:layer="layout" svg:width="0.659cm" svg:height="0.844cm" svg:x="4.255cm" svg:y="8.314cm" svg:viewBox="0 0 660 845" svg:d="M267 757l-148-329c-6-13-11-13-13-13 0 0-6 0-14 6l-80 61c-12 8-12 12-12 13 0 4 2 10 8 10 5 0 21-11 28-19 6-4 20-14 27-19l167 365c6 13 12 13 20 13 11 0 13-4 21-15l384-795c5-14 5-16 5-18 0-9-7-17-17-17-8 0-13 4-19 17z">
            <text:p/>
          </draw:path>
          <draw:polygon draw:style-name="gr3" draw:text-style-name="P7" draw:layer="layout" svg:width="0.423cm" svg:height="0.035cm" svg:x="4.896cm" svg:y="8.314cm" svg:viewBox="0 0 424 36" draw:points="211,36 0,36 0,0 424,0 424,36">
            <text:p/>
          </draw:polygon>
          <draw:path draw:style-name="gr3" draw:text-style-name="P7" draw:layer="layout" svg:width="0.337cm" svg:height="0.564cm" svg:x="4.938cm" svg:y="8.4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75cm" svg:height="1.875cm" svg:x="5.606cm" svg:y="7.225cm" svg:viewBox="0 0 751 1876" svg:d="M40 1838c27 0 43-19 43-40 0-29-22-43-41-43-21 0-42 14-42 43 0 44 42 78 94 78 129 0 177-198 236-441 66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7" draw:layer="layout" svg:width="0.279cm" svg:height="0.564cm" svg:x="11.028cm" svg:y="7.24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7" draw:layer="layout" svg:width="9.04cm" svg:height="0.035cm" svg:x="6.643cm" svg:y="8.145cm" svg:viewBox="0 0 9041 36" draw:points="4521,36 0,36 0,0 9041,0 9041,36">
            <text:p/>
          </draw:polygon>
          <draw:path draw:style-name="gr3" draw:text-style-name="P7" draw:layer="layout" svg:width="0.767cm" svg:height="2.025cm" svg:x="6.737cm" svg:y="8.314cm" svg:viewBox="0 0 768 2026" svg:d="M300 1859l-183-845-111 173c-6 8-6 9-6 11s12 12 12 14l57-90 196 904c27 0 31 0 35-21l466-1970c0-6 2-14 2-18 0-9-6-17-15-17-16 0-18 12-20 23z">
            <text:p/>
          </draw:path>
          <draw:polygon draw:style-name="gr3" draw:text-style-name="P7" draw:layer="layout" svg:width="8.197cm" svg:height="0.035cm" svg:x="7.488cm" svg:y="8.314cm" svg:viewBox="0 0 8198 36" draw:points="4099,36 0,36 0,0 8198,0 8198,36">
            <text:p/>
          </draw:polygon>
          <draw:polygon draw:style-name="gr3" draw:text-style-name="P7" draw:layer="layout" svg:width="0.193cm" svg:height="1.518cm" svg:x="7.678cm" svg:y="8.606cm" svg:viewBox="0 0 194 1519" draw:points="0,1519 194,1519 194,1481 40,1481 40,40 194,40 194,0 0,0">
            <text:p/>
          </draw:polygon>
          <draw:path draw:style-name="gr3" draw:text-style-name="P7" draw:layer="layout" svg:width="0.291cm" svg:height="0.398cm" svg:x="8.29cm" svg:y="8.846cm" svg:viewBox="0 0 292 399" svg:d="M292 303v-23h-67v-263c0-13 0-17-14-17-6 0-7 0-15 8l-196 272v23h175v48c0 20 0 27-48 27h-16v21c29 0 68-1 89-1s59 1 90 1v-21h-17c-48 0-48-7-48-27v-48zM179 63v217h-158z">
            <text:p/>
          </draw:path>
          <draw:path draw:style-name="gr3" draw:text-style-name="P7" draw:layer="layout" svg:width="0.275cm" svg:height="0.404cm" svg:x="8.634cm" svg:y="8.852cm" svg:viewBox="0 0 276 405" svg:d="M276 205c0-65-7-113-36-153-17-29-54-52-102-52-138 0-138 161-138 205 0 43 0 200 138 200s138-157 138-200zM138 390c-27 0-63-17-75-65-9-35-9-85-9-127 0-44 0-89 9-121 12-48 50-60 75-60 33 0 64 19 73 54 10 31 12 75 12 127 0 42 0 86-8 125-13 53-54 67-77 67z">
            <text:p/>
          </draw:path>
          <draw:polygon draw:style-name="gr3" draw:text-style-name="P7" draw:layer="layout" svg:width="0.673cm" svg:height="0.035cm" svg:x="8.267cm" svg:y="9.347cm" svg:viewBox="0 0 674 36" draw:points="338,36 0,36 0,0 674,0 674,36">
            <text:p/>
          </draw:polygon>
          <draw:path draw:style-name="gr3" draw:text-style-name="P7" draw:layer="layout" svg:width="0.216cm" svg:height="0.393cm" svg:x="8.333cm" svg:y="9.474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272cm" svg:height="0.404cm" svg:x="8.636cm" svg:y="9.474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7 34-102 80-102 29 0 46 10 62 31 13 23 15 48 15 83 0 34 0 59-17 82-14 21-33 31-62 31z">
            <text:p/>
          </draw:path>
          <draw:path draw:style-name="gr3" draw:text-style-name="P7" draw:layer="layout" svg:width="0.515cm" svg:height="0.035cm" svg:x="9.298cm" svg:y="9.347cm" svg:viewBox="0 0 516 36" svg:d="M488 36c13 0 28 0 28-19 0-17-15-17-28-17h-459c-14 0-29 0-29 17 0 19 15 19 29 19z">
            <text:p/>
          </draw:path>
          <draw:path draw:style-name="gr3" draw:text-style-name="P7" draw:layer="layout" svg:width="0.222cm" svg:height="1.013cm" svg:x="10.201cm" svg:y="8.859cm" svg:viewBox="0 0 223 1014" svg:d="M223 1004c0-2-2-3-4-7-39-41-98-110-133-248-19-77-26-163-26-242 0-223 51-378 155-488 8-7 8-9 8-11 0-8-8-8-12-8-11 0-57 50-69 63-86 102-142 256-142 444 0 119 21 290 132 432 10 10 64 75 79 75 4 0 12 0 12-10z">
            <text:p/>
          </draw:path>
          <draw:path draw:style-name="gr3" draw:text-style-name="P7" draw:layer="layout" svg:width="0.26cm" svg:height="0.539cm" svg:x="10.479cm" svg:y="9.048cm" svg:viewBox="0 0 261 540" svg:d="M156 192h80c16 0 25 0 25-17 0-10-9-10-25-10h-73c29-121 35-136 35-142 0-15-12-23-25-23-2 0-27 0-35 31l-32 134h-81c-17 0-25 0-25 16 0 11 8 11 23 11h75c-60 240-63 254-63 269 0 46 32 79 76 79 89 0 137-125 137-131 0-8-8-8-12-8-6 0-8 2-11 12-37 88-83 107-112 107-17 0-25-11-25-38 0-21 2-27 4-40z">
            <text:p/>
          </draw:path>
          <draw:path draw:style-name="gr3" draw:text-style-name="P7" draw:layer="layout" svg:width="0.515cm" svg:height="0.035cm" svg:x="11.021cm" svg:y="9.347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1.929cm" svg:y="8.852cm" svg:viewBox="0 0 273 405" svg:d="M131 196c46 0 78 33 78 96 0 73-42 94-77 94-23 0-76-6-101-40 29-2 34-21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2 0 0-5 0-5 7 0 8 5 8 15 8z">
            <text:p/>
          </draw:path>
          <draw:polygon draw:style-name="gr3" draw:text-style-name="P7" draw:layer="layout" svg:width="0.337cm" svg:height="0.035cm" svg:x="11.896cm" svg:y="9.347cm" svg:viewBox="0 0 338 36" draw:points="169,36 0,36 0,0 338,0 338,36">
            <text:p/>
          </draw:polygon>
          <draw:path draw:style-name="gr3" draw:text-style-name="P7" draw:layer="layout" svg:width="0.291cm" svg:height="0.398cm" svg:x="11.919cm" svg:y="9.468cm" svg:viewBox="0 0 292 399" svg:d="M292 303v-23h-67v-263c0-13 0-17-12-17-8 0-9 0-17 8l-196 272v23h175v48c0 20 0 27-48 27h-16v21c29 0 68-1 89-1s59 1 90 1v-21h-17c-48 0-48-7-48-27v-48zM179 63v217h-158z">
            <text:p/>
          </draw:path>
          <draw:path draw:style-name="gr3" draw:text-style-name="P7" draw:layer="layout" svg:width="0.222cm" svg:height="1.013cm" svg:x="12.37cm" svg:y="8.859cm" svg:viewBox="0 0 223 1014" svg:d="M223 507c0-119-21-290-133-432-9-12-65-75-80-75-4 0-10 2-10 8 0 4 2 5 6 9 40 44 96 112 130 246 20 77 27 165 27 244 0 85-7 171-29 254-32 119-82 186-126 234-8 7-8 7-8 9 0 8 6 10 10 10 13 0 59-52 71-63 86-104 142-256 142-444z">
            <text:p/>
          </draw:path>
          <draw:path draw:style-name="gr3" draw:text-style-name="P7" draw:layer="layout" svg:width="0.262cm" svg:height="0.393cm" svg:x="12.758cm" svg:y="8.67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62cm" svg:height="0.564cm" svg:x="13.332cm" svg:y="9.084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7" draw:layer="layout" svg:width="0.272cm" svg:height="0.404cm" svg:x="14.43cm" svg:y="8.852cm" svg:viewBox="0 0 273 405" svg:d="M217 217c0 148-73 169-109 169-14 0-45 0-62-19 25-2 27-21 27-27 0-15-10-29-27-29-19 0-29 12-29 29 0 40 33 65 91 65 86 0 165-79 165-205 0-148-66-200-135-200-19 0-59 4-94 36-21 20-44 43-44 97 0 74 60 130 131 130 46 0 73-31 86-58zM132 248c-23 0-44-8-61-37-13-21-13-46-13-78 0-35 0-58 17-83 13-21 33-33 63-33 31 0 50 19 60 35 15 25 17 65 17 86 0 77-44 110-83 110z">
            <text:p/>
          </draw:path>
          <draw:polygon draw:style-name="gr3" draw:text-style-name="P7" draw:layer="layout" svg:width="0.673cm" svg:height="0.035cm" svg:x="14.231cm" svg:y="9.347cm" svg:viewBox="0 0 674 36" draw:points="338,36 0,36 0,0 674,0 674,36">
            <text:p/>
          </draw:polygon>
          <draw:path draw:style-name="gr3" draw:text-style-name="P7" draw:layer="layout" svg:width="0.216cm" svg:height="0.393cm" svg:x="14.294cm" svg:y="9.474cm" svg:viewBox="0 0 217 394" svg:d="M134 17c0-17 0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272cm" svg:height="0.404cm" svg:x="14.599cm" svg:y="9.474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7 34-102 80-102 29 0 46 10 62 31 13 23 15 48 15 83 0 34 0 59-17 82-14 21-33 31-62 31z">
            <text:p/>
          </draw:path>
          <draw:polygon draw:style-name="gr3" draw:text-style-name="P7" draw:layer="layout" svg:width="0.193cm" svg:height="1.518cm" svg:x="15.3cm" svg:y="8.606cm" svg:viewBox="0 0 194 1519" draw:points="154,1481 0,1481 0,1519 194,1519 194,0 0,0 0,40 154,40">
            <text:p/>
          </draw:polygon>
          <draw:path draw:style-name="gr3" draw:text-style-name="P7" draw:layer="layout" svg:width="0.402cm" svg:height="0.596cm" svg:x="16.101cm" svg:y="7.78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70 68 75 0 4-2 10-4 14z">
            <text:p/>
          </draw:path>
          <draw:path draw:style-name="gr3" draw:text-style-name="P7" draw:layer="layout" svg:width="0.26cm" svg:height="0.539cm" svg:x="16.525cm" svg:y="7.845cm" svg:viewBox="0 0 261 540" svg:d="M156 192h80c16 0 25 0 25-17 0-10-9-10-25-10h-73c29-121 35-136 35-142 0-15-12-23-25-23-4 0-27 0-35 31l-32 134h-81c-17 0-25 0-25 16 0 11 8 11 23 11h75c-62 240-63 254-63 269 0 46 32 79 76 79 89 0 137-125 137-131 0-8-8-8-12-8-6 0-8 2-11 12-37 88-83 107-112 107-17 0-25-11-25-38 0-21 0-27 4-40z">
            <text:p/>
          </draw:path>
        </draw:g>
        <draw:g xml:id="id481" draw:id="id481">
          <svg:title>TexMaths</svg:title>
          <svg:desc>24§display§= \frac{1}{\sqrt{2}} \int \frac{ 1 }{ \sqrt{ \frac{49}{16} -  \left( t -  \frac{3}{4} \right)^2 } }\ dt§svg§600§FALSE§</svg:desc>
          <draw:polygon draw:style-name="gr2" draw:text-style-name="P6" draw:layer="layout" svg:width="10.234cm" svg:height="2.524cm" svg:x="3.244cm" svg:y="11.17cm" svg:viewBox="0 0 10235 2525" draw:points="5118,2525 0,2525 0,0 10235,0 10235,2525">
            <text:p/>
          </draw:polygon>
          <draw:path draw:style-name="gr3" draw:text-style-name="P7" draw:layer="layout" svg:width="0.562cm" svg:height="0.199cm" svg:x="3.25cm" svg:y="11.96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4.621cm" svg:y="11.143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1.126cm" svg:height="0.035cm" svg:x="4.192cm" svg:y="12.048cm" svg:viewBox="0 0 1127 36" draw:points="563,36 0,36 0,0 1127,0 1127,36">
            <text:p/>
          </draw:polygon>
          <draw:path draw:style-name="gr3" draw:text-style-name="P7" draw:layer="layout" svg:width="0.659cm" svg:height="0.844cm" svg:x="4.256cm" svg:y="12.217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7" draw:layer="layout" svg:width="0.423cm" svg:height="0.035cm" svg:x="4.897cm" svg:y="12.217cm" svg:viewBox="0 0 424 36" draw:points="211,36 0,36 0,0 424,0 424,36">
            <text:p/>
          </draw:polygon>
          <draw:path draw:style-name="gr3" draw:text-style-name="P7" draw:layer="layout" svg:width="0.337cm" svg:height="0.563cm" svg:x="4.939cm" svg:y="12.387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75cm" svg:height="1.875cm" svg:x="5.607cm" svg:y="11.128cm" svg:viewBox="0 0 751 1876" svg:d="M40 1837c27 0 43-19 43-40 0-29-22-42-41-42-21 0-42 13-42 42 0 44 42 79 94 79 129 0 177-198 236-442 65-267 121-537 167-808 31-179 62-348 90-457 10-42 39-150 73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9.397cm" svg:y="11.143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5.776cm" svg:height="0.035cm" svg:x="6.644cm" svg:y="12.048cm" svg:viewBox="0 0 5777 36" draw:points="2887,36 0,36 0,0 5777,0 5777,36">
            <text:p/>
          </draw:polygon>
          <draw:path draw:style-name="gr3" draw:text-style-name="P7" draw:layer="layout" svg:width="0.769cm" svg:height="1.519cm" svg:x="6.738cm" svg:y="12.217cm" svg:viewBox="0 0 770 1520" svg:d="M299 1394l-182-634-117 138 13 12 58-67 194 677c29 0 29 0 36-21l465-1464c4-14 4-18 4-18 0-9-8-17-17-17-14 0-16 12-20 21z">
            <text:p/>
          </draw:path>
          <draw:polygon draw:style-name="gr3" draw:text-style-name="P7" draw:layer="layout" svg:width="4.933cm" svg:height="0.035cm" svg:x="7.489cm" svg:y="12.217cm" svg:viewBox="0 0 4934 36" draw:points="2467,36 0,36 0,0 4934,0 4934,36">
            <text:p/>
          </draw:polygon>
          <draw:path draw:style-name="gr3" draw:text-style-name="P7" draw:layer="layout" svg:width="0.291cm" svg:height="0.398cm" svg:x="7.612cm" svg:y="12.581cm" svg:viewBox="0 0 292 399" svg:d="M292 303v-23h-67v-263c0-13 0-17-12-17-8 0-9 0-17 8l-196 272v23h175v48c0 20 0 27-48 27h-16v21c29 0 68-2 89-2s59 2 90 2v-21h-17c-48 0-48-7-48-27v-48zM179 63v217h-158z">
            <text:p/>
          </draw:path>
          <draw:path draw:style-name="gr3" draw:text-style-name="P7" draw:layer="layout" svg:width="0.272cm" svg:height="0.404cm" svg:x="7.957cm" svg:y="12.587cm" svg:viewBox="0 0 273 405" svg:d="M217 217c0 148-73 169-109 169-14 0-45 0-62-19 25-2 27-21 27-27 0-16-10-29-27-29-19 0-29 12-29 29 0 40 33 65 91 65 86 0 165-79 165-205 0-148-66-200-135-200-19 0-59 4-94 36-21 20-44 43-44 96 0 75 60 131 131 131 46 0 73-31 86-58zM132 248c-23 0-44-8-61-37-13-21-13-46-13-79 0-34 0-57 17-82 13-21 33-33 63-33 31 0 50 19 58 35 17 25 19 65 19 86 0 77-44 110-83 110z">
            <text:p/>
          </draw:path>
          <draw:polygon draw:style-name="gr3" draw:text-style-name="P7" draw:layer="layout" svg:width="0.673cm" svg:height="0.035cm" svg:x="7.589cm" svg:y="13.082cm" svg:viewBox="0 0 674 36" draw:points="338,36 0,36 0,0 674,0 674,36">
            <text:p/>
          </draw:polygon>
          <draw:path draw:style-name="gr3" draw:text-style-name="P7" draw:layer="layout" svg:width="0.216cm" svg:height="0.393cm" svg:x="7.654cm" svg:y="13.209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272cm" svg:height="0.404cm" svg:x="7.957cm" svg:y="13.209cm" svg:viewBox="0 0 273 405" svg:d="M58 200c0-48 3-92 26-129 20-33 52-54 91-54 17 0 40 4 53 21-15 0-28 12-28 29 0 14 11 27 28 27 18 0 29-11 29-29 0-34-25-65-84-65-85 0-173 79-173 205 0 154 73 200 138 200 73 0 135-54 135-132 0-75-60-131-129-131-48 0-73 31-86 58zM138 386c-30 0-54-15-65-42-10-18-13-48-13-83 0-58 34-102 80-102 29 0 46 10 62 31 13 23 15 48 15 83 0 34 0 59-17 82-14 21-33 31-62 31z">
            <text:p/>
          </draw:path>
          <draw:path draw:style-name="gr3" draw:text-style-name="P7" draw:layer="layout" svg:width="0.515cm" svg:height="0.035cm" svg:x="8.622cm" svg:y="13.082cm" svg:viewBox="0 0 516 36" svg:d="M488 36c13 0 28 0 28-19 0-17-15-17-28-17h-459c-14 0-29 0-29 17 0 19 15 19 29 19z">
            <text:p/>
          </draw:path>
          <draw:path draw:style-name="gr3" draw:text-style-name="P7" draw:layer="layout" svg:width="0.222cm" svg:height="1.013cm" svg:x="9.522cm" svg:y="12.595cm" svg:viewBox="0 0 223 1014" svg:d="M223 1004c0-2-2-4-4-8-40-40-98-109-133-247-19-77-26-163-26-242 0-223 51-378 155-488 8-7 8-9 8-11 0-8-8-8-12-8-11 0-57 50-69 63-86 102-142 256-142 444 0 119 21 290 132 432 10 9 64 75 79 75 4 0 12 0 12-10z">
            <text:p/>
          </draw:path>
          <draw:path draw:style-name="gr3" draw:text-style-name="P7" draw:layer="layout" svg:width="0.26cm" svg:height="0.538cm" svg:x="9.8cm" svg:y="12.783cm" svg:viewBox="0 0 261 539" svg:d="M156 192h80c16 0 25 0 25-17 0-10-9-10-25-10h-73c29-121 35-136 35-142 0-15-12-23-25-23-2 0-27 0-35 31l-32 134h-81c-17 0-25 0-25 15 0 12 8 12 23 12h75c-62 240-63 253-63 269 0 46 32 78 76 78 89 0 137-124 137-130 0-8-8-8-12-8-6 0-8 2-11 12-37 88-83 107-112 107-17 0-25-11-25-38 0-21 0-27 4-40z">
            <text:p/>
          </draw:path>
          <draw:path draw:style-name="gr3" draw:text-style-name="P7" draw:layer="layout" svg:width="0.515cm" svg:height="0.035cm" svg:x="10.342cm" svg:y="13.082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1.25cm" svg:y="12.587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olygon draw:style-name="gr3" draw:text-style-name="P7" draw:layer="layout" svg:width="0.337cm" svg:height="0.035cm" svg:x="11.217cm" svg:y="13.082cm" svg:viewBox="0 0 338 36" draw:points="169,36 0,36 0,0 338,0 338,36">
            <text:p/>
          </draw:polygon>
          <draw:path draw:style-name="gr3" draw:text-style-name="P7" draw:layer="layout" svg:width="0.291cm" svg:height="0.398cm" svg:x="11.24cm" svg:y="13.203cm" svg:viewBox="0 0 292 399" svg:d="M292 303v-23h-67v-263c0-13 0-17-12-17-8 0-9 0-17 8l-196 272v23h175v48c0 20 0 27-48 27h-16v21c29 0 68-2 89-2 23 0 59 2 90 2v-21h-17c-48 0-48-7-48-27v-48zM179 63v217h-158z">
            <text:p/>
          </draw:path>
          <draw:path draw:style-name="gr3" draw:text-style-name="P7" draw:layer="layout" svg:width="0.222cm" svg:height="1.013cm" svg:x="11.691cm" svg:y="12.595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262cm" svg:height="0.393cm" svg:x="12.079cm" svg:y="12.41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2.836cm" svg:y="11.69cm" svg:viewBox="0 0 403 597" svg:d="M403 10c0-2 0-10-11-10-12 0-93 8-108 10-6 0-11 3-11 15 0 11 7 11 21 11 40 0 42 6 42 14l-4 17-50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7" draw:layer="layout" svg:width="0.26cm" svg:height="0.538cm" svg:x="13.26cm" svg:y="11.748cm" svg:viewBox="0 0 261 539" svg:d="M156 192h80c16 0 25 0 25-17 0-10-9-10-25-10h-73c29-121 35-136 35-142 0-15-12-23-25-23-4 0-27 0-35 31l-32 134h-81c-17 0-25 0-25 15 0 12 8 12 23 12h75c-62 240-63 253-63 269 0 46 32 78 76 78 89 0 137-124 137-130 0-8-8-8-12-8-6 0-8 2-11 12-37 88-83 107-112 107-17 0-25-11-25-38 0-21 0-27 4-4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77" smil:attributeName="visibility" smil:to="visible"/>
                  <anim:animate smil:dur="0.5s" smil:fill="hold" smil:targetElement="id477" smil:attributeName="x" smil:values="x;x" smil:keyTimes="0;1"/>
                  <anim:animate smil:dur="0.5s" smil:fill="hold" smil:targetElement="id47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8" smil:attributeName="visibility" smil:to="visible"/>
                  <anim:animate smil:dur="0.5s" smil:fill="hold" smil:targetElement="id478" smil:attributeName="x" smil:values="x;x" smil:keyTimes="0;1"/>
                  <anim:animate smil:dur="0.5s" smil:fill="hold" smil:targetElement="id4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9" smil:attributeName="visibility" smil:to="visible"/>
                  <anim:animate smil:dur="0.5s" smil:fill="hold" smil:targetElement="id479" smil:attributeName="x" smil:values="x;x" smil:keyTimes="0;1"/>
                  <anim:animate smil:dur="0.5s" smil:fill="hold" smil:targetElement="id4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0" smil:attributeName="visibility" smil:to="visible"/>
                  <anim:animate smil:dur="0.5s" smil:fill="hold" smil:targetElement="id480" smil:attributeName="x" smil:values="x;x" smil:keyTimes="0;1"/>
                  <anim:animate smil:dur="0.5s" smil:fill="hold" smil:targetElement="id4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1" smil:attributeName="visibility" smil:to="visible"/>
                  <anim:animate smil:dur="0.5s" smil:fill="hold" smil:targetElement="id481" smil:attributeName="x" smil:values="x;x" smil:keyTimes="0;1"/>
                  <anim:animate smil:dur="0.5s" smil:fill="hold" smil:targetElement="id4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4cm" svg:height="14.572cm" svg:x="0.8cm" svg:y="0.626cm" presentation:class="title" presentation:user-transformed="true">
          <draw:text-box>
            <text:p xml:id="id489" text:id="id489" text:style-name="P4"><text:span text:style-name="T17"><text:s text:c="5"/></text:span><text:span text:style-name="T17"><text:line-break/></text:span><text:span text:style-name="T18"> <text:s text:c="3"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8"><text:line-break/></text:span><text:span text:style-name="T19"> <text:s text:c="17"/></text:span><text:span text:style-name="T18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/text:span><text:span text:style-name="T14">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</text:span><text:span text:style-name="T14"><text:tab/></text:span><text:span text:style-name="T14"> <text:s text:c="2"/></text:span></text:p>
          </draw:text-box>
        </draw:frame>
        <draw:g xml:id="id482" draw:id="id482">
          <svg:title>TexMaths</svg:title>
          <svg:desc>24§display§\text {I}§svg§600§FALSE§</svg:desc>
          <draw:polygon draw:style-name="gr2" draw:text-style-name="P6" draw:layer="layout" svg:width="0.197cm" svg:height="0.493cm" svg:x="5.542cm" svg:y="1.446cm" svg:viewBox="0 0 198 494" draw:points="100,494 0,494 0,0 198,0 198,494">
            <text:p/>
          </draw:polygon>
          <draw:path draw:style-name="gr3" draw:text-style-name="P7" draw:layer="layout" svg:width="0.258cm" svg:height="0.577cm" svg:x="5.523cm" svg:y="1.4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83" draw:id="id483">
          <svg:title>TexMaths</svg:title>
          <svg:desc>24§display§= \frac{1}{\sqrt{2}} \int \frac{ 1 }{ \sqrt{ \left( \frac{7}{4} \right)^2 -  \left( t -  \frac{3}{4} \right)^2 } }\ dt§svg§600§FALSE§</svg:desc>
          <draw:polygon draw:style-name="gr2" draw:text-style-name="P6" draw:layer="layout" svg:width="11.05cm" svg:height="2.524cm" svg:x="6.244cm" svg:y="0.763cm" svg:viewBox="0 0 11051 2525" draw:points="5525,2525 0,2525 0,0 11051,0 11051,2525">
            <text:p/>
          </draw:polygon>
          <draw:path draw:style-name="gr3" draw:text-style-name="P7" draw:layer="layout" svg:width="0.562cm" svg:height="0.199cm" svg:x="6.25cm" svg:y="1.5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9cm" svg:height="0.563cm" svg:x="7.621cm" svg:y="0.736cm" svg:viewBox="0 0 280 564" svg:d="M175 21c0-19 0-21-19-21-54 54-129 54-156 54v27c17 0 67 0 111-23v439c0 31-2 41-78 41h-27v26c29-3 103-3 136-3 35 0 108 0 138 3v-26h-27c-76 0-78-10-78-41z">
            <text:p/>
          </draw:path>
          <draw:polygon draw:style-name="gr3" draw:text-style-name="P7" draw:layer="layout" svg:width="1.126cm" svg:height="0.035cm" svg:x="7.192cm" svg:y="1.641cm" svg:viewBox="0 0 1127 36" draw:points="563,36 0,36 0,0 1127,0 1127,36">
            <text:p/>
          </draw:polygon>
          <draw:path draw:style-name="gr3" draw:text-style-name="P7" draw:layer="layout" svg:width="0.659cm" svg:height="0.844cm" svg:x="7.256cm" svg:y="1.81cm" svg:viewBox="0 0 660 845" svg:d="M267 756l-148-328c-6-13-11-13-13-13 0 0-6 0-14 5l-80 62c-12 8-12 11-12 13 0 4 2 10 8 10 5 0 21-12 28-19 6-4 20-14 27-19l167 364c6 14 12 14 20 14 11 0 13-4 21-16l384-794c5-14 5-16 5-18 0-9-7-17-17-17-8 0-13 4-19 17z">
            <text:p/>
          </draw:path>
          <draw:polygon draw:style-name="gr3" draw:text-style-name="P7" draw:layer="layout" svg:width="0.423cm" svg:height="0.035cm" svg:x="7.897cm" svg:y="1.81cm" svg:viewBox="0 0 424 36" draw:points="211,36 0,36 0,0 424,0 424,36">
            <text:p/>
          </draw:polygon>
          <draw:path draw:style-name="gr3" draw:text-style-name="P7" draw:layer="layout" svg:width="0.337cm" svg:height="0.563cm" svg:x="7.939cm" svg:y="1.98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8 74-7 8-63 8-80 8z">
            <text:p/>
          </draw:path>
          <draw:path draw:style-name="gr3" draw:text-style-name="P7" draw:layer="layout" svg:width="0.75cm" svg:height="1.875cm" svg:x="8.607cm" svg:y="0.721cm" svg:viewBox="0 0 751 1876" svg:d="M40 1837c27 0 43-19 43-40 0-29-22-42-41-42-21 0-42 13-42 42 0 44 42 79 94 79 129 0 177-198 236-442 65-267 121-537 167-808 31-179 62-348 90-457 10-42 39-150 73-150 25 0 47 16 50 19-28 2-42 20-42 41 0 29 21 42 40 42 22 0 43-13 43-42 0-46-46-79-92-79-66 0-112 92-160 265-2 8-117 432-209 985-23 128-48 270-75 388-15 61-54 220-123 220-31 0-50-21-52-21z">
            <text:p/>
          </draw:path>
          <draw:path draw:style-name="gr3" draw:text-style-name="P7" draw:layer="layout" svg:width="0.279cm" svg:height="0.563cm" svg:x="12.804cm" svg:y="0.736cm" svg:viewBox="0 0 280 564" svg:d="M175 21c0-19 0-21-21-21-52 54-127 54-154 54v27c17 0 67 0 111-23v439c0 31-2 41-78 41h-27v26c29-3 103-3 136-3 35 0 108 0 138 3v-26h-27c-76 0-78-10-78-41z">
            <text:p/>
          </draw:path>
          <draw:polygon draw:style-name="gr3" draw:text-style-name="P7" draw:layer="layout" svg:width="6.592cm" svg:height="0.035cm" svg:x="9.644cm" svg:y="1.641cm" svg:viewBox="0 0 6593 36" draw:points="3296,36 0,36 0,0 6593,0 6593,36">
            <text:p/>
          </draw:polygon>
          <draw:path draw:style-name="gr3" draw:text-style-name="P7" draw:layer="layout" svg:width="0.769cm" svg:height="1.519cm" svg:x="9.738cm" svg:y="1.81cm" svg:viewBox="0 0 770 1520" svg:d="M299 1394l-182-634-117 138 13 12 58-67 194 677c29 0 29 0 36-21l465-1464c4-14 4-18 4-18 0-9-8-17-17-17-14 0-16 12-20 21z">
            <text:p/>
          </draw:path>
          <draw:polygon draw:style-name="gr3" draw:text-style-name="P7" draw:layer="layout" svg:width="5.747cm" svg:height="0.035cm" svg:x="10.489cm" svg:y="1.81cm" svg:viewBox="0 0 5748 36" draw:points="2874,36 0,36 0,0 5748,0 5748,36">
            <text:p/>
          </draw:polygon>
          <draw:path draw:style-name="gr3" draw:text-style-name="P7" draw:layer="layout" svg:width="0.222cm" svg:height="1.013cm" svg:x="10.617cm" svg:y="2.188cm" svg:viewBox="0 0 223 1014" svg:d="M223 1004c0-2-2-4-4-8-40-40-98-109-133-247-19-77-26-163-26-242 0-223 51-378 155-488 8-7 8-9 8-11 0-8-8-8-12-8-11 0-57 50-69 63-86 102-142 256-142 444 0 119 21 290 132 432 10 9 64 75 79 75 4 0 12 0 12-10z">
            <text:p/>
          </draw:path>
          <draw:path draw:style-name="gr3" draw:text-style-name="P7" draw:layer="layout" svg:width="0.281cm" svg:height="0.412cm" svg:x="11.017cm" svg:y="2.172cm" svg:viewBox="0 0 282 413" svg:d="M276 42c6-6 6-7 6-23h-155c-23 0-31 0-52-2-31-4-33-7-35-17h-19l-21 127h21c0-10 6-48 15-54 6-4 54-4 62-4h130c-19 25-49 62-61 79-79 102-86 196-86 230 0 8 0 35 28 35 29 0 29-27 29-35v-23c0-115 23-169 50-199z">
            <text:p/>
          </draw:path>
          <draw:polygon draw:style-name="gr3" draw:text-style-name="P7" draw:layer="layout" svg:width="0.337cm" svg:height="0.035cm" svg:x="10.976cm" svg:y="2.675cm" svg:viewBox="0 0 338 36" draw:points="169,36 0,36 0,0 338,0 338,36">
            <text:p/>
          </draw:polygon>
          <draw:path draw:style-name="gr3" draw:text-style-name="P7" draw:layer="layout" svg:width="0.291cm" svg:height="0.398cm" svg:x="11cm" svg:y="2.796cm" svg:viewBox="0 0 292 399" svg:d="M292 303v-23h-67v-263c0-13 0-17-12-17-8 0-9 0-17 8l-196 272v23h175v48c0 20 0 27-48 27h-16v21c29 0 68-2 89-2 23 0 59 2 90 2v-21h-17c-48 0-48-7-48-27v-48zM179 63v217h-158z">
            <text:p/>
          </draw:path>
          <draw:path draw:style-name="gr3" draw:text-style-name="P7" draw:layer="layout" svg:width="0.222cm" svg:height="1.013cm" svg:x="11.451cm" svg:y="2.188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262cm" svg:height="0.393cm" svg:x="11.837cm" svg:y="2.003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515cm" svg:height="0.035cm" svg:x="12.436cm" svg:y="2.675cm" svg:viewBox="0 0 516 36" svg:d="M488 36c13 0 28 0 28-19 0-17-15-17-28-17h-459c-14 0-29 0-29 17 0 19 15 19 29 19z">
            <text:p/>
          </draw:path>
          <draw:path draw:style-name="gr3" draw:text-style-name="P7" draw:layer="layout" svg:width="0.222cm" svg:height="1.013cm" svg:x="13.338cm" svg:y="2.188cm" svg:viewBox="0 0 223 1014" svg:d="M223 1004c0-2-2-4-4-8-40-40-98-109-133-247-19-77-26-163-26-242 0-223 51-378 155-488 8-7 8-9 8-11 0-8-8-8-12-8-11 0-57 50-69 63-86 102-142 256-142 444 0 119 21 290 132 432 10 9 64 75 79 75 4 0 12 0 12-10z">
            <text:p/>
          </draw:path>
          <draw:path draw:style-name="gr3" draw:text-style-name="P7" draw:layer="layout" svg:width="0.26cm" svg:height="0.538cm" svg:x="13.616cm" svg:y="2.376cm" svg:viewBox="0 0 261 539" svg:d="M156 192h80c16 0 25 0 25-17 0-10-9-10-25-10h-75c31-121 37-136 37-142 0-15-12-23-25-23-4 0-27 0-35 31l-32 134h-81c-17 0-25 0-25 15 0 12 8 12 23 12h75c-62 240-63 253-63 269 0 46 32 78 76 78 89 0 137-124 137-130 0-8-8-8-12-8-8 0-8 2-11 12-37 88-83 107-112 107-17 0-25-11-25-38 0-21 0-27 4-40z">
            <text:p/>
          </draw:path>
          <draw:path draw:style-name="gr3" draw:text-style-name="P7" draw:layer="layout" svg:width="0.515cm" svg:height="0.035cm" svg:x="14.158cm" svg:y="2.675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5.064cm" svg:y="2.18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olygon draw:style-name="gr3" draw:text-style-name="P7" draw:layer="layout" svg:width="0.337cm" svg:height="0.035cm" svg:x="15.033cm" svg:y="2.675cm" svg:viewBox="0 0 338 36" draw:points="169,36 0,36 0,0 338,0 338,36">
            <text:p/>
          </draw:polygon>
          <draw:path draw:style-name="gr3" draw:text-style-name="P7" draw:layer="layout" svg:width="0.291cm" svg:height="0.398cm" svg:x="15.056cm" svg:y="2.796cm" svg:viewBox="0 0 292 399" svg:d="M292 303v-23h-67v-263c0-13 0-17-12-17-8 0-9 0-17 8l-196 272v23h175v48c0 20 0 27-48 27h-16v21c29 0 68-2 89-2s59 2 90 2v-21h-17c-48 0-48-7-48-27v-48zM179 63v217h-158z">
            <text:p/>
          </draw:path>
          <draw:path draw:style-name="gr3" draw:text-style-name="P7" draw:layer="layout" svg:width="0.222cm" svg:height="1.013cm" svg:x="15.507cm" svg:y="2.188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ath draw:style-name="gr3" draw:text-style-name="P7" draw:layer="layout" svg:width="0.262cm" svg:height="0.393cm" svg:x="15.893cm" svg:y="2.003cm" svg:viewBox="0 0 263 394" svg:d="M263 286h-21c-2 13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7" draw:layer="layout" svg:width="0.402cm" svg:height="0.596cm" svg:x="16.652cm" svg:y="1.283cm" svg:viewBox="0 0 403 597" svg:d="M403 10c0-2 0-10-11-10-12 0-93 8-108 10-6 0-11 3-11 15 0 11 7 11 21 11 40 0 42 6 42 14l-2 17-52 200c-15-31-40-54-78-54-98 0-204 125-204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26cm" svg:height="0.538cm" svg:x="17.076cm" svg:y="1.341cm" svg:viewBox="0 0 261 539" svg:d="M156 192h80c16 0 25 0 25-17 0-10-9-10-25-10h-73c29-121 35-136 35-142 0-15-12-23-25-23-2 0-27 0-35 31l-32 134h-81c-17 0-25 0-25 15 0 12 8 12 23 12h75c-60 240-63 253-63 269 0 46 32 78 76 78 89 0 137-124 137-130 0-8-8-8-12-8-6 0-8 2-11 12-37 88-83 107-112 107-17 0-25-11-25-38 0-21 0-27 4-40z">
            <text:p/>
          </draw:path>
        </draw:g>
        <draw:g xml:id="id487" draw:id="id487">
          <svg:title>TexMaths</svg:title>
          <svg:desc>24§display§\text {I}§svg§600§FALSE§</svg:desc>
          <draw:polygon draw:style-name="gr2" draw:text-style-name="P6" draw:layer="layout" svg:width="0.197cm" svg:height="0.493cm" svg:x="5.643cm" svg:y="9.546cm" svg:viewBox="0 0 198 494" draw:points="100,494 0,494 0,0 198,0 198,494">
            <text:p/>
          </draw:polygon>
          <draw:path draw:style-name="gr3" draw:text-style-name="P7" draw:layer="layout" svg:width="0.258cm" svg:height="0.577cm" svg:x="5.624cm" svg:y="9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486" draw:id="id486">
          <svg:title>TexMaths</svg:title>
          <svg:desc>26§display§\therefore§svg§600§FALSE§</svg:desc>
          <draw:polygon draw:style-name="gr2" draw:text-style-name="P6" draw:layer="layout" svg:width="0.49cm" svg:height="0.402cm" svg:x="4.309cm" svg:y="9.621cm" svg:viewBox="0 0 491 403" draw:points="246,403 0,403 0,0 491,0 491,403">
            <text:p/>
          </draw:polygon>
          <draw:path draw:style-name="gr3" draw:text-style-name="P7" draw:layer="layout" svg:width="0.555cm" svg:height="0.493cm" svg:x="4.29cm" svg:y="9.575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484" draw:id="id484">
          <svg:title>TexMaths</svg:title>
          <svg:desc>24§display§= \sin^{-1}\left( \frac{ t - \frac{3}{4} }{ \frac{7}{4} } \right)  \ + \ c §svg§600§FALSE§</svg:desc>
          <draw:polygon draw:style-name="gr2" draw:text-style-name="P6" draw:layer="layout" svg:width="8.163cm" svg:height="2.171cm" svg:x="6.437cm" svg:y="3.858cm" svg:viewBox="0 0 8164 2172" draw:points="4082,2172 0,2172 0,0 8164,0 8164,2172">
            <text:p/>
          </draw:polygon>
          <draw:path draw:style-name="gr3" draw:text-style-name="P7" draw:layer="layout" svg:width="0.562cm" svg:height="0.199cm" svg:x="6.443cm" svg:y="4.85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7cm" svg:height="0.389cm" svg:x="7.313cm" svg:y="4.782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5cm" svg:x="7.647cm" svg:y="4.59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879cm" svg:y="4.78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8.384cm" svg:y="4.64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912cm" svg:y="4.413cm" svg:viewBox="0 0 217 394" svg:d="M134 17c0-17-2-17-17-17-38 36-92 38-117 38v22c13 0 54 0 86-18v304c0 19 0 26-59 26h-23v22c11 0 84-2 105-2 20 0 95 2 108 2v-22h-23c-60 0-60-7-60-26z">
            <text:p/>
          </draw:path>
          <draw:path draw:style-name="gr3" draw:text-style-name="P7" draw:layer="layout" svg:width="0.416cm" svg:height="2.025cm" svg:x="9.542cm" svg:y="3.937cm" svg:viewBox="0 0 417 2026" svg:d="M417 2018c0-4-2-6-4-8-31-32-89-88-144-180-137-217-198-492-198-816 0-229 31-521 169-772 67-121 136-190 175-227 2-2 2-3 2-7 0-8-6-8-18-8-11 0-13 0-27 13-284 258-372 644-372 999 0 332 77 666 292 920 17 19 48 53 84 84 10 10 12 10 23 10 12 0 18 0 18-8z">
            <text:p/>
          </draw:path>
          <draw:path draw:style-name="gr3" draw:text-style-name="P7" draw:layer="layout" svg:width="0.26cm" svg:height="0.539cm" svg:x="10.108cm" svg:y="4.012cm" svg:viewBox="0 0 261 540" svg:d="M156 192h80c16 0 25 0 25-17 0-10-9-10-25-10h-73c29-121 35-136 35-142 0-15-12-23-25-23-2 0-27 0-35 31l-32 134h-81c-17 0-25 0-25 15 0 12 8 12 23 12h75c-62 240-63 253-63 269 0 46 32 79 76 79 89 0 137-125 137-131 0-8-8-8-12-8-6 0-8 2-11 12-37 88-83 107-112 107-17 0-25-11-25-38 0-21 0-27 4-40z">
            <text:p/>
          </draw:path>
          <draw:path draw:style-name="gr3" draw:text-style-name="P7" draw:layer="layout" svg:width="0.515cm" svg:height="0.035cm" svg:x="10.651cm" svg:y="4.313cm" svg:viewBox="0 0 516 36" svg:d="M488 36c13 0 28 0 28-19 0-17-15-17-28-17h-459c-14 0-29 0-29 17 0 19 15 19 29 19z">
            <text:p/>
          </draw:path>
          <draw:path draw:style-name="gr3" draw:text-style-name="P7" draw:layer="layout" svg:width="0.272cm" svg:height="0.404cm" svg:x="11.558cm" svg:y="3.816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olygon draw:style-name="gr3" draw:text-style-name="P7" draw:layer="layout" svg:width="0.337cm" svg:height="0.035cm" svg:x="11.525cm" svg:y="4.313cm" svg:viewBox="0 0 338 36" draw:points="169,36 0,36 0,0 338,0 338,36">
            <text:p/>
          </draw:polygon>
          <draw:path draw:style-name="gr3" draw:text-style-name="P7" draw:layer="layout" svg:width="0.291cm" svg:height="0.398cm" svg:x="11.548cm" svg:y="4.432cm" svg:viewBox="0 0 292 399" svg:d="M292 303v-23h-67v-263c0-13 0-17-14-17-6 0-7 0-15 8l-196 272v23h175v48c0 20 0 27-48 27h-16v21c29 0 68-2 89-2s59 2 90 2v-21h-17c-48 0-48-7-48-27v-48zM179 63v217h-158z">
            <text:p/>
          </draw:path>
          <draw:polygon draw:style-name="gr3" draw:text-style-name="P7" draw:layer="layout" svg:width="1.875cm" svg:height="0.035cm" svg:x="10.089cm" svg:y="4.932cm" svg:viewBox="0 0 1876 36" draw:points="939,36 0,36 0,0 1876,0 1876,36">
            <text:p/>
          </draw:polygon>
          <draw:path draw:style-name="gr3" draw:text-style-name="P7" draw:layer="layout" svg:width="0.281cm" svg:height="0.412cm" svg:x="10.899cm" svg:y="5.049cm" svg:viewBox="0 0 282 413" svg:d="M276 42c6-6 6-7 6-23h-155c-23 0-31 0-52-2-31-4-33-7-35-17h-19l-21 127h21c0-10 6-48 15-54 6-4 54-4 62-4h130c-19 25-49 62-61 79-79 102-86 196-86 230 0 8 0 35 28 35 29 0 29-27 29-35v-23c0-115 23-169 50-199z">
            <text:p/>
          </draw:path>
          <draw:polygon draw:style-name="gr3" draw:text-style-name="P7" draw:layer="layout" svg:width="0.337cm" svg:height="0.035cm" svg:x="10.859cm" svg:y="5.552cm" svg:viewBox="0 0 338 36" draw:points="169,36 0,36 0,0 338,0 338,36">
            <text:p/>
          </draw:polygon>
          <draw:path draw:style-name="gr3" draw:text-style-name="P7" draw:layer="layout" svg:width="0.291cm" svg:height="0.398cm" svg:x="10.882cm" svg:y="5.673cm" svg:viewBox="0 0 292 399" svg:d="M292 303v-23h-67v-263c0-13 0-17-12-17-8 0-9 0-17 8l-196 272v23h175v48c0 20 0 27-48 27h-16v21c29 0 68-2 89-2 23 0 59 2 90 2v-21h-17c-48 0-48-7-48-27v-48zM179 63v217h-158z">
            <text:p/>
          </draw:path>
          <draw:path draw:style-name="gr3" draw:text-style-name="P7" draw:layer="layout" svg:width="0.416cm" svg:height="2.025cm" svg:x="12.093cm" svg:y="3.937cm" svg:viewBox="0 0 417 2026" svg:d="M417 1014c0-332-77-666-292-920-17-19-48-54-83-84-11-10-13-10-25-10-9 0-17 0-17 8 0 4 4 7 6 9 29 31 86 87 142 179 136 217 198 491 198 816 0 228-29 520-169 772-68 121-139 190-173 226-2 2-4 4-4 8 0 8 8 8 17 8 12 0 14 0 27-14 284-257 373-643 373-998z">
            <text:p/>
          </draw:path>
          <draw:path draw:style-name="gr3" draw:text-style-name="P7" draw:layer="layout" svg:width="0.562cm" svg:height="0.563cm" svg:x="13.201cm" svg:y="4.668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7" draw:layer="layout" svg:width="0.329cm" svg:height="0.383cm" svg:x="14.313cm" svg:y="4.788cm" svg:viewBox="0 0 330 384" svg:d="M301 52c-13 0-25 0-38 13-13 12-15 27-15 33 0 19 15 29 32 29 25 0 48-19 48-54 0-42-40-73-101-73-114 0-227 121-227 240 0 77 50 144 138 144 121 0 192-90 192-100 0-6-6-11-9-11-6 0-8 2-12 9-67 83-159 83-171 83-52 0-75-41-75-92 0-35 18-117 46-169 25-48 73-85 119-85 29 0 62 10 73 33z">
            <text:p/>
          </draw:path>
        </draw:g>
        <draw:g xml:id="id485" draw:id="id485">
          <svg:title>TexMaths</svg:title>
          <svg:desc>24§display§= \sin^{-1}\left( \frac{ 4t - 3 }{ 7 } \right)  \ + \ c §svg§600§FALSE§</svg:desc>
          <draw:polygon draw:style-name="gr2" draw:text-style-name="P6" draw:layer="layout" svg:width="8.467cm" svg:height="1.941cm" svg:x="6.438cm" svg:y="6.359cm" svg:viewBox="0 0 8468 1942" draw:points="4233,1942 0,1942 0,0 8468,0 8468,1942">
            <text:p/>
          </draw:polygon>
          <draw:path draw:style-name="gr3" draw:text-style-name="P7" draw:layer="layout" svg:width="0.561cm" svg:height="0.199cm" svg:x="6.444cm" svg:y="7.231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277cm" svg:height="0.389cm" svg:x="7.313cm" svg:y="7.162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647cm" svg:y="6.9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88cm" svg:y="7.1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8.385cm" svg:y="7.02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912cm" svg:y="6.793cm" svg:viewBox="0 0 217 394" svg:d="M134 17c0-17-2-17-17-17-38 36-92 38-117 38v22c13 0 54 0 86-18v304c0 19 0 27-59 27h-23v21c11 0 84-2 105-2 20 0 94 2 108 2v-21h-23c-60 0-60-8-60-27z">
            <text:p/>
          </draw:path>
          <draw:path draw:style-name="gr3" draw:text-style-name="P7" draw:layer="layout" svg:width="0.416cm" svg:height="2.025cm" svg:x="9.542cm" svg:y="6.3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75cm" svg:height="0.571cm" svg:x="10.112cm" svg:y="6.39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26cm" svg:height="0.539cm" svg:x="10.531cm" svg:y="6.442cm" svg:viewBox="0 0 261 540" svg:d="M155 192h81c15 0 25 0 25-17 0-10-10-10-25-10h-73c29-121 35-136 35-142 0-15-12-23-25-23-2 0-27 0-35 31l-32 134h-81c-17 0-25 0-25 16 0 11 8 11 23 11h75c-60 240-63 254-63 269 0 46 32 79 76 79 89 0 137-125 137-131 0-8-8-8-12-8-6 0-8 2-11 12-37 88-83 107-112 107-17 0-25-11-25-38 0-21 0-27 4-40z">
            <text:p/>
          </draw:path>
          <draw:path draw:style-name="gr3" draw:text-style-name="P7" draw:layer="layout" svg:width="0.515cm" svg:height="0.035cm" svg:x="11.074cm" svg:y="6.741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1.882cm" svg:y="6.407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7" draw:layer="layout" svg:width="2.18cm" svg:height="0.035cm" svg:x="10.089cm" svg:y="7.312cm" svg:viewBox="0 0 2181 36" draw:points="1090,36 0,36 0,0 2181,0 2181,36">
            <text:p/>
          </draw:polygon>
          <draw:path draw:style-name="gr3" draw:text-style-name="P7" draw:layer="layout" svg:width="0.362cm" svg:height="0.59cm" svg:x="11.015cm" svg:y="7.548cm" svg:viewBox="0 0 363 591" svg:d="M355 58c8-12 8-14 8-31h-206c-103 0-105-12-107-27h-21l-29 175h21c2-14 10-67 21-77 6-6 73-6 83-6h176c-9 14-76 106-96 135-74 113-103 230-103 316 0 10 0 48 38 48 40 0 40-38 40-48v-42c0-46 2-94 8-138 4-19 15-92 54-146z">
            <text:p/>
          </draw:path>
          <draw:path draw:style-name="gr3" draw:text-style-name="P7" draw:layer="layout" svg:width="0.416cm" svg:height="2.025cm" svg:x="12.399cm" svg:y="6.317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7" draw:layer="layout" svg:width="0.561cm" svg:height="0.564cm" svg:x="13.506cm" svg:y="7.049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4.618cm" svg:y="7.1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488" draw:id="id488">
          <svg:title>TexMaths</svg:title>
          <svg:desc>24§display§= \sin^{-1}\left( \frac{ 4 \log x - 3 }{ 7 } \right)  \ + \ c §svg§600§FALSE§</svg:desc>
          <draw:polygon draw:style-name="gr2" draw:text-style-name="P6" draw:layer="layout" svg:width="10.015cm" svg:height="1.941cm" svg:x="6.439cm" svg:y="8.759cm" svg:viewBox="0 0 10016 1942" draw:points="5009,1942 0,1942 0,0 10016,0 10016,1942">
            <text:p/>
          </draw:polygon>
          <draw:path draw:style-name="gr3" draw:text-style-name="P7" draw:layer="layout" svg:width="0.562cm" svg:height="0.199cm" svg:x="6.445cm" svg:y="9.63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7" draw:layer="layout" svg:width="0.277cm" svg:height="0.389cm" svg:x="7.314cm" svg:y="9.562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7" draw:layer="layout" svg:width="0.181cm" svg:height="0.566cm" svg:x="7.648cm" svg:y="9.37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425cm" svg:height="0.373cm" svg:x="7.881cm" svg:y="9.56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7" draw:layer="layout" svg:width="0.4cm" svg:height="0.03cm" svg:x="8.386cm" svg:y="9.424cm" svg:viewBox="0 0 401 31" svg:d="M378 31c8 0 23 0 23-16 0-15-13-15-23-15h-355c-10 0-23 0-23 15 0 16 13 16 23 16z">
            <text:p/>
          </draw:path>
          <draw:path draw:style-name="gr3" draw:text-style-name="P7" draw:layer="layout" svg:width="0.216cm" svg:height="0.393cm" svg:x="8.914cm" svg:y="9.193cm" svg:viewBox="0 0 217 394" svg:d="M134 17c0-17-2-17-17-17-38 36-92 38-117 38v22c13 0 54 0 86-18v304c0 19 0 27-59 27h-23v21c11 0 84-2 105-2 20 0 95 2 108 2v-21h-23c-60 0-60-8-60-27z">
            <text:p/>
          </draw:path>
          <draw:path draw:style-name="gr3" draw:text-style-name="P7" draw:layer="layout" svg:width="0.416cm" svg:height="2.025cm" svg:x="9.543cm" svg:y="8.717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7" draw:layer="layout" svg:width="0.375cm" svg:height="0.571cm" svg:x="10.114cm" svg:y="8.798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7" draw:layer="layout" svg:width="0.189cm" svg:height="0.587cm" svg:x="10.68cm" svg:y="8.784cm" svg:viewBox="0 0 190 588" svg:d="M123 0l-123 10v26c60 0 67 6 67 47v439c0 39-9 39-67 39v27c29-2 73-2 94-2s63 0 96 2v-27c-58 0-67 0-67-39z">
            <text:p/>
          </draw:path>
          <draw:path draw:style-name="gr3" draw:text-style-name="P7" draw:layer="layout" svg:width="0.375cm" svg:height="0.389cm" svg:x="10.91cm" svg:y="8.99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7" draw:layer="layout" svg:width="0.387cm" svg:height="0.558cm" svg:x="11.333cm" svg:y="8.988cm" svg:viewBox="0 0 388 559" svg:d="M165 238c-75 0-75-84-75-104 0-23 2-50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7" draw:layer="layout" svg:width="0.421cm" svg:height="0.383cm" svg:x="11.907cm" svg:y="8.99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  <draw:path draw:style-name="gr3" draw:text-style-name="P7" draw:layer="layout" svg:width="0.515cm" svg:height="0.035cm" svg:x="12.623cm" svg:y="9.141cm" svg:viewBox="0 0 516 36" svg:d="M488 36c13 0 28 0 28-19 0-17-15-17-28-17h-459c-14 0-29 0-29 17 0 19 15 19 29 19z">
            <text:p/>
          </draw:path>
          <draw:path draw:style-name="gr3" draw:text-style-name="P7" draw:layer="layout" svg:width="0.35cm" svg:height="0.581cm" svg:x="13.431cm" svg:y="8.807cm" svg:viewBox="0 0 351 582" svg:d="M211 265c69-21 117-81 117-148 0-69-73-117-155-117-87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7" draw:layer="layout" svg:width="3.727cm" svg:height="0.035cm" svg:x="10.091cm" svg:y="9.712cm" svg:viewBox="0 0 3728 36" draw:points="1864,36 0,36 0,0 3728,0 3728,36">
            <text:p/>
          </draw:polygon>
          <draw:path draw:style-name="gr3" draw:text-style-name="P7" draw:layer="layout" svg:width="0.362cm" svg:height="0.59cm" svg:x="11.791cm" svg:y="9.948cm" svg:viewBox="0 0 363 591" svg:d="M357 58c6-12 6-14 6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" draw:text-style-name="P7" draw:layer="layout" svg:width="0.416cm" svg:height="2.025cm" svg:x="13.947cm" svg:y="8.717cm" svg:viewBox="0 0 417 2026" svg:d="M417 1014c0-332-77-666-292-920-16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7" draw:layer="layout" svg:width="0.562cm" svg:height="0.564cm" svg:x="15.055cm" svg:y="9.449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7" draw:layer="layout" svg:width="0.329cm" svg:height="0.383cm" svg:x="16.167cm" svg:y="9.56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2" smil:attributeName="visibility" smil:to="visible"/>
                  <anim:animate smil:dur="0.5s" smil:fill="hold" smil:targetElement="id482" smil:attributeName="x" smil:values="x;x" smil:keyTimes="0;1"/>
                  <anim:animate smil:dur="0.5s" smil:fill="hold" smil:targetElement="id48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3" smil:attributeName="visibility" smil:to="visible"/>
                  <anim:animate smil:dur="0.5s" smil:fill="hold" smil:targetElement="id483" smil:attributeName="x" smil:values="x;x" smil:keyTimes="0;1"/>
                  <anim:animate smil:dur="0.5s" smil:fill="hold" smil:targetElement="id4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4" smil:attributeName="visibility" smil:to="visible"/>
                  <anim:animate smil:dur="0.5s" smil:fill="hold" smil:targetElement="id484" smil:attributeName="x" smil:values="x;x" smil:keyTimes="0;1"/>
                  <anim:animate smil:dur="0.5s" smil:fill="hold" smil:targetElement="id4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5" smil:attributeName="visibility" smil:to="visible"/>
                  <anim:animate smil:dur="0.5s" smil:fill="hold" smil:targetElement="id485" smil:attributeName="x" smil:values="x;x" smil:keyTimes="0;1"/>
                  <anim:animate smil:dur="0.5s" smil:fill="hold" smil:targetElement="id4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6" smil:attributeName="visibility" smil:to="visible"/>
                  <anim:animate smil:dur="0.5s" smil:fill="hold" smil:targetElement="id486" smil:attributeName="x" smil:values="x;x" smil:keyTimes="0;1"/>
                  <anim:animate smil:dur="0.5s" smil:fill="hold" smil:targetElement="id48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7" smil:attributeName="visibility" smil:to="visible"/>
                  <anim:animate smil:dur="0.5s" smil:fill="hold" smil:targetElement="id487" smil:attributeName="x" smil:values="x;x" smil:keyTimes="0;1"/>
                  <anim:animate smil:dur="0.5s" smil:fill="hold" smil:targetElement="id4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8" smil:attributeName="visibility" smil:to="visible"/>
                  <anim:animate smil:dur="0.5s" smil:fill="hold" smil:targetElement="id488" smil:attributeName="x" smil:values="x;x" smil:keyTimes="0;1"/>
                  <anim:animate smil:dur="0.5s" smil:fill="hold" smil:targetElement="id4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89" anim:sub-item="text" smil:attributeName="visibility" smil:to="visible"/>
                  <anim:animate smil:dur="1s" smil:fill="hold" smil:targetElement="id489" anim:sub-item="text" smil:attributeName="width" smil:values="0;width" smil:keyTimes="0;1"/>
                  <anim:animate smil:dur="1s" smil:fill="hold" smil:targetElement="id489" anim:sub-item="text" smil:attributeName="height" smil:values="0;height" smil:keyTimes="0;1"/>
                  <anim:animate smil:dur="1s" smil:fill="hold" smil:targetElement="id489" anim:sub-item="text" smil:attributeName="x" smil:values="0;1" smil:keyTimes="0;1" anim:formula="x+(cos(-2*pi*(1-$))*-x-sin(-2*pi*(1-$))*(1-y))*(1-$)"/>
                  <anim:animate smil:dur="1s" smil:fill="hold" smil:targetElement="id489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2T19">
        <office:forms form:automatic-focus="false" form:apply-design-mode="false"/>
        <draw:frame presentation:style-name="pr12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490" text:id="id490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90" anim:sub-item="text" smil:attributeName="visibility" smil:to="visible"/>
                  <anim:transitionFilter smil:dur="2s" smil:targetElement="id490" anim:sub-item="text" smil:type="fade" smil:subtype="crossfade"/>
                  <anim:animate smil:dur="2s" smil:fill="hold" smil:targetElement="id490" anim:sub-item="text" smil:attributeName="rotate" smil:values="720;0" smil:keyTimes="0;1"/>
                  <anim:animate smil:dur="2s" smil:fill="hold" smil:targetElement="id490" anim:sub-item="text" smil:attributeName="height" smil:values="0;height" smil:keyTimes="0;1"/>
                  <anim:animate smil:dur="2s" smil:fill="hold" smil:targetElement="id490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6" draw:master-page-name="Default" presentation:presentation-page-layout-name="AL2T19">
        <office:forms form:automatic-focus="false" form:apply-design-mode="false"/>
        <draw:frame presentation:style-name="pr13" draw:text-style-name="P13" draw:layer="layout" svg:width="25.201cm" svg:height="9.999cm" draw:transform="rotate (0.00314159265358979) translate (1.383cm 1.839cm)" presentation:class="title" presentation:user-transformed="true">
          <draw:text-box>
            <text:p xml:id="id491" text:id="id491"><text:span text:style-name="T20">This is a presentation in</text:span><text:span text:style-name="T20"><text:line-break/></text:span><text:span text:style-name="T21">LI</text:span><text:span text:style-name="T21"><text:tab/></text:span><text:span text:style-name="T21">BRE OFFICE – IMPRESS</text:span><text:span text:style-name="T20"><text:line-break/></text:span><text:span text:style-name="T20">By</text:span><text:span text:style-name="T20"><text:line-break/></text:span><text:span text:style-name="T22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491" anim:sub-item="text" smil:attributeName="visibility" smil:to="visible"/>
                  <anim:transitionFilter smil:dur="0.8s" smil:decelerate="1" smil:targetElement="id491" anim:sub-item="text" smil:type="fade" smil:subtype="crossfade"/>
                  <anim:animate smil:dur="0.8s" smil:fill="hold" smil:decelerate="1" smil:targetElement="id491" anim:sub-item="text" smil:attributeName="rotate" smil:values="-90;0" smil:keyTimes="0;1"/>
                  <anim:animate smil:dur="0.8s" smil:fill="hold" smil:decelerate="1" smil:targetElement="id491" anim:sub-item="text" smil:attributeName="x" smil:values="x+0.4;x-0.05" smil:keyTimes="0;1"/>
                  <anim:animate smil:dur="0.8s" smil:fill="hold" smil:decelerate="1" smil:targetElement="id491" anim:sub-item="text" smil:attributeName="y" smil:values="y-0.4;y+0.1" smil:keyTimes="0;1"/>
                  <anim:animate smil:begin="0.8s" smil:dur="0.2s" smil:fill="hold" smil:accelerate="1" smil:targetElement="id491" anim:sub-item="text" smil:attributeName="x" smil:values="x-0.05;x" smil:keyTimes="0;1"/>
                  <anim:animate smil:begin="0.8s" smil:dur="0.2s" smil:fill="hold" smil:accelerate="1" smil:targetElement="id491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1-01-14T16:23:49.996155700</dc:date>
    <meta:editing-duration>P3DT19H22M52S</meta:editing-duration>
    <meta:editing-cycles>1592</meta:editing-cycles>
    <meta:generator>LibreOffice/6.0.7.3$Linux_X86_64 LibreOffice_project/00m0$Build-3</meta:generator>
    <meta:document-statistic meta:object-count="7201"/>
  </office:meta>
</office:document-meta>
</file>